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1.1228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4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9.3311in" svg:y="1.3433in">
            <draw:object draw:notify-on-update-of-ranges="Sheet1.A2:Sheet1.A253 Sheet1.C1:Sheet1.C1 Sheet1.C2:Sheet1.C253 Sheet1.F1:Sheet1.F1 Sheet1.F2:Sheet1.F253 Sheet1.I1:Sheet1.I1 Sheet1.I2:Sheet1.I253 Sheet1.L1:Sheet1.L1 Sheet1.L2:Sheet1.L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ce4"/>
        <table:table-column table:style-name="co4" table:default-cell-style-name="Default"/>
        <table:table-column table:style-name="co2" table:default-cell-style-name="Default"/>
        <table:table-column table:style-name="co4" table:default-cell-style-name="ce4"/>
        <table:table-column table:style-name="co4" table:default-cell-style-name="Default"/>
        <table:table-column table:style-name="co2" table:default-cell-style-name="Default"/>
        <table:table-column table:style-name="co6" table:default-cell-style-name="ce4"/>
        <table:table-column table:style-name="co5" table:number-columns-repeated="2" table:default-cell-style-name="Default"/>
        <table:table-column table:style-name="co7" table:default-cell-style-name="ce4"/>
        <table:table-column table:style-name="co8" table:default-cell-style-name="ce4"/>
        <table:table-column table:style-name="co2" table:default-cell-style-name="Default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9" table:number-columns-repeated="2" table:default-cell-style-name="Default"/>
        <table:table-column table:style-name="co4" table:default-cell-style-name="ce6"/>
        <table:table-column table:style-name="co10" table:default-cell-style-name="Default"/>
        <table:table-column table:style-name="co9" table:number-columns-repeated="986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O</text:p>
          </table:table-cell>
          <table:table-cell table:style-name="ce3" office:value-type="string">
            <text:p>SO cumu ret</text:p>
          </table:table-cell>
          <table:table-cell table:style-name="ce1" office:value-type="string">
            <text:p>SO Invest</text:p>
          </table:table-cell>
          <table:table-cell table:style-name="ce1" office:value-type="string">
            <text:p>COG</text:p>
          </table:table-cell>
          <table:table-cell table:style-name="ce3" office:value-type="string">
            <text:p>COG cumu ret</text:p>
          </table:table-cell>
          <table:table-cell table:style-name="ce1" office:value-type="string">
            <text:p>COG Invest</text:p>
          </table:table-cell>
          <table:table-cell table:style-name="ce1" office:value-type="string">
            <text:p>BIIB</text:p>
          </table:table-cell>
          <table:table-cell table:style-name="ce3" office:value-type="string">
            <text:p>BIIB cumu ret</text:p>
          </table:table-cell>
          <table:table-cell table:style-name="ce1" office:value-type="string">
            <text:p>BIIB Invest</text:p>
          </table:table-cell>
          <table:table-cell table:style-name="ce1" office:value-type="string">
            <text:p>GLD</text:p>
          </table:table-cell>
          <table:table-cell table:style-name="ce3" office:value-type="string">
            <text:p>GLD cumu ret</text:p>
          </table:table-cell>
          <table:table-cell table:style-name="ce1" office:value-type="string">
            <text:p>GLD Invest</text:p>
          </table:table-cell>
          <table:table-cell table:style-name="ce1" office:value-type="string">
            <text:p>Fund Invest</text:p>
          </table:table-cell>
          <table:table-cell table:style-name="ce3" office:value-type="string">
            <text:p>Fund cumu ret</text:p>
          </table:table-cell>
          <table:table-cell table:style-name="ce3" office:value-type="string">
            <text:p>Fund Daily Ret</text:p>
          </table:table-cell>
          <table:table-cell table:style-name="ce1" office:value-type="string">
            <text:p>SPY</text:p>
          </table:table-cell>
          <table:table-cell table:style-name="ce3" office:value-type="string">
            <text:p>SPY cumu ret</text:p>
          </table:table-cell>
          <table:table-cell table:style-name="ce3" office:value-type="string">
            <text:p>SPY Daily Ret</text:p>
          </table:table-cell>
          <table:table-cell table:style-name="ce3"/>
          <table:table-cell table:style-name="ce1" office:value-type="string">
            <text:p>Equities</text:p>
          </table:table-cell>
          <table:table-cell table:style-name="ce1" office:value-type="string">
            <text:p>Allocations</text:p>
          </table:table-cell>
          <table:table-cell table:style-name="ce5"/>
          <table:table-cell table:style-name="ce1" office:value-type="string">
            <text:p>Performance</text:p>
          </table:table-cell>
          <table:table-cell table:style-name="ce1" office:value-type="string">
            <text:p>Fund</text:p>
          </table:table-cell>
          <table:table-cell table:style-name="ce1" office:value-type="string">
            <text:p>Benchmark</text:p>
          </table:table-cell>
          <table:table-cell table:style-name="ce1" table:number-columns-repeated="984"/>
        </table:table-row>
        <table:table-row table:style-name="ro2">
          <table:table-cell table:style-name="ce2" office:value-type="string">
            <text:p>2011-01-03</text:p>
          </table:table-cell>
          <table:table-cell office:value-type="float" office:value="35.51">
            <text:p>35.51</text:p>
          </table:table-cell>
          <table:table-cell table:formula="of:=[.B2]/[.B$2]" office:value-type="percentage" office:value="1">
            <text:p>100.00%</text:p>
          </table:table-cell>
          <table:table-cell table:formula="of:=[.$V3]*[.$W$2]" office:value-type="currency" office:currency="USD" office:value="679245.283018868">
            <text:p>$679,245.28</text:p>
          </table:table-cell>
          <table:table-cell office:value-type="float" office:value="19.16">
            <text:p>19.16</text:p>
          </table:table-cell>
          <table:table-cell table:formula="of:=[.E2]/[.E$2]" office:value-type="percentage" office:value="1">
            <text:p>100.00%</text:p>
          </table:table-cell>
          <table:table-cell table:formula="of:=[.$V4]*[.$W$2]" office:value-type="currency" office:currency="USD" office:value="18867.9245283019">
            <text:p>$18,867.92</text:p>
          </table:table-cell>
          <table:table-cell office:value-type="float" office:value="67.2">
            <text:p>67.2</text:p>
          </table:table-cell>
          <table:table-cell table:formula="of:=[.H2]/[.H$2]" office:value-type="percentage" office:value="1">
            <text:p>100.00%</text:p>
          </table:table-cell>
          <table:table-cell table:formula="of:=[.$V5]*[.$W$2]" office:value-type="currency" office:currency="USD" office:value="132075.471698113">
            <text:p>$132,075.47</text:p>
          </table:table-cell>
          <table:table-cell office:value-type="float" office:value="138">
            <text:p>138</text:p>
          </table:table-cell>
          <table:table-cell table:formula="of:=[.K2]/[.K$2]" office:value-type="percentage" office:value="1">
            <text:p>100.00%</text:p>
          </table:table-cell>
          <table:table-cell table:formula="of:=[.$V6]*[.$W$2]" office:value-type="currency" office:currency="USD" office:value="169811.320754717">
            <text:p>$169,811.32</text:p>
          </table:table-cell>
          <table:table-cell table:formula="of:=[.D2]+[.G2]+[.J2]+[.M2]" office:value-type="currency" office:currency="USD" office:value="1000000">
            <text:p>$1,000,000.00</text:p>
          </table:table-cell>
          <table:table-cell table:formula="of:=[.N2]/[.N$2]" office:value-type="percentage" office:value="1">
            <text:p>100.00%</text:p>
          </table:table-cell>
          <table:table-cell office:value-type="percentage" office:value="0">
            <text:p>0.00%</text:p>
          </table:table-cell>
          <table:table-cell office:value-type="float" office:value="122.6">
            <text:p>122.6</text:p>
          </table:table-cell>
          <table:table-cell table:formula="of:=[.Q2]/[.Q$2]" office:value-type="percentage" office:value="1">
            <text:p>100.00%</text:p>
          </table:table-cell>
          <table:table-cell office:value-type="percentage" office:value="0">
            <text:p>0.00%</text:p>
          </table:table-cell>
          <table:table-cell/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table:formula="of:=[.V2]*1000000" office:value-type="currency" office:currency="USD" office:value="1000000">
            <text:p>$1,000,000.00</text:p>
          </table:table-cell>
          <table:table-cell office:value-type="string">
            <text:p>Annual Return</text:p>
          </table:table-cell>
          <table:table-cell table:style-name="ce4" table:formula="of:=([.N253]/[.N2])-1" office:value-type="percentage" office:value="0.298535328063339">
            <text:p>29.85%</text:p>
          </table:table-cell>
          <table:table-cell table:style-name="ce4" table:formula="of:=([.Q253]/[.Q2])-1" office:value-type="percentage" office:value="0.00856443719412736">
            <text:p>0.86%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2011-01-04</text:p>
          </table:table-cell>
          <table:table-cell office:value-type="float" office:value="35.59">
            <text:p>35.59</text:p>
          </table:table-cell>
          <table:table-cell table:formula="of:=[.B3]/[.B$2]" office:value-type="percentage" office:value="1.00225288651084">
            <text:p>100.23%</text:p>
          </table:table-cell>
          <table:table-cell table:formula="of:=[.D$2]*[.C3]" office:value-type="currency" office:currency="USD" office:value="680775.545554534">
            <text:p>$680,775.55</text:p>
          </table:table-cell>
          <table:table-cell office:value-type="float" office:value="18.69">
            <text:p>18.69</text:p>
          </table:table-cell>
          <table:table-cell table:formula="of:=[.E3]/[.E$2]" office:value-type="percentage" office:value="0.975469728601253">
            <text:p>97.55%</text:p>
          </table:table-cell>
          <table:table-cell table:formula="of:=[.G$2]*[.F3]" office:value-type="currency" office:currency="USD" office:value="18405.0892188916">
            <text:p>$18,405.09</text:p>
          </table:table-cell>
          <table:table-cell office:value-type="float" office:value="66.4">
            <text:p>66.4</text:p>
          </table:table-cell>
          <table:table-cell table:formula="of:=[.H3]/[.H$2]" office:value-type="percentage" office:value="0.988095238095238">
            <text:p>98.81%</text:p>
          </table:table-cell>
          <table:table-cell table:formula="of:=[.J$2]*[.I3]" office:value-type="currency" office:currency="USD" office:value="130503.144654088">
            <text:p>$130,503.14</text:p>
          </table:table-cell>
          <table:table-cell office:value-type="float" office:value="134.75">
            <text:p>134.75</text:p>
          </table:table-cell>
          <table:table-cell table:formula="of:=[.K3]/[.K$2]" office:value-type="percentage" office:value="0.976449275362319">
            <text:p>97.64%</text:p>
          </table:table-cell>
          <table:table-cell table:formula="of:=[.M$2]*[.L3]" office:value-type="currency" office:currency="USD" office:value="165812.141099262">
            <text:p>$165,812.14</text:p>
          </table:table-cell>
          <table:table-cell table:formula="of:=[.D3]+[.G3]+[.J3]+[.M3]" office:value-type="currency" office:currency="USD" office:value="995495.920526776">
            <text:p>$995,495.92</text:p>
          </table:table-cell>
          <table:table-cell table:formula="of:=[.N3]/[.N$2]" office:value-type="percentage" office:value="0.995495920526776">
            <text:p>99.55%</text:p>
          </table:table-cell>
          <table:table-cell table:formula="of:=([.N3]/[.N2])-1" office:value-type="percentage" office:value="-0.00450407947322429">
            <text:p>-0.45%</text:p>
          </table:table-cell>
          <table:table-cell office:value-type="float" office:value="122.54">
            <text:p>122.54</text:p>
          </table:table-cell>
          <table:table-cell table:formula="of:=[.Q3]/[.Q$2]" office:value-type="percentage" office:value="0.999510603588907">
            <text:p>99.95%</text:p>
          </table:table-cell>
          <table:table-cell table:formula="of:=([.Q3]/[.Q2])-1" office:value-type="percentage" office:value="-0.000489396411092913">
            <text:p>-0.05%</text:p>
          </table:table-cell>
          <table:table-cell/>
          <table:table-cell office:value-type="string">
            <text:p>SO</text:p>
          </table:table-cell>
          <table:table-cell table:formula="of:=72/106" office:value-type="float" office:value="0.679245283018868">
            <text:p>0.679245283</text:p>
          </table:table-cell>
          <table:table-cell/>
          <table:table-cell office:value-type="string">
            <text:p>Average Daily Ret</text:p>
          </table:table-cell>
          <table:table-cell table:style-name="ce7" table:formula="of:=AVERAGE([.P3:.P254])" office:value-type="float" office:value="0.00107147643700533">
            <text:p>0.001071476</text:p>
          </table:table-cell>
          <table:table-cell table:style-name="ce7" table:formula="of:=AVERAGE([.S2:.S253])" office:value-type="float" office:value="0.000138796857550452">
            <text:p>0.000138797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2011-01-05</text:p>
          </table:table-cell>
          <table:table-cell office:value-type="float" office:value="35.22">
            <text:p>35.22</text:p>
          </table:table-cell>
          <table:table-cell table:formula="of:=[.B4]/[.B$2]" office:value-type="percentage" office:value="0.991833286398198">
            <text:p>99.18%</text:p>
          </table:table-cell>
          <table:table-cell table:formula="of:=[.D$2]*[.C4]" office:value-type="currency" office:currency="USD" office:value="673698.081327078">
            <text:p>$673,698.08</text:p>
          </table:table-cell>
          <table:table-cell office:value-type="float" office:value="18.68">
            <text:p>18.68</text:p>
          </table:table-cell>
          <table:table-cell table:formula="of:=[.E4]/[.E$2]" office:value-type="percentage" office:value="0.974947807933194">
            <text:p>97.49%</text:p>
          </table:table-cell>
          <table:table-cell table:formula="of:=[.G$2]*[.F4]" office:value-type="currency" office:currency="USD" office:value="18395.2416591169">
            <text:p>$18,395.24</text:p>
          </table:table-cell>
          <table:table-cell office:value-type="float" office:value="66.68">
            <text:p>66.68</text:p>
          </table:table-cell>
          <table:table-cell table:formula="of:=[.H4]/[.H$2]" office:value-type="percentage" office:value="0.992261904761905">
            <text:p>99.23%</text:p>
          </table:table-cell>
          <table:table-cell table:formula="of:=[.J$2]*[.I4]" office:value-type="currency" office:currency="USD" office:value="131053.459119497">
            <text:p>$131,053.46</text:p>
          </table:table-cell>
          <table:table-cell office:value-type="float" office:value="134.37">
            <text:p>134.37</text:p>
          </table:table-cell>
          <table:table-cell table:formula="of:=[.K4]/[.K$2]" office:value-type="percentage" office:value="0.973695652173913">
            <text:p>97.37%</text:p>
          </table:table-cell>
          <table:table-cell table:formula="of:=[.M$2]*[.L4]" office:value-type="currency" office:currency="USD" office:value="165344.544708778">
            <text:p>$165,344.54</text:p>
          </table:table-cell>
          <table:table-cell table:formula="of:=[.D4]+[.G4]+[.J4]+[.M4]" office:value-type="currency" office:currency="USD" office:value="988491.326814469">
            <text:p>$988,491.33</text:p>
          </table:table-cell>
          <table:table-cell table:formula="of:=[.N4]/[.N$2]" office:value-type="percentage" office:value="0.988491326814469">
            <text:p>98.85%</text:p>
          </table:table-cell>
          <table:table-cell table:formula="of:=([.N4]/[.N3])-1" office:value-type="percentage" office:value="-0.00703628570230619">
            <text:p>-0.70%</text:p>
          </table:table-cell>
          <table:table-cell office:value-type="float" office:value="123.17">
            <text:p>123.17</text:p>
          </table:table-cell>
          <table:table-cell table:formula="of:=[.Q4]/[.Q$2]" office:value-type="percentage" office:value="1.00464926590538">
            <text:p>100.46%</text:p>
          </table:table-cell>
          <table:table-cell table:formula="of:=([.Q4]/[.Q3])-1" office:value-type="percentage" office:value="0.00514117839072958">
            <text:p>0.51%</text:p>
          </table:table-cell>
          <table:table-cell/>
          <table:table-cell office:value-type="string">
            <text:p>COG</text:p>
          </table:table-cell>
          <table:table-cell table:formula="of:=2/106" office:value-type="float" office:value="0.0188679245283019">
            <text:p>0.0188679245</text:p>
          </table:table-cell>
          <table:table-cell/>
          <table:table-cell office:value-type="string">
            <text:p>STDEV Daily Ret</text:p>
          </table:table-cell>
          <table:table-cell table:style-name="ce7" table:formula="of:=STDEV([.P4:.P255])" office:value-type="float" office:value="0.00779307395916401">
            <text:p>0.007793074</text:p>
          </table:table-cell>
          <table:table-cell table:style-name="ce7" table:formula="of:=STDEV([.S3:.S254])" office:value-type="float" office:value="0.0145131229077684">
            <text:p>0.014513123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2011-01-06</text:p>
          </table:table-cell>
          <table:table-cell office:value-type="float" office:value="35.02">
            <text:p>35.02</text:p>
          </table:table-cell>
          <table:table-cell table:formula="of:=[.B5]/[.B$2]" office:value-type="percentage" office:value="0.986201070121093">
            <text:p>98.62%</text:p>
          </table:table-cell>
          <table:table-cell table:formula="of:=[.D$2]*[.C5]" office:value-type="currency" office:currency="USD" office:value="669872.424987912">
            <text:p>$669,872.42</text:p>
          </table:table-cell>
          <table:table-cell office:value-type="float" office:value="18.65">
            <text:p>18.65</text:p>
          </table:table-cell>
          <table:table-cell table:formula="of:=[.E5]/[.E$2]" office:value-type="percentage" office:value="0.973382045929019">
            <text:p>97.34%</text:p>
          </table:table-cell>
          <table:table-cell table:formula="of:=[.G$2]*[.F5]" office:value-type="currency" office:currency="USD" office:value="18365.6989797928">
            <text:p>$18,365.70</text:p>
          </table:table-cell>
          <table:table-cell office:value-type="float" office:value="67.26">
            <text:p>67.26</text:p>
          </table:table-cell>
          <table:table-cell table:formula="of:=[.H5]/[.H$2]" office:value-type="percentage" office:value="1.00089285714286">
            <text:p>100.09%</text:p>
          </table:table-cell>
          <table:table-cell table:formula="of:=[.J$2]*[.I5]" office:value-type="currency" office:currency="USD" office:value="132193.396226415">
            <text:p>$132,193.40</text:p>
          </table:table-cell>
          <table:table-cell office:value-type="float" office:value="133.83">
            <text:p>133.83</text:p>
          </table:table-cell>
          <table:table-cell table:formula="of:=[.K5]/[.K$2]" office:value-type="percentage" office:value="0.969782608695652">
            <text:p>96.98%</text:p>
          </table:table-cell>
          <table:table-cell table:formula="of:=[.M$2]*[.L5]" office:value-type="currency" office:currency="USD" office:value="164680.065627564">
            <text:p>$164,680.07</text:p>
          </table:table-cell>
          <table:table-cell table:formula="of:=[.D5]+[.G5]+[.J5]+[.M5]" office:value-type="currency" office:currency="USD" office:value="985111.585821683">
            <text:p>$985,111.59</text:p>
          </table:table-cell>
          <table:table-cell table:formula="of:=[.N5]/[.N$2]" office:value-type="percentage" office:value="0.985111585821684">
            <text:p>98.51%</text:p>
          </table:table-cell>
          <table:table-cell table:formula="of:=([.N5]/[.N4])-1" office:value-type="percentage" office:value="-0.00341909018430853">
            <text:p>-0.34%</text:p>
          </table:table-cell>
          <table:table-cell office:value-type="float" office:value="122.93">
            <text:p>122.93</text:p>
          </table:table-cell>
          <table:table-cell table:formula="of:=[.Q5]/[.Q$2]" office:value-type="percentage" office:value="1.00269168026101">
            <text:p>100.27%</text:p>
          </table:table-cell>
          <table:table-cell table:formula="of:=([.Q5]/[.Q4])-1" office:value-type="percentage" office:value="-0.00194852642688959">
            <text:p>-0.19%</text:p>
          </table:table-cell>
          <table:table-cell/>
          <table:table-cell office:value-type="string">
            <text:p>BIIB</text:p>
          </table:table-cell>
          <table:table-cell table:formula="of:=14/106" office:value-type="float" office:value="0.132075471698113">
            <text:p>0.1320754717</text:p>
          </table:table-cell>
          <table:table-cell/>
          <table:table-cell office:value-type="string">
            <text:p>Sharpe Ratio</text:p>
          </table:table-cell>
          <table:table-cell table:formula="of:=SQRT(252)*([.Y3]/[.Y4])" office:value-type="float" office:value="2.18259973112261">
            <text:p>2.1825997311</text:p>
          </table:table-cell>
          <table:table-cell table:formula="of:=SQRT(252)*([.Z3]/[.Z4])" office:value-type="float" office:value="0.151816519505608">
            <text:p>0.1518165195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2011-01-07</text:p>
          </table:table-cell>
          <table:table-cell office:value-type="float" office:value="35.2">
            <text:p>35.2</text:p>
          </table:table-cell>
          <table:table-cell table:formula="of:=[.B6]/[.B$2]" office:value-type="percentage" office:value="0.991270064770487">
            <text:p>99.13%</text:p>
          </table:table-cell>
          <table:table-cell table:formula="of:=[.D$2]*[.C6]" office:value-type="currency" office:currency="USD" office:value="673315.515693161">
            <text:p>$673,315.52</text:p>
          </table:table-cell>
          <table:table-cell office:value-type="float" office:value="18.68">
            <text:p>18.68</text:p>
          </table:table-cell>
          <table:table-cell table:formula="of:=[.E6]/[.E$2]" office:value-type="percentage" office:value="0.974947807933194">
            <text:p>97.49%</text:p>
          </table:table-cell>
          <table:table-cell table:formula="of:=[.G$2]*[.F6]" office:value-type="currency" office:currency="USD" office:value="18395.2416591169">
            <text:p>$18,395.24</text:p>
          </table:table-cell>
          <table:table-cell office:value-type="float" office:value="67.38">
            <text:p>67.38</text:p>
          </table:table-cell>
          <table:table-cell table:formula="of:=[.H6]/[.H$2]" office:value-type="percentage" office:value="1.00267857142857">
            <text:p>100.27%</text:p>
          </table:table-cell>
          <table:table-cell table:formula="of:=[.J$2]*[.I6]" office:value-type="currency" office:currency="USD" office:value="132429.245283019">
            <text:p>$132,429.25</text:p>
          </table:table-cell>
          <table:table-cell office:value-type="float" office:value="133.58">
            <text:p>133.58</text:p>
          </table:table-cell>
          <table:table-cell table:formula="of:=[.K6]/[.K$2]" office:value-type="percentage" office:value="0.967971014492754">
            <text:p>96.80%</text:p>
          </table:table-cell>
          <table:table-cell table:formula="of:=[.M$2]*[.L6]" office:value-type="currency" office:currency="USD" office:value="164372.436423298">
            <text:p>$164,372.44</text:p>
          </table:table-cell>
          <table:table-cell table:formula="of:=[.D6]+[.G6]+[.J6]+[.M6]" office:value-type="currency" office:currency="USD" office:value="988512.439058594">
            <text:p>$988,512.44</text:p>
          </table:table-cell>
          <table:table-cell table:formula="of:=[.N6]/[.N$2]" office:value-type="percentage" office:value="0.988512439058595">
            <text:p>98.85%</text:p>
          </table:table-cell>
          <table:table-cell table:formula="of:=([.N6]/[.N5])-1" office:value-type="percentage" office:value="0.00345225179142949">
            <text:p>0.35%</text:p>
          </table:table-cell>
          <table:table-cell office:value-type="float" office:value="122.69">
            <text:p>122.69</text:p>
          </table:table-cell>
          <table:table-cell table:formula="of:=[.Q6]/[.Q$2]" office:value-type="percentage" office:value="1.00073409461664">
            <text:p>100.07%</text:p>
          </table:table-cell>
          <table:table-cell table:formula="of:=([.Q6]/[.Q5])-1" office:value-type="percentage" office:value="-0.00195233059464739">
            <text:p>-0.20%</text:p>
          </table:table-cell>
          <table:table-cell/>
          <table:table-cell office:value-type="string">
            <text:p>GLD</text:p>
          </table:table-cell>
          <table:table-cell table:formula="of:=18/106" office:value-type="float" office:value="0.169811320754717">
            <text:p>0.1698113208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2011-01-10</text:p>
          </table:table-cell>
          <table:table-cell office:value-type="float" office:value="34.9">
            <text:p>34.9</text:p>
          </table:table-cell>
          <table:table-cell table:formula="of:=[.B7]/[.B$2]" office:value-type="percentage" office:value="0.98282174035483">
            <text:p>98.28%</text:p>
          </table:table-cell>
          <table:table-cell table:formula="of:=[.D$2]*[.C7]" office:value-type="currency" office:currency="USD" office:value="667577.031184412">
            <text:p>$667,577.03</text:p>
          </table:table-cell>
          <table:table-cell office:value-type="float" office:value="18.73">
            <text:p>18.73</text:p>
          </table:table-cell>
          <table:table-cell table:formula="of:=[.E7]/[.E$2]" office:value-type="percentage" office:value="0.977557411273486">
            <text:p>97.76%</text:p>
          </table:table-cell>
          <table:table-cell table:formula="of:=[.G$2]*[.F7]" office:value-type="currency" office:currency="USD" office:value="18444.4794579903">
            <text:p>$18,444.48</text:p>
          </table:table-cell>
          <table:table-cell office:value-type="float" office:value="66.9">
            <text:p>66.9</text:p>
          </table:table-cell>
          <table:table-cell table:formula="of:=[.H7]/[.H$2]" office:value-type="percentage" office:value="0.995535714285714">
            <text:p>99.55%</text:p>
          </table:table-cell>
          <table:table-cell table:formula="of:=[.J$2]*[.I7]" office:value-type="currency" office:currency="USD" office:value="131485.849056604">
            <text:p>$131,485.85</text:p>
          </table:table-cell>
          <table:table-cell office:value-type="float" office:value="134.12">
            <text:p>134.12</text:p>
          </table:table-cell>
          <table:table-cell table:formula="of:=[.K7]/[.K$2]" office:value-type="percentage" office:value="0.971884057971015">
            <text:p>97.19%</text:p>
          </table:table-cell>
          <table:table-cell table:formula="of:=[.M$2]*[.L7]" office:value-type="currency" office:currency="USD" office:value="165036.915504512">
            <text:p>$165,036.92</text:p>
          </table:table-cell>
          <table:table-cell table:formula="of:=[.D7]+[.G7]+[.J7]+[.M7]" office:value-type="currency" office:currency="USD" office:value="982544.275203518">
            <text:p>$982,544.28</text:p>
          </table:table-cell>
          <table:table-cell table:formula="of:=[.N7]/[.N$2]" office:value-type="percentage" office:value="0.982544275203519">
            <text:p>98.25%</text:p>
          </table:table-cell>
          <table:table-cell table:formula="of:=([.N7]/[.N6])-1" office:value-type="percentage" office:value="-0.00603752023673043">
            <text:p>-0.60%</text:p>
          </table:table-cell>
          <table:table-cell office:value-type="float" office:value="122.54">
            <text:p>122.54</text:p>
          </table:table-cell>
          <table:table-cell table:formula="of:=[.Q7]/[.Q$2]" office:value-type="percentage" office:value="0.999510603588907">
            <text:p>99.95%</text:p>
          </table:table-cell>
          <table:table-cell table:formula="of:=([.Q7]/[.Q6])-1" office:value-type="percentage" office:value="-0.00122259352840481">
            <text:p>-0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1</text:p>
          </table:table-cell>
          <table:table-cell office:value-type="float" office:value="34.98">
            <text:p>34.98</text:p>
          </table:table-cell>
          <table:table-cell table:formula="of:=[.B8]/[.B$2]" office:value-type="percentage" office:value="0.985074626865672">
            <text:p>98.51%</text:p>
          </table:table-cell>
          <table:table-cell table:formula="of:=[.D$2]*[.C8]" office:value-type="currency" office:currency="USD" office:value="669107.293720079">
            <text:p>$669,107.29</text:p>
          </table:table-cell>
          <table:table-cell office:value-type="float" office:value="19.1">
            <text:p>19.1</text:p>
          </table:table-cell>
          <table:table-cell table:formula="of:=[.E8]/[.E$2]" office:value-type="percentage" office:value="0.996868475991649">
            <text:p>99.69%</text:p>
          </table:table-cell>
          <table:table-cell table:formula="of:=[.G$2]*[.F8]" office:value-type="currency" office:currency="USD" office:value="18808.8391696538">
            <text:p>$18,808.84</text:p>
          </table:table-cell>
          <table:table-cell office:value-type="float" office:value="68.3">
            <text:p>68.3</text:p>
          </table:table-cell>
          <table:table-cell table:formula="of:=[.H8]/[.H$2]" office:value-type="percentage" office:value="1.01636904761905">
            <text:p>101.64%</text:p>
          </table:table-cell>
          <table:table-cell table:formula="of:=[.J$2]*[.I8]" office:value-type="currency" office:currency="USD" office:value="134237.421383648">
            <text:p>$134,237.42</text:p>
          </table:table-cell>
          <table:table-cell office:value-type="float" office:value="134.91">
            <text:p>134.91</text:p>
          </table:table-cell>
          <table:table-cell table:formula="of:=[.K8]/[.K$2]" office:value-type="percentage" office:value="0.977608695652174">
            <text:p>97.76%</text:p>
          </table:table-cell>
          <table:table-cell table:formula="of:=[.M$2]*[.L8]" office:value-type="currency" office:currency="USD" office:value="166009.023789992">
            <text:p>$166,009.02</text:p>
          </table:table-cell>
          <table:table-cell table:formula="of:=[.D8]+[.G8]+[.J8]+[.M8]" office:value-type="currency" office:currency="USD" office:value="988162.578063372">
            <text:p>$988,162.58</text:p>
          </table:table-cell>
          <table:table-cell table:formula="of:=[.N8]/[.N$2]" office:value-type="percentage" office:value="0.988162578063372">
            <text:p>98.82%</text:p>
          </table:table-cell>
          <table:table-cell table:formula="of:=([.N8]/[.N7])-1" office:value-type="percentage" office:value="0.00571811673187939">
            <text:p>0.57%</text:p>
          </table:table-cell>
          <table:table-cell office:value-type="float" office:value="122.97">
            <text:p>122.97</text:p>
          </table:table-cell>
          <table:table-cell table:formula="of:=[.Q8]/[.Q$2]" office:value-type="percentage" office:value="1.00301794453507">
            <text:p>100.30%</text:p>
          </table:table-cell>
          <table:table-cell table:formula="of:=([.Q8]/[.Q7])-1" office:value-type="percentage" office:value="0.00350905826668835">
            <text:p>0.3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2</text:p>
          </table:table-cell>
          <table:table-cell office:value-type="float" office:value="35.2">
            <text:p>35.2</text:p>
          </table:table-cell>
          <table:table-cell table:formula="of:=[.B9]/[.B$2]" office:value-type="percentage" office:value="0.991270064770487">
            <text:p>99.13%</text:p>
          </table:table-cell>
          <table:table-cell table:formula="of:=[.D$2]*[.C9]" office:value-type="currency" office:currency="USD" office:value="673315.515693161">
            <text:p>$673,315.52</text:p>
          </table:table-cell>
          <table:table-cell office:value-type="float" office:value="19.08">
            <text:p>19.08</text:p>
          </table:table-cell>
          <table:table-cell table:formula="of:=[.E9]/[.E$2]" office:value-type="percentage" office:value="0.995824634655532">
            <text:p>99.58%</text:p>
          </table:table-cell>
          <table:table-cell table:formula="of:=[.G$2]*[.F9]" office:value-type="currency" office:currency="USD" office:value="18789.1440501044">
            <text:p>$18,789.14</text:p>
          </table:table-cell>
          <table:table-cell office:value-type="float" office:value="67.4">
            <text:p>67.4</text:p>
          </table:table-cell>
          <table:table-cell table:formula="of:=[.H9]/[.H$2]" office:value-type="percentage" office:value="1.00297619047619">
            <text:p>100.30%</text:p>
          </table:table-cell>
          <table:table-cell table:formula="of:=[.J$2]*[.I9]" office:value-type="currency" office:currency="USD" office:value="132468.55345912">
            <text:p>$132,468.55</text:p>
          </table:table-cell>
          <table:table-cell office:value-type="float" office:value="135.46">
            <text:p>135.46</text:p>
          </table:table-cell>
          <table:table-cell table:formula="of:=[.K9]/[.K$2]" office:value-type="percentage" office:value="0.981594202898551">
            <text:p>98.16%</text:p>
          </table:table-cell>
          <table:table-cell table:formula="of:=[.M$2]*[.L9]" office:value-type="currency" office:currency="USD" office:value="166685.808039377">
            <text:p>$166,685.81</text:p>
          </table:table-cell>
          <table:table-cell table:formula="of:=[.D9]+[.G9]+[.J9]+[.M9]" office:value-type="currency" office:currency="USD" office:value="991259.021241762">
            <text:p>$991,259.02</text:p>
          </table:table-cell>
          <table:table-cell table:formula="of:=[.N9]/[.N$2]" office:value-type="percentage" office:value="0.991259021241762">
            <text:p>99.13%</text:p>
          </table:table-cell>
          <table:table-cell table:formula="of:=([.N9]/[.N8])-1" office:value-type="percentage" office:value="0.00313353616816592">
            <text:p>0.31%</text:p>
          </table:table-cell>
          <table:table-cell office:value-type="float" office:value="124.08">
            <text:p>124.08</text:p>
          </table:table-cell>
          <table:table-cell table:formula="of:=[.Q9]/[.Q$2]" office:value-type="percentage" office:value="1.01207177814029">
            <text:p>101.21%</text:p>
          </table:table-cell>
          <table:table-cell table:formula="of:=([.Q9]/[.Q8])-1" office:value-type="percentage" office:value="0.00902659185167121">
            <text:p>0.9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3</text:p>
          </table:table-cell>
          <table:table-cell office:value-type="float" office:value="35.38">
            <text:p>35.38</text:p>
          </table:table-cell>
          <table:table-cell table:formula="of:=[.B10]/[.B$2]" office:value-type="percentage" office:value="0.996339059419882">
            <text:p>99.63%</text:p>
          </table:table-cell>
          <table:table-cell table:formula="of:=[.D$2]*[.C10]" office:value-type="currency" office:currency="USD" office:value="676758.60639841">
            <text:p>$676,758.61</text:p>
          </table:table-cell>
          <table:table-cell office:value-type="float" office:value="18.9">
            <text:p>18.9</text:p>
          </table:table-cell>
          <table:table-cell table:formula="of:=[.E10]/[.E$2]" office:value-type="percentage" office:value="0.98643006263048">
            <text:p>98.64%</text:p>
          </table:table-cell>
          <table:table-cell table:formula="of:=[.G$2]*[.F10]" office:value-type="currency" office:currency="USD" office:value="18611.88797416">
            <text:p>$18,611.89</text:p>
          </table:table-cell>
          <table:table-cell office:value-type="float" office:value="67.52">
            <text:p>67.52</text:p>
          </table:table-cell>
          <table:table-cell table:formula="of:=[.H10]/[.H$2]" office:value-type="percentage" office:value="1.0047619047619">
            <text:p>100.48%</text:p>
          </table:table-cell>
          <table:table-cell table:formula="of:=[.J$2]*[.I10]" office:value-type="currency" office:currency="USD" office:value="132704.402515723">
            <text:p>$132,704.40</text:p>
          </table:table-cell>
          <table:table-cell office:value-type="float" office:value="134.05">
            <text:p>134.05</text:p>
          </table:table-cell>
          <table:table-cell table:formula="of:=[.K10]/[.K$2]" office:value-type="percentage" office:value="0.971376811594203">
            <text:p>97.14%</text:p>
          </table:table-cell>
          <table:table-cell table:formula="of:=[.M$2]*[.L10]" office:value-type="currency" office:currency="USD" office:value="164950.779327317">
            <text:p>$164,950.78</text:p>
          </table:table-cell>
          <table:table-cell table:formula="of:=[.D10]+[.G10]+[.J10]+[.M10]" office:value-type="currency" office:currency="USD" office:value="993025.676215611">
            <text:p>$993,025.68</text:p>
          </table:table-cell>
          <table:table-cell table:formula="of:=[.N10]/[.N$2]" office:value-type="percentage" office:value="0.993025676215611">
            <text:p>99.30%</text:p>
          </table:table-cell>
          <table:table-cell table:formula="of:=([.N10]/[.N9])-1" office:value-type="percentage" office:value="0.00178223343847739">
            <text:p>0.18%</text:p>
          </table:table-cell>
          <table:table-cell office:value-type="float" office:value="123.88">
            <text:p>123.88</text:p>
          </table:table-cell>
          <table:table-cell table:formula="of:=[.Q10]/[.Q$2]" office:value-type="percentage" office:value="1.01044045676998">
            <text:p>101.04%</text:p>
          </table:table-cell>
          <table:table-cell table:formula="of:=([.Q10]/[.Q9])-1" office:value-type="percentage" office:value="-0.00161186331399099">
            <text:p>-0.1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4</text:p>
          </table:table-cell>
          <table:table-cell office:value-type="float" office:value="35.59">
            <text:p>35.59</text:p>
          </table:table-cell>
          <table:table-cell table:formula="of:=[.B11]/[.B$2]" office:value-type="percentage" office:value="1.00225288651084">
            <text:p>100.23%</text:p>
          </table:table-cell>
          <table:table-cell table:formula="of:=[.D$2]*[.C11]" office:value-type="currency" office:currency="USD" office:value="680775.545554534">
            <text:p>$680,775.55</text:p>
          </table:table-cell>
          <table:table-cell office:value-type="float" office:value="19.22">
            <text:p>19.22</text:p>
          </table:table-cell>
          <table:table-cell table:formula="of:=[.E11]/[.E$2]" office:value-type="percentage" office:value="1.00313152400835">
            <text:p>100.31%</text:p>
          </table:table-cell>
          <table:table-cell table:formula="of:=[.G$2]*[.F11]" office:value-type="currency" office:currency="USD" office:value="18927.00988695">
            <text:p>$18,927.01</text:p>
          </table:table-cell>
          <table:table-cell office:value-type="float" office:value="66.57">
            <text:p>66.57</text:p>
          </table:table-cell>
          <table:table-cell table:formula="of:=[.H11]/[.H$2]" office:value-type="percentage" office:value="0.990625">
            <text:p>99.06%</text:p>
          </table:table-cell>
          <table:table-cell table:formula="of:=[.J$2]*[.I11]" office:value-type="currency" office:currency="USD" office:value="130837.264150943">
            <text:p>$130,837.26</text:p>
          </table:table-cell>
          <table:table-cell office:value-type="float" office:value="132.69">
            <text:p>132.69</text:p>
          </table:table-cell>
          <table:table-cell table:formula="of:=[.K11]/[.K$2]" office:value-type="percentage" office:value="0.961521739130435">
            <text:p>96.15%</text:p>
          </table:table-cell>
          <table:table-cell table:formula="of:=[.M$2]*[.L11]" office:value-type="currency" office:currency="USD" office:value="163277.276456112">
            <text:p>$163,277.28</text:p>
          </table:table-cell>
          <table:table-cell table:formula="of:=[.D11]+[.G11]+[.J11]+[.M11]" office:value-type="currency" office:currency="USD" office:value="993817.096048539">
            <text:p>$993,817.10</text:p>
          </table:table-cell>
          <table:table-cell table:formula="of:=[.N11]/[.N$2]" office:value-type="percentage" office:value="0.993817096048539">
            <text:p>99.38%</text:p>
          </table:table-cell>
          <table:table-cell table:formula="of:=([.N11]/[.N10])-1" office:value-type="percentage" office:value="0.000796978217063149">
            <text:p>0.08%</text:p>
          </table:table-cell>
          <table:table-cell office:value-type="float" office:value="124.77">
            <text:p>124.77</text:p>
          </table:table-cell>
          <table:table-cell table:formula="of:=[.Q11]/[.Q$2]" office:value-type="percentage" office:value="1.01769983686786">
            <text:p>101.77%</text:p>
          </table:table-cell>
          <table:table-cell table:formula="of:=([.Q11]/[.Q10])-1" office:value-type="percentage" office:value="0.00718437197287702">
            <text:p>0.7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8</text:p>
          </table:table-cell>
          <table:table-cell office:value-type="float" office:value="35.49">
            <text:p>35.49</text:p>
          </table:table-cell>
          <table:table-cell table:formula="of:=[.B12]/[.B$2]" office:value-type="percentage" office:value="0.99943677837229">
            <text:p>99.94%</text:p>
          </table:table-cell>
          <table:table-cell table:formula="of:=[.D$2]*[.C12]" office:value-type="currency" office:currency="USD" office:value="678862.717384951">
            <text:p>$678,862.72</text:p>
          </table:table-cell>
          <table:table-cell office:value-type="float" office:value="19.54">
            <text:p>19.54</text:p>
          </table:table-cell>
          <table:table-cell table:formula="of:=[.E12]/[.E$2]" office:value-type="percentage" office:value="1.01983298538622">
            <text:p>101.98%</text:p>
          </table:table-cell>
          <table:table-cell table:formula="of:=[.G$2]*[.F12]" office:value-type="currency" office:currency="USD" office:value="19242.13179974">
            <text:p>$19,242.13</text:p>
          </table:table-cell>
          <table:table-cell office:value-type="float" office:value="67.01">
            <text:p>67.01</text:p>
          </table:table-cell>
          <table:table-cell table:formula="of:=[.H12]/[.H$2]" office:value-type="percentage" office:value="0.997172619047619">
            <text:p>99.72%</text:p>
          </table:table-cell>
          <table:table-cell table:formula="of:=[.J$2]*[.I12]" office:value-type="currency" office:currency="USD" office:value="131702.044025157">
            <text:p>$131,702.04</text:p>
          </table:table-cell>
          <table:table-cell office:value-type="float" office:value="133.43">
            <text:p>133.43</text:p>
          </table:table-cell>
          <table:table-cell table:formula="of:=[.K12]/[.K$2]" office:value-type="percentage" office:value="0.966884057971014">
            <text:p>96.69%</text:p>
          </table:table-cell>
          <table:table-cell table:formula="of:=[.M$2]*[.L12]" office:value-type="currency" office:currency="USD" office:value="164187.858900738">
            <text:p>$164,187.86</text:p>
          </table:table-cell>
          <table:table-cell table:formula="of:=[.D12]+[.G12]+[.J12]+[.M12]" office:value-type="currency" office:currency="USD" office:value="993994.752110587">
            <text:p>$993,994.75</text:p>
          </table:table-cell>
          <table:table-cell table:formula="of:=[.N12]/[.N$2]" office:value-type="percentage" office:value="0.993994752110587">
            <text:p>99.40%</text:p>
          </table:table-cell>
          <table:table-cell table:formula="of:=([.N12]/[.N11])-1" office:value-type="percentage" office:value="0.000178761326157462">
            <text:p>0.02%</text:p>
          </table:table-cell>
          <table:table-cell office:value-type="float" office:value="124.99">
            <text:p>124.99</text:p>
          </table:table-cell>
          <table:table-cell table:formula="of:=[.Q12]/[.Q$2]" office:value-type="percentage" office:value="1.0194942903752">
            <text:p>101.95%</text:p>
          </table:table-cell>
          <table:table-cell table:formula="of:=([.Q12]/[.Q11])-1" office:value-type="percentage" office:value="0.00176324436964004">
            <text:p>0.1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19</text:p>
          </table:table-cell>
          <table:table-cell office:value-type="float" office:value="35.54">
            <text:p>35.54</text:p>
          </table:table-cell>
          <table:table-cell table:formula="of:=[.B13]/[.B$2]" office:value-type="percentage" office:value="1.00084483244157">
            <text:p>100.08%</text:p>
          </table:table-cell>
          <table:table-cell table:formula="of:=[.D$2]*[.C13]" office:value-type="currency" office:currency="USD" office:value="679819.131469743">
            <text:p>$679,819.13</text:p>
          </table:table-cell>
          <table:table-cell office:value-type="float" office:value="19.12">
            <text:p>19.12</text:p>
          </table:table-cell>
          <table:table-cell table:formula="of:=[.E13]/[.E$2]" office:value-type="percentage" office:value="0.997912317327766">
            <text:p>99.79%</text:p>
          </table:table-cell>
          <table:table-cell table:formula="of:=[.G$2]*[.F13]" office:value-type="currency" office:currency="USD" office:value="18828.5342892031">
            <text:p>$18,828.53</text:p>
          </table:table-cell>
          <table:table-cell office:value-type="float" office:value="66.24">
            <text:p>66.24</text:p>
          </table:table-cell>
          <table:table-cell table:formula="of:=[.H13]/[.H$2]" office:value-type="percentage" office:value="0.985714285714285">
            <text:p>98.57%</text:p>
          </table:table-cell>
          <table:table-cell table:formula="of:=[.J$2]*[.I13]" office:value-type="currency" office:currency="USD" office:value="130188.679245283">
            <text:p>$130,188.68</text:p>
          </table:table-cell>
          <table:table-cell office:value-type="float" office:value="133.72">
            <text:p>133.72</text:p>
          </table:table-cell>
          <table:table-cell table:formula="of:=[.K13]/[.K$2]" office:value-type="percentage" office:value="0.968985507246377">
            <text:p>96.90%</text:p>
          </table:table-cell>
          <table:table-cell table:formula="of:=[.M$2]*[.L13]" office:value-type="currency" office:currency="USD" office:value="164544.708777687">
            <text:p>$164,544.71</text:p>
          </table:table-cell>
          <table:table-cell table:formula="of:=[.D13]+[.G13]+[.J13]+[.M13]" office:value-type="currency" office:currency="USD" office:value="993381.053781915">
            <text:p>$993,381.05</text:p>
          </table:table-cell>
          <table:table-cell table:formula="of:=[.N13]/[.N$2]" office:value-type="percentage" office:value="0.993381053781915">
            <text:p>99.34%</text:p>
          </table:table-cell>
          <table:table-cell table:formula="of:=([.N13]/[.N12])-1" office:value-type="percentage" office:value="-0.000617406004778665">
            <text:p>-0.06%</text:p>
          </table:table-cell>
          <table:table-cell office:value-type="float" office:value="123.76">
            <text:p>123.76</text:p>
          </table:table-cell>
          <table:table-cell table:formula="of:=[.Q13]/[.Q$2]" office:value-type="percentage" office:value="1.0094616639478">
            <text:p>100.95%</text:p>
          </table:table-cell>
          <table:table-cell table:formula="of:=([.Q13]/[.Q12])-1" office:value-type="percentage" office:value="-0.00984078726298099">
            <text:p>-0.9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0</text:p>
          </table:table-cell>
          <table:table-cell office:value-type="float" office:value="35.49">
            <text:p>35.49</text:p>
          </table:table-cell>
          <table:table-cell table:formula="of:=[.B14]/[.B$2]" office:value-type="percentage" office:value="0.99943677837229">
            <text:p>99.94%</text:p>
          </table:table-cell>
          <table:table-cell table:formula="of:=[.D$2]*[.C14]" office:value-type="currency" office:currency="USD" office:value="678862.717384951">
            <text:p>$678,862.72</text:p>
          </table:table-cell>
          <table:table-cell office:value-type="float" office:value="19.08">
            <text:p>19.08</text:p>
          </table:table-cell>
          <table:table-cell table:formula="of:=[.E14]/[.E$2]" office:value-type="percentage" office:value="0.995824634655532">
            <text:p>99.58%</text:p>
          </table:table-cell>
          <table:table-cell table:formula="of:=[.G$2]*[.F14]" office:value-type="currency" office:currency="USD" office:value="18789.1440501044">
            <text:p>$18,789.14</text:p>
          </table:table-cell>
          <table:table-cell office:value-type="float" office:value="68.78">
            <text:p>68.78</text:p>
          </table:table-cell>
          <table:table-cell table:formula="of:=[.H14]/[.H$2]" office:value-type="percentage" office:value="1.0235119047619">
            <text:p>102.35%</text:p>
          </table:table-cell>
          <table:table-cell table:formula="of:=[.J$2]*[.I14]" office:value-type="currency" office:currency="USD" office:value="135180.817610063">
            <text:p>$135,180.82</text:p>
          </table:table-cell>
          <table:table-cell office:value-type="float" office:value="131.2">
            <text:p>131.2</text:p>
          </table:table-cell>
          <table:table-cell table:formula="of:=[.K14]/[.K$2]" office:value-type="percentage" office:value="0.950724637681159">
            <text:p>95.07%</text:p>
          </table:table-cell>
          <table:table-cell table:formula="of:=[.M$2]*[.L14]" office:value-type="currency" office:currency="USD" office:value="161443.806398687">
            <text:p>$161,443.81</text:p>
          </table:table-cell>
          <table:table-cell table:formula="of:=[.D14]+[.G14]+[.J14]+[.M14]" office:value-type="currency" office:currency="USD" office:value="994276.485443806">
            <text:p>$994,276.49</text:p>
          </table:table-cell>
          <table:table-cell table:formula="of:=[.N14]/[.N$2]" office:value-type="percentage" office:value="0.994276485443806">
            <text:p>99.43%</text:p>
          </table:table-cell>
          <table:table-cell table:formula="of:=([.N14]/[.N13])-1" office:value-type="percentage" office:value="0.00090139796655242">
            <text:p>0.09%</text:p>
          </table:table-cell>
          <table:table-cell office:value-type="float" office:value="123.6">
            <text:p>123.6</text:p>
          </table:table-cell>
          <table:table-cell table:formula="of:=[.Q14]/[.Q$2]" office:value-type="percentage" office:value="1.00815660685155">
            <text:p>100.82%</text:p>
          </table:table-cell>
          <table:table-cell table:formula="of:=([.Q14]/[.Q13])-1" office:value-type="percentage" office:value="-0.00129282482223669">
            <text:p>-0.1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1</text:p>
          </table:table-cell>
          <table:table-cell office:value-type="float" office:value="35.35">
            <text:p>35.35</text:p>
          </table:table-cell>
          <table:table-cell table:formula="of:=[.B15]/[.B$2]" office:value-type="percentage" office:value="0.995494226978316">
            <text:p>99.55%</text:p>
          </table:table-cell>
          <table:table-cell table:formula="of:=[.D$2]*[.C15]" office:value-type="currency" office:currency="USD" office:value="676184.757947535">
            <text:p>$676,184.76</text:p>
          </table:table-cell>
          <table:table-cell office:value-type="float" office:value="19.47">
            <text:p>19.47</text:p>
          </table:table-cell>
          <table:table-cell table:formula="of:=[.E15]/[.E$2]" office:value-type="percentage" office:value="1.01617954070981">
            <text:p>101.62%</text:p>
          </table:table-cell>
          <table:table-cell table:formula="of:=[.G$2]*[.F15]" office:value-type="currency" office:currency="USD" office:value="19173.1988813172">
            <text:p>$19,173.20</text:p>
          </table:table-cell>
          <table:table-cell office:value-type="float" office:value="66.77">
            <text:p>66.77</text:p>
          </table:table-cell>
          <table:table-cell table:formula="of:=[.H15]/[.H$2]" office:value-type="percentage" office:value="0.99360119047619">
            <text:p>99.36%</text:p>
          </table:table-cell>
          <table:table-cell table:formula="of:=[.J$2]*[.I15]" office:value-type="currency" office:currency="USD" office:value="131230.34591195">
            <text:p>$131,230.35</text:p>
          </table:table-cell>
          <table:table-cell office:value-type="float" office:value="131.03">
            <text:p>131.03</text:p>
          </table:table-cell>
          <table:table-cell table:formula="of:=[.K15]/[.K$2]" office:value-type="percentage" office:value="0.949492753623188">
            <text:p>94.95%</text:p>
          </table:table-cell>
          <table:table-cell table:formula="of:=[.M$2]*[.L15]" office:value-type="currency" office:currency="USD" office:value="161234.618539787">
            <text:p>$161,234.62</text:p>
          </table:table-cell>
          <table:table-cell table:formula="of:=[.D15]+[.G15]+[.J15]+[.M15]" office:value-type="currency" office:currency="USD" office:value="987822.921280589">
            <text:p>$987,822.92</text:p>
          </table:table-cell>
          <table:table-cell table:formula="of:=[.N15]/[.N$2]" office:value-type="percentage" office:value="0.987822921280589">
            <text:p>98.78%</text:p>
          </table:table-cell>
          <table:table-cell table:formula="of:=([.N15]/[.N14])-1" office:value-type="percentage" office:value="-0.00649071385846622">
            <text:p>-0.65%</text:p>
          </table:table-cell>
          <table:table-cell office:value-type="float" office:value="123.88">
            <text:p>123.88</text:p>
          </table:table-cell>
          <table:table-cell table:formula="of:=[.Q15]/[.Q$2]" office:value-type="percentage" office:value="1.01044045676998">
            <text:p>101.04%</text:p>
          </table:table-cell>
          <table:table-cell table:formula="of:=([.Q15]/[.Q14])-1" office:value-type="percentage" office:value="0.00226537216828482">
            <text:p>0.2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4</text:p>
          </table:table-cell>
          <table:table-cell office:value-type="float" office:value="35.49">
            <text:p>35.49</text:p>
          </table:table-cell>
          <table:table-cell table:formula="of:=[.B16]/[.B$2]" office:value-type="percentage" office:value="0.99943677837229">
            <text:p>99.94%</text:p>
          </table:table-cell>
          <table:table-cell table:formula="of:=[.D$2]*[.C16]" office:value-type="currency" office:currency="USD" office:value="678862.717384951">
            <text:p>$678,862.72</text:p>
          </table:table-cell>
          <table:table-cell office:value-type="float" office:value="19.94">
            <text:p>19.94</text:p>
          </table:table-cell>
          <table:table-cell table:formula="of:=[.E16]/[.E$2]" office:value-type="percentage" office:value="1.04070981210856">
            <text:p>104.07%</text:p>
          </table:table-cell>
          <table:table-cell table:formula="of:=[.G$2]*[.F16]" office:value-type="currency" office:currency="USD" office:value="19636.0341907275">
            <text:p>$19,636.03</text:p>
          </table:table-cell>
          <table:table-cell office:value-type="float" office:value="67.14">
            <text:p>67.14</text:p>
          </table:table-cell>
          <table:table-cell table:formula="of:=[.H16]/[.H$2]" office:value-type="percentage" office:value="0.999107142857143">
            <text:p>99.91%</text:p>
          </table:table-cell>
          <table:table-cell table:formula="of:=[.J$2]*[.I16]" office:value-type="currency" office:currency="USD" office:value="131957.547169811">
            <text:p>$131,957.55</text:p>
          </table:table-cell>
          <table:table-cell office:value-type="float" office:value="130.36">
            <text:p>130.36</text:p>
          </table:table-cell>
          <table:table-cell table:formula="of:=[.K16]/[.K$2]" office:value-type="percentage" office:value="0.94463768115942">
            <text:p>94.46%</text:p>
          </table:table-cell>
          <table:table-cell table:formula="of:=[.M$2]*[.L16]" office:value-type="currency" office:currency="USD" office:value="160410.172272354">
            <text:p>$160,410.17</text:p>
          </table:table-cell>
          <table:table-cell table:formula="of:=[.D16]+[.G16]+[.J16]+[.M16]" office:value-type="currency" office:currency="USD" office:value="990866.471017845">
            <text:p>$990,866.47</text:p>
          </table:table-cell>
          <table:table-cell table:formula="of:=[.N16]/[.N$2]" office:value-type="percentage" office:value="0.990866471017845">
            <text:p>99.09%</text:p>
          </table:table-cell>
          <table:table-cell table:formula="of:=([.N16]/[.N15])-1" office:value-type="percentage" office:value="0.00308106814661691">
            <text:p>0.31%</text:p>
          </table:table-cell>
          <table:table-cell office:value-type="float" office:value="124.58">
            <text:p>124.58</text:p>
          </table:table-cell>
          <table:table-cell table:formula="of:=[.Q16]/[.Q$2]" office:value-type="percentage" office:value="1.01615008156607">
            <text:p>101.62%</text:p>
          </table:table-cell>
          <table:table-cell table:formula="of:=([.Q16]/[.Q15])-1" office:value-type="percentage" office:value="0.00565062964158858">
            <text:p>0.5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5</text:p>
          </table:table-cell>
          <table:table-cell office:value-type="float" office:value="35.55">
            <text:p>35.55</text:p>
          </table:table-cell>
          <table:table-cell table:formula="of:=[.B17]/[.B$2]" office:value-type="percentage" office:value="1.00112644325542">
            <text:p>100.11%</text:p>
          </table:table-cell>
          <table:table-cell table:formula="of:=[.D$2]*[.C17]" office:value-type="currency" office:currency="USD" office:value="680010.414286701">
            <text:p>$680,010.41</text:p>
          </table:table-cell>
          <table:table-cell office:value-type="float" office:value="19.7">
            <text:p>19.7</text:p>
          </table:table-cell>
          <table:table-cell table:formula="of:=[.E17]/[.E$2]" office:value-type="percentage" office:value="1.02818371607516">
            <text:p>102.82%</text:p>
          </table:table-cell>
          <table:table-cell table:formula="of:=[.G$2]*[.F17]" office:value-type="currency" office:currency="USD" office:value="19399.692756135">
            <text:p>$19,399.69</text:p>
          </table:table-cell>
          <table:table-cell office:value-type="float" office:value="66.84">
            <text:p>66.84</text:p>
          </table:table-cell>
          <table:table-cell table:formula="of:=[.H17]/[.H$2]" office:value-type="percentage" office:value="0.994642857142857">
            <text:p>99.46%</text:p>
          </table:table-cell>
          <table:table-cell table:formula="of:=[.J$2]*[.I17]" office:value-type="currency" office:currency="USD" office:value="131367.924528302">
            <text:p>$131,367.92</text:p>
          </table:table-cell>
          <table:table-cell office:value-type="float" office:value="130.1">
            <text:p>130.1</text:p>
          </table:table-cell>
          <table:table-cell table:formula="of:=[.K17]/[.K$2]" office:value-type="percentage" office:value="0.942753623188406">
            <text:p>94.28%</text:p>
          </table:table-cell>
          <table:table-cell table:formula="of:=[.M$2]*[.L17]" office:value-type="currency" office:currency="USD" office:value="160090.237899918">
            <text:p>$160,090.24</text:p>
          </table:table-cell>
          <table:table-cell table:formula="of:=[.D17]+[.G17]+[.J17]+[.M17]" office:value-type="currency" office:currency="USD" office:value="990868.269471056">
            <text:p>$990,868.27</text:p>
          </table:table-cell>
          <table:table-cell table:formula="of:=[.N17]/[.N$2]" office:value-type="percentage" office:value="0.990868269471056">
            <text:p>99.09%</text:p>
          </table:table-cell>
          <table:table-cell table:formula="of:=([.N17]/[.N16])-1" office:value-type="percentage" office:value="0.00000181503084828449">
            <text:p>0.00%</text:p>
          </table:table-cell>
          <table:table-cell office:value-type="float" office:value="124.65">
            <text:p>124.65</text:p>
          </table:table-cell>
          <table:table-cell table:formula="of:=[.Q17]/[.Q$2]" office:value-type="percentage" office:value="1.01672104404568">
            <text:p>101.67%</text:p>
          </table:table-cell>
          <table:table-cell table:formula="of:=([.Q17]/[.Q16])-1" office:value-type="percentage" office:value="0.000561887943490103">
            <text:p>0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6</text:p>
          </table:table-cell>
          <table:table-cell office:value-type="float" office:value="35.27">
            <text:p>35.27</text:p>
          </table:table-cell>
          <table:table-cell table:formula="of:=[.B18]/[.B$2]" office:value-type="percentage" office:value="0.993241340467474">
            <text:p>99.32%</text:p>
          </table:table-cell>
          <table:table-cell table:formula="of:=[.D$2]*[.C18]" office:value-type="currency" office:currency="USD" office:value="674654.495411869">
            <text:p>$674,654.50</text:p>
          </table:table-cell>
          <table:table-cell office:value-type="float" office:value="20.28">
            <text:p>20.28</text:p>
          </table:table-cell>
          <table:table-cell table:formula="of:=[.E18]/[.E$2]" office:value-type="percentage" office:value="1.05845511482255">
            <text:p>105.85%</text:p>
          </table:table-cell>
          <table:table-cell table:formula="of:=[.G$2]*[.F18]" office:value-type="currency" office:currency="USD" office:value="19970.8512230669">
            <text:p>$19,970.85</text:p>
          </table:table-cell>
          <table:table-cell office:value-type="float" office:value="67.5">
            <text:p>67.5</text:p>
          </table:table-cell>
          <table:table-cell table:formula="of:=[.H18]/[.H$2]" office:value-type="percentage" office:value="1.00446428571429">
            <text:p>100.45%</text:p>
          </table:table-cell>
          <table:table-cell table:formula="of:=[.J$2]*[.I18]" office:value-type="currency" office:currency="USD" office:value="132665.094339623">
            <text:p>$132,665.09</text:p>
          </table:table-cell>
          <table:table-cell office:value-type="float" office:value="131.16">
            <text:p>131.16</text:p>
          </table:table-cell>
          <table:table-cell table:formula="of:=[.K18]/[.K$2]" office:value-type="percentage" office:value="0.950434782608696">
            <text:p>95.04%</text:p>
          </table:table-cell>
          <table:table-cell table:formula="of:=[.M$2]*[.L18]" office:value-type="currency" office:currency="USD" office:value="161394.585726005">
            <text:p>$161,394.59</text:p>
          </table:table-cell>
          <table:table-cell table:formula="of:=[.D18]+[.G18]+[.J18]+[.M18]" office:value-type="currency" office:currency="USD" office:value="988685.026700564">
            <text:p>$988,685.03</text:p>
          </table:table-cell>
          <table:table-cell table:formula="of:=[.N18]/[.N$2]" office:value-type="percentage" office:value="0.988685026700564">
            <text:p>98.87%</text:p>
          </table:table-cell>
          <table:table-cell table:formula="of:=([.N18]/[.N17])-1" office:value-type="percentage" office:value="-0.00220336329031678">
            <text:p>-0.22%</text:p>
          </table:table-cell>
          <table:table-cell office:value-type="float" office:value="125.13">
            <text:p>125.13</text:p>
          </table:table-cell>
          <table:table-cell table:formula="of:=[.Q18]/[.Q$2]" office:value-type="percentage" office:value="1.02063621533442">
            <text:p>102.06%</text:p>
          </table:table-cell>
          <table:table-cell table:formula="of:=([.Q18]/[.Q17])-1" office:value-type="percentage" office:value="0.00385078219013235">
            <text:p>0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7</text:p>
          </table:table-cell>
          <table:table-cell office:value-type="float" office:value="35.27">
            <text:p>35.27</text:p>
          </table:table-cell>
          <table:table-cell table:formula="of:=[.B19]/[.B$2]" office:value-type="percentage" office:value="0.993241340467474">
            <text:p>99.32%</text:p>
          </table:table-cell>
          <table:table-cell table:formula="of:=[.D$2]*[.C19]" office:value-type="currency" office:currency="USD" office:value="674654.495411869">
            <text:p>$674,654.50</text:p>
          </table:table-cell>
          <table:table-cell office:value-type="float" office:value="20.19">
            <text:p>20.19</text:p>
          </table:table-cell>
          <table:table-cell table:formula="of:=[.E19]/[.E$2]" office:value-type="percentage" office:value="1.05375782881002">
            <text:p>105.38%</text:p>
          </table:table-cell>
          <table:table-cell table:formula="of:=[.G$2]*[.F19]" office:value-type="currency" office:currency="USD" office:value="19882.2231850947">
            <text:p>$19,882.22</text:p>
          </table:table-cell>
          <table:table-cell office:value-type="float" office:value="67.09">
            <text:p>67.09</text:p>
          </table:table-cell>
          <table:table-cell table:formula="of:=[.H19]/[.H$2]" office:value-type="percentage" office:value="0.998363095238095">
            <text:p>99.84%</text:p>
          </table:table-cell>
          <table:table-cell table:formula="of:=[.J$2]*[.I19]" office:value-type="currency" office:currency="USD" office:value="131859.27672956">
            <text:p>$131,859.28</text:p>
          </table:table-cell>
          <table:table-cell office:value-type="float" office:value="127.93">
            <text:p>127.93</text:p>
          </table:table-cell>
          <table:table-cell table:formula="of:=[.K19]/[.K$2]" office:value-type="percentage" office:value="0.927028985507246">
            <text:p>92.70%</text:p>
          </table:table-cell>
          <table:table-cell table:formula="of:=[.M$2]*[.L19]" office:value-type="currency" office:currency="USD" office:value="157420.016406891">
            <text:p>$157,420.02</text:p>
          </table:table-cell>
          <table:table-cell table:formula="of:=[.D19]+[.G19]+[.J19]+[.M19]" office:value-type="currency" office:currency="USD" office:value="983816.011733415">
            <text:p>$983,816.01</text:p>
          </table:table-cell>
          <table:table-cell table:formula="of:=[.N19]/[.N$2]" office:value-type="percentage" office:value="0.983816011733415">
            <text:p>98.38%</text:p>
          </table:table-cell>
          <table:table-cell table:formula="of:=([.N19]/[.N18])-1" office:value-type="percentage" office:value="-0.00492473824894246">
            <text:p>-0.49%</text:p>
          </table:table-cell>
          <table:table-cell office:value-type="float" office:value="125.44">
            <text:p>125.44</text:p>
          </table:table-cell>
          <table:table-cell table:formula="of:=[.Q19]/[.Q$2]" office:value-type="percentage" office:value="1.0231647634584">
            <text:p>102.32%</text:p>
          </table:table-cell>
          <table:table-cell table:formula="of:=([.Q19]/[.Q18])-1" office:value-type="percentage" office:value="0.00247742347958124">
            <text:p>0.2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28</text:p>
          </table:table-cell>
          <table:table-cell office:value-type="float" office:value="34.91">
            <text:p>34.91</text:p>
          </table:table-cell>
          <table:table-cell table:formula="of:=[.B20]/[.B$2]" office:value-type="percentage" office:value="0.983103351168685">
            <text:p>98.31%</text:p>
          </table:table-cell>
          <table:table-cell table:formula="of:=[.D$2]*[.C20]" office:value-type="currency" office:currency="USD" office:value="667768.314001371">
            <text:p>$667,768.31</text:p>
          </table:table-cell>
          <table:table-cell office:value-type="float" office:value="19.83">
            <text:p>19.83</text:p>
          </table:table-cell>
          <table:table-cell table:formula="of:=[.E20]/[.E$2]" office:value-type="percentage" office:value="1.03496868475992">
            <text:p>103.50%</text:p>
          </table:table-cell>
          <table:table-cell table:formula="of:=[.G$2]*[.F20]" office:value-type="currency" office:currency="USD" office:value="19527.711033206">
            <text:p>$19,527.71</text:p>
          </table:table-cell>
          <table:table-cell office:value-type="float" office:value="65.08">
            <text:p>65.08</text:p>
          </table:table-cell>
          <table:table-cell table:formula="of:=[.H20]/[.H$2]" office:value-type="percentage" office:value="0.968452380952381">
            <text:p>96.85%</text:p>
          </table:table-cell>
          <table:table-cell table:formula="of:=[.J$2]*[.I20]" office:value-type="currency" office:currency="USD" office:value="127908.805031447">
            <text:p>$127,908.81</text:p>
          </table:table-cell>
          <table:table-cell office:value-type="float" office:value="130.28">
            <text:p>130.28</text:p>
          </table:table-cell>
          <table:table-cell table:formula="of:=[.K20]/[.K$2]" office:value-type="percentage" office:value="0.944057971014493">
            <text:p>94.41%</text:p>
          </table:table-cell>
          <table:table-cell table:formula="of:=[.M$2]*[.L20]" office:value-type="currency" office:currency="USD" office:value="160311.730926989">
            <text:p>$160,311.73</text:p>
          </table:table-cell>
          <table:table-cell table:formula="of:=[.D20]+[.G20]+[.J20]+[.M20]" office:value-type="currency" office:currency="USD" office:value="975516.560993013">
            <text:p>$975,516.56</text:p>
          </table:table-cell>
          <table:table-cell table:formula="of:=[.N20]/[.N$2]" office:value-type="percentage" office:value="0.975516560993013">
            <text:p>97.55%</text:p>
          </table:table-cell>
          <table:table-cell table:formula="of:=([.N20]/[.N19])-1" office:value-type="percentage" office:value="-0.00843597851775046">
            <text:p>-0.84%</text:p>
          </table:table-cell>
          <table:table-cell office:value-type="float" office:value="123.25">
            <text:p>123.25</text:p>
          </table:table-cell>
          <table:table-cell table:formula="of:=[.Q20]/[.Q$2]" office:value-type="percentage" office:value="1.00530179445351">
            <text:p>100.53%</text:p>
          </table:table-cell>
          <table:table-cell table:formula="of:=([.Q20]/[.Q19])-1" office:value-type="percentage" office:value="-0.0174585459183674">
            <text:p>-1.7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1-31</text:p>
          </table:table-cell>
          <table:table-cell office:value-type="float" office:value="34.77">
            <text:p>34.77</text:p>
          </table:table-cell>
          <table:table-cell table:formula="of:=[.B21]/[.B$2]" office:value-type="percentage" office:value="0.979160799774711">
            <text:p>97.92%</text:p>
          </table:table-cell>
          <table:table-cell table:formula="of:=[.D$2]*[.C21]" office:value-type="currency" office:currency="USD" office:value="665090.354563955">
            <text:p>$665,090.35</text:p>
          </table:table-cell>
          <table:table-cell office:value-type="float" office:value="20.75">
            <text:p>20.75</text:p>
          </table:table-cell>
          <table:table-cell table:formula="of:=[.E21]/[.E$2]" office:value-type="percentage" office:value="1.08298538622129">
            <text:p>108.30%</text:p>
          </table:table-cell>
          <table:table-cell table:formula="of:=[.G$2]*[.F21]" office:value-type="currency" office:currency="USD" office:value="20433.6865324773">
            <text:p>$20,433.69</text:p>
          </table:table-cell>
          <table:table-cell office:value-type="float" office:value="65.47">
            <text:p>65.47</text:p>
          </table:table-cell>
          <table:table-cell table:formula="of:=[.H21]/[.H$2]" office:value-type="percentage" office:value="0.974255952380952">
            <text:p>97.43%</text:p>
          </table:table-cell>
          <table:table-cell table:formula="of:=[.J$2]*[.I21]" office:value-type="currency" office:currency="USD" office:value="128675.314465409">
            <text:p>$128,675.31</text:p>
          </table:table-cell>
          <table:table-cell office:value-type="float" office:value="129.87">
            <text:p>129.87</text:p>
          </table:table-cell>
          <table:table-cell table:formula="of:=[.K21]/[.K$2]" office:value-type="percentage" office:value="0.941086956521739">
            <text:p>94.11%</text:p>
          </table:table-cell>
          <table:table-cell table:formula="of:=[.M$2]*[.L21]" office:value-type="currency" office:currency="USD" office:value="159807.219031993">
            <text:p>$159,807.22</text:p>
          </table:table-cell>
          <table:table-cell table:formula="of:=[.D21]+[.G21]+[.J21]+[.M21]" office:value-type="currency" office:currency="USD" office:value="974006.574593834">
            <text:p>$974,006.57</text:p>
          </table:table-cell>
          <table:table-cell table:formula="of:=[.N21]/[.N$2]" office:value-type="percentage" office:value="0.974006574593834">
            <text:p>97.40%</text:p>
          </table:table-cell>
          <table:table-cell table:formula="of:=([.N21]/[.N20])-1" office:value-type="percentage" office:value="-0.00154788392074168">
            <text:p>-0.15%</text:p>
          </table:table-cell>
          <table:table-cell office:value-type="float" office:value="124.18">
            <text:p>124.18</text:p>
          </table:table-cell>
          <table:table-cell table:formula="of:=[.Q21]/[.Q$2]" office:value-type="percentage" office:value="1.01288743882545">
            <text:p>101.29%</text:p>
          </table:table-cell>
          <table:table-cell table:formula="of:=([.Q21]/[.Q20])-1" office:value-type="percentage" office:value="0.0075456389452333">
            <text:p>0.7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1</text:p>
          </table:table-cell>
          <table:table-cell office:value-type="float" office:value="35.07">
            <text:p>35.07</text:p>
          </table:table-cell>
          <table:table-cell table:formula="of:=[.B22]/[.B$2]" office:value-type="percentage" office:value="0.987609124190369">
            <text:p>98.76%</text:p>
          </table:table-cell>
          <table:table-cell table:formula="of:=[.D$2]*[.C22]" office:value-type="currency" office:currency="USD" office:value="670828.839072703">
            <text:p>$670,828.84</text:p>
          </table:table-cell>
          <table:table-cell office:value-type="float" office:value="20.81">
            <text:p>20.81</text:p>
          </table:table-cell>
          <table:table-cell table:formula="of:=[.E22]/[.E$2]" office:value-type="percentage" office:value="1.08611691022965">
            <text:p>108.61%</text:p>
          </table:table-cell>
          <table:table-cell table:formula="of:=[.G$2]*[.F22]" office:value-type="currency" office:currency="USD" office:value="20492.7718911254">
            <text:p>$20,492.77</text:p>
          </table:table-cell>
          <table:table-cell office:value-type="float" office:value="65.49">
            <text:p>65.49</text:p>
          </table:table-cell>
          <table:table-cell table:formula="of:=[.H22]/[.H$2]" office:value-type="percentage" office:value="0.974553571428571">
            <text:p>97.46%</text:p>
          </table:table-cell>
          <table:table-cell table:formula="of:=[.J$2]*[.I22]" office:value-type="currency" office:currency="USD" office:value="128714.622641509">
            <text:p>$128,714.62</text:p>
          </table:table-cell>
          <table:table-cell office:value-type="float" office:value="130.8">
            <text:p>130.8</text:p>
          </table:table-cell>
          <table:table-cell table:formula="of:=[.K22]/[.K$2]" office:value-type="percentage" office:value="0.947826086956522">
            <text:p>94.78%</text:p>
          </table:table-cell>
          <table:table-cell table:formula="of:=[.M$2]*[.L22]" office:value-type="currency" office:currency="USD" office:value="160951.599671862">
            <text:p>$160,951.60</text:p>
          </table:table-cell>
          <table:table-cell table:formula="of:=[.D22]+[.G22]+[.J22]+[.M22]" office:value-type="currency" office:currency="USD" office:value="980987.8332772">
            <text:p>$980,987.83</text:p>
          </table:table-cell>
          <table:table-cell table:formula="of:=[.N22]/[.N$2]" office:value-type="percentage" office:value="0.980987833277201">
            <text:p>98.10%</text:p>
          </table:table-cell>
          <table:table-cell table:formula="of:=([.N22]/[.N21])-1" office:value-type="percentage" office:value="0.0071675683362582">
            <text:p>0.72%</text:p>
          </table:table-cell>
          <table:table-cell office:value-type="float" office:value="126.16">
            <text:p>126.16</text:p>
          </table:table-cell>
          <table:table-cell table:formula="of:=[.Q22]/[.Q$2]" office:value-type="percentage" office:value="1.02903752039152">
            <text:p>102.90%</text:p>
          </table:table-cell>
          <table:table-cell table:formula="of:=([.Q22]/[.Q21])-1" office:value-type="percentage" office:value="0.0159445965533902">
            <text:p>1.5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2</text:p>
          </table:table-cell>
          <table:table-cell office:value-type="float" office:value="34.77">
            <text:p>34.77</text:p>
          </table:table-cell>
          <table:table-cell table:formula="of:=[.B23]/[.B$2]" office:value-type="percentage" office:value="0.979160799774711">
            <text:p>97.92%</text:p>
          </table:table-cell>
          <table:table-cell table:formula="of:=[.D$2]*[.C23]" office:value-type="currency" office:currency="USD" office:value="665090.354563955">
            <text:p>$665,090.35</text:p>
          </table:table-cell>
          <table:table-cell office:value-type="float" office:value="21.07">
            <text:p>21.07</text:p>
          </table:table-cell>
          <table:table-cell table:formula="of:=[.E23]/[.E$2]" office:value-type="percentage" office:value="1.09968684759917">
            <text:p>109.97%</text:p>
          </table:table-cell>
          <table:table-cell table:formula="of:=[.G$2]*[.F23]" office:value-type="currency" office:currency="USD" office:value="20748.8084452673">
            <text:p>$20,748.81</text:p>
          </table:table-cell>
          <table:table-cell office:value-type="float" office:value="66.15">
            <text:p>66.15</text:p>
          </table:table-cell>
          <table:table-cell table:formula="of:=[.H23]/[.H$2]" office:value-type="percentage" office:value="0.984375">
            <text:p>98.44%</text:p>
          </table:table-cell>
          <table:table-cell table:formula="of:=[.J$2]*[.I23]" office:value-type="currency" office:currency="USD" office:value="130011.79245283">
            <text:p>$130,011.79</text:p>
          </table:table-cell>
          <table:table-cell office:value-type="float" office:value="130.45">
            <text:p>130.45</text:p>
          </table:table-cell>
          <table:table-cell table:formula="of:=[.K23]/[.K$2]" office:value-type="percentage" office:value="0.945289855072464">
            <text:p>94.53%</text:p>
          </table:table-cell>
          <table:table-cell table:formula="of:=[.M$2]*[.L23]" office:value-type="currency" office:currency="USD" office:value="160520.91878589">
            <text:p>$160,520.92</text:p>
          </table:table-cell>
          <table:table-cell table:formula="of:=[.D23]+[.G23]+[.J23]+[.M23]" office:value-type="currency" office:currency="USD" office:value="976371.874247942">
            <text:p>$976,371.87</text:p>
          </table:table-cell>
          <table:table-cell table:formula="of:=[.N23]/[.N$2]" office:value-type="percentage" office:value="0.976371874247942">
            <text:p>97.64%</text:p>
          </table:table-cell>
          <table:table-cell table:formula="of:=([.N23]/[.N22])-1" office:value-type="percentage" office:value="-0.0047054192444338">
            <text:p>-0.47%</text:p>
          </table:table-cell>
          <table:table-cell office:value-type="float" office:value="125.92">
            <text:p>125.92</text:p>
          </table:table-cell>
          <table:table-cell table:formula="of:=[.Q23]/[.Q$2]" office:value-type="percentage" office:value="1.02707993474715">
            <text:p>102.71%</text:p>
          </table:table-cell>
          <table:table-cell table:formula="of:=([.Q23]/[.Q22])-1" office:value-type="percentage" office:value="-0.00190234622701324">
            <text:p>-0.1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3</text:p>
          </table:table-cell>
          <table:table-cell office:value-type="float" office:value="35.17">
            <text:p>35.17</text:p>
          </table:table-cell>
          <table:table-cell table:formula="of:=[.B24]/[.B$2]" office:value-type="percentage" office:value="0.990425232328922">
            <text:p>99.04%</text:p>
          </table:table-cell>
          <table:table-cell table:formula="of:=[.D$2]*[.C24]" office:value-type="currency" office:currency="USD" office:value="672741.667242286">
            <text:p>$672,741.67</text:p>
          </table:table-cell>
          <table:table-cell office:value-type="float" office:value="20.79">
            <text:p>20.79</text:p>
          </table:table-cell>
          <table:table-cell table:formula="of:=[.E24]/[.E$2]" office:value-type="percentage" office:value="1.08507306889353">
            <text:p>108.51%</text:p>
          </table:table-cell>
          <table:table-cell table:formula="of:=[.G$2]*[.F24]" office:value-type="currency" office:currency="USD" office:value="20473.076771576">
            <text:p>$20,473.08</text:p>
          </table:table-cell>
          <table:table-cell office:value-type="float" office:value="65.58">
            <text:p>65.58</text:p>
          </table:table-cell>
          <table:table-cell table:formula="of:=[.H24]/[.H$2]" office:value-type="percentage" office:value="0.975892857142857">
            <text:p>97.59%</text:p>
          </table:table-cell>
          <table:table-cell table:formula="of:=[.J$2]*[.I24]" office:value-type="currency" office:currency="USD" office:value="128891.509433962">
            <text:p>$128,891.51</text:p>
          </table:table-cell>
          <table:table-cell office:value-type="float" office:value="132.2">
            <text:p>132.2</text:p>
          </table:table-cell>
          <table:table-cell table:formula="of:=[.K24]/[.K$2]" office:value-type="percentage" office:value="0.957971014492754">
            <text:p>95.80%</text:p>
          </table:table-cell>
          <table:table-cell table:formula="of:=[.M$2]*[.L24]" office:value-type="currency" office:currency="USD" office:value="162674.323215751">
            <text:p>$162,674.32</text:p>
          </table:table-cell>
          <table:table-cell table:formula="of:=[.D24]+[.G24]+[.J24]+[.M24]" office:value-type="currency" office:currency="USD" office:value="984780.576663575">
            <text:p>$984,780.58</text:p>
          </table:table-cell>
          <table:table-cell table:formula="of:=[.N24]/[.N$2]" office:value-type="percentage" office:value="0.984780576663575">
            <text:p>98.48%</text:p>
          </table:table-cell>
          <table:table-cell table:formula="of:=([.N24]/[.N23])-1" office:value-type="percentage" office:value="0.00861219238019295">
            <text:p>0.86%</text:p>
          </table:table-cell>
          <table:table-cell office:value-type="float" office:value="126.2">
            <text:p>126.2</text:p>
          </table:table-cell>
          <table:table-cell table:formula="of:=[.Q24]/[.Q$2]" office:value-type="percentage" office:value="1.02936378466558">
            <text:p>102.94%</text:p>
          </table:table-cell>
          <table:table-cell table:formula="of:=([.Q24]/[.Q23])-1" office:value-type="percentage" office:value="0.00222363405336723">
            <text:p>0.2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4</text:p>
          </table:table-cell>
          <table:table-cell office:value-type="float" office:value="34.94">
            <text:p>34.94</text:p>
          </table:table-cell>
          <table:table-cell table:formula="of:=[.B25]/[.B$2]" office:value-type="percentage" office:value="0.983948183610251">
            <text:p>98.39%</text:p>
          </table:table-cell>
          <table:table-cell table:formula="of:=[.D$2]*[.C25]" office:value-type="currency" office:currency="USD" office:value="668342.162452246">
            <text:p>$668,342.16</text:p>
          </table:table-cell>
          <table:table-cell office:value-type="float" office:value="20.63">
            <text:p>20.63</text:p>
          </table:table-cell>
          <table:table-cell table:formula="of:=[.E25]/[.E$2]" office:value-type="percentage" office:value="1.07672233820459">
            <text:p>107.67%</text:p>
          </table:table-cell>
          <table:table-cell table:formula="of:=[.G$2]*[.F25]" office:value-type="currency" office:currency="USD" office:value="20315.515815181">
            <text:p>$20,315.52</text:p>
          </table:table-cell>
          <table:table-cell office:value-type="float" office:value="65.93">
            <text:p>65.93</text:p>
          </table:table-cell>
          <table:table-cell table:formula="of:=[.H25]/[.H$2]" office:value-type="percentage" office:value="0.981101190476191">
            <text:p>98.11%</text:p>
          </table:table-cell>
          <table:table-cell table:formula="of:=[.J$2]*[.I25]" office:value-type="currency" office:currency="USD" office:value="129579.402515723">
            <text:p>$129,579.40</text:p>
          </table:table-cell>
          <table:table-cell office:value-type="float" office:value="131.66">
            <text:p>131.66</text:p>
          </table:table-cell>
          <table:table-cell table:formula="of:=[.K25]/[.K$2]" office:value-type="percentage" office:value="0.954057971014493">
            <text:p>95.41%</text:p>
          </table:table-cell>
          <table:table-cell table:formula="of:=[.M$2]*[.L25]" office:value-type="currency" office:currency="USD" office:value="162009.844134536">
            <text:p>$162,009.84</text:p>
          </table:table-cell>
          <table:table-cell table:formula="of:=[.D25]+[.G25]+[.J25]+[.M25]" office:value-type="currency" office:currency="USD" office:value="980246.924917686">
            <text:p>$980,246.92</text:p>
          </table:table-cell>
          <table:table-cell table:formula="of:=[.N25]/[.N$2]" office:value-type="percentage" office:value="0.980246924917686">
            <text:p>98.02%</text:p>
          </table:table-cell>
          <table:table-cell table:formula="of:=([.N25]/[.N24])-1" office:value-type="percentage" office:value="-0.00460371767409229">
            <text:p>-0.46%</text:p>
          </table:table-cell>
          <table:table-cell office:value-type="float" office:value="126.56">
            <text:p>126.56</text:p>
          </table:table-cell>
          <table:table-cell table:formula="of:=[.Q25]/[.Q$2]" office:value-type="percentage" office:value="1.03230016313214">
            <text:p>103.23%</text:p>
          </table:table-cell>
          <table:table-cell table:formula="of:=([.Q25]/[.Q24])-1" office:value-type="percentage" office:value="0.00285261489698896">
            <text:p>0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7</text:p>
          </table:table-cell>
          <table:table-cell office:value-type="float" office:value="35.06">
            <text:p>35.06</text:p>
          </table:table-cell>
          <table:table-cell table:formula="of:=[.B26]/[.B$2]" office:value-type="percentage" office:value="0.987327513376514">
            <text:p>98.73%</text:p>
          </table:table-cell>
          <table:table-cell table:formula="of:=[.D$2]*[.C26]" office:value-type="currency" office:currency="USD" office:value="670637.556255745">
            <text:p>$670,637.56</text:p>
          </table:table-cell>
          <table:table-cell office:value-type="float" office:value="20.47">
            <text:p>20.47</text:p>
          </table:table-cell>
          <table:table-cell table:formula="of:=[.E26]/[.E$2]" office:value-type="percentage" office:value="1.06837160751566">
            <text:p>106.84%</text:p>
          </table:table-cell>
          <table:table-cell table:formula="of:=[.G$2]*[.F26]" office:value-type="currency" office:currency="USD" office:value="20157.954858786">
            <text:p>$20,157.95</text:p>
          </table:table-cell>
          <table:table-cell office:value-type="float" office:value="65.25">
            <text:p>65.25</text:p>
          </table:table-cell>
          <table:table-cell table:formula="of:=[.H26]/[.H$2]" office:value-type="percentage" office:value="0.970982142857143">
            <text:p>97.10%</text:p>
          </table:table-cell>
          <table:table-cell table:formula="of:=[.J$2]*[.I26]" office:value-type="currency" office:currency="USD" office:value="128242.924528302">
            <text:p>$128,242.92</text:p>
          </table:table-cell>
          <table:table-cell office:value-type="float" office:value="131.68">
            <text:p>131.68</text:p>
          </table:table-cell>
          <table:table-cell table:formula="of:=[.K26]/[.K$2]" office:value-type="percentage" office:value="0.954202898550725">
            <text:p>95.42%</text:p>
          </table:table-cell>
          <table:table-cell table:formula="of:=[.M$2]*[.L26]" office:value-type="currency" office:currency="USD" office:value="162034.454470878">
            <text:p>$162,034.45</text:p>
          </table:table-cell>
          <table:table-cell table:formula="of:=[.D26]+[.G26]+[.J26]+[.M26]" office:value-type="currency" office:currency="USD" office:value="981072.890113711">
            <text:p>$981,072.89</text:p>
          </table:table-cell>
          <table:table-cell table:formula="of:=[.N26]/[.N$2]" office:value-type="percentage" office:value="0.981072890113711">
            <text:p>98.11%</text:p>
          </table:table-cell>
          <table:table-cell table:formula="of:=([.N26]/[.N25])-1" office:value-type="percentage" office:value="0.000842609321211274">
            <text:p>0.08%</text:p>
          </table:table-cell>
          <table:table-cell office:value-type="float" office:value="127.35">
            <text:p>127.35</text:p>
          </table:table-cell>
          <table:table-cell table:formula="of:=[.Q26]/[.Q$2]" office:value-type="percentage" office:value="1.03874388254486">
            <text:p>103.87%</text:p>
          </table:table-cell>
          <table:table-cell table:formula="of:=([.Q26]/[.Q25])-1" office:value-type="percentage" office:value="0.00624209860935521">
            <text:p>0.6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8</text:p>
          </table:table-cell>
          <table:table-cell office:value-type="float" office:value="34.95">
            <text:p>34.95</text:p>
          </table:table-cell>
          <table:table-cell table:formula="of:=[.B27]/[.B$2]" office:value-type="percentage" office:value="0.984229794424106">
            <text:p>98.42%</text:p>
          </table:table-cell>
          <table:table-cell table:formula="of:=[.D$2]*[.C27]" office:value-type="currency" office:currency="USD" office:value="668533.445269204">
            <text:p>$668,533.45</text:p>
          </table:table-cell>
          <table:table-cell office:value-type="float" office:value="20.4">
            <text:p>20.4</text:p>
          </table:table-cell>
          <table:table-cell table:formula="of:=[.E27]/[.E$2]" office:value-type="percentage" office:value="1.06471816283925">
            <text:p>106.47%</text:p>
          </table:table-cell>
          <table:table-cell table:formula="of:=[.G$2]*[.F27]" office:value-type="currency" office:currency="USD" office:value="20089.0219403632">
            <text:p>$20,089.02</text:p>
          </table:table-cell>
          <table:table-cell office:value-type="float" office:value="66.15">
            <text:p>66.15</text:p>
          </table:table-cell>
          <table:table-cell table:formula="of:=[.H27]/[.H$2]" office:value-type="percentage" office:value="0.984375">
            <text:p>98.44%</text:p>
          </table:table-cell>
          <table:table-cell table:formula="of:=[.J$2]*[.I27]" office:value-type="currency" office:currency="USD" office:value="130011.79245283">
            <text:p>$130,011.79</text:p>
          </table:table-cell>
          <table:table-cell office:value-type="float" office:value="133.14">
            <text:p>133.14</text:p>
          </table:table-cell>
          <table:table-cell table:formula="of:=[.K27]/[.K$2]" office:value-type="percentage" office:value="0.964782608695652">
            <text:p>96.48%</text:p>
          </table:table-cell>
          <table:table-cell table:formula="of:=[.M$2]*[.L27]" office:value-type="currency" office:currency="USD" office:value="163831.00902379">
            <text:p>$163,831.01</text:p>
          </table:table-cell>
          <table:table-cell table:formula="of:=[.D27]+[.G27]+[.J27]+[.M27]" office:value-type="currency" office:currency="USD" office:value="982465.268686187">
            <text:p>$982,465.27</text:p>
          </table:table-cell>
          <table:table-cell table:formula="of:=[.N27]/[.N$2]" office:value-type="percentage" office:value="0.982465268686187">
            <text:p>98.25%</text:p>
          </table:table-cell>
          <table:table-cell table:formula="of:=([.N27]/[.N26])-1" office:value-type="percentage" office:value="0.00141924069710608">
            <text:p>0.14%</text:p>
          </table:table-cell>
          <table:table-cell office:value-type="float" office:value="127.93">
            <text:p>127.93</text:p>
          </table:table-cell>
          <table:table-cell table:formula="of:=[.Q27]/[.Q$2]" office:value-type="percentage" office:value="1.04347471451876">
            <text:p>104.35%</text:p>
          </table:table-cell>
          <table:table-cell table:formula="of:=([.Q27]/[.Q26])-1" office:value-type="percentage" office:value="0.00455437769925404">
            <text:p>0.4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09</text:p>
          </table:table-cell>
          <table:table-cell office:value-type="float" office:value="35.17">
            <text:p>35.17</text:p>
          </table:table-cell>
          <table:table-cell table:formula="of:=[.B28]/[.B$2]" office:value-type="percentage" office:value="0.990425232328922">
            <text:p>99.04%</text:p>
          </table:table-cell>
          <table:table-cell table:formula="of:=[.D$2]*[.C28]" office:value-type="currency" office:currency="USD" office:value="672741.667242286">
            <text:p>$672,741.67</text:p>
          </table:table-cell>
          <table:table-cell office:value-type="float" office:value="20.15">
            <text:p>20.15</text:p>
          </table:table-cell>
          <table:table-cell table:formula="of:=[.E28]/[.E$2]" office:value-type="percentage" office:value="1.05167014613779">
            <text:p>105.17%</text:p>
          </table:table-cell>
          <table:table-cell table:formula="of:=[.G$2]*[.F28]" office:value-type="currency" office:currency="USD" office:value="19842.832945996">
            <text:p>$19,842.83</text:p>
          </table:table-cell>
          <table:table-cell office:value-type="float" office:value="66">
            <text:p>66</text:p>
          </table:table-cell>
          <table:table-cell table:formula="of:=[.H28]/[.H$2]" office:value-type="percentage" office:value="0.982142857142857">
            <text:p>98.21%</text:p>
          </table:table-cell>
          <table:table-cell table:formula="of:=[.J$2]*[.I28]" office:value-type="currency" office:currency="USD" office:value="129716.981132075">
            <text:p>$129,716.98</text:p>
          </table:table-cell>
          <table:table-cell office:value-type="float" office:value="133.07">
            <text:p>133.07</text:p>
          </table:table-cell>
          <table:table-cell table:formula="of:=[.K28]/[.K$2]" office:value-type="percentage" office:value="0.964275362318841">
            <text:p>96.43%</text:p>
          </table:table-cell>
          <table:table-cell table:formula="of:=[.M$2]*[.L28]" office:value-type="currency" office:currency="USD" office:value="163744.872846596">
            <text:p>$163,744.87</text:p>
          </table:table-cell>
          <table:table-cell table:formula="of:=[.D28]+[.G28]+[.J28]+[.M28]" office:value-type="currency" office:currency="USD" office:value="986046.354166953">
            <text:p>$986,046.35</text:p>
          </table:table-cell>
          <table:table-cell table:formula="of:=[.N28]/[.N$2]" office:value-type="percentage" office:value="0.986046354166953">
            <text:p>98.60%</text:p>
          </table:table-cell>
          <table:table-cell table:formula="of:=([.N28]/[.N27])-1" office:value-type="percentage" office:value="0.00364499956884434">
            <text:p>0.36%</text:p>
          </table:table-cell>
          <table:table-cell office:value-type="float" office:value="127.64">
            <text:p>127.64</text:p>
          </table:table-cell>
          <table:table-cell table:formula="of:=[.Q28]/[.Q$2]" office:value-type="percentage" office:value="1.04110929853181">
            <text:p>104.11%</text:p>
          </table:table-cell>
          <table:table-cell table:formula="of:=([.Q28]/[.Q27])-1" office:value-type="percentage" office:value="-0.00226686469162829">
            <text:p>-0.2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0</text:p>
          </table:table-cell>
          <table:table-cell office:value-type="float" office:value="34.96">
            <text:p>34.96</text:p>
          </table:table-cell>
          <table:table-cell table:formula="of:=[.B29]/[.B$2]" office:value-type="percentage" office:value="0.984511405237961">
            <text:p>98.45%</text:p>
          </table:table-cell>
          <table:table-cell table:formula="of:=[.D$2]*[.C29]" office:value-type="currency" office:currency="USD" office:value="668724.728086162">
            <text:p>$668,724.73</text:p>
          </table:table-cell>
          <table:table-cell office:value-type="float" office:value="20.35">
            <text:p>20.35</text:p>
          </table:table-cell>
          <table:table-cell table:formula="of:=[.E29]/[.E$2]" office:value-type="percentage" office:value="1.06210855949896">
            <text:p>106.21%</text:p>
          </table:table-cell>
          <table:table-cell table:formula="of:=[.G$2]*[.F29]" office:value-type="currency" office:currency="USD" office:value="20039.7841414897">
            <text:p>$20,039.78</text:p>
          </table:table-cell>
          <table:table-cell office:value-type="float" office:value="66.22">
            <text:p>66.22</text:p>
          </table:table-cell>
          <table:table-cell table:formula="of:=[.H29]/[.H$2]" office:value-type="percentage" office:value="0.985416666666667">
            <text:p>98.54%</text:p>
          </table:table-cell>
          <table:table-cell table:formula="of:=[.J$2]*[.I29]" office:value-type="currency" office:currency="USD" office:value="130149.371069182">
            <text:p>$130,149.37</text:p>
          </table:table-cell>
          <table:table-cell office:value-type="float" office:value="132.85">
            <text:p>132.85</text:p>
          </table:table-cell>
          <table:table-cell table:formula="of:=[.K29]/[.K$2]" office:value-type="percentage" office:value="0.96268115942029">
            <text:p>96.27%</text:p>
          </table:table-cell>
          <table:table-cell table:formula="of:=[.M$2]*[.L29]" office:value-type="currency" office:currency="USD" office:value="163474.159146842">
            <text:p>$163,474.16</text:p>
          </table:table-cell>
          <table:table-cell table:formula="of:=[.D29]+[.G29]+[.J29]+[.M29]" office:value-type="currency" office:currency="USD" office:value="982388.042443676">
            <text:p>$982,388.04</text:p>
          </table:table-cell>
          <table:table-cell table:formula="of:=[.N29]/[.N$2]" office:value-type="percentage" office:value="0.982388042443676">
            <text:p>98.24%</text:p>
          </table:table-cell>
          <table:table-cell table:formula="of:=([.N29]/[.N28])-1" office:value-type="percentage" office:value="-0.00371008087785873">
            <text:p>-0.37%</text:p>
          </table:table-cell>
          <table:table-cell office:value-type="float" office:value="127.69">
            <text:p>127.69</text:p>
          </table:table-cell>
          <table:table-cell table:formula="of:=[.Q29]/[.Q$2]" office:value-type="percentage" office:value="1.04151712887439">
            <text:p>104.15%</text:p>
          </table:table-cell>
          <table:table-cell table:formula="of:=([.Q29]/[.Q28])-1" office:value-type="percentage" office:value="0.000391726731432174">
            <text:p>0.0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1</text:p>
          </table:table-cell>
          <table:table-cell office:value-type="float" office:value="35.58">
            <text:p>35.58</text:p>
          </table:table-cell>
          <table:table-cell table:formula="of:=[.B30]/[.B$2]" office:value-type="percentage" office:value="1.00197127569699">
            <text:p>100.20%</text:p>
          </table:table-cell>
          <table:table-cell table:formula="of:=[.D$2]*[.C30]" office:value-type="currency" office:currency="USD" office:value="680584.262737576">
            <text:p>$680,584.26</text:p>
          </table:table-cell>
          <table:table-cell office:value-type="float" office:value="20.14">
            <text:p>20.14</text:p>
          </table:table-cell>
          <table:table-cell table:formula="of:=[.E30]/[.E$2]" office:value-type="percentage" office:value="1.05114822546973">
            <text:p>105.11%</text:p>
          </table:table-cell>
          <table:table-cell table:formula="of:=[.G$2]*[.F30]" office:value-type="currency" office:currency="USD" office:value="19832.9853862213">
            <text:p>$19,832.99</text:p>
          </table:table-cell>
          <table:table-cell office:value-type="float" office:value="65.83">
            <text:p>65.83</text:p>
          </table:table-cell>
          <table:table-cell table:formula="of:=[.H30]/[.H$2]" office:value-type="percentage" office:value="0.979613095238095">
            <text:p>97.96%</text:p>
          </table:table-cell>
          <table:table-cell table:formula="of:=[.J$2]*[.I30]" office:value-type="currency" office:currency="USD" office:value="129382.86163522">
            <text:p>$129,382.86</text:p>
          </table:table-cell>
          <table:table-cell office:value-type="float" office:value="132.32">
            <text:p>132.32</text:p>
          </table:table-cell>
          <table:table-cell table:formula="of:=[.K30]/[.K$2]" office:value-type="percentage" office:value="0.958840579710145">
            <text:p>95.88%</text:p>
          </table:table-cell>
          <table:table-cell table:formula="of:=[.M$2]*[.L30]" office:value-type="currency" office:currency="USD" office:value="162821.985233798">
            <text:p>$162,821.99</text:p>
          </table:table-cell>
          <table:table-cell table:formula="of:=[.D30]+[.G30]+[.J30]+[.M30]" office:value-type="currency" office:currency="USD" office:value="992622.094992815">
            <text:p>$992,622.09</text:p>
          </table:table-cell>
          <table:table-cell table:formula="of:=[.N30]/[.N$2]" office:value-type="percentage" office:value="0.992622094992815">
            <text:p>99.26%</text:p>
          </table:table-cell>
          <table:table-cell table:formula="of:=([.N30]/[.N29])-1" office:value-type="percentage" office:value="0.010417525567272">
            <text:p>1.04%</text:p>
          </table:table-cell>
          <table:table-cell office:value-type="float" office:value="128.45">
            <text:p>128.45</text:p>
          </table:table-cell>
          <table:table-cell table:formula="of:=[.Q30]/[.Q$2]" office:value-type="percentage" office:value="1.04771615008157">
            <text:p>104.77%</text:p>
          </table:table-cell>
          <table:table-cell table:formula="of:=([.Q30]/[.Q29])-1" office:value-type="percentage" office:value="0.00595191479364088">
            <text:p>0.6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4</text:p>
          </table:table-cell>
          <table:table-cell office:value-type="float" office:value="35.52">
            <text:p>35.52</text:p>
          </table:table-cell>
          <table:table-cell table:formula="of:=[.B31]/[.B$2]" office:value-type="percentage" office:value="1.00028161081386">
            <text:p>100.03%</text:p>
          </table:table-cell>
          <table:table-cell table:formula="of:=[.D$2]*[.C31]" office:value-type="currency" office:currency="USD" office:value="679436.565835826">
            <text:p>$679,436.57</text:p>
          </table:table-cell>
          <table:table-cell office:value-type="float" office:value="20.28">
            <text:p>20.28</text:p>
          </table:table-cell>
          <table:table-cell table:formula="of:=[.E31]/[.E$2]" office:value-type="percentage" office:value="1.05845511482255">
            <text:p>105.85%</text:p>
          </table:table-cell>
          <table:table-cell table:formula="of:=[.G$2]*[.F31]" office:value-type="currency" office:currency="USD" office:value="19970.8512230669">
            <text:p>$19,970.85</text:p>
          </table:table-cell>
          <table:table-cell office:value-type="float" office:value="67.27">
            <text:p>67.27</text:p>
          </table:table-cell>
          <table:table-cell table:formula="of:=[.H31]/[.H$2]" office:value-type="percentage" office:value="1.00104166666667">
            <text:p>100.10%</text:p>
          </table:table-cell>
          <table:table-cell table:formula="of:=[.J$2]*[.I31]" office:value-type="currency" office:currency="USD" office:value="132213.050314465">
            <text:p>$132,213.05</text:p>
          </table:table-cell>
          <table:table-cell office:value-type="float" office:value="132.95">
            <text:p>132.95</text:p>
          </table:table-cell>
          <table:table-cell table:formula="of:=[.K31]/[.K$2]" office:value-type="percentage" office:value="0.963405797101449">
            <text:p>96.34%</text:p>
          </table:table-cell>
          <table:table-cell table:formula="of:=[.M$2]*[.L31]" office:value-type="currency" office:currency="USD" office:value="163597.210828548">
            <text:p>$163,597.21</text:p>
          </table:table-cell>
          <table:table-cell table:formula="of:=[.D31]+[.G31]+[.J31]+[.M31]" office:value-type="currency" office:currency="USD" office:value="995217.678201906">
            <text:p>$995,217.68</text:p>
          </table:table-cell>
          <table:table-cell table:formula="of:=[.N31]/[.N$2]" office:value-type="percentage" office:value="0.995217678201907">
            <text:p>99.52%</text:p>
          </table:table-cell>
          <table:table-cell table:formula="of:=([.N31]/[.N30])-1" office:value-type="percentage" office:value="0.00261487551222594">
            <text:p>0.26%</text:p>
          </table:table-cell>
          <table:table-cell office:value-type="float" office:value="128.76">
            <text:p>128.76</text:p>
          </table:table-cell>
          <table:table-cell table:formula="of:=[.Q31]/[.Q$2]" office:value-type="percentage" office:value="1.05024469820555">
            <text:p>105.02%</text:p>
          </table:table-cell>
          <table:table-cell table:formula="of:=([.Q31]/[.Q30])-1" office:value-type="percentage" office:value="0.00241339042428956">
            <text:p>0.2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5</text:p>
          </table:table-cell>
          <table:table-cell office:value-type="float" office:value="35.68">
            <text:p>35.68</text:p>
          </table:table-cell>
          <table:table-cell table:formula="of:=[.B32]/[.B$2]" office:value-type="percentage" office:value="1.00478738383554">
            <text:p>100.48%</text:p>
          </table:table-cell>
          <table:table-cell table:formula="of:=[.D$2]*[.C32]" office:value-type="currency" office:currency="USD" office:value="682497.090907159">
            <text:p>$682,497.09</text:p>
          </table:table-cell>
          <table:table-cell office:value-type="float" office:value="20.02">
            <text:p>20.02</text:p>
          </table:table-cell>
          <table:table-cell table:formula="of:=[.E32]/[.E$2]" office:value-type="percentage" office:value="1.04488517745303">
            <text:p>104.49%</text:p>
          </table:table-cell>
          <table:table-cell table:formula="of:=[.G$2]*[.F32]" office:value-type="currency" office:currency="USD" office:value="19714.814668925">
            <text:p>$19,714.81</text:p>
          </table:table-cell>
          <table:table-cell office:value-type="float" office:value="67.09">
            <text:p>67.09</text:p>
          </table:table-cell>
          <table:table-cell table:formula="of:=[.H32]/[.H$2]" office:value-type="percentage" office:value="0.998363095238095">
            <text:p>99.84%</text:p>
          </table:table-cell>
          <table:table-cell table:formula="of:=[.J$2]*[.I32]" office:value-type="currency" office:currency="USD" office:value="131859.27672956">
            <text:p>$131,859.28</text:p>
          </table:table-cell>
          <table:table-cell office:value-type="float" office:value="133.97">
            <text:p>133.97</text:p>
          </table:table-cell>
          <table:table-cell table:formula="of:=[.K32]/[.K$2]" office:value-type="percentage" office:value="0.970797101449275">
            <text:p>97.08%</text:p>
          </table:table-cell>
          <table:table-cell table:formula="of:=[.M$2]*[.L32]" office:value-type="currency" office:currency="USD" office:value="164852.337981952">
            <text:p>$164,852.34</text:p>
          </table:table-cell>
          <table:table-cell table:formula="of:=[.D32]+[.G32]+[.J32]+[.M32]" office:value-type="currency" office:currency="USD" office:value="998923.520287596">
            <text:p>$998,923.52</text:p>
          </table:table-cell>
          <table:table-cell table:formula="of:=[.N32]/[.N$2]" office:value-type="percentage" office:value="0.998923520287596">
            <text:p>99.89%</text:p>
          </table:table-cell>
          <table:table-cell table:formula="of:=([.N32]/[.N31])-1" office:value-type="percentage" office:value="0.00372364977718731">
            <text:p>0.37%</text:p>
          </table:table-cell>
          <table:table-cell office:value-type="float" office:value="128.35">
            <text:p>128.35</text:p>
          </table:table-cell>
          <table:table-cell table:formula="of:=[.Q32]/[.Q$2]" office:value-type="percentage" office:value="1.04690048939641">
            <text:p>104.69%</text:p>
          </table:table-cell>
          <table:table-cell table:formula="of:=([.Q32]/[.Q31])-1" office:value-type="percentage" office:value="-0.00318421870146002">
            <text:p>-0.3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6</text:p>
          </table:table-cell>
          <table:table-cell office:value-type="float" office:value="35.44">
            <text:p>35.44</text:p>
          </table:table-cell>
          <table:table-cell table:formula="of:=[.B33]/[.B$2]" office:value-type="percentage" office:value="0.998028724303013">
            <text:p>99.80%</text:p>
          </table:table-cell>
          <table:table-cell table:formula="of:=[.D$2]*[.C33]" office:value-type="currency" office:currency="USD" office:value="677906.30330016">
            <text:p>$677,906.30</text:p>
          </table:table-cell>
          <table:table-cell office:value-type="float" office:value="20.47">
            <text:p>20.47</text:p>
          </table:table-cell>
          <table:table-cell table:formula="of:=[.E33]/[.E$2]" office:value-type="percentage" office:value="1.06837160751566">
            <text:p>106.84%</text:p>
          </table:table-cell>
          <table:table-cell table:formula="of:=[.G$2]*[.F33]" office:value-type="currency" office:currency="USD" office:value="20157.954858786">
            <text:p>$20,157.95</text:p>
          </table:table-cell>
          <table:table-cell office:value-type="float" office:value="67.36">
            <text:p>67.36</text:p>
          </table:table-cell>
          <table:table-cell table:formula="of:=[.H33]/[.H$2]" office:value-type="percentage" office:value="1.00238095238095">
            <text:p>100.24%</text:p>
          </table:table-cell>
          <table:table-cell table:formula="of:=[.J$2]*[.I33]" office:value-type="currency" office:currency="USD" office:value="132389.937106918">
            <text:p>$132,389.94</text:p>
          </table:table-cell>
          <table:table-cell office:value-type="float" office:value="134.1">
            <text:p>134.1</text:p>
          </table:table-cell>
          <table:table-cell table:formula="of:=[.K33]/[.K$2]" office:value-type="percentage" office:value="0.971739130434782">
            <text:p>97.17%</text:p>
          </table:table-cell>
          <table:table-cell table:formula="of:=[.M$2]*[.L33]" office:value-type="currency" office:currency="USD" office:value="165012.305168171">
            <text:p>$165,012.31</text:p>
          </table:table-cell>
          <table:table-cell table:formula="of:=[.D33]+[.G33]+[.J33]+[.M33]" office:value-type="currency" office:currency="USD" office:value="995466.500434035">
            <text:p>$995,466.50</text:p>
          </table:table-cell>
          <table:table-cell table:formula="of:=[.N33]/[.N$2]" office:value-type="percentage" office:value="0.995466500434035">
            <text:p>99.55%</text:p>
          </table:table-cell>
          <table:table-cell table:formula="of:=([.N33]/[.N32])-1" office:value-type="percentage" office:value="-0.00346074527564022">
            <text:p>-0.35%</text:p>
          </table:table-cell>
          <table:table-cell office:value-type="float" office:value="129.17">
            <text:p>129.17</text:p>
          </table:table-cell>
          <table:table-cell table:formula="of:=[.Q33]/[.Q$2]" office:value-type="percentage" office:value="1.05358890701468">
            <text:p>105.36%</text:p>
          </table:table-cell>
          <table:table-cell table:formula="of:=([.Q33]/[.Q32])-1" office:value-type="percentage" office:value="0.00638878067783399">
            <text:p>0.6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7</text:p>
          </table:table-cell>
          <table:table-cell office:value-type="float" office:value="35.38">
            <text:p>35.38</text:p>
          </table:table-cell>
          <table:table-cell table:formula="of:=[.B34]/[.B$2]" office:value-type="percentage" office:value="0.996339059419882">
            <text:p>99.63%</text:p>
          </table:table-cell>
          <table:table-cell table:formula="of:=[.D$2]*[.C34]" office:value-type="currency" office:currency="USD" office:value="676758.60639841">
            <text:p>$676,758.61</text:p>
          </table:table-cell>
          <table:table-cell office:value-type="float" office:value="20.33">
            <text:p>20.33</text:p>
          </table:table-cell>
          <table:table-cell table:formula="of:=[.E34]/[.E$2]" office:value-type="percentage" office:value="1.06106471816284">
            <text:p>106.11%</text:p>
          </table:table-cell>
          <table:table-cell table:formula="of:=[.G$2]*[.F34]" office:value-type="currency" office:currency="USD" office:value="20020.0890219404">
            <text:p>$20,020.09</text:p>
          </table:table-cell>
          <table:table-cell office:value-type="float" office:value="67.65">
            <text:p>67.65</text:p>
          </table:table-cell>
          <table:table-cell table:formula="of:=[.H34]/[.H$2]" office:value-type="percentage" office:value="1.00669642857143">
            <text:p>100.67%</text:p>
          </table:table-cell>
          <table:table-cell table:formula="of:=[.J$2]*[.I34]" office:value-type="currency" office:currency="USD" office:value="132959.905660377">
            <text:p>$132,959.91</text:p>
          </table:table-cell>
          <table:table-cell office:value-type="float" office:value="135.04">
            <text:p>135.04</text:p>
          </table:table-cell>
          <table:table-cell table:formula="of:=[.K34]/[.K$2]" office:value-type="percentage" office:value="0.978550724637681">
            <text:p>97.86%</text:p>
          </table:table-cell>
          <table:table-cell table:formula="of:=[.M$2]*[.L34]" office:value-type="currency" office:currency="USD" office:value="166168.99097621">
            <text:p>$166,168.99</text:p>
          </table:table-cell>
          <table:table-cell table:formula="of:=[.D34]+[.G34]+[.J34]+[.M34]" office:value-type="currency" office:currency="USD" office:value="995907.592056938">
            <text:p>$995,907.59</text:p>
          </table:table-cell>
          <table:table-cell table:formula="of:=[.N34]/[.N$2]" office:value-type="percentage" office:value="0.995907592056938">
            <text:p>99.59%</text:p>
          </table:table-cell>
          <table:table-cell table:formula="of:=([.N34]/[.N33])-1" office:value-type="percentage" office:value="0.000443100418458187">
            <text:p>0.04%</text:p>
          </table:table-cell>
          <table:table-cell office:value-type="float" office:value="129.55">
            <text:p>129.55</text:p>
          </table:table-cell>
          <table:table-cell table:formula="of:=[.Q34]/[.Q$2]" office:value-type="percentage" office:value="1.05668841761827">
            <text:p>105.67%</text:p>
          </table:table-cell>
          <table:table-cell table:formula="of:=([.Q34]/[.Q33])-1" office:value-type="percentage" office:value="0.00294185956491466">
            <text:p>0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18</text:p>
          </table:table-cell>
          <table:table-cell office:value-type="float" office:value="35.43">
            <text:p>35.43</text:p>
          </table:table-cell>
          <table:table-cell table:formula="of:=[.B35]/[.B$2]" office:value-type="percentage" office:value="0.997747113489158">
            <text:p>99.77%</text:p>
          </table:table-cell>
          <table:table-cell table:formula="of:=[.D$2]*[.C35]" office:value-type="currency" office:currency="USD" office:value="677715.020483202">
            <text:p>$677,715.02</text:p>
          </table:table-cell>
          <table:table-cell office:value-type="float" office:value="20.37">
            <text:p>20.37</text:p>
          </table:table-cell>
          <table:table-cell table:formula="of:=[.E35]/[.E$2]" office:value-type="percentage" office:value="1.06315240083507">
            <text:p>106.32%</text:p>
          </table:table-cell>
          <table:table-cell table:formula="of:=[.G$2]*[.F35]" office:value-type="currency" office:currency="USD" office:value="20059.4792610391">
            <text:p>$20,059.48</text:p>
          </table:table-cell>
          <table:table-cell office:value-type="float" office:value="67.64">
            <text:p>67.64</text:p>
          </table:table-cell>
          <table:table-cell table:formula="of:=[.H35]/[.H$2]" office:value-type="percentage" office:value="1.00654761904762">
            <text:p>100.65%</text:p>
          </table:table-cell>
          <table:table-cell table:formula="of:=[.J$2]*[.I35]" office:value-type="currency" office:currency="USD" office:value="132940.251572327">
            <text:p>$132,940.25</text:p>
          </table:table-cell>
          <table:table-cell office:value-type="float" office:value="135.41">
            <text:p>135.41</text:p>
          </table:table-cell>
          <table:table-cell table:formula="of:=[.K35]/[.K$2]" office:value-type="percentage" office:value="0.981231884057971">
            <text:p>98.12%</text:p>
          </table:table-cell>
          <table:table-cell table:formula="of:=[.M$2]*[.L35]" office:value-type="currency" office:currency="USD" office:value="166624.282198523">
            <text:p>$166,624.28</text:p>
          </table:table-cell>
          <table:table-cell table:formula="of:=[.D35]+[.G35]+[.J35]+[.M35]" office:value-type="currency" office:currency="USD" office:value="997339.033515091">
            <text:p>$997,339.03</text:p>
          </table:table-cell>
          <table:table-cell table:formula="of:=[.N35]/[.N$2]" office:value-type="percentage" office:value="0.997339033515091">
            <text:p>99.73%</text:p>
          </table:table-cell>
          <table:table-cell table:formula="of:=([.N35]/[.N34])-1" office:value-type="percentage" office:value="0.00143732357255821">
            <text:p>0.14%</text:p>
          </table:table-cell>
          <table:table-cell office:value-type="float" office:value="129.82">
            <text:p>129.82</text:p>
          </table:table-cell>
          <table:table-cell table:formula="of:=[.Q35]/[.Q$2]" office:value-type="percentage" office:value="1.05889070146819">
            <text:p>105.89%</text:p>
          </table:table-cell>
          <table:table-cell table:formula="of:=([.Q35]/[.Q34])-1" office:value-type="percentage" office:value="0.00208413739868774">
            <text:p>0.2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22</text:p>
          </table:table-cell>
          <table:table-cell office:value-type="float" office:value="35.45">
            <text:p>35.45</text:p>
          </table:table-cell>
          <table:table-cell table:formula="of:=[.B36]/[.B$2]" office:value-type="percentage" office:value="0.998310335116869">
            <text:p>99.83%</text:p>
          </table:table-cell>
          <table:table-cell table:formula="of:=[.D$2]*[.C36]" office:value-type="currency" office:currency="USD" office:value="678097.586117118">
            <text:p>$678,097.59</text:p>
          </table:table-cell>
          <table:table-cell office:value-type="float" office:value="19.86">
            <text:p>19.86</text:p>
          </table:table-cell>
          <table:table-cell table:formula="of:=[.E36]/[.E$2]" office:value-type="percentage" office:value="1.03653444676409">
            <text:p>103.65%</text:p>
          </table:table-cell>
          <table:table-cell table:formula="of:=[.G$2]*[.F36]" office:value-type="currency" office:currency="USD" office:value="19557.25371253">
            <text:p>$19,557.25</text:p>
          </table:table-cell>
          <table:table-cell office:value-type="float" office:value="67.09">
            <text:p>67.09</text:p>
          </table:table-cell>
          <table:table-cell table:formula="of:=[.H36]/[.H$2]" office:value-type="percentage" office:value="0.998363095238095">
            <text:p>99.84%</text:p>
          </table:table-cell>
          <table:table-cell table:formula="of:=[.J$2]*[.I36]" office:value-type="currency" office:currency="USD" office:value="131859.27672956">
            <text:p>$131,859.28</text:p>
          </table:table-cell>
          <table:table-cell office:value-type="float" office:value="136.29">
            <text:p>136.29</text:p>
          </table:table-cell>
          <table:table-cell table:formula="of:=[.K36]/[.K$2]" office:value-type="percentage" office:value="0.987608695652174">
            <text:p>98.76%</text:p>
          </table:table-cell>
          <table:table-cell table:formula="of:=[.M$2]*[.L36]" office:value-type="currency" office:currency="USD" office:value="167707.136997539">
            <text:p>$167,707.14</text:p>
          </table:table-cell>
          <table:table-cell table:formula="of:=[.D36]+[.G36]+[.J36]+[.M36]" office:value-type="currency" office:currency="USD" office:value="997221.253556747">
            <text:p>$997,221.25</text:p>
          </table:table-cell>
          <table:table-cell table:formula="of:=[.N36]/[.N$2]" office:value-type="percentage" office:value="0.997221253556747">
            <text:p>99.72%</text:p>
          </table:table-cell>
          <table:table-cell table:formula="of:=([.N36]/[.N35])-1" office:value-type="percentage" office:value="-0.000118094203060526">
            <text:p>-0.01%</text:p>
          </table:table-cell>
          <table:table-cell office:value-type="float" office:value="127.22">
            <text:p>127.22</text:p>
          </table:table-cell>
          <table:table-cell table:formula="of:=[.Q36]/[.Q$2]" office:value-type="percentage" office:value="1.03768352365416">
            <text:p>103.77%</text:p>
          </table:table-cell>
          <table:table-cell table:formula="of:=([.Q36]/[.Q35])-1" office:value-type="percentage" office:value="-0.0200277307040517">
            <text:p>-2.0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23</text:p>
          </table:table-cell>
          <table:table-cell office:value-type="float" office:value="35.37">
            <text:p>35.37</text:p>
          </table:table-cell>
          <table:table-cell table:formula="of:=[.B37]/[.B$2]" office:value-type="percentage" office:value="0.996057448606026">
            <text:p>99.61%</text:p>
          </table:table-cell>
          <table:table-cell table:formula="of:=[.D$2]*[.C37]" office:value-type="currency" office:currency="USD" office:value="676567.323581452">
            <text:p>$676,567.32</text:p>
          </table:table-cell>
          <table:table-cell office:value-type="float" office:value="22.32">
            <text:p>22.32</text:p>
          </table:table-cell>
          <table:table-cell table:formula="of:=[.E37]/[.E$2]" office:value-type="percentage" office:value="1.16492693110647">
            <text:p>116.49%</text:p>
          </table:table-cell>
          <table:table-cell table:formula="of:=[.G$2]*[.F37]" office:value-type="currency" office:currency="USD" office:value="21979.7534171032">
            <text:p>$21,979.75</text:p>
          </table:table-cell>
          <table:table-cell office:value-type="float" office:value="66.76">
            <text:p>66.76</text:p>
          </table:table-cell>
          <table:table-cell table:formula="of:=[.H37]/[.H$2]" office:value-type="percentage" office:value="0.993452380952381">
            <text:p>99.35%</text:p>
          </table:table-cell>
          <table:table-cell table:formula="of:=[.J$2]*[.I37]" office:value-type="currency" office:currency="USD" office:value="131210.691823899">
            <text:p>$131,210.69</text:p>
          </table:table-cell>
          <table:table-cell office:value-type="float" office:value="137.51">
            <text:p>137.51</text:p>
          </table:table-cell>
          <table:table-cell table:formula="of:=[.K37]/[.K$2]" office:value-type="percentage" office:value="0.996449275362319">
            <text:p>99.64%</text:p>
          </table:table-cell>
          <table:table-cell table:formula="of:=[.M$2]*[.L37]" office:value-type="currency" office:currency="USD" office:value="169208.367514356">
            <text:p>$169,208.37</text:p>
          </table:table-cell>
          <table:table-cell table:formula="of:=[.D37]+[.G37]+[.J37]+[.M37]" office:value-type="currency" office:currency="USD" office:value="998966.13633681">
            <text:p>$998,966.14</text:p>
          </table:table-cell>
          <table:table-cell table:formula="of:=[.N37]/[.N$2]" office:value-type="percentage" office:value="0.998966136336811">
            <text:p>99.90%</text:p>
          </table:table-cell>
          <table:table-cell table:formula="of:=([.N37]/[.N36])-1" office:value-type="percentage" office:value="0.00174974487741819">
            <text:p>0.17%</text:p>
          </table:table-cell>
          <table:table-cell office:value-type="float" office:value="126.43">
            <text:p>126.43</text:p>
          </table:table-cell>
          <table:table-cell table:formula="of:=[.Q37]/[.Q$2]" office:value-type="percentage" office:value="1.03123980424144">
            <text:p>103.12%</text:p>
          </table:table-cell>
          <table:table-cell table:formula="of:=([.Q37]/[.Q36])-1" office:value-type="percentage" office:value="-0.00620971545354498">
            <text:p>-0.6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24</text:p>
          </table:table-cell>
          <table:table-cell office:value-type="float" office:value="35.32">
            <text:p>35.32</text:p>
          </table:table-cell>
          <table:table-cell table:formula="of:=[.B38]/[.B$2]" office:value-type="percentage" office:value="0.99464939453675">
            <text:p>99.46%</text:p>
          </table:table-cell>
          <table:table-cell table:formula="of:=[.D$2]*[.C38]" office:value-type="currency" office:currency="USD" office:value="675610.909496661">
            <text:p>$675,610.91</text:p>
          </table:table-cell>
          <table:table-cell office:value-type="float" office:value="22.33">
            <text:p>22.33</text:p>
          </table:table-cell>
          <table:table-cell table:formula="of:=[.E38]/[.E$2]" office:value-type="percentage" office:value="1.16544885177453">
            <text:p>116.54%</text:p>
          </table:table-cell>
          <table:table-cell table:formula="of:=[.G$2]*[.F38]" office:value-type="currency" office:currency="USD" office:value="21989.6009768779">
            <text:p>$21,989.60</text:p>
          </table:table-cell>
          <table:table-cell office:value-type="float" office:value="67.26">
            <text:p>67.26</text:p>
          </table:table-cell>
          <table:table-cell table:formula="of:=[.H38]/[.H$2]" office:value-type="percentage" office:value="1.00089285714286">
            <text:p>100.09%</text:p>
          </table:table-cell>
          <table:table-cell table:formula="of:=[.J$2]*[.I38]" office:value-type="currency" office:currency="USD" office:value="132193.396226415">
            <text:p>$132,193.40</text:p>
          </table:table-cell>
          <table:table-cell office:value-type="float" office:value="136.48">
            <text:p>136.48</text:p>
          </table:table-cell>
          <table:table-cell table:formula="of:=[.K38]/[.K$2]" office:value-type="percentage" office:value="0.988985507246377">
            <text:p>98.90%</text:p>
          </table:table-cell>
          <table:table-cell table:formula="of:=[.M$2]*[.L38]" office:value-type="currency" office:currency="USD" office:value="167940.935192781">
            <text:p>$167,940.94</text:p>
          </table:table-cell>
          <table:table-cell table:formula="of:=[.D38]+[.G38]+[.J38]+[.M38]" office:value-type="currency" office:currency="USD" office:value="997734.841892734">
            <text:p>$997,734.84</text:p>
          </table:table-cell>
          <table:table-cell table:formula="of:=[.N38]/[.N$2]" office:value-type="percentage" office:value="0.997734841892735">
            <text:p>99.77%</text:p>
          </table:table-cell>
          <table:table-cell table:formula="of:=([.N38]/[.N37])-1" office:value-type="percentage" office:value="-0.00123256875212119">
            <text:p>-0.12%</text:p>
          </table:table-cell>
          <table:table-cell office:value-type="float" office:value="126.35">
            <text:p>126.35</text:p>
          </table:table-cell>
          <table:table-cell table:formula="of:=[.Q38]/[.Q$2]" office:value-type="percentage" office:value="1.03058727569331">
            <text:p>103.06%</text:p>
          </table:table-cell>
          <table:table-cell table:formula="of:=([.Q38]/[.Q37])-1" office:value-type="percentage" office:value="-0.000632761211737831">
            <text:p>-0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25</text:p>
          </table:table-cell>
          <table:table-cell office:value-type="float" office:value="35.61">
            <text:p>35.61</text:p>
          </table:table-cell>
          <table:table-cell table:formula="of:=[.B39]/[.B$2]" office:value-type="percentage" office:value="1.00281610813855">
            <text:p>100.28%</text:p>
          </table:table-cell>
          <table:table-cell table:formula="of:=[.D$2]*[.C39]" office:value-type="currency" office:currency="USD" office:value="681158.111188451">
            <text:p>$681,158.11</text:p>
          </table:table-cell>
          <table:table-cell office:value-type="float" office:value="22.83">
            <text:p>22.83</text:p>
          </table:table-cell>
          <table:table-cell table:formula="of:=[.E39]/[.E$2]" office:value-type="percentage" office:value="1.19154488517745">
            <text:p>119.15%</text:p>
          </table:table-cell>
          <table:table-cell table:formula="of:=[.G$2]*[.F39]" office:value-type="currency" office:currency="USD" office:value="22481.9789656123">
            <text:p>$22,481.98</text:p>
          </table:table-cell>
          <table:table-cell office:value-type="float" office:value="67.78">
            <text:p>67.78</text:p>
          </table:table-cell>
          <table:table-cell table:formula="of:=[.H39]/[.H$2]" office:value-type="percentage" office:value="1.00863095238095">
            <text:p>100.86%</text:p>
          </table:table-cell>
          <table:table-cell table:formula="of:=[.J$2]*[.I39]" office:value-type="currency" office:currency="USD" office:value="133215.408805031">
            <text:p>$133,215.41</text:p>
          </table:table-cell>
          <table:table-cell office:value-type="float" office:value="137.38">
            <text:p>137.38</text:p>
          </table:table-cell>
          <table:table-cell table:formula="of:=[.K39]/[.K$2]" office:value-type="percentage" office:value="0.995507246376812">
            <text:p>99.55%</text:p>
          </table:table-cell>
          <table:table-cell table:formula="of:=[.M$2]*[.L39]" office:value-type="currency" office:currency="USD" office:value="169048.400328138">
            <text:p>$169,048.40</text:p>
          </table:table-cell>
          <table:table-cell table:formula="of:=[.D39]+[.G39]+[.J39]+[.M39]" office:value-type="currency" office:currency="USD" office:value="1005903.89928723">
            <text:p>$1,005,903.90</text:p>
          </table:table-cell>
          <table:table-cell table:formula="of:=[.N39]/[.N$2]" office:value-type="percentage" office:value="1.00590389928723">
            <text:p>100.59%</text:p>
          </table:table-cell>
          <table:table-cell table:formula="of:=([.N39]/[.N38])-1" office:value-type="percentage" office:value="0.00818760361119697">
            <text:p>0.82%</text:p>
          </table:table-cell>
          <table:table-cell office:value-type="float" office:value="127.7">
            <text:p>127.7</text:p>
          </table:table-cell>
          <table:table-cell table:formula="of:=[.Q39]/[.Q$2]" office:value-type="percentage" office:value="1.0415986949429">
            <text:p>104.16%</text:p>
          </table:table-cell>
          <table:table-cell table:formula="of:=([.Q39]/[.Q38])-1" office:value-type="percentage" office:value="0.0106846062524733">
            <text:p>1.0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2-28</text:p>
          </table:table-cell>
          <table:table-cell office:value-type="float" office:value="35.66">
            <text:p>35.66</text:p>
          </table:table-cell>
          <table:table-cell table:formula="of:=[.B40]/[.B$2]" office:value-type="percentage" office:value="1.00422416220783">
            <text:p>100.42%</text:p>
          </table:table-cell>
          <table:table-cell table:formula="of:=[.D$2]*[.C40]" office:value-type="currency" office:currency="USD" office:value="682114.525273242">
            <text:p>$682,114.53</text:p>
          </table:table-cell>
          <table:table-cell office:value-type="float" office:value="22.76">
            <text:p>22.76</text:p>
          </table:table-cell>
          <table:table-cell table:formula="of:=[.E40]/[.E$2]" office:value-type="percentage" office:value="1.18789144050104">
            <text:p>118.79%</text:p>
          </table:table-cell>
          <table:table-cell table:formula="of:=[.G$2]*[.F40]" office:value-type="currency" office:currency="USD" office:value="22413.0460471895">
            <text:p>$22,413.05</text:p>
          </table:table-cell>
          <table:table-cell office:value-type="float" office:value="68.4">
            <text:p>68.4</text:p>
          </table:table-cell>
          <table:table-cell table:formula="of:=[.H40]/[.H$2]" office:value-type="percentage" office:value="1.01785714285714">
            <text:p>101.79%</text:p>
          </table:table-cell>
          <table:table-cell table:formula="of:=[.J$2]*[.I40]" office:value-type="currency" office:currency="USD" office:value="134433.962264151">
            <text:p>$134,433.96</text:p>
          </table:table-cell>
          <table:table-cell office:value-type="float" office:value="137.66">
            <text:p>137.66</text:p>
          </table:table-cell>
          <table:table-cell table:formula="of:=[.K40]/[.K$2]" office:value-type="percentage" office:value="0.997536231884058">
            <text:p>99.75%</text:p>
          </table:table-cell>
          <table:table-cell table:formula="of:=[.M$2]*[.L40]" office:value-type="currency" office:currency="USD" office:value="169392.945036915">
            <text:p>$169,392.95</text:p>
          </table:table-cell>
          <table:table-cell table:formula="of:=[.D40]+[.G40]+[.J40]+[.M40]" office:value-type="currency" office:currency="USD" office:value="1008354.4786215">
            <text:p>$1,008,354.48</text:p>
          </table:table-cell>
          <table:table-cell table:formula="of:=[.N40]/[.N$2]" office:value-type="percentage" office:value="1.0083544786215">
            <text:p>100.84%</text:p>
          </table:table-cell>
          <table:table-cell table:formula="of:=([.N40]/[.N39])-1" office:value-type="percentage" office:value="0.00243619627680358">
            <text:p>0.24%</text:p>
          </table:table-cell>
          <table:table-cell office:value-type="float" office:value="128.49">
            <text:p>128.49</text:p>
          </table:table-cell>
          <table:table-cell table:formula="of:=[.Q40]/[.Q$2]" office:value-type="percentage" office:value="1.04804241435563">
            <text:p>104.80%</text:p>
          </table:table-cell>
          <table:table-cell table:formula="of:=([.Q40]/[.Q39])-1" office:value-type="percentage" office:value="0.00618637431480029">
            <text:p>0.6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1</text:p>
          </table:table-cell>
          <table:table-cell office:value-type="float" office:value="35.28">
            <text:p>35.28</text:p>
          </table:table-cell>
          <table:table-cell table:formula="of:=[.B41]/[.B$2]" office:value-type="percentage" office:value="0.993522951281329">
            <text:p>99.35%</text:p>
          </table:table-cell>
          <table:table-cell table:formula="of:=[.D$2]*[.C41]" office:value-type="currency" office:currency="USD" office:value="674845.778228827">
            <text:p>$674,845.78</text:p>
          </table:table-cell>
          <table:table-cell office:value-type="float" office:value="22.16">
            <text:p>22.16</text:p>
          </table:table-cell>
          <table:table-cell table:formula="of:=[.E41]/[.E$2]" office:value-type="percentage" office:value="1.15657620041754">
            <text:p>115.66%</text:p>
          </table:table-cell>
          <table:table-cell table:formula="of:=[.G$2]*[.F41]" office:value-type="currency" office:currency="USD" office:value="21822.1924607082">
            <text:p>$21,822.19</text:p>
          </table:table-cell>
          <table:table-cell office:value-type="float" office:value="70.18">
            <text:p>70.18</text:p>
          </table:table-cell>
          <table:table-cell table:formula="of:=[.H41]/[.H$2]" office:value-type="percentage" office:value="1.04434523809524">
            <text:p>104.43%</text:p>
          </table:table-cell>
          <table:table-cell table:formula="of:=[.J$2]*[.I41]" office:value-type="currency" office:currency="USD" office:value="137932.389937107">
            <text:p>$137,932.39</text:p>
          </table:table-cell>
          <table:table-cell office:value-type="float" office:value="140.03">
            <text:p>140.03</text:p>
          </table:table-cell>
          <table:table-cell table:formula="of:=[.K41]/[.K$2]" office:value-type="percentage" office:value="1.01471014492754">
            <text:p>101.47%</text:p>
          </table:table-cell>
          <table:table-cell table:formula="of:=[.M$2]*[.L41]" office:value-type="currency" office:currency="USD" office:value="172309.269893355">
            <text:p>$172,309.27</text:p>
          </table:table-cell>
          <table:table-cell table:formula="of:=[.D41]+[.G41]+[.J41]+[.M41]" office:value-type="currency" office:currency="USD" office:value="1006909.63052">
            <text:p>$1,006,909.63</text:p>
          </table:table-cell>
          <table:table-cell table:formula="of:=[.N41]/[.N$2]" office:value-type="percentage" office:value="1.00690963052">
            <text:p>100.69%</text:p>
          </table:table-cell>
          <table:table-cell table:formula="of:=([.N41]/[.N40])-1" office:value-type="percentage" office:value="-0.0014328771599007">
            <text:p>-0.14%</text:p>
          </table:table-cell>
          <table:table-cell office:value-type="float" office:value="126.35">
            <text:p>126.35</text:p>
          </table:table-cell>
          <table:table-cell table:formula="of:=[.Q41]/[.Q$2]" office:value-type="percentage" office:value="1.03058727569331">
            <text:p>103.06%</text:p>
          </table:table-cell>
          <table:table-cell table:formula="of:=([.Q41]/[.Q40])-1" office:value-type="percentage" office:value="-0.0166549926064287">
            <text:p>-1.6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2</text:p>
          </table:table-cell>
          <table:table-cell office:value-type="float" office:value="35.39">
            <text:p>35.39</text:p>
          </table:table-cell>
          <table:table-cell table:formula="of:=[.B42]/[.B$2]" office:value-type="percentage" office:value="0.996620670233737">
            <text:p>99.66%</text:p>
          </table:table-cell>
          <table:table-cell table:formula="of:=[.D$2]*[.C42]" office:value-type="currency" office:currency="USD" office:value="676949.889215369">
            <text:p>$676,949.89</text:p>
          </table:table-cell>
          <table:table-cell office:value-type="float" office:value="22.39">
            <text:p>22.39</text:p>
          </table:table-cell>
          <table:table-cell table:formula="of:=[.E42]/[.E$2]" office:value-type="percentage" office:value="1.16858037578288">
            <text:p>116.86%</text:p>
          </table:table-cell>
          <table:table-cell table:formula="of:=[.G$2]*[.F42]" office:value-type="currency" office:currency="USD" office:value="22048.6863355261">
            <text:p>$22,048.69</text:p>
          </table:table-cell>
          <table:table-cell office:value-type="float" office:value="70">
            <text:p>70</text:p>
          </table:table-cell>
          <table:table-cell table:formula="of:=[.H42]/[.H$2]" office:value-type="percentage" office:value="1.04166666666667">
            <text:p>104.17%</text:p>
          </table:table-cell>
          <table:table-cell table:formula="of:=[.J$2]*[.I42]" office:value-type="currency" office:currency="USD" office:value="137578.616352201">
            <text:p>$137,578.62</text:p>
          </table:table-cell>
          <table:table-cell office:value-type="float" office:value="139.92">
            <text:p>139.92</text:p>
          </table:table-cell>
          <table:table-cell table:formula="of:=[.K42]/[.K$2]" office:value-type="percentage" office:value="1.01391304347826">
            <text:p>101.39%</text:p>
          </table:table-cell>
          <table:table-cell table:formula="of:=[.M$2]*[.L42]" office:value-type="currency" office:currency="USD" office:value="172173.913043478">
            <text:p>$172,173.91</text:p>
          </table:table-cell>
          <table:table-cell table:formula="of:=[.D42]+[.G42]+[.J42]+[.M42]" office:value-type="currency" office:currency="USD" office:value="1008751.10494657">
            <text:p>$1,008,751.10</text:p>
          </table:table-cell>
          <table:table-cell table:formula="of:=[.N42]/[.N$2]" office:value-type="percentage" office:value="1.00875110494657">
            <text:p>100.88%</text:p>
          </table:table-cell>
          <table:table-cell table:formula="of:=([.N42]/[.N41])-1" office:value-type="percentage" office:value="0.00182883783287013">
            <text:p>0.18%</text:p>
          </table:table-cell>
          <table:table-cell office:value-type="float" office:value="126.62">
            <text:p>126.62</text:p>
          </table:table-cell>
          <table:table-cell table:formula="of:=[.Q42]/[.Q$2]" office:value-type="percentage" office:value="1.03278955954323">
            <text:p>103.28%</text:p>
          </table:table-cell>
          <table:table-cell table:formula="of:=([.Q42]/[.Q41])-1" office:value-type="percentage" office:value="0.00213692125049469">
            <text:p>0.2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3</text:p>
          </table:table-cell>
          <table:table-cell office:value-type="float" office:value="35.75">
            <text:p>35.75</text:p>
          </table:table-cell>
          <table:table-cell table:formula="of:=[.B43]/[.B$2]" office:value-type="percentage" office:value="1.00675865953253">
            <text:p>100.68%</text:p>
          </table:table-cell>
          <table:table-cell table:formula="of:=[.D$2]*[.C43]" office:value-type="currency" office:currency="USD" office:value="683836.070625867">
            <text:p>$683,836.07</text:p>
          </table:table-cell>
          <table:table-cell office:value-type="float" office:value="22.84">
            <text:p>22.84</text:p>
          </table:table-cell>
          <table:table-cell table:formula="of:=[.E43]/[.E$2]" office:value-type="percentage" office:value="1.19206680584551">
            <text:p>119.21%</text:p>
          </table:table-cell>
          <table:table-cell table:formula="of:=[.G$2]*[.F43]" office:value-type="currency" office:currency="USD" office:value="22491.826525387">
            <text:p>$22,491.83</text:p>
          </table:table-cell>
          <table:table-cell office:value-type="float" office:value="71.42">
            <text:p>71.42</text:p>
          </table:table-cell>
          <table:table-cell table:formula="of:=[.H43]/[.H$2]" office:value-type="percentage" office:value="1.06279761904762">
            <text:p>106.28%</text:p>
          </table:table-cell>
          <table:table-cell table:formula="of:=[.J$2]*[.I43]" office:value-type="currency" office:currency="USD" office:value="140369.496855346">
            <text:p>$140,369.50</text:p>
          </table:table-cell>
          <table:table-cell office:value-type="float" office:value="138.09">
            <text:p>138.09</text:p>
          </table:table-cell>
          <table:table-cell table:formula="of:=[.K43]/[.K$2]" office:value-type="percentage" office:value="1.00065217391304">
            <text:p>100.07%</text:p>
          </table:table-cell>
          <table:table-cell table:formula="of:=[.M$2]*[.L43]" office:value-type="currency" office:currency="USD" office:value="169922.067268253">
            <text:p>$169,922.07</text:p>
          </table:table-cell>
          <table:table-cell table:formula="of:=[.D43]+[.G43]+[.J43]+[.M43]" office:value-type="currency" office:currency="USD" office:value="1016619.46127485">
            <text:p>$1,016,619.46</text:p>
          </table:table-cell>
          <table:table-cell table:formula="of:=[.N43]/[.N$2]" office:value-type="percentage" office:value="1.01661946127485">
            <text:p>101.66%</text:p>
          </table:table-cell>
          <table:table-cell table:formula="of:=([.N43]/[.N42])-1" office:value-type="percentage" office:value="0.00780009686204508">
            <text:p>0.78%</text:p>
          </table:table-cell>
          <table:table-cell office:value-type="float" office:value="128.8">
            <text:p>128.8</text:p>
          </table:table-cell>
          <table:table-cell table:formula="of:=[.Q43]/[.Q$2]" office:value-type="percentage" office:value="1.05057096247961">
            <text:p>105.06%</text:p>
          </table:table-cell>
          <table:table-cell table:formula="of:=([.Q43]/[.Q42])-1" office:value-type="percentage" office:value="0.0172168693729269">
            <text:p>1.7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4</text:p>
          </table:table-cell>
          <table:table-cell office:value-type="float" office:value="35.52">
            <text:p>35.52</text:p>
          </table:table-cell>
          <table:table-cell table:formula="of:=[.B44]/[.B$2]" office:value-type="percentage" office:value="1.00028161081386">
            <text:p>100.03%</text:p>
          </table:table-cell>
          <table:table-cell table:formula="of:=[.D$2]*[.C44]" office:value-type="currency" office:currency="USD" office:value="679436.565835826">
            <text:p>$679,436.57</text:p>
          </table:table-cell>
          <table:table-cell office:value-type="float" office:value="23.08">
            <text:p>23.08</text:p>
          </table:table-cell>
          <table:table-cell table:formula="of:=[.E44]/[.E$2]" office:value-type="percentage" office:value="1.20459290187891">
            <text:p>120.46%</text:p>
          </table:table-cell>
          <table:table-cell table:formula="of:=[.G$2]*[.F44]" office:value-type="currency" office:currency="USD" office:value="22728.1679599795">
            <text:p>$22,728.17</text:p>
          </table:table-cell>
          <table:table-cell office:value-type="float" office:value="71.15">
            <text:p>71.15</text:p>
          </table:table-cell>
          <table:table-cell table:formula="of:=[.H44]/[.H$2]" office:value-type="percentage" office:value="1.05877976190476">
            <text:p>105.88%</text:p>
          </table:table-cell>
          <table:table-cell table:formula="of:=[.J$2]*[.I44]" office:value-type="currency" office:currency="USD" office:value="139838.836477987">
            <text:p>$139,838.84</text:p>
          </table:table-cell>
          <table:table-cell office:value-type="float" office:value="139.35">
            <text:p>139.35</text:p>
          </table:table-cell>
          <table:table-cell table:formula="of:=[.K44]/[.K$2]" office:value-type="percentage" office:value="1.00978260869565">
            <text:p>100.98%</text:p>
          </table:table-cell>
          <table:table-cell table:formula="of:=[.M$2]*[.L44]" office:value-type="currency" office:currency="USD" office:value="171472.518457752">
            <text:p>$171,472.52</text:p>
          </table:table-cell>
          <table:table-cell table:formula="of:=[.D44]+[.G44]+[.J44]+[.M44]" office:value-type="currency" office:currency="USD" office:value="1013476.08873155">
            <text:p>$1,013,476.09</text:p>
          </table:table-cell>
          <table:table-cell table:formula="of:=[.N44]/[.N$2]" office:value-type="percentage" office:value="1.01347608873155">
            <text:p>101.35%</text:p>
          </table:table-cell>
          <table:table-cell table:formula="of:=([.N44]/[.N43])-1" office:value-type="percentage" office:value="-0.00309198541149824">
            <text:p>-0.31%</text:p>
          </table:table-cell>
          <table:table-cell office:value-type="float" office:value="127.83">
            <text:p>127.83</text:p>
          </table:table-cell>
          <table:table-cell table:formula="of:=[.Q44]/[.Q$2]" office:value-type="percentage" office:value="1.04265905383361">
            <text:p>104.27%</text:p>
          </table:table-cell>
          <table:table-cell table:formula="of:=([.Q44]/[.Q43])-1" office:value-type="percentage" office:value="-0.0075310559006212">
            <text:p>-0.7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7</text:p>
          </table:table-cell>
          <table:table-cell office:value-type="float" office:value="35.62">
            <text:p>35.62</text:p>
          </table:table-cell>
          <table:table-cell table:formula="of:=[.B45]/[.B$2]" office:value-type="percentage" office:value="1.00309771895241">
            <text:p>100.31%</text:p>
          </table:table-cell>
          <table:table-cell table:formula="of:=[.D$2]*[.C45]" office:value-type="currency" office:currency="USD" office:value="681349.394005409">
            <text:p>$681,349.39</text:p>
          </table:table-cell>
          <table:table-cell office:value-type="float" office:value="22.59">
            <text:p>22.59</text:p>
          </table:table-cell>
          <table:table-cell table:formula="of:=[.E45]/[.E$2]" office:value-type="percentage" office:value="1.17901878914405">
            <text:p>117.90%</text:p>
          </table:table-cell>
          <table:table-cell table:formula="of:=[.G$2]*[.F45]" office:value-type="currency" office:currency="USD" office:value="22245.6375310198">
            <text:p>$22,245.64</text:p>
          </table:table-cell>
          <table:table-cell office:value-type="float" office:value="71.24">
            <text:p>71.24</text:p>
          </table:table-cell>
          <table:table-cell table:formula="of:=[.H45]/[.H$2]" office:value-type="percentage" office:value="1.06011904761905">
            <text:p>106.01%</text:p>
          </table:table-cell>
          <table:table-cell table:formula="of:=[.J$2]*[.I45]" office:value-type="currency" office:currency="USD" office:value="140015.72327044">
            <text:p>$140,015.72</text:p>
          </table:table-cell>
          <table:table-cell office:value-type="float" office:value="139.72">
            <text:p>139.72</text:p>
          </table:table-cell>
          <table:table-cell table:formula="of:=[.K45]/[.K$2]" office:value-type="percentage" office:value="1.01246376811594">
            <text:p>101.25%</text:p>
          </table:table-cell>
          <table:table-cell table:formula="of:=[.M$2]*[.L45]" office:value-type="currency" office:currency="USD" office:value="171927.809680066">
            <text:p>$171,927.81</text:p>
          </table:table-cell>
          <table:table-cell table:formula="of:=[.D45]+[.G45]+[.J45]+[.M45]" office:value-type="currency" office:currency="USD" office:value="1015538.56448693">
            <text:p>$1,015,538.56</text:p>
          </table:table-cell>
          <table:table-cell table:formula="of:=[.N45]/[.N$2]" office:value-type="percentage" office:value="1.01553856448693">
            <text:p>101.55%</text:p>
          </table:table-cell>
          <table:table-cell table:formula="of:=([.N45]/[.N44])-1" office:value-type="percentage" office:value="0.00203505122451464">
            <text:p>0.20%</text:p>
          </table:table-cell>
          <table:table-cell office:value-type="float" office:value="126.83">
            <text:p>126.83</text:p>
          </table:table-cell>
          <table:table-cell table:formula="of:=[.Q45]/[.Q$2]" office:value-type="percentage" office:value="1.03450244698206">
            <text:p>103.45%</text:p>
          </table:table-cell>
          <table:table-cell table:formula="of:=([.Q45]/[.Q44])-1" office:value-type="percentage" office:value="-0.00782288977548307">
            <text:p>-0.7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8</text:p>
          </table:table-cell>
          <table:table-cell office:value-type="float" office:value="35.92">
            <text:p>35.92</text:p>
          </table:table-cell>
          <table:table-cell table:formula="of:=[.B46]/[.B$2]" office:value-type="percentage" office:value="1.01154604336807">
            <text:p>101.15%</text:p>
          </table:table-cell>
          <table:table-cell table:formula="of:=[.D$2]*[.C46]" office:value-type="currency" office:currency="USD" office:value="687087.878514158">
            <text:p>$687,087.88</text:p>
          </table:table-cell>
          <table:table-cell office:value-type="float" office:value="22.2">
            <text:p>22.2</text:p>
          </table:table-cell>
          <table:table-cell table:formula="of:=[.E46]/[.E$2]" office:value-type="percentage" office:value="1.15866388308977">
            <text:p>115.87%</text:p>
          </table:table-cell>
          <table:table-cell table:formula="of:=[.G$2]*[.F46]" office:value-type="currency" office:currency="USD" office:value="21861.582699807">
            <text:p>$21,861.58</text:p>
          </table:table-cell>
          <table:table-cell office:value-type="float" office:value="71.6">
            <text:p>71.6</text:p>
          </table:table-cell>
          <table:table-cell table:formula="of:=[.H46]/[.H$2]" office:value-type="percentage" office:value="1.06547619047619">
            <text:p>106.55%</text:p>
          </table:table-cell>
          <table:table-cell table:formula="of:=[.J$2]*[.I46]" office:value-type="currency" office:currency="USD" office:value="140723.270440252">
            <text:p>$140,723.27</text:p>
          </table:table-cell>
          <table:table-cell office:value-type="float" office:value="139.36">
            <text:p>139.36</text:p>
          </table:table-cell>
          <table:table-cell table:formula="of:=[.K46]/[.K$2]" office:value-type="percentage" office:value="1.00985507246377">
            <text:p>100.99%</text:p>
          </table:table-cell>
          <table:table-cell table:formula="of:=[.M$2]*[.L46]" office:value-type="currency" office:currency="USD" office:value="171484.823625923">
            <text:p>$171,484.82</text:p>
          </table:table-cell>
          <table:table-cell table:formula="of:=[.D46]+[.G46]+[.J46]+[.M46]" office:value-type="currency" office:currency="USD" office:value="1021157.55528014">
            <text:p>$1,021,157.56</text:p>
          </table:table-cell>
          <table:table-cell table:formula="of:=[.N46]/[.N$2]" office:value-type="percentage" office:value="1.02115755528014">
            <text:p>102.12%</text:p>
          </table:table-cell>
          <table:table-cell table:formula="of:=([.N46]/[.N45])-1" office:value-type="percentage" office:value="0.00553301567237208">
            <text:p>0.55%</text:p>
          </table:table-cell>
          <table:table-cell office:value-type="float" office:value="127.94">
            <text:p>127.94</text:p>
          </table:table-cell>
          <table:table-cell table:formula="of:=[.Q46]/[.Q$2]" office:value-type="percentage" office:value="1.04355628058728">
            <text:p>104.36%</text:p>
          </table:table-cell>
          <table:table-cell table:formula="of:=([.Q46]/[.Q45])-1" office:value-type="percentage" office:value="0.00875187258535037">
            <text:p>0.8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09</text:p>
          </table:table-cell>
          <table:table-cell office:value-type="float" office:value="36.03">
            <text:p>36.03</text:p>
          </table:table-cell>
          <table:table-cell table:formula="of:=[.B47]/[.B$2]" office:value-type="percentage" office:value="1.01464376232047">
            <text:p>101.46%</text:p>
          </table:table-cell>
          <table:table-cell table:formula="of:=[.D$2]*[.C47]" office:value-type="currency" office:currency="USD" office:value="689191.989500699">
            <text:p>$689,191.99</text:p>
          </table:table-cell>
          <table:table-cell office:value-type="float" office:value="22.1">
            <text:p>22.1</text:p>
          </table:table-cell>
          <table:table-cell table:formula="of:=[.E47]/[.E$2]" office:value-type="percentage" office:value="1.15344467640919">
            <text:p>115.34%</text:p>
          </table:table-cell>
          <table:table-cell table:formula="of:=[.G$2]*[.F47]" office:value-type="currency" office:currency="USD" office:value="21763.1071020601">
            <text:p>$21,763.11</text:p>
          </table:table-cell>
          <table:table-cell office:value-type="float" office:value="71.74">
            <text:p>71.74</text:p>
          </table:table-cell>
          <table:table-cell table:formula="of:=[.H47]/[.H$2]" office:value-type="percentage" office:value="1.06755952380952">
            <text:p>106.76%</text:p>
          </table:table-cell>
          <table:table-cell table:formula="of:=[.J$2]*[.I47]" office:value-type="currency" office:currency="USD" office:value="140998.427672956">
            <text:p>$140,998.43</text:p>
          </table:table-cell>
          <table:table-cell office:value-type="float" office:value="139.41">
            <text:p>139.41</text:p>
          </table:table-cell>
          <table:table-cell table:formula="of:=[.K47]/[.K$2]" office:value-type="percentage" office:value="1.01021739130435">
            <text:p>101.02%</text:p>
          </table:table-cell>
          <table:table-cell table:formula="of:=[.M$2]*[.L47]" office:value-type="currency" office:currency="USD" office:value="171546.349466776">
            <text:p>$171,546.35</text:p>
          </table:table-cell>
          <table:table-cell table:formula="of:=[.D47]+[.G47]+[.J47]+[.M47]" office:value-type="currency" office:currency="USD" office:value="1023499.87374249">
            <text:p>$1,023,499.87</text:p>
          </table:table-cell>
          <table:table-cell table:formula="of:=[.N47]/[.N$2]" office:value-type="percentage" office:value="1.02349987374249">
            <text:p>102.35%</text:p>
          </table:table-cell>
          <table:table-cell table:formula="of:=([.N47]/[.N46])-1" office:value-type="percentage" office:value="0.00229378752596987">
            <text:p>0.23%</text:p>
          </table:table-cell>
          <table:table-cell office:value-type="float" office:value="127.76">
            <text:p>127.76</text:p>
          </table:table-cell>
          <table:table-cell table:formula="of:=[.Q47]/[.Q$2]" office:value-type="percentage" office:value="1.042088091354">
            <text:p>104.21%</text:p>
          </table:table-cell>
          <table:table-cell table:formula="of:=([.Q47]/[.Q46])-1" office:value-type="percentage" office:value="-0.00140690948882283">
            <text:p>-0.1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0</text:p>
          </table:table-cell>
          <table:table-cell office:value-type="float" office:value="35.94">
            <text:p>35.94</text:p>
          </table:table-cell>
          <table:table-cell table:formula="of:=[.B48]/[.B$2]" office:value-type="percentage" office:value="1.01210926499578">
            <text:p>101.21%</text:p>
          </table:table-cell>
          <table:table-cell table:formula="of:=[.D$2]*[.C48]" office:value-type="currency" office:currency="USD" office:value="687470.444148074">
            <text:p>$687,470.44</text:p>
          </table:table-cell>
          <table:table-cell office:value-type="float" office:value="21.45">
            <text:p>21.45</text:p>
          </table:table-cell>
          <table:table-cell table:formula="of:=[.E48]/[.E$2]" office:value-type="percentage" office:value="1.11951983298539">
            <text:p>111.95%</text:p>
          </table:table-cell>
          <table:table-cell table:formula="of:=[.G$2]*[.F48]" office:value-type="currency" office:currency="USD" office:value="21123.0157167054">
            <text:p>$21,123.02</text:p>
          </table:table-cell>
          <table:table-cell office:value-type="float" office:value="70.6">
            <text:p>70.6</text:p>
          </table:table-cell>
          <table:table-cell table:formula="of:=[.H48]/[.H$2]" office:value-type="percentage" office:value="1.05059523809524">
            <text:p>105.06%</text:p>
          </table:table-cell>
          <table:table-cell table:formula="of:=[.J$2]*[.I48]" office:value-type="currency" office:currency="USD" office:value="138757.86163522">
            <text:p>$138,757.86</text:p>
          </table:table-cell>
          <table:table-cell office:value-type="float" office:value="137.77">
            <text:p>137.77</text:p>
          </table:table-cell>
          <table:table-cell table:formula="of:=[.K48]/[.K$2]" office:value-type="percentage" office:value="0.998333333333333">
            <text:p>99.83%</text:p>
          </table:table-cell>
          <table:table-cell table:formula="of:=[.M$2]*[.L48]" office:value-type="currency" office:currency="USD" office:value="169528.301886792">
            <text:p>$169,528.30</text:p>
          </table:table-cell>
          <table:table-cell table:formula="of:=[.D48]+[.G48]+[.J48]+[.M48]" office:value-type="currency" office:currency="USD" office:value="1016879.62338679">
            <text:p>$1,016,879.62</text:p>
          </table:table-cell>
          <table:table-cell table:formula="of:=[.N48]/[.N$2]" office:value-type="percentage" office:value="1.01687962338679">
            <text:p>101.69%</text:p>
          </table:table-cell>
          <table:table-cell table:formula="of:=([.N48]/[.N47])-1" office:value-type="percentage" office:value="-0.00646824735941709">
            <text:p>-0.65%</text:p>
          </table:table-cell>
          <table:table-cell office:value-type="float" office:value="125.39">
            <text:p>125.39</text:p>
          </table:table-cell>
          <table:table-cell table:formula="of:=[.Q48]/[.Q$2]" office:value-type="percentage" office:value="1.02275693311582">
            <text:p>102.28%</text:p>
          </table:table-cell>
          <table:table-cell table:formula="of:=([.Q48]/[.Q47])-1" office:value-type="percentage" office:value="-0.0185504070131497">
            <text:p>-1.8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1</text:p>
          </table:table-cell>
          <table:table-cell office:value-type="float" office:value="35.81">
            <text:p>35.81</text:p>
          </table:table-cell>
          <table:table-cell table:formula="of:=[.B49]/[.B$2]" office:value-type="percentage" office:value="1.00844832441566">
            <text:p>100.84%</text:p>
          </table:table-cell>
          <table:table-cell table:formula="of:=[.D$2]*[.C49]" office:value-type="currency" office:currency="USD" office:value="684983.767527617">
            <text:p>$684,983.77</text:p>
          </table:table-cell>
          <table:table-cell office:value-type="float" office:value="21.94">
            <text:p>21.94</text:p>
          </table:table-cell>
          <table:table-cell table:formula="of:=[.E49]/[.E$2]" office:value-type="percentage" office:value="1.14509394572025">
            <text:p>114.51%</text:p>
          </table:table-cell>
          <table:table-cell table:formula="of:=[.G$2]*[.F49]" office:value-type="currency" office:currency="USD" office:value="21605.5461456651">
            <text:p>$21,605.55</text:p>
          </table:table-cell>
          <table:table-cell office:value-type="float" office:value="71">
            <text:p>71</text:p>
          </table:table-cell>
          <table:table-cell table:formula="of:=[.H49]/[.H$2]" office:value-type="percentage" office:value="1.05654761904762">
            <text:p>105.65%</text:p>
          </table:table-cell>
          <table:table-cell table:formula="of:=[.J$2]*[.I49]" office:value-type="currency" office:currency="USD" office:value="139544.025157233">
            <text:p>$139,544.03</text:p>
          </table:table-cell>
          <table:table-cell office:value-type="float" office:value="138.22">
            <text:p>138.22</text:p>
          </table:table-cell>
          <table:table-cell table:formula="of:=[.K49]/[.K$2]" office:value-type="percentage" office:value="1.00159420289855">
            <text:p>100.16%</text:p>
          </table:table-cell>
          <table:table-cell table:formula="of:=[.M$2]*[.L49]" office:value-type="currency" office:currency="USD" office:value="170082.034454471">
            <text:p>$170,082.03</text:p>
          </table:table-cell>
          <table:table-cell table:formula="of:=[.D49]+[.G49]+[.J49]+[.M49]" office:value-type="currency" office:currency="USD" office:value="1016215.37328499">
            <text:p>$1,016,215.37</text:p>
          </table:table-cell>
          <table:table-cell table:formula="of:=[.N49]/[.N$2]" office:value-type="percentage" office:value="1.01621537328499">
            <text:p>101.62%</text:p>
          </table:table-cell>
          <table:table-cell table:formula="of:=([.N49]/[.N48])-1" office:value-type="percentage" office:value="-0.000653223927916446">
            <text:p>-0.07%</text:p>
          </table:table-cell>
          <table:table-cell office:value-type="float" office:value="126.26">
            <text:p>126.26</text:p>
          </table:table-cell>
          <table:table-cell table:formula="of:=[.Q49]/[.Q$2]" office:value-type="percentage" office:value="1.02985318107667">
            <text:p>102.99%</text:p>
          </table:table-cell>
          <table:table-cell table:formula="of:=([.Q49]/[.Q48])-1" office:value-type="percentage" office:value="0.00693835234069695">
            <text:p>0.6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4</text:p>
          </table:table-cell>
          <table:table-cell office:value-type="float" office:value="35.23">
            <text:p>35.23</text:p>
          </table:table-cell>
          <table:table-cell table:formula="of:=[.B50]/[.B$2]" office:value-type="percentage" office:value="0.992114897212053">
            <text:p>99.21%</text:p>
          </table:table-cell>
          <table:table-cell table:formula="of:=[.D$2]*[.C50]" office:value-type="currency" office:currency="USD" office:value="673889.364144036">
            <text:p>$673,889.36</text:p>
          </table:table-cell>
          <table:table-cell office:value-type="float" office:value="23.04">
            <text:p>23.04</text:p>
          </table:table-cell>
          <table:table-cell table:formula="of:=[.E50]/[.E$2]" office:value-type="percentage" office:value="1.20250521920668">
            <text:p>120.25%</text:p>
          </table:table-cell>
          <table:table-cell table:formula="of:=[.G$2]*[.F50]" office:value-type="currency" office:currency="USD" office:value="22688.7777208808">
            <text:p>$22,688.78</text:p>
          </table:table-cell>
          <table:table-cell office:value-type="float" office:value="70.65">
            <text:p>70.65</text:p>
          </table:table-cell>
          <table:table-cell table:formula="of:=[.H50]/[.H$2]" office:value-type="percentage" office:value="1.05133928571429">
            <text:p>105.13%</text:p>
          </table:table-cell>
          <table:table-cell table:formula="of:=[.J$2]*[.I50]" office:value-type="currency" office:currency="USD" office:value="138856.132075472">
            <text:p>$138,856.13</text:p>
          </table:table-cell>
          <table:table-cell office:value-type="float" office:value="138.86">
            <text:p>138.86</text:p>
          </table:table-cell>
          <table:table-cell table:formula="of:=[.K50]/[.K$2]" office:value-type="percentage" office:value="1.00623188405797">
            <text:p>100.62%</text:p>
          </table:table-cell>
          <table:table-cell table:formula="of:=[.M$2]*[.L50]" office:value-type="currency" office:currency="USD" office:value="170869.565217391">
            <text:p>$170,869.57</text:p>
          </table:table-cell>
          <table:table-cell table:formula="of:=[.D50]+[.G50]+[.J50]+[.M50]" office:value-type="currency" office:currency="USD" office:value="1006303.83915778">
            <text:p>$1,006,303.84</text:p>
          </table:table-cell>
          <table:table-cell table:formula="of:=[.N50]/[.N$2]" office:value-type="percentage" office:value="1.00630383915778">
            <text:p>100.63%</text:p>
          </table:table-cell>
          <table:table-cell table:formula="of:=([.N50]/[.N49])-1" office:value-type="percentage" office:value="-0.00975337943881494">
            <text:p>-0.98%</text:p>
          </table:table-cell>
          <table:table-cell office:value-type="float" office:value="125.5">
            <text:p>125.5</text:p>
          </table:table-cell>
          <table:table-cell table:formula="of:=[.Q50]/[.Q$2]" office:value-type="percentage" office:value="1.02365415986949">
            <text:p>102.37%</text:p>
          </table:table-cell>
          <table:table-cell table:formula="of:=([.Q50]/[.Q49])-1" office:value-type="percentage" office:value="-0.00601932520196424">
            <text:p>-0.6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5</text:p>
          </table:table-cell>
          <table:table-cell office:value-type="float" office:value="34.63">
            <text:p>34.63</text:p>
          </table:table-cell>
          <table:table-cell table:formula="of:=[.B51]/[.B$2]" office:value-type="percentage" office:value="0.975218248380738">
            <text:p>97.52%</text:p>
          </table:table-cell>
          <table:table-cell table:formula="of:=[.D$2]*[.C51]" office:value-type="currency" office:currency="USD" office:value="662412.395126539">
            <text:p>$662,412.40</text:p>
          </table:table-cell>
          <table:table-cell office:value-type="float" office:value="23.27">
            <text:p>23.27</text:p>
          </table:table-cell>
          <table:table-cell table:formula="of:=[.E51]/[.E$2]" office:value-type="percentage" office:value="1.21450939457203">
            <text:p>121.45%</text:p>
          </table:table-cell>
          <table:table-cell table:formula="of:=[.G$2]*[.F51]" office:value-type="currency" office:currency="USD" office:value="22915.2715956986">
            <text:p>$22,915.27</text:p>
          </table:table-cell>
          <table:table-cell office:value-type="float" office:value="69.56">
            <text:p>69.56</text:p>
          </table:table-cell>
          <table:table-cell table:formula="of:=[.H51]/[.H$2]" office:value-type="percentage" office:value="1.03511904761905">
            <text:p>103.51%</text:p>
          </table:table-cell>
          <table:table-cell table:formula="of:=[.J$2]*[.I51]" office:value-type="currency" office:currency="USD" office:value="136713.836477987">
            <text:p>$136,713.84</text:p>
          </table:table-cell>
          <table:table-cell office:value-type="float" office:value="136.27">
            <text:p>136.27</text:p>
          </table:table-cell>
          <table:table-cell table:formula="of:=[.K51]/[.K$2]" office:value-type="percentage" office:value="0.987463768115942">
            <text:p>98.75%</text:p>
          </table:table-cell>
          <table:table-cell table:formula="of:=[.M$2]*[.L51]" office:value-type="currency" office:currency="USD" office:value="167682.526661198">
            <text:p>$167,682.53</text:p>
          </table:table-cell>
          <table:table-cell table:formula="of:=[.D51]+[.G51]+[.J51]+[.M51]" office:value-type="currency" office:currency="USD" office:value="989724.029861423">
            <text:p>$989,724.03</text:p>
          </table:table-cell>
          <table:table-cell table:formula="of:=[.N51]/[.N$2]" office:value-type="percentage" office:value="0.989724029861423">
            <text:p>98.97%</text:p>
          </table:table-cell>
          <table:table-cell table:formula="of:=([.N51]/[.N50])-1" office:value-type="percentage" office:value="-0.0164759475728857">
            <text:p>-1.65%</text:p>
          </table:table-cell>
          <table:table-cell office:value-type="float" office:value="124.06">
            <text:p>124.06</text:p>
          </table:table-cell>
          <table:table-cell table:formula="of:=[.Q51]/[.Q$2]" office:value-type="percentage" office:value="1.01190864600326">
            <text:p>101.19%</text:p>
          </table:table-cell>
          <table:table-cell table:formula="of:=([.Q51]/[.Q50])-1" office:value-type="percentage" office:value="-0.0114741035856574">
            <text:p>-1.1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6</text:p>
          </table:table-cell>
          <table:table-cell office:value-type="float" office:value="34.43">
            <text:p>34.43</text:p>
          </table:table-cell>
          <table:table-cell table:formula="of:=[.B52]/[.B$2]" office:value-type="percentage" office:value="0.969586032103633">
            <text:p>96.96%</text:p>
          </table:table-cell>
          <table:table-cell table:formula="of:=[.D$2]*[.C52]" office:value-type="currency" office:currency="USD" office:value="658586.738787373">
            <text:p>$658,586.74</text:p>
          </table:table-cell>
          <table:table-cell office:value-type="float" office:value="23.42">
            <text:p>23.42</text:p>
          </table:table-cell>
          <table:table-cell table:formula="of:=[.E52]/[.E$2]" office:value-type="percentage" office:value="1.2223382045929">
            <text:p>122.23%</text:p>
          </table:table-cell>
          <table:table-cell table:formula="of:=[.G$2]*[.F52]" office:value-type="currency" office:currency="USD" office:value="23062.9849923189">
            <text:p>$23,062.98</text:p>
          </table:table-cell>
          <table:table-cell office:value-type="float" office:value="68.7">
            <text:p>68.7</text:p>
          </table:table-cell>
          <table:table-cell table:formula="of:=[.H52]/[.H$2]" office:value-type="percentage" office:value="1.02232142857143">
            <text:p>102.23%</text:p>
          </table:table-cell>
          <table:table-cell table:formula="of:=[.J$2]*[.I52]" office:value-type="currency" office:currency="USD" office:value="135023.58490566">
            <text:p>$135,023.58</text:p>
          </table:table-cell>
          <table:table-cell office:value-type="float" office:value="136.24">
            <text:p>136.24</text:p>
          </table:table-cell>
          <table:table-cell table:formula="of:=[.K52]/[.K$2]" office:value-type="percentage" office:value="0.987246376811594">
            <text:p>98.72%</text:p>
          </table:table-cell>
          <table:table-cell table:formula="of:=[.M$2]*[.L52]" office:value-type="currency" office:currency="USD" office:value="167645.611156686">
            <text:p>$167,645.61</text:p>
          </table:table-cell>
          <table:table-cell table:formula="of:=[.D52]+[.G52]+[.J52]+[.M52]" office:value-type="currency" office:currency="USD" office:value="984318.919842038">
            <text:p>$984,318.92</text:p>
          </table:table-cell>
          <table:table-cell table:formula="of:=[.N52]/[.N$2]" office:value-type="percentage" office:value="0.984318919842039">
            <text:p>98.43%</text:p>
          </table:table-cell>
          <table:table-cell table:formula="of:=([.N52]/[.N51])-1" office:value-type="percentage" office:value="-0.00546122945013372">
            <text:p>-0.55%</text:p>
          </table:table-cell>
          <table:table-cell office:value-type="float" office:value="121.76">
            <text:p>121.76</text:p>
          </table:table-cell>
          <table:table-cell table:formula="of:=[.Q52]/[.Q$2]" office:value-type="percentage" office:value="0.993148450244698">
            <text:p>99.31%</text:p>
          </table:table-cell>
          <table:table-cell table:formula="of:=([.Q52]/[.Q51])-1" office:value-type="percentage" office:value="-0.0185394164114138">
            <text:p>-1.8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7</text:p>
          </table:table-cell>
          <table:table-cell office:value-type="float" office:value="34.5">
            <text:p>34.5</text:p>
          </table:table-cell>
          <table:table-cell table:formula="of:=[.B53]/[.B$2]" office:value-type="percentage" office:value="0.971557307800619">
            <text:p>97.16%</text:p>
          </table:table-cell>
          <table:table-cell table:formula="of:=[.D$2]*[.C53]" office:value-type="currency" office:currency="USD" office:value="659925.718506081">
            <text:p>$659,925.72</text:p>
          </table:table-cell>
          <table:table-cell office:value-type="float" office:value="24.01">
            <text:p>24.01</text:p>
          </table:table-cell>
          <table:table-cell table:formula="of:=[.E53]/[.E$2]" office:value-type="percentage" office:value="1.25313152400835">
            <text:p>125.31%</text:p>
          </table:table-cell>
          <table:table-cell table:formula="of:=[.G$2]*[.F53]" office:value-type="currency" office:currency="USD" office:value="23643.9910190255">
            <text:p>$23,643.99</text:p>
          </table:table-cell>
          <table:table-cell office:value-type="float" office:value="69.25">
            <text:p>69.25</text:p>
          </table:table-cell>
          <table:table-cell table:formula="of:=[.H53]/[.H$2]" office:value-type="percentage" office:value="1.03050595238095">
            <text:p>103.05%</text:p>
          </table:table-cell>
          <table:table-cell table:formula="of:=[.J$2]*[.I53]" office:value-type="currency" office:currency="USD" office:value="136104.559748428">
            <text:p>$136,104.56</text:p>
          </table:table-cell>
          <table:table-cell office:value-type="float" office:value="136.97">
            <text:p>136.97</text:p>
          </table:table-cell>
          <table:table-cell table:formula="of:=[.K53]/[.K$2]" office:value-type="percentage" office:value="0.992536231884058">
            <text:p>99.25%</text:p>
          </table:table-cell>
          <table:table-cell table:formula="of:=[.M$2]*[.L53]" office:value-type="currency" office:currency="USD" office:value="168543.888433142">
            <text:p>$168,543.89</text:p>
          </table:table-cell>
          <table:table-cell table:formula="of:=[.D53]+[.G53]+[.J53]+[.M53]" office:value-type="currency" office:currency="USD" office:value="988218.157706676">
            <text:p>$988,218.16</text:p>
          </table:table-cell>
          <table:table-cell table:formula="of:=[.N53]/[.N$2]" office:value-type="percentage" office:value="0.988218157706676">
            <text:p>98.82%</text:p>
          </table:table-cell>
          <table:table-cell table:formula="of:=([.N53]/[.N52])-1" office:value-type="percentage" office:value="0.00396135620888338">
            <text:p>0.40%</text:p>
          </table:table-cell>
          <table:table-cell office:value-type="float" office:value="123.38">
            <text:p>123.38</text:p>
          </table:table-cell>
          <table:table-cell table:formula="of:=[.Q53]/[.Q$2]" office:value-type="percentage" office:value="1.00636215334421">
            <text:p>100.64%</text:p>
          </table:table-cell>
          <table:table-cell table:formula="of:=([.Q53]/[.Q52])-1" office:value-type="percentage" office:value="0.0133048620236531">
            <text:p>1.3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18</text:p>
          </table:table-cell>
          <table:table-cell office:value-type="float" office:value="34.62">
            <text:p>34.62</text:p>
          </table:table-cell>
          <table:table-cell table:formula="of:=[.B54]/[.B$2]" office:value-type="percentage" office:value="0.974936637566882">
            <text:p>97.49%</text:p>
          </table:table-cell>
          <table:table-cell table:formula="of:=[.D$2]*[.C54]" office:value-type="currency" office:currency="USD" office:value="662221.112309581">
            <text:p>$662,221.11</text:p>
          </table:table-cell>
          <table:table-cell office:value-type="float" office:value="24.16">
            <text:p>24.16</text:p>
          </table:table-cell>
          <table:table-cell table:formula="of:=[.E54]/[.E$2]" office:value-type="percentage" office:value="1.26096033402923">
            <text:p>126.10%</text:p>
          </table:table-cell>
          <table:table-cell table:formula="of:=[.G$2]*[.F54]" office:value-type="currency" office:currency="USD" office:value="23791.7044156458">
            <text:p>$23,791.70</text:p>
          </table:table-cell>
          <table:table-cell office:value-type="float" office:value="69.53">
            <text:p>69.53</text:p>
          </table:table-cell>
          <table:table-cell table:formula="of:=[.H54]/[.H$2]" office:value-type="percentage" office:value="1.03467261904762">
            <text:p>103.47%</text:p>
          </table:table-cell>
          <table:table-cell table:formula="of:=[.J$2]*[.I54]" office:value-type="currency" office:currency="USD" office:value="136654.874213836">
            <text:p>$136,654.87</text:p>
          </table:table-cell>
          <table:table-cell office:value-type="float" office:value="138.37">
            <text:p>138.37</text:p>
          </table:table-cell>
          <table:table-cell table:formula="of:=[.K54]/[.K$2]" office:value-type="percentage" office:value="1.00268115942029">
            <text:p>100.27%</text:p>
          </table:table-cell>
          <table:table-cell table:formula="of:=[.M$2]*[.L54]" office:value-type="currency" office:currency="USD" office:value="170266.61197703">
            <text:p>$170,266.61</text:p>
          </table:table-cell>
          <table:table-cell table:formula="of:=[.D54]+[.G54]+[.J54]+[.M54]" office:value-type="currency" office:currency="USD" office:value="992934.302916093">
            <text:p>$992,934.30</text:p>
          </table:table-cell>
          <table:table-cell table:formula="of:=[.N54]/[.N$2]" office:value-type="percentage" office:value="0.992934302916093">
            <text:p>99.29%</text:p>
          </table:table-cell>
          <table:table-cell table:formula="of:=([.N54]/[.N53])-1" office:value-type="percentage" office:value="0.00477237255016805">
            <text:p>0.48%</text:p>
          </table:table-cell>
          <table:table-cell office:value-type="float" office:value="123.82">
            <text:p>123.82</text:p>
          </table:table-cell>
          <table:table-cell table:formula="of:=[.Q54]/[.Q$2]" office:value-type="percentage" office:value="1.00995106035889">
            <text:p>101.00%</text:p>
          </table:table-cell>
          <table:table-cell table:formula="of:=([.Q54]/[.Q53])-1" office:value-type="percentage" office:value="0.00356621818771274">
            <text:p>0.3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1</text:p>
          </table:table-cell>
          <table:table-cell office:value-type="float" office:value="35.01">
            <text:p>35.01</text:p>
          </table:table-cell>
          <table:table-cell table:formula="of:=[.B55]/[.B$2]" office:value-type="percentage" office:value="0.985919459307237">
            <text:p>98.59%</text:p>
          </table:table-cell>
          <table:table-cell table:formula="of:=[.D$2]*[.C55]" office:value-type="currency" office:currency="USD" office:value="669681.142170954">
            <text:p>$669,681.14</text:p>
          </table:table-cell>
          <table:table-cell office:value-type="float" office:value="24.64">
            <text:p>24.64</text:p>
          </table:table-cell>
          <table:table-cell table:formula="of:=[.E55]/[.E$2]" office:value-type="percentage" office:value="1.28601252609603">
            <text:p>128.60%</text:p>
          </table:table-cell>
          <table:table-cell table:formula="of:=[.G$2]*[.F55]" office:value-type="currency" office:currency="USD" office:value="24264.3872848308">
            <text:p>$24,264.39</text:p>
          </table:table-cell>
          <table:table-cell office:value-type="float" office:value="69.61">
            <text:p>69.61</text:p>
          </table:table-cell>
          <table:table-cell table:formula="of:=[.H55]/[.H$2]" office:value-type="percentage" office:value="1.0358630952381">
            <text:p>103.59%</text:p>
          </table:table-cell>
          <table:table-cell table:formula="of:=[.J$2]*[.I55]" office:value-type="currency" office:currency="USD" office:value="136812.106918239">
            <text:p>$136,812.11</text:p>
          </table:table-cell>
          <table:table-cell office:value-type="float" office:value="139.14">
            <text:p>139.14</text:p>
          </table:table-cell>
          <table:table-cell table:formula="of:=[.K55]/[.K$2]" office:value-type="percentage" office:value="1.00826086956522">
            <text:p>100.83%</text:p>
          </table:table-cell>
          <table:table-cell table:formula="of:=[.M$2]*[.L55]" office:value-type="currency" office:currency="USD" office:value="171214.109926169">
            <text:p>$171,214.11</text:p>
          </table:table-cell>
          <table:table-cell table:formula="of:=[.D55]+[.G55]+[.J55]+[.M55]" office:value-type="currency" office:currency="USD" office:value="1001971.74630019">
            <text:p>$1,001,971.75</text:p>
          </table:table-cell>
          <table:table-cell table:formula="of:=[.N55]/[.N$2]" office:value-type="percentage" office:value="1.00197174630019">
            <text:p>100.20%</text:p>
          </table:table-cell>
          <table:table-cell table:formula="of:=([.N55]/[.N54])-1" office:value-type="percentage" office:value="0.00910175361809706">
            <text:p>0.91%</text:p>
          </table:table-cell>
          <table:table-cell office:value-type="float" office:value="125.74">
            <text:p>125.74</text:p>
          </table:table-cell>
          <table:table-cell table:formula="of:=[.Q55]/[.Q$2]" office:value-type="percentage" office:value="1.02561174551387">
            <text:p>102.56%</text:p>
          </table:table-cell>
          <table:table-cell table:formula="of:=([.Q55]/[.Q54])-1" office:value-type="percentage" office:value="0.0155063802293651">
            <text:p>1.5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2</text:p>
          </table:table-cell>
          <table:table-cell office:value-type="float" office:value="34.98">
            <text:p>34.98</text:p>
          </table:table-cell>
          <table:table-cell table:formula="of:=[.B56]/[.B$2]" office:value-type="percentage" office:value="0.985074626865672">
            <text:p>98.51%</text:p>
          </table:table-cell>
          <table:table-cell table:formula="of:=[.D$2]*[.C56]" office:value-type="currency" office:currency="USD" office:value="669107.293720079">
            <text:p>$669,107.29</text:p>
          </table:table-cell>
          <table:table-cell office:value-type="float" office:value="24.57">
            <text:p>24.57</text:p>
          </table:table-cell>
          <table:table-cell table:formula="of:=[.E56]/[.E$2]" office:value-type="percentage" office:value="1.28235908141962">
            <text:p>128.24%</text:p>
          </table:table-cell>
          <table:table-cell table:formula="of:=[.G$2]*[.F56]" office:value-type="currency" office:currency="USD" office:value="24195.454366408">
            <text:p>$24,195.45</text:p>
          </table:table-cell>
          <table:table-cell office:value-type="float" office:value="69.76">
            <text:p>69.76</text:p>
          </table:table-cell>
          <table:table-cell table:formula="of:=[.H56]/[.H$2]" office:value-type="percentage" office:value="1.03809523809524">
            <text:p>103.81%</text:p>
          </table:table-cell>
          <table:table-cell table:formula="of:=[.J$2]*[.I56]" office:value-type="currency" office:currency="USD" office:value="137106.918238994">
            <text:p>$137,106.92</text:p>
          </table:table-cell>
          <table:table-cell office:value-type="float" office:value="139.05">
            <text:p>139.05</text:p>
          </table:table-cell>
          <table:table-cell table:formula="of:=[.K56]/[.K$2]" office:value-type="percentage" office:value="1.00760869565217">
            <text:p>100.76%</text:p>
          </table:table-cell>
          <table:table-cell table:formula="of:=[.M$2]*[.L56]" office:value-type="currency" office:currency="USD" office:value="171103.363412633">
            <text:p>$171,103.36</text:p>
          </table:table-cell>
          <table:table-cell table:formula="of:=[.D56]+[.G56]+[.J56]+[.M56]" office:value-type="currency" office:currency="USD" office:value="1001513.02973811">
            <text:p>$1,001,513.03</text:p>
          </table:table-cell>
          <table:table-cell table:formula="of:=[.N56]/[.N$2]" office:value-type="percentage" office:value="1.00151302973811">
            <text:p>100.15%</text:p>
          </table:table-cell>
          <table:table-cell table:formula="of:=([.N56]/[.N55])-1" office:value-type="percentage" office:value="-0.000457813869275459">
            <text:p>-0.05%</text:p>
          </table:table-cell>
          <table:table-cell office:value-type="float" office:value="125.31">
            <text:p>125.31</text:p>
          </table:table-cell>
          <table:table-cell table:formula="of:=[.Q56]/[.Q$2]" office:value-type="percentage" office:value="1.0221044045677">
            <text:p>102.21%</text:p>
          </table:table-cell>
          <table:table-cell table:formula="of:=([.Q56]/[.Q55])-1" office:value-type="percentage" office:value="-0.00341975505010328">
            <text:p>-0.3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3</text:p>
          </table:table-cell>
          <table:table-cell office:value-type="float" office:value="35.08">
            <text:p>35.08</text:p>
          </table:table-cell>
          <table:table-cell table:formula="of:=[.B57]/[.B$2]" office:value-type="percentage" office:value="0.987890735004224">
            <text:p>98.79%</text:p>
          </table:table-cell>
          <table:table-cell table:formula="of:=[.D$2]*[.C57]" office:value-type="currency" office:currency="USD" office:value="671020.121889662">
            <text:p>$671,020.12</text:p>
          </table:table-cell>
          <table:table-cell office:value-type="float" office:value="24.69">
            <text:p>24.69</text:p>
          </table:table-cell>
          <table:table-cell table:formula="of:=[.E57]/[.E$2]" office:value-type="percentage" office:value="1.28862212943633">
            <text:p>128.86%</text:p>
          </table:table-cell>
          <table:table-cell table:formula="of:=[.G$2]*[.F57]" office:value-type="currency" office:currency="USD" office:value="24313.6250837043">
            <text:p>$24,313.63</text:p>
          </table:table-cell>
          <table:table-cell office:value-type="float" office:value="70.07">
            <text:p>70.07</text:p>
          </table:table-cell>
          <table:table-cell table:formula="of:=[.H57]/[.H$2]" office:value-type="percentage" office:value="1.04270833333333">
            <text:p>104.27%</text:p>
          </table:table-cell>
          <table:table-cell table:formula="of:=[.J$2]*[.I57]" office:value-type="currency" office:currency="USD" office:value="137716.194968553">
            <text:p>$137,716.19</text:p>
          </table:table-cell>
          <table:table-cell office:value-type="float" office:value="140.34">
            <text:p>140.34</text:p>
          </table:table-cell>
          <table:table-cell table:formula="of:=[.K57]/[.K$2]" office:value-type="percentage" office:value="1.01695652173913">
            <text:p>101.70%</text:p>
          </table:table-cell>
          <table:table-cell table:formula="of:=[.M$2]*[.L57]" office:value-type="currency" office:currency="USD" office:value="172690.730106645">
            <text:p>$172,690.73</text:p>
          </table:table-cell>
          <table:table-cell table:formula="of:=[.D57]+[.G57]+[.J57]+[.M57]" office:value-type="currency" office:currency="USD" office:value="1005740.67204856">
            <text:p>$1,005,740.67</text:p>
          </table:table-cell>
          <table:table-cell table:formula="of:=[.N57]/[.N$2]" office:value-type="percentage" office:value="1.00574067204856">
            <text:p>100.57%</text:p>
          </table:table-cell>
          <table:table-cell table:formula="of:=([.N57]/[.N56])-1" office:value-type="percentage" office:value="0.00422125542545926">
            <text:p>0.42%</text:p>
          </table:table-cell>
          <table:table-cell office:value-type="float" office:value="125.67">
            <text:p>125.67</text:p>
          </table:table-cell>
          <table:table-cell table:formula="of:=[.Q57]/[.Q$2]" office:value-type="percentage" office:value="1.02504078303426">
            <text:p>102.50%</text:p>
          </table:table-cell>
          <table:table-cell table:formula="of:=([.Q57]/[.Q56])-1" office:value-type="percentage" office:value="0.00287287526933211">
            <text:p>0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4</text:p>
          </table:table-cell>
          <table:table-cell office:value-type="float" office:value="35.12">
            <text:p>35.12</text:p>
          </table:table-cell>
          <table:table-cell table:formula="of:=[.B58]/[.B$2]" office:value-type="percentage" office:value="0.989017178259645">
            <text:p>98.90%</text:p>
          </table:table-cell>
          <table:table-cell table:formula="of:=[.D$2]*[.C58]" office:value-type="currency" office:currency="USD" office:value="671785.253157495">
            <text:p>$671,785.25</text:p>
          </table:table-cell>
          <table:table-cell office:value-type="float" office:value="24.97">
            <text:p>24.97</text:p>
          </table:table-cell>
          <table:table-cell table:formula="of:=[.E58]/[.E$2]" office:value-type="percentage" office:value="1.30323590814196">
            <text:p>130.32%</text:p>
          </table:table-cell>
          <table:table-cell table:formula="of:=[.G$2]*[.F58]" office:value-type="currency" office:currency="USD" office:value="24589.3567573955">
            <text:p>$24,589.36</text:p>
          </table:table-cell>
          <table:table-cell office:value-type="float" office:value="71.27">
            <text:p>71.27</text:p>
          </table:table-cell>
          <table:table-cell table:formula="of:=[.H58]/[.H$2]" office:value-type="percentage" office:value="1.06056547619048">
            <text:p>106.06%</text:p>
          </table:table-cell>
          <table:table-cell table:formula="of:=[.J$2]*[.I58]" office:value-type="currency" office:currency="USD" office:value="140074.685534591">
            <text:p>$140,074.69</text:p>
          </table:table-cell>
          <table:table-cell office:value-type="float" office:value="139.22">
            <text:p>139.22</text:p>
          </table:table-cell>
          <table:table-cell table:formula="of:=[.K58]/[.K$2]" office:value-type="percentage" office:value="1.00884057971015">
            <text:p>100.88%</text:p>
          </table:table-cell>
          <table:table-cell table:formula="of:=[.M$2]*[.L58]" office:value-type="currency" office:currency="USD" office:value="171312.551271534">
            <text:p>$171,312.55</text:p>
          </table:table-cell>
          <table:table-cell table:formula="of:=[.D58]+[.G58]+[.J58]+[.M58]" office:value-type="currency" office:currency="USD" office:value="1007761.84672102">
            <text:p>$1,007,761.85</text:p>
          </table:table-cell>
          <table:table-cell table:formula="of:=[.N58]/[.N$2]" office:value-type="percentage" office:value="1.00776184672102">
            <text:p>100.78%</text:p>
          </table:table-cell>
          <table:table-cell table:formula="of:=([.N58]/[.N57])-1" office:value-type="percentage" office:value="0.00200963799975851">
            <text:p>0.20%</text:p>
          </table:table-cell>
          <table:table-cell office:value-type="float" office:value="126.87">
            <text:p>126.87</text:p>
          </table:table-cell>
          <table:table-cell table:formula="of:=[.Q58]/[.Q$2]" office:value-type="percentage" office:value="1.03482871125612">
            <text:p>103.48%</text:p>
          </table:table-cell>
          <table:table-cell table:formula="of:=([.Q58]/[.Q57])-1" office:value-type="percentage" office:value="0.00954881833373111">
            <text:p>0.9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5</text:p>
          </table:table-cell>
          <table:table-cell office:value-type="float" office:value="35.16">
            <text:p>35.16</text:p>
          </table:table-cell>
          <table:table-cell table:formula="of:=[.B59]/[.B$2]" office:value-type="percentage" office:value="0.990143621515066">
            <text:p>99.01%</text:p>
          </table:table-cell>
          <table:table-cell table:formula="of:=[.D$2]*[.C59]" office:value-type="currency" office:currency="USD" office:value="672550.384425328">
            <text:p>$672,550.38</text:p>
          </table:table-cell>
          <table:table-cell office:value-type="float" office:value="25.63">
            <text:p>25.63</text:p>
          </table:table-cell>
          <table:table-cell table:formula="of:=[.E59]/[.E$2]" office:value-type="percentage" office:value="1.33768267223382">
            <text:p>133.77%</text:p>
          </table:table-cell>
          <table:table-cell table:formula="of:=[.G$2]*[.F59]" office:value-type="currency" office:currency="USD" office:value="25239.2957025249">
            <text:p>$25,239.30</text:p>
          </table:table-cell>
          <table:table-cell office:value-type="float" office:value="71.2">
            <text:p>71.2</text:p>
          </table:table-cell>
          <table:table-cell table:formula="of:=[.H59]/[.H$2]" office:value-type="percentage" office:value="1.05952380952381">
            <text:p>105.95%</text:p>
          </table:table-cell>
          <table:table-cell table:formula="of:=[.J$2]*[.I59]" office:value-type="currency" office:currency="USD" office:value="139937.106918239">
            <text:p>$139,937.11</text:p>
          </table:table-cell>
          <table:table-cell office:value-type="float" office:value="139.26">
            <text:p>139.26</text:p>
          </table:table-cell>
          <table:table-cell table:formula="of:=[.K59]/[.K$2]" office:value-type="percentage" office:value="1.00913043478261">
            <text:p>100.91%</text:p>
          </table:table-cell>
          <table:table-cell table:formula="of:=[.M$2]*[.L59]" office:value-type="currency" office:currency="USD" office:value="171361.771944217">
            <text:p>$171,361.77</text:p>
          </table:table-cell>
          <table:table-cell table:formula="of:=[.D59]+[.G59]+[.J59]+[.M59]" office:value-type="currency" office:currency="USD" office:value="1009088.55899031">
            <text:p>$1,009,088.56</text:p>
          </table:table-cell>
          <table:table-cell table:formula="of:=[.N59]/[.N$2]" office:value-type="percentage" office:value="1.00908855899031">
            <text:p>100.91%</text:p>
          </table:table-cell>
          <table:table-cell table:formula="of:=([.N59]/[.N58])-1" office:value-type="percentage" office:value="0.00131649384585231">
            <text:p>0.13%</text:p>
          </table:table-cell>
          <table:table-cell office:value-type="float" office:value="127.25">
            <text:p>127.25</text:p>
          </table:table-cell>
          <table:table-cell table:formula="of:=[.Q59]/[.Q$2]" office:value-type="percentage" office:value="1.03792822185971">
            <text:p>103.79%</text:p>
          </table:table-cell>
          <table:table-cell table:formula="of:=([.Q59]/[.Q58])-1" office:value-type="percentage" office:value="0.00299519192874587">
            <text:p>0.3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8</text:p>
          </table:table-cell>
          <table:table-cell office:value-type="float" office:value="35.13">
            <text:p>35.13</text:p>
          </table:table-cell>
          <table:table-cell table:formula="of:=[.B60]/[.B$2]" office:value-type="percentage" office:value="0.989298789073501">
            <text:p>98.93%</text:p>
          </table:table-cell>
          <table:table-cell table:formula="of:=[.D$2]*[.C60]" office:value-type="currency" office:currency="USD" office:value="671976.535974453">
            <text:p>$671,976.54</text:p>
          </table:table-cell>
          <table:table-cell office:value-type="float" office:value="24.93">
            <text:p>24.93</text:p>
          </table:table-cell>
          <table:table-cell table:formula="of:=[.E60]/[.E$2]" office:value-type="percentage" office:value="1.30114822546973">
            <text:p>130.11%</text:p>
          </table:table-cell>
          <table:table-cell table:formula="of:=[.G$2]*[.F60]" office:value-type="currency" office:currency="USD" office:value="24549.9665182968">
            <text:p>$24,549.97</text:p>
          </table:table-cell>
          <table:table-cell office:value-type="float" office:value="70.54">
            <text:p>70.54</text:p>
          </table:table-cell>
          <table:table-cell table:formula="of:=[.H60]/[.H$2]" office:value-type="percentage" office:value="1.04970238095238">
            <text:p>104.97%</text:p>
          </table:table-cell>
          <table:table-cell table:formula="of:=[.J$2]*[.I60]" office:value-type="currency" office:currency="USD" office:value="138639.937106918">
            <text:p>$138,639.94</text:p>
          </table:table-cell>
          <table:table-cell office:value-type="float" office:value="138.54">
            <text:p>138.54</text:p>
          </table:table-cell>
          <table:table-cell table:formula="of:=[.K60]/[.K$2]" office:value-type="percentage" office:value="1.00391304347826">
            <text:p>100.39%</text:p>
          </table:table-cell>
          <table:table-cell table:formula="of:=[.M$2]*[.L60]" office:value-type="currency" office:currency="USD" office:value="170475.799835931">
            <text:p>$170,475.80</text:p>
          </table:table-cell>
          <table:table-cell table:formula="of:=[.D60]+[.G60]+[.J60]+[.M60]" office:value-type="currency" office:currency="USD" office:value="1005642.2394356">
            <text:p>$1,005,642.24</text:p>
          </table:table-cell>
          <table:table-cell table:formula="of:=[.N60]/[.N$2]" office:value-type="percentage" office:value="1.0056422394356">
            <text:p>100.56%</text:p>
          </table:table-cell>
          <table:table-cell table:formula="of:=([.N60]/[.N59])-1" office:value-type="percentage" office:value="-0.00341527958473498">
            <text:p>-0.34%</text:p>
          </table:table-cell>
          <table:table-cell office:value-type="float" office:value="126.94">
            <text:p>126.94</text:p>
          </table:table-cell>
          <table:table-cell table:formula="of:=[.Q60]/[.Q$2]" office:value-type="percentage" office:value="1.03539967373573">
            <text:p>103.54%</text:p>
          </table:table-cell>
          <table:table-cell table:formula="of:=([.Q60]/[.Q59])-1" office:value-type="percentage" office:value="-0.00243614931237723">
            <text:p>-0.2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29</text:p>
          </table:table-cell>
          <table:table-cell office:value-type="float" office:value="35.27">
            <text:p>35.27</text:p>
          </table:table-cell>
          <table:table-cell table:formula="of:=[.B61]/[.B$2]" office:value-type="percentage" office:value="0.993241340467474">
            <text:p>99.32%</text:p>
          </table:table-cell>
          <table:table-cell table:formula="of:=[.D$2]*[.C61]" office:value-type="currency" office:currency="USD" office:value="674654.495411869">
            <text:p>$674,654.50</text:p>
          </table:table-cell>
          <table:table-cell office:value-type="float" office:value="25.28">
            <text:p>25.28</text:p>
          </table:table-cell>
          <table:table-cell table:formula="of:=[.E61]/[.E$2]" office:value-type="percentage" office:value="1.31941544885177">
            <text:p>131.94%</text:p>
          </table:table-cell>
          <table:table-cell table:formula="of:=[.G$2]*[.F61]" office:value-type="currency" office:currency="USD" office:value="24894.6311104108">
            <text:p>$24,894.63</text:p>
          </table:table-cell>
          <table:table-cell office:value-type="float" office:value="71.1">
            <text:p>71.1</text:p>
          </table:table-cell>
          <table:table-cell table:formula="of:=[.H61]/[.H$2]" office:value-type="percentage" office:value="1.05803571428571">
            <text:p>105.80%</text:p>
          </table:table-cell>
          <table:table-cell table:formula="of:=[.J$2]*[.I61]" office:value-type="currency" office:currency="USD" office:value="139740.566037736">
            <text:p>$139,740.57</text:p>
          </table:table-cell>
          <table:table-cell office:value-type="float" office:value="138.21">
            <text:p>138.21</text:p>
          </table:table-cell>
          <table:table-cell table:formula="of:=[.K61]/[.K$2]" office:value-type="percentage" office:value="1.00152173913043">
            <text:p>100.15%</text:p>
          </table:table-cell>
          <table:table-cell table:formula="of:=[.M$2]*[.L61]" office:value-type="currency" office:currency="USD" office:value="170069.7292863">
            <text:p>$170,069.73</text:p>
          </table:table-cell>
          <table:table-cell table:formula="of:=[.D61]+[.G61]+[.J61]+[.M61]" office:value-type="currency" office:currency="USD" office:value="1009359.42184632">
            <text:p>$1,009,359.42</text:p>
          </table:table-cell>
          <table:table-cell table:formula="of:=[.N61]/[.N$2]" office:value-type="percentage" office:value="1.00935942184632">
            <text:p>100.94%</text:p>
          </table:table-cell>
          <table:table-cell table:formula="of:=([.N61]/[.N60])-1" office:value-type="percentage" office:value="0.00369632684959909">
            <text:p>0.37%</text:p>
          </table:table-cell>
          <table:table-cell office:value-type="float" office:value="127.8">
            <text:p>127.8</text:p>
          </table:table-cell>
          <table:table-cell table:formula="of:=[.Q61]/[.Q$2]" office:value-type="percentage" office:value="1.04241435562806">
            <text:p>104.24%</text:p>
          </table:table-cell>
          <table:table-cell table:formula="of:=([.Q61]/[.Q60])-1" office:value-type="percentage" office:value="0.00677485426185598">
            <text:p>0.6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30</text:p>
          </table:table-cell>
          <table:table-cell office:value-type="float" office:value="35.67">
            <text:p>35.67</text:p>
          </table:table-cell>
          <table:table-cell table:formula="of:=[.B62]/[.B$2]" office:value-type="percentage" office:value="1.00450577302168">
            <text:p>100.45%</text:p>
          </table:table-cell>
          <table:table-cell table:formula="of:=[.D$2]*[.C62]" office:value-type="currency" office:currency="USD" office:value="682305.808090201">
            <text:p>$682,305.81</text:p>
          </table:table-cell>
          <table:table-cell office:value-type="float" office:value="26.62">
            <text:p>26.62</text:p>
          </table:table-cell>
          <table:table-cell table:formula="of:=[.E62]/[.E$2]" office:value-type="percentage" office:value="1.38935281837161">
            <text:p>138.94%</text:p>
          </table:table-cell>
          <table:table-cell table:formula="of:=[.G$2]*[.F62]" office:value-type="currency" office:currency="USD" office:value="26214.204120219">
            <text:p>$26,214.20</text:p>
          </table:table-cell>
          <table:table-cell office:value-type="float" office:value="71.9">
            <text:p>71.9</text:p>
          </table:table-cell>
          <table:table-cell table:formula="of:=[.H62]/[.H$2]" office:value-type="percentage" office:value="1.06994047619048">
            <text:p>106.99%</text:p>
          </table:table-cell>
          <table:table-cell table:formula="of:=[.J$2]*[.I62]" office:value-type="currency" office:currency="USD" office:value="141312.893081761">
            <text:p>$141,312.89</text:p>
          </table:table-cell>
          <table:table-cell office:value-type="float" office:value="138.67">
            <text:p>138.67</text:p>
          </table:table-cell>
          <table:table-cell table:formula="of:=[.K62]/[.K$2]" office:value-type="percentage" office:value="1.00485507246377">
            <text:p>100.49%</text:p>
          </table:table-cell>
          <table:table-cell table:formula="of:=[.M$2]*[.L62]" office:value-type="currency" office:currency="USD" office:value="170635.767022149">
            <text:p>$170,635.77</text:p>
          </table:table-cell>
          <table:table-cell table:formula="of:=[.D62]+[.G62]+[.J62]+[.M62]" office:value-type="currency" office:currency="USD" office:value="1020468.67231433">
            <text:p>$1,020,468.67</text:p>
          </table:table-cell>
          <table:table-cell table:formula="of:=[.N62]/[.N$2]" office:value-type="percentage" office:value="1.02046867231433">
            <text:p>102.05%</text:p>
          </table:table-cell>
          <table:table-cell table:formula="of:=([.N62]/[.N61])-1" office:value-type="percentage" office:value="0.0110062384395173">
            <text:p>1.10%</text:p>
          </table:table-cell>
          <table:table-cell office:value-type="float" office:value="128.68">
            <text:p>128.68</text:p>
          </table:table-cell>
          <table:table-cell table:formula="of:=[.Q62]/[.Q$2]" office:value-type="percentage" office:value="1.04959216965742">
            <text:p>104.96%</text:p>
          </table:table-cell>
          <table:table-cell table:formula="of:=([.Q62]/[.Q61])-1" office:value-type="percentage" office:value="0.00688575899843502">
            <text:p>0.6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3-31</text:p>
          </table:table-cell>
          <table:table-cell office:value-type="float" office:value="35.66">
            <text:p>35.66</text:p>
          </table:table-cell>
          <table:table-cell table:formula="of:=[.B63]/[.B$2]" office:value-type="percentage" office:value="1.00422416220783">
            <text:p>100.42%</text:p>
          </table:table-cell>
          <table:table-cell table:formula="of:=[.D$2]*[.C63]" office:value-type="currency" office:currency="USD" office:value="682114.525273242">
            <text:p>$682,114.53</text:p>
          </table:table-cell>
          <table:table-cell office:value-type="float" office:value="26.41">
            <text:p>26.41</text:p>
          </table:table-cell>
          <table:table-cell table:formula="of:=[.E63]/[.E$2]" office:value-type="percentage" office:value="1.37839248434238">
            <text:p>137.84%</text:p>
          </table:table-cell>
          <table:table-cell table:formula="of:=[.G$2]*[.F63]" office:value-type="currency" office:currency="USD" office:value="26007.4053649506">
            <text:p>$26,007.41</text:p>
          </table:table-cell>
          <table:table-cell office:value-type="float" office:value="73.47">
            <text:p>73.47</text:p>
          </table:table-cell>
          <table:table-cell table:formula="of:=[.H63]/[.H$2]" office:value-type="percentage" office:value="1.09330357142857">
            <text:p>109.33%</text:p>
          </table:table-cell>
          <table:table-cell table:formula="of:=[.J$2]*[.I63]" office:value-type="currency" office:currency="USD" office:value="144398.58490566">
            <text:p>$144,398.58</text:p>
          </table:table-cell>
          <table:table-cell office:value-type="float" office:value="139.86">
            <text:p>139.86</text:p>
          </table:table-cell>
          <table:table-cell table:formula="of:=[.K63]/[.K$2]" office:value-type="percentage" office:value="1.01347826086957">
            <text:p>101.35%</text:p>
          </table:table-cell>
          <table:table-cell table:formula="of:=[.M$2]*[.L63]" office:value-type="currency" office:currency="USD" office:value="172100.082034454">
            <text:p>$172,100.08</text:p>
          </table:table-cell>
          <table:table-cell table:formula="of:=[.D63]+[.G63]+[.J63]+[.M63]" office:value-type="currency" office:currency="USD" office:value="1024620.59757831">
            <text:p>$1,024,620.60</text:p>
          </table:table-cell>
          <table:table-cell table:formula="of:=[.N63]/[.N$2]" office:value-type="percentage" office:value="1.02462059757831">
            <text:p>102.46%</text:p>
          </table:table-cell>
          <table:table-cell table:formula="of:=([.N63]/[.N62])-1" office:value-type="percentage" office:value="0.00406864549262598">
            <text:p>0.41%</text:p>
          </table:table-cell>
          <table:table-cell office:value-type="float" office:value="128.51">
            <text:p>128.51</text:p>
          </table:table-cell>
          <table:table-cell table:formula="of:=[.Q63]/[.Q$2]" office:value-type="percentage" office:value="1.04820554649266">
            <text:p>104.82%</text:p>
          </table:table-cell>
          <table:table-cell table:formula="of:=([.Q63]/[.Q62])-1" office:value-type="percentage" office:value="-0.00132110662107565">
            <text:p>-0.1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1</text:p>
          </table:table-cell>
          <table:table-cell office:value-type="float" office:value="35.84">
            <text:p>35.84</text:p>
          </table:table-cell>
          <table:table-cell table:formula="of:=[.B64]/[.B$2]" office:value-type="percentage" office:value="1.00929315685722">
            <text:p>100.93%</text:p>
          </table:table-cell>
          <table:table-cell table:formula="of:=[.D$2]*[.C64]" office:value-type="currency" office:currency="USD" office:value="685557.615978491">
            <text:p>$685,557.62</text:p>
          </table:table-cell>
          <table:table-cell office:value-type="float" office:value="26.93">
            <text:p>26.93</text:p>
          </table:table-cell>
          <table:table-cell table:formula="of:=[.E64]/[.E$2]" office:value-type="percentage" office:value="1.40553235908142">
            <text:p>140.55%</text:p>
          </table:table-cell>
          <table:table-cell table:formula="of:=[.G$2]*[.F64]" office:value-type="currency" office:currency="USD" office:value="26519.4784732343">
            <text:p>$26,519.48</text:p>
          </table:table-cell>
          <table:table-cell office:value-type="float" office:value="72.96">
            <text:p>72.96</text:p>
          </table:table-cell>
          <table:table-cell table:formula="of:=[.H64]/[.H$2]" office:value-type="percentage" office:value="1.08571428571429">
            <text:p>108.57%</text:p>
          </table:table-cell>
          <table:table-cell table:formula="of:=[.J$2]*[.I64]" office:value-type="currency" office:currency="USD" office:value="143396.226415094">
            <text:p>$143,396.23</text:p>
          </table:table-cell>
          <table:table-cell office:value-type="float" office:value="139.2">
            <text:p>139.2</text:p>
          </table:table-cell>
          <table:table-cell table:formula="of:=[.K64]/[.K$2]" office:value-type="percentage" office:value="1.00869565217391">
            <text:p>100.87%</text:p>
          </table:table-cell>
          <table:table-cell table:formula="of:=[.M$2]*[.L64]" office:value-type="currency" office:currency="USD" office:value="171287.940935193">
            <text:p>$171,287.94</text:p>
          </table:table-cell>
          <table:table-cell table:formula="of:=[.D64]+[.G64]+[.J64]+[.M64]" office:value-type="currency" office:currency="USD" office:value="1026761.26180201">
            <text:p>$1,026,761.26</text:p>
          </table:table-cell>
          <table:table-cell table:formula="of:=[.N64]/[.N$2]" office:value-type="percentage" office:value="1.02676126180201">
            <text:p>102.68%</text:p>
          </table:table-cell>
          <table:table-cell table:formula="of:=([.N64]/[.N63])-1" office:value-type="percentage" office:value="0.00208922622555585">
            <text:p>0.21%</text:p>
          </table:table-cell>
          <table:table-cell office:value-type="float" office:value="129.05">
            <text:p>129.05</text:p>
          </table:table-cell>
          <table:table-cell table:formula="of:=[.Q64]/[.Q$2]" office:value-type="percentage" office:value="1.0526101141925">
            <text:p>105.26%</text:p>
          </table:table-cell>
          <table:table-cell table:formula="of:=([.Q64]/[.Q63])-1" office:value-type="percentage" office:value="0.00420200762586576">
            <text:p>0.4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4</text:p>
          </table:table-cell>
          <table:table-cell office:value-type="float" office:value="35.84">
            <text:p>35.84</text:p>
          </table:table-cell>
          <table:table-cell table:formula="of:=[.B65]/[.B$2]" office:value-type="percentage" office:value="1.00929315685722">
            <text:p>100.93%</text:p>
          </table:table-cell>
          <table:table-cell table:formula="of:=[.D$2]*[.C65]" office:value-type="currency" office:currency="USD" office:value="685557.615978491">
            <text:p>$685,557.62</text:p>
          </table:table-cell>
          <table:table-cell office:value-type="float" office:value="26.85">
            <text:p>26.85</text:p>
          </table:table-cell>
          <table:table-cell table:formula="of:=[.E65]/[.E$2]" office:value-type="percentage" office:value="1.40135699373695">
            <text:p>140.14%</text:p>
          </table:table-cell>
          <table:table-cell table:formula="of:=[.G$2]*[.F65]" office:value-type="currency" office:currency="USD" office:value="26440.6979950368">
            <text:p>$26,440.70</text:p>
          </table:table-cell>
          <table:table-cell office:value-type="float" office:value="73.27">
            <text:p>73.27</text:p>
          </table:table-cell>
          <table:table-cell table:formula="of:=[.H65]/[.H$2]" office:value-type="percentage" office:value="1.09032738095238">
            <text:p>109.03%</text:p>
          </table:table-cell>
          <table:table-cell table:formula="of:=[.J$2]*[.I65]" office:value-type="currency" office:currency="USD" office:value="144005.503144654">
            <text:p>$144,005.50</text:p>
          </table:table-cell>
          <table:table-cell office:value-type="float" office:value="139.84">
            <text:p>139.84</text:p>
          </table:table-cell>
          <table:table-cell table:formula="of:=[.K65]/[.K$2]" office:value-type="percentage" office:value="1.01333333333333">
            <text:p>101.33%</text:p>
          </table:table-cell>
          <table:table-cell table:formula="of:=[.M$2]*[.L65]" office:value-type="currency" office:currency="USD" office:value="172075.471698113">
            <text:p>$172,075.47</text:p>
          </table:table-cell>
          <table:table-cell table:formula="of:=[.D65]+[.G65]+[.J65]+[.M65]" office:value-type="currency" office:currency="USD" office:value="1028079.2888163">
            <text:p>$1,028,079.29</text:p>
          </table:table-cell>
          <table:table-cell table:formula="of:=[.N65]/[.N$2]" office:value-type="percentage" office:value="1.0280792888163">
            <text:p>102.81%</text:p>
          </table:table-cell>
          <table:table-cell table:formula="of:=([.N65]/[.N64])-1" office:value-type="percentage" office:value="0.0012836742710467">
            <text:p>0.13%</text:p>
          </table:table-cell>
          <table:table-cell office:value-type="float" office:value="129.15">
            <text:p>129.15</text:p>
          </table:table-cell>
          <table:table-cell table:formula="of:=[.Q65]/[.Q$2]" office:value-type="percentage" office:value="1.05342577487765">
            <text:p>105.34%</text:p>
          </table:table-cell>
          <table:table-cell table:formula="of:=([.Q65]/[.Q64])-1" office:value-type="percentage" office:value="0.000774893452150316">
            <text:p>0.0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5</text:p>
          </table:table-cell>
          <table:table-cell office:value-type="float" office:value="35.8">
            <text:p>35.8</text:p>
          </table:table-cell>
          <table:table-cell table:formula="of:=[.B66]/[.B$2]" office:value-type="percentage" office:value="1.0081667136018">
            <text:p>100.82%</text:p>
          </table:table-cell>
          <table:table-cell table:formula="of:=[.D$2]*[.C66]" office:value-type="currency" office:currency="USD" office:value="684792.484710658">
            <text:p>$684,792.48</text:p>
          </table:table-cell>
          <table:table-cell office:value-type="float" office:value="26.82">
            <text:p>26.82</text:p>
          </table:table-cell>
          <table:table-cell table:formula="of:=[.E66]/[.E$2]" office:value-type="percentage" office:value="1.39979123173278">
            <text:p>139.98%</text:p>
          </table:table-cell>
          <table:table-cell table:formula="of:=[.G$2]*[.F66]" office:value-type="currency" office:currency="USD" office:value="26411.1553157128">
            <text:p>$26,411.16</text:p>
          </table:table-cell>
          <table:table-cell office:value-type="float" office:value="73.25">
            <text:p>73.25</text:p>
          </table:table-cell>
          <table:table-cell table:formula="of:=[.H66]/[.H$2]" office:value-type="percentage" office:value="1.09002976190476">
            <text:p>109.00%</text:p>
          </table:table-cell>
          <table:table-cell table:formula="of:=[.J$2]*[.I66]" office:value-type="currency" office:currency="USD" office:value="143966.194968553">
            <text:p>$143,966.19</text:p>
          </table:table-cell>
          <table:table-cell office:value-type="float" office:value="142.05">
            <text:p>142.05</text:p>
          </table:table-cell>
          <table:table-cell table:formula="of:=[.K66]/[.K$2]" office:value-type="percentage" office:value="1.02934782608696">
            <text:p>102.93%</text:p>
          </table:table-cell>
          <table:table-cell table:formula="of:=[.M$2]*[.L66]" office:value-type="currency" office:currency="USD" office:value="174794.913863823">
            <text:p>$174,794.91</text:p>
          </table:table-cell>
          <table:table-cell table:formula="of:=[.D66]+[.G66]+[.J66]+[.M66]" office:value-type="currency" office:currency="USD" office:value="1029964.74885875">
            <text:p>$1,029,964.75</text:p>
          </table:table-cell>
          <table:table-cell table:formula="of:=[.N66]/[.N$2]" office:value-type="percentage" office:value="1.02996474885875">
            <text:p>103.00%</text:p>
          </table:table-cell>
          <table:table-cell table:formula="of:=([.N66]/[.N65])-1" office:value-type="percentage" office:value="0.00183396364751465">
            <text:p>0.18%</text:p>
          </table:table-cell>
          <table:table-cell office:value-type="float" office:value="129.14">
            <text:p>129.14</text:p>
          </table:table-cell>
          <table:table-cell table:formula="of:=[.Q66]/[.Q$2]" office:value-type="percentage" office:value="1.05334420880914">
            <text:p>105.33%</text:p>
          </table:table-cell>
          <table:table-cell table:formula="of:=([.Q66]/[.Q65])-1" office:value-type="percentage" office:value="-0.0000774293457221908">
            <text:p>-0.0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6</text:p>
          </table:table-cell>
          <table:table-cell office:value-type="float" office:value="36.18">
            <text:p>36.18</text:p>
          </table:table-cell>
          <table:table-cell table:formula="of:=[.B67]/[.B$2]" office:value-type="percentage" office:value="1.0188679245283">
            <text:p>101.89%</text:p>
          </table:table-cell>
          <table:table-cell table:formula="of:=[.D$2]*[.C67]" office:value-type="currency" office:currency="USD" office:value="692061.231755073">
            <text:p>$692,061.23</text:p>
          </table:table-cell>
          <table:table-cell office:value-type="float" office:value="26.53">
            <text:p>26.53</text:p>
          </table:table-cell>
          <table:table-cell table:formula="of:=[.E67]/[.E$2]" office:value-type="percentage" office:value="1.38465553235908">
            <text:p>138.47%</text:p>
          </table:table-cell>
          <table:table-cell table:formula="of:=[.G$2]*[.F67]" office:value-type="currency" office:currency="USD" office:value="26125.5760822468">
            <text:p>$26,125.58</text:p>
          </table:table-cell>
          <table:table-cell office:value-type="float" office:value="73.6">
            <text:p>73.6</text:p>
          </table:table-cell>
          <table:table-cell table:formula="of:=[.H67]/[.H$2]" office:value-type="percentage" office:value="1.0952380952381">
            <text:p>109.52%</text:p>
          </table:table-cell>
          <table:table-cell table:formula="of:=[.J$2]*[.I67]" office:value-type="currency" office:currency="USD" office:value="144654.088050314">
            <text:p>$144,654.09</text:p>
          </table:table-cell>
          <table:table-cell office:value-type="float" office:value="142.38">
            <text:p>142.38</text:p>
          </table:table-cell>
          <table:table-cell table:formula="of:=[.K67]/[.K$2]" office:value-type="percentage" office:value="1.03173913043478">
            <text:p>103.17%</text:p>
          </table:table-cell>
          <table:table-cell table:formula="of:=[.M$2]*[.L67]" office:value-type="currency" office:currency="USD" office:value="175200.984413454">
            <text:p>$175,200.98</text:p>
          </table:table-cell>
          <table:table-cell table:formula="of:=[.D67]+[.G67]+[.J67]+[.M67]" office:value-type="currency" office:currency="USD" office:value="1038041.88030109">
            <text:p>$1,038,041.88</text:p>
          </table:table-cell>
          <table:table-cell table:formula="of:=[.N67]/[.N$2]" office:value-type="percentage" office:value="1.03804188030109">
            <text:p>103.80%</text:p>
          </table:table-cell>
          <table:table-cell table:formula="of:=([.N67]/[.N66])-1" office:value-type="percentage" office:value="0.00784214357946778">
            <text:p>0.78%</text:p>
          </table:table-cell>
          <table:table-cell office:value-type="float" office:value="129.54">
            <text:p>129.54</text:p>
          </table:table-cell>
          <table:table-cell table:formula="of:=[.Q67]/[.Q$2]" office:value-type="percentage" office:value="1.05660685154976">
            <text:p>105.66%</text:p>
          </table:table-cell>
          <table:table-cell table:formula="of:=([.Q67]/[.Q66])-1" office:value-type="percentage" office:value="0.00309741365959426">
            <text:p>0.3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7</text:p>
          </table:table-cell>
          <table:table-cell office:value-type="float" office:value="36.22">
            <text:p>36.22</text:p>
          </table:table-cell>
          <table:table-cell table:formula="of:=[.B68]/[.B$2]" office:value-type="percentage" office:value="1.01999436778372">
            <text:p>102.00%</text:p>
          </table:table-cell>
          <table:table-cell table:formula="of:=[.D$2]*[.C68]" office:value-type="currency" office:currency="USD" office:value="692826.363022906">
            <text:p>$692,826.36</text:p>
          </table:table-cell>
          <table:table-cell office:value-type="float" office:value="26.6">
            <text:p>26.6</text:p>
          </table:table-cell>
          <table:table-cell table:formula="of:=[.E68]/[.E$2]" office:value-type="percentage" office:value="1.38830897703549">
            <text:p>138.83%</text:p>
          </table:table-cell>
          <table:table-cell table:formula="of:=[.G$2]*[.F68]" office:value-type="currency" office:currency="USD" office:value="26194.5090006696">
            <text:p>$26,194.51</text:p>
          </table:table-cell>
          <table:table-cell office:value-type="float" office:value="73.03">
            <text:p>73.03</text:p>
          </table:table-cell>
          <table:table-cell table:formula="of:=[.H68]/[.H$2]" office:value-type="percentage" office:value="1.08675595238095">
            <text:p>108.68%</text:p>
          </table:table-cell>
          <table:table-cell table:formula="of:=[.J$2]*[.I68]" office:value-type="currency" office:currency="USD" office:value="143533.805031447">
            <text:p>$143,533.81</text:p>
          </table:table-cell>
          <table:table-cell office:value-type="float" office:value="142.51">
            <text:p>142.51</text:p>
          </table:table-cell>
          <table:table-cell table:formula="of:=[.K68]/[.K$2]" office:value-type="percentage" office:value="1.03268115942029">
            <text:p>103.27%</text:p>
          </table:table-cell>
          <table:table-cell table:formula="of:=[.M$2]*[.L68]" office:value-type="currency" office:currency="USD" office:value="175360.951599672">
            <text:p>$175,360.95</text:p>
          </table:table-cell>
          <table:table-cell table:formula="of:=[.D68]+[.G68]+[.J68]+[.M68]" office:value-type="currency" office:currency="USD" office:value="1037915.62865469">
            <text:p>$1,037,915.63</text:p>
          </table:table-cell>
          <table:table-cell table:formula="of:=[.N68]/[.N$2]" office:value-type="percentage" office:value="1.03791562865469">
            <text:p>103.79%</text:p>
          </table:table-cell>
          <table:table-cell table:formula="of:=([.N68]/[.N67])-1" office:value-type="percentage" office:value="-0.000121624809932719">
            <text:p>-0.01%</text:p>
          </table:table-cell>
          <table:table-cell office:value-type="float" office:value="129.21">
            <text:p>129.21</text:p>
          </table:table-cell>
          <table:table-cell table:formula="of:=[.Q68]/[.Q$2]" office:value-type="percentage" office:value="1.05391517128874">
            <text:p>105.39%</text:p>
          </table:table-cell>
          <table:table-cell table:formula="of:=([.Q68]/[.Q67])-1" office:value-type="percentage" office:value="-0.00254747568318658">
            <text:p>-0.2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08</text:p>
          </table:table-cell>
          <table:table-cell office:value-type="float" office:value="35.93">
            <text:p>35.93</text:p>
          </table:table-cell>
          <table:table-cell table:formula="of:=[.B69]/[.B$2]" office:value-type="percentage" office:value="1.01182765418192">
            <text:p>101.18%</text:p>
          </table:table-cell>
          <table:table-cell table:formula="of:=[.D$2]*[.C69]" office:value-type="currency" office:currency="USD" office:value="687279.161331116">
            <text:p>$687,279.16</text:p>
          </table:table-cell>
          <table:table-cell office:value-type="float" office:value="26.49">
            <text:p>26.49</text:p>
          </table:table-cell>
          <table:table-cell table:formula="of:=[.E69]/[.E$2]" office:value-type="percentage" office:value="1.38256784968685">
            <text:p>138.26%</text:p>
          </table:table-cell>
          <table:table-cell table:formula="of:=[.G$2]*[.F69]" office:value-type="currency" office:currency="USD" office:value="26086.1858431481">
            <text:p>$26,086.19</text:p>
          </table:table-cell>
          <table:table-cell office:value-type="float" office:value="73.29">
            <text:p>73.29</text:p>
          </table:table-cell>
          <table:table-cell table:formula="of:=[.H69]/[.H$2]" office:value-type="percentage" office:value="1.090625">
            <text:p>109.06%</text:p>
          </table:table-cell>
          <table:table-cell table:formula="of:=[.J$2]*[.I69]" office:value-type="currency" office:currency="USD" office:value="144044.811320755">
            <text:p>$144,044.81</text:p>
          </table:table-cell>
          <table:table-cell office:value-type="float" office:value="143.66">
            <text:p>143.66</text:p>
          </table:table-cell>
          <table:table-cell table:formula="of:=[.K69]/[.K$2]" office:value-type="percentage" office:value="1.04101449275362">
            <text:p>104.10%</text:p>
          </table:table-cell>
          <table:table-cell table:formula="of:=[.M$2]*[.L69]" office:value-type="currency" office:currency="USD" office:value="176776.045939294">
            <text:p>$176,776.05</text:p>
          </table:table-cell>
          <table:table-cell table:formula="of:=[.D69]+[.G69]+[.J69]+[.M69]" office:value-type="currency" office:currency="USD" office:value="1034186.20443431">
            <text:p>$1,034,186.20</text:p>
          </table:table-cell>
          <table:table-cell table:formula="of:=[.N69]/[.N$2]" office:value-type="percentage" office:value="1.03418620443431">
            <text:p>103.42%</text:p>
          </table:table-cell>
          <table:table-cell table:formula="of:=([.N69]/[.N68])-1" office:value-type="percentage" office:value="-0.00359318630283545">
            <text:p>-0.36%</text:p>
          </table:table-cell>
          <table:table-cell office:value-type="float" office:value="128.77">
            <text:p>128.77</text:p>
          </table:table-cell>
          <table:table-cell table:formula="of:=[.Q69]/[.Q$2]" office:value-type="percentage" office:value="1.05032626427406">
            <text:p>105.03%</text:p>
          </table:table-cell>
          <table:table-cell table:formula="of:=([.Q69]/[.Q68])-1" office:value-type="percentage" office:value="-0.00340530918659543">
            <text:p>-0.3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1</text:p>
          </table:table-cell>
          <table:table-cell office:value-type="float" office:value="35.35">
            <text:p>35.35</text:p>
          </table:table-cell>
          <table:table-cell table:formula="of:=[.B70]/[.B$2]" office:value-type="percentage" office:value="0.995494226978316">
            <text:p>99.55%</text:p>
          </table:table-cell>
          <table:table-cell table:formula="of:=[.D$2]*[.C70]" office:value-type="currency" office:currency="USD" office:value="676184.757947535">
            <text:p>$676,184.76</text:p>
          </table:table-cell>
          <table:table-cell office:value-type="float" office:value="26.11">
            <text:p>26.11</text:p>
          </table:table-cell>
          <table:table-cell table:formula="of:=[.E70]/[.E$2]" office:value-type="percentage" office:value="1.36273486430063">
            <text:p>136.27%</text:p>
          </table:table-cell>
          <table:table-cell table:formula="of:=[.G$2]*[.F70]" office:value-type="currency" office:currency="USD" office:value="25711.9785717099">
            <text:p>$25,711.98</text:p>
          </table:table-cell>
          <table:table-cell office:value-type="float" office:value="78.55">
            <text:p>78.55</text:p>
          </table:table-cell>
          <table:table-cell table:formula="of:=[.H70]/[.H$2]" office:value-type="percentage" office:value="1.16889880952381">
            <text:p>116.89%</text:p>
          </table:table-cell>
          <table:table-cell table:formula="of:=[.J$2]*[.I70]" office:value-type="currency" office:currency="USD" office:value="154382.86163522">
            <text:p>$154,382.86</text:p>
          </table:table-cell>
          <table:table-cell office:value-type="float" office:value="142.64">
            <text:p>142.64</text:p>
          </table:table-cell>
          <table:table-cell table:formula="of:=[.K70]/[.K$2]" office:value-type="percentage" office:value="1.0336231884058">
            <text:p>103.36%</text:p>
          </table:table-cell>
          <table:table-cell table:formula="of:=[.M$2]*[.L70]" office:value-type="currency" office:currency="USD" office:value="175520.91878589">
            <text:p>$175,520.92</text:p>
          </table:table-cell>
          <table:table-cell table:formula="of:=[.D70]+[.G70]+[.J70]+[.M70]" office:value-type="currency" office:currency="USD" office:value="1031800.51694036">
            <text:p>$1,031,800.52</text:p>
          </table:table-cell>
          <table:table-cell table:formula="of:=[.N70]/[.N$2]" office:value-type="percentage" office:value="1.03180051694036">
            <text:p>103.18%</text:p>
          </table:table-cell>
          <table:table-cell table:formula="of:=([.N70]/[.N69])-1" office:value-type="percentage" office:value="-0.00230682587306663">
            <text:p>-0.23%</text:p>
          </table:table-cell>
          <table:table-cell office:value-type="float" office:value="128.38">
            <text:p>128.38</text:p>
          </table:table-cell>
          <table:table-cell table:formula="of:=[.Q70]/[.Q$2]" office:value-type="percentage" office:value="1.04714518760196">
            <text:p>104.71%</text:p>
          </table:table-cell>
          <table:table-cell table:formula="of:=([.Q70]/[.Q69])-1" office:value-type="percentage" office:value="-0.00302865574279731">
            <text:p>-0.3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2</text:p>
          </table:table-cell>
          <table:table-cell office:value-type="float" office:value="35.07">
            <text:p>35.07</text:p>
          </table:table-cell>
          <table:table-cell table:formula="of:=[.B71]/[.B$2]" office:value-type="percentage" office:value="0.987609124190369">
            <text:p>98.76%</text:p>
          </table:table-cell>
          <table:table-cell table:formula="of:=[.D$2]*[.C71]" office:value-type="currency" office:currency="USD" office:value="670828.839072703">
            <text:p>$670,828.84</text:p>
          </table:table-cell>
          <table:table-cell office:value-type="float" office:value="25.39">
            <text:p>25.39</text:p>
          </table:table-cell>
          <table:table-cell table:formula="of:=[.E71]/[.E$2]" office:value-type="percentage" office:value="1.32515657620042">
            <text:p>132.52%</text:p>
          </table:table-cell>
          <table:table-cell table:formula="of:=[.G$2]*[.F71]" office:value-type="currency" office:currency="USD" office:value="25002.9542679324">
            <text:p>$25,002.95</text:p>
          </table:table-cell>
          <table:table-cell office:value-type="float" office:value="78.19">
            <text:p>78.19</text:p>
          </table:table-cell>
          <table:table-cell table:formula="of:=[.H71]/[.H$2]" office:value-type="percentage" office:value="1.16354166666667">
            <text:p>116.35%</text:p>
          </table:table-cell>
          <table:table-cell table:formula="of:=[.J$2]*[.I71]" office:value-type="currency" office:currency="USD" office:value="153675.314465409">
            <text:p>$153,675.31</text:p>
          </table:table-cell>
          <table:table-cell office:value-type="float" office:value="141.61">
            <text:p>141.61</text:p>
          </table:table-cell>
          <table:table-cell table:formula="of:=[.K71]/[.K$2]" office:value-type="percentage" office:value="1.02615942028986">
            <text:p>102.62%</text:p>
          </table:table-cell>
          <table:table-cell table:formula="of:=[.M$2]*[.L71]" office:value-type="currency" office:currency="USD" office:value="174253.486464315">
            <text:p>$174,253.49</text:p>
          </table:table-cell>
          <table:table-cell table:formula="of:=[.D71]+[.G71]+[.J71]+[.M71]" office:value-type="currency" office:currency="USD" office:value="1023760.59427036">
            <text:p>$1,023,760.59</text:p>
          </table:table-cell>
          <table:table-cell table:formula="of:=[.N71]/[.N$2]" office:value-type="percentage" office:value="1.02376059427036">
            <text:p>102.38%</text:p>
          </table:table-cell>
          <table:table-cell table:formula="of:=([.N71]/[.N70])-1" office:value-type="percentage" office:value="-0.00779212894158743">
            <text:p>-0.78%</text:p>
          </table:table-cell>
          <table:table-cell office:value-type="float" office:value="127.42">
            <text:p>127.42</text:p>
          </table:table-cell>
          <table:table-cell table:formula="of:=[.Q71]/[.Q$2]" office:value-type="percentage" office:value="1.03931484502447">
            <text:p>103.93%</text:p>
          </table:table-cell>
          <table:table-cell table:formula="of:=([.Q71]/[.Q70])-1" office:value-type="percentage" office:value="-0.00747780028041745">
            <text:p>-0.7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3</text:p>
          </table:table-cell>
          <table:table-cell office:value-type="float" office:value="35.16">
            <text:p>35.16</text:p>
          </table:table-cell>
          <table:table-cell table:formula="of:=[.B72]/[.B$2]" office:value-type="percentage" office:value="0.990143621515066">
            <text:p>99.01%</text:p>
          </table:table-cell>
          <table:table-cell table:formula="of:=[.D$2]*[.C72]" office:value-type="currency" office:currency="USD" office:value="672550.384425328">
            <text:p>$672,550.38</text:p>
          </table:table-cell>
          <table:table-cell office:value-type="float" office:value="25.86">
            <text:p>25.86</text:p>
          </table:table-cell>
          <table:table-cell table:formula="of:=[.E72]/[.E$2]" office:value-type="percentage" office:value="1.34968684759916">
            <text:p>134.97%</text:p>
          </table:table-cell>
          <table:table-cell table:formula="of:=[.G$2]*[.F72]" office:value-type="currency" office:currency="USD" office:value="25465.7895773427">
            <text:p>$25,465.79</text:p>
          </table:table-cell>
          <table:table-cell office:value-type="float" office:value="80.96">
            <text:p>80.96</text:p>
          </table:table-cell>
          <table:table-cell table:formula="of:=[.H72]/[.H$2]" office:value-type="percentage" office:value="1.2047619047619">
            <text:p>120.48%</text:p>
          </table:table-cell>
          <table:table-cell table:formula="of:=[.J$2]*[.I72]" office:value-type="currency" office:currency="USD" office:value="159119.496855346">
            <text:p>$159,119.50</text:p>
          </table:table-cell>
          <table:table-cell office:value-type="float" office:value="141.9">
            <text:p>141.9</text:p>
          </table:table-cell>
          <table:table-cell table:formula="of:=[.K72]/[.K$2]" office:value-type="percentage" office:value="1.02826086956522">
            <text:p>102.83%</text:p>
          </table:table-cell>
          <table:table-cell table:formula="of:=[.M$2]*[.L72]" office:value-type="currency" office:currency="USD" office:value="174610.336341263">
            <text:p>$174,610.34</text:p>
          </table:table-cell>
          <table:table-cell table:formula="of:=[.D72]+[.G72]+[.J72]+[.M72]" office:value-type="currency" office:currency="USD" office:value="1031746.00719928">
            <text:p>$1,031,746.01</text:p>
          </table:table-cell>
          <table:table-cell table:formula="of:=[.N72]/[.N$2]" office:value-type="percentage" office:value="1.03174600719928">
            <text:p>103.17%</text:p>
          </table:table-cell>
          <table:table-cell table:formula="of:=([.N72]/[.N71])-1" office:value-type="percentage" office:value="0.00780007843006625">
            <text:p>0.78%</text:p>
          </table:table-cell>
          <table:table-cell office:value-type="float" office:value="127.41">
            <text:p>127.41</text:p>
          </table:table-cell>
          <table:table-cell table:formula="of:=[.Q72]/[.Q$2]" office:value-type="percentage" office:value="1.03923327895595">
            <text:p>103.92%</text:p>
          </table:table-cell>
          <table:table-cell table:formula="of:=([.Q72]/[.Q71])-1" office:value-type="percentage" office:value="-0.0000784806152880346">
            <text:p>-0.0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4</text:p>
          </table:table-cell>
          <table:table-cell office:value-type="float" office:value="35.4">
            <text:p>35.4</text:p>
          </table:table-cell>
          <table:table-cell table:formula="of:=[.B73]/[.B$2]" office:value-type="percentage" office:value="0.996902281047592">
            <text:p>99.69%</text:p>
          </table:table-cell>
          <table:table-cell table:formula="of:=[.D$2]*[.C73]" office:value-type="currency" office:currency="USD" office:value="677141.172032327">
            <text:p>$677,141.17</text:p>
          </table:table-cell>
          <table:table-cell office:value-type="float" office:value="26.2">
            <text:p>26.2</text:p>
          </table:table-cell>
          <table:table-cell table:formula="of:=[.E73]/[.E$2]" office:value-type="percentage" office:value="1.36743215031315">
            <text:p>136.74%</text:p>
          </table:table-cell>
          <table:table-cell table:formula="of:=[.G$2]*[.F73]" office:value-type="currency" office:currency="USD" office:value="25800.6066096821">
            <text:p>$25,800.61</text:p>
          </table:table-cell>
          <table:table-cell office:value-type="float" office:value="82.19">
            <text:p>82.19</text:p>
          </table:table-cell>
          <table:table-cell table:formula="of:=[.H73]/[.H$2]" office:value-type="percentage" office:value="1.22306547619048">
            <text:p>122.31%</text:p>
          </table:table-cell>
          <table:table-cell table:formula="of:=[.J$2]*[.I73]" office:value-type="currency" office:currency="USD" office:value="161536.949685535">
            <text:p>$161,536.95</text:p>
          </table:table-cell>
          <table:table-cell office:value-type="float" office:value="143.81">
            <text:p>143.81</text:p>
          </table:table-cell>
          <table:table-cell table:formula="of:=[.K73]/[.K$2]" office:value-type="percentage" office:value="1.04210144927536">
            <text:p>104.21%</text:p>
          </table:table-cell>
          <table:table-cell table:formula="of:=[.M$2]*[.L73]" office:value-type="currency" office:currency="USD" office:value="176960.623461854">
            <text:p>$176,960.62</text:p>
          </table:table-cell>
          <table:table-cell table:formula="of:=[.D73]+[.G73]+[.J73]+[.M73]" office:value-type="currency" office:currency="USD" office:value="1041439.3517894">
            <text:p>$1,041,439.35</text:p>
          </table:table-cell>
          <table:table-cell table:formula="of:=[.N73]/[.N$2]" office:value-type="percentage" office:value="1.0414393517894">
            <text:p>104.14%</text:p>
          </table:table-cell>
          <table:table-cell table:formula="of:=([.N73]/[.N72])-1" office:value-type="percentage" office:value="0.00939508805702149">
            <text:p>0.94%</text:p>
          </table:table-cell>
          <table:table-cell office:value-type="float" office:value="127.51">
            <text:p>127.51</text:p>
          </table:table-cell>
          <table:table-cell table:formula="of:=[.Q73]/[.Q$2]" office:value-type="percentage" office:value="1.04004893964111">
            <text:p>104.00%</text:p>
          </table:table-cell>
          <table:table-cell table:formula="of:=([.Q73]/[.Q72])-1" office:value-type="percentage" office:value="0.000784867749784146">
            <text:p>0.0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5</text:p>
          </table:table-cell>
          <table:table-cell office:value-type="float" office:value="35.86">
            <text:p>35.86</text:p>
          </table:table-cell>
          <table:table-cell table:formula="of:=[.B74]/[.B$2]" office:value-type="percentage" office:value="1.00985637848493">
            <text:p>100.99%</text:p>
          </table:table-cell>
          <table:table-cell table:formula="of:=[.D$2]*[.C74]" office:value-type="currency" office:currency="USD" office:value="685940.181612408">
            <text:p>$685,940.18</text:p>
          </table:table-cell>
          <table:table-cell office:value-type="float" office:value="26.67">
            <text:p>26.67</text:p>
          </table:table-cell>
          <table:table-cell table:formula="of:=[.E74]/[.E$2]" office:value-type="percentage" office:value="1.3919624217119">
            <text:p>139.20%</text:p>
          </table:table-cell>
          <table:table-cell table:formula="of:=[.G$2]*[.F74]" office:value-type="currency" office:currency="USD" office:value="26263.4419190924">
            <text:p>$26,263.44</text:p>
          </table:table-cell>
          <table:table-cell office:value-type="float" office:value="82.96">
            <text:p>82.96</text:p>
          </table:table-cell>
          <table:table-cell table:formula="of:=[.H74]/[.H$2]" office:value-type="percentage" office:value="1.23452380952381">
            <text:p>123.45%</text:p>
          </table:table-cell>
          <table:table-cell table:formula="of:=[.J$2]*[.I74]" office:value-type="currency" office:currency="USD" office:value="163050.314465409">
            <text:p>$163,050.31</text:p>
          </table:table-cell>
          <table:table-cell office:value-type="float" office:value="145.05">
            <text:p>145.05</text:p>
          </table:table-cell>
          <table:table-cell table:formula="of:=[.K74]/[.K$2]" office:value-type="percentage" office:value="1.05108695652174">
            <text:p>105.11%</text:p>
          </table:table-cell>
          <table:table-cell table:formula="of:=[.M$2]*[.L74]" office:value-type="currency" office:currency="USD" office:value="178486.464315012">
            <text:p>$178,486.46</text:p>
          </table:table-cell>
          <table:table-cell table:formula="of:=[.D74]+[.G74]+[.J74]+[.M74]" office:value-type="currency" office:currency="USD" office:value="1053740.40231192">
            <text:p>$1,053,740.40</text:p>
          </table:table-cell>
          <table:table-cell table:formula="of:=[.N74]/[.N$2]" office:value-type="percentage" office:value="1.05374040231192">
            <text:p>105.37%</text:p>
          </table:table-cell>
          <table:table-cell table:formula="of:=([.N74]/[.N73])-1" office:value-type="percentage" office:value="0.0118115860528878">
            <text:p>1.18%</text:p>
          </table:table-cell>
          <table:table-cell office:value-type="float" office:value="127.97">
            <text:p>127.97</text:p>
          </table:table-cell>
          <table:table-cell table:formula="of:=[.Q74]/[.Q$2]" office:value-type="percentage" office:value="1.04380097879282">
            <text:p>104.38%</text:p>
          </table:table-cell>
          <table:table-cell table:formula="of:=([.Q74]/[.Q73])-1" office:value-type="percentage" office:value="0.00360756019135744">
            <text:p>0.3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8</text:p>
          </table:table-cell>
          <table:table-cell office:value-type="float" office:value="35.81">
            <text:p>35.81</text:p>
          </table:table-cell>
          <table:table-cell table:formula="of:=[.B75]/[.B$2]" office:value-type="percentage" office:value="1.00844832441566">
            <text:p>100.84%</text:p>
          </table:table-cell>
          <table:table-cell table:formula="of:=[.D$2]*[.C75]" office:value-type="currency" office:currency="USD" office:value="684983.767527617">
            <text:p>$684,983.77</text:p>
          </table:table-cell>
          <table:table-cell office:value-type="float" office:value="26.05">
            <text:p>26.05</text:p>
          </table:table-cell>
          <table:table-cell table:formula="of:=[.E75]/[.E$2]" office:value-type="percentage" office:value="1.35960334029228">
            <text:p>135.96%</text:p>
          </table:table-cell>
          <table:table-cell table:formula="of:=[.G$2]*[.F75]" office:value-type="currency" office:currency="USD" office:value="25652.8932130618">
            <text:p>$25,652.89</text:p>
          </table:table-cell>
          <table:table-cell office:value-type="float" office:value="82.61">
            <text:p>82.61</text:p>
          </table:table-cell>
          <table:table-cell table:formula="of:=[.H75]/[.H$2]" office:value-type="percentage" office:value="1.22931547619048">
            <text:p>122.93%</text:p>
          </table:table-cell>
          <table:table-cell table:formula="of:=[.J$2]*[.I75]" office:value-type="currency" office:currency="USD" office:value="162362.421383648">
            <text:p>$162,362.42</text:p>
          </table:table-cell>
          <table:table-cell office:value-type="float" office:value="145.93">
            <text:p>145.93</text:p>
          </table:table-cell>
          <table:table-cell table:formula="of:=[.K75]/[.K$2]" office:value-type="percentage" office:value="1.05746376811594">
            <text:p>105.75%</text:p>
          </table:table-cell>
          <table:table-cell table:formula="of:=[.M$2]*[.L75]" office:value-type="currency" office:currency="USD" office:value="179569.319114028">
            <text:p>$179,569.32</text:p>
          </table:table-cell>
          <table:table-cell table:formula="of:=[.D75]+[.G75]+[.J75]+[.M75]" office:value-type="currency" office:currency="USD" office:value="1052568.40123835">
            <text:p>$1,052,568.40</text:p>
          </table:table-cell>
          <table:table-cell table:formula="of:=[.N75]/[.N$2]" office:value-type="percentage" office:value="1.05256840123835">
            <text:p>105.26%</text:p>
          </table:table-cell>
          <table:table-cell table:formula="of:=([.N75]/[.N74])-1" office:value-type="percentage" office:value="-0.00111222941722278">
            <text:p>-0.11%</text:p>
          </table:table-cell>
          <table:table-cell office:value-type="float" office:value="126.54">
            <text:p>126.54</text:p>
          </table:table-cell>
          <table:table-cell table:formula="of:=[.Q75]/[.Q$2]" office:value-type="percentage" office:value="1.03213703099511">
            <text:p>103.21%</text:p>
          </table:table-cell>
          <table:table-cell table:formula="of:=([.Q75]/[.Q74])-1" office:value-type="percentage" office:value="-0.0111744940220364">
            <text:p>-1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19</text:p>
          </table:table-cell>
          <table:table-cell office:value-type="float" office:value="35.73">
            <text:p>35.73</text:p>
          </table:table-cell>
          <table:table-cell table:formula="of:=[.B76]/[.B$2]" office:value-type="percentage" office:value="1.00619543790482">
            <text:p>100.62%</text:p>
          </table:table-cell>
          <table:table-cell table:formula="of:=[.D$2]*[.C76]" office:value-type="currency" office:currency="USD" office:value="683453.50499195">
            <text:p>$683,453.50</text:p>
          </table:table-cell>
          <table:table-cell office:value-type="float" office:value="25.82">
            <text:p>25.82</text:p>
          </table:table-cell>
          <table:table-cell table:formula="of:=[.E76]/[.E$2]" office:value-type="percentage" office:value="1.34759916492693">
            <text:p>134.76%</text:p>
          </table:table-cell>
          <table:table-cell table:formula="of:=[.G$2]*[.F76]" office:value-type="currency" office:currency="USD" office:value="25426.399338244">
            <text:p>$25,426.40</text:p>
          </table:table-cell>
          <table:table-cell office:value-type="float" office:value="83.99">
            <text:p>83.99</text:p>
          </table:table-cell>
          <table:table-cell table:formula="of:=[.H76]/[.H$2]" office:value-type="percentage" office:value="1.24985119047619">
            <text:p>124.99%</text:p>
          </table:table-cell>
          <table:table-cell table:formula="of:=[.J$2]*[.I76]" office:value-type="currency" office:currency="USD" office:value="165074.685534591">
            <text:p>$165,074.69</text:p>
          </table:table-cell>
          <table:table-cell office:value-type="float" office:value="145.93">
            <text:p>145.93</text:p>
          </table:table-cell>
          <table:table-cell table:formula="of:=[.K76]/[.K$2]" office:value-type="percentage" office:value="1.05746376811594">
            <text:p>105.75%</text:p>
          </table:table-cell>
          <table:table-cell table:formula="of:=[.M$2]*[.L76]" office:value-type="currency" office:currency="USD" office:value="179569.319114028">
            <text:p>$179,569.32</text:p>
          </table:table-cell>
          <table:table-cell table:formula="of:=[.D76]+[.G76]+[.J76]+[.M76]" office:value-type="currency" office:currency="USD" office:value="1053523.90897881">
            <text:p>$1,053,523.91</text:p>
          </table:table-cell>
          <table:table-cell table:formula="of:=[.N76]/[.N$2]" office:value-type="percentage" office:value="1.05352390897881">
            <text:p>105.35%</text:p>
          </table:table-cell>
          <table:table-cell table:formula="of:=([.N76]/[.N75])-1" office:value-type="percentage" office:value="0.000907786837734292">
            <text:p>0.09%</text:p>
          </table:table-cell>
          <table:table-cell office:value-type="float" office:value="127.26">
            <text:p>127.26</text:p>
          </table:table-cell>
          <table:table-cell table:formula="of:=[.Q76]/[.Q$2]" office:value-type="percentage" office:value="1.03800978792822">
            <text:p>103.80%</text:p>
          </table:table-cell>
          <table:table-cell table:formula="of:=([.Q76]/[.Q75])-1" office:value-type="percentage" office:value="0.00568990042674256">
            <text:p>0.5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0</text:p>
          </table:table-cell>
          <table:table-cell office:value-type="float" office:value="36.01">
            <text:p>36.01</text:p>
          </table:table-cell>
          <table:table-cell table:formula="of:=[.B77]/[.B$2]" office:value-type="percentage" office:value="1.01408054069276">
            <text:p>101.41%</text:p>
          </table:table-cell>
          <table:table-cell table:formula="of:=[.D$2]*[.C77]" office:value-type="currency" office:currency="USD" office:value="688809.423866782">
            <text:p>$688,809.42</text:p>
          </table:table-cell>
          <table:table-cell office:value-type="float" office:value="26.55">
            <text:p>26.55</text:p>
          </table:table-cell>
          <table:table-cell table:formula="of:=[.E77]/[.E$2]" office:value-type="percentage" office:value="1.3856993736952">
            <text:p>138.57%</text:p>
          </table:table-cell>
          <table:table-cell table:formula="of:=[.G$2]*[.F77]" office:value-type="currency" office:currency="USD" office:value="26145.2712017962">
            <text:p>$26,145.27</text:p>
          </table:table-cell>
          <table:table-cell office:value-type="float" office:value="86.57">
            <text:p>86.57</text:p>
          </table:table-cell>
          <table:table-cell table:formula="of:=[.H77]/[.H$2]" office:value-type="percentage" office:value="1.28824404761905">
            <text:p>128.82%</text:p>
          </table:table-cell>
          <table:table-cell table:formula="of:=[.J$2]*[.I77]" office:value-type="currency" office:currency="USD" office:value="170145.440251572">
            <text:p>$170,145.44</text:p>
          </table:table-cell>
          <table:table-cell office:value-type="float" office:value="146.5">
            <text:p>146.5</text:p>
          </table:table-cell>
          <table:table-cell table:formula="of:=[.K77]/[.K$2]" office:value-type="percentage" office:value="1.06159420289855">
            <text:p>106.16%</text:p>
          </table:table-cell>
          <table:table-cell table:formula="of:=[.M$2]*[.L77]" office:value-type="currency" office:currency="USD" office:value="180270.713699754">
            <text:p>$180,270.71</text:p>
          </table:table-cell>
          <table:table-cell table:formula="of:=[.D77]+[.G77]+[.J77]+[.M77]" office:value-type="currency" office:currency="USD" office:value="1065370.8490199">
            <text:p>$1,065,370.85</text:p>
          </table:table-cell>
          <table:table-cell table:formula="of:=[.N77]/[.N$2]" office:value-type="percentage" office:value="1.0653708490199">
            <text:p>106.54%</text:p>
          </table:table-cell>
          <table:table-cell table:formula="of:=([.N77]/[.N76])-1" office:value-type="percentage" office:value="0.0112450604491501">
            <text:p>1.12%</text:p>
          </table:table-cell>
          <table:table-cell office:value-type="float" office:value="129">
            <text:p>129</text:p>
          </table:table-cell>
          <table:table-cell table:formula="of:=[.Q77]/[.Q$2]" office:value-type="percentage" office:value="1.05220228384992">
            <text:p>105.22%</text:p>
          </table:table-cell>
          <table:table-cell table:formula="of:=([.Q77]/[.Q76])-1" office:value-type="percentage" office:value="0.0136727958510137">
            <text:p>1.3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1</text:p>
          </table:table-cell>
          <table:table-cell office:value-type="float" office:value="36.08">
            <text:p>36.08</text:p>
          </table:table-cell>
          <table:table-cell table:formula="of:=[.B78]/[.B$2]" office:value-type="percentage" office:value="1.01605181638975">
            <text:p>101.61%</text:p>
          </table:table-cell>
          <table:table-cell table:formula="of:=[.D$2]*[.C78]" office:value-type="currency" office:currency="USD" office:value="690148.40358549">
            <text:p>$690,148.40</text:p>
          </table:table-cell>
          <table:table-cell office:value-type="float" office:value="27.25">
            <text:p>27.25</text:p>
          </table:table-cell>
          <table:table-cell table:formula="of:=[.E78]/[.E$2]" office:value-type="percentage" office:value="1.42223382045929">
            <text:p>142.22%</text:p>
          </table:table-cell>
          <table:table-cell table:formula="of:=[.G$2]*[.F78]" office:value-type="currency" office:currency="USD" office:value="26834.6003860243">
            <text:p>$26,834.60</text:p>
          </table:table-cell>
          <table:table-cell office:value-type="float" office:value="99.7">
            <text:p>99.7</text:p>
          </table:table-cell>
          <table:table-cell table:formula="of:=[.H78]/[.H$2]" office:value-type="percentage" office:value="1.48363095238095">
            <text:p>148.36%</text:p>
          </table:table-cell>
          <table:table-cell table:formula="of:=[.J$2]*[.I78]" office:value-type="currency" office:currency="USD" office:value="195951.257861635">
            <text:p>$195,951.26</text:p>
          </table:table-cell>
          <table:table-cell office:value-type="float" office:value="146.74">
            <text:p>146.74</text:p>
          </table:table-cell>
          <table:table-cell table:formula="of:=[.K78]/[.K$2]" office:value-type="percentage" office:value="1.06333333333333">
            <text:p>106.33%</text:p>
          </table:table-cell>
          <table:table-cell table:formula="of:=[.M$2]*[.L78]" office:value-type="currency" office:currency="USD" office:value="180566.037735849">
            <text:p>$180,566.04</text:p>
          </table:table-cell>
          <table:table-cell table:formula="of:=[.D78]+[.G78]+[.J78]+[.M78]" office:value-type="currency" office:currency="USD" office:value="1093500.299569">
            <text:p>$1,093,500.30</text:p>
          </table:table-cell>
          <table:table-cell table:formula="of:=[.N78]/[.N$2]" office:value-type="percentage" office:value="1.093500299569">
            <text:p>109.35%</text:p>
          </table:table-cell>
          <table:table-cell table:formula="of:=([.N78]/[.N77])-1" office:value-type="percentage" office:value="0.026403435550139">
            <text:p>2.64%</text:p>
          </table:table-cell>
          <table:table-cell office:value-type="float" office:value="129.66">
            <text:p>129.66</text:p>
          </table:table-cell>
          <table:table-cell table:formula="of:=[.Q78]/[.Q$2]" office:value-type="percentage" office:value="1.05758564437194">
            <text:p>105.76%</text:p>
          </table:table-cell>
          <table:table-cell table:formula="of:=([.Q78]/[.Q77])-1" office:value-type="percentage" office:value="0.00511627906976742">
            <text:p>0.5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5</text:p>
          </table:table-cell>
          <table:table-cell office:value-type="float" office:value="36.05">
            <text:p>36.05</text:p>
          </table:table-cell>
          <table:table-cell table:formula="of:=[.B79]/[.B$2]" office:value-type="percentage" office:value="1.01520698394818">
            <text:p>101.52%</text:p>
          </table:table-cell>
          <table:table-cell table:formula="of:=[.D$2]*[.C79]" office:value-type="currency" office:currency="USD" office:value="689574.555134615">
            <text:p>$689,574.56</text:p>
          </table:table-cell>
          <table:table-cell office:value-type="float" office:value="27.21">
            <text:p>27.21</text:p>
          </table:table-cell>
          <table:table-cell table:formula="of:=[.E79]/[.E$2]" office:value-type="percentage" office:value="1.42014613778706">
            <text:p>142.01%</text:p>
          </table:table-cell>
          <table:table-cell table:formula="of:=[.G$2]*[.F79]" office:value-type="currency" office:currency="USD" office:value="26795.2101469256">
            <text:p>$26,795.21</text:p>
          </table:table-cell>
          <table:table-cell office:value-type="float" office:value="100.28">
            <text:p>100.28</text:p>
          </table:table-cell>
          <table:table-cell table:formula="of:=[.H79]/[.H$2]" office:value-type="percentage" office:value="1.4922619047619">
            <text:p>149.23%</text:p>
          </table:table-cell>
          <table:table-cell table:formula="of:=[.J$2]*[.I79]" office:value-type="currency" office:currency="USD" office:value="197091.194968553">
            <text:p>$197,091.19</text:p>
          </table:table-cell>
          <table:table-cell office:value-type="float" office:value="146.87">
            <text:p>146.87</text:p>
          </table:table-cell>
          <table:table-cell table:formula="of:=[.K79]/[.K$2]" office:value-type="percentage" office:value="1.06427536231884">
            <text:p>106.43%</text:p>
          </table:table-cell>
          <table:table-cell table:formula="of:=[.M$2]*[.L79]" office:value-type="currency" office:currency="USD" office:value="180726.004922067">
            <text:p>$180,726.00</text:p>
          </table:table-cell>
          <table:table-cell table:formula="of:=[.D79]+[.G79]+[.J79]+[.M79]" office:value-type="currency" office:currency="USD" office:value="1094186.96517216">
            <text:p>$1,094,186.97</text:p>
          </table:table-cell>
          <table:table-cell table:formula="of:=[.N79]/[.N$2]" office:value-type="percentage" office:value="1.09418696517216">
            <text:p>109.42%</text:p>
          </table:table-cell>
          <table:table-cell table:formula="of:=([.N79]/[.N78])-1" office:value-type="percentage" office:value="0.00062795191133791">
            <text:p>0.06%</text:p>
          </table:table-cell>
          <table:table-cell office:value-type="float" office:value="129.52">
            <text:p>129.52</text:p>
          </table:table-cell>
          <table:table-cell table:formula="of:=[.Q79]/[.Q$2]" office:value-type="percentage" office:value="1.05644371941272">
            <text:p>105.64%</text:p>
          </table:table-cell>
          <table:table-cell table:formula="of:=([.Q79]/[.Q78])-1" office:value-type="percentage" office:value="-0.00107974703069558">
            <text:p>-0.1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6</text:p>
          </table:table-cell>
          <table:table-cell office:value-type="float" office:value="36.13">
            <text:p>36.13</text:p>
          </table:table-cell>
          <table:table-cell table:formula="of:=[.B80]/[.B$2]" office:value-type="percentage" office:value="1.01745987045903">
            <text:p>101.75%</text:p>
          </table:table-cell>
          <table:table-cell table:formula="of:=[.D$2]*[.C80]" office:value-type="currency" office:currency="USD" office:value="691104.817670282">
            <text:p>$691,104.82</text:p>
          </table:table-cell>
          <table:table-cell office:value-type="float" office:value="27.69">
            <text:p>27.69</text:p>
          </table:table-cell>
          <table:table-cell table:formula="of:=[.E80]/[.E$2]" office:value-type="percentage" office:value="1.44519832985386">
            <text:p>144.52%</text:p>
          </table:table-cell>
          <table:table-cell table:formula="of:=[.G$2]*[.F80]" office:value-type="currency" office:currency="USD" office:value="27267.8930161106">
            <text:p>$27,267.89</text:p>
          </table:table-cell>
          <table:table-cell office:value-type="float" office:value="101.8">
            <text:p>101.8</text:p>
          </table:table-cell>
          <table:table-cell table:formula="of:=[.H80]/[.H$2]" office:value-type="percentage" office:value="1.51488095238095">
            <text:p>151.49%</text:p>
          </table:table-cell>
          <table:table-cell table:formula="of:=[.J$2]*[.I80]" office:value-type="currency" office:currency="USD" office:value="200078.616352201">
            <text:p>$200,078.62</text:p>
          </table:table-cell>
          <table:table-cell office:value-type="float" office:value="146.38">
            <text:p>146.38</text:p>
          </table:table-cell>
          <table:table-cell table:formula="of:=[.K80]/[.K$2]" office:value-type="percentage" office:value="1.06072463768116">
            <text:p>106.07%</text:p>
          </table:table-cell>
          <table:table-cell table:formula="of:=[.M$2]*[.L80]" office:value-type="currency" office:currency="USD" office:value="180123.051681706">
            <text:p>$180,123.05</text:p>
          </table:table-cell>
          <table:table-cell table:formula="of:=[.D80]+[.G80]+[.J80]+[.M80]" office:value-type="currency" office:currency="USD" office:value="1098574.3787203">
            <text:p>$1,098,574.38</text:p>
          </table:table-cell>
          <table:table-cell table:formula="of:=[.N80]/[.N$2]" office:value-type="percentage" office:value="1.0985743787203">
            <text:p>109.86%</text:p>
          </table:table-cell>
          <table:table-cell table:formula="of:=([.N80]/[.N79])-1" office:value-type="percentage" office:value="0.00400974759139805">
            <text:p>0.40%</text:p>
          </table:table-cell>
          <table:table-cell office:value-type="float" office:value="130.64">
            <text:p>130.64</text:p>
          </table:table-cell>
          <table:table-cell table:formula="of:=[.Q80]/[.Q$2]" office:value-type="percentage" office:value="1.06557911908646">
            <text:p>106.56%</text:p>
          </table:table-cell>
          <table:table-cell table:formula="of:=([.Q80]/[.Q79])-1" office:value-type="percentage" office:value="0.00864731315626921">
            <text:p>0.8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7</text:p>
          </table:table-cell>
          <table:table-cell office:value-type="float" office:value="36.4">
            <text:p>36.4</text:p>
          </table:table-cell>
          <table:table-cell table:formula="of:=[.B81]/[.B$2]" office:value-type="percentage" office:value="1.02506336243312">
            <text:p>102.51%</text:p>
          </table:table-cell>
          <table:table-cell table:formula="of:=[.D$2]*[.C81]" office:value-type="currency" office:currency="USD" office:value="696269.453728155">
            <text:p>$696,269.45</text:p>
          </table:table-cell>
          <table:table-cell office:value-type="float" office:value="27.76">
            <text:p>27.76</text:p>
          </table:table-cell>
          <table:table-cell table:formula="of:=[.E81]/[.E$2]" office:value-type="percentage" office:value="1.44885177453027">
            <text:p>144.89%</text:p>
          </table:table-cell>
          <table:table-cell table:formula="of:=[.G$2]*[.F81]" office:value-type="currency" office:currency="USD" office:value="27336.8259345334">
            <text:p>$27,336.83</text:p>
          </table:table-cell>
          <table:table-cell office:value-type="float" office:value="99.49">
            <text:p>99.49</text:p>
          </table:table-cell>
          <table:table-cell table:formula="of:=[.H81]/[.H$2]" office:value-type="percentage" office:value="1.48050595238095">
            <text:p>148.05%</text:p>
          </table:table-cell>
          <table:table-cell table:formula="of:=[.J$2]*[.I81]" office:value-type="currency" office:currency="USD" office:value="195538.522012579">
            <text:p>$195,538.52</text:p>
          </table:table-cell>
          <table:table-cell office:value-type="float" office:value="149.2">
            <text:p>149.2</text:p>
          </table:table-cell>
          <table:table-cell table:formula="of:=[.K81]/[.K$2]" office:value-type="percentage" office:value="1.08115942028986">
            <text:p>108.12%</text:p>
          </table:table-cell>
          <table:table-cell table:formula="of:=[.M$2]*[.L81]" office:value-type="currency" office:currency="USD" office:value="183593.109105824">
            <text:p>$183,593.11</text:p>
          </table:table-cell>
          <table:table-cell table:formula="of:=[.D81]+[.G81]+[.J81]+[.M81]" office:value-type="currency" office:currency="USD" office:value="1102737.91078109">
            <text:p>$1,102,737.91</text:p>
          </table:table-cell>
          <table:table-cell table:formula="of:=[.N81]/[.N$2]" office:value-type="percentage" office:value="1.10273791078109">
            <text:p>110.27%</text:p>
          </table:table-cell>
          <table:table-cell table:formula="of:=([.N81]/[.N80])-1" office:value-type="percentage" office:value="0.00378994098300534">
            <text:p>0.38%</text:p>
          </table:table-cell>
          <table:table-cell office:value-type="float" office:value="131.49">
            <text:p>131.49</text:p>
          </table:table-cell>
          <table:table-cell table:formula="of:=[.Q81]/[.Q$2]" office:value-type="percentage" office:value="1.07251223491028">
            <text:p>107.25%</text:p>
          </table:table-cell>
          <table:table-cell table:formula="of:=([.Q81]/[.Q80])-1" office:value-type="percentage" office:value="0.00650642988364991">
            <text:p>0.6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8</text:p>
          </table:table-cell>
          <table:table-cell office:value-type="float" office:value="36.8">
            <text:p>36.8</text:p>
          </table:table-cell>
          <table:table-cell table:formula="of:=[.B82]/[.B$2]" office:value-type="percentage" office:value="1.03632779498733">
            <text:p>103.63%</text:p>
          </table:table-cell>
          <table:table-cell table:formula="of:=[.D$2]*[.C82]" office:value-type="currency" office:currency="USD" office:value="703920.766406487">
            <text:p>$703,920.77</text:p>
          </table:table-cell>
          <table:table-cell office:value-type="float" office:value="27.75">
            <text:p>27.75</text:p>
          </table:table-cell>
          <table:table-cell table:formula="of:=[.E82]/[.E$2]" office:value-type="percentage" office:value="1.44832985386221">
            <text:p>144.83%</text:p>
          </table:table-cell>
          <table:table-cell table:formula="of:=[.G$2]*[.F82]" office:value-type="currency" office:currency="USD" office:value="27326.9783747587">
            <text:p>$27,326.98</text:p>
          </table:table-cell>
          <table:table-cell office:value-type="float" office:value="98.97">
            <text:p>98.97</text:p>
          </table:table-cell>
          <table:table-cell table:formula="of:=[.H82]/[.H$2]" office:value-type="percentage" office:value="1.47276785714286">
            <text:p>147.28%</text:p>
          </table:table-cell>
          <table:table-cell table:formula="of:=[.J$2]*[.I82]" office:value-type="currency" office:currency="USD" office:value="194516.509433962">
            <text:p>$194,516.51</text:p>
          </table:table-cell>
          <table:table-cell office:value-type="float" office:value="149.82">
            <text:p>149.82</text:p>
          </table:table-cell>
          <table:table-cell table:formula="of:=[.K82]/[.K$2]" office:value-type="percentage" office:value="1.08565217391304">
            <text:p>108.57%</text:p>
          </table:table-cell>
          <table:table-cell table:formula="of:=[.M$2]*[.L82]" office:value-type="currency" office:currency="USD" office:value="184356.029532404">
            <text:p>$184,356.03</text:p>
          </table:table-cell>
          <table:table-cell table:formula="of:=[.D82]+[.G82]+[.J82]+[.M82]" office:value-type="currency" office:currency="USD" office:value="1110120.28374761">
            <text:p>$1,110,120.28</text:p>
          </table:table-cell>
          <table:table-cell table:formula="of:=[.N82]/[.N$2]" office:value-type="percentage" office:value="1.11012028374761">
            <text:p>111.01%</text:p>
          </table:table-cell>
          <table:table-cell table:formula="of:=([.N82]/[.N81])-1" office:value-type="percentage" office:value="0.006694585263048">
            <text:p>0.67%</text:p>
          </table:table-cell>
          <table:table-cell office:value-type="float" office:value="131.92">
            <text:p>131.92</text:p>
          </table:table-cell>
          <table:table-cell table:formula="of:=[.Q82]/[.Q$2]" office:value-type="percentage" office:value="1.07601957585644">
            <text:p>107.60%</text:p>
          </table:table-cell>
          <table:table-cell table:formula="of:=([.Q82]/[.Q81])-1" office:value-type="percentage" office:value="0.00327021066240762">
            <text:p>0.3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4-29</text:p>
          </table:table-cell>
          <table:table-cell office:value-type="float" office:value="36.98">
            <text:p>36.98</text:p>
          </table:table-cell>
          <table:table-cell table:formula="of:=[.B83]/[.B$2]" office:value-type="percentage" office:value="1.04139678963672">
            <text:p>104.14%</text:p>
          </table:table-cell>
          <table:table-cell table:formula="of:=[.D$2]*[.C83]" office:value-type="currency" office:currency="USD" office:value="707363.857111736">
            <text:p>$707,363.86</text:p>
          </table:table-cell>
          <table:table-cell office:value-type="float" office:value="28.06">
            <text:p>28.06</text:p>
          </table:table-cell>
          <table:table-cell table:formula="of:=[.E83]/[.E$2]" office:value-type="percentage" office:value="1.46450939457202">
            <text:p>146.45%</text:p>
          </table:table-cell>
          <table:table-cell table:formula="of:=[.G$2]*[.F83]" office:value-type="currency" office:currency="USD" office:value="27632.2527277741">
            <text:p>$27,632.25</text:p>
          </table:table-cell>
          <table:table-cell office:value-type="float" office:value="97.65">
            <text:p>97.65</text:p>
          </table:table-cell>
          <table:table-cell table:formula="of:=[.H83]/[.H$2]" office:value-type="percentage" office:value="1.453125">
            <text:p>145.31%</text:p>
          </table:table-cell>
          <table:table-cell table:formula="of:=[.J$2]*[.I83]" office:value-type="currency" office:currency="USD" office:value="191922.169811321">
            <text:p>$191,922.17</text:p>
          </table:table-cell>
          <table:table-cell office:value-type="float" office:value="152.37">
            <text:p>152.37</text:p>
          </table:table-cell>
          <table:table-cell table:formula="of:=[.K83]/[.K$2]" office:value-type="percentage" office:value="1.10413043478261">
            <text:p>110.41%</text:p>
          </table:table-cell>
          <table:table-cell table:formula="of:=[.M$2]*[.L83]" office:value-type="currency" office:currency="USD" office:value="187493.847415915">
            <text:p>$187,493.85</text:p>
          </table:table-cell>
          <table:table-cell table:formula="of:=[.D83]+[.G83]+[.J83]+[.M83]" office:value-type="currency" office:currency="USD" office:value="1114412.12706674">
            <text:p>$1,114,412.13</text:p>
          </table:table-cell>
          <table:table-cell table:formula="of:=[.N83]/[.N$2]" office:value-type="percentage" office:value="1.11441212706675">
            <text:p>111.44%</text:p>
          </table:table-cell>
          <table:table-cell table:formula="of:=([.N83]/[.N82])-1" office:value-type="percentage" office:value="0.00386610656697961">
            <text:p>0.39%</text:p>
          </table:table-cell>
          <table:table-cell office:value-type="float" office:value="132.23">
            <text:p>132.23</text:p>
          </table:table-cell>
          <table:table-cell table:formula="of:=[.Q83]/[.Q$2]" office:value-type="percentage" office:value="1.07854812398042">
            <text:p>107.85%</text:p>
          </table:table-cell>
          <table:table-cell table:formula="of:=([.Q83]/[.Q82])-1" office:value-type="percentage" office:value="0.00234990903577925">
            <text:p>0.2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2</text:p>
          </table:table-cell>
          <table:table-cell office:value-type="float" office:value="36.98">
            <text:p>36.98</text:p>
          </table:table-cell>
          <table:table-cell table:formula="of:=[.B84]/[.B$2]" office:value-type="percentage" office:value="1.04139678963672">
            <text:p>104.14%</text:p>
          </table:table-cell>
          <table:table-cell table:formula="of:=[.D$2]*[.C84]" office:value-type="currency" office:currency="USD" office:value="707363.857111736">
            <text:p>$707,363.86</text:p>
          </table:table-cell>
          <table:table-cell office:value-type="float" office:value="28.01">
            <text:p>28.01</text:p>
          </table:table-cell>
          <table:table-cell table:formula="of:=[.E84]/[.E$2]" office:value-type="percentage" office:value="1.46189979123173">
            <text:p>146.19%</text:p>
          </table:table-cell>
          <table:table-cell table:formula="of:=[.G$2]*[.F84]" office:value-type="currency" office:currency="USD" office:value="27583.0149289006">
            <text:p>$27,583.01</text:p>
          </table:table-cell>
          <table:table-cell office:value-type="float" office:value="98.67">
            <text:p>98.67</text:p>
          </table:table-cell>
          <table:table-cell table:formula="of:=[.H84]/[.H$2]" office:value-type="percentage" office:value="1.46830357142857">
            <text:p>146.83%</text:p>
          </table:table-cell>
          <table:table-cell table:formula="of:=[.J$2]*[.I84]" office:value-type="currency" office:currency="USD" office:value="193926.886792453">
            <text:p>$193,926.89</text:p>
          </table:table-cell>
          <table:table-cell office:value-type="float" office:value="150.41">
            <text:p>150.41</text:p>
          </table:table-cell>
          <table:table-cell table:formula="of:=[.K84]/[.K$2]" office:value-type="percentage" office:value="1.08992753623188">
            <text:p>108.99%</text:p>
          </table:table-cell>
          <table:table-cell table:formula="of:=[.M$2]*[.L84]" office:value-type="currency" office:currency="USD" office:value="185082.034454471">
            <text:p>$185,082.03</text:p>
          </table:table-cell>
          <table:table-cell table:formula="of:=[.D84]+[.G84]+[.J84]+[.M84]" office:value-type="currency" office:currency="USD" office:value="1113955.79328756">
            <text:p>$1,113,955.79</text:p>
          </table:table-cell>
          <table:table-cell table:formula="of:=[.N84]/[.N$2]" office:value-type="percentage" office:value="1.11395579328756">
            <text:p>111.40%</text:p>
          </table:table-cell>
          <table:table-cell table:formula="of:=([.N84]/[.N83])-1" office:value-type="percentage" office:value="-0.000409483859787341">
            <text:p>-0.04%</text:p>
          </table:table-cell>
          <table:table-cell office:value-type="float" office:value="132.02">
            <text:p>132.02</text:p>
          </table:table-cell>
          <table:table-cell table:formula="of:=[.Q84]/[.Q$2]" office:value-type="percentage" office:value="1.0768352365416">
            <text:p>107.68%</text:p>
          </table:table-cell>
          <table:table-cell table:formula="of:=([.Q84]/[.Q83])-1" office:value-type="percentage" office:value="-0.00158814187400724">
            <text:p>-0.1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3</text:p>
          </table:table-cell>
          <table:table-cell office:value-type="float" office:value="37.21">
            <text:p>37.21</text:p>
          </table:table-cell>
          <table:table-cell table:formula="of:=[.B85]/[.B$2]" office:value-type="percentage" office:value="1.04787383835539">
            <text:p>104.79%</text:p>
          </table:table-cell>
          <table:table-cell table:formula="of:=[.D$2]*[.C85]" office:value-type="currency" office:currency="USD" office:value="711763.361901776">
            <text:p>$711,763.36</text:p>
          </table:table-cell>
          <table:table-cell office:value-type="float" office:value="27.12">
            <text:p>27.12</text:p>
          </table:table-cell>
          <table:table-cell table:formula="of:=[.E85]/[.E$2]" office:value-type="percentage" office:value="1.41544885177453">
            <text:p>141.54%</text:p>
          </table:table-cell>
          <table:table-cell table:formula="of:=[.G$2]*[.F85]" office:value-type="currency" office:currency="USD" office:value="26706.5821089534">
            <text:p>$26,706.58</text:p>
          </table:table-cell>
          <table:table-cell office:value-type="float" office:value="97.99">
            <text:p>97.99</text:p>
          </table:table-cell>
          <table:table-cell table:formula="of:=[.H85]/[.H$2]" office:value-type="percentage" office:value="1.45818452380952">
            <text:p>145.82%</text:p>
          </table:table-cell>
          <table:table-cell table:formula="of:=[.J$2]*[.I85]" office:value-type="currency" office:currency="USD" office:value="192590.408805031">
            <text:p>$192,590.41</text:p>
          </table:table-cell>
          <table:table-cell office:value-type="float" office:value="149.88">
            <text:p>149.88</text:p>
          </table:table-cell>
          <table:table-cell table:formula="of:=[.K85]/[.K$2]" office:value-type="percentage" office:value="1.08608695652174">
            <text:p>108.61%</text:p>
          </table:table-cell>
          <table:table-cell table:formula="of:=[.M$2]*[.L85]" office:value-type="currency" office:currency="USD" office:value="184429.860541427">
            <text:p>$184,429.86</text:p>
          </table:table-cell>
          <table:table-cell table:formula="of:=[.D85]+[.G85]+[.J85]+[.M85]" office:value-type="currency" office:currency="USD" office:value="1115490.21335719">
            <text:p>$1,115,490.21</text:p>
          </table:table-cell>
          <table:table-cell table:formula="of:=[.N85]/[.N$2]" office:value-type="percentage" office:value="1.11549021335719">
            <text:p>111.55%</text:p>
          </table:table-cell>
          <table:table-cell table:formula="of:=([.N85]/[.N84])-1" office:value-type="percentage" office:value="0.00137745149212809">
            <text:p>0.14%</text:p>
          </table:table-cell>
          <table:table-cell office:value-type="float" office:value="131.55">
            <text:p>131.55</text:p>
          </table:table-cell>
          <table:table-cell table:formula="of:=[.Q85]/[.Q$2]" office:value-type="percentage" office:value="1.07300163132137">
            <text:p>107.30%</text:p>
          </table:table-cell>
          <table:table-cell table:formula="of:=([.Q85]/[.Q84])-1" office:value-type="percentage" office:value="-0.00356006665656716">
            <text:p>-0.3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4</text:p>
          </table:table-cell>
          <table:table-cell office:value-type="float" office:value="37.43">
            <text:p>37.43</text:p>
          </table:table-cell>
          <table:table-cell table:formula="of:=[.B86]/[.B$2]" office:value-type="percentage" office:value="1.05406927626021">
            <text:p>105.41%</text:p>
          </table:table-cell>
          <table:table-cell table:formula="of:=[.D$2]*[.C86]" office:value-type="currency" office:currency="USD" office:value="715971.583874858">
            <text:p>$715,971.58</text:p>
          </table:table-cell>
          <table:table-cell office:value-type="float" office:value="26.25">
            <text:p>26.25</text:p>
          </table:table-cell>
          <table:table-cell table:formula="of:=[.E86]/[.E$2]" office:value-type="percentage" office:value="1.37004175365344">
            <text:p>137.00%</text:p>
          </table:table-cell>
          <table:table-cell table:formula="of:=[.G$2]*[.F86]" office:value-type="currency" office:currency="USD" office:value="25849.8444085556">
            <text:p>$25,849.84</text:p>
          </table:table-cell>
          <table:table-cell office:value-type="float" office:value="96.48">
            <text:p>96.48</text:p>
          </table:table-cell>
          <table:table-cell table:formula="of:=[.H86]/[.H$2]" office:value-type="percentage" office:value="1.43571428571429">
            <text:p>143.57%</text:p>
          </table:table-cell>
          <table:table-cell table:formula="of:=[.J$2]*[.I86]" office:value-type="currency" office:currency="USD" office:value="189622.641509434">
            <text:p>$189,622.64</text:p>
          </table:table-cell>
          <table:table-cell office:value-type="float" office:value="147.73">
            <text:p>147.73</text:p>
          </table:table-cell>
          <table:table-cell table:formula="of:=[.K86]/[.K$2]" office:value-type="percentage" office:value="1.07050724637681">
            <text:p>107.05%</text:p>
          </table:table-cell>
          <table:table-cell table:formula="of:=[.M$2]*[.L86]" office:value-type="currency" office:currency="USD" office:value="181784.249384742">
            <text:p>$181,784.25</text:p>
          </table:table-cell>
          <table:table-cell table:formula="of:=[.D86]+[.G86]+[.J86]+[.M86]" office:value-type="currency" office:currency="USD" office:value="1113228.31917759">
            <text:p>$1,113,228.32</text:p>
          </table:table-cell>
          <table:table-cell table:formula="of:=[.N86]/[.N$2]" office:value-type="percentage" office:value="1.11322831917759">
            <text:p>111.32%</text:p>
          </table:table-cell>
          <table:table-cell table:formula="of:=([.N86]/[.N85])-1" office:value-type="percentage" office:value="-0.00202771315473171">
            <text:p>-0.20%</text:p>
          </table:table-cell>
          <table:table-cell office:value-type="float" office:value="130.68">
            <text:p>130.68</text:p>
          </table:table-cell>
          <table:table-cell table:formula="of:=[.Q86]/[.Q$2]" office:value-type="percentage" office:value="1.06590538336052">
            <text:p>106.59%</text:p>
          </table:table-cell>
          <table:table-cell table:formula="of:=([.Q86]/[.Q85])-1" office:value-type="percentage" office:value="-0.00661345496009125">
            <text:p>-0.6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5</text:p>
          </table:table-cell>
          <table:table-cell office:value-type="float" office:value="37.21">
            <text:p>37.21</text:p>
          </table:table-cell>
          <table:table-cell table:formula="of:=[.B87]/[.B$2]" office:value-type="percentage" office:value="1.04787383835539">
            <text:p>104.79%</text:p>
          </table:table-cell>
          <table:table-cell table:formula="of:=[.D$2]*[.C87]" office:value-type="currency" office:currency="USD" office:value="711763.361901776">
            <text:p>$711,763.36</text:p>
          </table:table-cell>
          <table:table-cell office:value-type="float" office:value="25.93">
            <text:p>25.93</text:p>
          </table:table-cell>
          <table:table-cell table:formula="of:=[.E87]/[.E$2]" office:value-type="percentage" office:value="1.35334029227557">
            <text:p>135.33%</text:p>
          </table:table-cell>
          <table:table-cell table:formula="of:=[.G$2]*[.F87]" office:value-type="currency" office:currency="USD" office:value="25534.7224957655">
            <text:p>$25,534.72</text:p>
          </table:table-cell>
          <table:table-cell office:value-type="float" office:value="95.47">
            <text:p>95.47</text:p>
          </table:table-cell>
          <table:table-cell table:formula="of:=[.H87]/[.H$2]" office:value-type="percentage" office:value="1.42068452380952">
            <text:p>142.07%</text:p>
          </table:table-cell>
          <table:table-cell table:formula="of:=[.J$2]*[.I87]" office:value-type="currency" office:currency="USD" office:value="187637.578616352">
            <text:p>$187,637.58</text:p>
          </table:table-cell>
          <table:table-cell office:value-type="float" office:value="143.47">
            <text:p>143.47</text:p>
          </table:table-cell>
          <table:table-cell table:formula="of:=[.K87]/[.K$2]" office:value-type="percentage" office:value="1.03963768115942">
            <text:p>103.96%</text:p>
          </table:table-cell>
          <table:table-cell table:formula="of:=[.M$2]*[.L87]" office:value-type="currency" office:currency="USD" office:value="176542.247744053">
            <text:p>$176,542.25</text:p>
          </table:table-cell>
          <table:table-cell table:formula="of:=[.D87]+[.G87]+[.J87]+[.M87]" office:value-type="currency" office:currency="USD" office:value="1101477.91075795">
            <text:p>$1,101,477.91</text:p>
          </table:table-cell>
          <table:table-cell table:formula="of:=[.N87]/[.N$2]" office:value-type="percentage" office:value="1.10147791075795">
            <text:p>110.15%</text:p>
          </table:table-cell>
          <table:table-cell table:formula="of:=([.N87]/[.N86])-1" office:value-type="percentage" office:value="-0.0105552546743725">
            <text:p>-1.06%</text:p>
          </table:table-cell>
          <table:table-cell office:value-type="float" office:value="129.49">
            <text:p>129.49</text:p>
          </table:table-cell>
          <table:table-cell table:formula="of:=[.Q87]/[.Q$2]" office:value-type="percentage" office:value="1.05619902120718">
            <text:p>105.62%</text:p>
          </table:table-cell>
          <table:table-cell table:formula="of:=([.Q87]/[.Q86])-1" office:value-type="percentage" office:value="-0.00910621365166819">
            <text:p>-0.9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6</text:p>
          </table:table-cell>
          <table:table-cell office:value-type="float" office:value="37.41">
            <text:p>37.41</text:p>
          </table:table-cell>
          <table:table-cell table:formula="of:=[.B88]/[.B$2]" office:value-type="percentage" office:value="1.0535060546325">
            <text:p>105.35%</text:p>
          </table:table-cell>
          <table:table-cell table:formula="of:=[.D$2]*[.C88]" office:value-type="currency" office:currency="USD" office:value="715589.018240942">
            <text:p>$715,589.02</text:p>
          </table:table-cell>
          <table:table-cell office:value-type="float" office:value="26.07">
            <text:p>26.07</text:p>
          </table:table-cell>
          <table:table-cell table:formula="of:=[.E88]/[.E$2]" office:value-type="percentage" office:value="1.36064718162839">
            <text:p>136.06%</text:p>
          </table:table-cell>
          <table:table-cell table:formula="of:=[.G$2]*[.F88]" office:value-type="currency" office:currency="USD" office:value="25672.5883326112">
            <text:p>$25,672.59</text:p>
          </table:table-cell>
          <table:table-cell office:value-type="float" office:value="96.12">
            <text:p>96.12</text:p>
          </table:table-cell>
          <table:table-cell table:formula="of:=[.H88]/[.H$2]" office:value-type="percentage" office:value="1.43035714285714">
            <text:p>143.04%</text:p>
          </table:table-cell>
          <table:table-cell table:formula="of:=[.J$2]*[.I88]" office:value-type="currency" office:currency="USD" office:value="188915.094339623">
            <text:p>$188,915.09</text:p>
          </table:table-cell>
          <table:table-cell office:value-type="float" office:value="145.3">
            <text:p>145.3</text:p>
          </table:table-cell>
          <table:table-cell table:formula="of:=[.K88]/[.K$2]" office:value-type="percentage" office:value="1.05289855072464">
            <text:p>105.29%</text:p>
          </table:table-cell>
          <table:table-cell table:formula="of:=[.M$2]*[.L88]" office:value-type="currency" office:currency="USD" office:value="178794.093519278">
            <text:p>$178,794.09</text:p>
          </table:table-cell>
          <table:table-cell table:formula="of:=[.D88]+[.G88]+[.J88]+[.M88]" office:value-type="currency" office:currency="USD" office:value="1108970.79443245">
            <text:p>$1,108,970.79</text:p>
          </table:table-cell>
          <table:table-cell table:formula="of:=[.N88]/[.N$2]" office:value-type="percentage" office:value="1.10897079443245">
            <text:p>110.90%</text:p>
          </table:table-cell>
          <table:table-cell table:formula="of:=([.N88]/[.N87])-1" office:value-type="percentage" office:value="0.00680257279907792">
            <text:p>0.68%</text:p>
          </table:table-cell>
          <table:table-cell office:value-type="float" office:value="130.07">
            <text:p>130.07</text:p>
          </table:table-cell>
          <table:table-cell table:formula="of:=[.Q88]/[.Q$2]" office:value-type="percentage" office:value="1.06092985318108">
            <text:p>106.09%</text:p>
          </table:table-cell>
          <table:table-cell table:formula="of:=([.Q88]/[.Q87])-1" office:value-type="percentage" office:value="0.00447911035601201">
            <text:p>0.4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09</text:p>
          </table:table-cell>
          <table:table-cell office:value-type="float" office:value="37.62">
            <text:p>37.62</text:p>
          </table:table-cell>
          <table:table-cell table:formula="of:=[.B89]/[.B$2]" office:value-type="percentage" office:value="1.05941988172346">
            <text:p>105.94%</text:p>
          </table:table-cell>
          <table:table-cell table:formula="of:=[.D$2]*[.C89]" office:value-type="currency" office:currency="USD" office:value="719605.957397066">
            <text:p>$719,605.96</text:p>
          </table:table-cell>
          <table:table-cell office:value-type="float" office:value="27.51">
            <text:p>27.51</text:p>
          </table:table-cell>
          <table:table-cell table:formula="of:=[.E89]/[.E$2]" office:value-type="percentage" office:value="1.43580375782881">
            <text:p>143.58%</text:p>
          </table:table-cell>
          <table:table-cell table:formula="of:=[.G$2]*[.F89]" office:value-type="currency" office:currency="USD" office:value="27090.6369401662">
            <text:p>$27,090.64</text:p>
          </table:table-cell>
          <table:table-cell office:value-type="float" office:value="98.1">
            <text:p>98.1</text:p>
          </table:table-cell>
          <table:table-cell table:formula="of:=[.H89]/[.H$2]" office:value-type="percentage" office:value="1.45982142857143">
            <text:p>145.98%</text:p>
          </table:table-cell>
          <table:table-cell table:formula="of:=[.J$2]*[.I89]" office:value-type="currency" office:currency="USD" office:value="192806.603773585">
            <text:p>$192,806.60</text:p>
          </table:table-cell>
          <table:table-cell office:value-type="float" office:value="147.38">
            <text:p>147.38</text:p>
          </table:table-cell>
          <table:table-cell table:formula="of:=[.K89]/[.K$2]" office:value-type="percentage" office:value="1.06797101449275">
            <text:p>106.80%</text:p>
          </table:table-cell>
          <table:table-cell table:formula="of:=[.M$2]*[.L89]" office:value-type="currency" office:currency="USD" office:value="181353.568498769">
            <text:p>$181,353.57</text:p>
          </table:table-cell>
          <table:table-cell table:formula="of:=[.D89]+[.G89]+[.J89]+[.M89]" office:value-type="currency" office:currency="USD" office:value="1120856.76660959">
            <text:p>$1,120,856.77</text:p>
          </table:table-cell>
          <table:table-cell table:formula="of:=[.N89]/[.N$2]" office:value-type="percentage" office:value="1.12085676660959">
            <text:p>112.09%</text:p>
          </table:table-cell>
          <table:table-cell table:formula="of:=([.N89]/[.N88])-1" office:value-type="percentage" office:value="0.0107180209224675">
            <text:p>1.07%</text:p>
          </table:table-cell>
          <table:table-cell office:value-type="float" office:value="130.57">
            <text:p>130.57</text:p>
          </table:table-cell>
          <table:table-cell table:formula="of:=[.Q89]/[.Q$2]" office:value-type="percentage" office:value="1.06500815660685">
            <text:p>106.50%</text:p>
          </table:table-cell>
          <table:table-cell table:formula="of:=([.Q89]/[.Q88])-1" office:value-type="percentage" office:value="0.00384408395479352">
            <text:p>0.3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0</text:p>
          </table:table-cell>
          <table:table-cell office:value-type="float" office:value="37.8">
            <text:p>37.8</text:p>
          </table:table-cell>
          <table:table-cell table:formula="of:=[.B90]/[.B$2]" office:value-type="percentage" office:value="1.06448887637285">
            <text:p>106.45%</text:p>
          </table:table-cell>
          <table:table-cell table:formula="of:=[.D$2]*[.C90]" office:value-type="currency" office:currency="USD" office:value="723049.048102315">
            <text:p>$723,049.05</text:p>
          </table:table-cell>
          <table:table-cell office:value-type="float" office:value="27.98">
            <text:p>27.98</text:p>
          </table:table-cell>
          <table:table-cell table:formula="of:=[.E90]/[.E$2]" office:value-type="percentage" office:value="1.46033402922756">
            <text:p>146.03%</text:p>
          </table:table-cell>
          <table:table-cell table:formula="of:=[.G$2]*[.F90]" office:value-type="currency" office:currency="USD" office:value="27553.4722495766">
            <text:p>$27,553.47</text:p>
          </table:table-cell>
          <table:table-cell office:value-type="float" office:value="97.34">
            <text:p>97.34</text:p>
          </table:table-cell>
          <table:table-cell table:formula="of:=[.H90]/[.H$2]" office:value-type="percentage" office:value="1.4485119047619">
            <text:p>144.85%</text:p>
          </table:table-cell>
          <table:table-cell table:formula="of:=[.J$2]*[.I90]" office:value-type="currency" office:currency="USD" office:value="191312.893081761">
            <text:p>$191,312.89</text:p>
          </table:table-cell>
          <table:table-cell office:value-type="float" office:value="147.9">
            <text:p>147.9</text:p>
          </table:table-cell>
          <table:table-cell table:formula="of:=[.K90]/[.K$2]" office:value-type="percentage" office:value="1.07173913043478">
            <text:p>107.17%</text:p>
          </table:table-cell>
          <table:table-cell table:formula="of:=[.M$2]*[.L90]" office:value-type="currency" office:currency="USD" office:value="181993.437243642">
            <text:p>$181,993.44</text:p>
          </table:table-cell>
          <table:table-cell table:formula="of:=[.D90]+[.G90]+[.J90]+[.M90]" office:value-type="currency" office:currency="USD" office:value="1123908.8506773">
            <text:p>$1,123,908.85</text:p>
          </table:table-cell>
          <table:table-cell table:formula="of:=[.N90]/[.N$2]" office:value-type="percentage" office:value="1.1239088506773">
            <text:p>112.39%</text:p>
          </table:table-cell>
          <table:table-cell table:formula="of:=([.N90]/[.N89])-1" office:value-type="percentage" office:value="0.00272299205271387">
            <text:p>0.27%</text:p>
          </table:table-cell>
          <table:table-cell office:value-type="float" office:value="131.68">
            <text:p>131.68</text:p>
          </table:table-cell>
          <table:table-cell table:formula="of:=[.Q90]/[.Q$2]" office:value-type="percentage" office:value="1.07406199021207">
            <text:p>107.41%</text:p>
          </table:table-cell>
          <table:table-cell table:formula="of:=([.Q90]/[.Q89])-1" office:value-type="percentage" office:value="0.00850118710270364">
            <text:p>0.8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1</text:p>
          </table:table-cell>
          <table:table-cell office:value-type="float" office:value="37.88">
            <text:p>37.88</text:p>
          </table:table-cell>
          <table:table-cell table:formula="of:=[.B91]/[.B$2]" office:value-type="percentage" office:value="1.06674176288369">
            <text:p>106.67%</text:p>
          </table:table-cell>
          <table:table-cell table:formula="of:=[.D$2]*[.C91]" office:value-type="currency" office:currency="USD" office:value="724579.310637981">
            <text:p>$724,579.31</text:p>
          </table:table-cell>
          <table:table-cell office:value-type="float" office:value="26.38">
            <text:p>26.38</text:p>
          </table:table-cell>
          <table:table-cell table:formula="of:=[.E91]/[.E$2]" office:value-type="percentage" office:value="1.3768267223382">
            <text:p>137.68%</text:p>
          </table:table-cell>
          <table:table-cell table:formula="of:=[.G$2]*[.F91]" office:value-type="currency" office:currency="USD" office:value="25977.8626856265">
            <text:p>$25,977.86</text:p>
          </table:table-cell>
          <table:table-cell office:value-type="float" office:value="96.59">
            <text:p>96.59</text:p>
          </table:table-cell>
          <table:table-cell table:formula="of:=[.H91]/[.H$2]" office:value-type="percentage" office:value="1.43735119047619">
            <text:p>143.74%</text:p>
          </table:table-cell>
          <table:table-cell table:formula="of:=[.J$2]*[.I91]" office:value-type="currency" office:currency="USD" office:value="189838.836477987">
            <text:p>$189,838.84</text:p>
          </table:table-cell>
          <table:table-cell office:value-type="float" office:value="146.54">
            <text:p>146.54</text:p>
          </table:table-cell>
          <table:table-cell table:formula="of:=[.K91]/[.K$2]" office:value-type="percentage" office:value="1.06188405797101">
            <text:p>106.19%</text:p>
          </table:table-cell>
          <table:table-cell table:formula="of:=[.M$2]*[.L91]" office:value-type="currency" office:currency="USD" office:value="180319.934372436">
            <text:p>$180,319.93</text:p>
          </table:table-cell>
          <table:table-cell table:formula="of:=[.D91]+[.G91]+[.J91]+[.M91]" office:value-type="currency" office:currency="USD" office:value="1120715.94417403">
            <text:p>$1,120,715.94</text:p>
          </table:table-cell>
          <table:table-cell table:formula="of:=[.N91]/[.N$2]" office:value-type="percentage" office:value="1.12071594417403">
            <text:p>112.07%</text:p>
          </table:table-cell>
          <table:table-cell table:formula="of:=([.N91]/[.N90])-1" office:value-type="percentage" office:value="-0.00284089452746927">
            <text:p>-0.28%</text:p>
          </table:table-cell>
          <table:table-cell office:value-type="float" office:value="130.3">
            <text:p>130.3</text:p>
          </table:table-cell>
          <table:table-cell table:formula="of:=[.Q91]/[.Q$2]" office:value-type="percentage" office:value="1.06280587275693">
            <text:p>106.28%</text:p>
          </table:table-cell>
          <table:table-cell table:formula="of:=([.Q91]/[.Q90])-1" office:value-type="percentage" office:value="-0.0104799513973268">
            <text:p>-1.0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2</text:p>
          </table:table-cell>
          <table:table-cell office:value-type="float" office:value="38.28">
            <text:p>38.28</text:p>
          </table:table-cell>
          <table:table-cell table:formula="of:=[.B92]/[.B$2]" office:value-type="percentage" office:value="1.07800619543791">
            <text:p>107.80%</text:p>
          </table:table-cell>
          <table:table-cell table:formula="of:=[.D$2]*[.C92]" office:value-type="currency" office:currency="USD" office:value="732230.623316313">
            <text:p>$732,230.62</text:p>
          </table:table-cell>
          <table:table-cell office:value-type="float" office:value="26.54">
            <text:p>26.54</text:p>
          </table:table-cell>
          <table:table-cell table:formula="of:=[.E92]/[.E$2]" office:value-type="percentage" office:value="1.38517745302714">
            <text:p>138.52%</text:p>
          </table:table-cell>
          <table:table-cell table:formula="of:=[.G$2]*[.F92]" office:value-type="currency" office:currency="USD" office:value="26135.4236420215">
            <text:p>$26,135.42</text:p>
          </table:table-cell>
          <table:table-cell office:value-type="float" office:value="98.24">
            <text:p>98.24</text:p>
          </table:table-cell>
          <table:table-cell table:formula="of:=[.H92]/[.H$2]" office:value-type="percentage" office:value="1.46190476190476">
            <text:p>146.19%</text:p>
          </table:table-cell>
          <table:table-cell table:formula="of:=[.J$2]*[.I92]" office:value-type="currency" office:currency="USD" office:value="193081.761006289">
            <text:p>$193,081.76</text:p>
          </table:table-cell>
          <table:table-cell office:value-type="float" office:value="146.59">
            <text:p>146.59</text:p>
          </table:table-cell>
          <table:table-cell table:formula="of:=[.K92]/[.K$2]" office:value-type="percentage" office:value="1.06224637681159">
            <text:p>106.22%</text:p>
          </table:table-cell>
          <table:table-cell table:formula="of:=[.M$2]*[.L92]" office:value-type="currency" office:currency="USD" office:value="180381.46021329">
            <text:p>$180,381.46</text:p>
          </table:table-cell>
          <table:table-cell table:formula="of:=[.D92]+[.G92]+[.J92]+[.M92]" office:value-type="currency" office:currency="USD" office:value="1131829.26817791">
            <text:p>$1,131,829.27</text:p>
          </table:table-cell>
          <table:table-cell table:formula="of:=[.N92]/[.N$2]" office:value-type="percentage" office:value="1.13182926817791">
            <text:p>113.18%</text:p>
          </table:table-cell>
          <table:table-cell table:formula="of:=([.N92]/[.N91])-1" office:value-type="percentage" office:value="0.00991627188107169">
            <text:p>0.99%</text:p>
          </table:table-cell>
          <table:table-cell office:value-type="float" office:value="130.92">
            <text:p>130.92</text:p>
          </table:table-cell>
          <table:table-cell table:formula="of:=[.Q92]/[.Q$2]" office:value-type="percentage" office:value="1.06786296900489">
            <text:p>106.79%</text:p>
          </table:table-cell>
          <table:table-cell table:formula="of:=([.Q92]/[.Q91])-1" office:value-type="percentage" office:value="0.00475825019186482">
            <text:p>0.4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3</text:p>
          </table:table-cell>
          <table:table-cell office:value-type="float" office:value="38.35">
            <text:p>38.35</text:p>
          </table:table-cell>
          <table:table-cell table:formula="of:=[.B93]/[.B$2]" office:value-type="percentage" office:value="1.07997747113489">
            <text:p>108.00%</text:p>
          </table:table-cell>
          <table:table-cell table:formula="of:=[.D$2]*[.C93]" office:value-type="currency" office:currency="USD" office:value="733569.603035021">
            <text:p>$733,569.60</text:p>
          </table:table-cell>
          <table:table-cell office:value-type="float" office:value="26.41">
            <text:p>26.41</text:p>
          </table:table-cell>
          <table:table-cell table:formula="of:=[.E93]/[.E$2]" office:value-type="percentage" office:value="1.37839248434238">
            <text:p>137.84%</text:p>
          </table:table-cell>
          <table:table-cell table:formula="of:=[.G$2]*[.F93]" office:value-type="currency" office:currency="USD" office:value="26007.4053649506">
            <text:p>$26,007.41</text:p>
          </table:table-cell>
          <table:table-cell office:value-type="float" office:value="96.61">
            <text:p>96.61</text:p>
          </table:table-cell>
          <table:table-cell table:formula="of:=[.H93]/[.H$2]" office:value-type="percentage" office:value="1.43764880952381">
            <text:p>143.76%</text:p>
          </table:table-cell>
          <table:table-cell table:formula="of:=[.J$2]*[.I93]" office:value-type="currency" office:currency="USD" office:value="189878.144654088">
            <text:p>$189,878.14</text:p>
          </table:table-cell>
          <table:table-cell office:value-type="float" office:value="145.63">
            <text:p>145.63</text:p>
          </table:table-cell>
          <table:table-cell table:formula="of:=[.K93]/[.K$2]" office:value-type="percentage" office:value="1.05528985507246">
            <text:p>105.53%</text:p>
          </table:table-cell>
          <table:table-cell table:formula="of:=[.M$2]*[.L93]" office:value-type="currency" office:currency="USD" office:value="179200.164068909">
            <text:p>$179,200.16</text:p>
          </table:table-cell>
          <table:table-cell table:formula="of:=[.D93]+[.G93]+[.J93]+[.M93]" office:value-type="currency" office:currency="USD" office:value="1128655.31712297">
            <text:p>$1,128,655.32</text:p>
          </table:table-cell>
          <table:table-cell table:formula="of:=[.N93]/[.N$2]" office:value-type="percentage" office:value="1.12865531712297">
            <text:p>112.87%</text:p>
          </table:table-cell>
          <table:table-cell table:formula="of:=([.N93]/[.N92])-1" office:value-type="percentage" office:value="-0.00280426663648181">
            <text:p>-0.28%</text:p>
          </table:table-cell>
          <table:table-cell office:value-type="float" office:value="129.91">
            <text:p>129.91</text:p>
          </table:table-cell>
          <table:table-cell table:formula="of:=[.Q93]/[.Q$2]" office:value-type="percentage" office:value="1.05962479608483">
            <text:p>105.96%</text:p>
          </table:table-cell>
          <table:table-cell table:formula="of:=([.Q93]/[.Q92])-1" office:value-type="percentage" office:value="-0.00771463489153679">
            <text:p>-0.7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6</text:p>
          </table:table-cell>
          <table:table-cell office:value-type="float" office:value="38.13">
            <text:p>38.13</text:p>
          </table:table-cell>
          <table:table-cell table:formula="of:=[.B94]/[.B$2]" office:value-type="percentage" office:value="1.07378203323008">
            <text:p>107.38%</text:p>
          </table:table-cell>
          <table:table-cell table:formula="of:=[.D$2]*[.C94]" office:value-type="currency" office:currency="USD" office:value="729361.381061938">
            <text:p>$729,361.38</text:p>
          </table:table-cell>
          <table:table-cell office:value-type="float" office:value="26.34">
            <text:p>26.34</text:p>
          </table:table-cell>
          <table:table-cell table:formula="of:=[.E94]/[.E$2]" office:value-type="percentage" office:value="1.37473903966597">
            <text:p>137.47%</text:p>
          </table:table-cell>
          <table:table-cell table:formula="of:=[.G$2]*[.F94]" office:value-type="currency" office:currency="USD" office:value="25938.4724465277">
            <text:p>$25,938.47</text:p>
          </table:table-cell>
          <table:table-cell office:value-type="float" office:value="96.14">
            <text:p>96.14</text:p>
          </table:table-cell>
          <table:table-cell table:formula="of:=[.H94]/[.H$2]" office:value-type="percentage" office:value="1.43065476190476">
            <text:p>143.07%</text:p>
          </table:table-cell>
          <table:table-cell table:formula="of:=[.J$2]*[.I94]" office:value-type="currency" office:currency="USD" office:value="188954.402515723">
            <text:p>$188,954.40</text:p>
          </table:table-cell>
          <table:table-cell office:value-type="float" office:value="145.37">
            <text:p>145.37</text:p>
          </table:table-cell>
          <table:table-cell table:formula="of:=[.K94]/[.K$2]" office:value-type="percentage" office:value="1.05340579710145">
            <text:p>105.34%</text:p>
          </table:table-cell>
          <table:table-cell table:formula="of:=[.M$2]*[.L94]" office:value-type="currency" office:currency="USD" office:value="178880.229696473">
            <text:p>$178,880.23</text:p>
          </table:table-cell>
          <table:table-cell table:formula="of:=[.D94]+[.G94]+[.J94]+[.M94]" office:value-type="currency" office:currency="USD" office:value="1123134.48572066">
            <text:p>$1,123,134.49</text:p>
          </table:table-cell>
          <table:table-cell table:formula="of:=[.N94]/[.N$2]" office:value-type="percentage" office:value="1.12313448572066">
            <text:p>112.31%</text:p>
          </table:table-cell>
          <table:table-cell table:formula="of:=([.N94]/[.N93])-1" office:value-type="percentage" office:value="-0.00489151233201934">
            <text:p>-0.49%</text:p>
          </table:table-cell>
          <table:table-cell office:value-type="float" office:value="129.09">
            <text:p>129.09</text:p>
          </table:table-cell>
          <table:table-cell table:formula="of:=[.Q94]/[.Q$2]" office:value-type="percentage" office:value="1.05293637846656">
            <text:p>105.29%</text:p>
          </table:table-cell>
          <table:table-cell table:formula="of:=([.Q94]/[.Q93])-1" office:value-type="percentage" office:value="-0.0063120621969055">
            <text:p>-0.6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7</text:p>
          </table:table-cell>
          <table:table-cell office:value-type="float" office:value="38.45">
            <text:p>38.45</text:p>
          </table:table-cell>
          <table:table-cell table:formula="of:=[.B95]/[.B$2]" office:value-type="percentage" office:value="1.08279357927344">
            <text:p>108.28%</text:p>
          </table:table-cell>
          <table:table-cell table:formula="of:=[.D$2]*[.C95]" office:value-type="currency" office:currency="USD" office:value="735482.431204604">
            <text:p>$735,482.43</text:p>
          </table:table-cell>
          <table:table-cell office:value-type="float" office:value="26.68">
            <text:p>26.68</text:p>
          </table:table-cell>
          <table:table-cell table:formula="of:=[.E95]/[.E$2]" office:value-type="percentage" office:value="1.39248434237996">
            <text:p>139.25%</text:p>
          </table:table-cell>
          <table:table-cell table:formula="of:=[.G$2]*[.F95]" office:value-type="currency" office:currency="USD" office:value="26273.2894788671">
            <text:p>$26,273.29</text:p>
          </table:table-cell>
          <table:table-cell office:value-type="float" office:value="97.57">
            <text:p>97.57</text:p>
          </table:table-cell>
          <table:table-cell table:formula="of:=[.H95]/[.H$2]" office:value-type="percentage" office:value="1.45193452380952">
            <text:p>145.19%</text:p>
          </table:table-cell>
          <table:table-cell table:formula="of:=[.J$2]*[.I95]" office:value-type="currency" office:currency="USD" office:value="191764.937106918">
            <text:p>$191,764.94</text:p>
          </table:table-cell>
          <table:table-cell office:value-type="float" office:value="144.74">
            <text:p>144.74</text:p>
          </table:table-cell>
          <table:table-cell table:formula="of:=[.K95]/[.K$2]" office:value-type="percentage" office:value="1.04884057971015">
            <text:p>104.88%</text:p>
          </table:table-cell>
          <table:table-cell table:formula="of:=[.M$2]*[.L95]" office:value-type="currency" office:currency="USD" office:value="178105.004101723">
            <text:p>$178,105.00</text:p>
          </table:table-cell>
          <table:table-cell table:formula="of:=[.D95]+[.G95]+[.J95]+[.M95]" office:value-type="currency" office:currency="USD" office:value="1131625.66189211">
            <text:p>$1,131,625.66</text:p>
          </table:table-cell>
          <table:table-cell table:formula="of:=[.N95]/[.N$2]" office:value-type="percentage" office:value="1.13162566189211">
            <text:p>113.16%</text:p>
          </table:table-cell>
          <table:table-cell table:formula="of:=([.N95]/[.N94])-1" office:value-type="percentage" office:value="0.00756024882096029">
            <text:p>0.76%</text:p>
          </table:table-cell>
          <table:table-cell office:value-type="float" office:value="129.07">
            <text:p>129.07</text:p>
          </table:table-cell>
          <table:table-cell table:formula="of:=[.Q95]/[.Q$2]" office:value-type="percentage" office:value="1.05277324632953">
            <text:p>105.28%</text:p>
          </table:table-cell>
          <table:table-cell table:formula="of:=([.Q95]/[.Q94])-1" office:value-type="percentage" office:value="-0.000154930668525899">
            <text:p>-0.0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8</text:p>
          </table:table-cell>
          <table:table-cell office:value-type="float" office:value="38.35">
            <text:p>38.35</text:p>
          </table:table-cell>
          <table:table-cell table:formula="of:=[.B96]/[.B$2]" office:value-type="percentage" office:value="1.07997747113489">
            <text:p>108.00%</text:p>
          </table:table-cell>
          <table:table-cell table:formula="of:=[.D$2]*[.C96]" office:value-type="currency" office:currency="USD" office:value="733569.603035021">
            <text:p>$733,569.60</text:p>
          </table:table-cell>
          <table:table-cell office:value-type="float" office:value="27.56">
            <text:p>27.56</text:p>
          </table:table-cell>
          <table:table-cell table:formula="of:=[.E96]/[.E$2]" office:value-type="percentage" office:value="1.4384133611691">
            <text:p>143.84%</text:p>
          </table:table-cell>
          <table:table-cell table:formula="of:=[.G$2]*[.F96]" office:value-type="currency" office:currency="USD" office:value="27139.8747390397">
            <text:p>$27,139.87</text:p>
          </table:table-cell>
          <table:table-cell office:value-type="float" office:value="97.76">
            <text:p>97.76</text:p>
          </table:table-cell>
          <table:table-cell table:formula="of:=[.H96]/[.H$2]" office:value-type="percentage" office:value="1.4547619047619">
            <text:p>145.48%</text:p>
          </table:table-cell>
          <table:table-cell table:formula="of:=[.J$2]*[.I96]" office:value-type="currency" office:currency="USD" office:value="192138.364779874">
            <text:p>$192,138.36</text:p>
          </table:table-cell>
          <table:table-cell office:value-type="float" office:value="145.6">
            <text:p>145.6</text:p>
          </table:table-cell>
          <table:table-cell table:formula="of:=[.K96]/[.K$2]" office:value-type="percentage" office:value="1.05507246376812">
            <text:p>105.51%</text:p>
          </table:table-cell>
          <table:table-cell table:formula="of:=[.M$2]*[.L96]" office:value-type="currency" office:currency="USD" office:value="179163.248564397">
            <text:p>$179,163.25</text:p>
          </table:table-cell>
          <table:table-cell table:formula="of:=[.D96]+[.G96]+[.J96]+[.M96]" office:value-type="currency" office:currency="USD" office:value="1132011.09111833">
            <text:p>$1,132,011.09</text:p>
          </table:table-cell>
          <table:table-cell table:formula="of:=[.N96]/[.N$2]" office:value-type="percentage" office:value="1.13201109111833">
            <text:p>113.20%</text:p>
          </table:table-cell>
          <table:table-cell table:formula="of:=([.N96]/[.N95])-1" office:value-type="percentage" office:value="0.000340597813570209">
            <text:p>0.03%</text:p>
          </table:table-cell>
          <table:table-cell office:value-type="float" office:value="130.22">
            <text:p>130.22</text:p>
          </table:table-cell>
          <table:table-cell table:formula="of:=[.Q96]/[.Q$2]" office:value-type="percentage" office:value="1.06215334420881">
            <text:p>106.22%</text:p>
          </table:table-cell>
          <table:table-cell table:formula="of:=([.Q96]/[.Q95])-1" office:value-type="percentage" office:value="0.00890989385604724">
            <text:p>0.8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19</text:p>
          </table:table-cell>
          <table:table-cell office:value-type="float" office:value="38.66">
            <text:p>38.66</text:p>
          </table:table-cell>
          <table:table-cell table:formula="of:=[.B97]/[.B$2]" office:value-type="percentage" office:value="1.0887074063644">
            <text:p>108.87%</text:p>
          </table:table-cell>
          <table:table-cell table:formula="of:=[.D$2]*[.C97]" office:value-type="currency" office:currency="USD" office:value="739499.370360727">
            <text:p>$739,499.37</text:p>
          </table:table-cell>
          <table:table-cell office:value-type="float" office:value="26.97">
            <text:p>26.97</text:p>
          </table:table-cell>
          <table:table-cell table:formula="of:=[.E97]/[.E$2]" office:value-type="percentage" office:value="1.40762004175365">
            <text:p>140.76%</text:p>
          </table:table-cell>
          <table:table-cell table:formula="of:=[.G$2]*[.F97]" office:value-type="currency" office:currency="USD" office:value="26558.8687123331">
            <text:p>$26,558.87</text:p>
          </table:table-cell>
          <table:table-cell office:value-type="float" office:value="96.72">
            <text:p>96.72</text:p>
          </table:table-cell>
          <table:table-cell table:formula="of:=[.H97]/[.H$2]" office:value-type="percentage" office:value="1.43928571428571">
            <text:p>143.93%</text:p>
          </table:table-cell>
          <table:table-cell table:formula="of:=[.J$2]*[.I97]" office:value-type="currency" office:currency="USD" office:value="190094.339622642">
            <text:p>$190,094.34</text:p>
          </table:table-cell>
          <table:table-cell office:value-type="float" office:value="145.65">
            <text:p>145.65</text:p>
          </table:table-cell>
          <table:table-cell table:formula="of:=[.K97]/[.K$2]" office:value-type="percentage" office:value="1.0554347826087">
            <text:p>105.54%</text:p>
          </table:table-cell>
          <table:table-cell table:formula="of:=[.M$2]*[.L97]" office:value-type="currency" office:currency="USD" office:value="179224.77440525">
            <text:p>$179,224.77</text:p>
          </table:table-cell>
          <table:table-cell table:formula="of:=[.D97]+[.G97]+[.J97]+[.M97]" office:value-type="currency" office:currency="USD" office:value="1135377.35310095">
            <text:p>$1,135,377.35</text:p>
          </table:table-cell>
          <table:table-cell table:formula="of:=[.N97]/[.N$2]" office:value-type="percentage" office:value="1.13537735310095">
            <text:p>113.54%</text:p>
          </table:table-cell>
          <table:table-cell table:formula="of:=([.N97]/[.N96])-1" office:value-type="percentage" office:value="0.00297370053087964">
            <text:p>0.30%</text:p>
          </table:table-cell>
          <table:table-cell office:value-type="float" office:value="130.53">
            <text:p>130.53</text:p>
          </table:table-cell>
          <table:table-cell table:formula="of:=[.Q97]/[.Q$2]" office:value-type="percentage" office:value="1.06468189233279">
            <text:p>106.47%</text:p>
          </table:table-cell>
          <table:table-cell table:formula="of:=([.Q97]/[.Q96])-1" office:value-type="percentage" office:value="0.00238058669943175">
            <text:p>0.2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0</text:p>
          </table:table-cell>
          <table:table-cell office:value-type="float" office:value="38.33">
            <text:p>38.33</text:p>
          </table:table-cell>
          <table:table-cell table:formula="of:=[.B98]/[.B$2]" office:value-type="percentage" office:value="1.07941424950718">
            <text:p>107.94%</text:p>
          </table:table-cell>
          <table:table-cell table:formula="of:=[.D$2]*[.C98]" office:value-type="currency" office:currency="USD" office:value="733187.037401104">
            <text:p>$733,187.04</text:p>
          </table:table-cell>
          <table:table-cell office:value-type="float" office:value="27.26">
            <text:p>27.26</text:p>
          </table:table-cell>
          <table:table-cell table:formula="of:=[.E98]/[.E$2]" office:value-type="percentage" office:value="1.42275574112735">
            <text:p>142.28%</text:p>
          </table:table-cell>
          <table:table-cell table:formula="of:=[.G$2]*[.F98]" office:value-type="currency" office:currency="USD" office:value="26844.447945799">
            <text:p>$26,844.45</text:p>
          </table:table-cell>
          <table:table-cell office:value-type="float" office:value="97.11">
            <text:p>97.11</text:p>
          </table:table-cell>
          <table:table-cell table:formula="of:=[.H98]/[.H$2]" office:value-type="percentage" office:value="1.44508928571429">
            <text:p>144.51%</text:p>
          </table:table-cell>
          <table:table-cell table:formula="of:=[.J$2]*[.I98]" office:value-type="currency" office:currency="USD" office:value="190860.849056604">
            <text:p>$190,860.85</text:p>
          </table:table-cell>
          <table:table-cell office:value-type="float" office:value="147.49">
            <text:p>147.49</text:p>
          </table:table-cell>
          <table:table-cell table:formula="of:=[.K98]/[.K$2]" office:value-type="percentage" office:value="1.06876811594203">
            <text:p>106.88%</text:p>
          </table:table-cell>
          <table:table-cell table:formula="of:=[.M$2]*[.L98]" office:value-type="currency" office:currency="USD" office:value="181488.925348646">
            <text:p>$181,488.93</text:p>
          </table:table-cell>
          <table:table-cell table:formula="of:=[.D98]+[.G98]+[.J98]+[.M98]" office:value-type="currency" office:currency="USD" office:value="1132381.25975215">
            <text:p>$1,132,381.26</text:p>
          </table:table-cell>
          <table:table-cell table:formula="of:=[.N98]/[.N$2]" office:value-type="percentage" office:value="1.13238125975215">
            <text:p>113.24%</text:p>
          </table:table-cell>
          <table:table-cell table:formula="of:=([.N98]/[.N97])-1" office:value-type="percentage" office:value="-0.00263885248425633">
            <text:p>-0.26%</text:p>
          </table:table-cell>
          <table:table-cell office:value-type="float" office:value="129.49">
            <text:p>129.49</text:p>
          </table:table-cell>
          <table:table-cell table:formula="of:=[.Q98]/[.Q$2]" office:value-type="percentage" office:value="1.05619902120718">
            <text:p>105.62%</text:p>
          </table:table-cell>
          <table:table-cell table:formula="of:=([.Q98]/[.Q97])-1" office:value-type="percentage" office:value="-0.00796751704588983">
            <text:p>-0.8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3</text:p>
          </table:table-cell>
          <table:table-cell office:value-type="float" office:value="38">
            <text:p>38</text:p>
          </table:table-cell>
          <table:table-cell table:formula="of:=[.B99]/[.B$2]" office:value-type="percentage" office:value="1.07012109264996">
            <text:p>107.01%</text:p>
          </table:table-cell>
          <table:table-cell table:formula="of:=[.D$2]*[.C99]" office:value-type="currency" office:currency="USD" office:value="726874.704441481">
            <text:p>$726,874.70</text:p>
          </table:table-cell>
          <table:table-cell office:value-type="float" office:value="26.46">
            <text:p>26.46</text:p>
          </table:table-cell>
          <table:table-cell table:formula="of:=[.E99]/[.E$2]" office:value-type="percentage" office:value="1.38100208768267">
            <text:p>138.10%</text:p>
          </table:table-cell>
          <table:table-cell table:formula="of:=[.G$2]*[.F99]" office:value-type="currency" office:currency="USD" office:value="26056.643163824">
            <text:p>$26,056.64</text:p>
          </table:table-cell>
          <table:table-cell office:value-type="float" office:value="95.31">
            <text:p>95.31</text:p>
          </table:table-cell>
          <table:table-cell table:formula="of:=[.H99]/[.H$2]" office:value-type="percentage" office:value="1.41830357142857">
            <text:p>141.83%</text:p>
          </table:table-cell>
          <table:table-cell table:formula="of:=[.J$2]*[.I99]" office:value-type="currency" office:currency="USD" office:value="187323.113207547">
            <text:p>$187,323.11</text:p>
          </table:table-cell>
          <table:table-cell office:value-type="float" office:value="147.83">
            <text:p>147.83</text:p>
          </table:table-cell>
          <table:table-cell table:formula="of:=[.K99]/[.K$2]" office:value-type="percentage" office:value="1.07123188405797">
            <text:p>107.12%</text:p>
          </table:table-cell>
          <table:table-cell table:formula="of:=[.M$2]*[.L99]" office:value-type="currency" office:currency="USD" office:value="181907.301066448">
            <text:p>$181,907.30</text:p>
          </table:table-cell>
          <table:table-cell table:formula="of:=[.D99]+[.G99]+[.J99]+[.M99]" office:value-type="currency" office:currency="USD" office:value="1122161.7618793">
            <text:p>$1,122,161.76</text:p>
          </table:table-cell>
          <table:table-cell table:formula="of:=[.N99]/[.N$2]" office:value-type="percentage" office:value="1.1221617618793">
            <text:p>112.22%</text:p>
          </table:table-cell>
          <table:table-cell table:formula="of:=([.N99]/[.N98])-1" office:value-type="percentage" office:value="-0.00902478541113461">
            <text:p>-0.90%</text:p>
          </table:table-cell>
          <table:table-cell office:value-type="float" office:value="127.99">
            <text:p>127.99</text:p>
          </table:table-cell>
          <table:table-cell table:formula="of:=[.Q99]/[.Q$2]" office:value-type="percentage" office:value="1.04396411092985">
            <text:p>104.40%</text:p>
          </table:table-cell>
          <table:table-cell table:formula="of:=([.Q99]/[.Q98])-1" office:value-type="percentage" office:value="-0.0115839060931348">
            <text:p>-1.1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4</text:p>
          </table:table-cell>
          <table:table-cell office:value-type="float" office:value="37.99">
            <text:p>37.99</text:p>
          </table:table-cell>
          <table:table-cell table:formula="of:=[.B100]/[.B$2]" office:value-type="percentage" office:value="1.0698394818361">
            <text:p>106.98%</text:p>
          </table:table-cell>
          <table:table-cell table:formula="of:=[.D$2]*[.C100]" office:value-type="currency" office:currency="USD" office:value="726683.421624522">
            <text:p>$726,683.42</text:p>
          </table:table-cell>
          <table:table-cell office:value-type="float" office:value="26.67">
            <text:p>26.67</text:p>
          </table:table-cell>
          <table:table-cell table:formula="of:=[.E100]/[.E$2]" office:value-type="percentage" office:value="1.3919624217119">
            <text:p>139.20%</text:p>
          </table:table-cell>
          <table:table-cell table:formula="of:=[.G$2]*[.F100]" office:value-type="currency" office:currency="USD" office:value="26263.4419190924">
            <text:p>$26,263.44</text:p>
          </table:table-cell>
          <table:table-cell office:value-type="float" office:value="94.85">
            <text:p>94.85</text:p>
          </table:table-cell>
          <table:table-cell table:formula="of:=[.H100]/[.H$2]" office:value-type="percentage" office:value="1.41145833333333">
            <text:p>141.15%</text:p>
          </table:table-cell>
          <table:table-cell table:formula="of:=[.J$2]*[.I100]" office:value-type="currency" office:currency="USD" office:value="186419.025157233">
            <text:p>$186,419.03</text:p>
          </table:table-cell>
          <table:table-cell office:value-type="float" office:value="148.59">
            <text:p>148.59</text:p>
          </table:table-cell>
          <table:table-cell table:formula="of:=[.K100]/[.K$2]" office:value-type="percentage" office:value="1.07673913043478">
            <text:p>107.67%</text:p>
          </table:table-cell>
          <table:table-cell table:formula="of:=[.M$2]*[.L100]" office:value-type="currency" office:currency="USD" office:value="182842.493847416">
            <text:p>$182,842.49</text:p>
          </table:table-cell>
          <table:table-cell table:formula="of:=[.D100]+[.G100]+[.J100]+[.M100]" office:value-type="currency" office:currency="USD" office:value="1122208.38254826">
            <text:p>$1,122,208.38</text:p>
          </table:table-cell>
          <table:table-cell table:formula="of:=[.N100]/[.N$2]" office:value-type="percentage" office:value="1.12220838254826">
            <text:p>112.22%</text:p>
          </table:table-cell>
          <table:table-cell table:formula="of:=([.N100]/[.N99])-1" office:value-type="percentage" office:value="0.000041545408645316">
            <text:p>0.00%</text:p>
          </table:table-cell>
          <table:table-cell office:value-type="float" office:value="127.88">
            <text:p>127.88</text:p>
          </table:table-cell>
          <table:table-cell table:formula="of:=[.Q100]/[.Q$2]" office:value-type="percentage" office:value="1.04306688417618">
            <text:p>104.31%</text:p>
          </table:table-cell>
          <table:table-cell table:formula="of:=([.Q100]/[.Q99])-1" office:value-type="percentage" office:value="-0.000859442143917533">
            <text:p>-0.0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5</text:p>
          </table:table-cell>
          <table:table-cell office:value-type="float" office:value="37.83">
            <text:p>37.83</text:p>
          </table:table-cell>
          <table:table-cell table:formula="of:=[.B101]/[.B$2]" office:value-type="percentage" office:value="1.06533370881442">
            <text:p>106.53%</text:p>
          </table:table-cell>
          <table:table-cell table:formula="of:=[.D$2]*[.C101]" office:value-type="currency" office:currency="USD" office:value="723622.89655319">
            <text:p>$723,622.90</text:p>
          </table:table-cell>
          <table:table-cell office:value-type="float" office:value="28.56">
            <text:p>28.56</text:p>
          </table:table-cell>
          <table:table-cell table:formula="of:=[.E101]/[.E$2]" office:value-type="percentage" office:value="1.49060542797495">
            <text:p>149.06%</text:p>
          </table:table-cell>
          <table:table-cell table:formula="of:=[.G$2]*[.F101]" office:value-type="currency" office:currency="USD" office:value="28124.6307165084">
            <text:p>$28,124.63</text:p>
          </table:table-cell>
          <table:table-cell office:value-type="float" office:value="93.67">
            <text:p>93.67</text:p>
          </table:table-cell>
          <table:table-cell table:formula="of:=[.H101]/[.H$2]" office:value-type="percentage" office:value="1.39389880952381">
            <text:p>139.39%</text:p>
          </table:table-cell>
          <table:table-cell table:formula="of:=[.J$2]*[.I101]" office:value-type="currency" office:currency="USD" office:value="184099.842767296">
            <text:p>$184,099.84</text:p>
          </table:table-cell>
          <table:table-cell office:value-type="float" office:value="148.58">
            <text:p>148.58</text:p>
          </table:table-cell>
          <table:table-cell table:formula="of:=[.K101]/[.K$2]" office:value-type="percentage" office:value="1.07666666666667">
            <text:p>107.67%</text:p>
          </table:table-cell>
          <table:table-cell table:formula="of:=[.M$2]*[.L101]" office:value-type="currency" office:currency="USD" office:value="182830.188679245">
            <text:p>$182,830.19</text:p>
          </table:table-cell>
          <table:table-cell table:formula="of:=[.D101]+[.G101]+[.J101]+[.M101]" office:value-type="currency" office:currency="USD" office:value="1118677.55871624">
            <text:p>$1,118,677.56</text:p>
          </table:table-cell>
          <table:table-cell table:formula="of:=[.N101]/[.N$2]" office:value-type="percentage" office:value="1.11867755871624">
            <text:p>111.87%</text:p>
          </table:table-cell>
          <table:table-cell table:formula="of:=([.N101]/[.N100])-1" office:value-type="percentage" office:value="-0.0031463174637909">
            <text:p>-0.31%</text:p>
          </table:table-cell>
          <table:table-cell office:value-type="float" office:value="128.31">
            <text:p>128.31</text:p>
          </table:table-cell>
          <table:table-cell table:formula="of:=[.Q101]/[.Q$2]" office:value-type="percentage" office:value="1.04657422512235">
            <text:p>104.66%</text:p>
          </table:table-cell>
          <table:table-cell table:formula="of:=([.Q101]/[.Q100])-1" office:value-type="percentage" office:value="0.0033625273694089">
            <text:p>0.3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6</text:p>
          </table:table-cell>
          <table:table-cell office:value-type="float" office:value="37.78">
            <text:p>37.78</text:p>
          </table:table-cell>
          <table:table-cell table:formula="of:=[.B102]/[.B$2]" office:value-type="percentage" office:value="1.06392565474514">
            <text:p>106.39%</text:p>
          </table:table-cell>
          <table:table-cell table:formula="of:=[.D$2]*[.C102]" office:value-type="currency" office:currency="USD" office:value="722666.482468399">
            <text:p>$722,666.48</text:p>
          </table:table-cell>
          <table:table-cell office:value-type="float" office:value="28.97">
            <text:p>28.97</text:p>
          </table:table-cell>
          <table:table-cell table:formula="of:=[.E102]/[.E$2]" office:value-type="percentage" office:value="1.51200417536534">
            <text:p>151.20%</text:p>
          </table:table-cell>
          <table:table-cell table:formula="of:=[.G$2]*[.F102]" office:value-type="currency" office:currency="USD" office:value="28528.3806672706">
            <text:p>$28,528.38</text:p>
          </table:table-cell>
          <table:table-cell office:value-type="float" office:value="93.28">
            <text:p>93.28</text:p>
          </table:table-cell>
          <table:table-cell table:formula="of:=[.H102]/[.H$2]" office:value-type="percentage" office:value="1.38809523809524">
            <text:p>138.81%</text:p>
          </table:table-cell>
          <table:table-cell table:formula="of:=[.J$2]*[.I102]" office:value-type="currency" office:currency="USD" office:value="183333.333333333">
            <text:p>$183,333.33</text:p>
          </table:table-cell>
          <table:table-cell office:value-type="float" office:value="148.22">
            <text:p>148.22</text:p>
          </table:table-cell>
          <table:table-cell table:formula="of:=[.K102]/[.K$2]" office:value-type="percentage" office:value="1.07405797101449">
            <text:p>107.41%</text:p>
          </table:table-cell>
          <table:table-cell table:formula="of:=[.M$2]*[.L102]" office:value-type="currency" office:currency="USD" office:value="182387.202625103">
            <text:p>$182,387.20</text:p>
          </table:table-cell>
          <table:table-cell table:formula="of:=[.D102]+[.G102]+[.J102]+[.M102]" office:value-type="currency" office:currency="USD" office:value="1116915.39909411">
            <text:p>$1,116,915.40</text:p>
          </table:table-cell>
          <table:table-cell table:formula="of:=[.N102]/[.N$2]" office:value-type="percentage" office:value="1.11691539909411">
            <text:p>111.69%</text:p>
          </table:table-cell>
          <table:table-cell table:formula="of:=([.N102]/[.N101])-1" office:value-type="percentage" office:value="-0.00157521674445349">
            <text:p>-0.16%</text:p>
          </table:table-cell>
          <table:table-cell office:value-type="float" office:value="128.9">
            <text:p>128.9</text:p>
          </table:table-cell>
          <table:table-cell table:formula="of:=[.Q102]/[.Q$2]" office:value-type="percentage" office:value="1.05138662316476">
            <text:p>105.14%</text:p>
          </table:table-cell>
          <table:table-cell table:formula="of:=([.Q102]/[.Q101])-1" office:value-type="percentage" office:value="0.0045982386407919">
            <text:p>0.4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27</text:p>
          </table:table-cell>
          <table:table-cell office:value-type="float" office:value="37.7">
            <text:p>37.7</text:p>
          </table:table-cell>
          <table:table-cell table:formula="of:=[.B103]/[.B$2]" office:value-type="percentage" office:value="1.0616727682343">
            <text:p>106.17%</text:p>
          </table:table-cell>
          <table:table-cell table:formula="of:=[.D$2]*[.C103]" office:value-type="currency" office:currency="USD" office:value="721136.219932732">
            <text:p>$721,136.22</text:p>
          </table:table-cell>
          <table:table-cell office:value-type="float" office:value="28.99">
            <text:p>28.99</text:p>
          </table:table-cell>
          <table:table-cell table:formula="of:=[.E103]/[.E$2]" office:value-type="percentage" office:value="1.51304801670146">
            <text:p>151.30%</text:p>
          </table:table-cell>
          <table:table-cell table:formula="of:=[.G$2]*[.F103]" office:value-type="currency" office:currency="USD" office:value="28548.07578682">
            <text:p>$28,548.08</text:p>
          </table:table-cell>
          <table:table-cell office:value-type="float" office:value="93.21">
            <text:p>93.21</text:p>
          </table:table-cell>
          <table:table-cell table:formula="of:=[.H103]/[.H$2]" office:value-type="percentage" office:value="1.38705357142857">
            <text:p>138.71%</text:p>
          </table:table-cell>
          <table:table-cell table:formula="of:=[.J$2]*[.I103]" office:value-type="currency" office:currency="USD" office:value="183195.754716981">
            <text:p>$183,195.75</text:p>
          </table:table-cell>
          <table:table-cell office:value-type="float" office:value="149.7">
            <text:p>149.7</text:p>
          </table:table-cell>
          <table:table-cell table:formula="of:=[.K103]/[.K$2]" office:value-type="percentage" office:value="1.08478260869565">
            <text:p>108.48%</text:p>
          </table:table-cell>
          <table:table-cell table:formula="of:=[.M$2]*[.L103]" office:value-type="currency" office:currency="USD" office:value="184208.367514356">
            <text:p>$184,208.37</text:p>
          </table:table-cell>
          <table:table-cell table:formula="of:=[.D103]+[.G103]+[.J103]+[.M103]" office:value-type="currency" office:currency="USD" office:value="1117088.41795089">
            <text:p>$1,117,088.42</text:p>
          </table:table-cell>
          <table:table-cell table:formula="of:=[.N103]/[.N$2]" office:value-type="percentage" office:value="1.11708841795089">
            <text:p>111.71%</text:p>
          </table:table-cell>
          <table:table-cell table:formula="of:=([.N103]/[.N102])-1" office:value-type="percentage" office:value="0.000154907754808198">
            <text:p>0.02%</text:p>
          </table:table-cell>
          <table:table-cell office:value-type="float" office:value="129.4">
            <text:p>129.4</text:p>
          </table:table-cell>
          <table:table-cell table:formula="of:=[.Q103]/[.Q$2]" office:value-type="percentage" office:value="1.05546492659054">
            <text:p>105.55%</text:p>
          </table:table-cell>
          <table:table-cell table:formula="of:=([.Q103]/[.Q102])-1" office:value-type="percentage" office:value="0.00387897595034903">
            <text:p>0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5-31</text:p>
          </table:table-cell>
          <table:table-cell office:value-type="float" office:value="37.96">
            <text:p>37.96</text:p>
          </table:table-cell>
          <table:table-cell table:formula="of:=[.B104]/[.B$2]" office:value-type="percentage" office:value="1.06899464939454">
            <text:p>106.90%</text:p>
          </table:table-cell>
          <table:table-cell table:formula="of:=[.D$2]*[.C104]" office:value-type="currency" office:currency="USD" office:value="726109.573173648">
            <text:p>$726,109.57</text:p>
          </table:table-cell>
          <table:table-cell office:value-type="float" office:value="29.3">
            <text:p>29.3</text:p>
          </table:table-cell>
          <table:table-cell table:formula="of:=[.E104]/[.E$2]" office:value-type="percentage" office:value="1.52922755741127">
            <text:p>152.92%</text:p>
          </table:table-cell>
          <table:table-cell table:formula="of:=[.G$2]*[.F104]" office:value-type="currency" office:currency="USD" office:value="28853.3501398353">
            <text:p>$28,853.35</text:p>
          </table:table-cell>
          <table:table-cell office:value-type="float" office:value="94.73">
            <text:p>94.73</text:p>
          </table:table-cell>
          <table:table-cell table:formula="of:=[.H104]/[.H$2]" office:value-type="percentage" office:value="1.40967261904762">
            <text:p>140.97%</text:p>
          </table:table-cell>
          <table:table-cell table:formula="of:=[.J$2]*[.I104]" office:value-type="currency" office:currency="USD" office:value="186183.176100629">
            <text:p>$186,183.18</text:p>
          </table:table-cell>
          <table:table-cell office:value-type="float" office:value="149.64">
            <text:p>149.64</text:p>
          </table:table-cell>
          <table:table-cell table:formula="of:=[.K104]/[.K$2]" office:value-type="percentage" office:value="1.08434782608696">
            <text:p>108.43%</text:p>
          </table:table-cell>
          <table:table-cell table:formula="of:=[.M$2]*[.L104]" office:value-type="currency" office:currency="USD" office:value="184134.536505332">
            <text:p>$184,134.54</text:p>
          </table:table-cell>
          <table:table-cell table:formula="of:=[.D104]+[.G104]+[.J104]+[.M104]" office:value-type="currency" office:currency="USD" office:value="1125280.63591944">
            <text:p>$1,125,280.64</text:p>
          </table:table-cell>
          <table:table-cell table:formula="of:=[.N104]/[.N$2]" office:value-type="percentage" office:value="1.12528063591944">
            <text:p>112.53%</text:p>
          </table:table-cell>
          <table:table-cell table:formula="of:=([.N104]/[.N103])-1" office:value-type="percentage" office:value="0.0073335448089078">
            <text:p>0.73%</text:p>
          </table:table-cell>
          <table:table-cell office:value-type="float" office:value="130.74">
            <text:p>130.74</text:p>
          </table:table-cell>
          <table:table-cell table:formula="of:=[.Q104]/[.Q$2]" office:value-type="percentage" office:value="1.06639477977162">
            <text:p>106.64%</text:p>
          </table:table-cell>
          <table:table-cell table:formula="of:=([.Q104]/[.Q103])-1" office:value-type="percentage" office:value="0.010355486862442">
            <text:p>1.0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1</text:p>
          </table:table-cell>
          <table:table-cell office:value-type="float" office:value="37.58">
            <text:p>37.58</text:p>
          </table:table-cell>
          <table:table-cell table:formula="of:=[.B105]/[.B$2]" office:value-type="percentage" office:value="1.05829343846804">
            <text:p>105.83%</text:p>
          </table:table-cell>
          <table:table-cell table:formula="of:=[.D$2]*[.C105]" office:value-type="currency" office:currency="USD" office:value="718840.826129233">
            <text:p>$718,840.83</text:p>
          </table:table-cell>
          <table:table-cell office:value-type="float" office:value="27.98">
            <text:p>27.98</text:p>
          </table:table-cell>
          <table:table-cell table:formula="of:=[.E105]/[.E$2]" office:value-type="percentage" office:value="1.46033402922756">
            <text:p>146.03%</text:p>
          </table:table-cell>
          <table:table-cell table:formula="of:=[.G$2]*[.F105]" office:value-type="currency" office:currency="USD" office:value="27553.4722495766">
            <text:p>$27,553.47</text:p>
          </table:table-cell>
          <table:table-cell office:value-type="float" office:value="93.18">
            <text:p>93.18</text:p>
          </table:table-cell>
          <table:table-cell table:formula="of:=[.H105]/[.H$2]" office:value-type="percentage" office:value="1.38660714285714">
            <text:p>138.66%</text:p>
          </table:table-cell>
          <table:table-cell table:formula="of:=[.J$2]*[.I105]" office:value-type="currency" office:currency="USD" office:value="183136.79245283">
            <text:p>$183,136.79</text:p>
          </table:table-cell>
          <table:table-cell office:value-type="float" office:value="149.91">
            <text:p>149.91</text:p>
          </table:table-cell>
          <table:table-cell table:formula="of:=[.K105]/[.K$2]" office:value-type="percentage" office:value="1.08630434782609">
            <text:p>108.63%</text:p>
          </table:table-cell>
          <table:table-cell table:formula="of:=[.M$2]*[.L105]" office:value-type="currency" office:currency="USD" office:value="184466.776045939">
            <text:p>$184,466.78</text:p>
          </table:table-cell>
          <table:table-cell table:formula="of:=[.D105]+[.G105]+[.J105]+[.M105]" office:value-type="currency" office:currency="USD" office:value="1113997.86687758">
            <text:p>$1,113,997.87</text:p>
          </table:table-cell>
          <table:table-cell table:formula="of:=[.N105]/[.N$2]" office:value-type="percentage" office:value="1.11399786687758">
            <text:p>111.40%</text:p>
          </table:table-cell>
          <table:table-cell table:formula="of:=([.N105]/[.N104])-1" office:value-type="percentage" office:value="-0.0100266268535284">
            <text:p>-1.00%</text:p>
          </table:table-cell>
          <table:table-cell office:value-type="float" office:value="127.81">
            <text:p>127.81</text:p>
          </table:table-cell>
          <table:table-cell table:formula="of:=[.Q105]/[.Q$2]" office:value-type="percentage" office:value="1.04249592169657">
            <text:p>104.25%</text:p>
          </table:table-cell>
          <table:table-cell table:formula="of:=([.Q105]/[.Q104])-1" office:value-type="percentage" office:value="-0.0224108918464128">
            <text:p>-2.2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2</text:p>
          </table:table-cell>
          <table:table-cell office:value-type="float" office:value="37.57">
            <text:p>37.57</text:p>
          </table:table-cell>
          <table:table-cell table:formula="of:=[.B106]/[.B$2]" office:value-type="percentage" office:value="1.05801182765418">
            <text:p>105.80%</text:p>
          </table:table-cell>
          <table:table-cell table:formula="of:=[.D$2]*[.C106]" office:value-type="currency" office:currency="USD" office:value="718649.543312274">
            <text:p>$718,649.54</text:p>
          </table:table-cell>
          <table:table-cell office:value-type="float" office:value="28.06">
            <text:p>28.06</text:p>
          </table:table-cell>
          <table:table-cell table:formula="of:=[.E106]/[.E$2]" office:value-type="percentage" office:value="1.46450939457202">
            <text:p>146.45%</text:p>
          </table:table-cell>
          <table:table-cell table:formula="of:=[.G$2]*[.F106]" office:value-type="currency" office:currency="USD" office:value="27632.2527277741">
            <text:p>$27,632.25</text:p>
          </table:table-cell>
          <table:table-cell office:value-type="float" office:value="95.17">
            <text:p>95.17</text:p>
          </table:table-cell>
          <table:table-cell table:formula="of:=[.H106]/[.H$2]" office:value-type="percentage" office:value="1.41622023809524">
            <text:p>141.62%</text:p>
          </table:table-cell>
          <table:table-cell table:formula="of:=[.J$2]*[.I106]" office:value-type="currency" office:currency="USD" office:value="187047.955974843">
            <text:p>$187,047.96</text:p>
          </table:table-cell>
          <table:table-cell office:value-type="float" office:value="149.5">
            <text:p>149.5</text:p>
          </table:table-cell>
          <table:table-cell table:formula="of:=[.K106]/[.K$2]" office:value-type="percentage" office:value="1.08333333333333">
            <text:p>108.33%</text:p>
          </table:table-cell>
          <table:table-cell table:formula="of:=[.M$2]*[.L106]" office:value-type="currency" office:currency="USD" office:value="183962.264150943">
            <text:p>$183,962.26</text:p>
          </table:table-cell>
          <table:table-cell table:formula="of:=[.D106]+[.G106]+[.J106]+[.M106]" office:value-type="currency" office:currency="USD" office:value="1117292.01616583">
            <text:p>$1,117,292.02</text:p>
          </table:table-cell>
          <table:table-cell table:formula="of:=[.N106]/[.N$2]" office:value-type="percentage" office:value="1.11729201616583">
            <text:p>111.73%</text:p>
          </table:table-cell>
          <table:table-cell table:formula="of:=([.N106]/[.N105])-1" office:value-type="percentage" office:value="0.00295705170198324">
            <text:p>0.30%</text:p>
          </table:table-cell>
          <table:table-cell office:value-type="float" office:value="127.67">
            <text:p>127.67</text:p>
          </table:table-cell>
          <table:table-cell table:formula="of:=[.Q106]/[.Q$2]" office:value-type="percentage" office:value="1.04135399673736">
            <text:p>104.14%</text:p>
          </table:table-cell>
          <table:table-cell table:formula="of:=([.Q106]/[.Q105])-1" office:value-type="percentage" office:value="-0.00109537594867382">
            <text:p>-0.1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3</text:p>
          </table:table-cell>
          <table:table-cell office:value-type="float" office:value="37.29">
            <text:p>37.29</text:p>
          </table:table-cell>
          <table:table-cell table:formula="of:=[.B107]/[.B$2]" office:value-type="percentage" office:value="1.05012672486624">
            <text:p>105.01%</text:p>
          </table:table-cell>
          <table:table-cell table:formula="of:=[.D$2]*[.C107]" office:value-type="currency" office:currency="USD" office:value="713293.624437443">
            <text:p>$713,293.62</text:p>
          </table:table-cell>
          <table:table-cell office:value-type="float" office:value="28.21">
            <text:p>28.21</text:p>
          </table:table-cell>
          <table:table-cell table:formula="of:=[.E107]/[.E$2]" office:value-type="percentage" office:value="1.4723382045929">
            <text:p>147.23%</text:p>
          </table:table-cell>
          <table:table-cell table:formula="of:=[.G$2]*[.F107]" office:value-type="currency" office:currency="USD" office:value="27779.9661243944">
            <text:p>$27,779.97</text:p>
          </table:table-cell>
          <table:table-cell office:value-type="float" office:value="94.4">
            <text:p>94.4</text:p>
          </table:table-cell>
          <table:table-cell table:formula="of:=[.H107]/[.H$2]" office:value-type="percentage" office:value="1.4047619047619">
            <text:p>140.48%</text:p>
          </table:table-cell>
          <table:table-cell table:formula="of:=[.J$2]*[.I107]" office:value-type="currency" office:currency="USD" office:value="185534.591194969">
            <text:p>$185,534.59</text:p>
          </table:table-cell>
          <table:table-cell office:value-type="float" office:value="150.22">
            <text:p>150.22</text:p>
          </table:table-cell>
          <table:table-cell table:formula="of:=[.K107]/[.K$2]" office:value-type="percentage" office:value="1.08855072463768">
            <text:p>108.86%</text:p>
          </table:table-cell>
          <table:table-cell table:formula="of:=[.M$2]*[.L107]" office:value-type="currency" office:currency="USD" office:value="184848.236259229">
            <text:p>$184,848.24</text:p>
          </table:table-cell>
          <table:table-cell table:formula="of:=[.D107]+[.G107]+[.J107]+[.M107]" office:value-type="currency" office:currency="USD" office:value="1111456.41801603">
            <text:p>$1,111,456.42</text:p>
          </table:table-cell>
          <table:table-cell table:formula="of:=[.N107]/[.N$2]" office:value-type="percentage" office:value="1.11145641801603">
            <text:p>111.15%</text:p>
          </table:table-cell>
          <table:table-cell table:formula="of:=([.N107]/[.N106])-1" office:value-type="percentage" office:value="-0.00522298384430087">
            <text:p>-0.52%</text:p>
          </table:table-cell>
          <table:table-cell office:value-type="float" office:value="126.4">
            <text:p>126.4</text:p>
          </table:table-cell>
          <table:table-cell table:formula="of:=[.Q107]/[.Q$2]" office:value-type="percentage" office:value="1.03099510603589">
            <text:p>103.10%</text:p>
          </table:table-cell>
          <table:table-cell table:formula="of:=([.Q107]/[.Q106])-1" office:value-type="percentage" office:value="-0.00994752095245555">
            <text:p>-0.9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6</text:p>
          </table:table-cell>
          <table:table-cell office:value-type="float" office:value="37.26">
            <text:p>37.26</text:p>
          </table:table-cell>
          <table:table-cell table:formula="of:=[.B108]/[.B$2]" office:value-type="percentage" office:value="1.04928189242467">
            <text:p>104.93%</text:p>
          </table:table-cell>
          <table:table-cell table:formula="of:=[.D$2]*[.C108]" office:value-type="currency" office:currency="USD" office:value="712719.775986568">
            <text:p>$712,719.78</text:p>
          </table:table-cell>
          <table:table-cell office:value-type="float" office:value="27.44">
            <text:p>27.44</text:p>
          </table:table-cell>
          <table:table-cell table:formula="of:=[.E108]/[.E$2]" office:value-type="percentage" office:value="1.4321503131524">
            <text:p>143.22%</text:p>
          </table:table-cell>
          <table:table-cell table:formula="of:=[.G$2]*[.F108]" office:value-type="currency" office:currency="USD" office:value="27021.7040217434">
            <text:p>$27,021.70</text:p>
          </table:table-cell>
          <table:table-cell office:value-type="float" office:value="93.16">
            <text:p>93.16</text:p>
          </table:table-cell>
          <table:table-cell table:formula="of:=[.H108]/[.H$2]" office:value-type="percentage" office:value="1.38630952380952">
            <text:p>138.63%</text:p>
          </table:table-cell>
          <table:table-cell table:formula="of:=[.J$2]*[.I108]" office:value-type="currency" office:currency="USD" office:value="183097.48427673">
            <text:p>$183,097.48</text:p>
          </table:table-cell>
          <table:table-cell office:value-type="float" office:value="150.48">
            <text:p>150.48</text:p>
          </table:table-cell>
          <table:table-cell table:formula="of:=[.K108]/[.K$2]" office:value-type="percentage" office:value="1.0904347826087">
            <text:p>109.04%</text:p>
          </table:table-cell>
          <table:table-cell table:formula="of:=[.M$2]*[.L108]" office:value-type="currency" office:currency="USD" office:value="185168.170631665">
            <text:p>$185,168.17</text:p>
          </table:table-cell>
          <table:table-cell table:formula="of:=[.D108]+[.G108]+[.J108]+[.M108]" office:value-type="currency" office:currency="USD" office:value="1108007.13491671">
            <text:p>$1,108,007.13</text:p>
          </table:table-cell>
          <table:table-cell table:formula="of:=[.N108]/[.N$2]" office:value-type="percentage" office:value="1.10800713491671">
            <text:p>110.80%</text:p>
          </table:table-cell>
          <table:table-cell table:formula="of:=([.N108]/[.N107])-1" office:value-type="percentage" office:value="-0.00310339032949702">
            <text:p>-0.31%</text:p>
          </table:table-cell>
          <table:table-cell office:value-type="float" office:value="125.06">
            <text:p>125.06</text:p>
          </table:table-cell>
          <table:table-cell table:formula="of:=[.Q108]/[.Q$2]" office:value-type="percentage" office:value="1.02006525285481">
            <text:p>102.01%</text:p>
          </table:table-cell>
          <table:table-cell table:formula="of:=([.Q108]/[.Q107])-1" office:value-type="percentage" office:value="-0.0106012658227849">
            <text:p>-1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7</text:p>
          </table:table-cell>
          <table:table-cell office:value-type="float" office:value="37.26">
            <text:p>37.26</text:p>
          </table:table-cell>
          <table:table-cell table:formula="of:=[.B109]/[.B$2]" office:value-type="percentage" office:value="1.04928189242467">
            <text:p>104.93%</text:p>
          </table:table-cell>
          <table:table-cell table:formula="of:=[.D$2]*[.C109]" office:value-type="currency" office:currency="USD" office:value="712719.775986568">
            <text:p>$712,719.78</text:p>
          </table:table-cell>
          <table:table-cell office:value-type="float" office:value="27.89">
            <text:p>27.89</text:p>
          </table:table-cell>
          <table:table-cell table:formula="of:=[.E109]/[.E$2]" office:value-type="percentage" office:value="1.45563674321503">
            <text:p>145.56%</text:p>
          </table:table-cell>
          <table:table-cell table:formula="of:=[.G$2]*[.F109]" office:value-type="currency" office:currency="USD" office:value="27464.8442116044">
            <text:p>$27,464.84</text:p>
          </table:table-cell>
          <table:table-cell office:value-type="float" office:value="93.3">
            <text:p>93.3</text:p>
          </table:table-cell>
          <table:table-cell table:formula="of:=[.H109]/[.H$2]" office:value-type="percentage" office:value="1.38839285714286">
            <text:p>138.84%</text:p>
          </table:table-cell>
          <table:table-cell table:formula="of:=[.J$2]*[.I109]" office:value-type="currency" office:currency="USD" office:value="183372.641509434">
            <text:p>$183,372.64</text:p>
          </table:table-cell>
          <table:table-cell office:value-type="float" office:value="150.42">
            <text:p>150.42</text:p>
          </table:table-cell>
          <table:table-cell table:formula="of:=[.K109]/[.K$2]" office:value-type="percentage" office:value="1.09">
            <text:p>109.00%</text:p>
          </table:table-cell>
          <table:table-cell table:formula="of:=[.M$2]*[.L109]" office:value-type="currency" office:currency="USD" office:value="185094.339622641">
            <text:p>$185,094.34</text:p>
          </table:table-cell>
          <table:table-cell table:formula="of:=[.D109]+[.G109]+[.J109]+[.M109]" office:value-type="currency" office:currency="USD" office:value="1108651.60133025">
            <text:p>$1,108,651.60</text:p>
          </table:table-cell>
          <table:table-cell table:formula="of:=[.N109]/[.N$2]" office:value-type="percentage" office:value="1.10865160133025">
            <text:p>110.87%</text:p>
          </table:table-cell>
          <table:table-cell table:formula="of:=([.N109]/[.N108])-1" office:value-type="percentage" office:value="0.000581644642198009">
            <text:p>0.06%</text:p>
          </table:table-cell>
          <table:table-cell office:value-type="float" office:value="124.99">
            <text:p>124.99</text:p>
          </table:table-cell>
          <table:table-cell table:formula="of:=[.Q109]/[.Q$2]" office:value-type="percentage" office:value="1.0194942903752">
            <text:p>101.95%</text:p>
          </table:table-cell>
          <table:table-cell table:formula="of:=([.Q109]/[.Q108])-1" office:value-type="percentage" office:value="-0.000559731328962143">
            <text:p>-0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8</text:p>
          </table:table-cell>
          <table:table-cell office:value-type="float" office:value="37.49">
            <text:p>37.49</text:p>
          </table:table-cell>
          <table:table-cell table:formula="of:=[.B110]/[.B$2]" office:value-type="percentage" office:value="1.05575894114334">
            <text:p>105.58%</text:p>
          </table:table-cell>
          <table:table-cell table:formula="of:=[.D$2]*[.C110]" office:value-type="currency" office:currency="USD" office:value="717119.280776608">
            <text:p>$717,119.28</text:p>
          </table:table-cell>
          <table:table-cell office:value-type="float" office:value="29.08">
            <text:p>29.08</text:p>
          </table:table-cell>
          <table:table-cell table:formula="of:=[.E110]/[.E$2]" office:value-type="percentage" office:value="1.51774530271399">
            <text:p>151.77%</text:p>
          </table:table-cell>
          <table:table-cell table:formula="of:=[.G$2]*[.F110]" office:value-type="currency" office:currency="USD" office:value="28636.7038247922">
            <text:p>$28,636.70</text:p>
          </table:table-cell>
          <table:table-cell office:value-type="float" office:value="92.8">
            <text:p>92.8</text:p>
          </table:table-cell>
          <table:table-cell table:formula="of:=[.H110]/[.H$2]" office:value-type="percentage" office:value="1.38095238095238">
            <text:p>138.10%</text:p>
          </table:table-cell>
          <table:table-cell table:formula="of:=[.J$2]*[.I110]" office:value-type="currency" office:currency="USD" office:value="182389.937106918">
            <text:p>$182,389.94</text:p>
          </table:table-cell>
          <table:table-cell office:value-type="float" office:value="149.81">
            <text:p>149.81</text:p>
          </table:table-cell>
          <table:table-cell table:formula="of:=[.K110]/[.K$2]" office:value-type="percentage" office:value="1.08557971014493">
            <text:p>108.56%</text:p>
          </table:table-cell>
          <table:table-cell table:formula="of:=[.M$2]*[.L110]" office:value-type="currency" office:currency="USD" office:value="184343.724364233">
            <text:p>$184,343.72</text:p>
          </table:table-cell>
          <table:table-cell table:formula="of:=[.D110]+[.G110]+[.J110]+[.M110]" office:value-type="currency" office:currency="USD" office:value="1112489.64607255">
            <text:p>$1,112,489.65</text:p>
          </table:table-cell>
          <table:table-cell table:formula="of:=[.N110]/[.N$2]" office:value-type="percentage" office:value="1.11248964607255">
            <text:p>111.25%</text:p>
          </table:table-cell>
          <table:table-cell table:formula="of:=([.N110]/[.N109])-1" office:value-type="percentage" office:value="0.00346190339480779">
            <text:p>0.35%</text:p>
          </table:table-cell>
          <table:table-cell office:value-type="float" office:value="124.46">
            <text:p>124.46</text:p>
          </table:table-cell>
          <table:table-cell table:formula="of:=[.Q110]/[.Q$2]" office:value-type="percentage" office:value="1.01517128874388">
            <text:p>101.52%</text:p>
          </table:table-cell>
          <table:table-cell table:formula="of:=([.Q110]/[.Q109])-1" office:value-type="percentage" office:value="-0.00424033922713818">
            <text:p>-0.4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09</text:p>
          </table:table-cell>
          <table:table-cell office:value-type="float" office:value="37.44">
            <text:p>37.44</text:p>
          </table:table-cell>
          <table:table-cell table:formula="of:=[.B111]/[.B$2]" office:value-type="percentage" office:value="1.05435088707406">
            <text:p>105.44%</text:p>
          </table:table-cell>
          <table:table-cell table:formula="of:=[.D$2]*[.C111]" office:value-type="currency" office:currency="USD" office:value="716162.866691817">
            <text:p>$716,162.87</text:p>
          </table:table-cell>
          <table:table-cell office:value-type="float" office:value="29.59">
            <text:p>29.59</text:p>
          </table:table-cell>
          <table:table-cell table:formula="of:=[.E111]/[.E$2]" office:value-type="percentage" office:value="1.54436325678497">
            <text:p>154.44%</text:p>
          </table:table-cell>
          <table:table-cell table:formula="of:=[.G$2]*[.F111]" office:value-type="currency" office:currency="USD" office:value="29138.9293733013">
            <text:p>$29,138.93</text:p>
          </table:table-cell>
          <table:table-cell office:value-type="float" office:value="93.72">
            <text:p>93.72</text:p>
          </table:table-cell>
          <table:table-cell table:formula="of:=[.H111]/[.H$2]" office:value-type="percentage" office:value="1.39464285714286">
            <text:p>139.46%</text:p>
          </table:table-cell>
          <table:table-cell table:formula="of:=[.J$2]*[.I111]" office:value-type="currency" office:currency="USD" office:value="184198.113207547">
            <text:p>$184,198.11</text:p>
          </table:table-cell>
          <table:table-cell office:value-type="float" office:value="150.56">
            <text:p>150.56</text:p>
          </table:table-cell>
          <table:table-cell table:formula="of:=[.K111]/[.K$2]" office:value-type="percentage" office:value="1.09101449275362">
            <text:p>109.10%</text:p>
          </table:table-cell>
          <table:table-cell table:formula="of:=[.M$2]*[.L111]" office:value-type="currency" office:currency="USD" office:value="185266.61197703">
            <text:p>$185,266.61</text:p>
          </table:table-cell>
          <table:table-cell table:formula="of:=[.D111]+[.G111]+[.J111]+[.M111]" office:value-type="currency" office:currency="USD" office:value="1114766.5212497">
            <text:p>$1,114,766.52</text:p>
          </table:table-cell>
          <table:table-cell table:formula="of:=[.N111]/[.N$2]" office:value-type="percentage" office:value="1.1147665212497">
            <text:p>111.48%</text:p>
          </table:table-cell>
          <table:table-cell table:formula="of:=([.N111]/[.N110])-1" office:value-type="percentage" office:value="0.00204664842066804">
            <text:p>0.20%</text:p>
          </table:table-cell>
          <table:table-cell office:value-type="float" office:value="125.41">
            <text:p>125.41</text:p>
          </table:table-cell>
          <table:table-cell table:formula="of:=[.Q111]/[.Q$2]" office:value-type="percentage" office:value="1.02292006525285">
            <text:p>102.29%</text:p>
          </table:table-cell>
          <table:table-cell table:formula="of:=([.Q111]/[.Q110])-1" office:value-type="percentage" office:value="0.00763297444962241">
            <text:p>0.7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0</text:p>
          </table:table-cell>
          <table:table-cell office:value-type="float" office:value="37.25">
            <text:p>37.25</text:p>
          </table:table-cell>
          <table:table-cell table:formula="of:=[.B112]/[.B$2]" office:value-type="percentage" office:value="1.04900028161081">
            <text:p>104.90%</text:p>
          </table:table-cell>
          <table:table-cell table:formula="of:=[.D$2]*[.C112]" office:value-type="currency" office:currency="USD" office:value="712528.493169609">
            <text:p>$712,528.49</text:p>
          </table:table-cell>
          <table:table-cell office:value-type="float" office:value="28.85">
            <text:p>28.85</text:p>
          </table:table-cell>
          <table:table-cell table:formula="of:=[.E112]/[.E$2]" office:value-type="percentage" office:value="1.50574112734864">
            <text:p>150.57%</text:p>
          </table:table-cell>
          <table:table-cell table:formula="of:=[.G$2]*[.F112]" office:value-type="currency" office:currency="USD" office:value="28410.2099499744">
            <text:p>$28,410.21</text:p>
          </table:table-cell>
          <table:table-cell office:value-type="float" office:value="91.21">
            <text:p>91.21</text:p>
          </table:table-cell>
          <table:table-cell table:formula="of:=[.H112]/[.H$2]" office:value-type="percentage" office:value="1.35729166666667">
            <text:p>135.73%</text:p>
          </table:table-cell>
          <table:table-cell table:formula="of:=[.J$2]*[.I112]" office:value-type="currency" office:currency="USD" office:value="179264.937106918">
            <text:p>$179,264.94</text:p>
          </table:table-cell>
          <table:table-cell office:value-type="float" office:value="149.24">
            <text:p>149.24</text:p>
          </table:table-cell>
          <table:table-cell table:formula="of:=[.K112]/[.K$2]" office:value-type="percentage" office:value="1.08144927536232">
            <text:p>108.14%</text:p>
          </table:table-cell>
          <table:table-cell table:formula="of:=[.M$2]*[.L112]" office:value-type="currency" office:currency="USD" office:value="183642.329778507">
            <text:p>$183,642.33</text:p>
          </table:table-cell>
          <table:table-cell table:formula="of:=[.D112]+[.G112]+[.J112]+[.M112]" office:value-type="currency" office:currency="USD" office:value="1103845.97000501">
            <text:p>$1,103,845.97</text:p>
          </table:table-cell>
          <table:table-cell table:formula="of:=[.N112]/[.N$2]" office:value-type="percentage" office:value="1.10384597000501">
            <text:p>110.38%</text:p>
          </table:table-cell>
          <table:table-cell table:formula="of:=([.N112]/[.N111])-1" office:value-type="percentage" office:value="-0.00979626768163455">
            <text:p>-0.98%</text:p>
          </table:table-cell>
          <table:table-cell office:value-type="float" office:value="123.67">
            <text:p>123.67</text:p>
          </table:table-cell>
          <table:table-cell table:formula="of:=[.Q112]/[.Q$2]" office:value-type="percentage" office:value="1.00872756933116">
            <text:p>100.87%</text:p>
          </table:table-cell>
          <table:table-cell table:formula="of:=([.Q112]/[.Q111])-1" office:value-type="percentage" office:value="-0.0138744916673311">
            <text:p>-1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3</text:p>
          </table:table-cell>
          <table:table-cell office:value-type="float" office:value="37.55">
            <text:p>37.55</text:p>
          </table:table-cell>
          <table:table-cell table:formula="of:=[.B113]/[.B$2]" office:value-type="percentage" office:value="1.05744860602647">
            <text:p>105.74%</text:p>
          </table:table-cell>
          <table:table-cell table:formula="of:=[.D$2]*[.C113]" office:value-type="currency" office:currency="USD" office:value="718266.977678358">
            <text:p>$718,266.98</text:p>
          </table:table-cell>
          <table:table-cell office:value-type="float" office:value="27.84">
            <text:p>27.84</text:p>
          </table:table-cell>
          <table:table-cell table:formula="of:=[.E113]/[.E$2]" office:value-type="percentage" office:value="1.45302713987474">
            <text:p>145.30%</text:p>
          </table:table-cell>
          <table:table-cell table:formula="of:=[.G$2]*[.F113]" office:value-type="currency" office:currency="USD" office:value="27415.6064127309">
            <text:p>$27,415.61</text:p>
          </table:table-cell>
          <table:table-cell office:value-type="float" office:value="91.78">
            <text:p>91.78</text:p>
          </table:table-cell>
          <table:table-cell table:formula="of:=[.H113]/[.H$2]" office:value-type="percentage" office:value="1.36577380952381">
            <text:p>136.58%</text:p>
          </table:table-cell>
          <table:table-cell table:formula="of:=[.J$2]*[.I113]" office:value-type="currency" office:currency="USD" office:value="180385.220125786">
            <text:p>$180,385.22</text:p>
          </table:table-cell>
          <table:table-cell office:value-type="float" office:value="147.77">
            <text:p>147.77</text:p>
          </table:table-cell>
          <table:table-cell table:formula="of:=[.K113]/[.K$2]" office:value-type="percentage" office:value="1.07079710144928">
            <text:p>107.08%</text:p>
          </table:table-cell>
          <table:table-cell table:formula="of:=[.M$2]*[.L113]" office:value-type="currency" office:currency="USD" office:value="181833.470057424">
            <text:p>$181,833.47</text:p>
          </table:table-cell>
          <table:table-cell table:formula="of:=[.D113]+[.G113]+[.J113]+[.M113]" office:value-type="currency" office:currency="USD" office:value="1107901.2742743">
            <text:p>$1,107,901.27</text:p>
          </table:table-cell>
          <table:table-cell table:formula="of:=[.N113]/[.N$2]" office:value-type="percentage" office:value="1.1079012742743">
            <text:p>110.79%</text:p>
          </table:table-cell>
          <table:table-cell table:formula="of:=([.N113]/[.N112])-1" office:value-type="percentage" office:value="0.00367379542027191">
            <text:p>0.37%</text:p>
          </table:table-cell>
          <table:table-cell office:value-type="float" office:value="123.77">
            <text:p>123.77</text:p>
          </table:table-cell>
          <table:table-cell table:formula="of:=[.Q113]/[.Q$2]" office:value-type="percentage" office:value="1.00954323001631">
            <text:p>100.95%</text:p>
          </table:table-cell>
          <table:table-cell table:formula="of:=([.Q113]/[.Q112])-1" office:value-type="percentage" office:value="0.000808603541683439">
            <text:p>0.0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4</text:p>
          </table:table-cell>
          <table:table-cell office:value-type="float" office:value="37.56">
            <text:p>37.56</text:p>
          </table:table-cell>
          <table:table-cell table:formula="of:=[.B114]/[.B$2]" office:value-type="percentage" office:value="1.05773021684033">
            <text:p>105.77%</text:p>
          </table:table-cell>
          <table:table-cell table:formula="of:=[.D$2]*[.C114]" office:value-type="currency" office:currency="USD" office:value="718458.260495316">
            <text:p>$718,458.26</text:p>
          </table:table-cell>
          <table:table-cell office:value-type="float" office:value="29.4">
            <text:p>29.4</text:p>
          </table:table-cell>
          <table:table-cell table:formula="of:=[.E114]/[.E$2]" office:value-type="percentage" office:value="1.53444676409186">
            <text:p>153.44%</text:p>
          </table:table-cell>
          <table:table-cell table:formula="of:=[.G$2]*[.F114]" office:value-type="currency" office:currency="USD" office:value="28951.8257375822">
            <text:p>$28,951.83</text:p>
          </table:table-cell>
          <table:table-cell office:value-type="float" office:value="94.88">
            <text:p>94.88</text:p>
          </table:table-cell>
          <table:table-cell table:formula="of:=[.H114]/[.H$2]" office:value-type="percentage" office:value="1.41190476190476">
            <text:p>141.19%</text:p>
          </table:table-cell>
          <table:table-cell table:formula="of:=[.J$2]*[.I114]" office:value-type="currency" office:currency="USD" office:value="186477.987421384">
            <text:p>$186,477.99</text:p>
          </table:table-cell>
          <table:table-cell office:value-type="float" office:value="148.67">
            <text:p>148.67</text:p>
          </table:table-cell>
          <table:table-cell table:formula="of:=[.K114]/[.K$2]" office:value-type="percentage" office:value="1.07731884057971">
            <text:p>107.73%</text:p>
          </table:table-cell>
          <table:table-cell table:formula="of:=[.M$2]*[.L114]" office:value-type="currency" office:currency="USD" office:value="182940.935192781">
            <text:p>$182,940.94</text:p>
          </table:table-cell>
          <table:table-cell table:formula="of:=[.D114]+[.G114]+[.J114]+[.M114]" office:value-type="currency" office:currency="USD" office:value="1116829.00884706">
            <text:p>$1,116,829.01</text:p>
          </table:table-cell>
          <table:table-cell table:formula="of:=[.N114]/[.N$2]" office:value-type="percentage" office:value="1.11682900884706">
            <text:p>111.68%</text:p>
          </table:table-cell>
          <table:table-cell table:formula="of:=([.N114]/[.N113])-1" office:value-type="percentage" office:value="0.00805824018806356">
            <text:p>0.81%</text:p>
          </table:table-cell>
          <table:table-cell office:value-type="float" office:value="125.34">
            <text:p>125.34</text:p>
          </table:table-cell>
          <table:table-cell table:formula="of:=[.Q114]/[.Q$2]" office:value-type="percentage" office:value="1.02234910277325">
            <text:p>102.23%</text:p>
          </table:table-cell>
          <table:table-cell table:formula="of:=([.Q114]/[.Q113])-1" office:value-type="percentage" office:value="0.0126848186151733">
            <text:p>1.2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5</text:p>
          </table:table-cell>
          <table:table-cell office:value-type="float" office:value="37.25">
            <text:p>37.25</text:p>
          </table:table-cell>
          <table:table-cell table:formula="of:=[.B115]/[.B$2]" office:value-type="percentage" office:value="1.04900028161081">
            <text:p>104.90%</text:p>
          </table:table-cell>
          <table:table-cell table:formula="of:=[.D$2]*[.C115]" office:value-type="currency" office:currency="USD" office:value="712528.493169609">
            <text:p>$712,528.49</text:p>
          </table:table-cell>
          <table:table-cell office:value-type="float" office:value="29.04">
            <text:p>29.04</text:p>
          </table:table-cell>
          <table:table-cell table:formula="of:=[.E115]/[.E$2]" office:value-type="percentage" office:value="1.51565762004175">
            <text:p>151.57%</text:p>
          </table:table-cell>
          <table:table-cell table:formula="of:=[.G$2]*[.F115]" office:value-type="currency" office:currency="USD" office:value="28597.3135856935">
            <text:p>$28,597.31</text:p>
          </table:table-cell>
          <table:table-cell office:value-type="float" office:value="93.76">
            <text:p>93.76</text:p>
          </table:table-cell>
          <table:table-cell table:formula="of:=[.H115]/[.H$2]" office:value-type="percentage" office:value="1.3952380952381">
            <text:p>139.52%</text:p>
          </table:table-cell>
          <table:table-cell table:formula="of:=[.J$2]*[.I115]" office:value-type="currency" office:currency="USD" office:value="184276.729559748">
            <text:p>$184,276.73</text:p>
          </table:table-cell>
          <table:table-cell office:value-type="float" office:value="149.12">
            <text:p>149.12</text:p>
          </table:table-cell>
          <table:table-cell table:formula="of:=[.K115]/[.K$2]" office:value-type="percentage" office:value="1.08057971014493">
            <text:p>108.06%</text:p>
          </table:table-cell>
          <table:table-cell table:formula="of:=[.M$2]*[.L115]" office:value-type="currency" office:currency="USD" office:value="183494.667760459">
            <text:p>$183,494.67</text:p>
          </table:table-cell>
          <table:table-cell table:formula="of:=[.D115]+[.G115]+[.J115]+[.M115]" office:value-type="currency" office:currency="USD" office:value="1108897.20407551">
            <text:p>$1,108,897.20</text:p>
          </table:table-cell>
          <table:table-cell table:formula="of:=[.N115]/[.N$2]" office:value-type="percentage" office:value="1.10889720407551">
            <text:p>110.89%</text:p>
          </table:table-cell>
          <table:table-cell table:formula="of:=([.N115]/[.N114])-1" office:value-type="percentage" office:value="-0.00710207624329218">
            <text:p>-0.71%</text:p>
          </table:table-cell>
          <table:table-cell office:value-type="float" office:value="123.11">
            <text:p>123.11</text:p>
          </table:table-cell>
          <table:table-cell table:formula="of:=[.Q115]/[.Q$2]" office:value-type="percentage" office:value="1.00415986949429">
            <text:p>100.42%</text:p>
          </table:table-cell>
          <table:table-cell table:formula="of:=([.Q115]/[.Q114])-1" office:value-type="percentage" office:value="-0.017791606829424">
            <text:p>-1.7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6</text:p>
          </table:table-cell>
          <table:table-cell office:value-type="float" office:value="37.56">
            <text:p>37.56</text:p>
          </table:table-cell>
          <table:table-cell table:formula="of:=[.B116]/[.B$2]" office:value-type="percentage" office:value="1.05773021684033">
            <text:p>105.77%</text:p>
          </table:table-cell>
          <table:table-cell table:formula="of:=[.D$2]*[.C116]" office:value-type="currency" office:currency="USD" office:value="718458.260495316">
            <text:p>$718,458.26</text:p>
          </table:table-cell>
          <table:table-cell office:value-type="float" office:value="30.14">
            <text:p>30.14</text:p>
          </table:table-cell>
          <table:table-cell table:formula="of:=[.E116]/[.E$2]" office:value-type="percentage" office:value="1.57306889352818">
            <text:p>157.31%</text:p>
          </table:table-cell>
          <table:table-cell table:formula="of:=[.G$2]*[.F116]" office:value-type="currency" office:currency="USD" office:value="29680.5451609091">
            <text:p>$29,680.55</text:p>
          </table:table-cell>
          <table:table-cell office:value-type="float" office:value="93.53">
            <text:p>93.53</text:p>
          </table:table-cell>
          <table:table-cell table:formula="of:=[.H116]/[.H$2]" office:value-type="percentage" office:value="1.39181547619048">
            <text:p>139.18%</text:p>
          </table:table-cell>
          <table:table-cell table:formula="of:=[.J$2]*[.I116]" office:value-type="currency" office:currency="USD" office:value="183824.685534591">
            <text:p>$183,824.69</text:p>
          </table:table-cell>
          <table:table-cell office:value-type="float" office:value="148.97">
            <text:p>148.97</text:p>
          </table:table-cell>
          <table:table-cell table:formula="of:=[.K116]/[.K$2]" office:value-type="percentage" office:value="1.07949275362319">
            <text:p>107.95%</text:p>
          </table:table-cell>
          <table:table-cell table:formula="of:=[.M$2]*[.L116]" office:value-type="currency" office:currency="USD" office:value="183310.0902379">
            <text:p>$183,310.09</text:p>
          </table:table-cell>
          <table:table-cell table:formula="of:=[.D116]+[.G116]+[.J116]+[.M116]" office:value-type="currency" office:currency="USD" office:value="1115273.58142872">
            <text:p>$1,115,273.58</text:p>
          </table:table-cell>
          <table:table-cell table:formula="of:=[.N116]/[.N$2]" office:value-type="percentage" office:value="1.11527358142872">
            <text:p>111.53%</text:p>
          </table:table-cell>
          <table:table-cell table:formula="of:=([.N116]/[.N115])-1" office:value-type="percentage" office:value="0.00575019697927881">
            <text:p>0.58%</text:p>
          </table:table-cell>
          <table:table-cell office:value-type="float" office:value="123.38">
            <text:p>123.38</text:p>
          </table:table-cell>
          <table:table-cell table:formula="of:=[.Q116]/[.Q$2]" office:value-type="percentage" office:value="1.00636215334421">
            <text:p>100.64%</text:p>
          </table:table-cell>
          <table:table-cell table:formula="of:=([.Q116]/[.Q115])-1" office:value-type="percentage" office:value="0.00219316058809182">
            <text:p>0.2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17</text:p>
          </table:table-cell>
          <table:table-cell office:value-type="float" office:value="37.7">
            <text:p>37.7</text:p>
          </table:table-cell>
          <table:table-cell table:formula="of:=[.B117]/[.B$2]" office:value-type="percentage" office:value="1.0616727682343">
            <text:p>106.17%</text:p>
          </table:table-cell>
          <table:table-cell table:formula="of:=[.D$2]*[.C117]" office:value-type="currency" office:currency="USD" office:value="721136.219932732">
            <text:p>$721,136.22</text:p>
          </table:table-cell>
          <table:table-cell office:value-type="float" office:value="30.1">
            <text:p>30.1</text:p>
          </table:table-cell>
          <table:table-cell table:formula="of:=[.E117]/[.E$2]" office:value-type="percentage" office:value="1.57098121085595">
            <text:p>157.10%</text:p>
          </table:table-cell>
          <table:table-cell table:formula="of:=[.G$2]*[.F117]" office:value-type="currency" office:currency="USD" office:value="29641.1549218104">
            <text:p>$29,641.15</text:p>
          </table:table-cell>
          <table:table-cell office:value-type="float" office:value="94.75">
            <text:p>94.75</text:p>
          </table:table-cell>
          <table:table-cell table:formula="of:=[.H117]/[.H$2]" office:value-type="percentage" office:value="1.40997023809524">
            <text:p>141.00%</text:p>
          </table:table-cell>
          <table:table-cell table:formula="of:=[.J$2]*[.I117]" office:value-type="currency" office:currency="USD" office:value="186222.48427673">
            <text:p>$186,222.48</text:p>
          </table:table-cell>
          <table:table-cell office:value-type="float" office:value="149.94">
            <text:p>149.94</text:p>
          </table:table-cell>
          <table:table-cell table:formula="of:=[.K117]/[.K$2]" office:value-type="percentage" office:value="1.08652173913043">
            <text:p>108.65%</text:p>
          </table:table-cell>
          <table:table-cell table:formula="of:=[.M$2]*[.L117]" office:value-type="currency" office:currency="USD" office:value="184503.691550451">
            <text:p>$184,503.69</text:p>
          </table:table-cell>
          <table:table-cell table:formula="of:=[.D117]+[.G117]+[.J117]+[.M117]" office:value-type="currency" office:currency="USD" office:value="1121503.55068172">
            <text:p>$1,121,503.55</text:p>
          </table:table-cell>
          <table:table-cell table:formula="of:=[.N117]/[.N$2]" office:value-type="percentage" office:value="1.12150355068172">
            <text:p>112.15%</text:p>
          </table:table-cell>
          <table:table-cell table:formula="of:=([.N117]/[.N116])-1" office:value-type="percentage" office:value="0.00558604575303034">
            <text:p>0.56%</text:p>
          </table:table-cell>
          <table:table-cell office:value-type="float" office:value="123.75">
            <text:p>123.75</text:p>
          </table:table-cell>
          <table:table-cell table:formula="of:=[.Q117]/[.Q$2]" office:value-type="percentage" office:value="1.00938009787928">
            <text:p>100.94%</text:p>
          </table:table-cell>
          <table:table-cell table:formula="of:=([.Q117]/[.Q116])-1" office:value-type="percentage" office:value="0.002998865294213">
            <text:p>0.3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0</text:p>
          </table:table-cell>
          <table:table-cell office:value-type="float" office:value="37.88">
            <text:p>37.88</text:p>
          </table:table-cell>
          <table:table-cell table:formula="of:=[.B118]/[.B$2]" office:value-type="percentage" office:value="1.06674176288369">
            <text:p>106.67%</text:p>
          </table:table-cell>
          <table:table-cell table:formula="of:=[.D$2]*[.C118]" office:value-type="currency" office:currency="USD" office:value="724579.310637981">
            <text:p>$724,579.31</text:p>
          </table:table-cell>
          <table:table-cell office:value-type="float" office:value="30.16">
            <text:p>30.16</text:p>
          </table:table-cell>
          <table:table-cell table:formula="of:=[.E118]/[.E$2]" office:value-type="percentage" office:value="1.5741127348643">
            <text:p>157.41%</text:p>
          </table:table-cell>
          <table:table-cell table:formula="of:=[.G$2]*[.F118]" office:value-type="currency" office:currency="USD" office:value="29700.2402804585">
            <text:p>$29,700.24</text:p>
          </table:table-cell>
          <table:table-cell office:value-type="float" office:value="98.6">
            <text:p>98.6</text:p>
          </table:table-cell>
          <table:table-cell table:formula="of:=[.H118]/[.H$2]" office:value-type="percentage" office:value="1.4672619047619">
            <text:p>146.73%</text:p>
          </table:table-cell>
          <table:table-cell table:formula="of:=[.J$2]*[.I118]" office:value-type="currency" office:currency="USD" office:value="193789.308176101">
            <text:p>$193,789.31</text:p>
          </table:table-cell>
          <table:table-cell office:value-type="float" office:value="150.03">
            <text:p>150.03</text:p>
          </table:table-cell>
          <table:table-cell table:formula="of:=[.K118]/[.K$2]" office:value-type="percentage" office:value="1.08717391304348">
            <text:p>108.72%</text:p>
          </table:table-cell>
          <table:table-cell table:formula="of:=[.M$2]*[.L118]" office:value-type="currency" office:currency="USD" office:value="184614.438063987">
            <text:p>$184,614.44</text:p>
          </table:table-cell>
          <table:table-cell table:formula="of:=[.D118]+[.G118]+[.J118]+[.M118]" office:value-type="currency" office:currency="USD" office:value="1132683.29715853">
            <text:p>$1,132,683.30</text:p>
          </table:table-cell>
          <table:table-cell table:formula="of:=[.N118]/[.N$2]" office:value-type="percentage" office:value="1.13268329715853">
            <text:p>113.27%</text:p>
          </table:table-cell>
          <table:table-cell table:formula="of:=([.N118]/[.N117])-1" office:value-type="percentage" office:value="0.00996853417896726">
            <text:p>1.00%</text:p>
          </table:table-cell>
          <table:table-cell office:value-type="float" office:value="124.38">
            <text:p>124.38</text:p>
          </table:table-cell>
          <table:table-cell table:formula="of:=[.Q118]/[.Q$2]" office:value-type="percentage" office:value="1.01451876019576">
            <text:p>101.45%</text:p>
          </table:table-cell>
          <table:table-cell table:formula="of:=([.Q118]/[.Q117])-1" office:value-type="percentage" office:value="0.00509090909090904">
            <text:p>0.5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1</text:p>
          </table:table-cell>
          <table:table-cell office:value-type="float" office:value="37.75">
            <text:p>37.75</text:p>
          </table:table-cell>
          <table:table-cell table:formula="of:=[.B119]/[.B$2]" office:value-type="percentage" office:value="1.06308082230358">
            <text:p>106.31%</text:p>
          </table:table-cell>
          <table:table-cell table:formula="of:=[.D$2]*[.C119]" office:value-type="currency" office:currency="USD" office:value="722092.634017524">
            <text:p>$722,092.63</text:p>
          </table:table-cell>
          <table:table-cell office:value-type="float" office:value="30.86">
            <text:p>30.86</text:p>
          </table:table-cell>
          <table:table-cell table:formula="of:=[.E119]/[.E$2]" office:value-type="percentage" office:value="1.61064718162839">
            <text:p>161.06%</text:p>
          </table:table-cell>
          <table:table-cell table:formula="of:=[.G$2]*[.F119]" office:value-type="currency" office:currency="USD" office:value="30389.5694646866">
            <text:p>$30,389.57</text:p>
          </table:table-cell>
          <table:table-cell office:value-type="float" office:value="98.65">
            <text:p>98.65</text:p>
          </table:table-cell>
          <table:table-cell table:formula="of:=[.H119]/[.H$2]" office:value-type="percentage" office:value="1.46800595238095">
            <text:p>146.80%</text:p>
          </table:table-cell>
          <table:table-cell table:formula="of:=[.J$2]*[.I119]" office:value-type="currency" office:currency="USD" office:value="193887.578616352">
            <text:p>$193,887.58</text:p>
          </table:table-cell>
          <table:table-cell office:value-type="float" office:value="150.76">
            <text:p>150.76</text:p>
          </table:table-cell>
          <table:table-cell table:formula="of:=[.K119]/[.K$2]" office:value-type="percentage" office:value="1.09246376811594">
            <text:p>109.25%</text:p>
          </table:table-cell>
          <table:table-cell table:formula="of:=[.M$2]*[.L119]" office:value-type="currency" office:currency="USD" office:value="185512.715340443">
            <text:p>$185,512.72</text:p>
          </table:table-cell>
          <table:table-cell table:formula="of:=[.D119]+[.G119]+[.J119]+[.M119]" office:value-type="currency" office:currency="USD" office:value="1131882.49743901">
            <text:p>$1,131,882.50</text:p>
          </table:table-cell>
          <table:table-cell table:formula="of:=[.N119]/[.N$2]" office:value-type="percentage" office:value="1.13188249743901">
            <text:p>113.19%</text:p>
          </table:table-cell>
          <table:table-cell table:formula="of:=([.N119]/[.N118])-1" office:value-type="percentage" office:value="-0.000706993491941366">
            <text:p>-0.07%</text:p>
          </table:table-cell>
          <table:table-cell office:value-type="float" office:value="126.08">
            <text:p>126.08</text:p>
          </table:table-cell>
          <table:table-cell table:formula="of:=[.Q119]/[.Q$2]" office:value-type="percentage" office:value="1.02838499184339">
            <text:p>102.84%</text:p>
          </table:table-cell>
          <table:table-cell table:formula="of:=([.Q119]/[.Q118])-1" office:value-type="percentage" office:value="0.0136677922495578">
            <text:p>1.3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2</text:p>
          </table:table-cell>
          <table:table-cell office:value-type="float" office:value="37.47">
            <text:p>37.47</text:p>
          </table:table-cell>
          <table:table-cell table:formula="of:=[.B120]/[.B$2]" office:value-type="percentage" office:value="1.05519571951563">
            <text:p>105.52%</text:p>
          </table:table-cell>
          <table:table-cell table:formula="of:=[.D$2]*[.C120]" office:value-type="currency" office:currency="USD" office:value="716736.715142692">
            <text:p>$716,736.72</text:p>
          </table:table-cell>
          <table:table-cell office:value-type="float" office:value="31.08">
            <text:p>31.08</text:p>
          </table:table-cell>
          <table:table-cell table:formula="of:=[.E120]/[.E$2]" office:value-type="percentage" office:value="1.62212943632568">
            <text:p>162.21%</text:p>
          </table:table-cell>
          <table:table-cell table:formula="of:=[.G$2]*[.F120]" office:value-type="currency" office:currency="USD" office:value="30606.2157797298">
            <text:p>$30,606.22</text:p>
          </table:table-cell>
          <table:table-cell office:value-type="float" office:value="99.47">
            <text:p>99.47</text:p>
          </table:table-cell>
          <table:table-cell table:formula="of:=[.H120]/[.H$2]" office:value-type="percentage" office:value="1.48020833333333">
            <text:p>148.02%</text:p>
          </table:table-cell>
          <table:table-cell table:formula="of:=[.J$2]*[.I120]" office:value-type="currency" office:currency="USD" office:value="195499.213836478">
            <text:p>$195,499.21</text:p>
          </table:table-cell>
          <table:table-cell office:value-type="float" office:value="150.99">
            <text:p>150.99</text:p>
          </table:table-cell>
          <table:table-cell table:formula="of:=[.K120]/[.K$2]" office:value-type="percentage" office:value="1.09413043478261">
            <text:p>109.41%</text:p>
          </table:table-cell>
          <table:table-cell table:formula="of:=[.M$2]*[.L120]" office:value-type="currency" office:currency="USD" office:value="185795.734208368">
            <text:p>$185,795.73</text:p>
          </table:table-cell>
          <table:table-cell table:formula="of:=[.D120]+[.G120]+[.J120]+[.M120]" office:value-type="currency" office:currency="USD" office:value="1128637.87896727">
            <text:p>$1,128,637.88</text:p>
          </table:table-cell>
          <table:table-cell table:formula="of:=[.N120]/[.N$2]" office:value-type="percentage" office:value="1.12863787896727">
            <text:p>112.86%</text:p>
          </table:table-cell>
          <table:table-cell table:formula="of:=([.N120]/[.N119])-1" office:value-type="percentage" office:value="-0.00286656828697318">
            <text:p>-0.29%</text:p>
          </table:table-cell>
          <table:table-cell office:value-type="float" office:value="125.32">
            <text:p>125.32</text:p>
          </table:table-cell>
          <table:table-cell table:formula="of:=[.Q120]/[.Q$2]" office:value-type="percentage" office:value="1.02218597063622">
            <text:p>102.22%</text:p>
          </table:table-cell>
          <table:table-cell table:formula="of:=([.Q120]/[.Q119])-1" office:value-type="percentage" office:value="-0.00602791878172593">
            <text:p>-0.6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3</text:p>
          </table:table-cell>
          <table:table-cell office:value-type="float" office:value="37.26">
            <text:p>37.26</text:p>
          </table:table-cell>
          <table:table-cell table:formula="of:=[.B121]/[.B$2]" office:value-type="percentage" office:value="1.04928189242467">
            <text:p>104.93%</text:p>
          </table:table-cell>
          <table:table-cell table:formula="of:=[.D$2]*[.C121]" office:value-type="currency" office:currency="USD" office:value="712719.775986568">
            <text:p>$712,719.78</text:p>
          </table:table-cell>
          <table:table-cell office:value-type="float" office:value="30.67">
            <text:p>30.67</text:p>
          </table:table-cell>
          <table:table-cell table:formula="of:=[.E121]/[.E$2]" office:value-type="percentage" office:value="1.60073068893528">
            <text:p>160.07%</text:p>
          </table:table-cell>
          <table:table-cell table:formula="of:=[.G$2]*[.F121]" office:value-type="currency" office:currency="USD" office:value="30202.4658289676">
            <text:p>$30,202.47</text:p>
          </table:table-cell>
          <table:table-cell office:value-type="float" office:value="100.67">
            <text:p>100.67</text:p>
          </table:table-cell>
          <table:table-cell table:formula="of:=[.H121]/[.H$2]" office:value-type="percentage" office:value="1.49806547619048">
            <text:p>149.81%</text:p>
          </table:table-cell>
          <table:table-cell table:formula="of:=[.J$2]*[.I121]" office:value-type="currency" office:currency="USD" office:value="197857.704402516">
            <text:p>$197,857.70</text:p>
          </table:table-cell>
          <table:table-cell office:value-type="float" office:value="148.34">
            <text:p>148.34</text:p>
          </table:table-cell>
          <table:table-cell table:formula="of:=[.K121]/[.K$2]" office:value-type="percentage" office:value="1.07492753623188">
            <text:p>107.49%</text:p>
          </table:table-cell>
          <table:table-cell table:formula="of:=[.M$2]*[.L121]" office:value-type="currency" office:currency="USD" office:value="182534.86464315">
            <text:p>$182,534.86</text:p>
          </table:table-cell>
          <table:table-cell table:formula="of:=[.D121]+[.G121]+[.J121]+[.M121]" office:value-type="currency" office:currency="USD" office:value="1123314.8108612">
            <text:p>$1,123,314.81</text:p>
          </table:table-cell>
          <table:table-cell table:formula="of:=[.N121]/[.N$2]" office:value-type="percentage" office:value="1.1233148108612">
            <text:p>112.33%</text:p>
          </table:table-cell>
          <table:table-cell table:formula="of:=([.N121]/[.N120])-1" office:value-type="percentage" office:value="-0.00471636492560079">
            <text:p>-0.47%</text:p>
          </table:table-cell>
          <table:table-cell office:value-type="float" office:value="124.96">
            <text:p>124.96</text:p>
          </table:table-cell>
          <table:table-cell table:formula="of:=[.Q121]/[.Q$2]" office:value-type="percentage" office:value="1.01924959216966">
            <text:p>101.92%</text:p>
          </table:table-cell>
          <table:table-cell table:formula="of:=([.Q121]/[.Q120])-1" office:value-type="percentage" office:value="-0.00287264602617299">
            <text:p>-0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4</text:p>
          </table:table-cell>
          <table:table-cell office:value-type="float" office:value="37.34">
            <text:p>37.34</text:p>
          </table:table-cell>
          <table:table-cell table:formula="of:=[.B122]/[.B$2]" office:value-type="percentage" office:value="1.05153477893551">
            <text:p>105.15%</text:p>
          </table:table-cell>
          <table:table-cell table:formula="of:=[.D$2]*[.C122]" office:value-type="currency" office:currency="USD" office:value="714250.038522234">
            <text:p>$714,250.04</text:p>
          </table:table-cell>
          <table:table-cell office:value-type="float" office:value="30.65">
            <text:p>30.65</text:p>
          </table:table-cell>
          <table:table-cell table:formula="of:=[.E122]/[.E$2]" office:value-type="percentage" office:value="1.59968684759916">
            <text:p>159.97%</text:p>
          </table:table-cell>
          <table:table-cell table:formula="of:=[.G$2]*[.F122]" office:value-type="currency" office:currency="USD" office:value="30182.7707094182">
            <text:p>$30,182.77</text:p>
          </table:table-cell>
          <table:table-cell office:value-type="float" office:value="103.42">
            <text:p>103.42</text:p>
          </table:table-cell>
          <table:table-cell table:formula="of:=[.H122]/[.H$2]" office:value-type="percentage" office:value="1.5389880952381">
            <text:p>153.90%</text:p>
          </table:table-cell>
          <table:table-cell table:formula="of:=[.J$2]*[.I122]" office:value-type="currency" office:currency="USD" office:value="203262.578616352">
            <text:p>$203,262.58</text:p>
          </table:table-cell>
          <table:table-cell office:value-type="float" office:value="146.26">
            <text:p>146.26</text:p>
          </table:table-cell>
          <table:table-cell table:formula="of:=[.K122]/[.K$2]" office:value-type="percentage" office:value="1.05985507246377">
            <text:p>105.99%</text:p>
          </table:table-cell>
          <table:table-cell table:formula="of:=[.M$2]*[.L122]" office:value-type="currency" office:currency="USD" office:value="179975.389663659">
            <text:p>$179,975.39</text:p>
          </table:table-cell>
          <table:table-cell table:formula="of:=[.D122]+[.G122]+[.J122]+[.M122]" office:value-type="currency" office:currency="USD" office:value="1127670.77751166">
            <text:p>$1,127,670.78</text:p>
          </table:table-cell>
          <table:table-cell table:formula="of:=[.N122]/[.N$2]" office:value-type="percentage" office:value="1.12767077751166">
            <text:p>112.77%</text:p>
          </table:table-cell>
          <table:table-cell table:formula="of:=([.N122]/[.N121])-1" office:value-type="percentage" office:value="0.00387777905921349">
            <text:p>0.39%</text:p>
          </table:table-cell>
          <table:table-cell office:value-type="float" office:value="123.51">
            <text:p>123.51</text:p>
          </table:table-cell>
          <table:table-cell table:formula="of:=[.Q122]/[.Q$2]" office:value-type="percentage" office:value="1.00742251223491">
            <text:p>100.74%</text:p>
          </table:table-cell>
          <table:table-cell table:formula="of:=([.Q122]/[.Q121])-1" office:value-type="percentage" office:value="-0.0116037131882202">
            <text:p>-1.1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7</text:p>
          </table:table-cell>
          <table:table-cell office:value-type="float" office:value="37.69">
            <text:p>37.69</text:p>
          </table:table-cell>
          <table:table-cell table:formula="of:=[.B123]/[.B$2]" office:value-type="percentage" office:value="1.06139115742044">
            <text:p>106.14%</text:p>
          </table:table-cell>
          <table:table-cell table:formula="of:=[.D$2]*[.C123]" office:value-type="currency" office:currency="USD" office:value="720944.937115774">
            <text:p>$720,944.94</text:p>
          </table:table-cell>
          <table:table-cell office:value-type="float" office:value="31.23">
            <text:p>31.23</text:p>
          </table:table-cell>
          <table:table-cell table:formula="of:=[.E123]/[.E$2]" office:value-type="percentage" office:value="1.62995824634656">
            <text:p>163.00%</text:p>
          </table:table-cell>
          <table:table-cell table:formula="of:=[.G$2]*[.F123]" office:value-type="currency" office:currency="USD" office:value="30753.9291763501">
            <text:p>$30,753.93</text:p>
          </table:table-cell>
          <table:table-cell office:value-type="float" office:value="104.65">
            <text:p>104.65</text:p>
          </table:table-cell>
          <table:table-cell table:formula="of:=[.H123]/[.H$2]" office:value-type="percentage" office:value="1.55729166666667">
            <text:p>155.73%</text:p>
          </table:table-cell>
          <table:table-cell table:formula="of:=[.J$2]*[.I123]" office:value-type="currency" office:currency="USD" office:value="205680.031446541">
            <text:p>$205,680.03</text:p>
          </table:table-cell>
          <table:table-cell office:value-type="float" office:value="145.73">
            <text:p>145.73</text:p>
          </table:table-cell>
          <table:table-cell table:formula="of:=[.K123]/[.K$2]" office:value-type="percentage" office:value="1.05601449275362">
            <text:p>105.60%</text:p>
          </table:table-cell>
          <table:table-cell table:formula="of:=[.M$2]*[.L123]" office:value-type="currency" office:currency="USD" office:value="179323.215750615">
            <text:p>$179,323.22</text:p>
          </table:table-cell>
          <table:table-cell table:formula="of:=[.D123]+[.G123]+[.J123]+[.M123]" office:value-type="currency" office:currency="USD" office:value="1136702.11348928">
            <text:p>$1,136,702.11</text:p>
          </table:table-cell>
          <table:table-cell table:formula="of:=[.N123]/[.N$2]" office:value-type="percentage" office:value="1.13670211348928">
            <text:p>113.67%</text:p>
          </table:table-cell>
          <table:table-cell table:formula="of:=([.N123]/[.N122])-1" office:value-type="percentage" office:value="0.0080088410178949">
            <text:p>0.80%</text:p>
          </table:table-cell>
          <table:table-cell office:value-type="float" office:value="124.61">
            <text:p>124.61</text:p>
          </table:table-cell>
          <table:table-cell table:formula="of:=[.Q123]/[.Q$2]" office:value-type="percentage" office:value="1.01639477977162">
            <text:p>101.64%</text:p>
          </table:table-cell>
          <table:table-cell table:formula="of:=([.Q123]/[.Q122])-1" office:value-type="percentage" office:value="0.00890616144441747">
            <text:p>0.8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8</text:p>
          </table:table-cell>
          <table:table-cell office:value-type="float" office:value="38.08">
            <text:p>38.08</text:p>
          </table:table-cell>
          <table:table-cell table:formula="of:=[.B124]/[.B$2]" office:value-type="percentage" office:value="1.0723739791608">
            <text:p>107.24%</text:p>
          </table:table-cell>
          <table:table-cell table:formula="of:=[.D$2]*[.C124]" office:value-type="currency" office:currency="USD" office:value="728404.966977147">
            <text:p>$728,404.97</text:p>
          </table:table-cell>
          <table:table-cell office:value-type="float" office:value="32.8">
            <text:p>32.8</text:p>
          </table:table-cell>
          <table:table-cell table:formula="of:=[.E124]/[.E$2]" office:value-type="percentage" office:value="1.71189979123173">
            <text:p>171.19%</text:p>
          </table:table-cell>
          <table:table-cell table:formula="of:=[.G$2]*[.F124]" office:value-type="currency" office:currency="USD" office:value="32299.9960609761">
            <text:p>$32,300.00</text:p>
          </table:table-cell>
          <table:table-cell office:value-type="float" office:value="108.39">
            <text:p>108.39</text:p>
          </table:table-cell>
          <table:table-cell table:formula="of:=[.H124]/[.H$2]" office:value-type="percentage" office:value="1.61294642857143">
            <text:p>161.29%</text:p>
          </table:table-cell>
          <table:table-cell table:formula="of:=[.J$2]*[.I124]" office:value-type="currency" office:currency="USD" office:value="213030.660377358">
            <text:p>$213,030.66</text:p>
          </table:table-cell>
          <table:table-cell office:value-type="float" office:value="146.24">
            <text:p>146.24</text:p>
          </table:table-cell>
          <table:table-cell table:formula="of:=[.K124]/[.K$2]" office:value-type="percentage" office:value="1.05971014492754">
            <text:p>105.97%</text:p>
          </table:table-cell>
          <table:table-cell table:formula="of:=[.M$2]*[.L124]" office:value-type="currency" office:currency="USD" office:value="179950.779327317">
            <text:p>$179,950.78</text:p>
          </table:table-cell>
          <table:table-cell table:formula="of:=[.D124]+[.G124]+[.J124]+[.M124]" office:value-type="currency" office:currency="USD" office:value="1153686.4027428">
            <text:p>$1,153,686.40</text:p>
          </table:table-cell>
          <table:table-cell table:formula="of:=[.N124]/[.N$2]" office:value-type="percentage" office:value="1.1536864027428">
            <text:p>115.37%</text:p>
          </table:table-cell>
          <table:table-cell table:formula="of:=([.N124]/[.N123])-1" office:value-type="percentage" office:value="0.0149417240031191">
            <text:p>1.49%</text:p>
          </table:table-cell>
          <table:table-cell office:value-type="float" office:value="126.24">
            <text:p>126.24</text:p>
          </table:table-cell>
          <table:table-cell table:formula="of:=[.Q124]/[.Q$2]" office:value-type="percentage" office:value="1.02969004893964">
            <text:p>102.97%</text:p>
          </table:table-cell>
          <table:table-cell table:formula="of:=([.Q124]/[.Q123])-1" office:value-type="percentage" office:value="0.0130808121338577">
            <text:p>1.3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29</text:p>
          </table:table-cell>
          <table:table-cell office:value-type="float" office:value="38.11">
            <text:p>38.11</text:p>
          </table:table-cell>
          <table:table-cell table:formula="of:=[.B125]/[.B$2]" office:value-type="percentage" office:value="1.07321881160237">
            <text:p>107.32%</text:p>
          </table:table-cell>
          <table:table-cell table:formula="of:=[.D$2]*[.C125]" office:value-type="currency" office:currency="USD" office:value="728978.815428022">
            <text:p>$728,978.82</text:p>
          </table:table-cell>
          <table:table-cell office:value-type="float" office:value="32.88">
            <text:p>32.88</text:p>
          </table:table-cell>
          <table:table-cell table:formula="of:=[.E125]/[.E$2]" office:value-type="percentage" office:value="1.7160751565762">
            <text:p>171.61%</text:p>
          </table:table-cell>
          <table:table-cell table:formula="of:=[.G$2]*[.F125]" office:value-type="currency" office:currency="USD" office:value="32378.7765391736">
            <text:p>$32,378.78</text:p>
          </table:table-cell>
          <table:table-cell office:value-type="float" office:value="108.98">
            <text:p>108.98</text:p>
          </table:table-cell>
          <table:table-cell table:formula="of:=[.H125]/[.H$2]" office:value-type="percentage" office:value="1.62172619047619">
            <text:p>162.17%</text:p>
          </table:table-cell>
          <table:table-cell table:formula="of:=[.J$2]*[.I125]" office:value-type="currency" office:currency="USD" office:value="214190.251572327">
            <text:p>$214,190.25</text:p>
          </table:table-cell>
          <table:table-cell office:value-type="float" office:value="147.18">
            <text:p>147.18</text:p>
          </table:table-cell>
          <table:table-cell table:formula="of:=[.K125]/[.K$2]" office:value-type="percentage" office:value="1.06652173913044">
            <text:p>106.65%</text:p>
          </table:table-cell>
          <table:table-cell table:formula="of:=[.M$2]*[.L125]" office:value-type="currency" office:currency="USD" office:value="181107.465135357">
            <text:p>$181,107.47</text:p>
          </table:table-cell>
          <table:table-cell table:formula="of:=[.D125]+[.G125]+[.J125]+[.M125]" office:value-type="currency" office:currency="USD" office:value="1156655.30867488">
            <text:p>$1,156,655.31</text:p>
          </table:table-cell>
          <table:table-cell table:formula="of:=[.N125]/[.N$2]" office:value-type="percentage" office:value="1.15665530867488">
            <text:p>115.67%</text:p>
          </table:table-cell>
          <table:table-cell table:formula="of:=([.N125]/[.N124])-1" office:value-type="percentage" office:value="0.00257340809861484">
            <text:p>0.26%</text:p>
          </table:table-cell>
          <table:table-cell office:value-type="float" office:value="127.32">
            <text:p>127.32</text:p>
          </table:table-cell>
          <table:table-cell table:formula="of:=[.Q125]/[.Q$2]" office:value-type="percentage" office:value="1.03849918433931">
            <text:p>103.85%</text:p>
          </table:table-cell>
          <table:table-cell table:formula="of:=([.Q125]/[.Q124])-1" office:value-type="percentage" office:value="0.0085551330798479">
            <text:p>0.8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6-30</text:p>
          </table:table-cell>
          <table:table-cell office:value-type="float" office:value="38.24">
            <text:p>38.24</text:p>
          </table:table-cell>
          <table:table-cell table:formula="of:=[.B126]/[.B$2]" office:value-type="percentage" office:value="1.07687975218248">
            <text:p>107.69%</text:p>
          </table:table-cell>
          <table:table-cell table:formula="of:=[.D$2]*[.C126]" office:value-type="currency" office:currency="USD" office:value="731465.49204848">
            <text:p>$731,465.49</text:p>
          </table:table-cell>
          <table:table-cell office:value-type="float" office:value="33.08">
            <text:p>33.08</text:p>
          </table:table-cell>
          <table:table-cell table:formula="of:=[.E126]/[.E$2]" office:value-type="percentage" office:value="1.72651356993737">
            <text:p>172.65%</text:p>
          </table:table-cell>
          <table:table-cell table:formula="of:=[.G$2]*[.F126]" office:value-type="currency" office:currency="USD" office:value="32575.7277346673">
            <text:p>$32,575.73</text:p>
          </table:table-cell>
          <table:table-cell office:value-type="float" office:value="106.92">
            <text:p>106.92</text:p>
          </table:table-cell>
          <table:table-cell table:formula="of:=[.H126]/[.H$2]" office:value-type="percentage" office:value="1.59107142857143">
            <text:p>159.11%</text:p>
          </table:table-cell>
          <table:table-cell table:formula="of:=[.J$2]*[.I126]" office:value-type="currency" office:currency="USD" office:value="210141.509433962">
            <text:p>$210,141.51</text:p>
          </table:table-cell>
          <table:table-cell office:value-type="float" office:value="146">
            <text:p>146</text:p>
          </table:table-cell>
          <table:table-cell table:formula="of:=[.K126]/[.K$2]" office:value-type="percentage" office:value="1.05797101449275">
            <text:p>105.80%</text:p>
          </table:table-cell>
          <table:table-cell table:formula="of:=[.M$2]*[.L126]" office:value-type="currency" office:currency="USD" office:value="179655.455291222">
            <text:p>$179,655.46</text:p>
          </table:table-cell>
          <table:table-cell table:formula="of:=[.D126]+[.G126]+[.J126]+[.M126]" office:value-type="currency" office:currency="USD" office:value="1153838.18450833">
            <text:p>$1,153,838.18</text:p>
          </table:table-cell>
          <table:table-cell table:formula="of:=[.N126]/[.N$2]" office:value-type="percentage" office:value="1.15383818450833">
            <text:p>115.38%</text:p>
          </table:table-cell>
          <table:table-cell table:formula="of:=([.N126]/[.N125])-1" office:value-type="percentage" office:value="-0.00243557795085469">
            <text:p>-0.24%</text:p>
          </table:table-cell>
          <table:table-cell office:value-type="float" office:value="128.54">
            <text:p>128.54</text:p>
          </table:table-cell>
          <table:table-cell table:formula="of:=[.Q126]/[.Q$2]" office:value-type="percentage" office:value="1.04845024469821">
            <text:p>104.85%</text:p>
          </table:table-cell>
          <table:table-cell table:formula="of:=([.Q126]/[.Q125])-1" office:value-type="percentage" office:value="0.00958215519949723">
            <text:p>0.9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01</text:p>
          </table:table-cell>
          <table:table-cell office:value-type="float" office:value="38.57">
            <text:p>38.57</text:p>
          </table:table-cell>
          <table:table-cell table:formula="of:=[.B127]/[.B$2]" office:value-type="percentage" office:value="1.08617290903971">
            <text:p>108.62%</text:p>
          </table:table-cell>
          <table:table-cell table:formula="of:=[.D$2]*[.C127]" office:value-type="currency" office:currency="USD" office:value="737777.825008103">
            <text:p>$737,777.83</text:p>
          </table:table-cell>
          <table:table-cell office:value-type="float" office:value="33.52">
            <text:p>33.52</text:p>
          </table:table-cell>
          <table:table-cell table:formula="of:=[.E127]/[.E$2]" office:value-type="percentage" office:value="1.74947807933194">
            <text:p>174.95%</text:p>
          </table:table-cell>
          <table:table-cell table:formula="of:=[.G$2]*[.F127]" office:value-type="currency" office:currency="USD" office:value="33009.0203647536">
            <text:p>$33,009.02</text:p>
          </table:table-cell>
          <table:table-cell office:value-type="float" office:value="108.5">
            <text:p>108.5</text:p>
          </table:table-cell>
          <table:table-cell table:formula="of:=[.H127]/[.H$2]" office:value-type="percentage" office:value="1.61458333333333">
            <text:p>161.46%</text:p>
          </table:table-cell>
          <table:table-cell table:formula="of:=[.J$2]*[.I127]" office:value-type="currency" office:currency="USD" office:value="213246.855345912">
            <text:p>$213,246.86</text:p>
          </table:table-cell>
          <table:table-cell office:value-type="float" office:value="144.93">
            <text:p>144.93</text:p>
          </table:table-cell>
          <table:table-cell table:formula="of:=[.K127]/[.K$2]" office:value-type="percentage" office:value="1.05021739130435">
            <text:p>105.02%</text:p>
          </table:table-cell>
          <table:table-cell table:formula="of:=[.M$2]*[.L127]" office:value-type="currency" office:currency="USD" office:value="178338.802296965">
            <text:p>$178,338.80</text:p>
          </table:table-cell>
          <table:table-cell table:formula="of:=[.D127]+[.G127]+[.J127]+[.M127]" office:value-type="currency" office:currency="USD" office:value="1162372.50301573">
            <text:p>$1,162,372.50</text:p>
          </table:table-cell>
          <table:table-cell table:formula="of:=[.N127]/[.N$2]" office:value-type="percentage" office:value="1.16237250301573">
            <text:p>116.24%</text:p>
          </table:table-cell>
          <table:table-cell table:formula="of:=([.N127]/[.N126])-1" office:value-type="percentage" office:value="0.00739646045865472">
            <text:p>0.74%</text:p>
          </table:table-cell>
          <table:table-cell office:value-type="float" office:value="130.44">
            <text:p>130.44</text:p>
          </table:table-cell>
          <table:table-cell table:formula="of:=[.Q127]/[.Q$2]" office:value-type="percentage" office:value="1.06394779771615">
            <text:p>106.39%</text:p>
          </table:table-cell>
          <table:table-cell table:formula="of:=([.Q127]/[.Q126])-1" office:value-type="percentage" office:value="0.0147813910066905">
            <text:p>1.4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05</text:p>
          </table:table-cell>
          <table:table-cell office:value-type="float" office:value="38.44">
            <text:p>38.44</text:p>
          </table:table-cell>
          <table:table-cell table:formula="of:=[.B128]/[.B$2]" office:value-type="percentage" office:value="1.08251196845959">
            <text:p>108.25%</text:p>
          </table:table-cell>
          <table:table-cell table:formula="of:=[.D$2]*[.C128]" office:value-type="currency" office:currency="USD" office:value="735291.148387645">
            <text:p>$735,291.15</text:p>
          </table:table-cell>
          <table:table-cell office:value-type="float" office:value="33.5">
            <text:p>33.5</text:p>
          </table:table-cell>
          <table:table-cell table:formula="of:=[.E128]/[.E$2]" office:value-type="percentage" office:value="1.74843423799582">
            <text:p>174.84%</text:p>
          </table:table-cell>
          <table:table-cell table:formula="of:=[.G$2]*[.F128]" office:value-type="currency" office:currency="USD" office:value="32989.3252452042">
            <text:p>$32,989.33</text:p>
          </table:table-cell>
          <table:table-cell office:value-type="float" office:value="107.91">
            <text:p>107.91</text:p>
          </table:table-cell>
          <table:table-cell table:formula="of:=[.H128]/[.H$2]" office:value-type="percentage" office:value="1.60580357142857">
            <text:p>160.58%</text:p>
          </table:table-cell>
          <table:table-cell table:formula="of:=[.J$2]*[.I128]" office:value-type="currency" office:currency="USD" office:value="212087.264150943">
            <text:p>$212,087.26</text:p>
          </table:table-cell>
          <table:table-cell office:value-type="float" office:value="147.63">
            <text:p>147.63</text:p>
          </table:table-cell>
          <table:table-cell table:formula="of:=[.K128]/[.K$2]" office:value-type="percentage" office:value="1.06978260869565">
            <text:p>106.98%</text:p>
          </table:table-cell>
          <table:table-cell table:formula="of:=[.M$2]*[.L128]" office:value-type="currency" office:currency="USD" office:value="181661.197703035">
            <text:p>$181,661.20</text:p>
          </table:table-cell>
          <table:table-cell table:formula="of:=[.D128]+[.G128]+[.J128]+[.M128]" office:value-type="currency" office:currency="USD" office:value="1162028.93548683">
            <text:p>$1,162,028.94</text:p>
          </table:table-cell>
          <table:table-cell table:formula="of:=[.N128]/[.N$2]" office:value-type="percentage" office:value="1.16202893548683">
            <text:p>116.20%</text:p>
          </table:table-cell>
          <table:table-cell table:formula="of:=([.N128]/[.N127])-1" office:value-type="percentage" office:value="-0.000295574377416896">
            <text:p>-0.03%</text:p>
          </table:table-cell>
          <table:table-cell office:value-type="float" office:value="130.33">
            <text:p>130.33</text:p>
          </table:table-cell>
          <table:table-cell table:formula="of:=[.Q128]/[.Q$2]" office:value-type="percentage" office:value="1.06305057096248">
            <text:p>106.31%</text:p>
          </table:table-cell>
          <table:table-cell table:formula="of:=([.Q128]/[.Q127])-1" office:value-type="percentage" office:value="-0.000843299601349212">
            <text:p>-0.0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06</text:p>
          </table:table-cell>
          <table:table-cell office:value-type="float" office:value="38.49">
            <text:p>38.49</text:p>
          </table:table-cell>
          <table:table-cell table:formula="of:=[.B129]/[.B$2]" office:value-type="percentage" office:value="1.08392002252887">
            <text:p>108.39%</text:p>
          </table:table-cell>
          <table:table-cell table:formula="of:=[.D$2]*[.C129]" office:value-type="currency" office:currency="USD" office:value="736247.562472437">
            <text:p>$736,247.56</text:p>
          </table:table-cell>
          <table:table-cell office:value-type="float" office:value="33.16">
            <text:p>33.16</text:p>
          </table:table-cell>
          <table:table-cell table:formula="of:=[.E129]/[.E$2]" office:value-type="percentage" office:value="1.73068893528184">
            <text:p>173.07%</text:p>
          </table:table-cell>
          <table:table-cell table:formula="of:=[.G$2]*[.F129]" office:value-type="currency" office:currency="USD" office:value="32654.5082128648">
            <text:p>$32,654.51</text:p>
          </table:table-cell>
          <table:table-cell office:value-type="float" office:value="107.89">
            <text:p>107.89</text:p>
          </table:table-cell>
          <table:table-cell table:formula="of:=[.H129]/[.H$2]" office:value-type="percentage" office:value="1.60550595238095">
            <text:p>160.55%</text:p>
          </table:table-cell>
          <table:table-cell table:formula="of:=[.J$2]*[.I129]" office:value-type="currency" office:currency="USD" office:value="212047.955974843">
            <text:p>$212,047.96</text:p>
          </table:table-cell>
          <table:table-cell office:value-type="float" office:value="148.91">
            <text:p>148.91</text:p>
          </table:table-cell>
          <table:table-cell table:formula="of:=[.K129]/[.K$2]" office:value-type="percentage" office:value="1.07905797101449">
            <text:p>107.91%</text:p>
          </table:table-cell>
          <table:table-cell table:formula="of:=[.M$2]*[.L129]" office:value-type="currency" office:currency="USD" office:value="183236.259228876">
            <text:p>$183,236.26</text:p>
          </table:table-cell>
          <table:table-cell table:formula="of:=[.D129]+[.G129]+[.J129]+[.M129]" office:value-type="currency" office:currency="USD" office:value="1164186.28588902">
            <text:p>$1,164,186.29</text:p>
          </table:table-cell>
          <table:table-cell table:formula="of:=[.N129]/[.N$2]" office:value-type="percentage" office:value="1.16418628588902">
            <text:p>116.42%</text:p>
          </table:table-cell>
          <table:table-cell table:formula="of:=([.N129]/[.N128])-1" office:value-type="percentage" office:value="0.00185653759240401">
            <text:p>0.19%</text:p>
          </table:table-cell>
          <table:table-cell office:value-type="float" office:value="130.49">
            <text:p>130.49</text:p>
          </table:table-cell>
          <table:table-cell table:formula="of:=[.Q129]/[.Q$2]" office:value-type="percentage" office:value="1.06435562805873">
            <text:p>106.44%</text:p>
          </table:table-cell>
          <table:table-cell table:formula="of:=([.Q129]/[.Q128])-1" office:value-type="percentage" office:value="0.0012276528811479">
            <text:p>0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07</text:p>
          </table:table-cell>
          <table:table-cell office:value-type="float" office:value="38.34">
            <text:p>38.34</text:p>
          </table:table-cell>
          <table:table-cell table:formula="of:=[.B130]/[.B$2]" office:value-type="percentage" office:value="1.07969586032104">
            <text:p>107.97%</text:p>
          </table:table-cell>
          <table:table-cell table:formula="of:=[.D$2]*[.C130]" office:value-type="currency" office:currency="USD" office:value="733378.320218062">
            <text:p>$733,378.32</text:p>
          </table:table-cell>
          <table:table-cell office:value-type="float" office:value="33.21">
            <text:p>33.21</text:p>
          </table:table-cell>
          <table:table-cell table:formula="of:=[.E130]/[.E$2]" office:value-type="percentage" office:value="1.73329853862213">
            <text:p>173.33%</text:p>
          </table:table-cell>
          <table:table-cell table:formula="of:=[.G$2]*[.F130]" office:value-type="currency" office:currency="USD" office:value="32703.7460117383">
            <text:p>$32,703.75</text:p>
          </table:table-cell>
          <table:table-cell office:value-type="float" office:value="106.52">
            <text:p>106.52</text:p>
          </table:table-cell>
          <table:table-cell table:formula="of:=[.H130]/[.H$2]" office:value-type="percentage" office:value="1.58511904761905">
            <text:p>158.51%</text:p>
          </table:table-cell>
          <table:table-cell table:formula="of:=[.J$2]*[.I130]" office:value-type="currency" office:currency="USD" office:value="209355.34591195">
            <text:p>$209,355.35</text:p>
          </table:table-cell>
          <table:table-cell office:value-type="float" office:value="149.15">
            <text:p>149.15</text:p>
          </table:table-cell>
          <table:table-cell table:formula="of:=[.K130]/[.K$2]" office:value-type="percentage" office:value="1.08079710144928">
            <text:p>108.08%</text:p>
          </table:table-cell>
          <table:table-cell table:formula="of:=[.M$2]*[.L130]" office:value-type="currency" office:currency="USD" office:value="183531.583264971">
            <text:p>$183,531.58</text:p>
          </table:table-cell>
          <table:table-cell table:formula="of:=[.D130]+[.G130]+[.J130]+[.M130]" office:value-type="currency" office:currency="USD" office:value="1158968.99540672">
            <text:p>$1,158,969.00</text:p>
          </table:table-cell>
          <table:table-cell table:formula="of:=[.N130]/[.N$2]" office:value-type="percentage" office:value="1.15896899540672">
            <text:p>115.90%</text:p>
          </table:table-cell>
          <table:table-cell table:formula="of:=([.N130]/[.N129])-1" office:value-type="percentage" office:value="-0.00448149110287321">
            <text:p>-0.45%</text:p>
          </table:table-cell>
          <table:table-cell office:value-type="float" office:value="131.84">
            <text:p>131.84</text:p>
          </table:table-cell>
          <table:table-cell table:formula="of:=[.Q130]/[.Q$2]" office:value-type="percentage" office:value="1.07536704730832">
            <text:p>107.54%</text:p>
          </table:table-cell>
          <table:table-cell table:formula="of:=([.Q130]/[.Q129])-1" office:value-type="percentage" office:value="0.0103456203540502">
            <text:p>1.0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08</text:p>
          </table:table-cell>
          <table:table-cell office:value-type="float" office:value="38.18">
            <text:p>38.18</text:p>
          </table:table-cell>
          <table:table-cell table:formula="of:=[.B131]/[.B$2]" office:value-type="percentage" office:value="1.07519008729935">
            <text:p>107.52%</text:p>
          </table:table-cell>
          <table:table-cell table:formula="of:=[.D$2]*[.C131]" office:value-type="currency" office:currency="USD" office:value="730317.79514673">
            <text:p>$730,317.80</text:p>
          </table:table-cell>
          <table:table-cell office:value-type="float" office:value="33.16">
            <text:p>33.16</text:p>
          </table:table-cell>
          <table:table-cell table:formula="of:=[.E131]/[.E$2]" office:value-type="percentage" office:value="1.73068893528184">
            <text:p>173.07%</text:p>
          </table:table-cell>
          <table:table-cell table:formula="of:=[.G$2]*[.F131]" office:value-type="currency" office:currency="USD" office:value="32654.5082128648">
            <text:p>$32,654.51</text:p>
          </table:table-cell>
          <table:table-cell office:value-type="float" office:value="107.39">
            <text:p>107.39</text:p>
          </table:table-cell>
          <table:table-cell table:formula="of:=[.H131]/[.H$2]" office:value-type="percentage" office:value="1.59806547619048">
            <text:p>159.81%</text:p>
          </table:table-cell>
          <table:table-cell table:formula="of:=[.J$2]*[.I131]" office:value-type="currency" office:currency="USD" office:value="211065.251572327">
            <text:p>$211,065.25</text:p>
          </table:table-cell>
          <table:table-cell office:value-type="float" office:value="150.25">
            <text:p>150.25</text:p>
          </table:table-cell>
          <table:table-cell table:formula="of:=[.K131]/[.K$2]" office:value-type="percentage" office:value="1.08876811594203">
            <text:p>108.88%</text:p>
          </table:table-cell>
          <table:table-cell table:formula="of:=[.M$2]*[.L131]" office:value-type="currency" office:currency="USD" office:value="184885.151763741">
            <text:p>$184,885.15</text:p>
          </table:table-cell>
          <table:table-cell table:formula="of:=[.D131]+[.G131]+[.J131]+[.M131]" office:value-type="currency" office:currency="USD" office:value="1158922.70669566">
            <text:p>$1,158,922.71</text:p>
          </table:table-cell>
          <table:table-cell table:formula="of:=[.N131]/[.N$2]" office:value-type="percentage" office:value="1.15892270669566">
            <text:p>115.89%</text:p>
          </table:table-cell>
          <table:table-cell table:formula="of:=([.N131]/[.N130])-1" office:value-type="percentage" office:value="-0.0000399395594211649">
            <text:p>0.00%</text:p>
          </table:table-cell>
          <table:table-cell office:value-type="float" office:value="130.91">
            <text:p>130.91</text:p>
          </table:table-cell>
          <table:table-cell table:formula="of:=[.Q131]/[.Q$2]" office:value-type="percentage" office:value="1.06778140293638">
            <text:p>106.78%</text:p>
          </table:table-cell>
          <table:table-cell table:formula="of:=([.Q131]/[.Q130])-1" office:value-type="percentage" office:value="-0.00705400485436902">
            <text:p>-0.7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1</text:p>
          </table:table-cell>
          <table:table-cell office:value-type="float" office:value="38.02">
            <text:p>38.02</text:p>
          </table:table-cell>
          <table:table-cell table:formula="of:=[.B132]/[.B$2]" office:value-type="percentage" office:value="1.07068431427767">
            <text:p>107.07%</text:p>
          </table:table-cell>
          <table:table-cell table:formula="of:=[.D$2]*[.C132]" office:value-type="currency" office:currency="USD" office:value="727257.270075397">
            <text:p>$727,257.27</text:p>
          </table:table-cell>
          <table:table-cell office:value-type="float" office:value="31.62">
            <text:p>31.62</text:p>
          </table:table-cell>
          <table:table-cell table:formula="of:=[.E132]/[.E$2]" office:value-type="percentage" office:value="1.65031315240084">
            <text:p>165.03%</text:p>
          </table:table-cell>
          <table:table-cell table:formula="of:=[.G$2]*[.F132]" office:value-type="currency" office:currency="USD" office:value="31137.9840075629">
            <text:p>$31,137.98</text:p>
          </table:table-cell>
          <table:table-cell office:value-type="float" office:value="105.43">
            <text:p>105.43</text:p>
          </table:table-cell>
          <table:table-cell table:formula="of:=[.H132]/[.H$2]" office:value-type="percentage" office:value="1.56889880952381">
            <text:p>156.89%</text:p>
          </table:table-cell>
          <table:table-cell table:formula="of:=[.J$2]*[.I132]" office:value-type="currency" office:currency="USD" office:value="207213.050314465">
            <text:p>$207,213.05</text:p>
          </table:table-cell>
          <table:table-cell office:value-type="float" office:value="151.59">
            <text:p>151.59</text:p>
          </table:table-cell>
          <table:table-cell table:formula="of:=[.K132]/[.K$2]" office:value-type="percentage" office:value="1.09847826086957">
            <text:p>109.85%</text:p>
          </table:table-cell>
          <table:table-cell table:formula="of:=[.M$2]*[.L132]" office:value-type="currency" office:currency="USD" office:value="186534.044298605">
            <text:p>$186,534.04</text:p>
          </table:table-cell>
          <table:table-cell table:formula="of:=[.D132]+[.G132]+[.J132]+[.M132]" office:value-type="currency" office:currency="USD" office:value="1152142.34869603">
            <text:p>$1,152,142.35</text:p>
          </table:table-cell>
          <table:table-cell table:formula="of:=[.N132]/[.N$2]" office:value-type="percentage" office:value="1.15214234869603">
            <text:p>115.21%</text:p>
          </table:table-cell>
          <table:table-cell table:formula="of:=([.N132]/[.N131])-1" office:value-type="percentage" office:value="-0.00585056963717923">
            <text:p>-0.59%</text:p>
          </table:table-cell>
          <table:table-cell office:value-type="float" office:value="128.54">
            <text:p>128.54</text:p>
          </table:table-cell>
          <table:table-cell table:formula="of:=[.Q132]/[.Q$2]" office:value-type="percentage" office:value="1.04845024469821">
            <text:p>104.85%</text:p>
          </table:table-cell>
          <table:table-cell table:formula="of:=([.Q132]/[.Q131])-1" office:value-type="percentage" office:value="-0.0181040409441602">
            <text:p>-1.8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2</text:p>
          </table:table-cell>
          <table:table-cell office:value-type="float" office:value="38.19">
            <text:p>38.19</text:p>
          </table:table-cell>
          <table:table-cell table:formula="of:=[.B133]/[.B$2]" office:value-type="percentage" office:value="1.07547169811321">
            <text:p>107.55%</text:p>
          </table:table-cell>
          <table:table-cell table:formula="of:=[.D$2]*[.C133]" office:value-type="currency" office:currency="USD" office:value="730509.077963688">
            <text:p>$730,509.08</text:p>
          </table:table-cell>
          <table:table-cell office:value-type="float" office:value="31.58">
            <text:p>31.58</text:p>
          </table:table-cell>
          <table:table-cell table:formula="of:=[.E133]/[.E$2]" office:value-type="percentage" office:value="1.6482254697286">
            <text:p>164.82%</text:p>
          </table:table-cell>
          <table:table-cell table:formula="of:=[.G$2]*[.F133]" office:value-type="currency" office:currency="USD" office:value="31098.5937684642">
            <text:p>$31,098.59</text:p>
          </table:table-cell>
          <table:table-cell office:value-type="float" office:value="104.05">
            <text:p>104.05</text:p>
          </table:table-cell>
          <table:table-cell table:formula="of:=[.H133]/[.H$2]" office:value-type="percentage" office:value="1.5483630952381">
            <text:p>154.84%</text:p>
          </table:table-cell>
          <table:table-cell table:formula="of:=[.J$2]*[.I133]" office:value-type="currency" office:currency="USD" office:value="204500.786163522">
            <text:p>$204,500.79</text:p>
          </table:table-cell>
          <table:table-cell office:value-type="float" office:value="152.77">
            <text:p>152.77</text:p>
          </table:table-cell>
          <table:table-cell table:formula="of:=[.K133]/[.K$2]" office:value-type="percentage" office:value="1.10702898550725">
            <text:p>110.70%</text:p>
          </table:table-cell>
          <table:table-cell table:formula="of:=[.M$2]*[.L133]" office:value-type="currency" office:currency="USD" office:value="187986.05414274">
            <text:p>$187,986.05</text:p>
          </table:table-cell>
          <table:table-cell table:formula="of:=[.D133]+[.G133]+[.J133]+[.M133]" office:value-type="currency" office:currency="USD" office:value="1154094.51203841">
            <text:p>$1,154,094.51</text:p>
          </table:table-cell>
          <table:table-cell table:formula="of:=[.N133]/[.N$2]" office:value-type="percentage" office:value="1.15409451203841">
            <text:p>115.41%</text:p>
          </table:table-cell>
          <table:table-cell table:formula="of:=([.N133]/[.N132])-1" office:value-type="percentage" office:value="0.00169437686635887">
            <text:p>0.17%</text:p>
          </table:table-cell>
          <table:table-cell office:value-type="float" office:value="127.98">
            <text:p>127.98</text:p>
          </table:table-cell>
          <table:table-cell table:formula="of:=[.Q133]/[.Q$2]" office:value-type="percentage" office:value="1.04388254486134">
            <text:p>104.39%</text:p>
          </table:table-cell>
          <table:table-cell table:formula="of:=([.Q133]/[.Q132])-1" office:value-type="percentage" office:value="-0.00435662050723495">
            <text:p>-0.4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3</text:p>
          </table:table-cell>
          <table:table-cell office:value-type="float" office:value="38.19">
            <text:p>38.19</text:p>
          </table:table-cell>
          <table:table-cell table:formula="of:=[.B134]/[.B$2]" office:value-type="percentage" office:value="1.07547169811321">
            <text:p>107.55%</text:p>
          </table:table-cell>
          <table:table-cell table:formula="of:=[.D$2]*[.C134]" office:value-type="currency" office:currency="USD" office:value="730509.077963688">
            <text:p>$730,509.08</text:p>
          </table:table-cell>
          <table:table-cell office:value-type="float" office:value="32.14">
            <text:p>32.14</text:p>
          </table:table-cell>
          <table:table-cell table:formula="of:=[.E134]/[.E$2]" office:value-type="percentage" office:value="1.67745302713987">
            <text:p>167.75%</text:p>
          </table:table-cell>
          <table:table-cell table:formula="of:=[.G$2]*[.F134]" office:value-type="currency" office:currency="USD" office:value="31650.0571158467">
            <text:p>$31,650.06</text:p>
          </table:table-cell>
          <table:table-cell office:value-type="float" office:value="105.31">
            <text:p>105.31</text:p>
          </table:table-cell>
          <table:table-cell table:formula="of:=[.H134]/[.H$2]" office:value-type="percentage" office:value="1.5671130952381">
            <text:p>156.71%</text:p>
          </table:table-cell>
          <table:table-cell table:formula="of:=[.J$2]*[.I134]" office:value-type="currency" office:currency="USD" office:value="206977.201257862">
            <text:p>$206,977.20</text:p>
          </table:table-cell>
          <table:table-cell office:value-type="float" office:value="154.14">
            <text:p>154.14</text:p>
          </table:table-cell>
          <table:table-cell table:formula="of:=[.K134]/[.K$2]" office:value-type="percentage" office:value="1.11695652173913">
            <text:p>111.70%</text:p>
          </table:table-cell>
          <table:table-cell table:formula="of:=[.M$2]*[.L134]" office:value-type="currency" office:currency="USD" office:value="189671.862182116">
            <text:p>$189,671.86</text:p>
          </table:table-cell>
          <table:table-cell table:formula="of:=[.D134]+[.G134]+[.J134]+[.M134]" office:value-type="currency" office:currency="USD" office:value="1158808.19851951">
            <text:p>$1,158,808.20</text:p>
          </table:table-cell>
          <table:table-cell table:formula="of:=[.N134]/[.N$2]" office:value-type="percentage" office:value="1.15880819851951">
            <text:p>115.88%</text:p>
          </table:table-cell>
          <table:table-cell table:formula="of:=([.N134]/[.N133])-1" office:value-type="percentage" office:value="0.00408431582676294">
            <text:p>0.41%</text:p>
          </table:table-cell>
          <table:table-cell office:value-type="float" office:value="128.41">
            <text:p>128.41</text:p>
          </table:table-cell>
          <table:table-cell table:formula="of:=[.Q134]/[.Q$2]" office:value-type="percentage" office:value="1.0473898858075">
            <text:p>104.74%</text:p>
          </table:table-cell>
          <table:table-cell table:formula="of:=([.Q134]/[.Q133])-1" office:value-type="percentage" office:value="0.00335989998437247">
            <text:p>0.3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4</text:p>
          </table:table-cell>
          <table:table-cell office:value-type="float" office:value="37.98">
            <text:p>37.98</text:p>
          </table:table-cell>
          <table:table-cell table:formula="of:=[.B135]/[.B$2]" office:value-type="percentage" office:value="1.06955787102225">
            <text:p>106.96%</text:p>
          </table:table-cell>
          <table:table-cell table:formula="of:=[.D$2]*[.C135]" office:value-type="currency" office:currency="USD" office:value="726492.138807564">
            <text:p>$726,492.14</text:p>
          </table:table-cell>
          <table:table-cell office:value-type="float" office:value="31.22">
            <text:p>31.22</text:p>
          </table:table-cell>
          <table:table-cell table:formula="of:=[.E135]/[.E$2]" office:value-type="percentage" office:value="1.6294363256785">
            <text:p>162.94%</text:p>
          </table:table-cell>
          <table:table-cell table:formula="of:=[.G$2]*[.F135]" office:value-type="currency" office:currency="USD" office:value="30744.0816165754">
            <text:p>$30,744.08</text:p>
          </table:table-cell>
          <table:table-cell office:value-type="float" office:value="103.19">
            <text:p>103.19</text:p>
          </table:table-cell>
          <table:table-cell table:formula="of:=[.H135]/[.H$2]" office:value-type="percentage" office:value="1.53556547619048">
            <text:p>153.56%</text:p>
          </table:table-cell>
          <table:table-cell table:formula="of:=[.J$2]*[.I135]" office:value-type="currency" office:currency="USD" office:value="202810.534591195">
            <text:p>$202,810.53</text:p>
          </table:table-cell>
          <table:table-cell office:value-type="float" office:value="154.54">
            <text:p>154.54</text:p>
          </table:table-cell>
          <table:table-cell table:formula="of:=[.K135]/[.K$2]" office:value-type="percentage" office:value="1.11985507246377">
            <text:p>111.99%</text:p>
          </table:table-cell>
          <table:table-cell table:formula="of:=[.M$2]*[.L135]" office:value-type="currency" office:currency="USD" office:value="190164.068908942">
            <text:p>$190,164.07</text:p>
          </table:table-cell>
          <table:table-cell table:formula="of:=[.D135]+[.G135]+[.J135]+[.M135]" office:value-type="currency" office:currency="USD" office:value="1150210.82392428">
            <text:p>$1,150,210.82</text:p>
          </table:table-cell>
          <table:table-cell table:formula="of:=[.N135]/[.N$2]" office:value-type="percentage" office:value="1.15021082392428">
            <text:p>115.02%</text:p>
          </table:table-cell>
          <table:table-cell table:formula="of:=([.N135]/[.N134])-1" office:value-type="percentage" office:value="-0.00741915237242929">
            <text:p>-0.74%</text:p>
          </table:table-cell>
          <table:table-cell office:value-type="float" office:value="127.53">
            <text:p>127.53</text:p>
          </table:table-cell>
          <table:table-cell table:formula="of:=[.Q135]/[.Q$2]" office:value-type="percentage" office:value="1.04021207177814">
            <text:p>104.02%</text:p>
          </table:table-cell>
          <table:table-cell table:formula="of:=([.Q135]/[.Q134])-1" office:value-type="percentage" office:value="-0.00685304882797289">
            <text:p>-0.6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5</text:p>
          </table:table-cell>
          <table:table-cell office:value-type="float" office:value="38.09">
            <text:p>38.09</text:p>
          </table:table-cell>
          <table:table-cell table:formula="of:=[.B136]/[.B$2]" office:value-type="percentage" office:value="1.07265558997466">
            <text:p>107.27%</text:p>
          </table:table-cell>
          <table:table-cell table:formula="of:=[.D$2]*[.C136]" office:value-type="currency" office:currency="USD" office:value="728596.249794105">
            <text:p>$728,596.25</text:p>
          </table:table-cell>
          <table:table-cell office:value-type="float" office:value="34.13">
            <text:p>34.13</text:p>
          </table:table-cell>
          <table:table-cell table:formula="of:=[.E136]/[.E$2]" office:value-type="percentage" office:value="1.78131524008351">
            <text:p>178.13%</text:p>
          </table:table-cell>
          <table:table-cell table:formula="of:=[.G$2]*[.F136]" office:value-type="currency" office:currency="USD" office:value="33609.7215110096">
            <text:p>$33,609.72</text:p>
          </table:table-cell>
          <table:table-cell office:value-type="float" office:value="104">
            <text:p>104</text:p>
          </table:table-cell>
          <table:table-cell table:formula="of:=[.H136]/[.H$2]" office:value-type="percentage" office:value="1.54761904761905">
            <text:p>154.76%</text:p>
          </table:table-cell>
          <table:table-cell table:formula="of:=[.J$2]*[.I136]" office:value-type="currency" office:currency="USD" office:value="204402.51572327">
            <text:p>$204,402.52</text:p>
          </table:table-cell>
          <table:table-cell office:value-type="float" office:value="155.2">
            <text:p>155.2</text:p>
          </table:table-cell>
          <table:table-cell table:formula="of:=[.K136]/[.K$2]" office:value-type="percentage" office:value="1.12463768115942">
            <text:p>112.46%</text:p>
          </table:table-cell>
          <table:table-cell table:formula="of:=[.M$2]*[.L136]" office:value-type="currency" office:currency="USD" office:value="190976.210008203">
            <text:p>$190,976.21</text:p>
          </table:table-cell>
          <table:table-cell table:formula="of:=[.D136]+[.G136]+[.J136]+[.M136]" office:value-type="currency" office:currency="USD" office:value="1157584.69703659">
            <text:p>$1,157,584.70</text:p>
          </table:table-cell>
          <table:table-cell table:formula="of:=[.N136]/[.N$2]" office:value-type="percentage" office:value="1.15758469703659">
            <text:p>115.76%</text:p>
          </table:table-cell>
          <table:table-cell table:formula="of:=([.N136]/[.N135])-1" office:value-type="percentage" office:value="0.00641088829885494">
            <text:p>0.64%</text:p>
          </table:table-cell>
          <table:table-cell office:value-type="float" office:value="128.27">
            <text:p>128.27</text:p>
          </table:table-cell>
          <table:table-cell table:formula="of:=[.Q136]/[.Q$2]" office:value-type="percentage" office:value="1.04624796084829">
            <text:p>104.62%</text:p>
          </table:table-cell>
          <table:table-cell table:formula="of:=([.Q136]/[.Q135])-1" office:value-type="percentage" office:value="0.00580255626127202">
            <text:p>0.5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8</text:p>
          </table:table-cell>
          <table:table-cell office:value-type="float" office:value="37.88">
            <text:p>37.88</text:p>
          </table:table-cell>
          <table:table-cell table:formula="of:=[.B137]/[.B$2]" office:value-type="percentage" office:value="1.06674176288369">
            <text:p>106.67%</text:p>
          </table:table-cell>
          <table:table-cell table:formula="of:=[.D$2]*[.C137]" office:value-type="currency" office:currency="USD" office:value="724579.310637981">
            <text:p>$724,579.31</text:p>
          </table:table-cell>
          <table:table-cell office:value-type="float" office:value="34.21">
            <text:p>34.21</text:p>
          </table:table-cell>
          <table:table-cell table:formula="of:=[.E137]/[.E$2]" office:value-type="percentage" office:value="1.78549060542797">
            <text:p>178.55%</text:p>
          </table:table-cell>
          <table:table-cell table:formula="of:=[.G$2]*[.F137]" office:value-type="currency" office:currency="USD" office:value="33688.5019892071">
            <text:p>$33,688.50</text:p>
          </table:table-cell>
          <table:table-cell office:value-type="float" office:value="103.75">
            <text:p>103.75</text:p>
          </table:table-cell>
          <table:table-cell table:formula="of:=[.H137]/[.H$2]" office:value-type="percentage" office:value="1.54389880952381">
            <text:p>154.39%</text:p>
          </table:table-cell>
          <table:table-cell table:formula="of:=[.J$2]*[.I137]" office:value-type="currency" office:currency="USD" office:value="203911.163522013">
            <text:p>$203,911.16</text:p>
          </table:table-cell>
          <table:table-cell office:value-type="float" office:value="156.57">
            <text:p>156.57</text:p>
          </table:table-cell>
          <table:table-cell table:formula="of:=[.K137]/[.K$2]" office:value-type="percentage" office:value="1.1345652173913">
            <text:p>113.46%</text:p>
          </table:table-cell>
          <table:table-cell table:formula="of:=[.M$2]*[.L137]" office:value-type="currency" office:currency="USD" office:value="192662.01804758">
            <text:p>$192,662.02</text:p>
          </table:table-cell>
          <table:table-cell table:formula="of:=[.D137]+[.G137]+[.J137]+[.M137]" office:value-type="currency" office:currency="USD" office:value="1154840.99419678">
            <text:p>$1,154,840.99</text:p>
          </table:table-cell>
          <table:table-cell table:formula="of:=[.N137]/[.N$2]" office:value-type="percentage" office:value="1.15484099419678">
            <text:p>115.48%</text:p>
          </table:table-cell>
          <table:table-cell table:formula="of:=([.N137]/[.N136])-1" office:value-type="percentage" office:value="-0.00237019619111389">
            <text:p>-0.24%</text:p>
          </table:table-cell>
          <table:table-cell office:value-type="float" office:value="127.21">
            <text:p>127.21</text:p>
          </table:table-cell>
          <table:table-cell table:formula="of:=[.Q137]/[.Q$2]" office:value-type="percentage" office:value="1.03760195758564">
            <text:p>103.76%</text:p>
          </table:table-cell>
          <table:table-cell table:formula="of:=([.Q137]/[.Q136])-1" office:value-type="percentage" office:value="-0.0082638185078352">
            <text:p>-0.8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19</text:p>
          </table:table-cell>
          <table:table-cell office:value-type="float" office:value="38.13">
            <text:p>38.13</text:p>
          </table:table-cell>
          <table:table-cell table:formula="of:=[.B138]/[.B$2]" office:value-type="percentage" office:value="1.07378203323008">
            <text:p>107.38%</text:p>
          </table:table-cell>
          <table:table-cell table:formula="of:=[.D$2]*[.C138]" office:value-type="currency" office:currency="USD" office:value="729361.381061938">
            <text:p>$729,361.38</text:p>
          </table:table-cell>
          <table:table-cell office:value-type="float" office:value="35.45">
            <text:p>35.45</text:p>
          </table:table-cell>
          <table:table-cell table:formula="of:=[.E138]/[.E$2]" office:value-type="percentage" office:value="1.85020876826722">
            <text:p>185.02%</text:p>
          </table:table-cell>
          <table:table-cell table:formula="of:=[.G$2]*[.F138]" office:value-type="currency" office:currency="USD" office:value="34909.5994012684">
            <text:p>$34,909.60</text:p>
          </table:table-cell>
          <table:table-cell office:value-type="float" office:value="107.21">
            <text:p>107.21</text:p>
          </table:table-cell>
          <table:table-cell table:formula="of:=[.H138]/[.H$2]" office:value-type="percentage" office:value="1.5953869047619">
            <text:p>159.54%</text:p>
          </table:table-cell>
          <table:table-cell table:formula="of:=[.J$2]*[.I138]" office:value-type="currency" office:currency="USD" office:value="210711.477987421">
            <text:p>$210,711.48</text:p>
          </table:table-cell>
          <table:table-cell office:value-type="float" office:value="154.66">
            <text:p>154.66</text:p>
          </table:table-cell>
          <table:table-cell table:formula="of:=[.K138]/[.K$2]" office:value-type="percentage" office:value="1.12072463768116">
            <text:p>112.07%</text:p>
          </table:table-cell>
          <table:table-cell table:formula="of:=[.M$2]*[.L138]" office:value-type="currency" office:currency="USD" office:value="190311.730926989">
            <text:p>$190,311.73</text:p>
          </table:table-cell>
          <table:table-cell table:formula="of:=[.D138]+[.G138]+[.J138]+[.M138]" office:value-type="currency" office:currency="USD" office:value="1165294.18937762">
            <text:p>$1,165,294.19</text:p>
          </table:table-cell>
          <table:table-cell table:formula="of:=[.N138]/[.N$2]" office:value-type="percentage" office:value="1.16529418937762">
            <text:p>116.53%</text:p>
          </table:table-cell>
          <table:table-cell table:formula="of:=([.N138]/[.N137])-1" office:value-type="percentage" office:value="0.00905163155219224">
            <text:p>0.91%</text:p>
          </table:table-cell>
          <table:table-cell office:value-type="float" office:value="129.28">
            <text:p>129.28</text:p>
          </table:table-cell>
          <table:table-cell table:formula="of:=[.Q138]/[.Q$2]" office:value-type="percentage" office:value="1.05448613376835">
            <text:p>105.45%</text:p>
          </table:table-cell>
          <table:table-cell table:formula="of:=([.Q138]/[.Q137])-1" office:value-type="percentage" office:value="0.0162723056363494">
            <text:p>1.6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0</text:p>
          </table:table-cell>
          <table:table-cell office:value-type="float" office:value="38.19">
            <text:p>38.19</text:p>
          </table:table-cell>
          <table:table-cell table:formula="of:=[.B139]/[.B$2]" office:value-type="percentage" office:value="1.07547169811321">
            <text:p>107.55%</text:p>
          </table:table-cell>
          <table:table-cell table:formula="of:=[.D$2]*[.C139]" office:value-type="currency" office:currency="USD" office:value="730509.077963688">
            <text:p>$730,509.08</text:p>
          </table:table-cell>
          <table:table-cell office:value-type="float" office:value="35.05">
            <text:p>35.05</text:p>
          </table:table-cell>
          <table:table-cell table:formula="of:=[.E139]/[.E$2]" office:value-type="percentage" office:value="1.82933194154489">
            <text:p>182.93%</text:p>
          </table:table-cell>
          <table:table-cell table:formula="of:=[.G$2]*[.F139]" office:value-type="currency" office:currency="USD" office:value="34515.6970102808">
            <text:p>$34,515.70</text:p>
          </table:table-cell>
          <table:table-cell office:value-type="float" office:value="104.37">
            <text:p>104.37</text:p>
          </table:table-cell>
          <table:table-cell table:formula="of:=[.H139]/[.H$2]" office:value-type="percentage" office:value="1.553125">
            <text:p>155.31%</text:p>
          </table:table-cell>
          <table:table-cell table:formula="of:=[.J$2]*[.I139]" office:value-type="currency" office:currency="USD" office:value="205129.716981132">
            <text:p>$205,129.72</text:p>
          </table:table-cell>
          <table:table-cell office:value-type="float" office:value="156.02">
            <text:p>156.02</text:p>
          </table:table-cell>
          <table:table-cell table:formula="of:=[.K139]/[.K$2]" office:value-type="percentage" office:value="1.13057971014493">
            <text:p>113.06%</text:p>
          </table:table-cell>
          <table:table-cell table:formula="of:=[.M$2]*[.L139]" office:value-type="currency" office:currency="USD" office:value="191985.233798195">
            <text:p>$191,985.23</text:p>
          </table:table-cell>
          <table:table-cell table:formula="of:=[.D139]+[.G139]+[.J139]+[.M139]" office:value-type="currency" office:currency="USD" office:value="1162139.7257533">
            <text:p>$1,162,139.73</text:p>
          </table:table-cell>
          <table:table-cell table:formula="of:=[.N139]/[.N$2]" office:value-type="percentage" office:value="1.1621397257533">
            <text:p>116.21%</text:p>
          </table:table-cell>
          <table:table-cell table:formula="of:=([.N139]/[.N138])-1" office:value-type="percentage" office:value="-0.00270701051552158">
            <text:p>-0.27%</text:p>
          </table:table-cell>
          <table:table-cell office:value-type="float" office:value="129.2">
            <text:p>129.2</text:p>
          </table:table-cell>
          <table:table-cell table:formula="of:=[.Q139]/[.Q$2]" office:value-type="percentage" office:value="1.05383360522023">
            <text:p>105.38%</text:p>
          </table:table-cell>
          <table:table-cell table:formula="of:=([.Q139]/[.Q138])-1" office:value-type="percentage" office:value="-0.000618811881188175">
            <text:p>-0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1</text:p>
          </table:table-cell>
          <table:table-cell office:value-type="float" office:value="38.64">
            <text:p>38.64</text:p>
          </table:table-cell>
          <table:table-cell table:formula="of:=[.B140]/[.B$2]" office:value-type="percentage" office:value="1.08814418473669">
            <text:p>108.81%</text:p>
          </table:table-cell>
          <table:table-cell table:formula="of:=[.D$2]*[.C140]" office:value-type="currency" office:currency="USD" office:value="739116.804726811">
            <text:p>$739,116.80</text:p>
          </table:table-cell>
          <table:table-cell office:value-type="float" office:value="35.59">
            <text:p>35.59</text:p>
          </table:table-cell>
          <table:table-cell table:formula="of:=[.E140]/[.E$2]" office:value-type="percentage" office:value="1.85751565762004">
            <text:p>185.75%</text:p>
          </table:table-cell>
          <table:table-cell table:formula="of:=[.G$2]*[.F140]" office:value-type="currency" office:currency="USD" office:value="35047.465238114">
            <text:p>$35,047.47</text:p>
          </table:table-cell>
          <table:table-cell office:value-type="float" office:value="105.62">
            <text:p>105.62</text:p>
          </table:table-cell>
          <table:table-cell table:formula="of:=[.H140]/[.H$2]" office:value-type="percentage" office:value="1.57172619047619">
            <text:p>157.17%</text:p>
          </table:table-cell>
          <table:table-cell table:formula="of:=[.J$2]*[.I140]" office:value-type="currency" office:currency="USD" office:value="207586.477987421">
            <text:p>$207,586.48</text:p>
          </table:table-cell>
          <table:table-cell office:value-type="float" office:value="154.83">
            <text:p>154.83</text:p>
          </table:table-cell>
          <table:table-cell table:formula="of:=[.K140]/[.K$2]" office:value-type="percentage" office:value="1.12195652173913">
            <text:p>112.20%</text:p>
          </table:table-cell>
          <table:table-cell table:formula="of:=[.M$2]*[.L140]" office:value-type="currency" office:currency="USD" office:value="190520.91878589">
            <text:p>$190,520.92</text:p>
          </table:table-cell>
          <table:table-cell table:formula="of:=[.D140]+[.G140]+[.J140]+[.M140]" office:value-type="currency" office:currency="USD" office:value="1172271.66673824">
            <text:p>$1,172,271.67</text:p>
          </table:table-cell>
          <table:table-cell table:formula="of:=[.N140]/[.N$2]" office:value-type="percentage" office:value="1.17227166673824">
            <text:p>117.23%</text:p>
          </table:table-cell>
          <table:table-cell table:formula="of:=([.N140]/[.N139])-1" office:value-type="percentage" office:value="0.00871835009200184">
            <text:p>0.87%</text:p>
          </table:table-cell>
          <table:table-cell office:value-type="float" office:value="130.99">
            <text:p>130.99</text:p>
          </table:table-cell>
          <table:table-cell table:formula="of:=[.Q140]/[.Q$2]" office:value-type="percentage" office:value="1.0684339314845">
            <text:p>106.84%</text:p>
          </table:table-cell>
          <table:table-cell table:formula="of:=([.Q140]/[.Q139])-1" office:value-type="percentage" office:value="0.0138544891640868">
            <text:p>1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2</text:p>
          </table:table-cell>
          <table:table-cell office:value-type="float" office:value="38.43">
            <text:p>38.43</text:p>
          </table:table-cell>
          <table:table-cell table:formula="of:=[.B141]/[.B$2]" office:value-type="percentage" office:value="1.08223035764573">
            <text:p>108.22%</text:p>
          </table:table-cell>
          <table:table-cell table:formula="of:=[.D$2]*[.C141]" office:value-type="currency" office:currency="USD" office:value="735099.865570687">
            <text:p>$735,099.87</text:p>
          </table:table-cell>
          <table:table-cell office:value-type="float" office:value="35.88">
            <text:p>35.88</text:p>
          </table:table-cell>
          <table:table-cell table:formula="of:=[.E141]/[.E$2]" office:value-type="percentage" office:value="1.87265135699374">
            <text:p>187.27%</text:p>
          </table:table-cell>
          <table:table-cell table:formula="of:=[.G$2]*[.F141]" office:value-type="currency" office:currency="USD" office:value="35333.0444715799">
            <text:p>$35,333.04</text:p>
          </table:table-cell>
          <table:table-cell office:value-type="float" office:value="105.56">
            <text:p>105.56</text:p>
          </table:table-cell>
          <table:table-cell table:formula="of:=[.H141]/[.H$2]" office:value-type="percentage" office:value="1.57083333333333">
            <text:p>157.08%</text:p>
          </table:table-cell>
          <table:table-cell table:formula="of:=[.J$2]*[.I141]" office:value-type="currency" office:currency="USD" office:value="207468.553459119">
            <text:p>$207,468.55</text:p>
          </table:table-cell>
          <table:table-cell office:value-type="float" office:value="156.12">
            <text:p>156.12</text:p>
          </table:table-cell>
          <table:table-cell table:formula="of:=[.K141]/[.K$2]" office:value-type="percentage" office:value="1.13130434782609">
            <text:p>113.13%</text:p>
          </table:table-cell>
          <table:table-cell table:formula="of:=[.M$2]*[.L141]" office:value-type="currency" office:currency="USD" office:value="192108.285479902">
            <text:p>$192,108.29</text:p>
          </table:table-cell>
          <table:table-cell table:formula="of:=[.D141]+[.G141]+[.J141]+[.M141]" office:value-type="currency" office:currency="USD" office:value="1170009.74898129">
            <text:p>$1,170,009.75</text:p>
          </table:table-cell>
          <table:table-cell table:formula="of:=[.N141]/[.N$2]" office:value-type="percentage" office:value="1.17000974898129">
            <text:p>117.00%</text:p>
          </table:table-cell>
          <table:table-cell table:formula="of:=([.N141]/[.N140])-1" office:value-type="percentage" office:value="-0.00192951669918118">
            <text:p>-0.19%</text:p>
          </table:table-cell>
          <table:table-cell office:value-type="float" office:value="131.08">
            <text:p>131.08</text:p>
          </table:table-cell>
          <table:table-cell table:formula="of:=[.Q141]/[.Q$2]" office:value-type="percentage" office:value="1.06916802610114">
            <text:p>106.92%</text:p>
          </table:table-cell>
          <table:table-cell table:formula="of:=([.Q141]/[.Q140])-1" office:value-type="percentage" office:value="0.000687075349263377">
            <text:p>0.0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5</text:p>
          </table:table-cell>
          <table:table-cell office:value-type="float" office:value="38.18">
            <text:p>38.18</text:p>
          </table:table-cell>
          <table:table-cell table:formula="of:=[.B142]/[.B$2]" office:value-type="percentage" office:value="1.07519008729935">
            <text:p>107.52%</text:p>
          </table:table-cell>
          <table:table-cell table:formula="of:=[.D$2]*[.C142]" office:value-type="currency" office:currency="USD" office:value="730317.79514673">
            <text:p>$730,317.80</text:p>
          </table:table-cell>
          <table:table-cell office:value-type="float" office:value="36.07">
            <text:p>36.07</text:p>
          </table:table-cell>
          <table:table-cell table:formula="of:=[.E142]/[.E$2]" office:value-type="percentage" office:value="1.88256784968685">
            <text:p>188.26%</text:p>
          </table:table-cell>
          <table:table-cell table:formula="of:=[.G$2]*[.F142]" office:value-type="currency" office:currency="USD" office:value="35520.148107299">
            <text:p>$35,520.15</text:p>
          </table:table-cell>
          <table:table-cell office:value-type="float" office:value="103.99">
            <text:p>103.99</text:p>
          </table:table-cell>
          <table:table-cell table:formula="of:=[.H142]/[.H$2]" office:value-type="percentage" office:value="1.54747023809524">
            <text:p>154.75%</text:p>
          </table:table-cell>
          <table:table-cell table:formula="of:=[.J$2]*[.I142]" office:value-type="currency" office:currency="USD" office:value="204382.86163522">
            <text:p>$204,382.86</text:p>
          </table:table-cell>
          <table:table-cell office:value-type="float" office:value="157.34">
            <text:p>157.34</text:p>
          </table:table-cell>
          <table:table-cell table:formula="of:=[.K142]/[.K$2]" office:value-type="percentage" office:value="1.14014492753623">
            <text:p>114.01%</text:p>
          </table:table-cell>
          <table:table-cell table:formula="of:=[.M$2]*[.L142]" office:value-type="currency" office:currency="USD" office:value="193609.515996719">
            <text:p>$193,609.52</text:p>
          </table:table-cell>
          <table:table-cell table:formula="of:=[.D142]+[.G142]+[.J142]+[.M142]" office:value-type="currency" office:currency="USD" office:value="1163830.32088597">
            <text:p>$1,163,830.32</text:p>
          </table:table-cell>
          <table:table-cell table:formula="of:=[.N142]/[.N$2]" office:value-type="percentage" office:value="1.16383032088597">
            <text:p>116.38%</text:p>
          </table:table-cell>
          <table:table-cell table:formula="of:=([.N142]/[.N141])-1" office:value-type="percentage" office:value="-0.00528151846657754">
            <text:p>-0.53%</text:p>
          </table:table-cell>
          <table:table-cell office:value-type="float" office:value="130.35">
            <text:p>130.35</text:p>
          </table:table-cell>
          <table:table-cell table:formula="of:=[.Q142]/[.Q$2]" office:value-type="percentage" office:value="1.06321370309951">
            <text:p>106.32%</text:p>
          </table:table-cell>
          <table:table-cell table:formula="of:=([.Q142]/[.Q141])-1" office:value-type="percentage" office:value="-0.0055691180958195">
            <text:p>-0.5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6</text:p>
          </table:table-cell>
          <table:table-cell office:value-type="float" office:value="38.13">
            <text:p>38.13</text:p>
          </table:table-cell>
          <table:table-cell table:formula="of:=[.B143]/[.B$2]" office:value-type="percentage" office:value="1.07378203323008">
            <text:p>107.38%</text:p>
          </table:table-cell>
          <table:table-cell table:formula="of:=[.D$2]*[.C143]" office:value-type="currency" office:currency="USD" office:value="729361.381061938">
            <text:p>$729,361.38</text:p>
          </table:table-cell>
          <table:table-cell office:value-type="float" office:value="36.43">
            <text:p>36.43</text:p>
          </table:table-cell>
          <table:table-cell table:formula="of:=[.E143]/[.E$2]" office:value-type="percentage" office:value="1.90135699373695">
            <text:p>190.14%</text:p>
          </table:table-cell>
          <table:table-cell table:formula="of:=[.G$2]*[.F143]" office:value-type="currency" office:currency="USD" office:value="35874.6602591878">
            <text:p>$35,874.66</text:p>
          </table:table-cell>
          <table:table-cell office:value-type="float" office:value="105">
            <text:p>105</text:p>
          </table:table-cell>
          <table:table-cell table:formula="of:=[.H143]/[.H$2]" office:value-type="percentage" office:value="1.5625">
            <text:p>156.25%</text:p>
          </table:table-cell>
          <table:table-cell table:formula="of:=[.J$2]*[.I143]" office:value-type="currency" office:currency="USD" office:value="206367.924528302">
            <text:p>$206,367.92</text:p>
          </table:table-cell>
          <table:table-cell office:value-type="float" office:value="157.77">
            <text:p>157.77</text:p>
          </table:table-cell>
          <table:table-cell table:formula="of:=[.K143]/[.K$2]" office:value-type="percentage" office:value="1.14326086956522">
            <text:p>114.33%</text:p>
          </table:table-cell>
          <table:table-cell table:formula="of:=[.M$2]*[.L143]" office:value-type="currency" office:currency="USD" office:value="194138.638228056">
            <text:p>$194,138.64</text:p>
          </table:table-cell>
          <table:table-cell table:formula="of:=[.D143]+[.G143]+[.J143]+[.M143]" office:value-type="currency" office:currency="USD" office:value="1165742.60407748">
            <text:p>$1,165,742.60</text:p>
          </table:table-cell>
          <table:table-cell table:formula="of:=[.N143]/[.N$2]" office:value-type="percentage" office:value="1.16574260407748">
            <text:p>116.57%</text:p>
          </table:table-cell>
          <table:table-cell table:formula="of:=([.N143]/[.N142])-1" office:value-type="percentage" office:value="0.00164309449341449">
            <text:p>0.16%</text:p>
          </table:table-cell>
          <table:table-cell office:value-type="float" office:value="129.86">
            <text:p>129.86</text:p>
          </table:table-cell>
          <table:table-cell table:formula="of:=[.Q143]/[.Q$2]" office:value-type="percentage" office:value="1.05921696574225">
            <text:p>105.92%</text:p>
          </table:table-cell>
          <table:table-cell table:formula="of:=([.Q143]/[.Q142])-1" office:value-type="percentage" office:value="-0.00375911008822383">
            <text:p>-0.3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7</text:p>
          </table:table-cell>
          <table:table-cell office:value-type="float" office:value="38.07">
            <text:p>38.07</text:p>
          </table:table-cell>
          <table:table-cell table:formula="of:=[.B144]/[.B$2]" office:value-type="percentage" office:value="1.07209236834694">
            <text:p>107.21%</text:p>
          </table:table-cell>
          <table:table-cell table:formula="of:=[.D$2]*[.C144]" office:value-type="currency" office:currency="USD" office:value="728213.684160189">
            <text:p>$728,213.68</text:p>
          </table:table-cell>
          <table:table-cell office:value-type="float" office:value="35.39">
            <text:p>35.39</text:p>
          </table:table-cell>
          <table:table-cell table:formula="of:=[.E144]/[.E$2]" office:value-type="percentage" office:value="1.84707724425887">
            <text:p>184.71%</text:p>
          </table:table-cell>
          <table:table-cell table:formula="of:=[.G$2]*[.F144]" office:value-type="currency" office:currency="USD" office:value="34850.5140426202">
            <text:p>$34,850.51</text:p>
          </table:table-cell>
          <table:table-cell office:value-type="float" office:value="101.81">
            <text:p>101.81</text:p>
          </table:table-cell>
          <table:table-cell table:formula="of:=[.H144]/[.H$2]" office:value-type="percentage" office:value="1.51502976190476">
            <text:p>151.50%</text:p>
          </table:table-cell>
          <table:table-cell table:formula="of:=[.J$2]*[.I144]" office:value-type="currency" office:currency="USD" office:value="200098.270440252">
            <text:p>$200,098.27</text:p>
          </table:table-cell>
          <table:table-cell office:value-type="float" office:value="157.19">
            <text:p>157.19</text:p>
          </table:table-cell>
          <table:table-cell table:formula="of:=[.K144]/[.K$2]" office:value-type="percentage" office:value="1.13905797101449">
            <text:p>113.91%</text:p>
          </table:table-cell>
          <table:table-cell table:formula="of:=[.M$2]*[.L144]" office:value-type="currency" office:currency="USD" office:value="193424.938474159">
            <text:p>$193,424.94</text:p>
          </table:table-cell>
          <table:table-cell table:formula="of:=[.D144]+[.G144]+[.J144]+[.M144]" office:value-type="currency" office:currency="USD" office:value="1156587.40711722">
            <text:p>$1,156,587.41</text:p>
          </table:table-cell>
          <table:table-cell table:formula="of:=[.N144]/[.N$2]" office:value-type="percentage" office:value="1.15658740711722">
            <text:p>115.66%</text:p>
          </table:table-cell>
          <table:table-cell table:formula="of:=([.N144]/[.N143])-1" office:value-type="percentage" office:value="-0.00785353209897421">
            <text:p>-0.79%</text:p>
          </table:table-cell>
          <table:table-cell office:value-type="float" office:value="127.2">
            <text:p>127.2</text:p>
          </table:table-cell>
          <table:table-cell table:formula="of:=[.Q144]/[.Q$2]" office:value-type="percentage" office:value="1.03752039151713">
            <text:p>103.75%</text:p>
          </table:table-cell>
          <table:table-cell table:formula="of:=([.Q144]/[.Q143])-1" office:value-type="percentage" office:value="-0.0204835977206222">
            <text:p>-2.0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8</text:p>
          </table:table-cell>
          <table:table-cell office:value-type="float" office:value="38.11">
            <text:p>38.11</text:p>
          </table:table-cell>
          <table:table-cell table:formula="of:=[.B145]/[.B$2]" office:value-type="percentage" office:value="1.07321881160237">
            <text:p>107.32%</text:p>
          </table:table-cell>
          <table:table-cell table:formula="of:=[.D$2]*[.C145]" office:value-type="currency" office:currency="USD" office:value="728978.815428022">
            <text:p>$728,978.82</text:p>
          </table:table-cell>
          <table:table-cell office:value-type="float" office:value="37.82">
            <text:p>37.82</text:p>
          </table:table-cell>
          <table:table-cell table:formula="of:=[.E145]/[.E$2]" office:value-type="percentage" office:value="1.97390396659708">
            <text:p>197.39%</text:p>
          </table:table-cell>
          <table:table-cell table:formula="of:=[.G$2]*[.F145]" office:value-type="currency" office:currency="USD" office:value="37243.4710678694">
            <text:p>$37,243.47</text:p>
          </table:table-cell>
          <table:table-cell office:value-type="float" office:value="102.15">
            <text:p>102.15</text:p>
          </table:table-cell>
          <table:table-cell table:formula="of:=[.H145]/[.H$2]" office:value-type="percentage" office:value="1.52008928571429">
            <text:p>152.01%</text:p>
          </table:table-cell>
          <table:table-cell table:formula="of:=[.J$2]*[.I145]" office:value-type="currency" office:currency="USD" office:value="200766.509433962">
            <text:p>$200,766.51</text:p>
          </table:table-cell>
          <table:table-cell office:value-type="float" office:value="157.32">
            <text:p>157.32</text:p>
          </table:table-cell>
          <table:table-cell table:formula="of:=[.K145]/[.K$2]" office:value-type="percentage" office:value="1.14">
            <text:p>114.00%</text:p>
          </table:table-cell>
          <table:table-cell table:formula="of:=[.M$2]*[.L145]" office:value-type="currency" office:currency="USD" office:value="193584.905660377">
            <text:p>$193,584.91</text:p>
          </table:table-cell>
          <table:table-cell table:formula="of:=[.D145]+[.G145]+[.J145]+[.M145]" office:value-type="currency" office:currency="USD" office:value="1160573.70159023">
            <text:p>$1,160,573.70</text:p>
          </table:table-cell>
          <table:table-cell table:formula="of:=[.N145]/[.N$2]" office:value-type="percentage" office:value="1.16057370159023">
            <text:p>116.06%</text:p>
          </table:table-cell>
          <table:table-cell table:formula="of:=([.N145]/[.N144])-1" office:value-type="percentage" office:value="0.003446600272907">
            <text:p>0.34%</text:p>
          </table:table-cell>
          <table:table-cell office:value-type="float" office:value="126.83">
            <text:p>126.83</text:p>
          </table:table-cell>
          <table:table-cell table:formula="of:=[.Q145]/[.Q$2]" office:value-type="percentage" office:value="1.03450244698206">
            <text:p>103.45%</text:p>
          </table:table-cell>
          <table:table-cell table:formula="of:=([.Q145]/[.Q144])-1" office:value-type="percentage" office:value="-0.00290880503144653">
            <text:p>-0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7-29</text:p>
          </table:table-cell>
          <table:table-cell office:value-type="float" office:value="37.89">
            <text:p>37.89</text:p>
          </table:table-cell>
          <table:table-cell table:formula="of:=[.B146]/[.B$2]" office:value-type="percentage" office:value="1.06702337369755">
            <text:p>106.70%</text:p>
          </table:table-cell>
          <table:table-cell table:formula="of:=[.D$2]*[.C146]" office:value-type="currency" office:currency="USD" office:value="724770.59345494">
            <text:p>$724,770.59</text:p>
          </table:table-cell>
          <table:table-cell office:value-type="float" office:value="36.95">
            <text:p>36.95</text:p>
          </table:table-cell>
          <table:table-cell table:formula="of:=[.E146]/[.E$2]" office:value-type="percentage" office:value="1.92849686847599">
            <text:p>192.85%</text:p>
          </table:table-cell>
          <table:table-cell table:formula="of:=[.G$2]*[.F146]" office:value-type="currency" office:currency="USD" office:value="36386.7333674715">
            <text:p>$36,386.73</text:p>
          </table:table-cell>
          <table:table-cell office:value-type="float" office:value="101.87">
            <text:p>101.87</text:p>
          </table:table-cell>
          <table:table-cell table:formula="of:=[.H146]/[.H$2]" office:value-type="percentage" office:value="1.51592261904762">
            <text:p>151.59%</text:p>
          </table:table-cell>
          <table:table-cell table:formula="of:=[.J$2]*[.I146]" office:value-type="currency" office:currency="USD" office:value="200216.194968553">
            <text:p>$200,216.19</text:p>
          </table:table-cell>
          <table:table-cell office:value-type="float" office:value="158.29">
            <text:p>158.29</text:p>
          </table:table-cell>
          <table:table-cell table:formula="of:=[.K146]/[.K$2]" office:value-type="percentage" office:value="1.14702898550725">
            <text:p>114.70%</text:p>
          </table:table-cell>
          <table:table-cell table:formula="of:=[.M$2]*[.L146]" office:value-type="currency" office:currency="USD" office:value="194778.506972929">
            <text:p>$194,778.51</text:p>
          </table:table-cell>
          <table:table-cell table:formula="of:=[.D146]+[.G146]+[.J146]+[.M146]" office:value-type="currency" office:currency="USD" office:value="1156152.02876389">
            <text:p>$1,156,152.03</text:p>
          </table:table-cell>
          <table:table-cell table:formula="of:=[.N146]/[.N$2]" office:value-type="percentage" office:value="1.15615202876389">
            <text:p>115.62%</text:p>
          </table:table-cell>
          <table:table-cell table:formula="of:=([.N146]/[.N145])-1" office:value-type="percentage" office:value="-0.00380990265441916">
            <text:p>-0.38%</text:p>
          </table:table-cell>
          <table:table-cell office:value-type="float" office:value="125.97">
            <text:p>125.97</text:p>
          </table:table-cell>
          <table:table-cell table:formula="of:=[.Q146]/[.Q$2]" office:value-type="percentage" office:value="1.02748776508972">
            <text:p>102.75%</text:p>
          </table:table-cell>
          <table:table-cell table:formula="of:=([.Q146]/[.Q145])-1" office:value-type="percentage" office:value="-0.00678073011117242">
            <text:p>-0.6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1</text:p>
          </table:table-cell>
          <table:table-cell office:value-type="float" office:value="38.01">
            <text:p>38.01</text:p>
          </table:table-cell>
          <table:table-cell table:formula="of:=[.B147]/[.B$2]" office:value-type="percentage" office:value="1.07040270346381">
            <text:p>107.04%</text:p>
          </table:table-cell>
          <table:table-cell table:formula="of:=[.D$2]*[.C147]" office:value-type="currency" office:currency="USD" office:value="727065.987258439">
            <text:p>$727,065.99</text:p>
          </table:table-cell>
          <table:table-cell office:value-type="float" office:value="37.54">
            <text:p>37.54</text:p>
          </table:table-cell>
          <table:table-cell table:formula="of:=[.E147]/[.E$2]" office:value-type="percentage" office:value="1.95929018789144">
            <text:p>195.93%</text:p>
          </table:table-cell>
          <table:table-cell table:formula="of:=[.G$2]*[.F147]" office:value-type="currency" office:currency="USD" office:value="36967.7393941781">
            <text:p>$36,967.74</text:p>
          </table:table-cell>
          <table:table-cell office:value-type="float" office:value="102.9">
            <text:p>102.9</text:p>
          </table:table-cell>
          <table:table-cell table:formula="of:=[.H147]/[.H$2]" office:value-type="percentage" office:value="1.53125">
            <text:p>153.13%</text:p>
          </table:table-cell>
          <table:table-cell table:formula="of:=[.J$2]*[.I147]" office:value-type="currency" office:currency="USD" office:value="202240.566037736">
            <text:p>$202,240.57</text:p>
          </table:table-cell>
          <table:table-cell office:value-type="float" office:value="157.72">
            <text:p>157.72</text:p>
          </table:table-cell>
          <table:table-cell table:formula="of:=[.K147]/[.K$2]" office:value-type="percentage" office:value="1.14289855072464">
            <text:p>114.29%</text:p>
          </table:table-cell>
          <table:table-cell table:formula="of:=[.M$2]*[.L147]" office:value-type="currency" office:currency="USD" office:value="194077.112387203">
            <text:p>$194,077.11</text:p>
          </table:table-cell>
          <table:table-cell table:formula="of:=[.D147]+[.G147]+[.J147]+[.M147]" office:value-type="currency" office:currency="USD" office:value="1160351.40507756">
            <text:p>$1,160,351.41</text:p>
          </table:table-cell>
          <table:table-cell table:formula="of:=[.N147]/[.N$2]" office:value-type="percentage" office:value="1.16035140507756">
            <text:p>116.04%</text:p>
          </table:table-cell>
          <table:table-cell table:formula="of:=([.N147]/[.N146])-1" office:value-type="percentage" office:value="0.0036322007912335">
            <text:p>0.36%</text:p>
          </table:table-cell>
          <table:table-cell office:value-type="float" office:value="125.43">
            <text:p>125.43</text:p>
          </table:table-cell>
          <table:table-cell table:formula="of:=[.Q147]/[.Q$2]" office:value-type="percentage" office:value="1.02308319738989">
            <text:p>102.31%</text:p>
          </table:table-cell>
          <table:table-cell table:formula="of:=([.Q147]/[.Q146])-1" office:value-type="percentage" office:value="-0.00428673493688969">
            <text:p>-0.4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2</text:p>
          </table:table-cell>
          <table:table-cell office:value-type="float" office:value="37.83">
            <text:p>37.83</text:p>
          </table:table-cell>
          <table:table-cell table:formula="of:=[.B148]/[.B$2]" office:value-type="percentage" office:value="1.06533370881442">
            <text:p>106.53%</text:p>
          </table:table-cell>
          <table:table-cell table:formula="of:=[.D$2]*[.C148]" office:value-type="currency" office:currency="USD" office:value="723622.89655319">
            <text:p>$723,622.90</text:p>
          </table:table-cell>
          <table:table-cell office:value-type="float" office:value="36.66">
            <text:p>36.66</text:p>
          </table:table-cell>
          <table:table-cell table:formula="of:=[.E148]/[.E$2]" office:value-type="percentage" office:value="1.9133611691023">
            <text:p>191.34%</text:p>
          </table:table-cell>
          <table:table-cell table:formula="of:=[.G$2]*[.F148]" office:value-type="currency" office:currency="USD" office:value="36101.1541340056">
            <text:p>$36,101.15</text:p>
          </table:table-cell>
          <table:table-cell office:value-type="float" office:value="99.67">
            <text:p>99.67</text:p>
          </table:table-cell>
          <table:table-cell table:formula="of:=[.H148]/[.H$2]" office:value-type="percentage" office:value="1.48318452380952">
            <text:p>148.32%</text:p>
          </table:table-cell>
          <table:table-cell table:formula="of:=[.J$2]*[.I148]" office:value-type="currency" office:currency="USD" office:value="195892.295597484">
            <text:p>$195,892.30</text:p>
          </table:table-cell>
          <table:table-cell office:value-type="float" office:value="161.52">
            <text:p>161.52</text:p>
          </table:table-cell>
          <table:table-cell table:formula="of:=[.K148]/[.K$2]" office:value-type="percentage" office:value="1.1704347826087">
            <text:p>117.04%</text:p>
          </table:table-cell>
          <table:table-cell table:formula="of:=[.M$2]*[.L148]" office:value-type="currency" office:currency="USD" office:value="198753.076292043">
            <text:p>$198,753.08</text:p>
          </table:table-cell>
          <table:table-cell table:formula="of:=[.D148]+[.G148]+[.J148]+[.M148]" office:value-type="currency" office:currency="USD" office:value="1154369.42257672">
            <text:p>$1,154,369.42</text:p>
          </table:table-cell>
          <table:table-cell table:formula="of:=[.N148]/[.N$2]" office:value-type="percentage" office:value="1.15436942257672">
            <text:p>115.44%</text:p>
          </table:table-cell>
          <table:table-cell table:formula="of:=([.N148]/[.N147])-1" office:value-type="percentage" office:value="-0.00515531973732852">
            <text:p>-0.52%</text:p>
          </table:table-cell>
          <table:table-cell office:value-type="float" office:value="122.23">
            <text:p>122.23</text:p>
          </table:table-cell>
          <table:table-cell table:formula="of:=[.Q148]/[.Q$2]" office:value-type="percentage" office:value="0.996982055464927">
            <text:p>99.70%</text:p>
          </table:table-cell>
          <table:table-cell table:formula="of:=([.Q148]/[.Q147])-1" office:value-type="percentage" office:value="-0.0255122379016185">
            <text:p>-2.5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3</text:p>
          </table:table-cell>
          <table:table-cell office:value-type="float" office:value="37.92">
            <text:p>37.92</text:p>
          </table:table-cell>
          <table:table-cell table:formula="of:=[.B149]/[.B$2]" office:value-type="percentage" office:value="1.06786820613912">
            <text:p>106.79%</text:p>
          </table:table-cell>
          <table:table-cell table:formula="of:=[.D$2]*[.C149]" office:value-type="currency" office:currency="USD" office:value="725344.441905814">
            <text:p>$725,344.44</text:p>
          </table:table-cell>
          <table:table-cell office:value-type="float" office:value="36.48">
            <text:p>36.48</text:p>
          </table:table-cell>
          <table:table-cell table:formula="of:=[.E149]/[.E$2]" office:value-type="percentage" office:value="1.90396659707724">
            <text:p>190.40%</text:p>
          </table:table-cell>
          <table:table-cell table:formula="of:=[.G$2]*[.F149]" office:value-type="currency" office:currency="USD" office:value="35923.8980580612">
            <text:p>$35,923.90</text:p>
          </table:table-cell>
          <table:table-cell office:value-type="float" office:value="98.78">
            <text:p>98.78</text:p>
          </table:table-cell>
          <table:table-cell table:formula="of:=[.H149]/[.H$2]" office:value-type="percentage" office:value="1.46994047619048">
            <text:p>146.99%</text:p>
          </table:table-cell>
          <table:table-cell table:formula="of:=[.J$2]*[.I149]" office:value-type="currency" office:currency="USD" office:value="194143.081761006">
            <text:p>$194,143.08</text:p>
          </table:table-cell>
          <table:table-cell office:value-type="float" office:value="161.49">
            <text:p>161.49</text:p>
          </table:table-cell>
          <table:table-cell table:formula="of:=[.K149]/[.K$2]" office:value-type="percentage" office:value="1.17021739130435">
            <text:p>117.02%</text:p>
          </table:table-cell>
          <table:table-cell table:formula="of:=[.M$2]*[.L149]" office:value-type="currency" office:currency="USD" office:value="198716.160787531">
            <text:p>$198,716.16</text:p>
          </table:table-cell>
          <table:table-cell table:formula="of:=[.D149]+[.G149]+[.J149]+[.M149]" office:value-type="currency" office:currency="USD" office:value="1154127.58251241">
            <text:p>$1,154,127.58</text:p>
          </table:table-cell>
          <table:table-cell table:formula="of:=[.N149]/[.N$2]" office:value-type="percentage" office:value="1.15412758251241">
            <text:p>115.41%</text:p>
          </table:table-cell>
          <table:table-cell table:formula="of:=([.N149]/[.N148])-1" office:value-type="percentage" office:value="-0.000209499714371897">
            <text:p>-0.02%</text:p>
          </table:table-cell>
          <table:table-cell office:value-type="float" office:value="122.89">
            <text:p>122.89</text:p>
          </table:table-cell>
          <table:table-cell table:formula="of:=[.Q149]/[.Q$2]" office:value-type="percentage" office:value="1.00236541598695">
            <text:p>100.24%</text:p>
          </table:table-cell>
          <table:table-cell table:formula="of:=([.Q149]/[.Q148])-1" office:value-type="percentage" office:value="0.00539965638550277">
            <text:p>0.5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4</text:p>
          </table:table-cell>
          <table:table-cell office:value-type="float" office:value="37.65">
            <text:p>37.65</text:p>
          </table:table-cell>
          <table:table-cell table:formula="of:=[.B150]/[.B$2]" office:value-type="percentage" office:value="1.06026471416502">
            <text:p>106.03%</text:p>
          </table:table-cell>
          <table:table-cell table:formula="of:=[.D$2]*[.C150]" office:value-type="currency" office:currency="USD" office:value="720179.805847941">
            <text:p>$720,179.81</text:p>
          </table:table-cell>
          <table:table-cell office:value-type="float" office:value="33.67">
            <text:p>33.67</text:p>
          </table:table-cell>
          <table:table-cell table:formula="of:=[.E150]/[.E$2]" office:value-type="percentage" office:value="1.75730688935282">
            <text:p>175.73%</text:p>
          </table:table-cell>
          <table:table-cell table:formula="of:=[.G$2]*[.F150]" office:value-type="currency" office:currency="USD" office:value="33156.7337613739">
            <text:p>$33,156.73</text:p>
          </table:table-cell>
          <table:table-cell office:value-type="float" office:value="92.55">
            <text:p>92.55</text:p>
          </table:table-cell>
          <table:table-cell table:formula="of:=[.H150]/[.H$2]" office:value-type="percentage" office:value="1.37723214285714">
            <text:p>137.72%</text:p>
          </table:table-cell>
          <table:table-cell table:formula="of:=[.J$2]*[.I150]" office:value-type="currency" office:currency="USD" office:value="181898.58490566">
            <text:p>$181,898.58</text:p>
          </table:table-cell>
          <table:table-cell office:value-type="float" office:value="160.64">
            <text:p>160.64</text:p>
          </table:table-cell>
          <table:table-cell table:formula="of:=[.K150]/[.K$2]" office:value-type="percentage" office:value="1.16405797101449">
            <text:p>116.41%</text:p>
          </table:table-cell>
          <table:table-cell table:formula="of:=[.M$2]*[.L150]" office:value-type="currency" office:currency="USD" office:value="197670.221493027">
            <text:p>$197,670.22</text:p>
          </table:table-cell>
          <table:table-cell table:formula="of:=[.D150]+[.G150]+[.J150]+[.M150]" office:value-type="currency" office:currency="USD" office:value="1132905.346008">
            <text:p>$1,132,905.35</text:p>
          </table:table-cell>
          <table:table-cell table:formula="of:=[.N150]/[.N$2]" office:value-type="percentage" office:value="1.132905346008">
            <text:p>113.29%</text:p>
          </table:table-cell>
          <table:table-cell table:formula="of:=([.N150]/[.N149])-1" office:value-type="percentage" office:value="-0.0183881200189431">
            <text:p>-1.84%</text:p>
          </table:table-cell>
          <table:table-cell office:value-type="float" office:value="117.13">
            <text:p>117.13</text:p>
          </table:table-cell>
          <table:table-cell table:formula="of:=[.Q150]/[.Q$2]" office:value-type="percentage" office:value="0.955383360522023">
            <text:p>95.54%</text:p>
          </table:table-cell>
          <table:table-cell table:formula="of:=([.Q150]/[.Q149])-1" office:value-type="percentage" office:value="-0.0468711856131501">
            <text:p>-4.6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5</text:p>
          </table:table-cell>
          <table:table-cell office:value-type="float" office:value="38.21">
            <text:p>38.21</text:p>
          </table:table-cell>
          <table:table-cell table:formula="of:=[.B151]/[.B$2]" office:value-type="percentage" office:value="1.07603491974092">
            <text:p>107.60%</text:p>
          </table:table-cell>
          <table:table-cell table:formula="of:=[.D$2]*[.C151]" office:value-type="currency" office:currency="USD" office:value="730891.643597605">
            <text:p>$730,891.64</text:p>
          </table:table-cell>
          <table:table-cell office:value-type="float" office:value="33.35">
            <text:p>33.35</text:p>
          </table:table-cell>
          <table:table-cell table:formula="of:=[.E151]/[.E$2]" office:value-type="percentage" office:value="1.74060542797495">
            <text:p>174.06%</text:p>
          </table:table-cell>
          <table:table-cell table:formula="of:=[.G$2]*[.F151]" office:value-type="currency" office:currency="USD" office:value="32841.6118485839">
            <text:p>$32,841.61</text:p>
          </table:table-cell>
          <table:table-cell office:value-type="float" office:value="93.18">
            <text:p>93.18</text:p>
          </table:table-cell>
          <table:table-cell table:formula="of:=[.H151]/[.H$2]" office:value-type="percentage" office:value="1.38660714285714">
            <text:p>138.66%</text:p>
          </table:table-cell>
          <table:table-cell table:formula="of:=[.J$2]*[.I151]" office:value-type="currency" office:currency="USD" office:value="183136.79245283">
            <text:p>$183,136.79</text:p>
          </table:table-cell>
          <table:table-cell office:value-type="float" office:value="161.75">
            <text:p>161.75</text:p>
          </table:table-cell>
          <table:table-cell table:formula="of:=[.K151]/[.K$2]" office:value-type="percentage" office:value="1.17210144927536">
            <text:p>117.21%</text:p>
          </table:table-cell>
          <table:table-cell table:formula="of:=[.M$2]*[.L151]" office:value-type="currency" office:currency="USD" office:value="199036.095159967">
            <text:p>$199,036.10</text:p>
          </table:table-cell>
          <table:table-cell table:formula="of:=[.D151]+[.G151]+[.J151]+[.M151]" office:value-type="currency" office:currency="USD" office:value="1145906.14305899">
            <text:p>$1,145,906.14</text:p>
          </table:table-cell>
          <table:table-cell table:formula="of:=[.N151]/[.N$2]" office:value-type="percentage" office:value="1.14590614305899">
            <text:p>114.59%</text:p>
          </table:table-cell>
          <table:table-cell table:formula="of:=([.N151]/[.N150])-1" office:value-type="percentage" office:value="0.0114756251233121">
            <text:p>1.15%</text:p>
          </table:table-cell>
          <table:table-cell office:value-type="float" office:value="116.96">
            <text:p>116.96</text:p>
          </table:table-cell>
          <table:table-cell table:formula="of:=[.Q151]/[.Q$2]" office:value-type="percentage" office:value="0.953996737357259">
            <text:p>95.40%</text:p>
          </table:table-cell>
          <table:table-cell table:formula="of:=([.Q151]/[.Q150])-1" office:value-type="percentage" office:value="-0.00145137880986934">
            <text:p>-0.1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8</text:p>
          </table:table-cell>
          <table:table-cell office:value-type="float" office:value="36.74">
            <text:p>36.74</text:p>
          </table:table-cell>
          <table:table-cell table:formula="of:=[.B152]/[.B$2]" office:value-type="percentage" office:value="1.0346381301042">
            <text:p>103.46%</text:p>
          </table:table-cell>
          <table:table-cell table:formula="of:=[.D$2]*[.C152]" office:value-type="currency" office:currency="USD" office:value="702773.069504737">
            <text:p>$702,773.07</text:p>
          </table:table-cell>
          <table:table-cell office:value-type="float" office:value="29.58">
            <text:p>29.58</text:p>
          </table:table-cell>
          <table:table-cell table:formula="of:=[.E152]/[.E$2]" office:value-type="percentage" office:value="1.54384133611691">
            <text:p>154.38%</text:p>
          </table:table-cell>
          <table:table-cell table:formula="of:=[.G$2]*[.F152]" office:value-type="currency" office:currency="USD" office:value="29129.0818135266">
            <text:p>$29,129.08</text:p>
          </table:table-cell>
          <table:table-cell office:value-type="float" office:value="88">
            <text:p>88</text:p>
          </table:table-cell>
          <table:table-cell table:formula="of:=[.H152]/[.H$2]" office:value-type="percentage" office:value="1.30952380952381">
            <text:p>130.95%</text:p>
          </table:table-cell>
          <table:table-cell table:formula="of:=[.J$2]*[.I152]" office:value-type="currency" office:currency="USD" office:value="172955.974842767">
            <text:p>$172,955.97</text:p>
          </table:table-cell>
          <table:table-cell office:value-type="float" office:value="167.12">
            <text:p>167.12</text:p>
          </table:table-cell>
          <table:table-cell table:formula="of:=[.K152]/[.K$2]" office:value-type="percentage" office:value="1.21101449275362">
            <text:p>121.10%</text:p>
          </table:table-cell>
          <table:table-cell table:formula="of:=[.M$2]*[.L152]" office:value-type="currency" office:currency="USD" office:value="205643.970467596">
            <text:p>$205,643.97</text:p>
          </table:table-cell>
          <table:table-cell table:formula="of:=[.D152]+[.G152]+[.J152]+[.M152]" office:value-type="currency" office:currency="USD" office:value="1110502.09662863">
            <text:p>$1,110,502.10</text:p>
          </table:table-cell>
          <table:table-cell table:formula="of:=[.N152]/[.N$2]" office:value-type="percentage" office:value="1.11050209662863">
            <text:p>111.05%</text:p>
          </table:table-cell>
          <table:table-cell table:formula="of:=([.N152]/[.N151])-1" office:value-type="percentage" office:value="-0.0308961136518984">
            <text:p>-3.09%</text:p>
          </table:table-cell>
          <table:table-cell office:value-type="float" office:value="109.34">
            <text:p>109.34</text:p>
          </table:table-cell>
          <table:table-cell table:formula="of:=[.Q152]/[.Q$2]" office:value-type="percentage" office:value="0.89184339314845">
            <text:p>89.18%</text:p>
          </table:table-cell>
          <table:table-cell table:formula="of:=([.Q152]/[.Q151])-1" office:value-type="percentage" office:value="-0.0651504787961695">
            <text:p>-6.5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09</text:p>
          </table:table-cell>
          <table:table-cell office:value-type="float" office:value="36.72">
            <text:p>36.72</text:p>
          </table:table-cell>
          <table:table-cell table:formula="of:=[.B153]/[.B$2]" office:value-type="percentage" office:value="1.03407490847649">
            <text:p>103.41%</text:p>
          </table:table-cell>
          <table:table-cell table:formula="of:=[.D$2]*[.C153]" office:value-type="currency" office:currency="USD" office:value="702390.50387082">
            <text:p>$702,390.50</text:p>
          </table:table-cell>
          <table:table-cell office:value-type="float" office:value="32.74">
            <text:p>32.74</text:p>
          </table:table-cell>
          <table:table-cell table:formula="of:=[.E153]/[.E$2]" office:value-type="percentage" office:value="1.70876826722338">
            <text:p>170.88%</text:p>
          </table:table-cell>
          <table:table-cell table:formula="of:=[.G$2]*[.F153]" office:value-type="currency" office:currency="USD" office:value="32240.910702328">
            <text:p>$32,240.91</text:p>
          </table:table-cell>
          <table:table-cell office:value-type="float" office:value="89.43">
            <text:p>89.43</text:p>
          </table:table-cell>
          <table:table-cell table:formula="of:=[.H153]/[.H$2]" office:value-type="percentage" office:value="1.33080357142857">
            <text:p>133.08%</text:p>
          </table:table-cell>
          <table:table-cell table:formula="of:=[.J$2]*[.I153]" office:value-type="currency" office:currency="USD" office:value="175766.509433962">
            <text:p>$175,766.51</text:p>
          </table:table-cell>
          <table:table-cell office:value-type="float" office:value="168.61">
            <text:p>168.61</text:p>
          </table:table-cell>
          <table:table-cell table:formula="of:=[.K153]/[.K$2]" office:value-type="percentage" office:value="1.2218115942029">
            <text:p>122.18%</text:p>
          </table:table-cell>
          <table:table-cell table:formula="of:=[.M$2]*[.L153]" office:value-type="currency" office:currency="USD" office:value="207477.44052502">
            <text:p>$207,477.44</text:p>
          </table:table-cell>
          <table:table-cell table:formula="of:=[.D153]+[.G153]+[.J153]+[.M153]" office:value-type="currency" office:currency="USD" office:value="1117875.36453213">
            <text:p>$1,117,875.36</text:p>
          </table:table-cell>
          <table:table-cell table:formula="of:=[.N153]/[.N$2]" office:value-type="percentage" office:value="1.11787536453213">
            <text:p>111.79%</text:p>
          </table:table-cell>
          <table:table-cell table:formula="of:=([.N153]/[.N152])-1" office:value-type="percentage" office:value="0.00663958035368717">
            <text:p>0.66%</text:p>
          </table:table-cell>
          <table:table-cell office:value-type="float" office:value="114.43">
            <text:p>114.43</text:p>
          </table:table-cell>
          <table:table-cell table:formula="of:=[.Q153]/[.Q$2]" office:value-type="percentage" office:value="0.933360522022839">
            <text:p>93.34%</text:p>
          </table:table-cell>
          <table:table-cell table:formula="of:=([.Q153]/[.Q152])-1" office:value-type="percentage" office:value="0.046552039509786">
            <text:p>4.6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0</text:p>
          </table:table-cell>
          <table:table-cell office:value-type="float" office:value="36.45">
            <text:p>36.45</text:p>
          </table:table-cell>
          <table:table-cell table:formula="of:=[.B154]/[.B$2]" office:value-type="percentage" office:value="1.02647141650239">
            <text:p>102.65%</text:p>
          </table:table-cell>
          <table:table-cell table:formula="of:=[.D$2]*[.C154]" office:value-type="currency" office:currency="USD" office:value="697225.867812947">
            <text:p>$697,225.87</text:p>
          </table:table-cell>
          <table:table-cell office:value-type="float" office:value="33.28">
            <text:p>33.28</text:p>
          </table:table-cell>
          <table:table-cell table:formula="of:=[.E154]/[.E$2]" office:value-type="percentage" office:value="1.73695198329854">
            <text:p>173.70%</text:p>
          </table:table-cell>
          <table:table-cell table:formula="of:=[.G$2]*[.F154]" office:value-type="currency" office:currency="USD" office:value="32772.6789301611">
            <text:p>$32,772.68</text:p>
          </table:table-cell>
          <table:table-cell office:value-type="float" office:value="85.03">
            <text:p>85.03</text:p>
          </table:table-cell>
          <table:table-cell table:formula="of:=[.H154]/[.H$2]" office:value-type="percentage" office:value="1.26532738095238">
            <text:p>126.53%</text:p>
          </table:table-cell>
          <table:table-cell table:formula="of:=[.J$2]*[.I154]" office:value-type="currency" office:currency="USD" office:value="167118.710691824">
            <text:p>$167,118.71</text:p>
          </table:table-cell>
          <table:table-cell office:value-type="float" office:value="174.58">
            <text:p>174.58</text:p>
          </table:table-cell>
          <table:table-cell table:formula="of:=[.K154]/[.K$2]" office:value-type="percentage" office:value="1.26507246376812">
            <text:p>126.51%</text:p>
          </table:table-cell>
          <table:table-cell table:formula="of:=[.M$2]*[.L154]" office:value-type="currency" office:currency="USD" office:value="214823.625922888">
            <text:p>$214,823.63</text:p>
          </table:table-cell>
          <table:table-cell table:formula="of:=[.D154]+[.G154]+[.J154]+[.M154]" office:value-type="currency" office:currency="USD" office:value="1111940.88335782">
            <text:p>$1,111,940.88</text:p>
          </table:table-cell>
          <table:table-cell table:formula="of:=[.N154]/[.N$2]" office:value-type="percentage" office:value="1.11194088335782">
            <text:p>111.19%</text:p>
          </table:table-cell>
          <table:table-cell table:formula="of:=([.N154]/[.N153])-1" office:value-type="percentage" office:value="-0.00530871451558967">
            <text:p>-0.53%</text:p>
          </table:table-cell>
          <table:table-cell office:value-type="float" office:value="109.37">
            <text:p>109.37</text:p>
          </table:table-cell>
          <table:table-cell table:formula="of:=[.Q154]/[.Q$2]" office:value-type="percentage" office:value="0.892088091353997">
            <text:p>89.21%</text:p>
          </table:table-cell>
          <table:table-cell table:formula="of:=([.Q154]/[.Q153])-1" office:value-type="percentage" office:value="-0.0442191732937167">
            <text:p>-4.4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1</text:p>
          </table:table-cell>
          <table:table-cell office:value-type="float" office:value="37.77">
            <text:p>37.77</text:p>
          </table:table-cell>
          <table:table-cell table:formula="of:=[.B155]/[.B$2]" office:value-type="percentage" office:value="1.06364404393129">
            <text:p>106.36%</text:p>
          </table:table-cell>
          <table:table-cell table:formula="of:=[.D$2]*[.C155]" office:value-type="currency" office:currency="USD" office:value="722475.19965144">
            <text:p>$722,475.20</text:p>
          </table:table-cell>
          <table:table-cell office:value-type="float" office:value="35.53">
            <text:p>35.53</text:p>
          </table:table-cell>
          <table:table-cell table:formula="of:=[.E155]/[.E$2]" office:value-type="percentage" office:value="1.85438413361169">
            <text:p>185.44%</text:p>
          </table:table-cell>
          <table:table-cell table:formula="of:=[.G$2]*[.F155]" office:value-type="currency" office:currency="USD" office:value="34988.3798794659">
            <text:p>$34,988.38</text:p>
          </table:table-cell>
          <table:table-cell office:value-type="float" office:value="88.41">
            <text:p>88.41</text:p>
          </table:table-cell>
          <table:table-cell table:formula="of:=[.H155]/[.H$2]" office:value-type="percentage" office:value="1.315625">
            <text:p>131.56%</text:p>
          </table:table-cell>
          <table:table-cell table:formula="of:=[.J$2]*[.I155]" office:value-type="currency" office:currency="USD" office:value="173761.79245283">
            <text:p>$173,761.79</text:p>
          </table:table-cell>
          <table:table-cell office:value-type="float" office:value="170.75">
            <text:p>170.75</text:p>
          </table:table-cell>
          <table:table-cell table:formula="of:=[.K155]/[.K$2]" office:value-type="percentage" office:value="1.23731884057971">
            <text:p>123.73%</text:p>
          </table:table-cell>
          <table:table-cell table:formula="of:=[.M$2]*[.L155]" office:value-type="currency" office:currency="USD" office:value="210110.746513536">
            <text:p>$210,110.75</text:p>
          </table:table-cell>
          <table:table-cell table:formula="of:=[.D155]+[.G155]+[.J155]+[.M155]" office:value-type="currency" office:currency="USD" office:value="1141336.11849727">
            <text:p>$1,141,336.12</text:p>
          </table:table-cell>
          <table:table-cell table:formula="of:=[.N155]/[.N$2]" office:value-type="percentage" office:value="1.14133611849727">
            <text:p>114.13%</text:p>
          </table:table-cell>
          <table:table-cell table:formula="of:=([.N155]/[.N154])-1" office:value-type="percentage" office:value="0.0264359693751752">
            <text:p>2.64%</text:p>
          </table:table-cell>
          <table:table-cell office:value-type="float" office:value="114.28">
            <text:p>114.28</text:p>
          </table:table-cell>
          <table:table-cell table:formula="of:=[.Q155]/[.Q$2]" office:value-type="percentage" office:value="0.932137030995106">
            <text:p>93.21%</text:p>
          </table:table-cell>
          <table:table-cell table:formula="of:=([.Q155]/[.Q154])-1" office:value-type="percentage" office:value="0.0448934808448387">
            <text:p>4.4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2</text:p>
          </table:table-cell>
          <table:table-cell office:value-type="float" office:value="37.58">
            <text:p>37.58</text:p>
          </table:table-cell>
          <table:table-cell table:formula="of:=[.B156]/[.B$2]" office:value-type="percentage" office:value="1.05829343846804">
            <text:p>105.83%</text:p>
          </table:table-cell>
          <table:table-cell table:formula="of:=[.D$2]*[.C156]" office:value-type="currency" office:currency="USD" office:value="718840.826129233">
            <text:p>$718,840.83</text:p>
          </table:table-cell>
          <table:table-cell office:value-type="float" office:value="36.04">
            <text:p>36.04</text:p>
          </table:table-cell>
          <table:table-cell table:formula="of:=[.E156]/[.E$2]" office:value-type="percentage" office:value="1.88100208768267">
            <text:p>188.10%</text:p>
          </table:table-cell>
          <table:table-cell table:formula="of:=[.G$2]*[.F156]" office:value-type="currency" office:currency="USD" office:value="35490.6054279749">
            <text:p>$35,490.61</text:p>
          </table:table-cell>
          <table:table-cell office:value-type="float" office:value="90.98">
            <text:p>90.98</text:p>
          </table:table-cell>
          <table:table-cell table:formula="of:=[.H156]/[.H$2]" office:value-type="percentage" office:value="1.35386904761905">
            <text:p>135.39%</text:p>
          </table:table-cell>
          <table:table-cell table:formula="of:=[.J$2]*[.I156]" office:value-type="currency" office:currency="USD" office:value="178812.893081761">
            <text:p>$178,812.89</text:p>
          </table:table-cell>
          <table:table-cell office:value-type="float" office:value="169.97">
            <text:p>169.97</text:p>
          </table:table-cell>
          <table:table-cell table:formula="of:=[.K156]/[.K$2]" office:value-type="percentage" office:value="1.23166666666667">
            <text:p>123.17%</text:p>
          </table:table-cell>
          <table:table-cell table:formula="of:=[.M$2]*[.L156]" office:value-type="currency" office:currency="USD" office:value="209150.943396226">
            <text:p>$209,150.94</text:p>
          </table:table-cell>
          <table:table-cell table:formula="of:=[.D156]+[.G156]+[.J156]+[.M156]" office:value-type="currency" office:currency="USD" office:value="1142295.26803519">
            <text:p>$1,142,295.27</text:p>
          </table:table-cell>
          <table:table-cell table:formula="of:=[.N156]/[.N$2]" office:value-type="percentage" office:value="1.1422952680352">
            <text:p>114.23%</text:p>
          </table:table-cell>
          <table:table-cell table:formula="of:=([.N156]/[.N155])-1" office:value-type="percentage" office:value="0.000840374296737334">
            <text:p>0.08%</text:p>
          </table:table-cell>
          <table:table-cell office:value-type="float" office:value="115.05">
            <text:p>115.05</text:p>
          </table:table-cell>
          <table:table-cell table:formula="of:=[.Q156]/[.Q$2]" office:value-type="percentage" office:value="0.938417618270799">
            <text:p>93.84%</text:p>
          </table:table-cell>
          <table:table-cell table:formula="of:=([.Q156]/[.Q155])-1" office:value-type="percentage" office:value="0.00673783689184448">
            <text:p>0.6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5</text:p>
          </table:table-cell>
          <table:table-cell office:value-type="float" office:value="38.73">
            <text:p>38.73</text:p>
          </table:table-cell>
          <table:table-cell table:formula="of:=[.B157]/[.B$2]" office:value-type="percentage" office:value="1.09067868206139">
            <text:p>109.07%</text:p>
          </table:table-cell>
          <table:table-cell table:formula="of:=[.D$2]*[.C157]" office:value-type="currency" office:currency="USD" office:value="740838.350079435">
            <text:p>$740,838.35</text:p>
          </table:table-cell>
          <table:table-cell office:value-type="float" office:value="36.93">
            <text:p>36.93</text:p>
          </table:table-cell>
          <table:table-cell table:formula="of:=[.E157]/[.E$2]" office:value-type="percentage" office:value="1.92745302713987">
            <text:p>192.75%</text:p>
          </table:table-cell>
          <table:table-cell table:formula="of:=[.G$2]*[.F157]" office:value-type="currency" office:currency="USD" office:value="36367.0382479222">
            <text:p>$36,367.04</text:p>
          </table:table-cell>
          <table:table-cell office:value-type="float" office:value="91.67">
            <text:p>91.67</text:p>
          </table:table-cell>
          <table:table-cell table:formula="of:=[.H157]/[.H$2]" office:value-type="percentage" office:value="1.3641369047619">
            <text:p>136.41%</text:p>
          </table:table-cell>
          <table:table-cell table:formula="of:=[.J$2]*[.I157]" office:value-type="currency" office:currency="USD" office:value="180169.025157233">
            <text:p>$180,169.03</text:p>
          </table:table-cell>
          <table:table-cell office:value-type="float" office:value="171.8">
            <text:p>171.8</text:p>
          </table:table-cell>
          <table:table-cell table:formula="of:=[.K157]/[.K$2]" office:value-type="percentage" office:value="1.24492753623188">
            <text:p>124.49%</text:p>
          </table:table-cell>
          <table:table-cell table:formula="of:=[.M$2]*[.L157]" office:value-type="currency" office:currency="USD" office:value="211402.789171452">
            <text:p>$211,402.79</text:p>
          </table:table-cell>
          <table:table-cell table:formula="of:=[.D157]+[.G157]+[.J157]+[.M157]" office:value-type="currency" office:currency="USD" office:value="1168777.20265604">
            <text:p>$1,168,777.20</text:p>
          </table:table-cell>
          <table:table-cell table:formula="of:=[.N157]/[.N$2]" office:value-type="percentage" office:value="1.16877720265604">
            <text:p>116.88%</text:p>
          </table:table-cell>
          <table:table-cell table:formula="of:=([.N157]/[.N156])-1" office:value-type="percentage" office:value="0.0231830905387516">
            <text:p>2.32%</text:p>
          </table:table-cell>
          <table:table-cell office:value-type="float" office:value="117.48">
            <text:p>117.48</text:p>
          </table:table-cell>
          <table:table-cell table:formula="of:=[.Q157]/[.Q$2]" office:value-type="percentage" office:value="0.958238172920065">
            <text:p>95.82%</text:p>
          </table:table-cell>
          <table:table-cell table:formula="of:=([.Q157]/[.Q156])-1" office:value-type="percentage" office:value="0.0211212516297263">
            <text:p>2.1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6</text:p>
          </table:table-cell>
          <table:table-cell office:value-type="float" office:value="38.58">
            <text:p>38.58</text:p>
          </table:table-cell>
          <table:table-cell table:formula="of:=[.B158]/[.B$2]" office:value-type="percentage" office:value="1.08645451985356">
            <text:p>108.65%</text:p>
          </table:table-cell>
          <table:table-cell table:formula="of:=[.D$2]*[.C158]" office:value-type="currency" office:currency="USD" office:value="737969.107825061">
            <text:p>$737,969.11</text:p>
          </table:table-cell>
          <table:table-cell office:value-type="float" office:value="35.87">
            <text:p>35.87</text:p>
          </table:table-cell>
          <table:table-cell table:formula="of:=[.E158]/[.E$2]" office:value-type="percentage" office:value="1.87212943632568">
            <text:p>187.21%</text:p>
          </table:table-cell>
          <table:table-cell table:formula="of:=[.G$2]*[.F158]" office:value-type="currency" office:currency="USD" office:value="35323.1969118052">
            <text:p>$35,323.20</text:p>
          </table:table-cell>
          <table:table-cell office:value-type="float" office:value="91.1">
            <text:p>91.1</text:p>
          </table:table-cell>
          <table:table-cell table:formula="of:=[.H158]/[.H$2]" office:value-type="percentage" office:value="1.35565476190476">
            <text:p>135.57%</text:p>
          </table:table-cell>
          <table:table-cell table:formula="of:=[.J$2]*[.I158]" office:value-type="currency" office:currency="USD" office:value="179048.742138365">
            <text:p>$179,048.74</text:p>
          </table:table-cell>
          <table:table-cell office:value-type="float" office:value="173.92">
            <text:p>173.92</text:p>
          </table:table-cell>
          <table:table-cell table:formula="of:=[.K158]/[.K$2]" office:value-type="percentage" office:value="1.26028985507246">
            <text:p>126.03%</text:p>
          </table:table-cell>
          <table:table-cell table:formula="of:=[.M$2]*[.L158]" office:value-type="currency" office:currency="USD" office:value="214011.484823626">
            <text:p>$214,011.48</text:p>
          </table:table-cell>
          <table:table-cell table:formula="of:=[.D158]+[.G158]+[.J158]+[.M158]" office:value-type="currency" office:currency="USD" office:value="1166352.53169886">
            <text:p>$1,166,352.53</text:p>
          </table:table-cell>
          <table:table-cell table:formula="of:=[.N158]/[.N$2]" office:value-type="percentage" office:value="1.16635253169886">
            <text:p>116.64%</text:p>
          </table:table-cell>
          <table:table-cell table:formula="of:=([.N158]/[.N157])-1" office:value-type="percentage" office:value="-0.00207453649136491">
            <text:p>-0.21%</text:p>
          </table:table-cell>
          <table:table-cell office:value-type="float" office:value="116.48">
            <text:p>116.48</text:p>
          </table:table-cell>
          <table:table-cell table:formula="of:=[.Q158]/[.Q$2]" office:value-type="percentage" office:value="0.950081566068516">
            <text:p>95.01%</text:p>
          </table:table-cell>
          <table:table-cell table:formula="of:=([.Q158]/[.Q157])-1" office:value-type="percentage" office:value="-0.00851208716377261">
            <text:p>-0.8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7</text:p>
          </table:table-cell>
          <table:table-cell office:value-type="float" office:value="38.92">
            <text:p>38.92</text:p>
          </table:table-cell>
          <table:table-cell table:formula="of:=[.B159]/[.B$2]" office:value-type="percentage" office:value="1.09602928752464">
            <text:p>109.60%</text:p>
          </table:table-cell>
          <table:table-cell table:formula="of:=[.D$2]*[.C159]" office:value-type="currency" office:currency="USD" office:value="744472.723601643">
            <text:p>$744,472.72</text:p>
          </table:table-cell>
          <table:table-cell office:value-type="float" office:value="35.98">
            <text:p>35.98</text:p>
          </table:table-cell>
          <table:table-cell table:formula="of:=[.E159]/[.E$2]" office:value-type="percentage" office:value="1.87787056367432">
            <text:p>187.79%</text:p>
          </table:table-cell>
          <table:table-cell table:formula="of:=[.G$2]*[.F159]" office:value-type="currency" office:currency="USD" office:value="35431.5200693268">
            <text:p>$35,431.52</text:p>
          </table:table-cell>
          <table:table-cell office:value-type="float" office:value="90.03">
            <text:p>90.03</text:p>
          </table:table-cell>
          <table:table-cell table:formula="of:=[.H159]/[.H$2]" office:value-type="percentage" office:value="1.33973214285714">
            <text:p>133.97%</text:p>
          </table:table-cell>
          <table:table-cell table:formula="of:=[.J$2]*[.I159]" office:value-type="currency" office:currency="USD" office:value="176945.754716981">
            <text:p>$176,945.75</text:p>
          </table:table-cell>
          <table:table-cell office:value-type="float" office:value="174.42">
            <text:p>174.42</text:p>
          </table:table-cell>
          <table:table-cell table:formula="of:=[.K159]/[.K$2]" office:value-type="percentage" office:value="1.26391304347826">
            <text:p>126.39%</text:p>
          </table:table-cell>
          <table:table-cell table:formula="of:=[.M$2]*[.L159]" office:value-type="currency" office:currency="USD" office:value="214626.743232157">
            <text:p>$214,626.74</text:p>
          </table:table-cell>
          <table:table-cell table:formula="of:=[.D159]+[.G159]+[.J159]+[.M159]" office:value-type="currency" office:currency="USD" office:value="1171476.74162011">
            <text:p>$1,171,476.74</text:p>
          </table:table-cell>
          <table:table-cell table:formula="of:=[.N159]/[.N$2]" office:value-type="percentage" office:value="1.17147674162011">
            <text:p>117.15%</text:p>
          </table:table-cell>
          <table:table-cell table:formula="of:=([.N159]/[.N158])-1" office:value-type="percentage" office:value="0.00439336288299352">
            <text:p>0.44%</text:p>
          </table:table-cell>
          <table:table-cell office:value-type="float" office:value="116.56">
            <text:p>116.56</text:p>
          </table:table-cell>
          <table:table-cell table:formula="of:=[.Q159]/[.Q$2]" office:value-type="percentage" office:value="0.950734094616639">
            <text:p>95.07%</text:p>
          </table:table-cell>
          <table:table-cell table:formula="of:=([.Q159]/[.Q158])-1" office:value-type="percentage" office:value="0.000686813186813184">
            <text:p>0.0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8</text:p>
          </table:table-cell>
          <table:table-cell office:value-type="float" office:value="38.54">
            <text:p>38.54</text:p>
          </table:table-cell>
          <table:table-cell table:formula="of:=[.B160]/[.B$2]" office:value-type="percentage" office:value="1.08532807659814">
            <text:p>108.53%</text:p>
          </table:table-cell>
          <table:table-cell table:formula="of:=[.D$2]*[.C160]" office:value-type="currency" office:currency="USD" office:value="737203.976557228">
            <text:p>$737,203.98</text:p>
          </table:table-cell>
          <table:table-cell office:value-type="float" office:value="33.92">
            <text:p>33.92</text:p>
          </table:table-cell>
          <table:table-cell table:formula="of:=[.E160]/[.E$2]" office:value-type="percentage" office:value="1.77035490605428">
            <text:p>177.04%</text:p>
          </table:table-cell>
          <table:table-cell table:formula="of:=[.G$2]*[.F160]" office:value-type="currency" office:currency="USD" office:value="33402.9227557411">
            <text:p>$33,402.92</text:p>
          </table:table-cell>
          <table:table-cell office:value-type="float" office:value="88.46">
            <text:p>88.46</text:p>
          </table:table-cell>
          <table:table-cell table:formula="of:=[.H160]/[.H$2]" office:value-type="percentage" office:value="1.31636904761905">
            <text:p>131.64%</text:p>
          </table:table-cell>
          <table:table-cell table:formula="of:=[.J$2]*[.I160]" office:value-type="currency" office:currency="USD" office:value="173860.062893082">
            <text:p>$173,860.06</text:p>
          </table:table-cell>
          <table:table-cell office:value-type="float" office:value="177.72">
            <text:p>177.72</text:p>
          </table:table-cell>
          <table:table-cell table:formula="of:=[.K160]/[.K$2]" office:value-type="percentage" office:value="1.28782608695652">
            <text:p>128.78%</text:p>
          </table:table-cell>
          <table:table-cell table:formula="of:=[.M$2]*[.L160]" office:value-type="currency" office:currency="USD" office:value="218687.448728466">
            <text:p>$218,687.45</text:p>
          </table:table-cell>
          <table:table-cell table:formula="of:=[.D160]+[.G160]+[.J160]+[.M160]" office:value-type="currency" office:currency="USD" office:value="1163154.41093452">
            <text:p>$1,163,154.41</text:p>
          </table:table-cell>
          <table:table-cell table:formula="of:=[.N160]/[.N$2]" office:value-type="percentage" office:value="1.16315441093452">
            <text:p>116.32%</text:p>
          </table:table-cell>
          <table:table-cell table:formula="of:=([.N160]/[.N159])-1" office:value-type="percentage" office:value="-0.00710413650558872">
            <text:p>-0.71%</text:p>
          </table:table-cell>
          <table:table-cell office:value-type="float" office:value="111.53">
            <text:p>111.53</text:p>
          </table:table-cell>
          <table:table-cell table:formula="of:=[.Q160]/[.Q$2]" office:value-type="percentage" office:value="0.909706362153344">
            <text:p>90.97%</text:p>
          </table:table-cell>
          <table:table-cell table:formula="of:=([.Q160]/[.Q159])-1" office:value-type="percentage" office:value="-0.0431537405628003">
            <text:p>-4.3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19</text:p>
          </table:table-cell>
          <table:table-cell office:value-type="float" office:value="38.31">
            <text:p>38.31</text:p>
          </table:table-cell>
          <table:table-cell table:formula="of:=[.B161]/[.B$2]" office:value-type="percentage" office:value="1.07885102787947">
            <text:p>107.89%</text:p>
          </table:table-cell>
          <table:table-cell table:formula="of:=[.D$2]*[.C161]" office:value-type="currency" office:currency="USD" office:value="732804.471767188">
            <text:p>$732,804.47</text:p>
          </table:table-cell>
          <table:table-cell office:value-type="float" office:value="33.23">
            <text:p>33.23</text:p>
          </table:table-cell>
          <table:table-cell table:formula="of:=[.E161]/[.E$2]" office:value-type="percentage" office:value="1.73434237995825">
            <text:p>173.43%</text:p>
          </table:table-cell>
          <table:table-cell table:formula="of:=[.G$2]*[.F161]" office:value-type="currency" office:currency="USD" office:value="32723.4411312877">
            <text:p>$32,723.44</text:p>
          </table:table-cell>
          <table:table-cell office:value-type="float" office:value="90.05">
            <text:p>90.05</text:p>
          </table:table-cell>
          <table:table-cell table:formula="of:=[.H161]/[.H$2]" office:value-type="percentage" office:value="1.34002976190476">
            <text:p>134.00%</text:p>
          </table:table-cell>
          <table:table-cell table:formula="of:=[.J$2]*[.I161]" office:value-type="currency" office:currency="USD" office:value="176985.062893082">
            <text:p>$176,985.06</text:p>
          </table:table-cell>
          <table:table-cell office:value-type="float" office:value="179.95">
            <text:p>179.95</text:p>
          </table:table-cell>
          <table:table-cell table:formula="of:=[.K161]/[.K$2]" office:value-type="percentage" office:value="1.30398550724638">
            <text:p>130.40%</text:p>
          </table:table-cell>
          <table:table-cell table:formula="of:=[.M$2]*[.L161]" office:value-type="currency" office:currency="USD" office:value="221431.501230517">
            <text:p>$221,431.50</text:p>
          </table:table-cell>
          <table:table-cell table:formula="of:=[.D161]+[.G161]+[.J161]+[.M161]" office:value-type="currency" office:currency="USD" office:value="1163944.47702207">
            <text:p>$1,163,944.48</text:p>
          </table:table-cell>
          <table:table-cell table:formula="of:=[.N161]/[.N$2]" office:value-type="percentage" office:value="1.16394447702207">
            <text:p>116.39%</text:p>
          </table:table-cell>
          <table:table-cell table:formula="of:=([.N161]/[.N160])-1" office:value-type="percentage" office:value="0.000679244372139953">
            <text:p>0.07%</text:p>
          </table:table-cell>
          <table:table-cell office:value-type="float" office:value="109.71">
            <text:p>109.71</text:p>
          </table:table-cell>
          <table:table-cell table:formula="of:=[.Q161]/[.Q$2]" office:value-type="percentage" office:value="0.894861337683524">
            <text:p>89.49%</text:p>
          </table:table-cell>
          <table:table-cell table:formula="of:=([.Q161]/[.Q160])-1" office:value-type="percentage" office:value="-0.016318479332915">
            <text:p>-1.6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2</text:p>
          </table:table-cell>
          <table:table-cell office:value-type="float" office:value="38.35">
            <text:p>38.35</text:p>
          </table:table-cell>
          <table:table-cell table:formula="of:=[.B162]/[.B$2]" office:value-type="percentage" office:value="1.07997747113489">
            <text:p>108.00%</text:p>
          </table:table-cell>
          <table:table-cell table:formula="of:=[.D$2]*[.C162]" office:value-type="currency" office:currency="USD" office:value="733569.603035021">
            <text:p>$733,569.60</text:p>
          </table:table-cell>
          <table:table-cell office:value-type="float" office:value="32.99">
            <text:p>32.99</text:p>
          </table:table-cell>
          <table:table-cell table:formula="of:=[.E162]/[.E$2]" office:value-type="percentage" office:value="1.72181628392484">
            <text:p>172.18%</text:p>
          </table:table-cell>
          <table:table-cell table:formula="of:=[.G$2]*[.F162]" office:value-type="currency" office:currency="USD" office:value="32487.0996966952">
            <text:p>$32,487.10</text:p>
          </table:table-cell>
          <table:table-cell office:value-type="float" office:value="89.41">
            <text:p>89.41</text:p>
          </table:table-cell>
          <table:table-cell table:formula="of:=[.H162]/[.H$2]" office:value-type="percentage" office:value="1.33050595238095">
            <text:p>133.05%</text:p>
          </table:table-cell>
          <table:table-cell table:formula="of:=[.J$2]*[.I162]" office:value-type="currency" office:currency="USD" office:value="175727.201257862">
            <text:p>$175,727.20</text:p>
          </table:table-cell>
          <table:table-cell office:value-type="float" office:value="184.59">
            <text:p>184.59</text:p>
          </table:table-cell>
          <table:table-cell table:formula="of:=[.K162]/[.K$2]" office:value-type="percentage" office:value="1.33760869565217">
            <text:p>133.76%</text:p>
          </table:table-cell>
          <table:table-cell table:formula="of:=[.M$2]*[.L162]" office:value-type="currency" office:currency="USD" office:value="227141.09926169">
            <text:p>$227,141.10</text:p>
          </table:table-cell>
          <table:table-cell table:formula="of:=[.D162]+[.G162]+[.J162]+[.M162]" office:value-type="currency" office:currency="USD" office:value="1168925.00325127">
            <text:p>$1,168,925.00</text:p>
          </table:table-cell>
          <table:table-cell table:formula="of:=[.N162]/[.N$2]" office:value-type="percentage" office:value="1.16892500325127">
            <text:p>116.89%</text:p>
          </table:table-cell>
          <table:table-cell table:formula="of:=([.N162]/[.N161])-1" office:value-type="percentage" office:value="0.00427900671167425">
            <text:p>0.43%</text:p>
          </table:table-cell>
          <table:table-cell office:value-type="float" office:value="109.8">
            <text:p>109.8</text:p>
          </table:table-cell>
          <table:table-cell table:formula="of:=[.Q162]/[.Q$2]" office:value-type="percentage" office:value="0.895595432300163">
            <text:p>89.56%</text:p>
          </table:table-cell>
          <table:table-cell table:formula="of:=([.Q162]/[.Q161])-1" office:value-type="percentage" office:value="0.000820344544708806">
            <text:p>0.0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3</text:p>
          </table:table-cell>
          <table:table-cell office:value-type="float" office:value="38.93">
            <text:p>38.93</text:p>
          </table:table-cell>
          <table:table-cell table:formula="of:=[.B163]/[.B$2]" office:value-type="percentage" office:value="1.0963108983385">
            <text:p>109.63%</text:p>
          </table:table-cell>
          <table:table-cell table:formula="of:=[.D$2]*[.C163]" office:value-type="currency" office:currency="USD" office:value="744664.006418601">
            <text:p>$744,664.01</text:p>
          </table:table-cell>
          <table:table-cell office:value-type="float" office:value="35.04">
            <text:p>35.04</text:p>
          </table:table-cell>
          <table:table-cell table:formula="of:=[.E163]/[.E$2]" office:value-type="percentage" office:value="1.82881002087683">
            <text:p>182.88%</text:p>
          </table:table-cell>
          <table:table-cell table:formula="of:=[.G$2]*[.F163]" office:value-type="currency" office:currency="USD" office:value="34505.8494505062">
            <text:p>$34,505.85</text:p>
          </table:table-cell>
          <table:table-cell office:value-type="float" office:value="91.24">
            <text:p>91.24</text:p>
          </table:table-cell>
          <table:table-cell table:formula="of:=[.H163]/[.H$2]" office:value-type="percentage" office:value="1.3577380952381">
            <text:p>135.77%</text:p>
          </table:table-cell>
          <table:table-cell table:formula="of:=[.J$2]*[.I163]" office:value-type="currency" office:currency="USD" office:value="179323.899371069">
            <text:p>$179,323.90</text:p>
          </table:table-cell>
          <table:table-cell office:value-type="float" office:value="177.67">
            <text:p>177.67</text:p>
          </table:table-cell>
          <table:table-cell table:formula="of:=[.K163]/[.K$2]" office:value-type="percentage" office:value="1.28746376811594">
            <text:p>128.75%</text:p>
          </table:table-cell>
          <table:table-cell table:formula="of:=[.M$2]*[.L163]" office:value-type="currency" office:currency="USD" office:value="218625.922887613">
            <text:p>$218,625.92</text:p>
          </table:table-cell>
          <table:table-cell table:formula="of:=[.D163]+[.G163]+[.J163]+[.M163]" office:value-type="currency" office:currency="USD" office:value="1177119.67812779">
            <text:p>$1,177,119.68</text:p>
          </table:table-cell>
          <table:table-cell table:formula="of:=[.N163]/[.N$2]" office:value-type="percentage" office:value="1.17711967812779">
            <text:p>117.71%</text:p>
          </table:table-cell>
          <table:table-cell table:formula="of:=([.N163]/[.N162])-1" office:value-type="percentage" office:value="0.00701043681479052">
            <text:p>0.70%</text:p>
          </table:table-cell>
          <table:table-cell office:value-type="float" office:value="113.41">
            <text:p>113.41</text:p>
          </table:table-cell>
          <table:table-cell table:formula="of:=[.Q163]/[.Q$2]" office:value-type="percentage" office:value="0.925040783034258">
            <text:p>92.50%</text:p>
          </table:table-cell>
          <table:table-cell table:formula="of:=([.Q163]/[.Q162])-1" office:value-type="percentage" office:value="0.0328779599271403">
            <text:p>3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4</text:p>
          </table:table-cell>
          <table:table-cell office:value-type="float" office:value="39.51">
            <text:p>39.51</text:p>
          </table:table-cell>
          <table:table-cell table:formula="of:=[.B164]/[.B$2]" office:value-type="percentage" office:value="1.1126443255421">
            <text:p>111.26%</text:p>
          </table:table-cell>
          <table:table-cell table:formula="of:=[.D$2]*[.C164]" office:value-type="currency" office:currency="USD" office:value="755758.409802182">
            <text:p>$755,758.41</text:p>
          </table:table-cell>
          <table:table-cell office:value-type="float" office:value="35.06">
            <text:p>35.06</text:p>
          </table:table-cell>
          <table:table-cell table:formula="of:=[.E164]/[.E$2]" office:value-type="percentage" office:value="1.82985386221294">
            <text:p>182.99%</text:p>
          </table:table-cell>
          <table:table-cell table:formula="of:=[.G$2]*[.F164]" office:value-type="currency" office:currency="USD" office:value="34525.5445700555">
            <text:p>$34,525.54</text:p>
          </table:table-cell>
          <table:table-cell office:value-type="float" office:value="92.05">
            <text:p>92.05</text:p>
          </table:table-cell>
          <table:table-cell table:formula="of:=[.H164]/[.H$2]" office:value-type="percentage" office:value="1.36979166666667">
            <text:p>136.98%</text:p>
          </table:table-cell>
          <table:table-cell table:formula="of:=[.J$2]*[.I164]" office:value-type="currency" office:currency="USD" office:value="180915.880503145">
            <text:p>$180,915.88</text:p>
          </table:table-cell>
          <table:table-cell office:value-type="float" office:value="171.65">
            <text:p>171.65</text:p>
          </table:table-cell>
          <table:table-cell table:formula="of:=[.K164]/[.K$2]" office:value-type="percentage" office:value="1.24384057971015">
            <text:p>124.38%</text:p>
          </table:table-cell>
          <table:table-cell table:formula="of:=[.M$2]*[.L164]" office:value-type="currency" office:currency="USD" office:value="211218.211648893">
            <text:p>$211,218.21</text:p>
          </table:table-cell>
          <table:table-cell table:formula="of:=[.D164]+[.G164]+[.J164]+[.M164]" office:value-type="currency" office:currency="USD" office:value="1182418.04652427">
            <text:p>$1,182,418.05</text:p>
          </table:table-cell>
          <table:table-cell table:formula="of:=[.N164]/[.N$2]" office:value-type="percentage" office:value="1.18241804652427">
            <text:p>118.24%</text:p>
          </table:table-cell>
          <table:table-cell table:formula="of:=([.N164]/[.N163])-1" office:value-type="percentage" office:value="0.00450112974486339">
            <text:p>0.45%</text:p>
          </table:table-cell>
          <table:table-cell office:value-type="float" office:value="115.01">
            <text:p>115.01</text:p>
          </table:table-cell>
          <table:table-cell table:formula="of:=[.Q164]/[.Q$2]" office:value-type="percentage" office:value="0.938091353996737">
            <text:p>93.81%</text:p>
          </table:table-cell>
          <table:table-cell table:formula="of:=([.Q164]/[.Q163])-1" office:value-type="percentage" office:value="0.0141081033418571">
            <text:p>1.4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5</text:p>
          </table:table-cell>
          <table:table-cell office:value-type="float" office:value="39.19">
            <text:p>39.19</text:p>
          </table:table-cell>
          <table:table-cell table:formula="of:=[.B165]/[.B$2]" office:value-type="percentage" office:value="1.10363277949873">
            <text:p>110.36%</text:p>
          </table:table-cell>
          <table:table-cell table:formula="of:=[.D$2]*[.C165]" office:value-type="currency" office:currency="USD" office:value="749637.359659517">
            <text:p>$749,637.36</text:p>
          </table:table-cell>
          <table:table-cell office:value-type="float" office:value="34.68">
            <text:p>34.68</text:p>
          </table:table-cell>
          <table:table-cell table:formula="of:=[.E165]/[.E$2]" office:value-type="percentage" office:value="1.81002087682672">
            <text:p>181.00%</text:p>
          </table:table-cell>
          <table:table-cell table:formula="of:=[.G$2]*[.F165]" office:value-type="currency" office:currency="USD" office:value="34151.3372986174">
            <text:p>$34,151.34</text:p>
          </table:table-cell>
          <table:table-cell office:value-type="float" office:value="90.67">
            <text:p>90.67</text:p>
          </table:table-cell>
          <table:table-cell table:formula="of:=[.H165]/[.H$2]" office:value-type="percentage" office:value="1.34925595238095">
            <text:p>134.93%</text:p>
          </table:table-cell>
          <table:table-cell table:formula="of:=[.J$2]*[.I165]" office:value-type="currency" office:currency="USD" office:value="178203.616352201">
            <text:p>$178,203.62</text:p>
          </table:table-cell>
          <table:table-cell office:value-type="float" office:value="172.36">
            <text:p>172.36</text:p>
          </table:table-cell>
          <table:table-cell table:formula="of:=[.K165]/[.K$2]" office:value-type="percentage" office:value="1.24898550724638">
            <text:p>124.90%</text:p>
          </table:table-cell>
          <table:table-cell table:formula="of:=[.M$2]*[.L165]" office:value-type="currency" office:currency="USD" office:value="212091.878589007">
            <text:p>$212,091.88</text:p>
          </table:table-cell>
          <table:table-cell table:formula="of:=[.D165]+[.G165]+[.J165]+[.M165]" office:value-type="currency" office:currency="USD" office:value="1174084.19189934">
            <text:p>$1,174,084.19</text:p>
          </table:table-cell>
          <table:table-cell table:formula="of:=[.N165]/[.N$2]" office:value-type="percentage" office:value="1.17408419189934">
            <text:p>117.41%</text:p>
          </table:table-cell>
          <table:table-cell table:formula="of:=([.N165]/[.N164])-1" office:value-type="percentage" office:value="-0.00704814566170497">
            <text:p>-0.70%</text:p>
          </table:table-cell>
          <table:table-cell office:value-type="float" office:value="113.26">
            <text:p>113.26</text:p>
          </table:table-cell>
          <table:table-cell table:formula="of:=[.Q165]/[.Q$2]" office:value-type="percentage" office:value="0.923817292006525">
            <text:p>92.38%</text:p>
          </table:table-cell>
          <table:table-cell table:formula="of:=([.Q165]/[.Q164])-1" office:value-type="percentage" office:value="-0.0152160681679854">
            <text:p>-1.5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6</text:p>
          </table:table-cell>
          <table:table-cell office:value-type="float" office:value="39.13">
            <text:p>39.13</text:p>
          </table:table-cell>
          <table:table-cell table:formula="of:=[.B166]/[.B$2]" office:value-type="percentage" office:value="1.1019431146156">
            <text:p>110.19%</text:p>
          </table:table-cell>
          <table:table-cell table:formula="of:=[.D$2]*[.C166]" office:value-type="currency" office:currency="USD" office:value="748489.662757767">
            <text:p>$748,489.66</text:p>
          </table:table-cell>
          <table:table-cell office:value-type="float" office:value="35.9">
            <text:p>35.9</text:p>
          </table:table-cell>
          <table:table-cell table:formula="of:=[.E166]/[.E$2]" office:value-type="percentage" office:value="1.87369519832985">
            <text:p>187.37%</text:p>
          </table:table-cell>
          <table:table-cell table:formula="of:=[.G$2]*[.F166]" office:value-type="currency" office:currency="USD" office:value="35352.7395911293">
            <text:p>$35,352.74</text:p>
          </table:table-cell>
          <table:table-cell office:value-type="float" office:value="92.29">
            <text:p>92.29</text:p>
          </table:table-cell>
          <table:table-cell table:formula="of:=[.H166]/[.H$2]" office:value-type="percentage" office:value="1.3733630952381">
            <text:p>137.34%</text:p>
          </table:table-cell>
          <table:table-cell table:formula="of:=[.J$2]*[.I166]" office:value-type="currency" office:currency="USD" office:value="181387.578616352">
            <text:p>$181,387.58</text:p>
          </table:table-cell>
          <table:table-cell office:value-type="float" office:value="177.47">
            <text:p>177.47</text:p>
          </table:table-cell>
          <table:table-cell table:formula="of:=[.K166]/[.K$2]" office:value-type="percentage" office:value="1.28601449275362">
            <text:p>128.60%</text:p>
          </table:table-cell>
          <table:table-cell table:formula="of:=[.M$2]*[.L166]" office:value-type="currency" office:currency="USD" office:value="218379.8195242">
            <text:p>$218,379.82</text:p>
          </table:table-cell>
          <table:table-cell table:formula="of:=[.D166]+[.G166]+[.J166]+[.M166]" office:value-type="currency" office:currency="USD" office:value="1183609.80048945">
            <text:p>$1,183,609.80</text:p>
          </table:table-cell>
          <table:table-cell table:formula="of:=[.N166]/[.N$2]" office:value-type="percentage" office:value="1.18360980048945">
            <text:p>118.36%</text:p>
          </table:table-cell>
          <table:table-cell table:formula="of:=([.N166]/[.N165])-1" office:value-type="percentage" office:value="0.00811322446535656">
            <text:p>0.81%</text:p>
          </table:table-cell>
          <table:table-cell office:value-type="float" office:value="114.9">
            <text:p>114.9</text:p>
          </table:table-cell>
          <table:table-cell table:formula="of:=[.Q166]/[.Q$2]" office:value-type="percentage" office:value="0.937194127243067">
            <text:p>93.72%</text:p>
          </table:table-cell>
          <table:table-cell table:formula="of:=([.Q166]/[.Q165])-1" office:value-type="percentage" office:value="0.0144799576196362">
            <text:p>1.4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29</text:p>
          </table:table-cell>
          <table:table-cell office:value-type="float" office:value="39.39">
            <text:p>39.39</text:p>
          </table:table-cell>
          <table:table-cell table:formula="of:=[.B167]/[.B$2]" office:value-type="percentage" office:value="1.10926499577584">
            <text:p>110.93%</text:p>
          </table:table-cell>
          <table:table-cell table:formula="of:=[.D$2]*[.C167]" office:value-type="currency" office:currency="USD" office:value="753463.015998682">
            <text:p>$753,463.02</text:p>
          </table:table-cell>
          <table:table-cell office:value-type="float" office:value="36.92">
            <text:p>36.92</text:p>
          </table:table-cell>
          <table:table-cell table:formula="of:=[.E167]/[.E$2]" office:value-type="percentage" office:value="1.92693110647182">
            <text:p>192.69%</text:p>
          </table:table-cell>
          <table:table-cell table:formula="of:=[.G$2]*[.F167]" office:value-type="currency" office:currency="USD" office:value="36357.1906881475">
            <text:p>$36,357.19</text:p>
          </table:table-cell>
          <table:table-cell office:value-type="float" office:value="93.89">
            <text:p>93.89</text:p>
          </table:table-cell>
          <table:table-cell table:formula="of:=[.H167]/[.H$2]" office:value-type="percentage" office:value="1.39717261904762">
            <text:p>139.72%</text:p>
          </table:table-cell>
          <table:table-cell table:formula="of:=[.J$2]*[.I167]" office:value-type="currency" office:currency="USD" office:value="184532.232704403">
            <text:p>$184,532.23</text:p>
          </table:table-cell>
          <table:table-cell office:value-type="float" office:value="173.89">
            <text:p>173.89</text:p>
          </table:table-cell>
          <table:table-cell table:formula="of:=[.K167]/[.K$2]" office:value-type="percentage" office:value="1.26007246376812">
            <text:p>126.01%</text:p>
          </table:table-cell>
          <table:table-cell table:formula="of:=[.M$2]*[.L167]" office:value-type="currency" office:currency="USD" office:value="213974.569319114">
            <text:p>$213,974.57</text:p>
          </table:table-cell>
          <table:table-cell table:formula="of:=[.D167]+[.G167]+[.J167]+[.M167]" office:value-type="currency" office:currency="USD" office:value="1188327.00871035">
            <text:p>$1,188,327.01</text:p>
          </table:table-cell>
          <table:table-cell table:formula="of:=[.N167]/[.N$2]" office:value-type="percentage" office:value="1.18832700871035">
            <text:p>118.83%</text:p>
          </table:table-cell>
          <table:table-cell table:formula="of:=([.N167]/[.N166])-1" office:value-type="percentage" office:value="0.00398544200879969">
            <text:p>0.40%</text:p>
          </table:table-cell>
          <table:table-cell office:value-type="float" office:value="118.2">
            <text:p>118.2</text:p>
          </table:table-cell>
          <table:table-cell table:formula="of:=[.Q167]/[.Q$2]" office:value-type="percentage" office:value="0.964110929853181">
            <text:p>96.41%</text:p>
          </table:table-cell>
          <table:table-cell table:formula="of:=([.Q167]/[.Q166])-1" office:value-type="percentage" office:value="0.0287206266318538">
            <text:p>2.8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30</text:p>
          </table:table-cell>
          <table:table-cell office:value-type="float" office:value="39.47">
            <text:p>39.47</text:p>
          </table:table-cell>
          <table:table-cell table:formula="of:=[.B168]/[.B$2]" office:value-type="percentage" office:value="1.11151788228668">
            <text:p>111.15%</text:p>
          </table:table-cell>
          <table:table-cell table:formula="of:=[.D$2]*[.C168]" office:value-type="currency" office:currency="USD" office:value="754993.278534348">
            <text:p>$754,993.28</text:p>
          </table:table-cell>
          <table:table-cell office:value-type="float" office:value="38.26">
            <text:p>38.26</text:p>
          </table:table-cell>
          <table:table-cell table:formula="of:=[.E168]/[.E$2]" office:value-type="percentage" office:value="1.99686847599165">
            <text:p>199.69%</text:p>
          </table:table-cell>
          <table:table-cell table:formula="of:=[.G$2]*[.F168]" office:value-type="currency" office:currency="USD" office:value="37676.7636979556">
            <text:p>$37,676.76</text:p>
          </table:table-cell>
          <table:table-cell office:value-type="float" office:value="93.6">
            <text:p>93.6</text:p>
          </table:table-cell>
          <table:table-cell table:formula="of:=[.H168]/[.H$2]" office:value-type="percentage" office:value="1.39285714285714">
            <text:p>139.29%</text:p>
          </table:table-cell>
          <table:table-cell table:formula="of:=[.J$2]*[.I168]" office:value-type="currency" office:currency="USD" office:value="183962.264150943">
            <text:p>$183,962.26</text:p>
          </table:table-cell>
          <table:table-cell office:value-type="float" office:value="179.1">
            <text:p>179.1</text:p>
          </table:table-cell>
          <table:table-cell table:formula="of:=[.K168]/[.K$2]" office:value-type="percentage" office:value="1.29782608695652">
            <text:p>129.78%</text:p>
          </table:table-cell>
          <table:table-cell table:formula="of:=[.M$2]*[.L168]" office:value-type="currency" office:currency="USD" office:value="220385.561936013">
            <text:p>$220,385.56</text:p>
          </table:table-cell>
          <table:table-cell table:formula="of:=[.D168]+[.G168]+[.J168]+[.M168]" office:value-type="currency" office:currency="USD" office:value="1197017.86831926">
            <text:p>$1,197,017.87</text:p>
          </table:table-cell>
          <table:table-cell table:formula="of:=[.N168]/[.N$2]" office:value-type="percentage" office:value="1.19701786831926">
            <text:p>119.70%</text:p>
          </table:table-cell>
          <table:table-cell table:formula="of:=([.N168]/[.N167])-1" office:value-type="percentage" office:value="0.00731352527142026">
            <text:p>0.73%</text:p>
          </table:table-cell>
          <table:table-cell office:value-type="float" office:value="118.52">
            <text:p>118.52</text:p>
          </table:table-cell>
          <table:table-cell table:formula="of:=[.Q168]/[.Q$2]" office:value-type="percentage" office:value="0.966721044045677">
            <text:p>96.67%</text:p>
          </table:table-cell>
          <table:table-cell table:formula="of:=([.Q168]/[.Q167])-1" office:value-type="percentage" office:value="0.00270727580372254">
            <text:p>0.2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8-31</text:p>
          </table:table-cell>
          <table:table-cell office:value-type="float" office:value="39.64">
            <text:p>39.64</text:p>
          </table:table-cell>
          <table:table-cell table:formula="of:=[.B169]/[.B$2]" office:value-type="percentage" office:value="1.11630526612222">
            <text:p>111.63%</text:p>
          </table:table-cell>
          <table:table-cell table:formula="of:=[.D$2]*[.C169]" office:value-type="currency" office:currency="USD" office:value="758245.086422639">
            <text:p>$758,245.09</text:p>
          </table:table-cell>
          <table:table-cell office:value-type="float" office:value="37.86">
            <text:p>37.86</text:p>
          </table:table-cell>
          <table:table-cell table:formula="of:=[.E169]/[.E$2]" office:value-type="percentage" office:value="1.97599164926931">
            <text:p>197.60%</text:p>
          </table:table-cell>
          <table:table-cell table:formula="of:=[.G$2]*[.F169]" office:value-type="currency" office:currency="USD" office:value="37282.8613069681">
            <text:p>$37,282.86</text:p>
          </table:table-cell>
          <table:table-cell office:value-type="float" office:value="94.2">
            <text:p>94.2</text:p>
          </table:table-cell>
          <table:table-cell table:formula="of:=[.H169]/[.H$2]" office:value-type="percentage" office:value="1.40178571428571">
            <text:p>140.18%</text:p>
          </table:table-cell>
          <table:table-cell table:formula="of:=[.J$2]*[.I169]" office:value-type="currency" office:currency="USD" office:value="185141.509433962">
            <text:p>$185,141.51</text:p>
          </table:table-cell>
          <table:table-cell office:value-type="float" office:value="177.72">
            <text:p>177.72</text:p>
          </table:table-cell>
          <table:table-cell table:formula="of:=[.K169]/[.K$2]" office:value-type="percentage" office:value="1.28782608695652">
            <text:p>128.78%</text:p>
          </table:table-cell>
          <table:table-cell table:formula="of:=[.M$2]*[.L169]" office:value-type="currency" office:currency="USD" office:value="218687.448728466">
            <text:p>$218,687.45</text:p>
          </table:table-cell>
          <table:table-cell table:formula="of:=[.D169]+[.G169]+[.J169]+[.M169]" office:value-type="currency" office:currency="USD" office:value="1199356.90589204">
            <text:p>$1,199,356.91</text:p>
          </table:table-cell>
          <table:table-cell table:formula="of:=[.N169]/[.N$2]" office:value-type="percentage" office:value="1.19935690589204">
            <text:p>119.94%</text:p>
          </table:table-cell>
          <table:table-cell table:formula="of:=([.N169]/[.N168])-1" office:value-type="percentage" office:value="0.00195405401596838">
            <text:p>0.20%</text:p>
          </table:table-cell>
          <table:table-cell office:value-type="float" office:value="119.04">
            <text:p>119.04</text:p>
          </table:table-cell>
          <table:table-cell table:formula="of:=[.Q169]/[.Q$2]" office:value-type="percentage" office:value="0.970962479608483">
            <text:p>97.10%</text:p>
          </table:table-cell>
          <table:table-cell table:formula="of:=([.Q169]/[.Q168])-1" office:value-type="percentage" office:value="0.00438744515693568">
            <text:p>0.4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1</text:p>
          </table:table-cell>
          <table:table-cell office:value-type="float" office:value="39.41">
            <text:p>39.41</text:p>
          </table:table-cell>
          <table:table-cell table:formula="of:=[.B170]/[.B$2]" office:value-type="percentage" office:value="1.10982821740355">
            <text:p>110.98%</text:p>
          </table:table-cell>
          <table:table-cell table:formula="of:=[.D$2]*[.C170]" office:value-type="currency" office:currency="USD" office:value="753845.581632599">
            <text:p>$753,845.58</text:p>
          </table:table-cell>
          <table:table-cell office:value-type="float" office:value="37.58">
            <text:p>37.58</text:p>
          </table:table-cell>
          <table:table-cell table:formula="of:=[.E170]/[.E$2]" office:value-type="percentage" office:value="1.96137787056367">
            <text:p>196.14%</text:p>
          </table:table-cell>
          <table:table-cell table:formula="of:=[.G$2]*[.F170]" office:value-type="currency" office:currency="USD" office:value="37007.1296332769">
            <text:p>$37,007.13</text:p>
          </table:table-cell>
          <table:table-cell office:value-type="float" office:value="93.61">
            <text:p>93.61</text:p>
          </table:table-cell>
          <table:table-cell table:formula="of:=[.H170]/[.H$2]" office:value-type="percentage" office:value="1.39300595238095">
            <text:p>139.30%</text:p>
          </table:table-cell>
          <table:table-cell table:formula="of:=[.J$2]*[.I170]" office:value-type="currency" office:currency="USD" office:value="183981.918238994">
            <text:p>$183,981.92</text:p>
          </table:table-cell>
          <table:table-cell office:value-type="float" office:value="177.87">
            <text:p>177.87</text:p>
          </table:table-cell>
          <table:table-cell table:formula="of:=[.K170]/[.K$2]" office:value-type="percentage" office:value="1.28891304347826">
            <text:p>128.89%</text:p>
          </table:table-cell>
          <table:table-cell table:formula="of:=[.M$2]*[.L170]" office:value-type="currency" office:currency="USD" office:value="218872.026251025">
            <text:p>$218,872.03</text:p>
          </table:table-cell>
          <table:table-cell table:formula="of:=[.D170]+[.G170]+[.J170]+[.M170]" office:value-type="currency" office:currency="USD" office:value="1193706.65575589">
            <text:p>$1,193,706.66</text:p>
          </table:table-cell>
          <table:table-cell table:formula="of:=[.N170]/[.N$2]" office:value-type="percentage" office:value="1.19370665575589">
            <text:p>119.37%</text:p>
          </table:table-cell>
          <table:table-cell table:formula="of:=([.N170]/[.N169])-1" office:value-type="percentage" office:value="-0.00471106649603903">
            <text:p>-0.47%</text:p>
          </table:table-cell>
          <table:table-cell office:value-type="float" office:value="117.8">
            <text:p>117.8</text:p>
          </table:table-cell>
          <table:table-cell table:formula="of:=[.Q170]/[.Q$2]" office:value-type="percentage" office:value="0.960848287112561">
            <text:p>96.08%</text:p>
          </table:table-cell>
          <table:table-cell table:formula="of:=([.Q170]/[.Q169])-1" office:value-type="percentage" office:value="-0.0104166666666667">
            <text:p>-1.0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2</text:p>
          </table:table-cell>
          <table:table-cell office:value-type="float" office:value="39.45">
            <text:p>39.45</text:p>
          </table:table-cell>
          <table:table-cell table:formula="of:=[.B171]/[.B$2]" office:value-type="percentage" office:value="1.11095466065897">
            <text:p>111.10%</text:p>
          </table:table-cell>
          <table:table-cell table:formula="of:=[.D$2]*[.C171]" office:value-type="currency" office:currency="USD" office:value="754610.712900432">
            <text:p>$754,610.71</text:p>
          </table:table-cell>
          <table:table-cell office:value-type="float" office:value="37.05">
            <text:p>37.05</text:p>
          </table:table-cell>
          <table:table-cell table:formula="of:=[.E171]/[.E$2]" office:value-type="percentage" office:value="1.93371607515658">
            <text:p>193.37%</text:p>
          </table:table-cell>
          <table:table-cell table:formula="of:=[.G$2]*[.F171]" office:value-type="currency" office:currency="USD" office:value="36485.2089652184">
            <text:p>$36,485.21</text:p>
          </table:table-cell>
          <table:table-cell office:value-type="float" office:value="91.58">
            <text:p>91.58</text:p>
          </table:table-cell>
          <table:table-cell table:formula="of:=[.H171]/[.H$2]" office:value-type="percentage" office:value="1.36279761904762">
            <text:p>136.28%</text:p>
          </table:table-cell>
          <table:table-cell table:formula="of:=[.J$2]*[.I171]" office:value-type="currency" office:currency="USD" office:value="179992.13836478">
            <text:p>$179,992.14</text:p>
          </table:table-cell>
          <table:table-cell office:value-type="float" office:value="183.24">
            <text:p>183.24</text:p>
          </table:table-cell>
          <table:table-cell table:formula="of:=[.K171]/[.K$2]" office:value-type="percentage" office:value="1.32782608695652">
            <text:p>132.78%</text:p>
          </table:table-cell>
          <table:table-cell table:formula="of:=[.M$2]*[.L171]" office:value-type="currency" office:currency="USD" office:value="225479.901558655">
            <text:p>$225,479.90</text:p>
          </table:table-cell>
          <table:table-cell table:formula="of:=[.D171]+[.G171]+[.J171]+[.M171]" office:value-type="currency" office:currency="USD" office:value="1196567.96178908">
            <text:p>$1,196,567.96</text:p>
          </table:table-cell>
          <table:table-cell table:formula="of:=[.N171]/[.N$2]" office:value-type="percentage" office:value="1.19656796178909">
            <text:p>119.66%</text:p>
          </table:table-cell>
          <table:table-cell table:formula="of:=([.N171]/[.N170])-1" office:value-type="percentage" office:value="0.00239699261069992">
            <text:p>0.24%</text:p>
          </table:table-cell>
          <table:table-cell office:value-type="float" office:value="114.79">
            <text:p>114.79</text:p>
          </table:table-cell>
          <table:table-cell table:formula="of:=[.Q171]/[.Q$2]" office:value-type="percentage" office:value="0.936296900489396">
            <text:p>93.63%</text:p>
          </table:table-cell>
          <table:table-cell table:formula="of:=([.Q171]/[.Q170])-1" office:value-type="percentage" office:value="-0.0255517826825127">
            <text:p>-2.5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6</text:p>
          </table:table-cell>
          <table:table-cell office:value-type="float" office:value="39.52">
            <text:p>39.52</text:p>
          </table:table-cell>
          <table:table-cell table:formula="of:=[.B172]/[.B$2]" office:value-type="percentage" office:value="1.11292593635596">
            <text:p>111.29%</text:p>
          </table:table-cell>
          <table:table-cell table:formula="of:=[.D$2]*[.C172]" office:value-type="currency" office:currency="USD" office:value="755949.69261914">
            <text:p>$755,949.69</text:p>
          </table:table-cell>
          <table:table-cell office:value-type="float" office:value="37.48">
            <text:p>37.48</text:p>
          </table:table-cell>
          <table:table-cell table:formula="of:=[.E172]/[.E$2]" office:value-type="percentage" office:value="1.95615866388309">
            <text:p>195.62%</text:p>
          </table:table-cell>
          <table:table-cell table:formula="of:=[.G$2]*[.F172]" office:value-type="currency" office:currency="USD" office:value="36908.65403553">
            <text:p>$36,908.65</text:p>
          </table:table-cell>
          <table:table-cell office:value-type="float" office:value="91.91">
            <text:p>91.91</text:p>
          </table:table-cell>
          <table:table-cell table:formula="of:=[.H172]/[.H$2]" office:value-type="percentage" office:value="1.36770833333333">
            <text:p>136.77%</text:p>
          </table:table-cell>
          <table:table-cell table:formula="of:=[.J$2]*[.I172]" office:value-type="currency" office:currency="USD" office:value="180640.72327044">
            <text:p>$180,640.72</text:p>
          </table:table-cell>
          <table:table-cell office:value-type="float" office:value="182.9">
            <text:p>182.9</text:p>
          </table:table-cell>
          <table:table-cell table:formula="of:=[.K172]/[.K$2]" office:value-type="percentage" office:value="1.32536231884058">
            <text:p>132.54%</text:p>
          </table:table-cell>
          <table:table-cell table:formula="of:=[.M$2]*[.L172]" office:value-type="currency" office:currency="USD" office:value="225061.525840853">
            <text:p>$225,061.53</text:p>
          </table:table-cell>
          <table:table-cell table:formula="of:=[.D172]+[.G172]+[.J172]+[.M172]" office:value-type="currency" office:currency="USD" office:value="1198560.59576596">
            <text:p>$1,198,560.60</text:p>
          </table:table-cell>
          <table:table-cell table:formula="of:=[.N172]/[.N$2]" office:value-type="percentage" office:value="1.19856059576596">
            <text:p>119.86%</text:p>
          </table:table-cell>
          <table:table-cell table:formula="of:=([.N172]/[.N171])-1" office:value-type="percentage" office:value="0.00166529109963731">
            <text:p>0.17%</text:p>
          </table:table-cell>
          <table:table-cell office:value-type="float" office:value="113.95">
            <text:p>113.95</text:p>
          </table:table-cell>
          <table:table-cell table:formula="of:=[.Q172]/[.Q$2]" office:value-type="percentage" office:value="0.929445350734095">
            <text:p>92.94%</text:p>
          </table:table-cell>
          <table:table-cell table:formula="of:=([.Q172]/[.Q171])-1" office:value-type="percentage" office:value="-0.00731771060196884">
            <text:p>-0.7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7</text:p>
          </table:table-cell>
          <table:table-cell office:value-type="float" office:value="39.6">
            <text:p>39.6</text:p>
          </table:table-cell>
          <table:table-cell table:formula="of:=[.B173]/[.B$2]" office:value-type="percentage" office:value="1.1151788228668">
            <text:p>111.52%</text:p>
          </table:table-cell>
          <table:table-cell table:formula="of:=[.D$2]*[.C173]" office:value-type="currency" office:currency="USD" office:value="757479.955154806">
            <text:p>$757,479.96</text:p>
          </table:table-cell>
          <table:table-cell office:value-type="float" office:value="38.48">
            <text:p>38.48</text:p>
          </table:table-cell>
          <table:table-cell table:formula="of:=[.E173]/[.E$2]" office:value-type="percentage" office:value="2.00835073068894">
            <text:p>200.84%</text:p>
          </table:table-cell>
          <table:table-cell table:formula="of:=[.G$2]*[.F173]" office:value-type="currency" office:currency="USD" office:value="37893.4100129988">
            <text:p>$37,893.41</text:p>
          </table:table-cell>
          <table:table-cell office:value-type="float" office:value="93">
            <text:p>93</text:p>
          </table:table-cell>
          <table:table-cell table:formula="of:=[.H173]/[.H$2]" office:value-type="percentage" office:value="1.38392857142857">
            <text:p>138.39%</text:p>
          </table:table-cell>
          <table:table-cell table:formula="of:=[.J$2]*[.I173]" office:value-type="currency" office:currency="USD" office:value="182783.018867925">
            <text:p>$182,783.02</text:p>
          </table:table-cell>
          <table:table-cell office:value-type="float" office:value="177.08">
            <text:p>177.08</text:p>
          </table:table-cell>
          <table:table-cell table:formula="of:=[.K173]/[.K$2]" office:value-type="percentage" office:value="1.2831884057971">
            <text:p>128.32%</text:p>
          </table:table-cell>
          <table:table-cell table:formula="of:=[.M$2]*[.L173]" office:value-type="currency" office:currency="USD" office:value="217899.917965545">
            <text:p>$217,899.92</text:p>
          </table:table-cell>
          <table:table-cell table:formula="of:=[.D173]+[.G173]+[.J173]+[.M173]" office:value-type="currency" office:currency="USD" office:value="1196056.30200128">
            <text:p>$1,196,056.30</text:p>
          </table:table-cell>
          <table:table-cell table:formula="of:=[.N173]/[.N$2]" office:value-type="percentage" office:value="1.19605630200128">
            <text:p>119.61%</text:p>
          </table:table-cell>
          <table:table-cell table:formula="of:=([.N173]/[.N172])-1" office:value-type="percentage" office:value="-0.00208941773451832">
            <text:p>-0.21%</text:p>
          </table:table-cell>
          <table:table-cell office:value-type="float" office:value="117.16">
            <text:p>117.16</text:p>
          </table:table-cell>
          <table:table-cell table:formula="of:=[.Q173]/[.Q$2]" office:value-type="percentage" office:value="0.955628058727569">
            <text:p>95.56%</text:p>
          </table:table-cell>
          <table:table-cell table:formula="of:=([.Q173]/[.Q172])-1" office:value-type="percentage" office:value="0.0281702501096972">
            <text:p>2.8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8</text:p>
          </table:table-cell>
          <table:table-cell office:value-type="float" office:value="39.64">
            <text:p>39.64</text:p>
          </table:table-cell>
          <table:table-cell table:formula="of:=[.B174]/[.B$2]" office:value-type="percentage" office:value="1.11630526612222">
            <text:p>111.63%</text:p>
          </table:table-cell>
          <table:table-cell table:formula="of:=[.D$2]*[.C174]" office:value-type="currency" office:currency="USD" office:value="758245.086422639">
            <text:p>$758,245.09</text:p>
          </table:table-cell>
          <table:table-cell office:value-type="float" office:value="37.08">
            <text:p>37.08</text:p>
          </table:table-cell>
          <table:table-cell table:formula="of:=[.E174]/[.E$2]" office:value-type="percentage" office:value="1.93528183716075">
            <text:p>193.53%</text:p>
          </table:table-cell>
          <table:table-cell table:formula="of:=[.G$2]*[.F174]" office:value-type="currency" office:currency="USD" office:value="36514.7516445425">
            <text:p>$36,514.75</text:p>
          </table:table-cell>
          <table:table-cell office:value-type="float" office:value="91.55">
            <text:p>91.55</text:p>
          </table:table-cell>
          <table:table-cell table:formula="of:=[.H174]/[.H$2]" office:value-type="percentage" office:value="1.36235119047619">
            <text:p>136.24%</text:p>
          </table:table-cell>
          <table:table-cell table:formula="of:=[.J$2]*[.I174]" office:value-type="currency" office:currency="USD" office:value="179933.176100629">
            <text:p>$179,933.18</text:p>
          </table:table-cell>
          <table:table-cell office:value-type="float" office:value="181.81">
            <text:p>181.81</text:p>
          </table:table-cell>
          <table:table-cell table:formula="of:=[.K174]/[.K$2]" office:value-type="percentage" office:value="1.31746376811594">
            <text:p>131.75%</text:p>
          </table:table-cell>
          <table:table-cell table:formula="of:=[.M$2]*[.L174]" office:value-type="currency" office:currency="USD" office:value="223720.262510254">
            <text:p>$223,720.26</text:p>
          </table:table-cell>
          <table:table-cell table:formula="of:=[.D174]+[.G174]+[.J174]+[.M174]" office:value-type="currency" office:currency="USD" office:value="1198413.27667807">
            <text:p>$1,198,413.28</text:p>
          </table:table-cell>
          <table:table-cell table:formula="of:=[.N174]/[.N$2]" office:value-type="percentage" office:value="1.19841327667807">
            <text:p>119.84%</text:p>
          </table:table-cell>
          <table:table-cell table:formula="of:=([.N174]/[.N173])-1" office:value-type="percentage" office:value="0.00197062184518093">
            <text:p>0.20%</text:p>
          </table:table-cell>
          <table:table-cell office:value-type="float" office:value="115.94">
            <text:p>115.94</text:p>
          </table:table-cell>
          <table:table-cell table:formula="of:=[.Q174]/[.Q$2]" office:value-type="percentage" office:value="0.945676998368679">
            <text:p>94.57%</text:p>
          </table:table-cell>
          <table:table-cell table:formula="of:=([.Q174]/[.Q173])-1" office:value-type="percentage" office:value="-0.0104131102765449">
            <text:p>-1.0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09</text:p>
          </table:table-cell>
          <table:table-cell office:value-type="float" office:value="39.04">
            <text:p>39.04</text:p>
          </table:table-cell>
          <table:table-cell table:formula="of:=[.B175]/[.B$2]" office:value-type="percentage" office:value="1.0994086172909">
            <text:p>109.94%</text:p>
          </table:table-cell>
          <table:table-cell table:formula="of:=[.D$2]*[.C175]" office:value-type="currency" office:currency="USD" office:value="746768.117405142">
            <text:p>$746,768.12</text:p>
          </table:table-cell>
          <table:table-cell office:value-type="float" office:value="35.03">
            <text:p>35.03</text:p>
          </table:table-cell>
          <table:table-cell table:formula="of:=[.E175]/[.E$2]" office:value-type="percentage" office:value="1.82828810020877">
            <text:p>182.83%</text:p>
          </table:table-cell>
          <table:table-cell table:formula="of:=[.G$2]*[.F175]" office:value-type="currency" office:currency="USD" office:value="34496.0018907315">
            <text:p>$34,496.00</text:p>
          </table:table-cell>
          <table:table-cell office:value-type="float" office:value="90.24">
            <text:p>90.24</text:p>
          </table:table-cell>
          <table:table-cell table:formula="of:=[.H175]/[.H$2]" office:value-type="percentage" office:value="1.34285714285714">
            <text:p>134.29%</text:p>
          </table:table-cell>
          <table:table-cell table:formula="of:=[.J$2]*[.I175]" office:value-type="currency" office:currency="USD" office:value="177358.490566038">
            <text:p>$177,358.49</text:p>
          </table:table-cell>
          <table:table-cell office:value-type="float" office:value="180.7">
            <text:p>180.7</text:p>
          </table:table-cell>
          <table:table-cell table:formula="of:=[.K175]/[.K$2]" office:value-type="percentage" office:value="1.30942028985507">
            <text:p>130.94%</text:p>
          </table:table-cell>
          <table:table-cell table:formula="of:=[.M$2]*[.L175]" office:value-type="currency" office:currency="USD" office:value="222354.388843314">
            <text:p>$222,354.39</text:p>
          </table:table-cell>
          <table:table-cell table:formula="of:=[.D175]+[.G175]+[.J175]+[.M175]" office:value-type="currency" office:currency="USD" office:value="1180976.99870523">
            <text:p>$1,180,977.00</text:p>
          </table:table-cell>
          <table:table-cell table:formula="of:=[.N175]/[.N$2]" office:value-type="percentage" office:value="1.18097699870523">
            <text:p>118.10%</text:p>
          </table:table-cell>
          <table:table-cell table:formula="of:=([.N175]/[.N174])-1" office:value-type="percentage" office:value="-0.0145494699634603">
            <text:p>-1.45%</text:p>
          </table:table-cell>
          <table:table-cell office:value-type="float" office:value="112.91">
            <text:p>112.91</text:p>
          </table:table-cell>
          <table:table-cell table:formula="of:=[.Q175]/[.Q$2]" office:value-type="percentage" office:value="0.920962479608483">
            <text:p>92.10%</text:p>
          </table:table-cell>
          <table:table-cell table:formula="of:=([.Q175]/[.Q174])-1" office:value-type="percentage" office:value="-0.0261342073486286">
            <text:p>-2.6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2</text:p>
          </table:table-cell>
          <table:table-cell office:value-type="float" office:value="39.65">
            <text:p>39.65</text:p>
          </table:table-cell>
          <table:table-cell table:formula="of:=[.B176]/[.B$2]" office:value-type="percentage" office:value="1.11658687693607">
            <text:p>111.66%</text:p>
          </table:table-cell>
          <table:table-cell table:formula="of:=[.D$2]*[.C176]" office:value-type="currency" office:currency="USD" office:value="758436.369239598">
            <text:p>$758,436.37</text:p>
          </table:table-cell>
          <table:table-cell office:value-type="float" office:value="34.8">
            <text:p>34.8</text:p>
          </table:table-cell>
          <table:table-cell table:formula="of:=[.E176]/[.E$2]" office:value-type="percentage" office:value="1.81628392484342">
            <text:p>181.63%</text:p>
          </table:table-cell>
          <table:table-cell table:formula="of:=[.G$2]*[.F176]" office:value-type="currency" office:currency="USD" office:value="34269.5080159137">
            <text:p>$34,269.51</text:p>
          </table:table-cell>
          <table:table-cell office:value-type="float" office:value="91.99">
            <text:p>91.99</text:p>
          </table:table-cell>
          <table:table-cell table:formula="of:=[.H176]/[.H$2]" office:value-type="percentage" office:value="1.36889880952381">
            <text:p>136.89%</text:p>
          </table:table-cell>
          <table:table-cell table:formula="of:=[.J$2]*[.I176]" office:value-type="currency" office:currency="USD" office:value="180797.955974843">
            <text:p>$180,797.96</text:p>
          </table:table-cell>
          <table:table-cell office:value-type="float" office:value="176.67">
            <text:p>176.67</text:p>
          </table:table-cell>
          <table:table-cell table:formula="of:=[.K176]/[.K$2]" office:value-type="percentage" office:value="1.28021739130435">
            <text:p>128.02%</text:p>
          </table:table-cell>
          <table:table-cell table:formula="of:=[.M$2]*[.L176]" office:value-type="currency" office:currency="USD" office:value="217395.40607055">
            <text:p>$217,395.41</text:p>
          </table:table-cell>
          <table:table-cell table:formula="of:=[.D176]+[.G176]+[.J176]+[.M176]" office:value-type="currency" office:currency="USD" office:value="1190899.2393009">
            <text:p>$1,190,899.24</text:p>
          </table:table-cell>
          <table:table-cell table:formula="of:=[.N176]/[.N$2]" office:value-type="percentage" office:value="1.1908992393009">
            <text:p>119.09%</text:p>
          </table:table-cell>
          <table:table-cell table:formula="of:=([.N176]/[.N175])-1" office:value-type="percentage" office:value="0.00840172213900559">
            <text:p>0.84%</text:p>
          </table:table-cell>
          <table:table-cell office:value-type="float" office:value="113.64">
            <text:p>113.64</text:p>
          </table:table-cell>
          <table:table-cell table:formula="of:=[.Q176]/[.Q$2]" office:value-type="percentage" office:value="0.926916802610114">
            <text:p>92.69%</text:p>
          </table:table-cell>
          <table:table-cell table:formula="of:=([.Q176]/[.Q175])-1" office:value-type="percentage" office:value="0.00646532636613228">
            <text:p>0.6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3</text:p>
          </table:table-cell>
          <table:table-cell office:value-type="float" office:value="39.82">
            <text:p>39.82</text:p>
          </table:table-cell>
          <table:table-cell table:formula="of:=[.B177]/[.B$2]" office:value-type="percentage" office:value="1.12137426077161">
            <text:p>112.14%</text:p>
          </table:table-cell>
          <table:table-cell table:formula="of:=[.D$2]*[.C177]" office:value-type="currency" office:currency="USD" office:value="761688.177127888">
            <text:p>$761,688.18</text:p>
          </table:table-cell>
          <table:table-cell office:value-type="float" office:value="34.83">
            <text:p>34.83</text:p>
          </table:table-cell>
          <table:table-cell table:formula="of:=[.E177]/[.E$2]" office:value-type="percentage" office:value="1.8178496868476">
            <text:p>181.78%</text:p>
          </table:table-cell>
          <table:table-cell table:formula="of:=[.G$2]*[.F177]" office:value-type="currency" office:currency="USD" office:value="34299.0506952377">
            <text:p>$34,299.05</text:p>
          </table:table-cell>
          <table:table-cell office:value-type="float" office:value="94.52">
            <text:p>94.52</text:p>
          </table:table-cell>
          <table:table-cell table:formula="of:=[.H177]/[.H$2]" office:value-type="percentage" office:value="1.40654761904762">
            <text:p>140.65%</text:p>
          </table:table-cell>
          <table:table-cell table:formula="of:=[.J$2]*[.I177]" office:value-type="currency" office:currency="USD" office:value="185770.440251572">
            <text:p>$185,770.44</text:p>
          </table:table-cell>
          <table:table-cell office:value-type="float" office:value="178.54">
            <text:p>178.54</text:p>
          </table:table-cell>
          <table:table-cell table:formula="of:=[.K177]/[.K$2]" office:value-type="percentage" office:value="1.29376811594203">
            <text:p>129.38%</text:p>
          </table:table-cell>
          <table:table-cell table:formula="of:=[.M$2]*[.L177]" office:value-type="currency" office:currency="USD" office:value="219696.472518458">
            <text:p>$219,696.47</text:p>
          </table:table-cell>
          <table:table-cell table:formula="of:=[.D177]+[.G177]+[.J177]+[.M177]" office:value-type="currency" office:currency="USD" office:value="1201454.14059316">
            <text:p>$1,201,454.14</text:p>
          </table:table-cell>
          <table:table-cell table:formula="of:=[.N177]/[.N$2]" office:value-type="percentage" office:value="1.20145414059316">
            <text:p>120.15%</text:p>
          </table:table-cell>
          <table:table-cell table:formula="of:=([.N177]/[.N176])-1" office:value-type="percentage" office:value="0.00886296753237392">
            <text:p>0.89%</text:p>
          </table:table-cell>
          <table:table-cell office:value-type="float" office:value="114.68">
            <text:p>114.68</text:p>
          </table:table-cell>
          <table:table-cell table:formula="of:=[.Q177]/[.Q$2]" office:value-type="percentage" office:value="0.935399673735726">
            <text:p>93.54%</text:p>
          </table:table-cell>
          <table:table-cell table:formula="of:=([.Q177]/[.Q176])-1" office:value-type="percentage" office:value="0.0091517071453715">
            <text:p>0.9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4</text:p>
          </table:table-cell>
          <table:table-cell office:value-type="float" office:value="40">
            <text:p>40</text:p>
          </table:table-cell>
          <table:table-cell table:formula="of:=[.B178]/[.B$2]" office:value-type="percentage" office:value="1.12644325542101">
            <text:p>112.64%</text:p>
          </table:table-cell>
          <table:table-cell table:formula="of:=[.D$2]*[.C178]" office:value-type="currency" office:currency="USD" office:value="765131.267833138">
            <text:p>$765,131.27</text:p>
          </table:table-cell>
          <table:table-cell office:value-type="float" office:value="34.99">
            <text:p>34.99</text:p>
          </table:table-cell>
          <table:table-cell table:formula="of:=[.E178]/[.E$2]" office:value-type="percentage" office:value="1.82620041753653">
            <text:p>182.62%</text:p>
          </table:table-cell>
          <table:table-cell table:formula="of:=[.G$2]*[.F178]" office:value-type="currency" office:currency="USD" office:value="34456.6116516327">
            <text:p>$34,456.61</text:p>
          </table:table-cell>
          <table:table-cell office:value-type="float" office:value="97.84">
            <text:p>97.84</text:p>
          </table:table-cell>
          <table:table-cell table:formula="of:=[.H178]/[.H$2]" office:value-type="percentage" office:value="1.45595238095238">
            <text:p>145.60%</text:p>
          </table:table-cell>
          <table:table-cell table:formula="of:=[.J$2]*[.I178]" office:value-type="currency" office:currency="USD" office:value="192295.597484277">
            <text:p>$192,295.60</text:p>
          </table:table-cell>
          <table:table-cell office:value-type="float" office:value="177.21">
            <text:p>177.21</text:p>
          </table:table-cell>
          <table:table-cell table:formula="of:=[.K178]/[.K$2]" office:value-type="percentage" office:value="1.28413043478261">
            <text:p>128.41%</text:p>
          </table:table-cell>
          <table:table-cell table:formula="of:=[.M$2]*[.L178]" office:value-type="currency" office:currency="USD" office:value="218059.885151764">
            <text:p>$218,059.89</text:p>
          </table:table-cell>
          <table:table-cell table:formula="of:=[.D178]+[.G178]+[.J178]+[.M178]" office:value-type="currency" office:currency="USD" office:value="1209943.36212081">
            <text:p>$1,209,943.36</text:p>
          </table:table-cell>
          <table:table-cell table:formula="of:=[.N178]/[.N$2]" office:value-type="percentage" office:value="1.20994336212081">
            <text:p>120.99%</text:p>
          </table:table-cell>
          <table:table-cell table:formula="of:=([.N178]/[.N177])-1" office:value-type="percentage" office:value="0.00706578906412791">
            <text:p>0.71%</text:p>
          </table:table-cell>
          <table:table-cell office:value-type="float" office:value="116.27">
            <text:p>116.27</text:p>
          </table:table-cell>
          <table:table-cell table:formula="of:=[.Q178]/[.Q$2]" office:value-type="percentage" office:value="0.94836867862969">
            <text:p>94.84%</text:p>
          </table:table-cell>
          <table:table-cell table:formula="of:=([.Q178]/[.Q177])-1" office:value-type="percentage" office:value="0.0138646668991977">
            <text:p>1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5</text:p>
          </table:table-cell>
          <table:table-cell office:value-type="float" office:value="40.32">
            <text:p>40.32</text:p>
          </table:table-cell>
          <table:table-cell table:formula="of:=[.B179]/[.B$2]" office:value-type="percentage" office:value="1.13545480146438">
            <text:p>113.55%</text:p>
          </table:table-cell>
          <table:table-cell table:formula="of:=[.D$2]*[.C179]" office:value-type="currency" office:currency="USD" office:value="771252.317975803">
            <text:p>$771,252.32</text:p>
          </table:table-cell>
          <table:table-cell office:value-type="float" office:value="34.69">
            <text:p>34.69</text:p>
          </table:table-cell>
          <table:table-cell table:formula="of:=[.E179]/[.E$2]" office:value-type="percentage" office:value="1.81054279749478">
            <text:p>181.05%</text:p>
          </table:table-cell>
          <table:table-cell table:formula="of:=[.G$2]*[.F179]" office:value-type="currency" office:currency="USD" office:value="34161.1848583921">
            <text:p>$34,161.18</text:p>
          </table:table-cell>
          <table:table-cell office:value-type="float" office:value="99.4">
            <text:p>99.4</text:p>
          </table:table-cell>
          <table:table-cell table:formula="of:=[.H179]/[.H$2]" office:value-type="percentage" office:value="1.47916666666667">
            <text:p>147.92%</text:p>
          </table:table-cell>
          <table:table-cell table:formula="of:=[.J$2]*[.I179]" office:value-type="currency" office:currency="USD" office:value="195361.635220126">
            <text:p>$195,361.64</text:p>
          </table:table-cell>
          <table:table-cell office:value-type="float" office:value="174.4">
            <text:p>174.4</text:p>
          </table:table-cell>
          <table:table-cell table:formula="of:=[.K179]/[.K$2]" office:value-type="percentage" office:value="1.26376811594203">
            <text:p>126.38%</text:p>
          </table:table-cell>
          <table:table-cell table:formula="of:=[.M$2]*[.L179]" office:value-type="currency" office:currency="USD" office:value="214602.132895816">
            <text:p>$214,602.13</text:p>
          </table:table-cell>
          <table:table-cell table:formula="of:=[.D179]+[.G179]+[.J179]+[.M179]" office:value-type="currency" office:currency="USD" office:value="1215377.27095014">
            <text:p>$1,215,377.27</text:p>
          </table:table-cell>
          <table:table-cell table:formula="of:=[.N179]/[.N$2]" office:value-type="percentage" office:value="1.21537727095014">
            <text:p>121.54%</text:p>
          </table:table-cell>
          <table:table-cell table:formula="of:=([.N179]/[.N178])-1" office:value-type="percentage" office:value="0.00449104396076971">
            <text:p>0.45%</text:p>
          </table:table-cell>
          <table:table-cell office:value-type="float" office:value="118.27">
            <text:p>118.27</text:p>
          </table:table-cell>
          <table:table-cell table:formula="of:=[.Q179]/[.Q$2]" office:value-type="percentage" office:value="0.96468189233279">
            <text:p>96.47%</text:p>
          </table:table-cell>
          <table:table-cell table:formula="of:=([.Q179]/[.Q178])-1" office:value-type="percentage" office:value="0.017201341704653">
            <text:p>1.7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6</text:p>
          </table:table-cell>
          <table:table-cell office:value-type="float" office:value="40.82">
            <text:p>40.82</text:p>
          </table:table-cell>
          <table:table-cell table:formula="of:=[.B180]/[.B$2]" office:value-type="percentage" office:value="1.14953534215714">
            <text:p>114.95%</text:p>
          </table:table-cell>
          <table:table-cell table:formula="of:=[.D$2]*[.C180]" office:value-type="currency" office:currency="USD" office:value="780816.458823717">
            <text:p>$780,816.46</text:p>
          </table:table-cell>
          <table:table-cell office:value-type="float" office:value="35.21">
            <text:p>35.21</text:p>
          </table:table-cell>
          <table:table-cell table:formula="of:=[.E180]/[.E$2]" office:value-type="percentage" office:value="1.83768267223382">
            <text:p>183.77%</text:p>
          </table:table-cell>
          <table:table-cell table:formula="of:=[.G$2]*[.F180]" office:value-type="currency" office:currency="USD" office:value="34673.2579666759">
            <text:p>$34,673.26</text:p>
          </table:table-cell>
          <table:table-cell office:value-type="float" office:value="100.89">
            <text:p>100.89</text:p>
          </table:table-cell>
          <table:table-cell table:formula="of:=[.H180]/[.H$2]" office:value-type="percentage" office:value="1.50133928571429">
            <text:p>150.13%</text:p>
          </table:table-cell>
          <table:table-cell table:formula="of:=[.J$2]*[.I180]" office:value-type="currency" office:currency="USD" office:value="198290.094339623">
            <text:p>$198,290.09</text:p>
          </table:table-cell>
          <table:table-cell office:value-type="float" office:value="176.03">
            <text:p>176.03</text:p>
          </table:table-cell>
          <table:table-cell table:formula="of:=[.K180]/[.K$2]" office:value-type="percentage" office:value="1.27557971014493">
            <text:p>127.56%</text:p>
          </table:table-cell>
          <table:table-cell table:formula="of:=[.M$2]*[.L180]" office:value-type="currency" office:currency="USD" office:value="216607.875307629">
            <text:p>$216,607.88</text:p>
          </table:table-cell>
          <table:table-cell table:formula="of:=[.D180]+[.G180]+[.J180]+[.M180]" office:value-type="currency" office:currency="USD" office:value="1230387.68643764">
            <text:p>$1,230,387.69</text:p>
          </table:table-cell>
          <table:table-cell table:formula="of:=[.N180]/[.N$2]" office:value-type="percentage" office:value="1.23038768643764">
            <text:p>123.04%</text:p>
          </table:table-cell>
          <table:table-cell table:formula="of:=([.N180]/[.N179])-1" office:value-type="percentage" office:value="0.0123504164890078">
            <text:p>1.24%</text:p>
          </table:table-cell>
          <table:table-cell office:value-type="float" office:value="118.97">
            <text:p>118.97</text:p>
          </table:table-cell>
          <table:table-cell table:formula="of:=[.Q180]/[.Q$2]" office:value-type="percentage" office:value="0.970391517128874">
            <text:p>97.04%</text:p>
          </table:table-cell>
          <table:table-cell table:formula="of:=([.Q180]/[.Q179])-1" office:value-type="percentage" office:value="0.00591866069163771">
            <text:p>0.5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19</text:p>
          </table:table-cell>
          <table:table-cell office:value-type="float" office:value="40.6">
            <text:p>40.6</text:p>
          </table:table-cell>
          <table:table-cell table:formula="of:=[.B181]/[.B$2]" office:value-type="percentage" office:value="1.14333990425232">
            <text:p>114.33%</text:p>
          </table:table-cell>
          <table:table-cell table:formula="of:=[.D$2]*[.C181]" office:value-type="currency" office:currency="USD" office:value="776608.236850635">
            <text:p>$776,608.24</text:p>
          </table:table-cell>
          <table:table-cell office:value-type="float" office:value="36.31">
            <text:p>36.31</text:p>
          </table:table-cell>
          <table:table-cell table:formula="of:=[.E181]/[.E$2]" office:value-type="percentage" office:value="1.89509394572025">
            <text:p>189.51%</text:p>
          </table:table-cell>
          <table:table-cell table:formula="of:=[.G$2]*[.F181]" office:value-type="currency" office:currency="USD" office:value="35756.4895418915">
            <text:p>$35,756.49</text:p>
          </table:table-cell>
          <table:table-cell office:value-type="float" office:value="99.48">
            <text:p>99.48</text:p>
          </table:table-cell>
          <table:table-cell table:formula="of:=[.H181]/[.H$2]" office:value-type="percentage" office:value="1.48035714285714">
            <text:p>148.04%</text:p>
          </table:table-cell>
          <table:table-cell table:formula="of:=[.J$2]*[.I181]" office:value-type="currency" office:currency="USD" office:value="195518.867924528">
            <text:p>$195,518.87</text:p>
          </table:table-cell>
          <table:table-cell office:value-type="float" office:value="173.31">
            <text:p>173.31</text:p>
          </table:table-cell>
          <table:table-cell table:formula="of:=[.K181]/[.K$2]" office:value-type="percentage" office:value="1.25586956521739">
            <text:p>125.59%</text:p>
          </table:table-cell>
          <table:table-cell table:formula="of:=[.M$2]*[.L181]" office:value-type="currency" office:currency="USD" office:value="213260.869565217">
            <text:p>$213,260.87</text:p>
          </table:table-cell>
          <table:table-cell table:formula="of:=[.D181]+[.G181]+[.J181]+[.M181]" office:value-type="currency" office:currency="USD" office:value="1221144.46388227">
            <text:p>$1,221,144.46</text:p>
          </table:table-cell>
          <table:table-cell table:formula="of:=[.N181]/[.N$2]" office:value-type="percentage" office:value="1.22114446388227">
            <text:p>122.11%</text:p>
          </table:table-cell>
          <table:table-cell table:formula="of:=([.N181]/[.N180])-1" office:value-type="percentage" office:value="-0.00751244722070887">
            <text:p>-0.75%</text:p>
          </table:table-cell>
          <table:table-cell office:value-type="float" office:value="117.79">
            <text:p>117.79</text:p>
          </table:table-cell>
          <table:table-cell table:formula="of:=[.Q181]/[.Q$2]" office:value-type="percentage" office:value="0.960766721044046">
            <text:p>96.08%</text:p>
          </table:table-cell>
          <table:table-cell table:formula="of:=([.Q181]/[.Q180])-1" office:value-type="percentage" office:value="-0.00991846684037989">
            <text:p>-0.9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0</text:p>
          </table:table-cell>
          <table:table-cell office:value-type="float" office:value="41.03">
            <text:p>41.03</text:p>
          </table:table-cell>
          <table:table-cell table:formula="of:=[.B182]/[.B$2]" office:value-type="percentage" office:value="1.1554491692481">
            <text:p>115.54%</text:p>
          </table:table-cell>
          <table:table-cell table:formula="of:=[.D$2]*[.C182]" office:value-type="currency" office:currency="USD" office:value="784833.397979841">
            <text:p>$784,833.40</text:p>
          </table:table-cell>
          <table:table-cell office:value-type="float" office:value="35.63">
            <text:p>35.63</text:p>
          </table:table-cell>
          <table:table-cell table:formula="of:=[.E182]/[.E$2]" office:value-type="percentage" office:value="1.85960334029228">
            <text:p>185.96%</text:p>
          </table:table-cell>
          <table:table-cell table:formula="of:=[.G$2]*[.F182]" office:value-type="currency" office:currency="USD" office:value="35086.8554772127">
            <text:p>$35,086.86</text:p>
          </table:table-cell>
          <table:table-cell office:value-type="float" office:value="100.26">
            <text:p>100.26</text:p>
          </table:table-cell>
          <table:table-cell table:formula="of:=[.H182]/[.H$2]" office:value-type="percentage" office:value="1.49196428571429">
            <text:p>149.20%</text:p>
          </table:table-cell>
          <table:table-cell table:formula="of:=[.J$2]*[.I182]" office:value-type="currency" office:currency="USD" office:value="197051.886792453">
            <text:p>$197,051.89</text:p>
          </table:table-cell>
          <table:table-cell office:value-type="float" office:value="175.78">
            <text:p>175.78</text:p>
          </table:table-cell>
          <table:table-cell table:formula="of:=[.K182]/[.K$2]" office:value-type="percentage" office:value="1.27376811594203">
            <text:p>127.38%</text:p>
          </table:table-cell>
          <table:table-cell table:formula="of:=[.M$2]*[.L182]" office:value-type="currency" office:currency="USD" office:value="216300.246103363">
            <text:p>$216,300.25</text:p>
          </table:table-cell>
          <table:table-cell table:formula="of:=[.D182]+[.G182]+[.J182]+[.M182]" office:value-type="currency" office:currency="USD" office:value="1233272.38635287">
            <text:p>$1,233,272.39</text:p>
          </table:table-cell>
          <table:table-cell table:formula="of:=[.N182]/[.N$2]" office:value-type="percentage" office:value="1.23327238635287">
            <text:p>123.33%</text:p>
          </table:table-cell>
          <table:table-cell table:formula="of:=([.N182]/[.N181])-1" office:value-type="percentage" office:value="0.00993160336823773">
            <text:p>0.99%</text:p>
          </table:table-cell>
          <table:table-cell office:value-type="float" office:value="117.65">
            <text:p>117.65</text:p>
          </table:table-cell>
          <table:table-cell table:formula="of:=[.Q182]/[.Q$2]" office:value-type="percentage" office:value="0.959624796084829">
            <text:p>95.96%</text:p>
          </table:table-cell>
          <table:table-cell table:formula="of:=([.Q182]/[.Q181])-1" office:value-type="percentage" office:value="-0.00118855590457589">
            <text:p>-0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1</text:p>
          </table:table-cell>
          <table:table-cell office:value-type="float" office:value="40.75">
            <text:p>40.75</text:p>
          </table:table-cell>
          <table:table-cell table:formula="of:=[.B183]/[.B$2]" office:value-type="percentage" office:value="1.14756406646015">
            <text:p>114.76%</text:p>
          </table:table-cell>
          <table:table-cell table:formula="of:=[.D$2]*[.C183]" office:value-type="currency" office:currency="USD" office:value="779477.479105009">
            <text:p>$779,477.48</text:p>
          </table:table-cell>
          <table:table-cell office:value-type="float" office:value="34.95">
            <text:p>34.95</text:p>
          </table:table-cell>
          <table:table-cell table:formula="of:=[.E183]/[.E$2]" office:value-type="percentage" office:value="1.8241127348643">
            <text:p>182.41%</text:p>
          </table:table-cell>
          <table:table-cell table:formula="of:=[.G$2]*[.F183]" office:value-type="currency" office:currency="USD" office:value="34417.221412534">
            <text:p>$34,417.22</text:p>
          </table:table-cell>
          <table:table-cell office:value-type="float" office:value="96.96">
            <text:p>96.96</text:p>
          </table:table-cell>
          <table:table-cell table:formula="of:=[.H183]/[.H$2]" office:value-type="percentage" office:value="1.44285714285714">
            <text:p>144.29%</text:p>
          </table:table-cell>
          <table:table-cell table:formula="of:=[.J$2]*[.I183]" office:value-type="currency" office:currency="USD" office:value="190566.037735849">
            <text:p>$190,566.04</text:p>
          </table:table-cell>
          <table:table-cell office:value-type="float" office:value="173.59">
            <text:p>173.59</text:p>
          </table:table-cell>
          <table:table-cell table:formula="of:=[.K183]/[.K$2]" office:value-type="percentage" office:value="1.25789855072464">
            <text:p>125.79%</text:p>
          </table:table-cell>
          <table:table-cell table:formula="of:=[.M$2]*[.L183]" office:value-type="currency" office:currency="USD" office:value="213605.414273995">
            <text:p>$213,605.41</text:p>
          </table:table-cell>
          <table:table-cell table:formula="of:=[.D183]+[.G183]+[.J183]+[.M183]" office:value-type="currency" office:currency="USD" office:value="1218066.15252739">
            <text:p>$1,218,066.15</text:p>
          </table:table-cell>
          <table:table-cell table:formula="of:=[.N183]/[.N$2]" office:value-type="percentage" office:value="1.21806615252739">
            <text:p>121.81%</text:p>
          </table:table-cell>
          <table:table-cell table:formula="of:=([.N183]/[.N182])-1" office:value-type="percentage" office:value="-0.0123299880819125">
            <text:p>-1.23%</text:p>
          </table:table-cell>
          <table:table-cell office:value-type="float" office:value="114.18">
            <text:p>114.18</text:p>
          </table:table-cell>
          <table:table-cell table:formula="of:=[.Q183]/[.Q$2]" office:value-type="percentage" office:value="0.931321370309951">
            <text:p>93.13%</text:p>
          </table:table-cell>
          <table:table-cell table:formula="of:=([.Q183]/[.Q182])-1" office:value-type="percentage" office:value="-0.0294942626434339">
            <text:p>-2.9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2</text:p>
          </table:table-cell>
          <table:table-cell office:value-type="float" office:value="40.36">
            <text:p>40.36</text:p>
          </table:table-cell>
          <table:table-cell table:formula="of:=[.B184]/[.B$2]" office:value-type="percentage" office:value="1.1365812447198">
            <text:p>113.66%</text:p>
          </table:table-cell>
          <table:table-cell table:formula="of:=[.D$2]*[.C184]" office:value-type="currency" office:currency="USD" office:value="772017.449243636">
            <text:p>$772,017.45</text:p>
          </table:table-cell>
          <table:table-cell office:value-type="float" office:value="32.3">
            <text:p>32.3</text:p>
          </table:table-cell>
          <table:table-cell table:formula="of:=[.E184]/[.E$2]" office:value-type="percentage" office:value="1.68580375782881">
            <text:p>168.58%</text:p>
          </table:table-cell>
          <table:table-cell table:formula="of:=[.G$2]*[.F184]" office:value-type="currency" office:currency="USD" office:value="31807.6180722417">
            <text:p>$31,807.62</text:p>
          </table:table-cell>
          <table:table-cell office:value-type="float" office:value="94.54">
            <text:p>94.54</text:p>
          </table:table-cell>
          <table:table-cell table:formula="of:=[.H184]/[.H$2]" office:value-type="percentage" office:value="1.40684523809524">
            <text:p>140.68%</text:p>
          </table:table-cell>
          <table:table-cell table:formula="of:=[.J$2]*[.I184]" office:value-type="currency" office:currency="USD" office:value="185809.748427673">
            <text:p>$185,809.75</text:p>
          </table:table-cell>
          <table:table-cell office:value-type="float" office:value="169.05">
            <text:p>169.05</text:p>
          </table:table-cell>
          <table:table-cell table:formula="of:=[.K184]/[.K$2]" office:value-type="percentage" office:value="1.225">
            <text:p>122.50%</text:p>
          </table:table-cell>
          <table:table-cell table:formula="of:=[.M$2]*[.L184]" office:value-type="currency" office:currency="USD" office:value="208018.867924528">
            <text:p>$208,018.87</text:p>
          </table:table-cell>
          <table:table-cell table:formula="of:=[.D184]+[.G184]+[.J184]+[.M184]" office:value-type="currency" office:currency="USD" office:value="1197653.68366808">
            <text:p>$1,197,653.68</text:p>
          </table:table-cell>
          <table:table-cell table:formula="of:=[.N184]/[.N$2]" office:value-type="percentage" office:value="1.19765368366808">
            <text:p>119.77%</text:p>
          </table:table-cell>
          <table:table-cell table:formula="of:=([.N184]/[.N183])-1" office:value-type="percentage" office:value="-0.0167580954588995">
            <text:p>-1.68%</text:p>
          </table:table-cell>
          <table:table-cell office:value-type="float" office:value="110.49">
            <text:p>110.49</text:p>
          </table:table-cell>
          <table:table-cell table:formula="of:=[.Q184]/[.Q$2]" office:value-type="percentage" office:value="0.901223491027733">
            <text:p>90.12%</text:p>
          </table:table-cell>
          <table:table-cell table:formula="of:=([.Q184]/[.Q183])-1" office:value-type="percentage" office:value="-0.03231739358907">
            <text:p>-3.2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3</text:p>
          </table:table-cell>
          <table:table-cell office:value-type="float" office:value="40.66">
            <text:p>40.66</text:p>
          </table:table-cell>
          <table:table-cell table:formula="of:=[.B185]/[.B$2]" office:value-type="percentage" office:value="1.14502956913545">
            <text:p>114.50%</text:p>
          </table:table-cell>
          <table:table-cell table:formula="of:=[.D$2]*[.C185]" office:value-type="currency" office:currency="USD" office:value="777755.933752384">
            <text:p>$777,755.93</text:p>
          </table:table-cell>
          <table:table-cell office:value-type="float" office:value="30.5">
            <text:p>30.5</text:p>
          </table:table-cell>
          <table:table-cell table:formula="of:=[.E185]/[.E$2]" office:value-type="percentage" office:value="1.59185803757829">
            <text:p>159.19%</text:p>
          </table:table-cell>
          <table:table-cell table:formula="of:=[.G$2]*[.F185]" office:value-type="currency" office:currency="USD" office:value="30035.0573127979">
            <text:p>$30,035.06</text:p>
          </table:table-cell>
          <table:table-cell office:value-type="float" office:value="93.9">
            <text:p>93.9</text:p>
          </table:table-cell>
          <table:table-cell table:formula="of:=[.H185]/[.H$2]" office:value-type="percentage" office:value="1.39732142857143">
            <text:p>139.73%</text:p>
          </table:table-cell>
          <table:table-cell table:formula="of:=[.J$2]*[.I185]" office:value-type="currency" office:currency="USD" office:value="184551.886792453">
            <text:p>$184,551.89</text:p>
          </table:table-cell>
          <table:table-cell office:value-type="float" office:value="159.8">
            <text:p>159.8</text:p>
          </table:table-cell>
          <table:table-cell table:formula="of:=[.K185]/[.K$2]" office:value-type="percentage" office:value="1.15797101449275">
            <text:p>115.80%</text:p>
          </table:table-cell>
          <table:table-cell table:formula="of:=[.M$2]*[.L185]" office:value-type="currency" office:currency="USD" office:value="196636.587366694">
            <text:p>$196,636.59</text:p>
          </table:table-cell>
          <table:table-cell table:formula="of:=[.D185]+[.G185]+[.J185]+[.M185]" office:value-type="currency" office:currency="USD" office:value="1188979.46522433">
            <text:p>$1,188,979.47</text:p>
          </table:table-cell>
          <table:table-cell table:formula="of:=[.N185]/[.N$2]" office:value-type="percentage" office:value="1.18897946522433">
            <text:p>118.90%</text:p>
          </table:table-cell>
          <table:table-cell table:formula="of:=([.N185]/[.N184])-1" office:value-type="percentage" office:value="-0.00724267671200496">
            <text:p>-0.72%</text:p>
          </table:table-cell>
          <table:table-cell office:value-type="float" office:value="111.16">
            <text:p>111.16</text:p>
          </table:table-cell>
          <table:table-cell table:formula="of:=[.Q185]/[.Q$2]" office:value-type="percentage" office:value="0.906688417618271">
            <text:p>90.67%</text:p>
          </table:table-cell>
          <table:table-cell table:formula="of:=([.Q185]/[.Q184])-1" office:value-type="percentage" office:value="0.00606389718526557">
            <text:p>0.6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6</text:p>
          </table:table-cell>
          <table:table-cell office:value-type="float" office:value="40.66">
            <text:p>40.66</text:p>
          </table:table-cell>
          <table:table-cell table:formula="of:=[.B186]/[.B$2]" office:value-type="percentage" office:value="1.14502956913545">
            <text:p>114.50%</text:p>
          </table:table-cell>
          <table:table-cell table:formula="of:=[.D$2]*[.C186]" office:value-type="currency" office:currency="USD" office:value="777755.933752384">
            <text:p>$777,755.93</text:p>
          </table:table-cell>
          <table:table-cell office:value-type="float" office:value="32.39">
            <text:p>32.39</text:p>
          </table:table-cell>
          <table:table-cell table:formula="of:=[.E186]/[.E$2]" office:value-type="percentage" office:value="1.69050104384134">
            <text:p>169.05%</text:p>
          </table:table-cell>
          <table:table-cell table:formula="of:=[.G$2]*[.F186]" office:value-type="currency" office:currency="USD" office:value="31896.2461102139">
            <text:p>$31,896.25</text:p>
          </table:table-cell>
          <table:table-cell office:value-type="float" office:value="95.73">
            <text:p>95.73</text:p>
          </table:table-cell>
          <table:table-cell table:formula="of:=[.H186]/[.H$2]" office:value-type="percentage" office:value="1.42455357142857">
            <text:p>142.46%</text:p>
          </table:table-cell>
          <table:table-cell table:formula="of:=[.J$2]*[.I186]" office:value-type="currency" office:currency="USD" office:value="188148.58490566">
            <text:p>$188,148.58</text:p>
          </table:table-cell>
          <table:table-cell office:value-type="float" office:value="157.58">
            <text:p>157.58</text:p>
          </table:table-cell>
          <table:table-cell table:formula="of:=[.K186]/[.K$2]" office:value-type="percentage" office:value="1.14188405797101">
            <text:p>114.19%</text:p>
          </table:table-cell>
          <table:table-cell table:formula="of:=[.M$2]*[.L186]" office:value-type="currency" office:currency="USD" office:value="193904.840032814">
            <text:p>$193,904.84</text:p>
          </table:table-cell>
          <table:table-cell table:formula="of:=[.D186]+[.G186]+[.J186]+[.M186]" office:value-type="currency" office:currency="USD" office:value="1191705.60480107">
            <text:p>$1,191,705.60</text:p>
          </table:table-cell>
          <table:table-cell table:formula="of:=[.N186]/[.N$2]" office:value-type="percentage" office:value="1.19170560480107">
            <text:p>119.17%</text:p>
          </table:table-cell>
          <table:table-cell table:formula="of:=([.N186]/[.N185])-1" office:value-type="percentage" office:value="0.00229283991564055">
            <text:p>0.23%</text:p>
          </table:table-cell>
          <table:table-cell office:value-type="float" office:value="113.8">
            <text:p>113.8</text:p>
          </table:table-cell>
          <table:table-cell table:formula="of:=[.Q186]/[.Q$2]" office:value-type="percentage" office:value="0.928221859706362">
            <text:p>92.82%</text:p>
          </table:table-cell>
          <table:table-cell table:formula="of:=([.Q186]/[.Q185])-1" office:value-type="percentage" office:value="0.023749550197913">
            <text:p>2.3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7</text:p>
          </table:table-cell>
          <table:table-cell office:value-type="float" office:value="40.54">
            <text:p>40.54</text:p>
          </table:table-cell>
          <table:table-cell table:formula="of:=[.B187]/[.B$2]" office:value-type="percentage" office:value="1.14165023936919">
            <text:p>114.17%</text:p>
          </table:table-cell>
          <table:table-cell table:formula="of:=[.D$2]*[.C187]" office:value-type="currency" office:currency="USD" office:value="775460.539948885">
            <text:p>$775,460.54</text:p>
          </table:table-cell>
          <table:table-cell office:value-type="float" office:value="33.08">
            <text:p>33.08</text:p>
          </table:table-cell>
          <table:table-cell table:formula="of:=[.E187]/[.E$2]" office:value-type="percentage" office:value="1.72651356993737">
            <text:p>172.65%</text:p>
          </table:table-cell>
          <table:table-cell table:formula="of:=[.G$2]*[.F187]" office:value-type="currency" office:currency="USD" office:value="32575.7277346673">
            <text:p>$32,575.73</text:p>
          </table:table-cell>
          <table:table-cell office:value-type="float" office:value="96.67">
            <text:p>96.67</text:p>
          </table:table-cell>
          <table:table-cell table:formula="of:=[.H187]/[.H$2]" office:value-type="percentage" office:value="1.43854166666667">
            <text:p>143.85%</text:p>
          </table:table-cell>
          <table:table-cell table:formula="of:=[.J$2]*[.I187]" office:value-type="currency" office:currency="USD" office:value="189996.06918239">
            <text:p>$189,996.07</text:p>
          </table:table-cell>
          <table:table-cell office:value-type="float" office:value="160.63">
            <text:p>160.63</text:p>
          </table:table-cell>
          <table:table-cell table:formula="of:=[.K187]/[.K$2]" office:value-type="percentage" office:value="1.16398550724638">
            <text:p>116.40%</text:p>
          </table:table-cell>
          <table:table-cell table:formula="of:=[.M$2]*[.L187]" office:value-type="currency" office:currency="USD" office:value="197657.916324856">
            <text:p>$197,657.92</text:p>
          </table:table-cell>
          <table:table-cell table:formula="of:=[.D187]+[.G187]+[.J187]+[.M187]" office:value-type="currency" office:currency="USD" office:value="1195690.2531908">
            <text:p>$1,195,690.25</text:p>
          </table:table-cell>
          <table:table-cell table:formula="of:=[.N187]/[.N$2]" office:value-type="percentage" office:value="1.1956902531908">
            <text:p>119.57%</text:p>
          </table:table-cell>
          <table:table-cell table:formula="of:=([.N187]/[.N186])-1" office:value-type="percentage" office:value="0.0033436516314711">
            <text:p>0.33%</text:p>
          </table:table-cell>
          <table:table-cell office:value-type="float" office:value="115.08">
            <text:p>115.08</text:p>
          </table:table-cell>
          <table:table-cell table:formula="of:=[.Q187]/[.Q$2]" office:value-type="percentage" office:value="0.938662316476346">
            <text:p>93.87%</text:p>
          </table:table-cell>
          <table:table-cell table:formula="of:=([.Q187]/[.Q186])-1" office:value-type="percentage" office:value="0.0112478031634446">
            <text:p>1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8</text:p>
          </table:table-cell>
          <table:table-cell office:value-type="float" office:value="40.51">
            <text:p>40.51</text:p>
          </table:table-cell>
          <table:table-cell table:formula="of:=[.B188]/[.B$2]" office:value-type="percentage" office:value="1.14080540692763">
            <text:p>114.08%</text:p>
          </table:table-cell>
          <table:table-cell table:formula="of:=[.D$2]*[.C188]" office:value-type="currency" office:currency="USD" office:value="774886.69149801">
            <text:p>$774,886.69</text:p>
          </table:table-cell>
          <table:table-cell office:value-type="float" office:value="31.76">
            <text:p>31.76</text:p>
          </table:table-cell>
          <table:table-cell table:formula="of:=[.E188]/[.E$2]" office:value-type="percentage" office:value="1.65762004175365">
            <text:p>165.76%</text:p>
          </table:table-cell>
          <table:table-cell table:formula="of:=[.G$2]*[.F188]" office:value-type="currency" office:currency="USD" office:value="31275.8498444086">
            <text:p>$31,275.85</text:p>
          </table:table-cell>
          <table:table-cell office:value-type="float" office:value="95.04">
            <text:p>95.04</text:p>
          </table:table-cell>
          <table:table-cell table:formula="of:=[.H188]/[.H$2]" office:value-type="percentage" office:value="1.41428571428571">
            <text:p>141.43%</text:p>
          </table:table-cell>
          <table:table-cell table:formula="of:=[.J$2]*[.I188]" office:value-type="currency" office:currency="USD" office:value="186792.452830189">
            <text:p>$186,792.45</text:p>
          </table:table-cell>
          <table:table-cell office:value-type="float" office:value="156.22">
            <text:p>156.22</text:p>
          </table:table-cell>
          <table:table-cell table:formula="of:=[.K188]/[.K$2]" office:value-type="percentage" office:value="1.13202898550725">
            <text:p>113.20%</text:p>
          </table:table-cell>
          <table:table-cell table:formula="of:=[.M$2]*[.L188]" office:value-type="currency" office:currency="USD" office:value="192231.337161608">
            <text:p>$192,231.34</text:p>
          </table:table-cell>
          <table:table-cell table:formula="of:=[.D188]+[.G188]+[.J188]+[.M188]" office:value-type="currency" office:currency="USD" office:value="1185186.33133422">
            <text:p>$1,185,186.33</text:p>
          </table:table-cell>
          <table:table-cell table:formula="of:=[.N188]/[.N$2]" office:value-type="percentage" office:value="1.18518633133422">
            <text:p>118.52%</text:p>
          </table:table-cell>
          <table:table-cell table:formula="of:=([.N188]/[.N187])-1" office:value-type="percentage" office:value="-0.00878481850006973">
            <text:p>-0.88%</text:p>
          </table:table-cell>
          <table:table-cell office:value-type="float" office:value="112.73">
            <text:p>112.73</text:p>
          </table:table-cell>
          <table:table-cell table:formula="of:=[.Q188]/[.Q$2]" office:value-type="percentage" office:value="0.919494290375204">
            <text:p>91.95%</text:p>
          </table:table-cell>
          <table:table-cell table:formula="of:=([.Q188]/[.Q187])-1" office:value-type="percentage" office:value="-0.0204205769899201">
            <text:p>-2.0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29</text:p>
          </table:table-cell>
          <table:table-cell office:value-type="float" office:value="41.09">
            <text:p>41.09</text:p>
          </table:table-cell>
          <table:table-cell table:formula="of:=[.B189]/[.B$2]" office:value-type="percentage" office:value="1.15713883413123">
            <text:p>115.71%</text:p>
          </table:table-cell>
          <table:table-cell table:formula="of:=[.D$2]*[.C189]" office:value-type="currency" office:currency="USD" office:value="785981.094881591">
            <text:p>$785,981.09</text:p>
          </table:table-cell>
          <table:table-cell office:value-type="float" office:value="32">
            <text:p>32</text:p>
          </table:table-cell>
          <table:table-cell table:formula="of:=[.E189]/[.E$2]" office:value-type="percentage" office:value="1.67014613778706">
            <text:p>167.01%</text:p>
          </table:table-cell>
          <table:table-cell table:formula="of:=[.G$2]*[.F189]" office:value-type="currency" office:currency="USD" office:value="31512.1912790011">
            <text:p>$31,512.19</text:p>
          </table:table-cell>
          <table:table-cell office:value-type="float" office:value="94.46">
            <text:p>94.46</text:p>
          </table:table-cell>
          <table:table-cell table:formula="of:=[.H189]/[.H$2]" office:value-type="percentage" office:value="1.40565476190476">
            <text:p>140.57%</text:p>
          </table:table-cell>
          <table:table-cell table:formula="of:=[.J$2]*[.I189]" office:value-type="currency" office:currency="USD" office:value="185652.51572327">
            <text:p>$185,652.52</text:p>
          </table:table-cell>
          <table:table-cell office:value-type="float" office:value="157.7">
            <text:p>157.7</text:p>
          </table:table-cell>
          <table:table-cell table:formula="of:=[.K189]/[.K$2]" office:value-type="percentage" office:value="1.14275362318841">
            <text:p>114.28%</text:p>
          </table:table-cell>
          <table:table-cell table:formula="of:=[.M$2]*[.L189]" office:value-type="currency" office:currency="USD" office:value="194052.502050861">
            <text:p>$194,052.50</text:p>
          </table:table-cell>
          <table:table-cell table:formula="of:=[.D189]+[.G189]+[.J189]+[.M189]" office:value-type="currency" office:currency="USD" office:value="1197198.30393472">
            <text:p>$1,197,198.30</text:p>
          </table:table-cell>
          <table:table-cell table:formula="of:=[.N189]/[.N$2]" office:value-type="percentage" office:value="1.19719830393472">
            <text:p>119.72%</text:p>
          </table:table-cell>
          <table:table-cell table:formula="of:=([.N189]/[.N188])-1" office:value-type="percentage" office:value="0.0101350920804038">
            <text:p>1.01%</text:p>
          </table:table-cell>
          <table:table-cell office:value-type="float" office:value="113.62">
            <text:p>113.62</text:p>
          </table:table-cell>
          <table:table-cell table:formula="of:=[.Q189]/[.Q$2]" office:value-type="percentage" office:value="0.926753670473083">
            <text:p>92.68%</text:p>
          </table:table-cell>
          <table:table-cell table:formula="of:=([.Q189]/[.Q188])-1" office:value-type="percentage" office:value="0.00789497028297692">
            <text:p>0.7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09-30</text:p>
          </table:table-cell>
          <table:table-cell office:value-type="float" office:value="40.61">
            <text:p>40.61</text:p>
          </table:table-cell>
          <table:table-cell table:formula="of:=[.B190]/[.B$2]" office:value-type="percentage" office:value="1.14362151506618">
            <text:p>114.36%</text:p>
          </table:table-cell>
          <table:table-cell table:formula="of:=[.D$2]*[.C190]" office:value-type="currency" office:currency="USD" office:value="776799.519667593">
            <text:p>$776,799.52</text:p>
          </table:table-cell>
          <table:table-cell office:value-type="float" office:value="30.89">
            <text:p>30.89</text:p>
          </table:table-cell>
          <table:table-cell table:formula="of:=[.E190]/[.E$2]" office:value-type="percentage" office:value="1.61221294363257">
            <text:p>161.22%</text:p>
          </table:table-cell>
          <table:table-cell table:formula="of:=[.G$2]*[.F190]" office:value-type="currency" office:currency="USD" office:value="30419.1121440107">
            <text:p>$30,419.11</text:p>
          </table:table-cell>
          <table:table-cell office:value-type="float" office:value="93.15">
            <text:p>93.15</text:p>
          </table:table-cell>
          <table:table-cell table:formula="of:=[.H190]/[.H$2]" office:value-type="percentage" office:value="1.38616071428571">
            <text:p>138.62%</text:p>
          </table:table-cell>
          <table:table-cell table:formula="of:=[.J$2]*[.I190]" office:value-type="currency" office:currency="USD" office:value="183077.830188679">
            <text:p>$183,077.83</text:p>
          </table:table-cell>
          <table:table-cell office:value-type="float" office:value="158.06">
            <text:p>158.06</text:p>
          </table:table-cell>
          <table:table-cell table:formula="of:=[.K190]/[.K$2]" office:value-type="percentage" office:value="1.14536231884058">
            <text:p>114.54%</text:p>
          </table:table-cell>
          <table:table-cell table:formula="of:=[.M$2]*[.L190]" office:value-type="currency" office:currency="USD" office:value="194495.488105004">
            <text:p>$194,495.49</text:p>
          </table:table-cell>
          <table:table-cell table:formula="of:=[.D190]+[.G190]+[.J190]+[.M190]" office:value-type="currency" office:currency="USD" office:value="1184791.95010529">
            <text:p>$1,184,791.95</text:p>
          </table:table-cell>
          <table:table-cell table:formula="of:=[.N190]/[.N$2]" office:value-type="percentage" office:value="1.18479195010529">
            <text:p>118.48%</text:p>
          </table:table-cell>
          <table:table-cell table:formula="of:=([.N190]/[.N189])-1" office:value-type="percentage" office:value="-0.0103628227576512">
            <text:p>-1.04%</text:p>
          </table:table-cell>
          <table:table-cell office:value-type="float" office:value="110.78">
            <text:p>110.78</text:p>
          </table:table-cell>
          <table:table-cell table:formula="of:=[.Q190]/[.Q$2]" office:value-type="percentage" office:value="0.903588907014682">
            <text:p>90.36%</text:p>
          </table:table-cell>
          <table:table-cell table:formula="of:=([.Q190]/[.Q189])-1" office:value-type="percentage" office:value="-0.0249955993663088">
            <text:p>-2.5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03</text:p>
          </table:table-cell>
          <table:table-cell office:value-type="float" office:value="40.26">
            <text:p>40.26</text:p>
          </table:table-cell>
          <table:table-cell table:formula="of:=[.B191]/[.B$2]" office:value-type="percentage" office:value="1.13376513658124">
            <text:p>113.38%</text:p>
          </table:table-cell>
          <table:table-cell table:formula="of:=[.D$2]*[.C191]" office:value-type="currency" office:currency="USD" office:value="770104.621074053">
            <text:p>$770,104.62</text:p>
          </table:table-cell>
          <table:table-cell office:value-type="float" office:value="29.23">
            <text:p>29.23</text:p>
          </table:table-cell>
          <table:table-cell table:formula="of:=[.E191]/[.E$2]" office:value-type="percentage" office:value="1.52557411273486">
            <text:p>152.56%</text:p>
          </table:table-cell>
          <table:table-cell table:formula="of:=[.G$2]*[.F191]" office:value-type="currency" office:currency="USD" office:value="28784.4172214125">
            <text:p>$28,784.42</text:p>
          </table:table-cell>
          <table:table-cell office:value-type="float" office:value="88.96">
            <text:p>88.96</text:p>
          </table:table-cell>
          <table:table-cell table:formula="of:=[.H191]/[.H$2]" office:value-type="percentage" office:value="1.32380952380952">
            <text:p>132.38%</text:p>
          </table:table-cell>
          <table:table-cell table:formula="of:=[.J$2]*[.I191]" office:value-type="currency" office:currency="USD" office:value="174842.767295597">
            <text:p>$174,842.77</text:p>
          </table:table-cell>
          <table:table-cell office:value-type="float" office:value="160.96">
            <text:p>160.96</text:p>
          </table:table-cell>
          <table:table-cell table:formula="of:=[.K191]/[.K$2]" office:value-type="percentage" office:value="1.1663768115942">
            <text:p>116.64%</text:p>
          </table:table-cell>
          <table:table-cell table:formula="of:=[.M$2]*[.L191]" office:value-type="currency" office:currency="USD" office:value="198063.986874487">
            <text:p>$198,063.99</text:p>
          </table:table-cell>
          <table:table-cell table:formula="of:=[.D191]+[.G191]+[.J191]+[.M191]" office:value-type="currency" office:currency="USD" office:value="1171795.79246555">
            <text:p>$1,171,795.79</text:p>
          </table:table-cell>
          <table:table-cell table:formula="of:=[.N191]/[.N$2]" office:value-type="percentage" office:value="1.17179579246555">
            <text:p>117.18%</text:p>
          </table:table-cell>
          <table:table-cell table:formula="of:=([.N191]/[.N190])-1" office:value-type="percentage" office:value="-0.0109691474849927">
            <text:p>-1.10%</text:p>
          </table:table-cell>
          <table:table-cell office:value-type="float" office:value="107.63">
            <text:p>107.63</text:p>
          </table:table-cell>
          <table:table-cell table:formula="of:=[.Q191]/[.Q$2]" office:value-type="percentage" office:value="0.8778955954323">
            <text:p>87.79%</text:p>
          </table:table-cell>
          <table:table-cell table:formula="of:=([.Q191]/[.Q190])-1" office:value-type="percentage" office:value="-0.0284347355118253">
            <text:p>-2.8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04</text:p>
          </table:table-cell>
          <table:table-cell office:value-type="float" office:value="40.07">
            <text:p>40.07</text:p>
          </table:table-cell>
          <table:table-cell table:formula="of:=[.B192]/[.B$2]" office:value-type="percentage" office:value="1.128414531118">
            <text:p>112.84%</text:p>
          </table:table-cell>
          <table:table-cell table:formula="of:=[.D$2]*[.C192]" office:value-type="currency" office:currency="USD" office:value="766470.247551846">
            <text:p>$766,470.25</text:p>
          </table:table-cell>
          <table:table-cell office:value-type="float" office:value="30.53">
            <text:p>30.53</text:p>
          </table:table-cell>
          <table:table-cell table:formula="of:=[.E192]/[.E$2]" office:value-type="percentage" office:value="1.59342379958246">
            <text:p>159.34%</text:p>
          </table:table-cell>
          <table:table-cell table:formula="of:=[.G$2]*[.F192]" office:value-type="currency" office:currency="USD" office:value="30064.599992122">
            <text:p>$30,064.60</text:p>
          </table:table-cell>
          <table:table-cell office:value-type="float" office:value="91.66">
            <text:p>91.66</text:p>
          </table:table-cell>
          <table:table-cell table:formula="of:=[.H192]/[.H$2]" office:value-type="percentage" office:value="1.3639880952381">
            <text:p>136.40%</text:p>
          </table:table-cell>
          <table:table-cell table:formula="of:=[.J$2]*[.I192]" office:value-type="currency" office:currency="USD" office:value="180149.371069182">
            <text:p>$180,149.37</text:p>
          </table:table-cell>
          <table:table-cell office:value-type="float" office:value="157.64">
            <text:p>157.64</text:p>
          </table:table-cell>
          <table:table-cell table:formula="of:=[.K192]/[.K$2]" office:value-type="percentage" office:value="1.14231884057971">
            <text:p>114.23%</text:p>
          </table:table-cell>
          <table:table-cell table:formula="of:=[.M$2]*[.L192]" office:value-type="currency" office:currency="USD" office:value="193978.671041838">
            <text:p>$193,978.67</text:p>
          </table:table-cell>
          <table:table-cell table:formula="of:=[.D192]+[.G192]+[.J192]+[.M192]" office:value-type="currency" office:currency="USD" office:value="1170662.88965499">
            <text:p>$1,170,662.89</text:p>
          </table:table-cell>
          <table:table-cell table:formula="of:=[.N192]/[.N$2]" office:value-type="percentage" office:value="1.17066288965499">
            <text:p>117.07%</text:p>
          </table:table-cell>
          <table:table-cell table:formula="of:=([.N192]/[.N191])-1" office:value-type="percentage" office:value="-0.000966809078721043">
            <text:p>-0.10%</text:p>
          </table:table-cell>
          <table:table-cell office:value-type="float" office:value="109.98">
            <text:p>109.98</text:p>
          </table:table-cell>
          <table:table-cell table:formula="of:=[.Q192]/[.Q$2]" office:value-type="percentage" office:value="0.897063621533442">
            <text:p>89.71%</text:p>
          </table:table-cell>
          <table:table-cell table:formula="of:=([.Q192]/[.Q191])-1" office:value-type="percentage" office:value="0.0218340611353713">
            <text:p>2.1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05</text:p>
          </table:table-cell>
          <table:table-cell office:value-type="float" office:value="39.61">
            <text:p>39.61</text:p>
          </table:table-cell>
          <table:table-cell table:formula="of:=[.B193]/[.B$2]" office:value-type="percentage" office:value="1.11546043368065">
            <text:p>111.55%</text:p>
          </table:table-cell>
          <table:table-cell table:formula="of:=[.D$2]*[.C193]" office:value-type="currency" office:currency="USD" office:value="757671.237971764">
            <text:p>$757,671.24</text:p>
          </table:table-cell>
          <table:table-cell office:value-type="float" office:value="32.09">
            <text:p>32.09</text:p>
          </table:table-cell>
          <table:table-cell table:formula="of:=[.E193]/[.E$2]" office:value-type="percentage" office:value="1.67484342379958">
            <text:p>167.48%</text:p>
          </table:table-cell>
          <table:table-cell table:formula="of:=[.G$2]*[.F193]" office:value-type="currency" office:currency="USD" office:value="31600.8193169733">
            <text:p>$31,600.82</text:p>
          </table:table-cell>
          <table:table-cell office:value-type="float" office:value="98.71">
            <text:p>98.71</text:p>
          </table:table-cell>
          <table:table-cell table:formula="of:=[.H193]/[.H$2]" office:value-type="percentage" office:value="1.46889880952381">
            <text:p>146.89%</text:p>
          </table:table-cell>
          <table:table-cell table:formula="of:=[.J$2]*[.I193]" office:value-type="currency" office:currency="USD" office:value="194005.503144654">
            <text:p>$194,005.50</text:p>
          </table:table-cell>
          <table:table-cell office:value-type="float" office:value="159.46">
            <text:p>159.46</text:p>
          </table:table-cell>
          <table:table-cell table:formula="of:=[.K193]/[.K$2]" office:value-type="percentage" office:value="1.15550724637681">
            <text:p>115.55%</text:p>
          </table:table-cell>
          <table:table-cell table:formula="of:=[.M$2]*[.L193]" office:value-type="currency" office:currency="USD" office:value="196218.211648893">
            <text:p>$196,218.21</text:p>
          </table:table-cell>
          <table:table-cell table:formula="of:=[.D193]+[.G193]+[.J193]+[.M193]" office:value-type="currency" office:currency="USD" office:value="1179495.77208228">
            <text:p>$1,179,495.77</text:p>
          </table:table-cell>
          <table:table-cell table:formula="of:=[.N193]/[.N$2]" office:value-type="percentage" office:value="1.17949577208228">
            <text:p>117.95%</text:p>
          </table:table-cell>
          <table:table-cell table:formula="of:=([.N193]/[.N192])-1" office:value-type="percentage" office:value="0.00754519725990477">
            <text:p>0.75%</text:p>
          </table:table-cell>
          <table:table-cell office:value-type="float" office:value="112.02">
            <text:p>112.02</text:p>
          </table:table-cell>
          <table:table-cell table:formula="of:=[.Q193]/[.Q$2]" office:value-type="percentage" office:value="0.913703099510604">
            <text:p>91.37%</text:p>
          </table:table-cell>
          <table:table-cell table:formula="of:=([.Q193]/[.Q192])-1" office:value-type="percentage" office:value="0.0185488270594654">
            <text:p>1.8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06</text:p>
          </table:table-cell>
          <table:table-cell office:value-type="float" office:value="40.3">
            <text:p>40.3</text:p>
          </table:table-cell>
          <table:table-cell table:formula="of:=[.B194]/[.B$2]" office:value-type="percentage" office:value="1.13489157983667">
            <text:p>113.49%</text:p>
          </table:table-cell>
          <table:table-cell table:formula="of:=[.D$2]*[.C194]" office:value-type="currency" office:currency="USD" office:value="770869.752341886">
            <text:p>$770,869.75</text:p>
          </table:table-cell>
          <table:table-cell office:value-type="float" office:value="32.7">
            <text:p>32.7</text:p>
          </table:table-cell>
          <table:table-cell table:formula="of:=[.E194]/[.E$2]" office:value-type="percentage" office:value="1.70668058455115">
            <text:p>170.67%</text:p>
          </table:table-cell>
          <table:table-cell table:formula="of:=[.G$2]*[.F194]" office:value-type="currency" office:currency="USD" office:value="32201.5204632292">
            <text:p>$32,201.52</text:p>
          </table:table-cell>
          <table:table-cell office:value-type="float" office:value="99.41">
            <text:p>99.41</text:p>
          </table:table-cell>
          <table:table-cell table:formula="of:=[.H194]/[.H$2]" office:value-type="percentage" office:value="1.47931547619048">
            <text:p>147.93%</text:p>
          </table:table-cell>
          <table:table-cell table:formula="of:=[.J$2]*[.I194]" office:value-type="currency" office:currency="USD" office:value="195381.289308176">
            <text:p>$195,381.29</text:p>
          </table:table-cell>
          <table:table-cell office:value-type="float" office:value="160.49">
            <text:p>160.49</text:p>
          </table:table-cell>
          <table:table-cell table:formula="of:=[.K194]/[.K$2]" office:value-type="percentage" office:value="1.16297101449275">
            <text:p>116.30%</text:p>
          </table:table-cell>
          <table:table-cell table:formula="of:=[.M$2]*[.L194]" office:value-type="currency" office:currency="USD" office:value="197485.643970468">
            <text:p>$197,485.64</text:p>
          </table:table-cell>
          <table:table-cell table:formula="of:=[.D194]+[.G194]+[.J194]+[.M194]" office:value-type="currency" office:currency="USD" office:value="1195938.20608376">
            <text:p>$1,195,938.21</text:p>
          </table:table-cell>
          <table:table-cell table:formula="of:=[.N194]/[.N$2]" office:value-type="percentage" office:value="1.19593820608376">
            <text:p>119.59%</text:p>
          </table:table-cell>
          <table:table-cell table:formula="of:=([.N194]/[.N193])-1" office:value-type="percentage" office:value="0.0139402229246204">
            <text:p>1.39%</text:p>
          </table:table-cell>
          <table:table-cell office:value-type="float" office:value="114.05">
            <text:p>114.05</text:p>
          </table:table-cell>
          <table:table-cell table:formula="of:=[.Q194]/[.Q$2]" office:value-type="percentage" office:value="0.93026101141925">
            <text:p>93.03%</text:p>
          </table:table-cell>
          <table:table-cell table:formula="of:=([.Q194]/[.Q193])-1" office:value-type="percentage" office:value="0.0181217639707196">
            <text:p>1.8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07</text:p>
          </table:table-cell>
          <table:table-cell office:value-type="float" office:value="40.61">
            <text:p>40.61</text:p>
          </table:table-cell>
          <table:table-cell table:formula="of:=[.B195]/[.B$2]" office:value-type="percentage" office:value="1.14362151506618">
            <text:p>114.36%</text:p>
          </table:table-cell>
          <table:table-cell table:formula="of:=[.D$2]*[.C195]" office:value-type="currency" office:currency="USD" office:value="776799.519667593">
            <text:p>$776,799.52</text:p>
          </table:table-cell>
          <table:table-cell office:value-type="float" office:value="31.75">
            <text:p>31.75</text:p>
          </table:table-cell>
          <table:table-cell table:formula="of:=[.E195]/[.E$2]" office:value-type="percentage" office:value="1.6570981210856">
            <text:p>165.71%</text:p>
          </table:table-cell>
          <table:table-cell table:formula="of:=[.G$2]*[.F195]" office:value-type="currency" office:currency="USD" office:value="31266.0022846339">
            <text:p>$31,266.00</text:p>
          </table:table-cell>
          <table:table-cell office:value-type="float" office:value="100.01">
            <text:p>100.01</text:p>
          </table:table-cell>
          <table:table-cell table:formula="of:=[.H195]/[.H$2]" office:value-type="percentage" office:value="1.48824404761905">
            <text:p>148.82%</text:p>
          </table:table-cell>
          <table:table-cell table:formula="of:=[.J$2]*[.I195]" office:value-type="currency" office:currency="USD" office:value="196560.534591195">
            <text:p>$196,560.53</text:p>
          </table:table-cell>
          <table:table-cell office:value-type="float" office:value="159.18">
            <text:p>159.18</text:p>
          </table:table-cell>
          <table:table-cell table:formula="of:=[.K195]/[.K$2]" office:value-type="percentage" office:value="1.15347826086957">
            <text:p>115.35%</text:p>
          </table:table-cell>
          <table:table-cell table:formula="of:=[.M$2]*[.L195]" office:value-type="currency" office:currency="USD" office:value="195873.666940115">
            <text:p>$195,873.67</text:p>
          </table:table-cell>
          <table:table-cell table:formula="of:=[.D195]+[.G195]+[.J195]+[.M195]" office:value-type="currency" office:currency="USD" office:value="1200499.72348354">
            <text:p>$1,200,499.72</text:p>
          </table:table-cell>
          <table:table-cell table:formula="of:=[.N195]/[.N$2]" office:value-type="percentage" office:value="1.20049972348354">
            <text:p>120.05%</text:p>
          </table:table-cell>
          <table:table-cell table:formula="of:=([.N195]/[.N194])-1" office:value-type="percentage" office:value="0.00381417482656987">
            <text:p>0.38%</text:p>
          </table:table-cell>
          <table:table-cell office:value-type="float" office:value="113.28">
            <text:p>113.28</text:p>
          </table:table-cell>
          <table:table-cell table:formula="of:=[.Q195]/[.Q$2]" office:value-type="percentage" office:value="0.923980424143556">
            <text:p>92.40%</text:p>
          </table:table-cell>
          <table:table-cell table:formula="of:=([.Q195]/[.Q194])-1" office:value-type="percentage" office:value="-0.00675142481367819">
            <text:p>-0.6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0</text:p>
          </table:table-cell>
          <table:table-cell office:value-type="float" office:value="41.16">
            <text:p>41.16</text:p>
          </table:table-cell>
          <table:table-cell table:formula="of:=[.B196]/[.B$2]" office:value-type="percentage" office:value="1.15911010982822">
            <text:p>115.91%</text:p>
          </table:table-cell>
          <table:table-cell table:formula="of:=[.D$2]*[.C196]" office:value-type="currency" office:currency="USD" office:value="787320.074600298">
            <text:p>$787,320.07</text:p>
          </table:table-cell>
          <table:table-cell office:value-type="float" office:value="33.52">
            <text:p>33.52</text:p>
          </table:table-cell>
          <table:table-cell table:formula="of:=[.E196]/[.E$2]" office:value-type="percentage" office:value="1.74947807933194">
            <text:p>174.95%</text:p>
          </table:table-cell>
          <table:table-cell table:formula="of:=[.G$2]*[.F196]" office:value-type="currency" office:currency="USD" office:value="33009.0203647536">
            <text:p>$33,009.02</text:p>
          </table:table-cell>
          <table:table-cell office:value-type="float" office:value="100.68">
            <text:p>100.68</text:p>
          </table:table-cell>
          <table:table-cell table:formula="of:=[.H196]/[.H$2]" office:value-type="percentage" office:value="1.49821428571429">
            <text:p>149.82%</text:p>
          </table:table-cell>
          <table:table-cell table:formula="of:=[.J$2]*[.I196]" office:value-type="currency" office:currency="USD" office:value="197877.358490566">
            <text:p>$197,877.36</text:p>
          </table:table-cell>
          <table:table-cell office:value-type="float" office:value="163.27">
            <text:p>163.27</text:p>
          </table:table-cell>
          <table:table-cell table:formula="of:=[.K196]/[.K$2]" office:value-type="percentage" office:value="1.18311594202899">
            <text:p>118.31%</text:p>
          </table:table-cell>
          <table:table-cell table:formula="of:=[.M$2]*[.L196]" office:value-type="currency" office:currency="USD" office:value="200906.480721903">
            <text:p>$200,906.48</text:p>
          </table:table-cell>
          <table:table-cell table:formula="of:=[.D196]+[.G196]+[.J196]+[.M196]" office:value-type="currency" office:currency="USD" office:value="1219112.93417752">
            <text:p>$1,219,112.93</text:p>
          </table:table-cell>
          <table:table-cell table:formula="of:=[.N196]/[.N$2]" office:value-type="percentage" office:value="1.21911293417752">
            <text:p>121.91%</text:p>
          </table:table-cell>
          <table:table-cell table:formula="of:=([.N196]/[.N195])-1" office:value-type="percentage" office:value="0.0155045522542681">
            <text:p>1.55%</text:p>
          </table:table-cell>
          <table:table-cell office:value-type="float" office:value="117.07">
            <text:p>117.07</text:p>
          </table:table-cell>
          <table:table-cell table:formula="of:=[.Q196]/[.Q$2]" office:value-type="percentage" office:value="0.95489396411093">
            <text:p>95.49%</text:p>
          </table:table-cell>
          <table:table-cell table:formula="of:=([.Q196]/[.Q195])-1" office:value-type="percentage" office:value="0.0334569209039548">
            <text:p>3.3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1</text:p>
          </table:table-cell>
          <table:table-cell office:value-type="float" office:value="40.9">
            <text:p>40.9</text:p>
          </table:table-cell>
          <table:table-cell table:formula="of:=[.B197]/[.B$2]" office:value-type="percentage" office:value="1.15178822866798">
            <text:p>115.18%</text:p>
          </table:table-cell>
          <table:table-cell table:formula="of:=[.D$2]*[.C197]" office:value-type="currency" office:currency="USD" office:value="782346.721359383">
            <text:p>$782,346.72</text:p>
          </table:table-cell>
          <table:table-cell office:value-type="float" office:value="32.84">
            <text:p>32.84</text:p>
          </table:table-cell>
          <table:table-cell table:formula="of:=[.E197]/[.E$2]" office:value-type="percentage" office:value="1.71398747390397">
            <text:p>171.40%</text:p>
          </table:table-cell>
          <table:table-cell table:formula="of:=[.G$2]*[.F197]" office:value-type="currency" office:currency="USD" office:value="32339.3863000748">
            <text:p>$32,339.39</text:p>
          </table:table-cell>
          <table:table-cell office:value-type="float" office:value="98.92">
            <text:p>98.92</text:p>
          </table:table-cell>
          <table:table-cell table:formula="of:=[.H197]/[.H$2]" office:value-type="percentage" office:value="1.47202380952381">
            <text:p>147.20%</text:p>
          </table:table-cell>
          <table:table-cell table:formula="of:=[.J$2]*[.I197]" office:value-type="currency" office:currency="USD" office:value="194418.238993711">
            <text:p>$194,418.24</text:p>
          </table:table-cell>
          <table:table-cell office:value-type="float" office:value="162.1">
            <text:p>162.1</text:p>
          </table:table-cell>
          <table:table-cell table:formula="of:=[.K197]/[.K$2]" office:value-type="percentage" office:value="1.17463768115942">
            <text:p>117.46%</text:p>
          </table:table-cell>
          <table:table-cell table:formula="of:=[.M$2]*[.L197]" office:value-type="currency" office:currency="USD" office:value="199466.776045939">
            <text:p>$199,466.78</text:p>
          </table:table-cell>
          <table:table-cell table:formula="of:=[.D197]+[.G197]+[.J197]+[.M197]" office:value-type="currency" office:currency="USD" office:value="1208571.12269911">
            <text:p>$1,208,571.12</text:p>
          </table:table-cell>
          <table:table-cell table:formula="of:=[.N197]/[.N$2]" office:value-type="percentage" office:value="1.20857112269911">
            <text:p>120.86%</text:p>
          </table:table-cell>
          <table:table-cell table:formula="of:=([.N197]/[.N196])-1" office:value-type="percentage" office:value="-0.00864711642611327">
            <text:p>-0.86%</text:p>
          </table:table-cell>
          <table:table-cell office:value-type="float" office:value="117.19">
            <text:p>117.19</text:p>
          </table:table-cell>
          <table:table-cell table:formula="of:=[.Q197]/[.Q$2]" office:value-type="percentage" office:value="0.955872756933116">
            <text:p>95.59%</text:p>
          </table:table-cell>
          <table:table-cell table:formula="of:=([.Q197]/[.Q196])-1" office:value-type="percentage" office:value="0.00102502776116853">
            <text:p>0.1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2</text:p>
          </table:table-cell>
          <table:table-cell office:value-type="float" office:value="40.93">
            <text:p>40.93</text:p>
          </table:table-cell>
          <table:table-cell table:formula="of:=[.B198]/[.B$2]" office:value-type="percentage" office:value="1.15263306110955">
            <text:p>115.26%</text:p>
          </table:table-cell>
          <table:table-cell table:formula="of:=[.D$2]*[.C198]" office:value-type="currency" office:currency="USD" office:value="782920.569810258">
            <text:p>$782,920.57</text:p>
          </table:table-cell>
          <table:table-cell office:value-type="float" office:value="32.14">
            <text:p>32.14</text:p>
          </table:table-cell>
          <table:table-cell table:formula="of:=[.E198]/[.E$2]" office:value-type="percentage" office:value="1.67745302713987">
            <text:p>167.75%</text:p>
          </table:table-cell>
          <table:table-cell table:formula="of:=[.G$2]*[.F198]" office:value-type="currency" office:currency="USD" office:value="31650.0571158467">
            <text:p>$31,650.06</text:p>
          </table:table-cell>
          <table:table-cell office:value-type="float" office:value="98.76">
            <text:p>98.76</text:p>
          </table:table-cell>
          <table:table-cell table:formula="of:=[.H198]/[.H$2]" office:value-type="percentage" office:value="1.46964285714286">
            <text:p>146.96%</text:p>
          </table:table-cell>
          <table:table-cell table:formula="of:=[.J$2]*[.I198]" office:value-type="currency" office:currency="USD" office:value="194103.773584906">
            <text:p>$194,103.77</text:p>
          </table:table-cell>
          <table:table-cell office:value-type="float" office:value="163.26">
            <text:p>163.26</text:p>
          </table:table-cell>
          <table:table-cell table:formula="of:=[.K198]/[.K$2]" office:value-type="percentage" office:value="1.18304347826087">
            <text:p>118.30%</text:p>
          </table:table-cell>
          <table:table-cell table:formula="of:=[.M$2]*[.L198]" office:value-type="currency" office:currency="USD" office:value="200894.175553733">
            <text:p>$200,894.18</text:p>
          </table:table-cell>
          <table:table-cell table:formula="of:=[.D198]+[.G198]+[.J198]+[.M198]" office:value-type="currency" office:currency="USD" office:value="1209568.57606474">
            <text:p>$1,209,568.58</text:p>
          </table:table-cell>
          <table:table-cell table:formula="of:=[.N198]/[.N$2]" office:value-type="percentage" office:value="1.20956857606474">
            <text:p>120.96%</text:p>
          </table:table-cell>
          <table:table-cell table:formula="of:=([.N198]/[.N197])-1" office:value-type="percentage" office:value="0.000825316232450746">
            <text:p>0.08%</text:p>
          </table:table-cell>
          <table:table-cell office:value-type="float" office:value="118.22">
            <text:p>118.22</text:p>
          </table:table-cell>
          <table:table-cell table:formula="of:=[.Q198]/[.Q$2]" office:value-type="percentage" office:value="0.964274061990212">
            <text:p>96.43%</text:p>
          </table:table-cell>
          <table:table-cell table:formula="of:=([.Q198]/[.Q197])-1" office:value-type="percentage" office:value="0.00878914583155566">
            <text:p>0.8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3</text:p>
          </table:table-cell>
          <table:table-cell office:value-type="float" office:value="40.72">
            <text:p>40.72</text:p>
          </table:table-cell>
          <table:table-cell table:formula="of:=[.B199]/[.B$2]" office:value-type="percentage" office:value="1.14671923401859">
            <text:p>114.67%</text:p>
          </table:table-cell>
          <table:table-cell table:formula="of:=[.D$2]*[.C199]" office:value-type="currency" office:currency="USD" office:value="778903.630654134">
            <text:p>$778,903.63</text:p>
          </table:table-cell>
          <table:table-cell office:value-type="float" office:value="32.41">
            <text:p>32.41</text:p>
          </table:table-cell>
          <table:table-cell table:formula="of:=[.E199]/[.E$2]" office:value-type="percentage" office:value="1.69154488517745">
            <text:p>169.15%</text:p>
          </table:table-cell>
          <table:table-cell table:formula="of:=[.G$2]*[.F199]" office:value-type="currency" office:currency="USD" office:value="31915.9412297633">
            <text:p>$31,915.94</text:p>
          </table:table-cell>
          <table:table-cell office:value-type="float" office:value="101.32">
            <text:p>101.32</text:p>
          </table:table-cell>
          <table:table-cell table:formula="of:=[.H199]/[.H$2]" office:value-type="percentage" office:value="1.5077380952381">
            <text:p>150.77%</text:p>
          </table:table-cell>
          <table:table-cell table:formula="of:=[.J$2]*[.I199]" office:value-type="currency" office:currency="USD" office:value="199135.220125786">
            <text:p>$199,135.22</text:p>
          </table:table-cell>
          <table:table-cell office:value-type="float" office:value="162.3">
            <text:p>162.3</text:p>
          </table:table-cell>
          <table:table-cell table:formula="of:=[.K199]/[.K$2]" office:value-type="percentage" office:value="1.17608695652174">
            <text:p>117.61%</text:p>
          </table:table-cell>
          <table:table-cell table:formula="of:=[.M$2]*[.L199]" office:value-type="currency" office:currency="USD" office:value="199712.879409352">
            <text:p>$199,712.88</text:p>
          </table:table-cell>
          <table:table-cell table:formula="of:=[.D199]+[.G199]+[.J199]+[.M199]" office:value-type="currency" office:currency="USD" office:value="1209667.67141904">
            <text:p>$1,209,667.67</text:p>
          </table:table-cell>
          <table:table-cell table:formula="of:=[.N199]/[.N$2]" office:value-type="percentage" office:value="1.20966767141904">
            <text:p>120.97%</text:p>
          </table:table-cell>
          <table:table-cell table:formula="of:=([.N199]/[.N198])-1" office:value-type="percentage" office:value="0.0000819261976985342">
            <text:p>0.01%</text:p>
          </table:table-cell>
          <table:table-cell office:value-type="float" office:value="117.98">
            <text:p>117.98</text:p>
          </table:table-cell>
          <table:table-cell table:formula="of:=[.Q199]/[.Q$2]" office:value-type="percentage" office:value="0.96231647634584">
            <text:p>96.23%</text:p>
          </table:table-cell>
          <table:table-cell table:formula="of:=([.Q199]/[.Q198])-1" office:value-type="percentage" office:value="-0.00203011334799519">
            <text:p>-0.2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4</text:p>
          </table:table-cell>
          <table:table-cell office:value-type="float" office:value="40.89">
            <text:p>40.89</text:p>
          </table:table-cell>
          <table:table-cell table:formula="of:=[.B200]/[.B$2]" office:value-type="percentage" office:value="1.15150661785413">
            <text:p>115.15%</text:p>
          </table:table-cell>
          <table:table-cell table:formula="of:=[.D$2]*[.C200]" office:value-type="currency" office:currency="USD" office:value="782155.438542425">
            <text:p>$782,155.44</text:p>
          </table:table-cell>
          <table:table-cell office:value-type="float" office:value="34.09">
            <text:p>34.09</text:p>
          </table:table-cell>
          <table:table-cell table:formula="of:=[.E200]/[.E$2]" office:value-type="percentage" office:value="1.77922755741127">
            <text:p>177.92%</text:p>
          </table:table-cell>
          <table:table-cell table:formula="of:=[.G$2]*[.F200]" office:value-type="currency" office:currency="USD" office:value="33570.3312719108">
            <text:p>$33,570.33</text:p>
          </table:table-cell>
          <table:table-cell office:value-type="float" office:value="103.08">
            <text:p>103.08</text:p>
          </table:table-cell>
          <table:table-cell table:formula="of:=[.H200]/[.H$2]" office:value-type="percentage" office:value="1.53392857142857">
            <text:p>153.39%</text:p>
          </table:table-cell>
          <table:table-cell table:formula="of:=[.J$2]*[.I200]" office:value-type="currency" office:currency="USD" office:value="202594.339622641">
            <text:p>$202,594.34</text:p>
          </table:table-cell>
          <table:table-cell office:value-type="float" office:value="163.4">
            <text:p>163.4</text:p>
          </table:table-cell>
          <table:table-cell table:formula="of:=[.K200]/[.K$2]" office:value-type="percentage" office:value="1.18405797101449">
            <text:p>118.41%</text:p>
          </table:table-cell>
          <table:table-cell table:formula="of:=[.M$2]*[.L200]" office:value-type="currency" office:currency="USD" office:value="201066.447908121">
            <text:p>$201,066.45</text:p>
          </table:table-cell>
          <table:table-cell table:formula="of:=[.D200]+[.G200]+[.J200]+[.M200]" office:value-type="currency" office:currency="USD" office:value="1219386.5573451">
            <text:p>$1,219,386.56</text:p>
          </table:table-cell>
          <table:table-cell table:formula="of:=[.N200]/[.N$2]" office:value-type="percentage" office:value="1.2193865573451">
            <text:p>121.94%</text:p>
          </table:table-cell>
          <table:table-cell table:formula="of:=([.N200]/[.N199])-1" office:value-type="percentage" office:value="0.00803434377531342">
            <text:p>0.80%</text:p>
          </table:table-cell>
          <table:table-cell office:value-type="float" office:value="120">
            <text:p>120</text:p>
          </table:table-cell>
          <table:table-cell table:formula="of:=[.Q200]/[.Q$2]" office:value-type="percentage" office:value="0.978792822185971">
            <text:p>97.88%</text:p>
          </table:table-cell>
          <table:table-cell table:formula="of:=([.Q200]/[.Q199])-1" office:value-type="percentage" office:value="0.01712154602475">
            <text:p>1.7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7</text:p>
          </table:table-cell>
          <table:table-cell office:value-type="float" office:value="41.12">
            <text:p>41.12</text:p>
          </table:table-cell>
          <table:table-cell table:formula="of:=[.B201]/[.B$2]" office:value-type="percentage" office:value="1.1579836665728">
            <text:p>115.80%</text:p>
          </table:table-cell>
          <table:table-cell table:formula="of:=[.D$2]*[.C201]" office:value-type="currency" office:currency="USD" office:value="786554.943332465">
            <text:p>$786,554.94</text:p>
          </table:table-cell>
          <table:table-cell office:value-type="float" office:value="34.39">
            <text:p>34.39</text:p>
          </table:table-cell>
          <table:table-cell table:formula="of:=[.E201]/[.E$2]" office:value-type="percentage" office:value="1.79488517745303">
            <text:p>179.49%</text:p>
          </table:table-cell>
          <table:table-cell table:formula="of:=[.G$2]*[.F201]" office:value-type="currency" office:currency="USD" office:value="33865.7580651515">
            <text:p>$33,865.76</text:p>
          </table:table-cell>
          <table:table-cell office:value-type="float" office:value="101.43">
            <text:p>101.43</text:p>
          </table:table-cell>
          <table:table-cell table:formula="of:=[.H201]/[.H$2]" office:value-type="percentage" office:value="1.509375">
            <text:p>150.94%</text:p>
          </table:table-cell>
          <table:table-cell table:formula="of:=[.J$2]*[.I201]" office:value-type="currency" office:currency="USD" office:value="199351.41509434">
            <text:p>$199,351.42</text:p>
          </table:table-cell>
          <table:table-cell office:value-type="float" office:value="162.62">
            <text:p>162.62</text:p>
          </table:table-cell>
          <table:table-cell table:formula="of:=[.K201]/[.K$2]" office:value-type="percentage" office:value="1.17840579710145">
            <text:p>117.84%</text:p>
          </table:table-cell>
          <table:table-cell table:formula="of:=[.M$2]*[.L201]" office:value-type="currency" office:currency="USD" office:value="200106.644790812">
            <text:p>$200,106.64</text:p>
          </table:table-cell>
          <table:table-cell table:formula="of:=[.D201]+[.G201]+[.J201]+[.M201]" office:value-type="currency" office:currency="USD" office:value="1219878.76128277">
            <text:p>$1,219,878.76</text:p>
          </table:table-cell>
          <table:table-cell table:formula="of:=[.N201]/[.N$2]" office:value-type="percentage" office:value="1.21987876128277">
            <text:p>121.99%</text:p>
          </table:table-cell>
          <table:table-cell table:formula="of:=([.N201]/[.N200])-1" office:value-type="percentage" office:value="0.000403648813991575">
            <text:p>0.04%</text:p>
          </table:table-cell>
          <table:table-cell office:value-type="float" office:value="117.71">
            <text:p>117.71</text:p>
          </table:table-cell>
          <table:table-cell table:formula="of:=[.Q201]/[.Q$2]" office:value-type="percentage" office:value="0.960114192495922">
            <text:p>96.01%</text:p>
          </table:table-cell>
          <table:table-cell table:formula="of:=([.Q201]/[.Q200])-1" office:value-type="percentage" office:value="-0.0190833333333333">
            <text:p>-1.9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8</text:p>
          </table:table-cell>
          <table:table-cell office:value-type="float" office:value="41.11">
            <text:p>41.11</text:p>
          </table:table-cell>
          <table:table-cell table:formula="of:=[.B202]/[.B$2]" office:value-type="percentage" office:value="1.15770205575894">
            <text:p>115.77%</text:p>
          </table:table-cell>
          <table:table-cell table:formula="of:=[.D$2]*[.C202]" office:value-type="currency" office:currency="USD" office:value="786363.660515507">
            <text:p>$786,363.66</text:p>
          </table:table-cell>
          <table:table-cell office:value-type="float" office:value="34.74">
            <text:p>34.74</text:p>
          </table:table-cell>
          <table:table-cell table:formula="of:=[.E202]/[.E$2]" office:value-type="percentage" office:value="1.81315240083507">
            <text:p>181.32%</text:p>
          </table:table-cell>
          <table:table-cell table:formula="of:=[.G$2]*[.F202]" office:value-type="currency" office:currency="USD" office:value="34210.4226572655">
            <text:p>$34,210.42</text:p>
          </table:table-cell>
          <table:table-cell office:value-type="float" office:value="102.64">
            <text:p>102.64</text:p>
          </table:table-cell>
          <table:table-cell table:formula="of:=[.H202]/[.H$2]" office:value-type="percentage" office:value="1.52738095238095">
            <text:p>152.74%</text:p>
          </table:table-cell>
          <table:table-cell table:formula="of:=[.J$2]*[.I202]" office:value-type="currency" office:currency="USD" office:value="201729.559748428">
            <text:p>$201,729.56</text:p>
          </table:table-cell>
          <table:table-cell office:value-type="float" office:value="161.84">
            <text:p>161.84</text:p>
          </table:table-cell>
          <table:table-cell table:formula="of:=[.K202]/[.K$2]" office:value-type="percentage" office:value="1.17275362318841">
            <text:p>117.28%</text:p>
          </table:table-cell>
          <table:table-cell table:formula="of:=[.M$2]*[.L202]" office:value-type="currency" office:currency="USD" office:value="199146.841673503">
            <text:p>$199,146.84</text:p>
          </table:table-cell>
          <table:table-cell table:formula="of:=[.D202]+[.G202]+[.J202]+[.M202]" office:value-type="currency" office:currency="USD" office:value="1221450.4845947">
            <text:p>$1,221,450.48</text:p>
          </table:table-cell>
          <table:table-cell table:formula="of:=[.N202]/[.N$2]" office:value-type="percentage" office:value="1.2214504845947">
            <text:p>122.15%</text:p>
          </table:table-cell>
          <table:table-cell table:formula="of:=([.N202]/[.N201])-1" office:value-type="percentage" office:value="0.001288425835271">
            <text:p>0.13%</text:p>
          </table:table-cell>
          <table:table-cell office:value-type="float" office:value="120.01">
            <text:p>120.01</text:p>
          </table:table-cell>
          <table:table-cell table:formula="of:=[.Q202]/[.Q$2]" office:value-type="percentage" office:value="0.978874388254486">
            <text:p>97.89%</text:p>
          </table:table-cell>
          <table:table-cell table:formula="of:=([.Q202]/[.Q201])-1" office:value-type="percentage" office:value="0.0195395463427068">
            <text:p>1.9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19</text:p>
          </table:table-cell>
          <table:table-cell office:value-type="float" office:value="41.19">
            <text:p>41.19</text:p>
          </table:table-cell>
          <table:table-cell table:formula="of:=[.B203]/[.B$2]" office:value-type="percentage" office:value="1.15995494226978">
            <text:p>116.00%</text:p>
          </table:table-cell>
          <table:table-cell table:formula="of:=[.D$2]*[.C203]" office:value-type="currency" office:currency="USD" office:value="787893.923051173">
            <text:p>$787,893.92</text:p>
          </table:table-cell>
          <table:table-cell office:value-type="float" office:value="34.05">
            <text:p>34.05</text:p>
          </table:table-cell>
          <table:table-cell table:formula="of:=[.E203]/[.E$2]" office:value-type="percentage" office:value="1.77713987473904">
            <text:p>177.71%</text:p>
          </table:table-cell>
          <table:table-cell table:formula="of:=[.G$2]*[.F203]" office:value-type="currency" office:currency="USD" office:value="33530.9410328121">
            <text:p>$33,530.94</text:p>
          </table:table-cell>
          <table:table-cell office:value-type="float" office:value="102.08">
            <text:p>102.08</text:p>
          </table:table-cell>
          <table:table-cell table:formula="of:=[.H203]/[.H$2]" office:value-type="percentage" office:value="1.51904761904762">
            <text:p>151.90%</text:p>
          </table:table-cell>
          <table:table-cell table:formula="of:=[.J$2]*[.I203]" office:value-type="currency" office:currency="USD" office:value="200628.93081761">
            <text:p>$200,628.93</text:p>
          </table:table-cell>
          <table:table-cell office:value-type="float" office:value="159.87">
            <text:p>159.87</text:p>
          </table:table-cell>
          <table:table-cell table:formula="of:=[.K203]/[.K$2]" office:value-type="percentage" office:value="1.15847826086957">
            <text:p>115.85%</text:p>
          </table:table-cell>
          <table:table-cell table:formula="of:=[.M$2]*[.L203]" office:value-type="currency" office:currency="USD" office:value="196722.723543888">
            <text:p>$196,722.72</text:p>
          </table:table-cell>
          <table:table-cell table:formula="of:=[.D203]+[.G203]+[.J203]+[.M203]" office:value-type="currency" office:currency="USD" office:value="1218776.51844548">
            <text:p>$1,218,776.52</text:p>
          </table:table-cell>
          <table:table-cell table:formula="of:=[.N203]/[.N$2]" office:value-type="percentage" office:value="1.21877651844548">
            <text:p>121.88%</text:p>
          </table:table-cell>
          <table:table-cell table:formula="of:=([.N203]/[.N202])-1" office:value-type="percentage" office:value="-0.00218917277691111">
            <text:p>-0.22%</text:p>
          </table:table-cell>
          <table:table-cell office:value-type="float" office:value="118.59">
            <text:p>118.59</text:p>
          </table:table-cell>
          <table:table-cell table:formula="of:=[.Q203]/[.Q$2]" office:value-type="percentage" office:value="0.967292006525286">
            <text:p>96.73%</text:p>
          </table:table-cell>
          <table:table-cell table:formula="of:=([.Q203]/[.Q202])-1" office:value-type="percentage" office:value="-0.0118323473043913">
            <text:p>-1.1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0</text:p>
          </table:table-cell>
          <table:table-cell office:value-type="float" office:value="41.47">
            <text:p>41.47</text:p>
          </table:table-cell>
          <table:table-cell table:formula="of:=[.B204]/[.B$2]" office:value-type="percentage" office:value="1.16784004505773">
            <text:p>116.78%</text:p>
          </table:table-cell>
          <table:table-cell table:formula="of:=[.D$2]*[.C204]" office:value-type="currency" office:currency="USD" office:value="793249.841926005">
            <text:p>$793,249.84</text:p>
          </table:table-cell>
          <table:table-cell office:value-type="float" office:value="34.37">
            <text:p>34.37</text:p>
          </table:table-cell>
          <table:table-cell table:formula="of:=[.E204]/[.E$2]" office:value-type="percentage" office:value="1.79384133611691">
            <text:p>179.38%</text:p>
          </table:table-cell>
          <table:table-cell table:formula="of:=[.G$2]*[.F204]" office:value-type="currency" office:currency="USD" office:value="33846.0629456021">
            <text:p>$33,846.06</text:p>
          </table:table-cell>
          <table:table-cell office:value-type="float" office:value="101.67">
            <text:p>101.67</text:p>
          </table:table-cell>
          <table:table-cell table:formula="of:=[.H204]/[.H$2]" office:value-type="percentage" office:value="1.51294642857143">
            <text:p>151.29%</text:p>
          </table:table-cell>
          <table:table-cell table:formula="of:=[.J$2]*[.I204]" office:value-type="currency" office:currency="USD" office:value="199823.113207547">
            <text:p>$199,823.11</text:p>
          </table:table-cell>
          <table:table-cell office:value-type="float" office:value="157.77">
            <text:p>157.77</text:p>
          </table:table-cell>
          <table:table-cell table:formula="of:=[.K204]/[.K$2]" office:value-type="percentage" office:value="1.14326086956522">
            <text:p>114.33%</text:p>
          </table:table-cell>
          <table:table-cell table:formula="of:=[.M$2]*[.L204]" office:value-type="currency" office:currency="USD" office:value="194138.638228056">
            <text:p>$194,138.64</text:p>
          </table:table-cell>
          <table:table-cell table:formula="of:=[.D204]+[.G204]+[.J204]+[.M204]" office:value-type="currency" office:currency="USD" office:value="1221057.65630721">
            <text:p>$1,221,057.66</text:p>
          </table:table-cell>
          <table:table-cell table:formula="of:=[.N204]/[.N$2]" office:value-type="percentage" office:value="1.22105765630721">
            <text:p>122.11%</text:p>
          </table:table-cell>
          <table:table-cell table:formula="of:=([.N204]/[.N203])-1" office:value-type="percentage" office:value="0.00187166213592294">
            <text:p>0.19%</text:p>
          </table:table-cell>
          <table:table-cell office:value-type="float" office:value="119.11">
            <text:p>119.11</text:p>
          </table:table-cell>
          <table:table-cell table:formula="of:=[.Q204]/[.Q$2]" office:value-type="percentage" office:value="0.971533442088091">
            <text:p>97.15%</text:p>
          </table:table-cell>
          <table:table-cell table:formula="of:=([.Q204]/[.Q203])-1" office:value-type="percentage" office:value="0.00438485538409639">
            <text:p>0.4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1</text:p>
          </table:table-cell>
          <table:table-cell office:value-type="float" office:value="42.11">
            <text:p>42.11</text:p>
          </table:table-cell>
          <table:table-cell table:formula="of:=[.B205]/[.B$2]" office:value-type="percentage" office:value="1.18586313714447">
            <text:p>118.59%</text:p>
          </table:table-cell>
          <table:table-cell table:formula="of:=[.D$2]*[.C205]" office:value-type="currency" office:currency="USD" office:value="805491.942211336">
            <text:p>$805,491.94</text:p>
          </table:table-cell>
          <table:table-cell office:value-type="float" office:value="35.08">
            <text:p>35.08</text:p>
          </table:table-cell>
          <table:table-cell table:formula="of:=[.E205]/[.E$2]" office:value-type="percentage" office:value="1.83089770354906">
            <text:p>183.09%</text:p>
          </table:table-cell>
          <table:table-cell table:formula="of:=[.G$2]*[.F205]" office:value-type="currency" office:currency="USD" office:value="34545.2396896049">
            <text:p>$34,545.24</text:p>
          </table:table-cell>
          <table:table-cell office:value-type="float" office:value="108.84">
            <text:p>108.84</text:p>
          </table:table-cell>
          <table:table-cell table:formula="of:=[.H205]/[.H$2]" office:value-type="percentage" office:value="1.61964285714286">
            <text:p>161.96%</text:p>
          </table:table-cell>
          <table:table-cell table:formula="of:=[.J$2]*[.I205]" office:value-type="currency" office:currency="USD" office:value="213915.094339623">
            <text:p>$213,915.09</text:p>
          </table:table-cell>
          <table:table-cell office:value-type="float" office:value="159.52">
            <text:p>159.52</text:p>
          </table:table-cell>
          <table:table-cell table:formula="of:=[.K205]/[.K$2]" office:value-type="percentage" office:value="1.15594202898551">
            <text:p>115.59%</text:p>
          </table:table-cell>
          <table:table-cell table:formula="of:=[.M$2]*[.L205]" office:value-type="currency" office:currency="USD" office:value="196292.042657916">
            <text:p>$196,292.04</text:p>
          </table:table-cell>
          <table:table-cell table:formula="of:=[.D205]+[.G205]+[.J205]+[.M205]" office:value-type="currency" office:currency="USD" office:value="1250244.31889848">
            <text:p>$1,250,244.32</text:p>
          </table:table-cell>
          <table:table-cell table:formula="of:=[.N205]/[.N$2]" office:value-type="percentage" office:value="1.25024431889848">
            <text:p>125.02%</text:p>
          </table:table-cell>
          <table:table-cell table:formula="of:=([.N205]/[.N204])-1" office:value-type="percentage" office:value="0.0239027718638096">
            <text:p>2.39%</text:p>
          </table:table-cell>
          <table:table-cell office:value-type="float" office:value="121.37">
            <text:p>121.37</text:p>
          </table:table-cell>
          <table:table-cell table:formula="of:=[.Q205]/[.Q$2]" office:value-type="percentage" office:value="0.989967373572594">
            <text:p>99.00%</text:p>
          </table:table-cell>
          <table:table-cell table:formula="of:=([.Q205]/[.Q204])-1" office:value-type="percentage" office:value="0.0189740575938209">
            <text:p>1.9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4</text:p>
          </table:table-cell>
          <table:table-cell office:value-type="float" office:value="41.58">
            <text:p>41.58</text:p>
          </table:table-cell>
          <table:table-cell table:formula="of:=[.B206]/[.B$2]" office:value-type="percentage" office:value="1.17093776401014">
            <text:p>117.09%</text:p>
          </table:table-cell>
          <table:table-cell table:formula="of:=[.D$2]*[.C206]" office:value-type="currency" office:currency="USD" office:value="795353.952912546">
            <text:p>$795,353.95</text:p>
          </table:table-cell>
          <table:table-cell office:value-type="float" office:value="35.24">
            <text:p>35.24</text:p>
          </table:table-cell>
          <table:table-cell table:formula="of:=[.E206]/[.E$2]" office:value-type="percentage" office:value="1.839248434238">
            <text:p>183.92%</text:p>
          </table:table-cell>
          <table:table-cell table:formula="of:=[.G$2]*[.F206]" office:value-type="currency" office:currency="USD" office:value="34702.8006459999">
            <text:p>$34,702.80</text:p>
          </table:table-cell>
          <table:table-cell office:value-type="float" office:value="109.52">
            <text:p>109.52</text:p>
          </table:table-cell>
          <table:table-cell table:formula="of:=[.H206]/[.H$2]" office:value-type="percentage" office:value="1.6297619047619">
            <text:p>162.98%</text:p>
          </table:table-cell>
          <table:table-cell table:formula="of:=[.J$2]*[.I206]" office:value-type="currency" office:currency="USD" office:value="215251.572327044">
            <text:p>$215,251.57</text:p>
          </table:table-cell>
          <table:table-cell office:value-type="float" office:value="161.02">
            <text:p>161.02</text:p>
          </table:table-cell>
          <table:table-cell table:formula="of:=[.K206]/[.K$2]" office:value-type="percentage" office:value="1.1668115942029">
            <text:p>116.68%</text:p>
          </table:table-cell>
          <table:table-cell table:formula="of:=[.M$2]*[.L206]" office:value-type="currency" office:currency="USD" office:value="198137.817883511">
            <text:p>$198,137.82</text:p>
          </table:table-cell>
          <table:table-cell table:formula="of:=[.D206]+[.G206]+[.J206]+[.M206]" office:value-type="currency" office:currency="USD" office:value="1243446.1437691">
            <text:p>$1,243,446.14</text:p>
          </table:table-cell>
          <table:table-cell table:formula="of:=[.N206]/[.N$2]" office:value-type="percentage" office:value="1.2434461437691">
            <text:p>124.34%</text:p>
          </table:table-cell>
          <table:table-cell table:formula="of:=([.N206]/[.N205])-1" office:value-type="percentage" office:value="-0.00543747732072675">
            <text:p>-0.54%</text:p>
          </table:table-cell>
          <table:table-cell office:value-type="float" office:value="122.86">
            <text:p>122.86</text:p>
          </table:table-cell>
          <table:table-cell table:formula="of:=[.Q206]/[.Q$2]" office:value-type="percentage" office:value="1.0021207177814">
            <text:p>100.21%</text:p>
          </table:table-cell>
          <table:table-cell table:formula="of:=([.Q206]/[.Q205])-1" office:value-type="percentage" office:value="0.0122765098459257">
            <text:p>1.2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5</text:p>
          </table:table-cell>
          <table:table-cell office:value-type="float" office:value="41.33">
            <text:p>41.33</text:p>
          </table:table-cell>
          <table:table-cell table:formula="of:=[.B207]/[.B$2]" office:value-type="percentage" office:value="1.16389749366376">
            <text:p>116.39%</text:p>
          </table:table-cell>
          <table:table-cell table:formula="of:=[.D$2]*[.C207]" office:value-type="currency" office:currency="USD" office:value="790571.882488589">
            <text:p>$790,571.88</text:p>
          </table:table-cell>
          <table:table-cell office:value-type="float" office:value="33">
            <text:p>33</text:p>
          </table:table-cell>
          <table:table-cell table:formula="of:=[.E207]/[.E$2]" office:value-type="percentage" office:value="1.7223382045929">
            <text:p>172.23%</text:p>
          </table:table-cell>
          <table:table-cell table:formula="of:=[.G$2]*[.F207]" office:value-type="currency" office:currency="USD" office:value="32496.9472564698">
            <text:p>$32,496.95</text:p>
          </table:table-cell>
          <table:table-cell office:value-type="float" office:value="106.87">
            <text:p>106.87</text:p>
          </table:table-cell>
          <table:table-cell table:formula="of:=[.H207]/[.H$2]" office:value-type="percentage" office:value="1.59032738095238">
            <text:p>159.03%</text:p>
          </table:table-cell>
          <table:table-cell table:formula="of:=[.J$2]*[.I207]" office:value-type="currency" office:currency="USD" office:value="210043.238993711">
            <text:p>$210,043.24</text:p>
          </table:table-cell>
          <table:table-cell office:value-type="float" office:value="165.59">
            <text:p>165.59</text:p>
          </table:table-cell>
          <table:table-cell table:formula="of:=[.K207]/[.K$2]" office:value-type="percentage" office:value="1.19992753623188">
            <text:p>119.99%</text:p>
          </table:table-cell>
          <table:table-cell table:formula="of:=[.M$2]*[.L207]" office:value-type="currency" office:currency="USD" office:value="203761.27973749">
            <text:p>$203,761.28</text:p>
          </table:table-cell>
          <table:table-cell table:formula="of:=[.D207]+[.G207]+[.J207]+[.M207]" office:value-type="currency" office:currency="USD" office:value="1236873.34847626">
            <text:p>$1,236,873.35</text:p>
          </table:table-cell>
          <table:table-cell table:formula="of:=[.N207]/[.N$2]" office:value-type="percentage" office:value="1.23687334847626">
            <text:p>123.69%</text:p>
          </table:table-cell>
          <table:table-cell table:formula="of:=([.N207]/[.N206])-1" office:value-type="percentage" office:value="-0.00528595092419404">
            <text:p>-0.53%</text:p>
          </table:table-cell>
          <table:table-cell office:value-type="float" office:value="120.47">
            <text:p>120.47</text:p>
          </table:table-cell>
          <table:table-cell table:formula="of:=[.Q207]/[.Q$2]" office:value-type="percentage" office:value="0.982626427406199">
            <text:p>98.26%</text:p>
          </table:table-cell>
          <table:table-cell table:formula="of:=([.Q207]/[.Q206])-1" office:value-type="percentage" office:value="-0.0194530359759075">
            <text:p>-1.9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6</text:p>
          </table:table-cell>
          <table:table-cell office:value-type="float" office:value="41.33">
            <text:p>41.33</text:p>
          </table:table-cell>
          <table:table-cell table:formula="of:=[.B208]/[.B$2]" office:value-type="percentage" office:value="1.16389749366376">
            <text:p>116.39%</text:p>
          </table:table-cell>
          <table:table-cell table:formula="of:=[.D$2]*[.C208]" office:value-type="currency" office:currency="USD" office:value="790571.882488589">
            <text:p>$790,571.88</text:p>
          </table:table-cell>
          <table:table-cell office:value-type="float" office:value="33.35">
            <text:p>33.35</text:p>
          </table:table-cell>
          <table:table-cell table:formula="of:=[.E208]/[.E$2]" office:value-type="percentage" office:value="1.74060542797495">
            <text:p>174.06%</text:p>
          </table:table-cell>
          <table:table-cell table:formula="of:=[.G$2]*[.F208]" office:value-type="currency" office:currency="USD" office:value="32841.6118485839">
            <text:p>$32,841.61</text:p>
          </table:table-cell>
          <table:table-cell office:value-type="float" office:value="116.92">
            <text:p>116.92</text:p>
          </table:table-cell>
          <table:table-cell table:formula="of:=[.H208]/[.H$2]" office:value-type="percentage" office:value="1.73988095238095">
            <text:p>173.99%</text:p>
          </table:table-cell>
          <table:table-cell table:formula="of:=[.J$2]*[.I208]" office:value-type="currency" office:currency="USD" office:value="229795.597484277">
            <text:p>$229,795.60</text:p>
          </table:table-cell>
          <table:table-cell office:value-type="float" office:value="167.4">
            <text:p>167.4</text:p>
          </table:table-cell>
          <table:table-cell table:formula="of:=[.K208]/[.K$2]" office:value-type="percentage" office:value="1.21304347826087">
            <text:p>121.30%</text:p>
          </table:table-cell>
          <table:table-cell table:formula="of:=[.M$2]*[.L208]" office:value-type="currency" office:currency="USD" office:value="205988.515176374">
            <text:p>$205,988.52</text:p>
          </table:table-cell>
          <table:table-cell table:formula="of:=[.D208]+[.G208]+[.J208]+[.M208]" office:value-type="currency" office:currency="USD" office:value="1259197.60699782">
            <text:p>$1,259,197.61</text:p>
          </table:table-cell>
          <table:table-cell table:formula="of:=[.N208]/[.N$2]" office:value-type="percentage" office:value="1.25919760699782">
            <text:p>125.92%</text:p>
          </table:table-cell>
          <table:table-cell table:formula="of:=([.N208]/[.N207])-1" office:value-type="percentage" office:value="0.0180489445819705">
            <text:p>1.80%</text:p>
          </table:table-cell>
          <table:table-cell office:value-type="float" office:value="121.69">
            <text:p>121.69</text:p>
          </table:table-cell>
          <table:table-cell table:formula="of:=[.Q208]/[.Q$2]" office:value-type="percentage" office:value="0.99257748776509">
            <text:p>99.26%</text:p>
          </table:table-cell>
          <table:table-cell table:formula="of:=([.Q208]/[.Q207])-1" office:value-type="percentage" office:value="0.0101270025732547">
            <text:p>1.0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7</text:p>
          </table:table-cell>
          <table:table-cell office:value-type="float" office:value="41.82">
            <text:p>41.82</text:p>
          </table:table-cell>
          <table:table-cell table:formula="of:=[.B209]/[.B$2]" office:value-type="percentage" office:value="1.17769642354266">
            <text:p>117.77%</text:p>
          </table:table-cell>
          <table:table-cell table:formula="of:=[.D$2]*[.C209]" office:value-type="currency" office:currency="USD" office:value="799944.740519545">
            <text:p>$799,944.74</text:p>
          </table:table-cell>
          <table:table-cell office:value-type="float" office:value="38.64">
            <text:p>38.64</text:p>
          </table:table-cell>
          <table:table-cell table:formula="of:=[.E209]/[.E$2]" office:value-type="percentage" office:value="2.01670146137787">
            <text:p>201.67%</text:p>
          </table:table-cell>
          <table:table-cell table:formula="of:=[.G$2]*[.F209]" office:value-type="currency" office:currency="USD" office:value="38050.9709693938">
            <text:p>$38,050.97</text:p>
          </table:table-cell>
          <table:table-cell office:value-type="float" office:value="117.74">
            <text:p>117.74</text:p>
          </table:table-cell>
          <table:table-cell table:formula="of:=[.H209]/[.H$2]" office:value-type="percentage" office:value="1.75208333333333">
            <text:p>175.21%</text:p>
          </table:table-cell>
          <table:table-cell table:formula="of:=[.J$2]*[.I209]" office:value-type="currency" office:currency="USD" office:value="231407.232704402">
            <text:p>$231,407.23</text:p>
          </table:table-cell>
          <table:table-cell office:value-type="float" office:value="169.55">
            <text:p>169.55</text:p>
          </table:table-cell>
          <table:table-cell table:formula="of:=[.K209]/[.K$2]" office:value-type="percentage" office:value="1.2286231884058">
            <text:p>122.86%</text:p>
          </table:table-cell>
          <table:table-cell table:formula="of:=[.M$2]*[.L209]" office:value-type="currency" office:currency="USD" office:value="208634.12633306">
            <text:p>$208,634.13</text:p>
          </table:table-cell>
          <table:table-cell table:formula="of:=[.D209]+[.G209]+[.J209]+[.M209]" office:value-type="currency" office:currency="USD" office:value="1278037.0705264">
            <text:p>$1,278,037.07</text:p>
          </table:table-cell>
          <table:table-cell table:formula="of:=[.N209]/[.N$2]" office:value-type="percentage" office:value="1.2780370705264">
            <text:p>127.80%</text:p>
          </table:table-cell>
          <table:table-cell table:formula="of:=([.N209]/[.N208])-1" office:value-type="percentage" office:value="0.0149614829506344">
            <text:p>1.50%</text:p>
          </table:table-cell>
          <table:table-cell office:value-type="float" office:value="125.93">
            <text:p>125.93</text:p>
          </table:table-cell>
          <table:table-cell table:formula="of:=[.Q209]/[.Q$2]" office:value-type="percentage" office:value="1.02716150081566">
            <text:p>102.72%</text:p>
          </table:table-cell>
          <table:table-cell table:formula="of:=([.Q209]/[.Q208])-1" office:value-type="percentage" office:value="0.034842632919714">
            <text:p>3.4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28</text:p>
          </table:table-cell>
          <table:table-cell office:value-type="float" office:value="41.51">
            <text:p>41.51</text:p>
          </table:table-cell>
          <table:table-cell table:formula="of:=[.B210]/[.B$2]" office:value-type="percentage" office:value="1.16896648831315">
            <text:p>116.90%</text:p>
          </table:table-cell>
          <table:table-cell table:formula="of:=[.D$2]*[.C210]" office:value-type="currency" office:currency="USD" office:value="794014.973193839">
            <text:p>$794,014.97</text:p>
          </table:table-cell>
          <table:table-cell office:value-type="float" office:value="40.02">
            <text:p>40.02</text:p>
          </table:table-cell>
          <table:table-cell table:formula="of:=[.E210]/[.E$2]" office:value-type="percentage" office:value="2.08872651356994">
            <text:p>208.87%</text:p>
          </table:table-cell>
          <table:table-cell table:formula="of:=[.G$2]*[.F210]" office:value-type="currency" office:currency="USD" office:value="39409.9342183007">
            <text:p>$39,409.93</text:p>
          </table:table-cell>
          <table:table-cell office:value-type="float" office:value="118.72">
            <text:p>118.72</text:p>
          </table:table-cell>
          <table:table-cell table:formula="of:=[.H210]/[.H$2]" office:value-type="percentage" office:value="1.76666666666667">
            <text:p>176.67%</text:p>
          </table:table-cell>
          <table:table-cell table:formula="of:=[.J$2]*[.I210]" office:value-type="currency" office:currency="USD" office:value="233333.333333333">
            <text:p>$233,333.33</text:p>
          </table:table-cell>
          <table:table-cell office:value-type="float" office:value="169.62">
            <text:p>169.62</text:p>
          </table:table-cell>
          <table:table-cell table:formula="of:=[.K210]/[.K$2]" office:value-type="percentage" office:value="1.22913043478261">
            <text:p>122.91%</text:p>
          </table:table-cell>
          <table:table-cell table:formula="of:=[.M$2]*[.L210]" office:value-type="currency" office:currency="USD" office:value="208720.262510254">
            <text:p>$208,720.26</text:p>
          </table:table-cell>
          <table:table-cell table:formula="of:=[.D210]+[.G210]+[.J210]+[.M210]" office:value-type="currency" office:currency="USD" office:value="1275478.50325573">
            <text:p>$1,275,478.50</text:p>
          </table:table-cell>
          <table:table-cell table:formula="of:=[.N210]/[.N$2]" office:value-type="percentage" office:value="1.27547850325573">
            <text:p>127.55%</text:p>
          </table:table-cell>
          <table:table-cell table:formula="of:=([.N210]/[.N209])-1" office:value-type="percentage" office:value="-0.00200195074906628">
            <text:p>-0.20%</text:p>
          </table:table-cell>
          <table:table-cell office:value-type="float" office:value="125.9">
            <text:p>125.9</text:p>
          </table:table-cell>
          <table:table-cell table:formula="of:=[.Q210]/[.Q$2]" office:value-type="percentage" office:value="1.02691680261011">
            <text:p>102.69%</text:p>
          </table:table-cell>
          <table:table-cell table:formula="of:=([.Q210]/[.Q209])-1" office:value-type="percentage" office:value="-0.000238227586754514">
            <text:p>-0.0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0-31</text:p>
          </table:table-cell>
          <table:table-cell office:value-type="float" office:value="41.4">
            <text:p>41.4</text:p>
          </table:table-cell>
          <table:table-cell table:formula="of:=[.B211]/[.B$2]" office:value-type="percentage" office:value="1.16586876936074">
            <text:p>116.59%</text:p>
          </table:table-cell>
          <table:table-cell table:formula="of:=[.D$2]*[.C211]" office:value-type="currency" office:currency="USD" office:value="791910.862207297">
            <text:p>$791,910.86</text:p>
          </table:table-cell>
          <table:table-cell office:value-type="float" office:value="38.78">
            <text:p>38.78</text:p>
          </table:table-cell>
          <table:table-cell table:formula="of:=[.E211]/[.E$2]" office:value-type="percentage" office:value="2.02400835073069">
            <text:p>202.40%</text:p>
          </table:table-cell>
          <table:table-cell table:formula="of:=[.G$2]*[.F211]" office:value-type="currency" office:currency="USD" office:value="38188.8368062394">
            <text:p>$38,188.84</text:p>
          </table:table-cell>
          <table:table-cell office:value-type="float" office:value="116.36">
            <text:p>116.36</text:p>
          </table:table-cell>
          <table:table-cell table:formula="of:=[.H211]/[.H$2]" office:value-type="percentage" office:value="1.73154761904762">
            <text:p>173.15%</text:p>
          </table:table-cell>
          <table:table-cell table:formula="of:=[.J$2]*[.I211]" office:value-type="currency" office:currency="USD" office:value="228694.968553459">
            <text:p>$228,694.97</text:p>
          </table:table-cell>
          <table:table-cell office:value-type="float" office:value="167.34">
            <text:p>167.34</text:p>
          </table:table-cell>
          <table:table-cell table:formula="of:=[.K211]/[.K$2]" office:value-type="percentage" office:value="1.21260869565217">
            <text:p>121.26%</text:p>
          </table:table-cell>
          <table:table-cell table:formula="of:=[.M$2]*[.L211]" office:value-type="currency" office:currency="USD" office:value="205914.68416735">
            <text:p>$205,914.68</text:p>
          </table:table-cell>
          <table:table-cell table:formula="of:=[.D211]+[.G211]+[.J211]+[.M211]" office:value-type="currency" office:currency="USD" office:value="1264709.35173435">
            <text:p>$1,264,709.35</text:p>
          </table:table-cell>
          <table:table-cell table:formula="of:=[.N211]/[.N$2]" office:value-type="percentage" office:value="1.26470935173435">
            <text:p>126.47%</text:p>
          </table:table-cell>
          <table:table-cell table:formula="of:=([.N211]/[.N210])-1" office:value-type="percentage" office:value="-0.00844322463600278">
            <text:p>-0.84%</text:p>
          </table:table-cell>
          <table:table-cell office:value-type="float" office:value="122.87">
            <text:p>122.87</text:p>
          </table:table-cell>
          <table:table-cell table:formula="of:=[.Q211]/[.Q$2]" office:value-type="percentage" office:value="1.00220228384992">
            <text:p>100.22%</text:p>
          </table:table-cell>
          <table:table-cell table:formula="of:=([.Q211]/[.Q210])-1" office:value-type="percentage" office:value="-0.0240667196187451">
            <text:p>-2.4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1</text:p>
          </table:table-cell>
          <table:table-cell office:value-type="float" office:value="40.89">
            <text:p>40.89</text:p>
          </table:table-cell>
          <table:table-cell table:formula="of:=[.B212]/[.B$2]" office:value-type="percentage" office:value="1.15150661785413">
            <text:p>115.15%</text:p>
          </table:table-cell>
          <table:table-cell table:formula="of:=[.D$2]*[.C212]" office:value-type="currency" office:currency="USD" office:value="782155.438542425">
            <text:p>$782,155.44</text:p>
          </table:table-cell>
          <table:table-cell office:value-type="float" office:value="38.75">
            <text:p>38.75</text:p>
          </table:table-cell>
          <table:table-cell table:formula="of:=[.E212]/[.E$2]" office:value-type="percentage" office:value="2.02244258872651">
            <text:p>202.24%</text:p>
          </table:table-cell>
          <table:table-cell table:formula="of:=[.G$2]*[.F212]" office:value-type="currency" office:currency="USD" office:value="38159.2941269154">
            <text:p>$38,159.29</text:p>
          </table:table-cell>
          <table:table-cell office:value-type="float" office:value="113.96">
            <text:p>113.96</text:p>
          </table:table-cell>
          <table:table-cell table:formula="of:=[.H212]/[.H$2]" office:value-type="percentage" office:value="1.69583333333333">
            <text:p>169.58%</text:p>
          </table:table-cell>
          <table:table-cell table:formula="of:=[.J$2]*[.I212]" office:value-type="currency" office:currency="USD" office:value="223977.987421384">
            <text:p>$223,977.99</text:p>
          </table:table-cell>
          <table:table-cell office:value-type="float" office:value="167.38">
            <text:p>167.38</text:p>
          </table:table-cell>
          <table:table-cell table:formula="of:=[.K212]/[.K$2]" office:value-type="percentage" office:value="1.21289855072464">
            <text:p>121.29%</text:p>
          </table:table-cell>
          <table:table-cell table:formula="of:=[.M$2]*[.L212]" office:value-type="currency" office:currency="USD" office:value="205963.904840033">
            <text:p>$205,963.90</text:p>
          </table:table-cell>
          <table:table-cell table:formula="of:=[.D212]+[.G212]+[.J212]+[.M212]" office:value-type="currency" office:currency="USD" office:value="1250256.62493076">
            <text:p>$1,250,256.62</text:p>
          </table:table-cell>
          <table:table-cell table:formula="of:=[.N212]/[.N$2]" office:value-type="percentage" office:value="1.25025662493076">
            <text:p>125.03%</text:p>
          </table:table-cell>
          <table:table-cell table:formula="of:=([.N212]/[.N211])-1" office:value-type="percentage" office:value="-0.0114277061237587">
            <text:p>-1.14%</text:p>
          </table:table-cell>
          <table:table-cell office:value-type="float" office:value="119.44">
            <text:p>119.44</text:p>
          </table:table-cell>
          <table:table-cell table:formula="of:=[.Q212]/[.Q$2]" office:value-type="percentage" office:value="0.974225122349103">
            <text:p>97.42%</text:p>
          </table:table-cell>
          <table:table-cell table:formula="of:=([.Q212]/[.Q211])-1" office:value-type="percentage" office:value="-0.0279156832424514">
            <text:p>-2.7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2</text:p>
          </table:table-cell>
          <table:table-cell office:value-type="float" office:value="41.43">
            <text:p>41.43</text:p>
          </table:table-cell>
          <table:table-cell table:formula="of:=[.B213]/[.B$2]" office:value-type="percentage" office:value="1.16671360180231">
            <text:p>116.67%</text:p>
          </table:table-cell>
          <table:table-cell table:formula="of:=[.D$2]*[.C213]" office:value-type="currency" office:currency="USD" office:value="792484.710658172">
            <text:p>$792,484.71</text:p>
          </table:table-cell>
          <table:table-cell office:value-type="float" office:value="40.13">
            <text:p>40.13</text:p>
          </table:table-cell>
          <table:table-cell table:formula="of:=[.E213]/[.E$2]" office:value-type="percentage" office:value="2.09446764091858">
            <text:p>209.45%</text:p>
          </table:table-cell>
          <table:table-cell table:formula="of:=[.G$2]*[.F213]" office:value-type="currency" office:currency="USD" office:value="39518.2573758223">
            <text:p>$39,518.26</text:p>
          </table:table-cell>
          <table:table-cell office:value-type="float" office:value="113.43">
            <text:p>113.43</text:p>
          </table:table-cell>
          <table:table-cell table:formula="of:=[.H213]/[.H$2]" office:value-type="percentage" office:value="1.68794642857143">
            <text:p>168.79%</text:p>
          </table:table-cell>
          <table:table-cell table:formula="of:=[.J$2]*[.I213]" office:value-type="currency" office:currency="USD" office:value="222936.320754717">
            <text:p>$222,936.32</text:p>
          </table:table-cell>
          <table:table-cell office:value-type="float" office:value="169.06">
            <text:p>169.06</text:p>
          </table:table-cell>
          <table:table-cell table:formula="of:=[.K213]/[.K$2]" office:value-type="percentage" office:value="1.22507246376812">
            <text:p>122.51%</text:p>
          </table:table-cell>
          <table:table-cell table:formula="of:=[.M$2]*[.L213]" office:value-type="currency" office:currency="USD" office:value="208031.173092699">
            <text:p>$208,031.17</text:p>
          </table:table-cell>
          <table:table-cell table:formula="of:=[.D213]+[.G213]+[.J213]+[.M213]" office:value-type="currency" office:currency="USD" office:value="1262970.46188141">
            <text:p>$1,262,970.46</text:p>
          </table:table-cell>
          <table:table-cell table:formula="of:=[.N213]/[.N$2]" office:value-type="percentage" office:value="1.26297046188141">
            <text:p>126.30%</text:p>
          </table:table-cell>
          <table:table-cell table:formula="of:=([.N213]/[.N212])-1" office:value-type="percentage" office:value="0.0101689818691086">
            <text:p>1.02%</text:p>
          </table:table-cell>
          <table:table-cell office:value-type="float" office:value="121.39">
            <text:p>121.39</text:p>
          </table:table-cell>
          <table:table-cell table:formula="of:=[.Q213]/[.Q$2]" office:value-type="percentage" office:value="0.990130505709625">
            <text:p>99.01%</text:p>
          </table:table-cell>
          <table:table-cell table:formula="of:=([.Q213]/[.Q212])-1" office:value-type="percentage" office:value="0.0163261888814468">
            <text:p>1.6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3</text:p>
          </table:table-cell>
          <table:table-cell office:value-type="float" office:value="41.98">
            <text:p>41.98</text:p>
          </table:table-cell>
          <table:table-cell table:formula="of:=[.B214]/[.B$2]" office:value-type="percentage" office:value="1.18220219656435">
            <text:p>118.22%</text:p>
          </table:table-cell>
          <table:table-cell table:formula="of:=[.D$2]*[.C214]" office:value-type="currency" office:currency="USD" office:value="803005.265590878">
            <text:p>$803,005.27</text:p>
          </table:table-cell>
          <table:table-cell office:value-type="float" office:value="40.96">
            <text:p>40.96</text:p>
          </table:table-cell>
          <table:table-cell table:formula="of:=[.E214]/[.E$2]" office:value-type="percentage" office:value="2.13778705636743">
            <text:p>213.78%</text:p>
          </table:table-cell>
          <table:table-cell table:formula="of:=[.G$2]*[.F214]" office:value-type="currency" office:currency="USD" office:value="40335.6048371214">
            <text:p>$40,335.60</text:p>
          </table:table-cell>
          <table:table-cell office:value-type="float" office:value="114.05">
            <text:p>114.05</text:p>
          </table:table-cell>
          <table:table-cell table:formula="of:=[.H214]/[.H$2]" office:value-type="percentage" office:value="1.69717261904762">
            <text:p>169.72%</text:p>
          </table:table-cell>
          <table:table-cell table:formula="of:=[.J$2]*[.I214]" office:value-type="currency" office:currency="USD" office:value="224154.874213836">
            <text:p>$224,154.87</text:p>
          </table:table-cell>
          <table:table-cell office:value-type="float" office:value="171.72">
            <text:p>171.72</text:p>
          </table:table-cell>
          <table:table-cell table:formula="of:=[.K214]/[.K$2]" office:value-type="percentage" office:value="1.24434782608696">
            <text:p>124.43%</text:p>
          </table:table-cell>
          <table:table-cell table:formula="of:=[.M$2]*[.L214]" office:value-type="currency" office:currency="USD" office:value="211304.347826087">
            <text:p>$211,304.35</text:p>
          </table:table-cell>
          <table:table-cell table:formula="of:=[.D214]+[.G214]+[.J214]+[.M214]" office:value-type="currency" office:currency="USD" office:value="1278800.09246792">
            <text:p>$1,278,800.09</text:p>
          </table:table-cell>
          <table:table-cell table:formula="of:=[.N214]/[.N$2]" office:value-type="percentage" office:value="1.27880009246792">
            <text:p>127.88%</text:p>
          </table:table-cell>
          <table:table-cell table:formula="of:=([.N214]/[.N213])-1" office:value-type="percentage" office:value="0.0125336506785212">
            <text:p>1.25%</text:p>
          </table:table-cell>
          <table:table-cell office:value-type="float" office:value="123.6">
            <text:p>123.6</text:p>
          </table:table-cell>
          <table:table-cell table:formula="of:=[.Q214]/[.Q$2]" office:value-type="percentage" office:value="1.00815660685155">
            <text:p>100.82%</text:p>
          </table:table-cell>
          <table:table-cell table:formula="of:=([.Q214]/[.Q213])-1" office:value-type="percentage" office:value="0.0182057830134277">
            <text:p>1.8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4</text:p>
          </table:table-cell>
          <table:table-cell office:value-type="float" office:value="41.86">
            <text:p>41.86</text:p>
          </table:table-cell>
          <table:table-cell table:formula="of:=[.B215]/[.B$2]" office:value-type="percentage" office:value="1.17882286679809">
            <text:p>117.88%</text:p>
          </table:table-cell>
          <table:table-cell table:formula="of:=[.D$2]*[.C215]" office:value-type="currency" office:currency="USD" office:value="800709.871787378">
            <text:p>$800,709.87</text:p>
          </table:table-cell>
          <table:table-cell office:value-type="float" office:value="41.74">
            <text:p>41.74</text:p>
          </table:table-cell>
          <table:table-cell table:formula="of:=[.E215]/[.E$2]" office:value-type="percentage" office:value="2.17849686847599">
            <text:p>217.85%</text:p>
          </table:table-cell>
          <table:table-cell table:formula="of:=[.G$2]*[.F215]" office:value-type="currency" office:currency="USD" office:value="41103.714499547">
            <text:p>$41,103.71</text:p>
          </table:table-cell>
          <table:table-cell office:value-type="float" office:value="113.49">
            <text:p>113.49</text:p>
          </table:table-cell>
          <table:table-cell table:formula="of:=[.H215]/[.H$2]" office:value-type="percentage" office:value="1.68883928571429">
            <text:p>168.88%</text:p>
          </table:table-cell>
          <table:table-cell table:formula="of:=[.J$2]*[.I215]" office:value-type="currency" office:currency="USD" office:value="223054.245283019">
            <text:p>$223,054.25</text:p>
          </table:table-cell>
          <table:table-cell office:value-type="float" office:value="170.85">
            <text:p>170.85</text:p>
          </table:table-cell>
          <table:table-cell table:formula="of:=[.K215]/[.K$2]" office:value-type="percentage" office:value="1.23804347826087">
            <text:p>123.80%</text:p>
          </table:table-cell>
          <table:table-cell table:formula="of:=[.M$2]*[.L215]" office:value-type="currency" office:currency="USD" office:value="210233.798195242">
            <text:p>$210,233.80</text:p>
          </table:table-cell>
          <table:table-cell table:formula="of:=[.D215]+[.G215]+[.J215]+[.M215]" office:value-type="currency" office:currency="USD" office:value="1275101.62976519">
            <text:p>$1,275,101.63</text:p>
          </table:table-cell>
          <table:table-cell table:formula="of:=[.N215]/[.N$2]" office:value-type="percentage" office:value="1.27510162976519">
            <text:p>127.51%</text:p>
          </table:table-cell>
          <table:table-cell table:formula="of:=([.N215]/[.N214])-1" office:value-type="percentage" office:value="-0.00289213515429032">
            <text:p>-0.29%</text:p>
          </table:table-cell>
          <table:table-cell office:value-type="float" office:value="122.85">
            <text:p>122.85</text:p>
          </table:table-cell>
          <table:table-cell table:formula="of:=[.Q215]/[.Q$2]" office:value-type="percentage" office:value="1.00203915171289">
            <text:p>100.20%</text:p>
          </table:table-cell>
          <table:table-cell table:formula="of:=([.Q215]/[.Q214])-1" office:value-type="percentage" office:value="-0.0060679611650486">
            <text:p>-0.6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7</text:p>
          </table:table-cell>
          <table:table-cell office:value-type="float" office:value="42.3">
            <text:p>42.3</text:p>
          </table:table-cell>
          <table:table-cell table:formula="of:=[.B216]/[.B$2]" office:value-type="percentage" office:value="1.19121374260772">
            <text:p>119.12%</text:p>
          </table:table-cell>
          <table:table-cell table:formula="of:=[.D$2]*[.C216]" office:value-type="currency" office:currency="USD" office:value="809126.315733543">
            <text:p>$809,126.32</text:p>
          </table:table-cell>
          <table:table-cell office:value-type="float" office:value="41.75">
            <text:p>41.75</text:p>
          </table:table-cell>
          <table:table-cell table:formula="of:=[.E216]/[.E$2]" office:value-type="percentage" office:value="2.17901878914405">
            <text:p>217.90%</text:p>
          </table:table-cell>
          <table:table-cell table:formula="of:=[.G$2]*[.F216]" office:value-type="currency" office:currency="USD" office:value="41113.5620593217">
            <text:p>$41,113.56</text:p>
          </table:table-cell>
          <table:table-cell office:value-type="float" office:value="114.01">
            <text:p>114.01</text:p>
          </table:table-cell>
          <table:table-cell table:formula="of:=[.H216]/[.H$2]" office:value-type="percentage" office:value="1.69657738095238">
            <text:p>169.66%</text:p>
          </table:table-cell>
          <table:table-cell table:formula="of:=[.J$2]*[.I216]" office:value-type="currency" office:currency="USD" office:value="224076.257861635">
            <text:p>$224,076.26</text:p>
          </table:table-cell>
          <table:table-cell office:value-type="float" office:value="174.98">
            <text:p>174.98</text:p>
          </table:table-cell>
          <table:table-cell table:formula="of:=[.K216]/[.K$2]" office:value-type="percentage" office:value="1.26797101449275">
            <text:p>126.80%</text:p>
          </table:table-cell>
          <table:table-cell table:formula="of:=[.M$2]*[.L216]" office:value-type="currency" office:currency="USD" office:value="215315.832649713">
            <text:p>$215,315.83</text:p>
          </table:table-cell>
          <table:table-cell table:formula="of:=[.D216]+[.G216]+[.J216]+[.M216]" office:value-type="currency" office:currency="USD" office:value="1289631.96830421">
            <text:p>$1,289,631.97</text:p>
          </table:table-cell>
          <table:table-cell table:formula="of:=[.N216]/[.N$2]" office:value-type="percentage" office:value="1.28963196830421">
            <text:p>128.96%</text:p>
          </table:table-cell>
          <table:table-cell table:formula="of:=([.N216]/[.N215])-1" office:value-type="percentage" office:value="0.0113954356263368">
            <text:p>1.14%</text:p>
          </table:table-cell>
          <table:table-cell office:value-type="float" office:value="123.61">
            <text:p>123.61</text:p>
          </table:table-cell>
          <table:table-cell table:formula="of:=[.Q216]/[.Q$2]" office:value-type="percentage" office:value="1.00823817292007">
            <text:p>100.82%</text:p>
          </table:table-cell>
          <table:table-cell table:formula="of:=([.Q216]/[.Q215])-1" office:value-type="percentage" office:value="0.00618640618640631">
            <text:p>0.6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8</text:p>
          </table:table-cell>
          <table:table-cell office:value-type="float" office:value="42.6">
            <text:p>42.6</text:p>
          </table:table-cell>
          <table:table-cell table:formula="of:=[.B217]/[.B$2]" office:value-type="percentage" office:value="1.19966206702337">
            <text:p>119.97%</text:p>
          </table:table-cell>
          <table:table-cell table:formula="of:=[.D$2]*[.C217]" office:value-type="currency" office:currency="USD" office:value="814864.800242292">
            <text:p>$814,864.80</text:p>
          </table:table-cell>
          <table:table-cell office:value-type="float" office:value="41.42">
            <text:p>41.42</text:p>
          </table:table-cell>
          <table:table-cell table:formula="of:=[.E217]/[.E$2]" office:value-type="percentage" office:value="2.16179540709812">
            <text:p>216.18%</text:p>
          </table:table-cell>
          <table:table-cell table:formula="of:=[.G$2]*[.F217]" office:value-type="currency" office:currency="USD" office:value="40788.592586757">
            <text:p>$40,788.59</text:p>
          </table:table-cell>
          <table:table-cell office:value-type="float" office:value="113.92">
            <text:p>113.92</text:p>
          </table:table-cell>
          <table:table-cell table:formula="of:=[.H217]/[.H$2]" office:value-type="percentage" office:value="1.6952380952381">
            <text:p>169.52%</text:p>
          </table:table-cell>
          <table:table-cell table:formula="of:=[.J$2]*[.I217]" office:value-type="currency" office:currency="USD" office:value="223899.371069182">
            <text:p>$223,899.37</text:p>
          </table:table-cell>
          <table:table-cell office:value-type="float" office:value="173.53">
            <text:p>173.53</text:p>
          </table:table-cell>
          <table:table-cell table:formula="of:=[.K217]/[.K$2]" office:value-type="percentage" office:value="1.25746376811594">
            <text:p>125.75%</text:p>
          </table:table-cell>
          <table:table-cell table:formula="of:=[.M$2]*[.L217]" office:value-type="currency" office:currency="USD" office:value="213531.583264971">
            <text:p>$213,531.58</text:p>
          </table:table-cell>
          <table:table-cell table:formula="of:=[.D217]+[.G217]+[.J217]+[.M217]" office:value-type="currency" office:currency="USD" office:value="1293084.3471632">
            <text:p>$1,293,084.35</text:p>
          </table:table-cell>
          <table:table-cell table:formula="of:=[.N217]/[.N$2]" office:value-type="percentage" office:value="1.2930843471632">
            <text:p>129.31%</text:p>
          </table:table-cell>
          <table:table-cell table:formula="of:=([.N217]/[.N216])-1" office:value-type="percentage" office:value="0.00267702642601897">
            <text:p>0.27%</text:p>
          </table:table-cell>
          <table:table-cell office:value-type="float" office:value="125.2">
            <text:p>125.2</text:p>
          </table:table-cell>
          <table:table-cell table:formula="of:=[.Q217]/[.Q$2]" office:value-type="percentage" office:value="1.02120717781403">
            <text:p>102.12%</text:p>
          </table:table-cell>
          <table:table-cell table:formula="of:=([.Q217]/[.Q216])-1" office:value-type="percentage" office:value="0.0128630369711189">
            <text:p>1.2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09</text:p>
          </table:table-cell>
          <table:table-cell office:value-type="float" office:value="41.85">
            <text:p>41.85</text:p>
          </table:table-cell>
          <table:table-cell table:formula="of:=[.B218]/[.B$2]" office:value-type="percentage" office:value="1.17854125598423">
            <text:p>117.85%</text:p>
          </table:table-cell>
          <table:table-cell table:formula="of:=[.D$2]*[.C218]" office:value-type="currency" office:currency="USD" office:value="800518.58897042">
            <text:p>$800,518.59</text:p>
          </table:table-cell>
          <table:table-cell office:value-type="float" office:value="40.11">
            <text:p>40.11</text:p>
          </table:table-cell>
          <table:table-cell table:formula="of:=[.E218]/[.E$2]" office:value-type="percentage" office:value="2.09342379958246">
            <text:p>209.34%</text:p>
          </table:table-cell>
          <table:table-cell table:formula="of:=[.G$2]*[.F218]" office:value-type="currency" office:currency="USD" office:value="39498.5622562729">
            <text:p>$39,498.56</text:p>
          </table:table-cell>
          <table:table-cell office:value-type="float" office:value="111.24">
            <text:p>111.24</text:p>
          </table:table-cell>
          <table:table-cell table:formula="of:=[.H218]/[.H$2]" office:value-type="percentage" office:value="1.65535714285714">
            <text:p>165.54%</text:p>
          </table:table-cell>
          <table:table-cell table:formula="of:=[.J$2]*[.I218]" office:value-type="currency" office:currency="USD" office:value="218632.075471698">
            <text:p>$218,632.08</text:p>
          </table:table-cell>
          <table:table-cell office:value-type="float" office:value="172.07">
            <text:p>172.07</text:p>
          </table:table-cell>
          <table:table-cell table:formula="of:=[.K218]/[.K$2]" office:value-type="percentage" office:value="1.24688405797101">
            <text:p>124.69%</text:p>
          </table:table-cell>
          <table:table-cell table:formula="of:=[.M$2]*[.L218]" office:value-type="currency" office:currency="USD" office:value="211735.028712059">
            <text:p>$211,735.03</text:p>
          </table:table-cell>
          <table:table-cell table:formula="of:=[.D218]+[.G218]+[.J218]+[.M218]" office:value-type="currency" office:currency="USD" office:value="1270384.25541045">
            <text:p>$1,270,384.26</text:p>
          </table:table-cell>
          <table:table-cell table:formula="of:=[.N218]/[.N$2]" office:value-type="percentage" office:value="1.27038425541045">
            <text:p>127.04%</text:p>
          </table:table-cell>
          <table:table-cell table:formula="of:=([.N218]/[.N217])-1" office:value-type="percentage" office:value="-0.0175549969362414">
            <text:p>-1.76%</text:p>
          </table:table-cell>
          <table:table-cell office:value-type="float" office:value="120.58">
            <text:p>120.58</text:p>
          </table:table-cell>
          <table:table-cell table:formula="of:=[.Q218]/[.Q$2]" office:value-type="percentage" office:value="0.98352365415987">
            <text:p>98.35%</text:p>
          </table:table-cell>
          <table:table-cell table:formula="of:=([.Q218]/[.Q217])-1" office:value-type="percentage" office:value="-0.0369009584664537">
            <text:p>-3.6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0</text:p>
          </table:table-cell>
          <table:table-cell office:value-type="float" office:value="42.25">
            <text:p>42.25</text:p>
          </table:table-cell>
          <table:table-cell table:formula="of:=[.B219]/[.B$2]" office:value-type="percentage" office:value="1.18980568853844">
            <text:p>118.98%</text:p>
          </table:table-cell>
          <table:table-cell table:formula="of:=[.D$2]*[.C219]" office:value-type="currency" office:currency="USD" office:value="808169.901648752">
            <text:p>$808,169.90</text:p>
          </table:table-cell>
          <table:table-cell office:value-type="float" office:value="43.21">
            <text:p>43.21</text:p>
          </table:table-cell>
          <table:table-cell table:formula="of:=[.E219]/[.E$2]" office:value-type="percentage" office:value="2.25521920668058">
            <text:p>225.52%</text:p>
          </table:table-cell>
          <table:table-cell table:formula="of:=[.G$2]*[.F219]" office:value-type="currency" office:currency="USD" office:value="42551.3057864261">
            <text:p>$42,551.31</text:p>
          </table:table-cell>
          <table:table-cell office:value-type="float" office:value="112.08">
            <text:p>112.08</text:p>
          </table:table-cell>
          <table:table-cell table:formula="of:=[.H219]/[.H$2]" office:value-type="percentage" office:value="1.66785714285714">
            <text:p>166.79%</text:p>
          </table:table-cell>
          <table:table-cell table:formula="of:=[.J$2]*[.I219]" office:value-type="currency" office:currency="USD" office:value="220283.018867924">
            <text:p>$220,283.02</text:p>
          </table:table-cell>
          <table:table-cell office:value-type="float" office:value="171.14">
            <text:p>171.14</text:p>
          </table:table-cell>
          <table:table-cell table:formula="of:=[.K219]/[.K$2]" office:value-type="percentage" office:value="1.24014492753623">
            <text:p>124.01%</text:p>
          </table:table-cell>
          <table:table-cell table:formula="of:=[.M$2]*[.L219]" office:value-type="currency" office:currency="USD" office:value="210590.64807219">
            <text:p>$210,590.65</text:p>
          </table:table-cell>
          <table:table-cell table:formula="of:=[.D219]+[.G219]+[.J219]+[.M219]" office:value-type="currency" office:currency="USD" office:value="1281594.87437529">
            <text:p>$1,281,594.87</text:p>
          </table:table-cell>
          <table:table-cell table:formula="of:=[.N219]/[.N$2]" office:value-type="percentage" office:value="1.28159487437529">
            <text:p>128.16%</text:p>
          </table:table-cell>
          <table:table-cell table:formula="of:=([.N219]/[.N218])-1" office:value-type="percentage" office:value="0.00882458903052141">
            <text:p>0.88%</text:p>
          </table:table-cell>
          <table:table-cell office:value-type="float" office:value="121.71">
            <text:p>121.71</text:p>
          </table:table-cell>
          <table:table-cell table:formula="of:=[.Q219]/[.Q$2]" office:value-type="percentage" office:value="0.992740619902121">
            <text:p>99.27%</text:p>
          </table:table-cell>
          <table:table-cell table:formula="of:=([.Q219]/[.Q218])-1" office:value-type="percentage" office:value="0.00937137170343338">
            <text:p>0.9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1</text:p>
          </table:table-cell>
          <table:table-cell office:value-type="float" office:value="42.58">
            <text:p>42.58</text:p>
          </table:table-cell>
          <table:table-cell table:formula="of:=[.B220]/[.B$2]" office:value-type="percentage" office:value="1.19909884539566">
            <text:p>119.91%</text:p>
          </table:table-cell>
          <table:table-cell table:formula="of:=[.D$2]*[.C220]" office:value-type="currency" office:currency="USD" office:value="814482.234608375">
            <text:p>$814,482.23</text:p>
          </table:table-cell>
          <table:table-cell office:value-type="float" office:value="43.96">
            <text:p>43.96</text:p>
          </table:table-cell>
          <table:table-cell table:formula="of:=[.E220]/[.E$2]" office:value-type="percentage" office:value="2.29436325678497">
            <text:p>229.44%</text:p>
          </table:table-cell>
          <table:table-cell table:formula="of:=[.G$2]*[.F220]" office:value-type="currency" office:currency="USD" office:value="43289.8727695277">
            <text:p>$43,289.87</text:p>
          </table:table-cell>
          <table:table-cell office:value-type="float" office:value="113.38">
            <text:p>113.38</text:p>
          </table:table-cell>
          <table:table-cell table:formula="of:=[.H220]/[.H$2]" office:value-type="percentage" office:value="1.68720238095238">
            <text:p>168.72%</text:p>
          </table:table-cell>
          <table:table-cell table:formula="of:=[.J$2]*[.I220]" office:value-type="currency" office:currency="USD" office:value="222838.050314465">
            <text:p>$222,838.05</text:p>
          </table:table-cell>
          <table:table-cell office:value-type="float" office:value="173.96">
            <text:p>173.96</text:p>
          </table:table-cell>
          <table:table-cell table:formula="of:=[.K220]/[.K$2]" office:value-type="percentage" office:value="1.26057971014493">
            <text:p>126.06%</text:p>
          </table:table-cell>
          <table:table-cell table:formula="of:=[.M$2]*[.L220]" office:value-type="currency" office:currency="USD" office:value="214060.705496308">
            <text:p>$214,060.71</text:p>
          </table:table-cell>
          <table:table-cell table:formula="of:=[.D220]+[.G220]+[.J220]+[.M220]" office:value-type="currency" office:currency="USD" office:value="1294670.86318868">
            <text:p>$1,294,670.86</text:p>
          </table:table-cell>
          <table:table-cell table:formula="of:=[.N220]/[.N$2]" office:value-type="percentage" office:value="1.29467086318868">
            <text:p>129.47%</text:p>
          </table:table-cell>
          <table:table-cell table:formula="of:=([.N220]/[.N219])-1" office:value-type="percentage" office:value="0.0102029034875453">
            <text:p>1.02%</text:p>
          </table:table-cell>
          <table:table-cell office:value-type="float" office:value="124">
            <text:p>124</text:p>
          </table:table-cell>
          <table:table-cell table:formula="of:=[.Q220]/[.Q$2]" office:value-type="percentage" office:value="1.01141924959217">
            <text:p>101.14%</text:p>
          </table:table-cell>
          <table:table-cell table:formula="of:=([.Q220]/[.Q219])-1" office:value-type="percentage" office:value="0.0188152164982336">
            <text:p>1.8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4</text:p>
          </table:table-cell>
          <table:table-cell office:value-type="float" office:value="42.2">
            <text:p>42.2</text:p>
          </table:table-cell>
          <table:table-cell table:formula="of:=[.B221]/[.B$2]" office:value-type="percentage" office:value="1.18839763446916">
            <text:p>118.84%</text:p>
          </table:table-cell>
          <table:table-cell table:formula="of:=[.D$2]*[.C221]" office:value-type="currency" office:currency="USD" office:value="807213.48756396">
            <text:p>$807,213.49</text:p>
          </table:table-cell>
          <table:table-cell office:value-type="float" office:value="43.09">
            <text:p>43.09</text:p>
          </table:table-cell>
          <table:table-cell table:formula="of:=[.E221]/[.E$2]" office:value-type="percentage" office:value="2.24895615866388">
            <text:p>224.90%</text:p>
          </table:table-cell>
          <table:table-cell table:formula="of:=[.G$2]*[.F221]" office:value-type="currency" office:currency="USD" office:value="42433.1350691299">
            <text:p>$42,433.14</text:p>
          </table:table-cell>
          <table:table-cell office:value-type="float" office:value="113.94">
            <text:p>113.94</text:p>
          </table:table-cell>
          <table:table-cell table:formula="of:=[.H221]/[.H$2]" office:value-type="percentage" office:value="1.69553571428571">
            <text:p>169.55%</text:p>
          </table:table-cell>
          <table:table-cell table:formula="of:=[.J$2]*[.I221]" office:value-type="currency" office:currency="USD" office:value="223938.679245283">
            <text:p>$223,938.68</text:p>
          </table:table-cell>
          <table:table-cell office:value-type="float" office:value="173.2">
            <text:p>173.2</text:p>
          </table:table-cell>
          <table:table-cell table:formula="of:=[.K221]/[.K$2]" office:value-type="percentage" office:value="1.25507246376812">
            <text:p>125.51%</text:p>
          </table:table-cell>
          <table:table-cell table:formula="of:=[.M$2]*[.L221]" office:value-type="currency" office:currency="USD" office:value="213125.51271534">
            <text:p>$213,125.51</text:p>
          </table:table-cell>
          <table:table-cell table:formula="of:=[.D221]+[.G221]+[.J221]+[.M221]" office:value-type="currency" office:currency="USD" office:value="1286710.81459371">
            <text:p>$1,286,710.81</text:p>
          </table:table-cell>
          <table:table-cell table:formula="of:=[.N221]/[.N$2]" office:value-type="percentage" office:value="1.28671081459371">
            <text:p>128.67%</text:p>
          </table:table-cell>
          <table:table-cell table:formula="of:=([.N221]/[.N220])-1" office:value-type="percentage" office:value="-0.00614831832652651">
            <text:p>-0.61%</text:p>
          </table:table-cell>
          <table:table-cell office:value-type="float" office:value="122.83">
            <text:p>122.83</text:p>
          </table:table-cell>
          <table:table-cell table:formula="of:=[.Q221]/[.Q$2]" office:value-type="percentage" office:value="1.00187601957586">
            <text:p>100.19%</text:p>
          </table:table-cell>
          <table:table-cell table:formula="of:=([.Q221]/[.Q220])-1" office:value-type="percentage" office:value="-0.00943548387096771">
            <text:p>-0.9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5</text:p>
          </table:table-cell>
          <table:table-cell office:value-type="float" office:value="42.1">
            <text:p>42.1</text:p>
          </table:table-cell>
          <table:table-cell table:formula="of:=[.B222]/[.B$2]" office:value-type="percentage" office:value="1.18558152633061">
            <text:p>118.56%</text:p>
          </table:table-cell>
          <table:table-cell table:formula="of:=[.D$2]*[.C222]" office:value-type="currency" office:currency="USD" office:value="805300.659394377">
            <text:p>$805,300.66</text:p>
          </table:table-cell>
          <table:table-cell office:value-type="float" office:value="42.83">
            <text:p>42.83</text:p>
          </table:table-cell>
          <table:table-cell table:formula="of:=[.E222]/[.E$2]" office:value-type="percentage" office:value="2.23538622129436">
            <text:p>223.54%</text:p>
          </table:table-cell>
          <table:table-cell table:formula="of:=[.G$2]*[.F222]" office:value-type="currency" office:currency="USD" office:value="42177.098514988">
            <text:p>$42,177.10</text:p>
          </table:table-cell>
          <table:table-cell office:value-type="float" office:value="113.07">
            <text:p>113.07</text:p>
          </table:table-cell>
          <table:table-cell table:formula="of:=[.H222]/[.H$2]" office:value-type="percentage" office:value="1.68258928571429">
            <text:p>168.26%</text:p>
          </table:table-cell>
          <table:table-cell table:formula="of:=[.J$2]*[.I222]" office:value-type="currency" office:currency="USD" office:value="222228.773584906">
            <text:p>$222,228.77</text:p>
          </table:table-cell>
          <table:table-cell office:value-type="float" office:value="173.36">
            <text:p>173.36</text:p>
          </table:table-cell>
          <table:table-cell table:formula="of:=[.K222]/[.K$2]" office:value-type="percentage" office:value="1.25623188405797">
            <text:p>125.62%</text:p>
          </table:table-cell>
          <table:table-cell table:formula="of:=[.M$2]*[.L222]" office:value-type="currency" office:currency="USD" office:value="213322.395406071">
            <text:p>$213,322.40</text:p>
          </table:table-cell>
          <table:table-cell table:formula="of:=[.D222]+[.G222]+[.J222]+[.M222]" office:value-type="currency" office:currency="USD" office:value="1283028.92690034">
            <text:p>$1,283,028.93</text:p>
          </table:table-cell>
          <table:table-cell table:formula="of:=[.N222]/[.N$2]" office:value-type="percentage" office:value="1.28302892690034">
            <text:p>128.30%</text:p>
          </table:table-cell>
          <table:table-cell table:formula="of:=([.N222]/[.N221])-1" office:value-type="percentage" office:value="-0.00286147256369684">
            <text:p>-0.29%</text:p>
          </table:table-cell>
          <table:table-cell office:value-type="float" office:value="123.44">
            <text:p>123.44</text:p>
          </table:table-cell>
          <table:table-cell table:formula="of:=[.Q222]/[.Q$2]" office:value-type="percentage" office:value="1.0068515497553">
            <text:p>100.69%</text:p>
          </table:table-cell>
          <table:table-cell table:formula="of:=([.Q222]/[.Q221])-1" office:value-type="percentage" office:value="0.00496621346576576">
            <text:p>0.5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6</text:p>
          </table:table-cell>
          <table:table-cell office:value-type="float" office:value="41.79">
            <text:p>41.79</text:p>
          </table:table-cell>
          <table:table-cell table:formula="of:=[.B223]/[.B$2]" office:value-type="percentage" office:value="1.1768515911011">
            <text:p>117.69%</text:p>
          </table:table-cell>
          <table:table-cell table:formula="of:=[.D$2]*[.C223]" office:value-type="currency" office:currency="USD" office:value="799370.89206867">
            <text:p>$799,370.89</text:p>
          </table:table-cell>
          <table:table-cell office:value-type="float" office:value="42.53">
            <text:p>42.53</text:p>
          </table:table-cell>
          <table:table-cell table:formula="of:=[.E223]/[.E$2]" office:value-type="percentage" office:value="2.21972860125261">
            <text:p>221.97%</text:p>
          </table:table-cell>
          <table:table-cell table:formula="of:=[.G$2]*[.F223]" office:value-type="currency" office:currency="USD" office:value="41881.6717217474">
            <text:p>$41,881.67</text:p>
          </table:table-cell>
          <table:table-cell office:value-type="float" office:value="110.29">
            <text:p>110.29</text:p>
          </table:table-cell>
          <table:table-cell table:formula="of:=[.H223]/[.H$2]" office:value-type="percentage" office:value="1.64122023809524">
            <text:p>164.12%</text:p>
          </table:table-cell>
          <table:table-cell table:formula="of:=[.J$2]*[.I223]" office:value-type="currency" office:currency="USD" office:value="216764.937106918">
            <text:p>$216,764.94</text:p>
          </table:table-cell>
          <table:table-cell office:value-type="float" office:value="171.51">
            <text:p>171.51</text:p>
          </table:table-cell>
          <table:table-cell table:formula="of:=[.K223]/[.K$2]" office:value-type="percentage" office:value="1.24282608695652">
            <text:p>124.28%</text:p>
          </table:table-cell>
          <table:table-cell table:formula="of:=[.M$2]*[.L223]" office:value-type="currency" office:currency="USD" office:value="211045.939294504">
            <text:p>$211,045.94</text:p>
          </table:table-cell>
          <table:table-cell table:formula="of:=[.D223]+[.G223]+[.J223]+[.M223]" office:value-type="currency" office:currency="USD" office:value="1269063.44019184">
            <text:p>$1,269,063.44</text:p>
          </table:table-cell>
          <table:table-cell table:formula="of:=[.N223]/[.N$2]" office:value-type="percentage" office:value="1.26906344019184">
            <text:p>126.91%</text:p>
          </table:table-cell>
          <table:table-cell table:formula="of:=([.N223]/[.N222])-1" office:value-type="percentage" office:value="-0.0108847793028649">
            <text:p>-1.09%</text:p>
          </table:table-cell>
          <table:table-cell office:value-type="float" office:value="121.48">
            <text:p>121.48</text:p>
          </table:table-cell>
          <table:table-cell table:formula="of:=[.Q223]/[.Q$2]" office:value-type="percentage" office:value="0.990864600326264">
            <text:p>99.09%</text:p>
          </table:table-cell>
          <table:table-cell table:formula="of:=([.Q223]/[.Q222])-1" office:value-type="percentage" office:value="-0.0158781594296824">
            <text:p>-1.5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7</text:p>
          </table:table-cell>
          <table:table-cell office:value-type="float" office:value="41.71">
            <text:p>41.71</text:p>
          </table:table-cell>
          <table:table-cell table:formula="of:=[.B224]/[.B$2]" office:value-type="percentage" office:value="1.17459870459026">
            <text:p>117.46%</text:p>
          </table:table-cell>
          <table:table-cell table:formula="of:=[.D$2]*[.C224]" office:value-type="currency" office:currency="USD" office:value="797840.629533004">
            <text:p>$797,840.63</text:p>
          </table:table-cell>
          <table:table-cell office:value-type="float" office:value="40.39">
            <text:p>40.39</text:p>
          </table:table-cell>
          <table:table-cell table:formula="of:=[.E224]/[.E$2]" office:value-type="percentage" office:value="2.1080375782881">
            <text:p>210.80%</text:p>
          </table:table-cell>
          <table:table-cell table:formula="of:=[.G$2]*[.F224]" office:value-type="currency" office:currency="USD" office:value="39774.2939299642">
            <text:p>$39,774.29</text:p>
          </table:table-cell>
          <table:table-cell office:value-type="float" office:value="109.63">
            <text:p>109.63</text:p>
          </table:table-cell>
          <table:table-cell table:formula="of:=[.H224]/[.H$2]" office:value-type="percentage" office:value="1.63139880952381">
            <text:p>163.14%</text:p>
          </table:table-cell>
          <table:table-cell table:formula="of:=[.J$2]*[.I224]" office:value-type="currency" office:currency="USD" office:value="215467.767295597">
            <text:p>$215,467.77</text:p>
          </table:table-cell>
          <table:table-cell office:value-type="float" office:value="167.1">
            <text:p>167.1</text:p>
          </table:table-cell>
          <table:table-cell table:formula="of:=[.K224]/[.K$2]" office:value-type="percentage" office:value="1.21086956521739">
            <text:p>121.09%</text:p>
          </table:table-cell>
          <table:table-cell table:formula="of:=[.M$2]*[.L224]" office:value-type="currency" office:currency="USD" office:value="205619.360131255">
            <text:p>$205,619.36</text:p>
          </table:table-cell>
          <table:table-cell table:formula="of:=[.D224]+[.G224]+[.J224]+[.M224]" office:value-type="currency" office:currency="USD" office:value="1258702.05088982">
            <text:p>$1,258,702.05</text:p>
          </table:table-cell>
          <table:table-cell table:formula="of:=[.N224]/[.N$2]" office:value-type="percentage" office:value="1.25870205088982">
            <text:p>125.87%</text:p>
          </table:table-cell>
          <table:table-cell table:formula="of:=([.N224]/[.N223])-1" office:value-type="percentage" office:value="-0.00816459522342905">
            <text:p>-0.82%</text:p>
          </table:table-cell>
          <table:table-cell office:value-type="float" office:value="119.55">
            <text:p>119.55</text:p>
          </table:table-cell>
          <table:table-cell table:formula="of:=[.Q224]/[.Q$2]" office:value-type="percentage" office:value="0.975122349102773">
            <text:p>97.51%</text:p>
          </table:table-cell>
          <table:table-cell table:formula="of:=([.Q224]/[.Q223])-1" office:value-type="percentage" office:value="-0.015887388870596">
            <text:p>-1.5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18</text:p>
          </table:table-cell>
          <table:table-cell office:value-type="float" office:value="41.86">
            <text:p>41.86</text:p>
          </table:table-cell>
          <table:table-cell table:formula="of:=[.B225]/[.B$2]" office:value-type="percentage" office:value="1.17882286679809">
            <text:p>117.88%</text:p>
          </table:table-cell>
          <table:table-cell table:formula="of:=[.D$2]*[.C225]" office:value-type="currency" office:currency="USD" office:value="800709.871787378">
            <text:p>$800,709.87</text:p>
          </table:table-cell>
          <table:table-cell office:value-type="float" office:value="41">
            <text:p>41</text:p>
          </table:table-cell>
          <table:table-cell table:formula="of:=[.E225]/[.E$2]" office:value-type="percentage" office:value="2.13987473903967">
            <text:p>213.99%</text:p>
          </table:table-cell>
          <table:table-cell table:formula="of:=[.G$2]*[.F225]" office:value-type="currency" office:currency="USD" office:value="40374.9950762201">
            <text:p>$40,375.00</text:p>
          </table:table-cell>
          <table:table-cell office:value-type="float" office:value="107.65">
            <text:p>107.65</text:p>
          </table:table-cell>
          <table:table-cell table:formula="of:=[.H225]/[.H$2]" office:value-type="percentage" office:value="1.60193452380952">
            <text:p>160.19%</text:p>
          </table:table-cell>
          <table:table-cell table:formula="of:=[.J$2]*[.I225]" office:value-type="currency" office:currency="USD" office:value="211576.257861635">
            <text:p>$211,576.26</text:p>
          </table:table-cell>
          <table:table-cell office:value-type="float" office:value="167.62">
            <text:p>167.62</text:p>
          </table:table-cell>
          <table:table-cell table:formula="of:=[.K225]/[.K$2]" office:value-type="percentage" office:value="1.21463768115942">
            <text:p>121.46%</text:p>
          </table:table-cell>
          <table:table-cell table:formula="of:=[.M$2]*[.L225]" office:value-type="currency" office:currency="USD" office:value="206259.228876128">
            <text:p>$206,259.23</text:p>
          </table:table-cell>
          <table:table-cell table:formula="of:=[.D225]+[.G225]+[.J225]+[.M225]" office:value-type="currency" office:currency="USD" office:value="1258920.35360136">
            <text:p>$1,258,920.35</text:p>
          </table:table-cell>
          <table:table-cell table:formula="of:=[.N225]/[.N$2]" office:value-type="percentage" office:value="1.25892035360136">
            <text:p>125.89%</text:p>
          </table:table-cell>
          <table:table-cell table:formula="of:=([.N225]/[.N224])-1" office:value-type="percentage" office:value="0.000173434778616866">
            <text:p>0.02%</text:p>
          </table:table-cell>
          <table:table-cell office:value-type="float" office:value="119.42">
            <text:p>119.42</text:p>
          </table:table-cell>
          <table:table-cell table:formula="of:=[.Q225]/[.Q$2]" office:value-type="percentage" office:value="0.974061990212072">
            <text:p>97.41%</text:p>
          </table:table-cell>
          <table:table-cell table:formula="of:=([.Q225]/[.Q224])-1" office:value-type="percentage" office:value="-0.00108741112505228">
            <text:p>-0.1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1</text:p>
          </table:table-cell>
          <table:table-cell office:value-type="float" office:value="41.68">
            <text:p>41.68</text:p>
          </table:table-cell>
          <table:table-cell table:formula="of:=[.B226]/[.B$2]" office:value-type="percentage" office:value="1.17375387214869">
            <text:p>117.38%</text:p>
          </table:table-cell>
          <table:table-cell table:formula="of:=[.D$2]*[.C226]" office:value-type="currency" office:currency="USD" office:value="797266.781082129">
            <text:p>$797,266.78</text:p>
          </table:table-cell>
          <table:table-cell office:value-type="float" office:value="40.06">
            <text:p>40.06</text:p>
          </table:table-cell>
          <table:table-cell table:formula="of:=[.E226]/[.E$2]" office:value-type="percentage" office:value="2.09081419624217">
            <text:p>209.08%</text:p>
          </table:table-cell>
          <table:table-cell table:formula="of:=[.G$2]*[.F226]" office:value-type="currency" office:currency="USD" office:value="39449.3244573995">
            <text:p>$39,449.32</text:p>
          </table:table-cell>
          <table:table-cell office:value-type="float" office:value="107.89">
            <text:p>107.89</text:p>
          </table:table-cell>
          <table:table-cell table:formula="of:=[.H226]/[.H$2]" office:value-type="percentage" office:value="1.60550595238095">
            <text:p>160.55%</text:p>
          </table:table-cell>
          <table:table-cell table:formula="of:=[.J$2]*[.I226]" office:value-type="currency" office:currency="USD" office:value="212047.955974843">
            <text:p>$212,047.96</text:p>
          </table:table-cell>
          <table:table-cell office:value-type="float" office:value="163.5">
            <text:p>163.5</text:p>
          </table:table-cell>
          <table:table-cell table:formula="of:=[.K226]/[.K$2]" office:value-type="percentage" office:value="1.18478260869565">
            <text:p>118.48%</text:p>
          </table:table-cell>
          <table:table-cell table:formula="of:=[.M$2]*[.L226]" office:value-type="currency" office:currency="USD" office:value="201189.499589828">
            <text:p>$201,189.50</text:p>
          </table:table-cell>
          <table:table-cell table:formula="of:=[.D226]+[.G226]+[.J226]+[.M226]" office:value-type="currency" office:currency="USD" office:value="1249953.5611042">
            <text:p>$1,249,953.56</text:p>
          </table:table-cell>
          <table:table-cell table:formula="of:=[.N226]/[.N$2]" office:value-type="percentage" office:value="1.2499535611042">
            <text:p>125.00%</text:p>
          </table:table-cell>
          <table:table-cell table:formula="of:=([.N226]/[.N225])-1" office:value-type="percentage" office:value="-0.00712260507307816">
            <text:p>-0.71%</text:p>
          </table:table-cell>
          <table:table-cell office:value-type="float" office:value="117.15">
            <text:p>117.15</text:p>
          </table:table-cell>
          <table:table-cell table:formula="of:=[.Q226]/[.Q$2]" office:value-type="percentage" office:value="0.955546492659054">
            <text:p>95.55%</text:p>
          </table:table-cell>
          <table:table-cell table:formula="of:=([.Q226]/[.Q225])-1" office:value-type="percentage" office:value="-0.0190085412828671">
            <text:p>-1.9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2</text:p>
          </table:table-cell>
          <table:table-cell office:value-type="float" office:value="41.3">
            <text:p>41.3</text:p>
          </table:table-cell>
          <table:table-cell table:formula="of:=[.B227]/[.B$2]" office:value-type="percentage" office:value="1.16305266122219">
            <text:p>116.31%</text:p>
          </table:table-cell>
          <table:table-cell table:formula="of:=[.D$2]*[.C227]" office:value-type="currency" office:currency="USD" office:value="789998.034037714">
            <text:p>$789,998.03</text:p>
          </table:table-cell>
          <table:table-cell office:value-type="float" office:value="39.98">
            <text:p>39.98</text:p>
          </table:table-cell>
          <table:table-cell table:formula="of:=[.E227]/[.E$2]" office:value-type="percentage" office:value="2.0866388308977">
            <text:p>208.66%</text:p>
          </table:table-cell>
          <table:table-cell table:formula="of:=[.G$2]*[.F227]" office:value-type="currency" office:currency="USD" office:value="39370.5439792019">
            <text:p>$39,370.54</text:p>
          </table:table-cell>
          <table:table-cell office:value-type="float" office:value="113.5">
            <text:p>113.5</text:p>
          </table:table-cell>
          <table:table-cell table:formula="of:=[.H227]/[.H$2]" office:value-type="percentage" office:value="1.6889880952381">
            <text:p>168.90%</text:p>
          </table:table-cell>
          <table:table-cell table:formula="of:=[.J$2]*[.I227]" office:value-type="currency" office:currency="USD" office:value="223073.899371069">
            <text:p>$223,073.90</text:p>
          </table:table-cell>
          <table:table-cell office:value-type="float" office:value="165.31">
            <text:p>165.31</text:p>
          </table:table-cell>
          <table:table-cell table:formula="of:=[.K227]/[.K$2]" office:value-type="percentage" office:value="1.19789855072464">
            <text:p>119.79%</text:p>
          </table:table-cell>
          <table:table-cell table:formula="of:=[.M$2]*[.L227]" office:value-type="currency" office:currency="USD" office:value="203416.735028712">
            <text:p>$203,416.74</text:p>
          </table:table-cell>
          <table:table-cell table:formula="of:=[.D227]+[.G227]+[.J227]+[.M227]" office:value-type="currency" office:currency="USD" office:value="1255859.2124167">
            <text:p>$1,255,859.21</text:p>
          </table:table-cell>
          <table:table-cell table:formula="of:=[.N227]/[.N$2]" office:value-type="percentage" office:value="1.2558592124167">
            <text:p>125.59%</text:p>
          </table:table-cell>
          <table:table-cell table:formula="of:=([.N227]/[.N226])-1" office:value-type="percentage" office:value="0.00472469657775232">
            <text:p>0.47%</text:p>
          </table:table-cell>
          <table:table-cell office:value-type="float" office:value="116.69">
            <text:p>116.69</text:p>
          </table:table-cell>
          <table:table-cell table:formula="of:=[.Q227]/[.Q$2]" office:value-type="percentage" office:value="0.951794453507341">
            <text:p>95.18%</text:p>
          </table:table-cell>
          <table:table-cell table:formula="of:=([.Q227]/[.Q226])-1" office:value-type="percentage" office:value="-0.00392658984208283">
            <text:p>-0.3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3</text:p>
          </table:table-cell>
          <table:table-cell office:value-type="float" office:value="40.89">
            <text:p>40.89</text:p>
          </table:table-cell>
          <table:table-cell table:formula="of:=[.B228]/[.B$2]" office:value-type="percentage" office:value="1.15150661785413">
            <text:p>115.15%</text:p>
          </table:table-cell>
          <table:table-cell table:formula="of:=[.D$2]*[.C228]" office:value-type="currency" office:currency="USD" office:value="782155.438542425">
            <text:p>$782,155.44</text:p>
          </table:table-cell>
          <table:table-cell office:value-type="float" office:value="37.58">
            <text:p>37.58</text:p>
          </table:table-cell>
          <table:table-cell table:formula="of:=[.E228]/[.E$2]" office:value-type="percentage" office:value="1.96137787056367">
            <text:p>196.14%</text:p>
          </table:table-cell>
          <table:table-cell table:formula="of:=[.G$2]*[.F228]" office:value-type="currency" office:currency="USD" office:value="37007.1296332769">
            <text:p>$37,007.13</text:p>
          </table:table-cell>
          <table:table-cell office:value-type="float" office:value="109.93">
            <text:p>109.93</text:p>
          </table:table-cell>
          <table:table-cell table:formula="of:=[.H228]/[.H$2]" office:value-type="percentage" office:value="1.6358630952381">
            <text:p>163.59%</text:p>
          </table:table-cell>
          <table:table-cell table:formula="of:=[.J$2]*[.I228]" office:value-type="currency" office:currency="USD" office:value="216057.389937107">
            <text:p>$216,057.39</text:p>
          </table:table-cell>
          <table:table-cell office:value-type="float" office:value="164.83">
            <text:p>164.83</text:p>
          </table:table-cell>
          <table:table-cell table:formula="of:=[.K228]/[.K$2]" office:value-type="percentage" office:value="1.19442028985507">
            <text:p>119.44%</text:p>
          </table:table-cell>
          <table:table-cell table:formula="of:=[.M$2]*[.L228]" office:value-type="currency" office:currency="USD" office:value="202826.086956522">
            <text:p>$202,826.09</text:p>
          </table:table-cell>
          <table:table-cell table:formula="of:=[.D228]+[.G228]+[.J228]+[.M228]" office:value-type="currency" office:currency="USD" office:value="1238046.04506933">
            <text:p>$1,238,046.05</text:p>
          </table:table-cell>
          <table:table-cell table:formula="of:=[.N228]/[.N$2]" office:value-type="percentage" office:value="1.23804604506933">
            <text:p>123.80%</text:p>
          </table:table-cell>
          <table:table-cell table:formula="of:=([.N228]/[.N227])-1" office:value-type="percentage" office:value="-0.0141840479977756">
            <text:p>-1.42%</text:p>
          </table:table-cell>
          <table:table-cell office:value-type="float" office:value="114.12">
            <text:p>114.12</text:p>
          </table:table-cell>
          <table:table-cell table:formula="of:=[.Q228]/[.Q$2]" office:value-type="percentage" office:value="0.930831973898858">
            <text:p>93.08%</text:p>
          </table:table-cell>
          <table:table-cell table:formula="of:=([.Q228]/[.Q227])-1" office:value-type="percentage" office:value="-0.0220241665952523">
            <text:p>-2.2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5</text:p>
          </table:table-cell>
          <table:table-cell office:value-type="float" office:value="41.15">
            <text:p>41.15</text:p>
          </table:table-cell>
          <table:table-cell table:formula="of:=[.B229]/[.B$2]" office:value-type="percentage" office:value="1.15882849901436">
            <text:p>115.88%</text:p>
          </table:table-cell>
          <table:table-cell table:formula="of:=[.D$2]*[.C229]" office:value-type="currency" office:currency="USD" office:value="787128.79178334">
            <text:p>$787,128.79</text:p>
          </table:table-cell>
          <table:table-cell office:value-type="float" office:value="38.28">
            <text:p>38.28</text:p>
          </table:table-cell>
          <table:table-cell table:formula="of:=[.E229]/[.E$2]" office:value-type="percentage" office:value="1.99791231732777">
            <text:p>199.79%</text:p>
          </table:table-cell>
          <table:table-cell table:formula="of:=[.G$2]*[.F229]" office:value-type="currency" office:currency="USD" office:value="37696.458817505">
            <text:p>$37,696.46</text:p>
          </table:table-cell>
          <table:table-cell office:value-type="float" office:value="109.2">
            <text:p>109.2</text:p>
          </table:table-cell>
          <table:table-cell table:formula="of:=[.H229]/[.H$2]" office:value-type="percentage" office:value="1.625">
            <text:p>162.50%</text:p>
          </table:table-cell>
          <table:table-cell table:formula="of:=[.J$2]*[.I229]" office:value-type="currency" office:currency="USD" office:value="214622.641509434">
            <text:p>$214,622.64</text:p>
          </table:table-cell>
          <table:table-cell office:value-type="float" office:value="163.4">
            <text:p>163.4</text:p>
          </table:table-cell>
          <table:table-cell table:formula="of:=[.K229]/[.K$2]" office:value-type="percentage" office:value="1.18405797101449">
            <text:p>118.41%</text:p>
          </table:table-cell>
          <table:table-cell table:formula="of:=[.M$2]*[.L229]" office:value-type="currency" office:currency="USD" office:value="201066.447908121">
            <text:p>$201,066.45</text:p>
          </table:table-cell>
          <table:table-cell table:formula="of:=[.D229]+[.G229]+[.J229]+[.M229]" office:value-type="currency" office:currency="USD" office:value="1240514.3400184">
            <text:p>$1,240,514.34</text:p>
          </table:table-cell>
          <table:table-cell table:formula="of:=[.N229]/[.N$2]" office:value-type="percentage" office:value="1.2405143400184">
            <text:p>124.05%</text:p>
          </table:table-cell>
          <table:table-cell table:formula="of:=([.N229]/[.N228])-1" office:value-type="percentage" office:value="0.00199370205890204">
            <text:p>0.20%</text:p>
          </table:table-cell>
          <table:table-cell office:value-type="float" office:value="113.9">
            <text:p>113.9</text:p>
          </table:table-cell>
          <table:table-cell table:formula="of:=[.Q229]/[.Q$2]" office:value-type="percentage" office:value="0.929037520391517">
            <text:p>92.90%</text:p>
          </table:table-cell>
          <table:table-cell table:formula="of:=([.Q229]/[.Q228])-1" office:value-type="percentage" office:value="-0.00192779530318965">
            <text:p>-0.1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8</text:p>
          </table:table-cell>
          <table:table-cell office:value-type="float" office:value="41.4">
            <text:p>41.4</text:p>
          </table:table-cell>
          <table:table-cell table:formula="of:=[.B230]/[.B$2]" office:value-type="percentage" office:value="1.16586876936074">
            <text:p>116.59%</text:p>
          </table:table-cell>
          <table:table-cell table:formula="of:=[.D$2]*[.C230]" office:value-type="currency" office:currency="USD" office:value="791910.862207297">
            <text:p>$791,910.86</text:p>
          </table:table-cell>
          <table:table-cell office:value-type="float" office:value="39.95">
            <text:p>39.95</text:p>
          </table:table-cell>
          <table:table-cell table:formula="of:=[.E230]/[.E$2]" office:value-type="percentage" office:value="2.08507306889353">
            <text:p>208.51%</text:p>
          </table:table-cell>
          <table:table-cell table:formula="of:=[.G$2]*[.F230]" office:value-type="currency" office:currency="USD" office:value="39341.0012998779">
            <text:p>$39,341.00</text:p>
          </table:table-cell>
          <table:table-cell office:value-type="float" office:value="111.05">
            <text:p>111.05</text:p>
          </table:table-cell>
          <table:table-cell table:formula="of:=[.H230]/[.H$2]" office:value-type="percentage" office:value="1.65252976190476">
            <text:p>165.25%</text:p>
          </table:table-cell>
          <table:table-cell table:formula="of:=[.J$2]*[.I230]" office:value-type="currency" office:currency="USD" office:value="218258.647798742">
            <text:p>$218,258.65</text:p>
          </table:table-cell>
          <table:table-cell office:value-type="float" office:value="166.63">
            <text:p>166.63</text:p>
          </table:table-cell>
          <table:table-cell table:formula="of:=[.K230]/[.K$2]" office:value-type="percentage" office:value="1.20746376811594">
            <text:p>120.75%</text:p>
          </table:table-cell>
          <table:table-cell table:formula="of:=[.M$2]*[.L230]" office:value-type="currency" office:currency="USD" office:value="205041.017227235">
            <text:p>$205,041.02</text:p>
          </table:table-cell>
          <table:table-cell table:formula="of:=[.D230]+[.G230]+[.J230]+[.M230]" office:value-type="currency" office:currency="USD" office:value="1254551.52853315">
            <text:p>$1,254,551.53</text:p>
          </table:table-cell>
          <table:table-cell table:formula="of:=[.N230]/[.N$2]" office:value-type="percentage" office:value="1.25455152853315">
            <text:p>125.46%</text:p>
          </table:table-cell>
          <table:table-cell table:formula="of:=([.N230]/[.N229])-1" office:value-type="percentage" office:value="0.0113156197086315">
            <text:p>1.13%</text:p>
          </table:table-cell>
          <table:table-cell office:value-type="float" office:value="117.2">
            <text:p>117.2</text:p>
          </table:table-cell>
          <table:table-cell table:formula="of:=[.Q230]/[.Q$2]" office:value-type="percentage" office:value="0.955954323001631">
            <text:p>95.60%</text:p>
          </table:table-cell>
          <table:table-cell table:formula="of:=([.Q230]/[.Q229])-1" office:value-type="percentage" office:value="0.0289727831431079">
            <text:p>2.9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29</text:p>
          </table:table-cell>
          <table:table-cell office:value-type="float" office:value="41.92">
            <text:p>41.92</text:p>
          </table:table-cell>
          <table:table-cell table:formula="of:=[.B231]/[.B$2]" office:value-type="percentage" office:value="1.18051253168122">
            <text:p>118.05%</text:p>
          </table:table-cell>
          <table:table-cell table:formula="of:=[.D$2]*[.C231]" office:value-type="currency" office:currency="USD" office:value="801857.568689128">
            <text:p>$801,857.57</text:p>
          </table:table-cell>
          <table:table-cell office:value-type="float" office:value="41.48">
            <text:p>41.48</text:p>
          </table:table-cell>
          <table:table-cell table:formula="of:=[.E231]/[.E$2]" office:value-type="percentage" office:value="2.16492693110647">
            <text:p>216.49%</text:p>
          </table:table-cell>
          <table:table-cell table:formula="of:=[.G$2]*[.F231]" office:value-type="currency" office:currency="USD" office:value="40847.6779454051">
            <text:p>$40,847.68</text:p>
          </table:table-cell>
          <table:table-cell office:value-type="float" office:value="110.41">
            <text:p>110.41</text:p>
          </table:table-cell>
          <table:table-cell table:formula="of:=[.H231]/[.H$2]" office:value-type="percentage" office:value="1.64300595238095">
            <text:p>164.30%</text:p>
          </table:table-cell>
          <table:table-cell table:formula="of:=[.J$2]*[.I231]" office:value-type="currency" office:currency="USD" office:value="217000.786163522">
            <text:p>$217,000.79</text:p>
          </table:table-cell>
          <table:table-cell office:value-type="float" office:value="166.88">
            <text:p>166.88</text:p>
          </table:table-cell>
          <table:table-cell table:formula="of:=[.K231]/[.K$2]" office:value-type="percentage" office:value="1.20927536231884">
            <text:p>120.93%</text:p>
          </table:table-cell>
          <table:table-cell table:formula="of:=[.M$2]*[.L231]" office:value-type="currency" office:currency="USD" office:value="205348.646431501">
            <text:p>$205,348.65</text:p>
          </table:table-cell>
          <table:table-cell table:formula="of:=[.D231]+[.G231]+[.J231]+[.M231]" office:value-type="currency" office:currency="USD" office:value="1265054.67922956">
            <text:p>$1,265,054.68</text:p>
          </table:table-cell>
          <table:table-cell table:formula="of:=[.N231]/[.N$2]" office:value-type="percentage" office:value="1.26505467922956">
            <text:p>126.51%</text:p>
          </table:table-cell>
          <table:table-cell table:formula="of:=([.N231]/[.N230])-1" office:value-type="percentage" office:value="0.00837203610814163">
            <text:p>0.84%</text:p>
          </table:table-cell>
          <table:table-cell office:value-type="float" office:value="117.53">
            <text:p>117.53</text:p>
          </table:table-cell>
          <table:table-cell table:formula="of:=[.Q231]/[.Q$2]" office:value-type="percentage" office:value="0.958646003262643">
            <text:p>95.86%</text:p>
          </table:table-cell>
          <table:table-cell table:formula="of:=([.Q231]/[.Q230])-1" office:value-type="percentage" office:value="0.00281569965870299">
            <text:p>0.2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1-30</text:p>
          </table:table-cell>
          <table:table-cell office:value-type="float" office:value="42.55">
            <text:p>42.55</text:p>
          </table:table-cell>
          <table:table-cell table:formula="of:=[.B232]/[.B$2]" office:value-type="percentage" office:value="1.1982540129541">
            <text:p>119.83%</text:p>
          </table:table-cell>
          <table:table-cell table:formula="of:=[.D$2]*[.C232]" office:value-type="currency" office:currency="USD" office:value="813908.3861575">
            <text:p>$813,908.39</text:p>
          </table:table-cell>
          <table:table-cell office:value-type="float" office:value="44.22">
            <text:p>44.22</text:p>
          </table:table-cell>
          <table:table-cell table:formula="of:=[.E232]/[.E$2]" office:value-type="percentage" office:value="2.30793319415449">
            <text:p>230.79%</text:p>
          </table:table-cell>
          <table:table-cell table:formula="of:=[.G$2]*[.F232]" office:value-type="currency" office:currency="USD" office:value="43545.9093236696">
            <text:p>$43,545.91</text:p>
          </table:table-cell>
          <table:table-cell office:value-type="float" office:value="114.95">
            <text:p>114.95</text:p>
          </table:table-cell>
          <table:table-cell table:formula="of:=[.H232]/[.H$2]" office:value-type="percentage" office:value="1.71056547619048">
            <text:p>171.06%</text:p>
          </table:table-cell>
          <table:table-cell table:formula="of:=[.J$2]*[.I232]" office:value-type="currency" office:currency="USD" office:value="225923.742138365">
            <text:p>$225,923.74</text:p>
          </table:table-cell>
          <table:table-cell office:value-type="float" office:value="170.13">
            <text:p>170.13</text:p>
          </table:table-cell>
          <table:table-cell table:formula="of:=[.K232]/[.K$2]" office:value-type="percentage" office:value="1.23282608695652">
            <text:p>123.28%</text:p>
          </table:table-cell>
          <table:table-cell table:formula="of:=[.M$2]*[.L232]" office:value-type="currency" office:currency="USD" office:value="209347.826086956">
            <text:p>$209,347.83</text:p>
          </table:table-cell>
          <table:table-cell table:formula="of:=[.D232]+[.G232]+[.J232]+[.M232]" office:value-type="currency" office:currency="USD" office:value="1292725.86370649">
            <text:p>$1,292,725.86</text:p>
          </table:table-cell>
          <table:table-cell table:formula="of:=[.N232]/[.N$2]" office:value-type="percentage" office:value="1.29272586370649">
            <text:p>129.27%</text:p>
          </table:table-cell>
          <table:table-cell table:formula="of:=([.N232]/[.N231])-1" office:value-type="percentage" office:value="0.0218735086563899">
            <text:p>2.19%</text:p>
          </table:table-cell>
          <table:table-cell office:value-type="float" office:value="122.37">
            <text:p>122.37</text:p>
          </table:table-cell>
          <table:table-cell table:formula="of:=[.Q232]/[.Q$2]" office:value-type="percentage" office:value="0.998123980424144">
            <text:p>99.81%</text:p>
          </table:table-cell>
          <table:table-cell table:formula="of:=([.Q232]/[.Q231])-1" office:value-type="percentage" office:value="0.0411809750701948">
            <text:p>4.1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1</text:p>
          </table:table-cell>
          <table:table-cell office:value-type="float" office:value="42.69">
            <text:p>42.69</text:p>
          </table:table-cell>
          <table:table-cell table:formula="of:=[.B233]/[.B$2]" office:value-type="percentage" office:value="1.20219656434807">
            <text:p>120.22%</text:p>
          </table:table-cell>
          <table:table-cell table:formula="of:=[.D$2]*[.C233]" office:value-type="currency" office:currency="USD" office:value="816586.345594916">
            <text:p>$816,586.35</text:p>
          </table:table-cell>
          <table:table-cell office:value-type="float" office:value="42.82">
            <text:p>42.82</text:p>
          </table:table-cell>
          <table:table-cell table:formula="of:=[.E233]/[.E$2]" office:value-type="percentage" office:value="2.2348643006263">
            <text:p>223.49%</text:p>
          </table:table-cell>
          <table:table-cell table:formula="of:=[.G$2]*[.F233]" office:value-type="currency" office:currency="USD" office:value="42167.2509552133">
            <text:p>$42,167.25</text:p>
          </table:table-cell>
          <table:table-cell office:value-type="float" office:value="116.48">
            <text:p>116.48</text:p>
          </table:table-cell>
          <table:table-cell table:formula="of:=[.H233]/[.H$2]" office:value-type="percentage" office:value="1.73333333333333">
            <text:p>173.33%</text:p>
          </table:table-cell>
          <table:table-cell table:formula="of:=[.J$2]*[.I233]" office:value-type="currency" office:currency="USD" office:value="228930.817610063">
            <text:p>$228,930.82</text:p>
          </table:table-cell>
          <table:table-cell office:value-type="float" office:value="169.63">
            <text:p>169.63</text:p>
          </table:table-cell>
          <table:table-cell table:formula="of:=[.K233]/[.K$2]" office:value-type="percentage" office:value="1.22920289855072">
            <text:p>122.92%</text:p>
          </table:table-cell>
          <table:table-cell table:formula="of:=[.M$2]*[.L233]" office:value-type="currency" office:currency="USD" office:value="208732.567678425">
            <text:p>$208,732.57</text:p>
          </table:table-cell>
          <table:table-cell table:formula="of:=[.D233]+[.G233]+[.J233]+[.M233]" office:value-type="currency" office:currency="USD" office:value="1296416.98183862">
            <text:p>$1,296,416.98</text:p>
          </table:table-cell>
          <table:table-cell table:formula="of:=[.N233]/[.N$2]" office:value-type="percentage" office:value="1.29641698183862">
            <text:p>129.64%</text:p>
          </table:table-cell>
          <table:table-cell table:formula="of:=([.N233]/[.N232])-1" office:value-type="percentage" office:value="0.00285529843237087">
            <text:p>0.29%</text:p>
          </table:table-cell>
          <table:table-cell office:value-type="float" office:value="122.35">
            <text:p>122.35</text:p>
          </table:table-cell>
          <table:table-cell table:formula="of:=[.Q233]/[.Q$2]" office:value-type="percentage" office:value="0.997960848287113">
            <text:p>99.80%</text:p>
          </table:table-cell>
          <table:table-cell table:formula="of:=([.Q233]/[.Q232])-1" office:value-type="percentage" office:value="-0.000163438751328071">
            <text:p>-0.0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2</text:p>
          </table:table-cell>
          <table:table-cell office:value-type="float" office:value="42.4">
            <text:p>42.4</text:p>
          </table:table-cell>
          <table:table-cell table:formula="of:=[.B234]/[.B$2]" office:value-type="percentage" office:value="1.19402985074627">
            <text:p>119.40%</text:p>
          </table:table-cell>
          <table:table-cell table:formula="of:=[.D$2]*[.C234]" office:value-type="currency" office:currency="USD" office:value="811039.143903126">
            <text:p>$811,039.14</text:p>
          </table:table-cell>
          <table:table-cell office:value-type="float" office:value="43.14">
            <text:p>43.14</text:p>
          </table:table-cell>
          <table:table-cell table:formula="of:=[.E234]/[.E$2]" office:value-type="percentage" office:value="2.25156576200418">
            <text:p>225.16%</text:p>
          </table:table-cell>
          <table:table-cell table:formula="of:=[.G$2]*[.F234]" office:value-type="currency" office:currency="USD" office:value="42482.3728680033">
            <text:p>$42,482.37</text:p>
          </table:table-cell>
          <table:table-cell office:value-type="float" office:value="113.24">
            <text:p>113.24</text:p>
          </table:table-cell>
          <table:table-cell table:formula="of:=[.H234]/[.H$2]" office:value-type="percentage" office:value="1.68511904761905">
            <text:p>168.51%</text:p>
          </table:table-cell>
          <table:table-cell table:formula="of:=[.J$2]*[.I234]" office:value-type="currency" office:currency="USD" office:value="222562.893081761">
            <text:p>$222,562.89</text:p>
          </table:table-cell>
          <table:table-cell office:value-type="float" office:value="169.82">
            <text:p>169.82</text:p>
          </table:table-cell>
          <table:table-cell table:formula="of:=[.K234]/[.K$2]" office:value-type="percentage" office:value="1.23057971014493">
            <text:p>123.06%</text:p>
          </table:table-cell>
          <table:table-cell table:formula="of:=[.M$2]*[.L234]" office:value-type="currency" office:currency="USD" office:value="208966.365873667">
            <text:p>$208,966.37</text:p>
          </table:table-cell>
          <table:table-cell table:formula="of:=[.D234]+[.G234]+[.J234]+[.M234]" office:value-type="currency" office:currency="USD" office:value="1285050.77572656">
            <text:p>$1,285,050.78</text:p>
          </table:table-cell>
          <table:table-cell table:formula="of:=[.N234]/[.N$2]" office:value-type="percentage" office:value="1.28505077572656">
            <text:p>128.51%</text:p>
          </table:table-cell>
          <table:table-cell table:formula="of:=([.N234]/[.N233])-1" office:value-type="percentage" office:value="-0.00876739989624331">
            <text:p>-0.88%</text:p>
          </table:table-cell>
          <table:table-cell office:value-type="float" office:value="122.24">
            <text:p>122.24</text:p>
          </table:table-cell>
          <table:table-cell table:formula="of:=[.Q234]/[.Q$2]" office:value-type="percentage" office:value="0.997063621533442">
            <text:p>99.71%</text:p>
          </table:table-cell>
          <table:table-cell table:formula="of:=([.Q234]/[.Q233])-1" office:value-type="percentage" office:value="-0.000899060073559443">
            <text:p>-0.0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5</text:p>
          </table:table-cell>
          <table:table-cell office:value-type="float" office:value="42.91">
            <text:p>42.91</text:p>
          </table:table-cell>
          <table:table-cell table:formula="of:=[.B235]/[.B$2]" office:value-type="percentage" office:value="1.20839200225289">
            <text:p>120.84%</text:p>
          </table:table-cell>
          <table:table-cell table:formula="of:=[.D$2]*[.C235]" office:value-type="currency" office:currency="USD" office:value="820794.567567998">
            <text:p>$820,794.57</text:p>
          </table:table-cell>
          <table:table-cell office:value-type="float" office:value="42.88">
            <text:p>42.88</text:p>
          </table:table-cell>
          <table:table-cell table:formula="of:=[.E235]/[.E$2]" office:value-type="percentage" office:value="2.23799582463466">
            <text:p>223.80%</text:p>
          </table:table-cell>
          <table:table-cell table:formula="of:=[.G$2]*[.F235]" office:value-type="currency" office:currency="USD" office:value="42226.3363138614">
            <text:p>$42,226.34</text:p>
          </table:table-cell>
          <table:table-cell office:value-type="float" office:value="111.79">
            <text:p>111.79</text:p>
          </table:table-cell>
          <table:table-cell table:formula="of:=[.H235]/[.H$2]" office:value-type="percentage" office:value="1.66354166666667">
            <text:p>166.35%</text:p>
          </table:table-cell>
          <table:table-cell table:formula="of:=[.J$2]*[.I235]" office:value-type="currency" office:currency="USD" office:value="219713.050314465">
            <text:p>$219,713.05</text:p>
          </table:table-cell>
          <table:table-cell office:value-type="float" office:value="167.32">
            <text:p>167.32</text:p>
          </table:table-cell>
          <table:table-cell table:formula="of:=[.K235]/[.K$2]" office:value-type="percentage" office:value="1.21246376811594">
            <text:p>121.25%</text:p>
          </table:table-cell>
          <table:table-cell table:formula="of:=[.M$2]*[.L235]" office:value-type="currency" office:currency="USD" office:value="205890.073831009">
            <text:p>$205,890.07</text:p>
          </table:table-cell>
          <table:table-cell table:formula="of:=[.D235]+[.G235]+[.J235]+[.M235]" office:value-type="currency" office:currency="USD" office:value="1288624.02802733">
            <text:p>$1,288,624.03</text:p>
          </table:table-cell>
          <table:table-cell table:formula="of:=[.N235]/[.N$2]" office:value-type="percentage" office:value="1.28862402802733">
            <text:p>128.86%</text:p>
          </table:table-cell>
          <table:table-cell table:formula="of:=([.N235]/[.N234])-1" office:value-type="percentage" office:value="0.0027806312157248">
            <text:p>0.28%</text:p>
          </table:table-cell>
          <table:table-cell office:value-type="float" office:value="123.57">
            <text:p>123.57</text:p>
          </table:table-cell>
          <table:table-cell table:formula="of:=[.Q235]/[.Q$2]" office:value-type="percentage" office:value="1.007911908646">
            <text:p>100.79%</text:p>
          </table:table-cell>
          <table:table-cell table:formula="of:=([.Q235]/[.Q234])-1" office:value-type="percentage" office:value="0.0108802356020943">
            <text:p>1.0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6</text:p>
          </table:table-cell>
          <table:table-cell office:value-type="float" office:value="43.33">
            <text:p>43.33</text:p>
          </table:table-cell>
          <table:table-cell table:formula="of:=[.B236]/[.B$2]" office:value-type="percentage" office:value="1.22021965643481">
            <text:p>122.02%</text:p>
          </table:table-cell>
          <table:table-cell table:formula="of:=[.D$2]*[.C236]" office:value-type="currency" office:currency="USD" office:value="828828.445880246">
            <text:p>$828,828.45</text:p>
          </table:table-cell>
          <table:table-cell office:value-type="float" office:value="42.83">
            <text:p>42.83</text:p>
          </table:table-cell>
          <table:table-cell table:formula="of:=[.E236]/[.E$2]" office:value-type="percentage" office:value="2.23538622129436">
            <text:p>223.54%</text:p>
          </table:table-cell>
          <table:table-cell table:formula="of:=[.G$2]*[.F236]" office:value-type="currency" office:currency="USD" office:value="42177.098514988">
            <text:p>$42,177.10</text:p>
          </table:table-cell>
          <table:table-cell office:value-type="float" office:value="112.14">
            <text:p>112.14</text:p>
          </table:table-cell>
          <table:table-cell table:formula="of:=[.H236]/[.H$2]" office:value-type="percentage" office:value="1.66875">
            <text:p>166.88%</text:p>
          </table:table-cell>
          <table:table-cell table:formula="of:=[.J$2]*[.I236]" office:value-type="currency" office:currency="USD" office:value="220400.943396226">
            <text:p>$220,400.94</text:p>
          </table:table-cell>
          <table:table-cell office:value-type="float" office:value="168.18">
            <text:p>168.18</text:p>
          </table:table-cell>
          <table:table-cell table:formula="of:=[.K236]/[.K$2]" office:value-type="percentage" office:value="1.21869565217391">
            <text:p>121.87%</text:p>
          </table:table-cell>
          <table:table-cell table:formula="of:=[.M$2]*[.L236]" office:value-type="currency" office:currency="USD" office:value="206948.318293683">
            <text:p>$206,948.32</text:p>
          </table:table-cell>
          <table:table-cell table:formula="of:=[.D236]+[.G236]+[.J236]+[.M236]" office:value-type="currency" office:currency="USD" office:value="1298354.80608514">
            <text:p>$1,298,354.81</text:p>
          </table:table-cell>
          <table:table-cell table:formula="of:=[.N236]/[.N$2]" office:value-type="percentage" office:value="1.29835480608514">
            <text:p>129.84%</text:p>
          </table:table-cell>
          <table:table-cell table:formula="of:=([.N236]/[.N235])-1" office:value-type="percentage" office:value="0.00755129335334992">
            <text:p>0.76%</text:p>
          </table:table-cell>
          <table:table-cell office:value-type="float" office:value="123.61">
            <text:p>123.61</text:p>
          </table:table-cell>
          <table:table-cell table:formula="of:=[.Q236]/[.Q$2]" office:value-type="percentage" office:value="1.00823817292007">
            <text:p>100.82%</text:p>
          </table:table-cell>
          <table:table-cell table:formula="of:=([.Q236]/[.Q235])-1" office:value-type="percentage" office:value="0.000323703164198497">
            <text:p>0.0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7</text:p>
          </table:table-cell>
          <table:table-cell office:value-type="float" office:value="43">
            <text:p>43</text:p>
          </table:table-cell>
          <table:table-cell table:formula="of:=[.B237]/[.B$2]" office:value-type="percentage" office:value="1.21092649957758">
            <text:p>121.09%</text:p>
          </table:table-cell>
          <table:table-cell table:formula="of:=[.D$2]*[.C237]" office:value-type="currency" office:currency="USD" office:value="822516.112920623">
            <text:p>$822,516.11</text:p>
          </table:table-cell>
          <table:table-cell office:value-type="float" office:value="40.68">
            <text:p>40.68</text:p>
          </table:table-cell>
          <table:table-cell table:formula="of:=[.E237]/[.E$2]" office:value-type="percentage" office:value="2.1231732776618">
            <text:p>212.32%</text:p>
          </table:table-cell>
          <table:table-cell table:formula="of:=[.G$2]*[.F237]" office:value-type="currency" office:currency="USD" office:value="40059.8731634301">
            <text:p>$40,059.87</text:p>
          </table:table-cell>
          <table:table-cell office:value-type="float" office:value="111.76">
            <text:p>111.76</text:p>
          </table:table-cell>
          <table:table-cell table:formula="of:=[.H237]/[.H$2]" office:value-type="percentage" office:value="1.66309523809524">
            <text:p>166.31%</text:p>
          </table:table-cell>
          <table:table-cell table:formula="of:=[.J$2]*[.I237]" office:value-type="currency" office:currency="USD" office:value="219654.088050314">
            <text:p>$219,654.09</text:p>
          </table:table-cell>
          <table:table-cell office:value-type="float" office:value="169.4">
            <text:p>169.4</text:p>
          </table:table-cell>
          <table:table-cell table:formula="of:=[.K237]/[.K$2]" office:value-type="percentage" office:value="1.22753623188406">
            <text:p>122.75%</text:p>
          </table:table-cell>
          <table:table-cell table:formula="of:=[.M$2]*[.L237]" office:value-type="currency" office:currency="USD" office:value="208449.5488105">
            <text:p>$208,449.55</text:p>
          </table:table-cell>
          <table:table-cell table:formula="of:=[.D237]+[.G237]+[.J237]+[.M237]" office:value-type="currency" office:currency="USD" office:value="1290679.62294487">
            <text:p>$1,290,679.62</text:p>
          </table:table-cell>
          <table:table-cell table:formula="of:=[.N237]/[.N$2]" office:value-type="percentage" office:value="1.29067962294487">
            <text:p>129.07%</text:p>
          </table:table-cell>
          <table:table-cell table:formula="of:=([.N237]/[.N236])-1" office:value-type="percentage" office:value="-0.00591146819367372">
            <text:p>-0.59%</text:p>
          </table:table-cell>
          <table:table-cell office:value-type="float" office:value="124.07">
            <text:p>124.07</text:p>
          </table:table-cell>
          <table:table-cell table:formula="of:=[.Q237]/[.Q$2]" office:value-type="percentage" office:value="1.01199021207178">
            <text:p>101.20%</text:p>
          </table:table-cell>
          <table:table-cell table:formula="of:=([.Q237]/[.Q236])-1" office:value-type="percentage" office:value="0.00372138176522929">
            <text:p>0.3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8</text:p>
          </table:table-cell>
          <table:table-cell office:value-type="float" office:value="42.64">
            <text:p>42.64</text:p>
          </table:table-cell>
          <table:table-cell table:formula="of:=[.B238]/[.B$2]" office:value-type="percentage" office:value="1.20078851027879">
            <text:p>120.08%</text:p>
          </table:table-cell>
          <table:table-cell table:formula="of:=[.D$2]*[.C238]" office:value-type="currency" office:currency="USD" office:value="815629.931510125">
            <text:p>$815,629.93</text:p>
          </table:table-cell>
          <table:table-cell office:value-type="float" office:value="40.25">
            <text:p>40.25</text:p>
          </table:table-cell>
          <table:table-cell table:formula="of:=[.E238]/[.E$2]" office:value-type="percentage" office:value="2.10073068893528">
            <text:p>210.07%</text:p>
          </table:table-cell>
          <table:table-cell table:formula="of:=[.G$2]*[.F238]" office:value-type="currency" office:currency="USD" office:value="39636.4280931185">
            <text:p>$39,636.43</text:p>
          </table:table-cell>
          <table:table-cell office:value-type="float" office:value="109.71">
            <text:p>109.71</text:p>
          </table:table-cell>
          <table:table-cell table:formula="of:=[.H238]/[.H$2]" office:value-type="percentage" office:value="1.63258928571429">
            <text:p>163.26%</text:p>
          </table:table-cell>
          <table:table-cell table:formula="of:=[.J$2]*[.I238]" office:value-type="currency" office:currency="USD" office:value="215625">
            <text:p>$215,625.00</text:p>
          </table:table-cell>
          <table:table-cell office:value-type="float" office:value="165.98">
            <text:p>165.98</text:p>
          </table:table-cell>
          <table:table-cell table:formula="of:=[.K238]/[.K$2]" office:value-type="percentage" office:value="1.20275362318841">
            <text:p>120.28%</text:p>
          </table:table-cell>
          <table:table-cell table:formula="of:=[.M$2]*[.L238]" office:value-type="currency" office:currency="USD" office:value="204241.181296144">
            <text:p>$204,241.18</text:p>
          </table:table-cell>
          <table:table-cell table:formula="of:=[.D238]+[.G238]+[.J238]+[.M238]" office:value-type="currency" office:currency="USD" office:value="1275132.54089939">
            <text:p>$1,275,132.54</text:p>
          </table:table-cell>
          <table:table-cell table:formula="of:=[.N238]/[.N$2]" office:value-type="percentage" office:value="1.27513254089939">
            <text:p>127.51%</text:p>
          </table:table-cell>
          <table:table-cell table:formula="of:=([.N238]/[.N237])-1" office:value-type="percentage" office:value="-0.0120456554586394">
            <text:p>-1.20%</text:p>
          </table:table-cell>
          <table:table-cell office:value-type="float" office:value="121.35">
            <text:p>121.35</text:p>
          </table:table-cell>
          <table:table-cell table:formula="of:=[.Q238]/[.Q$2]" office:value-type="percentage" office:value="0.989804241435563">
            <text:p>98.98%</text:p>
          </table:table-cell>
          <table:table-cell table:formula="of:=([.Q238]/[.Q237])-1" office:value-type="percentage" office:value="-0.0219231079229467">
            <text:p>-2.19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09</text:p>
          </table:table-cell>
          <table:table-cell office:value-type="float" office:value="43.18">
            <text:p>43.18</text:p>
          </table:table-cell>
          <table:table-cell table:formula="of:=[.B239]/[.B$2]" office:value-type="percentage" office:value="1.21599549422698">
            <text:p>121.60%</text:p>
          </table:table-cell>
          <table:table-cell table:formula="of:=[.D$2]*[.C239]" office:value-type="currency" office:currency="USD" office:value="825959.203625872">
            <text:p>$825,959.20</text:p>
          </table:table-cell>
          <table:table-cell office:value-type="float" office:value="40.53">
            <text:p>40.53</text:p>
          </table:table-cell>
          <table:table-cell table:formula="of:=[.E239]/[.E$2]" office:value-type="percentage" office:value="2.11534446764092">
            <text:p>211.53%</text:p>
          </table:table-cell>
          <table:table-cell table:formula="of:=[.G$2]*[.F239]" office:value-type="currency" office:currency="USD" office:value="39912.1597668098">
            <text:p>$39,912.16</text:p>
          </table:table-cell>
          <table:table-cell office:value-type="float" office:value="112.95">
            <text:p>112.95</text:p>
          </table:table-cell>
          <table:table-cell table:formula="of:=[.H239]/[.H$2]" office:value-type="percentage" office:value="1.68080357142857">
            <text:p>168.08%</text:p>
          </table:table-cell>
          <table:table-cell table:formula="of:=[.J$2]*[.I239]" office:value-type="currency" office:currency="USD" office:value="221992.924528302">
            <text:p>$221,992.92</text:p>
          </table:table-cell>
          <table:table-cell office:value-type="float" office:value="166.4">
            <text:p>166.4</text:p>
          </table:table-cell>
          <table:table-cell table:formula="of:=[.K239]/[.K$2]" office:value-type="percentage" office:value="1.20579710144928">
            <text:p>120.58%</text:p>
          </table:table-cell>
          <table:table-cell table:formula="of:=[.M$2]*[.L239]" office:value-type="currency" office:currency="USD" office:value="204757.998359311">
            <text:p>$204,758.00</text:p>
          </table:table-cell>
          <table:table-cell table:formula="of:=[.D239]+[.G239]+[.J239]+[.M239]" office:value-type="currency" office:currency="USD" office:value="1292622.28628029">
            <text:p>$1,292,622.29</text:p>
          </table:table-cell>
          <table:table-cell table:formula="of:=[.N239]/[.N$2]" office:value-type="percentage" office:value="1.29262228628029">
            <text:p>129.26%</text:p>
          </table:table-cell>
          <table:table-cell table:formula="of:=([.N239]/[.N238])-1" office:value-type="percentage" office:value="0.0137160215271201">
            <text:p>1.37%</text:p>
          </table:table-cell>
          <table:table-cell office:value-type="float" office:value="123.41">
            <text:p>123.41</text:p>
          </table:table-cell>
          <table:table-cell table:formula="of:=[.Q239]/[.Q$2]" office:value-type="percentage" office:value="1.00660685154976">
            <text:p>100.66%</text:p>
          </table:table-cell>
          <table:table-cell table:formula="of:=([.Q239]/[.Q238])-1" office:value-type="percentage" office:value="0.0169756901524516">
            <text:p>1.7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2</text:p>
          </table:table-cell>
          <table:table-cell office:value-type="float" office:value="42.84">
            <text:p>42.84</text:p>
          </table:table-cell>
          <table:table-cell table:formula="of:=[.B240]/[.B$2]" office:value-type="percentage" office:value="1.2064207265559">
            <text:p>120.64%</text:p>
          </table:table-cell>
          <table:table-cell table:formula="of:=[.D$2]*[.C240]" office:value-type="currency" office:currency="USD" office:value="819455.58784929">
            <text:p>$819,455.59</text:p>
          </table:table-cell>
          <table:table-cell office:value-type="float" office:value="38.75">
            <text:p>38.75</text:p>
          </table:table-cell>
          <table:table-cell table:formula="of:=[.E240]/[.E$2]" office:value-type="percentage" office:value="2.02244258872651">
            <text:p>202.24%</text:p>
          </table:table-cell>
          <table:table-cell table:formula="of:=[.G$2]*[.F240]" office:value-type="currency" office:currency="USD" office:value="38159.2941269154">
            <text:p>$38,159.29</text:p>
          </table:table-cell>
          <table:table-cell office:value-type="float" office:value="110.39">
            <text:p>110.39</text:p>
          </table:table-cell>
          <table:table-cell table:formula="of:=[.H240]/[.H$2]" office:value-type="percentage" office:value="1.64270833333333">
            <text:p>164.27%</text:p>
          </table:table-cell>
          <table:table-cell table:formula="of:=[.J$2]*[.I240]" office:value-type="currency" office:currency="USD" office:value="216961.477987421">
            <text:p>$216,961.48</text:p>
          </table:table-cell>
          <table:table-cell office:value-type="float" office:value="161.99">
            <text:p>161.99</text:p>
          </table:table-cell>
          <table:table-cell table:formula="of:=[.K240]/[.K$2]" office:value-type="percentage" office:value="1.17384057971015">
            <text:p>117.38%</text:p>
          </table:table-cell>
          <table:table-cell table:formula="of:=[.M$2]*[.L240]" office:value-type="currency" office:currency="USD" office:value="199331.419196062">
            <text:p>$199,331.42</text:p>
          </table:table-cell>
          <table:table-cell table:formula="of:=[.D240]+[.G240]+[.J240]+[.M240]" office:value-type="currency" office:currency="USD" office:value="1273907.77915969">
            <text:p>$1,273,907.78</text:p>
          </table:table-cell>
          <table:table-cell table:formula="of:=[.N240]/[.N$2]" office:value-type="percentage" office:value="1.27390777915969">
            <text:p>127.39%</text:p>
          </table:table-cell>
          <table:table-cell table:formula="of:=([.N240]/[.N239])-1" office:value-type="percentage" office:value="-0.0144779393943909">
            <text:p>-1.45%</text:p>
          </table:table-cell>
          <table:table-cell office:value-type="float" office:value="121.61">
            <text:p>121.61</text:p>
          </table:table-cell>
          <table:table-cell table:formula="of:=[.Q240]/[.Q$2]" office:value-type="percentage" office:value="0.991924959216966">
            <text:p>99.19%</text:p>
          </table:table-cell>
          <table:table-cell table:formula="of:=([.Q240]/[.Q239])-1" office:value-type="percentage" office:value="-0.0145855279150798">
            <text:p>-1.4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3</text:p>
          </table:table-cell>
          <table:table-cell office:value-type="float" office:value="42.95">
            <text:p>42.95</text:p>
          </table:table-cell>
          <table:table-cell table:formula="of:=[.B241]/[.B$2]" office:value-type="percentage" office:value="1.20951844550831">
            <text:p>120.95%</text:p>
          </table:table-cell>
          <table:table-cell table:formula="of:=[.D$2]*[.C241]" office:value-type="currency" office:currency="USD" office:value="821559.698835831">
            <text:p>$821,559.70</text:p>
          </table:table-cell>
          <table:table-cell office:value-type="float" office:value="37.99">
            <text:p>37.99</text:p>
          </table:table-cell>
          <table:table-cell table:formula="of:=[.E241]/[.E$2]" office:value-type="percentage" office:value="1.98277661795407">
            <text:p>198.28%</text:p>
          </table:table-cell>
          <table:table-cell table:formula="of:=[.G$2]*[.F241]" office:value-type="currency" office:currency="USD" office:value="37410.8795840391">
            <text:p>$37,410.88</text:p>
          </table:table-cell>
          <table:table-cell office:value-type="float" office:value="110.09">
            <text:p>110.09</text:p>
          </table:table-cell>
          <table:table-cell table:formula="of:=[.H241]/[.H$2]" office:value-type="percentage" office:value="1.63824404761905">
            <text:p>163.82%</text:p>
          </table:table-cell>
          <table:table-cell table:formula="of:=[.J$2]*[.I241]" office:value-type="currency" office:currency="USD" office:value="216371.855345912">
            <text:p>$216,371.86</text:p>
          </table:table-cell>
          <table:table-cell office:value-type="float" office:value="158.45">
            <text:p>158.45</text:p>
          </table:table-cell>
          <table:table-cell table:formula="of:=[.K241]/[.K$2]" office:value-type="percentage" office:value="1.1481884057971">
            <text:p>114.82%</text:p>
          </table:table-cell>
          <table:table-cell table:formula="of:=[.M$2]*[.L241]" office:value-type="currency" office:currency="USD" office:value="194975.389663659">
            <text:p>$194,975.39</text:p>
          </table:table-cell>
          <table:table-cell table:formula="of:=[.D241]+[.G241]+[.J241]+[.M241]" office:value-type="currency" office:currency="USD" office:value="1270317.82342944">
            <text:p>$1,270,317.82</text:p>
          </table:table-cell>
          <table:table-cell table:formula="of:=[.N241]/[.N$2]" office:value-type="percentage" office:value="1.27031782342944">
            <text:p>127.03%</text:p>
          </table:table-cell>
          <table:table-cell table:formula="of:=([.N241]/[.N240])-1" office:value-type="percentage" office:value="-0.00281806563157683">
            <text:p>-0.28%</text:p>
          </table:table-cell>
          <table:table-cell office:value-type="float" office:value="120.47">
            <text:p>120.47</text:p>
          </table:table-cell>
          <table:table-cell table:formula="of:=[.Q241]/[.Q$2]" office:value-type="percentage" office:value="0.982626427406199">
            <text:p>98.26%</text:p>
          </table:table-cell>
          <table:table-cell table:formula="of:=([.Q241]/[.Q240])-1" office:value-type="percentage" office:value="-0.00937422909300223">
            <text:p>-0.94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4</text:p>
          </table:table-cell>
          <table:table-cell office:value-type="float" office:value="42.77">
            <text:p>42.77</text:p>
          </table:table-cell>
          <table:table-cell table:formula="of:=[.B242]/[.B$2]" office:value-type="percentage" office:value="1.20444945085891">
            <text:p>120.44%</text:p>
          </table:table-cell>
          <table:table-cell table:formula="of:=[.D$2]*[.C242]" office:value-type="currency" office:currency="USD" office:value="818116.608130583">
            <text:p>$818,116.61</text:p>
          </table:table-cell>
          <table:table-cell office:value-type="float" office:value="36.58">
            <text:p>36.58</text:p>
          </table:table-cell>
          <table:table-cell table:formula="of:=[.E242]/[.E$2]" office:value-type="percentage" office:value="1.90918580375783">
            <text:p>190.92%</text:p>
          </table:table-cell>
          <table:table-cell table:formula="of:=[.G$2]*[.F242]" office:value-type="currency" office:currency="USD" office:value="36022.3736558081">
            <text:p>$36,022.37</text:p>
          </table:table-cell>
          <table:table-cell office:value-type="float" office:value="109.63">
            <text:p>109.63</text:p>
          </table:table-cell>
          <table:table-cell table:formula="of:=[.H242]/[.H$2]" office:value-type="percentage" office:value="1.63139880952381">
            <text:p>163.14%</text:p>
          </table:table-cell>
          <table:table-cell table:formula="of:=[.J$2]*[.I242]" office:value-type="currency" office:currency="USD" office:value="215467.767295597">
            <text:p>$215,467.77</text:p>
          </table:table-cell>
          <table:table-cell office:value-type="float" office:value="152.89">
            <text:p>152.89</text:p>
          </table:table-cell>
          <table:table-cell table:formula="of:=[.K242]/[.K$2]" office:value-type="percentage" office:value="1.10789855072464">
            <text:p>110.79%</text:p>
          </table:table-cell>
          <table:table-cell table:formula="of:=[.M$2]*[.L242]" office:value-type="currency" office:currency="USD" office:value="188133.716160787">
            <text:p>$188,133.72</text:p>
          </table:table-cell>
          <table:table-cell table:formula="of:=[.D242]+[.G242]+[.J242]+[.M242]" office:value-type="currency" office:currency="USD" office:value="1257740.46524278">
            <text:p>$1,257,740.47</text:p>
          </table:table-cell>
          <table:table-cell table:formula="of:=[.N242]/[.N$2]" office:value-type="percentage" office:value="1.25774046524278">
            <text:p>125.77%</text:p>
          </table:table-cell>
          <table:table-cell table:formula="of:=([.N242]/[.N241])-1" office:value-type="percentage" office:value="-0.00990095388310874">
            <text:p>-0.99%</text:p>
          </table:table-cell>
          <table:table-cell office:value-type="float" office:value="119.19">
            <text:p>119.19</text:p>
          </table:table-cell>
          <table:table-cell table:formula="of:=[.Q242]/[.Q$2]" office:value-type="percentage" office:value="0.972185970636215">
            <text:p>97.22%</text:p>
          </table:table-cell>
          <table:table-cell table:formula="of:=([.Q242]/[.Q241])-1" office:value-type="percentage" office:value="-0.0106250518801362">
            <text:p>-1.0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5</text:p>
          </table:table-cell>
          <table:table-cell office:value-type="float" office:value="43.33">
            <text:p>43.33</text:p>
          </table:table-cell>
          <table:table-cell table:formula="of:=[.B243]/[.B$2]" office:value-type="percentage" office:value="1.22021965643481">
            <text:p>122.02%</text:p>
          </table:table-cell>
          <table:table-cell table:formula="of:=[.D$2]*[.C243]" office:value-type="currency" office:currency="USD" office:value="828828.445880246">
            <text:p>$828,828.45</text:p>
          </table:table-cell>
          <table:table-cell office:value-type="float" office:value="35.99">
            <text:p>35.99</text:p>
          </table:table-cell>
          <table:table-cell table:formula="of:=[.E243]/[.E$2]" office:value-type="percentage" office:value="1.87839248434238">
            <text:p>187.84%</text:p>
          </table:table-cell>
          <table:table-cell table:formula="of:=[.G$2]*[.F243]" office:value-type="currency" office:currency="USD" office:value="35441.3676291015">
            <text:p>$35,441.37</text:p>
          </table:table-cell>
          <table:table-cell office:value-type="float" office:value="109.73">
            <text:p>109.73</text:p>
          </table:table-cell>
          <table:table-cell table:formula="of:=[.H243]/[.H$2]" office:value-type="percentage" office:value="1.6328869047619">
            <text:p>163.29%</text:p>
          </table:table-cell>
          <table:table-cell table:formula="of:=[.J$2]*[.I243]" office:value-type="currency" office:currency="USD" office:value="215664.308176101">
            <text:p>$215,664.31</text:p>
          </table:table-cell>
          <table:table-cell office:value-type="float" office:value="152.33">
            <text:p>152.33</text:p>
          </table:table-cell>
          <table:table-cell table:formula="of:=[.K243]/[.K$2]" office:value-type="percentage" office:value="1.10384057971015">
            <text:p>110.38%</text:p>
          </table:table-cell>
          <table:table-cell table:formula="of:=[.M$2]*[.L243]" office:value-type="currency" office:currency="USD" office:value="187444.626743232">
            <text:p>$187,444.63</text:p>
          </table:table-cell>
          <table:table-cell table:formula="of:=[.D243]+[.G243]+[.J243]+[.M243]" office:value-type="currency" office:currency="USD" office:value="1267378.74842868">
            <text:p>$1,267,378.75</text:p>
          </table:table-cell>
          <table:table-cell table:formula="of:=[.N243]/[.N$2]" office:value-type="percentage" office:value="1.26737874842868">
            <text:p>126.74%</text:p>
          </table:table-cell>
          <table:table-cell table:formula="of:=([.N243]/[.N242])-1" office:value-type="percentage" office:value="0.00766317332729272">
            <text:p>0.77%</text:p>
          </table:table-cell>
          <table:table-cell office:value-type="float" office:value="119.62">
            <text:p>119.62</text:p>
          </table:table-cell>
          <table:table-cell table:formula="of:=[.Q243]/[.Q$2]" office:value-type="percentage" office:value="0.975693311582382">
            <text:p>97.57%</text:p>
          </table:table-cell>
          <table:table-cell table:formula="of:=([.Q243]/[.Q242])-1" office:value-type="percentage" office:value="0.00360768520849075">
            <text:p>0.36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6</text:p>
          </table:table-cell>
          <table:table-cell office:value-type="float" office:value="43.17">
            <text:p>43.17</text:p>
          </table:table-cell>
          <table:table-cell table:formula="of:=[.B244]/[.B$2]" office:value-type="percentage" office:value="1.21571388341312">
            <text:p>121.57%</text:p>
          </table:table-cell>
          <table:table-cell table:formula="of:=[.D$2]*[.C244]" office:value-type="currency" office:currency="USD" office:value="825767.920808914">
            <text:p>$825,767.92</text:p>
          </table:table-cell>
          <table:table-cell office:value-type="float" office:value="37.03">
            <text:p>37.03</text:p>
          </table:table-cell>
          <table:table-cell table:formula="of:=[.E244]/[.E$2]" office:value-type="percentage" office:value="1.93267223382046">
            <text:p>193.27%</text:p>
          </table:table-cell>
          <table:table-cell table:formula="of:=[.G$2]*[.F244]" office:value-type="currency" office:currency="USD" office:value="36465.513845669">
            <text:p>$36,465.51</text:p>
          </table:table-cell>
          <table:table-cell office:value-type="float" office:value="110.29">
            <text:p>110.29</text:p>
          </table:table-cell>
          <table:table-cell table:formula="of:=[.H244]/[.H$2]" office:value-type="percentage" office:value="1.64122023809524">
            <text:p>164.12%</text:p>
          </table:table-cell>
          <table:table-cell table:formula="of:=[.J$2]*[.I244]" office:value-type="currency" office:currency="USD" office:value="216764.937106918">
            <text:p>$216,764.94</text:p>
          </table:table-cell>
          <table:table-cell office:value-type="float" office:value="155.23">
            <text:p>155.23</text:p>
          </table:table-cell>
          <table:table-cell table:formula="of:=[.K244]/[.K$2]" office:value-type="percentage" office:value="1.12485507246377">
            <text:p>112.49%</text:p>
          </table:table-cell>
          <table:table-cell table:formula="of:=[.M$2]*[.L244]" office:value-type="currency" office:currency="USD" office:value="191013.125512715">
            <text:p>$191,013.13</text:p>
          </table:table-cell>
          <table:table-cell table:formula="of:=[.D244]+[.G244]+[.J244]+[.M244]" office:value-type="currency" office:currency="USD" office:value="1270011.49727422">
            <text:p>$1,270,011.50</text:p>
          </table:table-cell>
          <table:table-cell table:formula="of:=[.N244]/[.N$2]" office:value-type="percentage" office:value="1.27001149727422">
            <text:p>127.00%</text:p>
          </table:table-cell>
          <table:table-cell table:formula="of:=([.N244]/[.N243])-1" office:value-type="percentage" office:value="0.00207731812514611">
            <text:p>0.21%</text:p>
          </table:table-cell>
          <table:table-cell office:value-type="float" office:value="119.8">
            <text:p>119.8</text:p>
          </table:table-cell>
          <table:table-cell table:formula="of:=[.Q244]/[.Q$2]" office:value-type="percentage" office:value="0.977161500815661">
            <text:p>97.72%</text:p>
          </table:table-cell>
          <table:table-cell table:formula="of:=([.Q244]/[.Q243])-1" office:value-type="percentage" office:value="0.00150476508944997">
            <text:p>0.15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19</text:p>
          </table:table-cell>
          <table:table-cell office:value-type="float" office:value="43.18">
            <text:p>43.18</text:p>
          </table:table-cell>
          <table:table-cell table:formula="of:=[.B245]/[.B$2]" office:value-type="percentage" office:value="1.21599549422698">
            <text:p>121.60%</text:p>
          </table:table-cell>
          <table:table-cell table:formula="of:=[.D$2]*[.C245]" office:value-type="currency" office:currency="USD" office:value="825959.203625872">
            <text:p>$825,959.20</text:p>
          </table:table-cell>
          <table:table-cell office:value-type="float" office:value="35.97">
            <text:p>35.97</text:p>
          </table:table-cell>
          <table:table-cell table:formula="of:=[.E245]/[.E$2]" office:value-type="percentage" office:value="1.87734864300626">
            <text:p>187.73%</text:p>
          </table:table-cell>
          <table:table-cell table:formula="of:=[.G$2]*[.F245]" office:value-type="currency" office:currency="USD" office:value="35421.6725095521">
            <text:p>$35,421.67</text:p>
          </table:table-cell>
          <table:table-cell office:value-type="float" office:value="109.99">
            <text:p>109.99</text:p>
          </table:table-cell>
          <table:table-cell table:formula="of:=[.H245]/[.H$2]" office:value-type="percentage" office:value="1.63675595238095">
            <text:p>163.68%</text:p>
          </table:table-cell>
          <table:table-cell table:formula="of:=[.J$2]*[.I245]" office:value-type="currency" office:currency="USD" office:value="216175.314465409">
            <text:p>$216,175.31</text:p>
          </table:table-cell>
          <table:table-cell office:value-type="float" office:value="154.87">
            <text:p>154.87</text:p>
          </table:table-cell>
          <table:table-cell table:formula="of:=[.K245]/[.K$2]" office:value-type="percentage" office:value="1.12224637681159">
            <text:p>112.22%</text:p>
          </table:table-cell>
          <table:table-cell table:formula="of:=[.M$2]*[.L245]" office:value-type="currency" office:currency="USD" office:value="190570.139458573">
            <text:p>$190,570.14</text:p>
          </table:table-cell>
          <table:table-cell table:formula="of:=[.D245]+[.G245]+[.J245]+[.M245]" office:value-type="currency" office:currency="USD" office:value="1268126.33005941">
            <text:p>$1,268,126.33</text:p>
          </table:table-cell>
          <table:table-cell table:formula="of:=[.N245]/[.N$2]" office:value-type="percentage" office:value="1.26812633005941">
            <text:p>126.81%</text:p>
          </table:table-cell>
          <table:table-cell table:formula="of:=([.N245]/[.N244])-1" office:value-type="percentage" office:value="-0.00148437019574776">
            <text:p>-0.15%</text:p>
          </table:table-cell>
          <table:table-cell office:value-type="float" office:value="118.52">
            <text:p>118.52</text:p>
          </table:table-cell>
          <table:table-cell table:formula="of:=[.Q245]/[.Q$2]" office:value-type="percentage" office:value="0.966721044045677">
            <text:p>96.67%</text:p>
          </table:table-cell>
          <table:table-cell table:formula="of:=([.Q245]/[.Q244])-1" office:value-type="percentage" office:value="-0.0106844741235392">
            <text:p>-1.0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0</text:p>
          </table:table-cell>
          <table:table-cell office:value-type="float" office:value="44.01">
            <text:p>44.01</text:p>
          </table:table-cell>
          <table:table-cell table:formula="of:=[.B246]/[.B$2]" office:value-type="percentage" office:value="1.23936919177696">
            <text:p>123.94%</text:p>
          </table:table-cell>
          <table:table-cell table:formula="of:=[.D$2]*[.C246]" office:value-type="currency" office:currency="USD" office:value="841835.67743341">
            <text:p>$841,835.68</text:p>
          </table:table-cell>
          <table:table-cell office:value-type="float" office:value="38.5">
            <text:p>38.5</text:p>
          </table:table-cell>
          <table:table-cell table:formula="of:=[.E246]/[.E$2]" office:value-type="percentage" office:value="2.00939457202505">
            <text:p>200.94%</text:p>
          </table:table-cell>
          <table:table-cell table:formula="of:=[.G$2]*[.F246]" office:value-type="currency" office:currency="USD" office:value="37913.1051325482">
            <text:p>$37,913.11</text:p>
          </table:table-cell>
          <table:table-cell office:value-type="float" office:value="110.73">
            <text:p>110.73</text:p>
          </table:table-cell>
          <table:table-cell table:formula="of:=[.H246]/[.H$2]" office:value-type="percentage" office:value="1.64776785714286">
            <text:p>164.78%</text:p>
          </table:table-cell>
          <table:table-cell table:formula="of:=[.J$2]*[.I246]" office:value-type="currency" office:currency="USD" office:value="217629.716981132">
            <text:p>$217,629.72</text:p>
          </table:table-cell>
          <table:table-cell office:value-type="float" office:value="156.98">
            <text:p>156.98</text:p>
          </table:table-cell>
          <table:table-cell table:formula="of:=[.K246]/[.K$2]" office:value-type="percentage" office:value="1.13753623188406">
            <text:p>113.75%</text:p>
          </table:table-cell>
          <table:table-cell table:formula="of:=[.M$2]*[.L246]" office:value-type="currency" office:currency="USD" office:value="193166.529942576">
            <text:p>$193,166.53</text:p>
          </table:table-cell>
          <table:table-cell table:formula="of:=[.D246]+[.G246]+[.J246]+[.M246]" office:value-type="currency" office:currency="USD" office:value="1290545.02948967">
            <text:p>$1,290,545.03</text:p>
          </table:table-cell>
          <table:table-cell table:formula="of:=[.N246]/[.N$2]" office:value-type="percentage" office:value="1.29054502948967">
            <text:p>129.05%</text:p>
          </table:table-cell>
          <table:table-cell table:formula="of:=([.N246]/[.N245])-1" office:value-type="percentage" office:value="0.0176786010185674">
            <text:p>1.77%</text:p>
          </table:table-cell>
          <table:table-cell office:value-type="float" office:value="122.1">
            <text:p>122.1</text:p>
          </table:table-cell>
          <table:table-cell table:formula="of:=[.Q246]/[.Q$2]" office:value-type="percentage" office:value="0.995921696574225">
            <text:p>99.59%</text:p>
          </table:table-cell>
          <table:table-cell table:formula="of:=([.Q246]/[.Q245])-1" office:value-type="percentage" office:value="0.0302058724265946">
            <text:p>3.02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1</text:p>
          </table:table-cell>
          <table:table-cell office:value-type="float" office:value="44.44">
            <text:p>44.44</text:p>
          </table:table-cell>
          <table:table-cell table:formula="of:=[.B247]/[.B$2]" office:value-type="percentage" office:value="1.25147845677274">
            <text:p>125.15%</text:p>
          </table:table-cell>
          <table:table-cell table:formula="of:=[.D$2]*[.C247]" office:value-type="currency" office:currency="USD" office:value="850060.838562616">
            <text:p>$850,060.84</text:p>
          </table:table-cell>
          <table:table-cell office:value-type="float" office:value="38.61">
            <text:p>38.61</text:p>
          </table:table-cell>
          <table:table-cell table:formula="of:=[.E247]/[.E$2]" office:value-type="percentage" office:value="2.0151356993737">
            <text:p>201.51%</text:p>
          </table:table-cell>
          <table:table-cell table:formula="of:=[.G$2]*[.F247]" office:value-type="currency" office:currency="USD" office:value="38021.4282900697">
            <text:p>$38,021.43</text:p>
          </table:table-cell>
          <table:table-cell office:value-type="float" office:value="111.49">
            <text:p>111.49</text:p>
          </table:table-cell>
          <table:table-cell table:formula="of:=[.H247]/[.H$2]" office:value-type="percentage" office:value="1.65907738095238">
            <text:p>165.91%</text:p>
          </table:table-cell>
          <table:table-cell table:formula="of:=[.J$2]*[.I247]" office:value-type="currency" office:currency="USD" office:value="219123.427672956">
            <text:p>$219,123.43</text:p>
          </table:table-cell>
          <table:table-cell office:value-type="float" office:value="157.16">
            <text:p>157.16</text:p>
          </table:table-cell>
          <table:table-cell table:formula="of:=[.K247]/[.K$2]" office:value-type="percentage" office:value="1.13884057971014">
            <text:p>113.88%</text:p>
          </table:table-cell>
          <table:table-cell table:formula="of:=[.M$2]*[.L247]" office:value-type="currency" office:currency="USD" office:value="193388.022969647">
            <text:p>$193,388.02</text:p>
          </table:table-cell>
          <table:table-cell table:formula="of:=[.D247]+[.G247]+[.J247]+[.M247]" office:value-type="currency" office:currency="USD" office:value="1300593.71749529">
            <text:p>$1,300,593.72</text:p>
          </table:table-cell>
          <table:table-cell table:formula="of:=[.N247]/[.N$2]" office:value-type="percentage" office:value="1.30059371749529">
            <text:p>130.06%</text:p>
          </table:table-cell>
          <table:table-cell table:formula="of:=([.N247]/[.N246])-1" office:value-type="percentage" office:value="0.0077863908472815">
            <text:p>0.78%</text:p>
          </table:table-cell>
          <table:table-cell office:value-type="float" office:value="122.34">
            <text:p>122.34</text:p>
          </table:table-cell>
          <table:table-cell table:formula="of:=[.Q247]/[.Q$2]" office:value-type="percentage" office:value="0.997879282218597">
            <text:p>99.79%</text:p>
          </table:table-cell>
          <table:table-cell table:formula="of:=([.Q247]/[.Q246])-1" office:value-type="percentage" office:value="0.00196560196560203">
            <text:p>0.2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2</text:p>
          </table:table-cell>
          <table:table-cell office:value-type="float" office:value="44.33">
            <text:p>44.33</text:p>
          </table:table-cell>
          <table:table-cell table:formula="of:=[.B248]/[.B$2]" office:value-type="percentage" office:value="1.24838073782033">
            <text:p>124.84%</text:p>
          </table:table-cell>
          <table:table-cell table:formula="of:=[.D$2]*[.C248]" office:value-type="currency" office:currency="USD" office:value="847956.727576075">
            <text:p>$847,956.73</text:p>
          </table:table-cell>
          <table:table-cell office:value-type="float" office:value="38.88">
            <text:p>38.88</text:p>
          </table:table-cell>
          <table:table-cell table:formula="of:=[.E248]/[.E$2]" office:value-type="percentage" office:value="2.02922755741127">
            <text:p>202.92%</text:p>
          </table:table-cell>
          <table:table-cell table:formula="of:=[.G$2]*[.F248]" office:value-type="currency" office:currency="USD" office:value="38287.3124039863">
            <text:p>$38,287.31</text:p>
          </table:table-cell>
          <table:table-cell office:value-type="float" office:value="110.69">
            <text:p>110.69</text:p>
          </table:table-cell>
          <table:table-cell table:formula="of:=[.H248]/[.H$2]" office:value-type="percentage" office:value="1.64717261904762">
            <text:p>164.72%</text:p>
          </table:table-cell>
          <table:table-cell table:formula="of:=[.J$2]*[.I248]" office:value-type="currency" office:currency="USD" office:value="217551.100628931">
            <text:p>$217,551.10</text:p>
          </table:table-cell>
          <table:table-cell office:value-type="float" office:value="156.04">
            <text:p>156.04</text:p>
          </table:table-cell>
          <table:table-cell table:formula="of:=[.K248]/[.K$2]" office:value-type="percentage" office:value="1.13072463768116">
            <text:p>113.07%</text:p>
          </table:table-cell>
          <table:table-cell table:formula="of:=[.M$2]*[.L248]" office:value-type="currency" office:currency="USD" office:value="192009.844134536">
            <text:p>$192,009.84</text:p>
          </table:table-cell>
          <table:table-cell table:formula="of:=[.D248]+[.G248]+[.J248]+[.M248]" office:value-type="currency" office:currency="USD" office:value="1295804.98474353">
            <text:p>$1,295,804.98</text:p>
          </table:table-cell>
          <table:table-cell table:formula="of:=[.N248]/[.N$2]" office:value-type="percentage" office:value="1.29580498474353">
            <text:p>129.58%</text:p>
          </table:table-cell>
          <table:table-cell table:formula="of:=([.N248]/[.N247])-1" office:value-type="percentage" office:value="-0.00368195900637014">
            <text:p>-0.37%</text:p>
          </table:table-cell>
          <table:table-cell office:value-type="float" office:value="123.42">
            <text:p>123.42</text:p>
          </table:table-cell>
          <table:table-cell table:formula="of:=[.Q248]/[.Q$2]" office:value-type="percentage" office:value="1.00668841761827">
            <text:p>100.67%</text:p>
          </table:table-cell>
          <table:table-cell table:formula="of:=([.Q248]/[.Q247])-1" office:value-type="percentage" office:value="0.00882785679254527">
            <text:p>0.88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3</text:p>
          </table:table-cell>
          <table:table-cell office:value-type="float" office:value="44.48">
            <text:p>44.48</text:p>
          </table:table-cell>
          <table:table-cell table:formula="of:=[.B249]/[.B$2]" office:value-type="percentage" office:value="1.25260490002816">
            <text:p>125.26%</text:p>
          </table:table-cell>
          <table:table-cell table:formula="of:=[.D$2]*[.C249]" office:value-type="currency" office:currency="USD" office:value="850825.969830449">
            <text:p>$850,825.97</text:p>
          </table:table-cell>
          <table:table-cell office:value-type="float" office:value="38.93">
            <text:p>38.93</text:p>
          </table:table-cell>
          <table:table-cell table:formula="of:=[.E249]/[.E$2]" office:value-type="percentage" office:value="2.03183716075157">
            <text:p>203.18%</text:p>
          </table:table-cell>
          <table:table-cell table:formula="of:=[.G$2]*[.F249]" office:value-type="currency" office:currency="USD" office:value="38336.5502028597">
            <text:p>$38,336.55</text:p>
          </table:table-cell>
          <table:table-cell office:value-type="float" office:value="110.79">
            <text:p>110.79</text:p>
          </table:table-cell>
          <table:table-cell table:formula="of:=[.H249]/[.H$2]" office:value-type="percentage" office:value="1.64866071428571">
            <text:p>164.87%</text:p>
          </table:table-cell>
          <table:table-cell table:formula="of:=[.J$2]*[.I249]" office:value-type="currency" office:currency="USD" office:value="217747.641509434">
            <text:p>$217,747.64</text:p>
          </table:table-cell>
          <table:table-cell office:value-type="float" office:value="156.31">
            <text:p>156.31</text:p>
          </table:table-cell>
          <table:table-cell table:formula="of:=[.K249]/[.K$2]" office:value-type="percentage" office:value="1.13268115942029">
            <text:p>113.27%</text:p>
          </table:table-cell>
          <table:table-cell table:formula="of:=[.M$2]*[.L249]" office:value-type="currency" office:currency="USD" office:value="192342.083675144">
            <text:p>$192,342.08</text:p>
          </table:table-cell>
          <table:table-cell table:formula="of:=[.D249]+[.G249]+[.J249]+[.M249]" office:value-type="currency" office:currency="USD" office:value="1299252.24521789">
            <text:p>$1,299,252.25</text:p>
          </table:table-cell>
          <table:table-cell table:formula="of:=[.N249]/[.N$2]" office:value-type="percentage" office:value="1.29925224521789">
            <text:p>129.93%</text:p>
          </table:table-cell>
          <table:table-cell table:formula="of:=([.N249]/[.N248])-1" office:value-type="percentage" office:value="0.00266032351699885">
            <text:p>0.27%</text:p>
          </table:table-cell>
          <table:table-cell office:value-type="float" office:value="124.53">
            <text:p>124.53</text:p>
          </table:table-cell>
          <table:table-cell table:formula="of:=[.Q249]/[.Q$2]" office:value-type="percentage" office:value="1.01574225122349">
            <text:p>101.57%</text:p>
          </table:table-cell>
          <table:table-cell table:formula="of:=([.Q249]/[.Q248])-1" office:value-type="percentage" office:value="0.00899368011667479">
            <text:p>0.90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7</text:p>
          </table:table-cell>
          <table:table-cell office:value-type="float" office:value="45.1">
            <text:p>45.1</text:p>
          </table:table-cell>
          <table:table-cell table:formula="of:=[.B250]/[.B$2]" office:value-type="percentage" office:value="1.27006477048719">
            <text:p>127.01%</text:p>
          </table:table-cell>
          <table:table-cell table:formula="of:=[.D$2]*[.C250]" office:value-type="currency" office:currency="USD" office:value="862685.504481863">
            <text:p>$862,685.50</text:p>
          </table:table-cell>
          <table:table-cell office:value-type="float" office:value="38.9">
            <text:p>38.9</text:p>
          </table:table-cell>
          <table:table-cell table:formula="of:=[.E250]/[.E$2]" office:value-type="percentage" office:value="2.03027139874739">
            <text:p>203.03%</text:p>
          </table:table-cell>
          <table:table-cell table:formula="of:=[.G$2]*[.F250]" office:value-type="currency" office:currency="USD" office:value="38307.0075235357">
            <text:p>$38,307.01</text:p>
          </table:table-cell>
          <table:table-cell office:value-type="float" office:value="111.32">
            <text:p>111.32</text:p>
          </table:table-cell>
          <table:table-cell table:formula="of:=[.H250]/[.H$2]" office:value-type="percentage" office:value="1.65654761904762">
            <text:p>165.65%</text:p>
          </table:table-cell>
          <table:table-cell table:formula="of:=[.J$2]*[.I250]" office:value-type="currency" office:currency="USD" office:value="218789.308176101">
            <text:p>$218,789.31</text:p>
          </table:table-cell>
          <table:table-cell office:value-type="float" office:value="154.91">
            <text:p>154.91</text:p>
          </table:table-cell>
          <table:table-cell table:formula="of:=[.K250]/[.K$2]" office:value-type="percentage" office:value="1.12253623188406">
            <text:p>112.25%</text:p>
          </table:table-cell>
          <table:table-cell table:formula="of:=[.M$2]*[.L250]" office:value-type="currency" office:currency="USD" office:value="190619.360131255">
            <text:p>$190,619.36</text:p>
          </table:table-cell>
          <table:table-cell table:formula="of:=[.D250]+[.G250]+[.J250]+[.M250]" office:value-type="currency" office:currency="USD" office:value="1310401.18031275">
            <text:p>$1,310,401.18</text:p>
          </table:table-cell>
          <table:table-cell table:formula="of:=[.N250]/[.N$2]" office:value-type="percentage" office:value="1.31040118031275">
            <text:p>131.04%</text:p>
          </table:table-cell>
          <table:table-cell table:formula="of:=([.N250]/[.N249])-1" office:value-type="percentage" office:value="0.00858103969872159">
            <text:p>0.86%</text:p>
          </table:table-cell>
          <table:table-cell office:value-type="float" office:value="124.62">
            <text:p>124.62</text:p>
          </table:table-cell>
          <table:table-cell table:formula="of:=[.Q250]/[.Q$2]" office:value-type="percentage" office:value="1.01647634584013">
            <text:p>101.65%</text:p>
          </table:table-cell>
          <table:table-cell table:formula="of:=([.Q250]/[.Q249])-1" office:value-type="percentage" office:value="0.000722717417489749">
            <text:p>0.07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8</text:p>
          </table:table-cell>
          <table:table-cell office:value-type="float" office:value="44.91">
            <text:p>44.91</text:p>
          </table:table-cell>
          <table:table-cell table:formula="of:=[.B251]/[.B$2]" office:value-type="percentage" office:value="1.26471416502394">
            <text:p>126.47%</text:p>
          </table:table-cell>
          <table:table-cell table:formula="of:=[.D$2]*[.C251]" office:value-type="currency" office:currency="USD" office:value="859051.130959655">
            <text:p>$859,051.13</text:p>
          </table:table-cell>
          <table:table-cell office:value-type="float" office:value="38.04">
            <text:p>38.04</text:p>
          </table:table-cell>
          <table:table-cell table:formula="of:=[.E251]/[.E$2]" office:value-type="percentage" office:value="1.98538622129436">
            <text:p>198.54%</text:p>
          </table:table-cell>
          <table:table-cell table:formula="of:=[.G$2]*[.F251]" office:value-type="currency" office:currency="USD" office:value="37460.1173829125">
            <text:p>$37,460.12</text:p>
          </table:table-cell>
          <table:table-cell office:value-type="float" office:value="110.2">
            <text:p>110.2</text:p>
          </table:table-cell>
          <table:table-cell table:formula="of:=[.H251]/[.H$2]" office:value-type="percentage" office:value="1.63988095238095">
            <text:p>163.99%</text:p>
          </table:table-cell>
          <table:table-cell table:formula="of:=[.J$2]*[.I251]" office:value-type="currency" office:currency="USD" office:value="216588.050314465">
            <text:p>$216,588.05</text:p>
          </table:table-cell>
          <table:table-cell office:value-type="float" office:value="151.03">
            <text:p>151.03</text:p>
          </table:table-cell>
          <table:table-cell table:formula="of:=[.K251]/[.K$2]" office:value-type="percentage" office:value="1.09442028985507">
            <text:p>109.44%</text:p>
          </table:table-cell>
          <table:table-cell table:formula="of:=[.M$2]*[.L251]" office:value-type="currency" office:currency="USD" office:value="185844.95488105">
            <text:p>$185,844.95</text:p>
          </table:table-cell>
          <table:table-cell table:formula="of:=[.D251]+[.G251]+[.J251]+[.M251]" office:value-type="currency" office:currency="USD" office:value="1298944.25353808">
            <text:p>$1,298,944.25</text:p>
          </table:table-cell>
          <table:table-cell table:formula="of:=[.N251]/[.N$2]" office:value-type="percentage" office:value="1.29894425353808">
            <text:p>129.89%</text:p>
          </table:table-cell>
          <table:table-cell table:formula="of:=([.N251]/[.N250])-1" office:value-type="percentage" office:value="-0.00874306811287839">
            <text:p>-0.87%</text:p>
          </table:table-cell>
          <table:table-cell office:value-type="float" office:value="122.99">
            <text:p>122.99</text:p>
          </table:table-cell>
          <table:table-cell table:formula="of:=[.Q251]/[.Q$2]" office:value-type="percentage" office:value="1.0031810766721">
            <text:p>100.32%</text:p>
          </table:table-cell>
          <table:table-cell table:formula="of:=([.Q251]/[.Q250])-1" office:value-type="percentage" office:value="-0.013079762477933">
            <text:p>-1.31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29</text:p>
          </table:table-cell>
          <table:table-cell office:value-type="float" office:value="45.15">
            <text:p>45.15</text:p>
          </table:table-cell>
          <table:table-cell table:formula="of:=[.B252]/[.B$2]" office:value-type="percentage" office:value="1.27147282455646">
            <text:p>127.15%</text:p>
          </table:table-cell>
          <table:table-cell table:formula="of:=[.D$2]*[.C252]" office:value-type="currency" office:currency="USD" office:value="863641.918566654">
            <text:p>$863,641.92</text:p>
          </table:table-cell>
          <table:table-cell office:value-type="float" office:value="38.41">
            <text:p>38.41</text:p>
          </table:table-cell>
          <table:table-cell table:formula="of:=[.E252]/[.E$2]" office:value-type="percentage" office:value="2.00469728601253">
            <text:p>200.47%</text:p>
          </table:table-cell>
          <table:table-cell table:formula="of:=[.G$2]*[.F252]" office:value-type="currency" office:currency="USD" office:value="37824.477094576">
            <text:p>$37,824.48</text:p>
          </table:table-cell>
          <table:table-cell office:value-type="float" office:value="110.64">
            <text:p>110.64</text:p>
          </table:table-cell>
          <table:table-cell table:formula="of:=[.H252]/[.H$2]" office:value-type="percentage" office:value="1.64642857142857">
            <text:p>164.64%</text:p>
          </table:table-cell>
          <table:table-cell table:formula="of:=[.J$2]*[.I252]" office:value-type="currency" office:currency="USD" office:value="217452.830188679">
            <text:p>$217,452.83</text:p>
          </table:table-cell>
          <table:table-cell office:value-type="float" office:value="150.34">
            <text:p>150.34</text:p>
          </table:table-cell>
          <table:table-cell table:formula="of:=[.K252]/[.K$2]" office:value-type="percentage" office:value="1.08942028985507">
            <text:p>108.94%</text:p>
          </table:table-cell>
          <table:table-cell table:formula="of:=[.M$2]*[.L252]" office:value-type="currency" office:currency="USD" office:value="184995.898277276">
            <text:p>$184,995.90</text:p>
          </table:table-cell>
          <table:table-cell table:formula="of:=[.D252]+[.G252]+[.J252]+[.M252]" office:value-type="currency" office:currency="USD" office:value="1303915.12412719">
            <text:p>$1,303,915.12</text:p>
          </table:table-cell>
          <table:table-cell table:formula="of:=[.N252]/[.N$2]" office:value-type="percentage" office:value="1.30391512412719">
            <text:p>130.39%</text:p>
          </table:table-cell>
          <table:table-cell table:formula="of:=([.N252]/[.N251])-1" office:value-type="percentage" office:value="0.00382685444395525">
            <text:p>0.38%</text:p>
          </table:table-cell>
          <table:table-cell office:value-type="float" office:value="124.26">
            <text:p>124.26</text:p>
          </table:table-cell>
          <table:table-cell table:formula="of:=[.Q252]/[.Q$2]" office:value-type="percentage" office:value="1.01353996737357">
            <text:p>101.35%</text:p>
          </table:table-cell>
          <table:table-cell table:formula="of:=([.Q252]/[.Q251])-1" office:value-type="percentage" office:value="0.0103260427677048">
            <text:p>1.03%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2011-12-30</text:p>
          </table:table-cell>
          <table:table-cell office:value-type="float" office:value="44.85">
            <text:p>44.85</text:p>
          </table:table-cell>
          <table:table-cell table:formula="of:=[.B253]/[.B$2]" office:value-type="percentage" office:value="1.26302450014081">
            <text:p>126.30%</text:p>
          </table:table-cell>
          <table:table-cell table:formula="of:=[.D$2]*[.C253]" office:value-type="currency" office:currency="USD" office:value="857903.434057906">
            <text:p>$857,903.43</text:p>
          </table:table-cell>
          <table:table-cell office:value-type="float" office:value="37.89">
            <text:p>37.89</text:p>
          </table:table-cell>
          <table:table-cell table:formula="of:=[.E253]/[.E$2]" office:value-type="percentage" office:value="1.97755741127349">
            <text:p>197.76%</text:p>
          </table:table-cell>
          <table:table-cell table:formula="of:=[.G$2]*[.F253]" office:value-type="currency" office:currency="USD" office:value="37312.4039862922">
            <text:p>$37,312.40</text:p>
          </table:table-cell>
          <table:table-cell office:value-type="float" office:value="110.05">
            <text:p>110.05</text:p>
          </table:table-cell>
          <table:table-cell table:formula="of:=[.H253]/[.H$2]" office:value-type="percentage" office:value="1.63764880952381">
            <text:p>163.76%</text:p>
          </table:table-cell>
          <table:table-cell table:formula="of:=[.J$2]*[.I253]" office:value-type="currency" office:currency="USD" office:value="216293.238993711">
            <text:p>$216,293.24</text:p>
          </table:table-cell>
          <table:table-cell office:value-type="float" office:value="151.99">
            <text:p>151.99</text:p>
          </table:table-cell>
          <table:table-cell table:formula="of:=[.K253]/[.K$2]" office:value-type="percentage" office:value="1.1013768115942">
            <text:p>110.14%</text:p>
          </table:table-cell>
          <table:table-cell table:formula="of:=[.M$2]*[.L253]" office:value-type="currency" office:currency="USD" office:value="187026.251025431">
            <text:p>$187,026.25</text:p>
          </table:table-cell>
          <table:table-cell table:formula="of:=[.D253]+[.G253]+[.J253]+[.M253]" office:value-type="currency" office:currency="USD" office:value="1298535.32806334">
            <text:p>$1,298,535.33</text:p>
          </table:table-cell>
          <table:table-cell table:formula="of:=[.N253]/[.N$2]" office:value-type="percentage" office:value="1.29853532806334">
            <text:p>129.85%</text:p>
          </table:table-cell>
          <table:table-cell table:formula="of:=([.N253]/[.N252])-1" office:value-type="percentage" office:value="-0.00412587902717043">
            <text:p>-0.41%</text:p>
          </table:table-cell>
          <table:table-cell office:value-type="float" office:value="123.65">
            <text:p>123.65</text:p>
          </table:table-cell>
          <table:table-cell table:formula="of:=[.Q253]/[.Q$2]" office:value-type="percentage" office:value="1.00856443719413">
            <text:p>100.86%</text:p>
          </table:table-cell>
          <table:table-cell table:formula="of:=([.Q253]/[.Q252])-1" office:value-type="percentage" office:value="-0.00490906164493798">
            <text:p>-0.49%</text:p>
          </table:table-cell>
          <table:table-cell table:number-columns-repeated="991"/>
        </table:table-row>
        <table:table-row table:style-name="ro2" table:number-rows-repeated="1048322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1:Sheet1.M2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print-page-order="ltr" style:scale-to-X="1" style:scale-to-Y="20" style:writing-mode="lr-tb" style:print="charts drawings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 style:data-style-name="N2" text:time-value="0000-00-00T19:17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30T19:26:24</dc:date>
    <meta:generator>LibreOffice/3.6$Linux_X86_64 LibreOffice_project/360m1$Build-2</meta:generator>
    <meta:editing-duration>PT1H47M42S</meta:editing-duration>
    <meta:editing-cycles>38</meta:editing-cycles>
    <meta:document-statistic meta:table-count="1" meta:cell-count="48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3.454cm" style:legend-expansion="high" chart:style-name="ch2"/>
        <chart:plot-area chart:style-name="ch3" table:cell-range-address="Sheet1.A2:Sheet1.A253 Sheet1.C1:Sheet1.C253 Sheet1.F1:Sheet1.F253 Sheet1.I1:Sheet1.I253 Sheet1.L1:Sheet1.L253" chart:data-source-has-labels="both" svg:x="0.77cm" svg:y="0.855cm" svg:width="11.023cm" svg:height="7.545cm">
          <chartooo:coordinate-region svg:x="2.37cm" svg:y="1.054cm" svg:width="9.423cm" svg:height="5.618cm"/>
          <chart:axis chart:dimension="x" chart:name="primary-x" chart:style-name="ch4" chartooo:axis-type="date">
            <chartooo:date-scale/>
            <chart:categories table:cell-range-address="Sheet1.A2:Sheet1.A2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53" chart:label-cell-address="Sheet1.C1:Sheet1.C1" chart:class="chart:line">
            <chart:data-point chart:repeated="252"/>
          </chart:series>
          <chart:series chart:style-name="ch8" chart:values-cell-range-address="Sheet1.F2:Sheet1.F253" chart:label-cell-address="Sheet1.F1:Sheet1.F1" chart:class="chart:line">
            <chart:data-point chart:repeated="252"/>
          </chart:series>
          <chart:series chart:style-name="ch9" chart:values-cell-range-address="Sheet1.I2:Sheet1.I253" chart:label-cell-address="Sheet1.I1:Sheet1.I1" chart:class="chart:line">
            <chart:data-point chart:repeated="252"/>
          </chart:series>
          <chart:series chart:style-name="ch10" chart:values-cell-range-address="Sheet1.L2:Sheet1.L253" chart:label-cell-address="Sheet1.L1:Sheet1.L1" chart:class="chart:line">
            <chart:data-point chart:repeated="2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 cumu ret</text:p>
                <draw:g>
                  <svg:desc>Sheet1.C1:Sheet1.C1</svg:desc>
                </draw:g>
              </table:table-cell>
              <table:table-cell office:value-type="string">
                <text:p>COG cumu ret</text:p>
                <draw:g>
                  <svg:desc>Sheet1.F1:Sheet1.F1</svg:desc>
                </draw:g>
              </table:table-cell>
              <table:table-cell office:value-type="string">
                <text:p>BIIB cumu ret</text:p>
                <draw:g>
                  <svg:desc>Sheet1.I1:Sheet1.I1</svg:desc>
                </draw:g>
              </table:table-cell>
              <table:table-cell office:value-type="string">
                <text:p>GLD cumu ret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-01-03</text:p>
                <draw:g>
                  <svg:desc>Sheet1.A2:Sheet1.A253</svg:desc>
                </draw:g>
              </table:table-cell>
              <table:table-cell office:value-type="float" office:value="1">
                <text:p>1</text:p>
                <draw:g>
                  <svg:desc>Sheet1.C2:Sheet1.C253</svg:desc>
                </draw:g>
              </table:table-cell>
              <table:table-cell office:value-type="float" office:value="1">
                <text:p>1</text:p>
                <draw:g>
                  <svg:desc>Sheet1.F2:Sheet1.F253</svg:desc>
                </draw:g>
              </table:table-cell>
              <table:table-cell office:value-type="float" office:value="1">
                <text:p>1</text:p>
                <draw:g>
                  <svg:desc>Sheet1.I2:Sheet1.I253</svg:desc>
                </draw:g>
              </table:table-cell>
              <table:table-cell office:value-type="float" office:value="1">
                <text:p>1</text:p>
                <draw:g>
                  <svg:desc>Sheet1.L2:Sheet1.L253</svg:desc>
                </draw:g>
              </table:table-cell>
            </table:table-row>
            <table:table-row>
              <table:table-cell office:value-type="string">
                <text:p>2011-01-04</text:p>
              </table:table-cell>
              <table:table-cell office:value-type="float" office:value="1.00225288651084">
                <text:p>1.00225288651084</text:p>
              </table:table-cell>
              <table:table-cell office:value-type="float" office:value="0.975469728601253">
                <text:p>0.975469728601253</text:p>
              </table:table-cell>
              <table:table-cell office:value-type="float" office:value="0.988095238095238">
                <text:p>0.988095238095238</text:p>
              </table:table-cell>
              <table:table-cell office:value-type="float" office:value="0.976449275362319">
                <text:p>0.976449275362319</text:p>
              </table:table-cell>
            </table:table-row>
            <table:table-row>
              <table:table-cell office:value-type="string">
                <text:p>2011-01-05</text:p>
              </table:table-cell>
              <table:table-cell office:value-type="float" office:value="0.991833286398198">
                <text:p>0.991833286398198</text:p>
              </table:table-cell>
              <table:table-cell office:value-type="float" office:value="0.974947807933194">
                <text:p>0.974947807933194</text:p>
              </table:table-cell>
              <table:table-cell office:value-type="float" office:value="0.992261904761905">
                <text:p>0.992261904761905</text:p>
              </table:table-cell>
              <table:table-cell office:value-type="float" office:value="0.973695652173913">
                <text:p>0.973695652173913</text:p>
              </table:table-cell>
            </table:table-row>
            <table:table-row>
              <table:table-cell office:value-type="string">
                <text:p>2011-01-06</text:p>
              </table:table-cell>
              <table:table-cell office:value-type="float" office:value="0.986201070121093">
                <text:p>0.986201070121093</text:p>
              </table:table-cell>
              <table:table-cell office:value-type="float" office:value="0.973382045929019">
                <text:p>0.973382045929019</text:p>
              </table:table-cell>
              <table:table-cell office:value-type="float" office:value="1.00089285714286">
                <text:p>1.00089285714286</text:p>
              </table:table-cell>
              <table:table-cell office:value-type="float" office:value="0.969782608695652">
                <text:p>0.9697826086956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0.991270064770487">
                <text:p>0.991270064770487</text:p>
              </table:table-cell>
              <table:table-cell office:value-type="float" office:value="0.974947807933194">
                <text:p>0.974947807933194</text:p>
              </table:table-cell>
              <table:table-cell office:value-type="float" office:value="1.00267857142857">
                <text:p>1.00267857142857</text:p>
              </table:table-cell>
              <table:table-cell office:value-type="float" office:value="0.967971014492754">
                <text:p>0.967971014492754</text:p>
              </table:table-cell>
            </table:table-row>
            <table:table-row>
              <table:table-cell office:value-type="string">
                <text:p>2011-01-10</text:p>
              </table:table-cell>
              <table:table-cell office:value-type="float" office:value="0.98282174035483">
                <text:p>0.98282174035483</text:p>
              </table:table-cell>
              <table:table-cell office:value-type="float" office:value="0.977557411273486">
                <text:p>0.977557411273486</text:p>
              </table:table-cell>
              <table:table-cell office:value-type="float" office:value="0.995535714285714">
                <text:p>0.995535714285714</text:p>
              </table:table-cell>
              <table:table-cell office:value-type="float" office:value="0.971884057971015">
                <text:p>0.971884057971015</text:p>
              </table:table-cell>
            </table:table-row>
            <table:table-row>
              <table:table-cell office:value-type="string">
                <text:p>2011-01-11</text:p>
              </table:table-cell>
              <table:table-cell office:value-type="float" office:value="0.985074626865672">
                <text:p>0.985074626865672</text:p>
              </table:table-cell>
              <table:table-cell office:value-type="float" office:value="0.996868475991649">
                <text:p>0.996868475991649</text:p>
              </table:table-cell>
              <table:table-cell office:value-type="float" office:value="1.01636904761905">
                <text:p>1.01636904761905</text:p>
              </table:table-cell>
              <table:table-cell office:value-type="float" office:value="0.977608695652174">
                <text:p>0.977608695652174</text:p>
              </table:table-cell>
            </table:table-row>
            <table:table-row>
              <table:table-cell office:value-type="string">
                <text:p>2011-01-12</text:p>
              </table:table-cell>
              <table:table-cell office:value-type="float" office:value="0.991270064770487">
                <text:p>0.991270064770487</text:p>
              </table:table-cell>
              <table:table-cell office:value-type="float" office:value="0.995824634655532">
                <text:p>0.995824634655532</text:p>
              </table:table-cell>
              <table:table-cell office:value-type="float" office:value="1.00297619047619">
                <text:p>1.00297619047619</text:p>
              </table:table-cell>
              <table:table-cell office:value-type="float" office:value="0.981594202898551">
                <text:p>0.981594202898551</text:p>
              </table:table-cell>
            </table:table-row>
            <table:table-row>
              <table:table-cell office:value-type="string">
                <text:p>2011-01-13</text:p>
              </table:table-cell>
              <table:table-cell office:value-type="float" office:value="0.996339059419882">
                <text:p>0.996339059419882</text:p>
              </table:table-cell>
              <table:table-cell office:value-type="float" office:value="0.98643006263048">
                <text:p>0.98643006263048</text:p>
              </table:table-cell>
              <table:table-cell office:value-type="float" office:value="1.0047619047619">
                <text:p>1.0047619047619</text:p>
              </table:table-cell>
              <table:table-cell office:value-type="float" office:value="0.971376811594203">
                <text:p>0.971376811594203</text:p>
              </table:table-cell>
            </table:table-row>
            <table:table-row>
              <table:table-cell office:value-type="string">
                <text:p>2011-01-14</text:p>
              </table:table-cell>
              <table:table-cell office:value-type="float" office:value="1.00225288651084">
                <text:p>1.00225288651084</text:p>
              </table:table-cell>
              <table:table-cell office:value-type="float" office:value="1.00313152400835">
                <text:p>1.00313152400835</text:p>
              </table:table-cell>
              <table:table-cell office:value-type="float" office:value="0.990625">
                <text:p>0.990625</text:p>
              </table:table-cell>
              <table:table-cell office:value-type="float" office:value="0.961521739130435">
                <text:p>0.961521739130435</text:p>
              </table:table-cell>
            </table:table-row>
            <table:table-row>
              <table:table-cell office:value-type="string">
                <text:p>2011-01-18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1.01983298538622">
                <text:p>1.01983298538622</text:p>
              </table:table-cell>
              <table:table-cell office:value-type="float" office:value="0.997172619047619">
                <text:p>0.997172619047619</text:p>
              </table:table-cell>
              <table:table-cell office:value-type="float" office:value="0.966884057971014">
                <text:p>0.966884057971014</text:p>
              </table:table-cell>
            </table:table-row>
            <table:table-row>
              <table:table-cell office:value-type="string">
                <text:p>2011-01-19</text:p>
              </table:table-cell>
              <table:table-cell office:value-type="float" office:value="1.00084483244157">
                <text:p>1.00084483244157</text:p>
              </table:table-cell>
              <table:table-cell office:value-type="float" office:value="0.997912317327766">
                <text:p>0.997912317327766</text:p>
              </table:table-cell>
              <table:table-cell office:value-type="float" office:value="0.985714285714285">
                <text:p>0.985714285714285</text:p>
              </table:table-cell>
              <table:table-cell office:value-type="float" office:value="0.968985507246377">
                <text:p>0.968985507246377</text:p>
              </table:table-cell>
            </table:table-row>
            <table:table-row>
              <table:table-cell office:value-type="string">
                <text:p>2011-01-20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0.995824634655532">
                <text:p>0.995824634655532</text:p>
              </table:table-cell>
              <table:table-cell office:value-type="float" office:value="1.0235119047619">
                <text:p>1.0235119047619</text:p>
              </table:table-cell>
              <table:table-cell office:value-type="float" office:value="0.950724637681159">
                <text:p>0.950724637681159</text:p>
              </table:table-cell>
            </table:table-row>
            <table:table-row>
              <table:table-cell office:value-type="string">
                <text:p>2011-01-21</text:p>
              </table:table-cell>
              <table:table-cell office:value-type="float" office:value="0.995494226978316">
                <text:p>0.995494226978316</text:p>
              </table:table-cell>
              <table:table-cell office:value-type="float" office:value="1.01617954070981">
                <text:p>1.01617954070981</text:p>
              </table:table-cell>
              <table:table-cell office:value-type="float" office:value="0.99360119047619">
                <text:p>0.99360119047619</text:p>
              </table:table-cell>
              <table:table-cell office:value-type="float" office:value="0.949492753623188">
                <text:p>0.949492753623188</text:p>
              </table:table-cell>
            </table:table-row>
            <table:table-row>
              <table:table-cell office:value-type="string">
                <text:p>2011-01-24</text:p>
              </table:table-cell>
              <table:table-cell office:value-type="float" office:value="0.99943677837229">
                <text:p>0.99943677837229</text:p>
              </table:table-cell>
              <table:table-cell office:value-type="float" office:value="1.04070981210856">
                <text:p>1.04070981210856</text:p>
              </table:table-cell>
              <table:table-cell office:value-type="float" office:value="0.999107142857143">
                <text:p>0.999107142857143</text:p>
              </table:table-cell>
              <table:table-cell office:value-type="float" office:value="0.94463768115942">
                <text:p>0.94463768115942</text:p>
              </table:table-cell>
            </table:table-row>
            <table:table-row>
              <table:table-cell office:value-type="string">
                <text:p>2011-01-25</text:p>
              </table:table-cell>
              <table:table-cell office:value-type="float" office:value="1.00112644325542">
                <text:p>1.00112644325542</text:p>
              </table:table-cell>
              <table:table-cell office:value-type="float" office:value="1.02818371607516">
                <text:p>1.02818371607516</text:p>
              </table:table-cell>
              <table:table-cell office:value-type="float" office:value="0.994642857142857">
                <text:p>0.994642857142857</text:p>
              </table:table-cell>
              <table:table-cell office:value-type="float" office:value="0.942753623188406">
                <text:p>0.942753623188406</text:p>
              </table:table-cell>
            </table:table-row>
            <table:table-row>
              <table:table-cell office:value-type="string">
                <text:p>2011-01-26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05845511482255">
                <text:p>1.05845511482255</text:p>
              </table:table-cell>
              <table:table-cell office:value-type="float" office:value="1.00446428571429">
                <text:p>1.00446428571429</text:p>
              </table:table-cell>
              <table:table-cell office:value-type="float" office:value="0.950434782608696">
                <text:p>0.950434782608696</text:p>
              </table:table-cell>
            </table:table-row>
            <table:table-row>
              <table:table-cell office:value-type="string">
                <text:p>2011-01-27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05375782881002">
                <text:p>1.05375782881002</text:p>
              </table:table-cell>
              <table:table-cell office:value-type="float" office:value="0.998363095238095">
                <text:p>0.998363095238095</text:p>
              </table:table-cell>
              <table:table-cell office:value-type="float" office:value="0.927028985507246">
                <text:p>0.927028985507246</text:p>
              </table:table-cell>
            </table:table-row>
            <table:table-row>
              <table:table-cell office:value-type="string">
                <text:p>2011-01-28</text:p>
              </table:table-cell>
              <table:table-cell office:value-type="float" office:value="0.983103351168685">
                <text:p>0.983103351168685</text:p>
              </table:table-cell>
              <table:table-cell office:value-type="float" office:value="1.03496868475992">
                <text:p>1.03496868475992</text:p>
              </table:table-cell>
              <table:table-cell office:value-type="float" office:value="0.968452380952381">
                <text:p>0.968452380952381</text:p>
              </table:table-cell>
              <table:table-cell office:value-type="float" office:value="0.944057971014493">
                <text:p>0.944057971014493</text:p>
              </table:table-cell>
            </table:table-row>
            <table:table-row>
              <table:table-cell office:value-type="string">
                <text:p>2011-01-31</text:p>
              </table:table-cell>
              <table:table-cell office:value-type="float" office:value="0.979160799774711">
                <text:p>0.979160799774711</text:p>
              </table:table-cell>
              <table:table-cell office:value-type="float" office:value="1.08298538622129">
                <text:p>1.08298538622129</text:p>
              </table:table-cell>
              <table:table-cell office:value-type="float" office:value="0.974255952380952">
                <text:p>0.974255952380952</text:p>
              </table:table-cell>
              <table:table-cell office:value-type="float" office:value="0.941086956521739">
                <text:p>0.941086956521739</text:p>
              </table:table-cell>
            </table:table-row>
            <table:table-row>
              <table:table-cell office:value-type="string">
                <text:p>2011-02-01</text:p>
              </table:table-cell>
              <table:table-cell office:value-type="float" office:value="0.987609124190369">
                <text:p>0.987609124190369</text:p>
              </table:table-cell>
              <table:table-cell office:value-type="float" office:value="1.08611691022965">
                <text:p>1.08611691022965</text:p>
              </table:table-cell>
              <table:table-cell office:value-type="float" office:value="0.974553571428571">
                <text:p>0.974553571428571</text:p>
              </table:table-cell>
              <table:table-cell office:value-type="float" office:value="0.947826086956522">
                <text:p>0.947826086956522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0.979160799774711">
                <text:p>0.979160799774711</text:p>
              </table:table-cell>
              <table:table-cell office:value-type="float" office:value="1.09968684759917">
                <text:p>1.09968684759917</text:p>
              </table:table-cell>
              <table:table-cell office:value-type="float" office:value="0.984375">
                <text:p>0.984375</text:p>
              </table:table-cell>
              <table:table-cell office:value-type="float" office:value="0.945289855072464">
                <text:p>0.945289855072464</text:p>
              </table:table-cell>
            </table:table-row>
            <table:table-row>
              <table:table-cell office:value-type="string">
                <text:p>2011-02-03</text:p>
              </table:table-cell>
              <table:table-cell office:value-type="float" office:value="0.990425232328922">
                <text:p>0.990425232328922</text:p>
              </table:table-cell>
              <table:table-cell office:value-type="float" office:value="1.08507306889353">
                <text:p>1.08507306889353</text:p>
              </table:table-cell>
              <table:table-cell office:value-type="float" office:value="0.975892857142857">
                <text:p>0.975892857142857</text:p>
              </table:table-cell>
              <table:table-cell office:value-type="float" office:value="0.957971014492754">
                <text:p>0.957971014492754</text:p>
              </table:table-cell>
            </table:table-row>
            <table:table-row>
              <table:table-cell office:value-type="string">
                <text:p>2011-02-04</text:p>
              </table:table-cell>
              <table:table-cell office:value-type="float" office:value="0.983948183610251">
                <text:p>0.983948183610251</text:p>
              </table:table-cell>
              <table:table-cell office:value-type="float" office:value="1.07672233820459">
                <text:p>1.07672233820459</text:p>
              </table:table-cell>
              <table:table-cell office:value-type="float" office:value="0.981101190476191">
                <text:p>0.981101190476191</text:p>
              </table:table-cell>
              <table:table-cell office:value-type="float" office:value="0.954057971014493">
                <text:p>0.954057971014493</text:p>
              </table:table-cell>
            </table:table-row>
            <table:table-row>
              <table:table-cell office:value-type="string">
                <text:p>2011-02-07</text:p>
              </table:table-cell>
              <table:table-cell office:value-type="float" office:value="0.987327513376514">
                <text:p>0.987327513376514</text:p>
              </table:table-cell>
              <table:table-cell office:value-type="float" office:value="1.06837160751566">
                <text:p>1.06837160751566</text:p>
              </table:table-cell>
              <table:table-cell office:value-type="float" office:value="0.970982142857143">
                <text:p>0.970982142857143</text:p>
              </table:table-cell>
              <table:table-cell office:value-type="float" office:value="0.954202898550725">
                <text:p>0.954202898550725</text:p>
              </table:table-cell>
            </table:table-row>
            <table:table-row>
              <table:table-cell office:value-type="string">
                <text:p>2011-02-08</text:p>
              </table:table-cell>
              <table:table-cell office:value-type="float" office:value="0.984229794424106">
                <text:p>0.984229794424106</text:p>
              </table:table-cell>
              <table:table-cell office:value-type="float" office:value="1.06471816283925">
                <text:p>1.06471816283925</text:p>
              </table:table-cell>
              <table:table-cell office:value-type="float" office:value="0.984375">
                <text:p>0.984375</text:p>
              </table:table-cell>
              <table:table-cell office:value-type="float" office:value="0.964782608695652">
                <text:p>0.964782608695652</text:p>
              </table:table-cell>
            </table:table-row>
            <table:table-row>
              <table:table-cell office:value-type="string">
                <text:p>2011-02-09</text:p>
              </table:table-cell>
              <table:table-cell office:value-type="float" office:value="0.990425232328922">
                <text:p>0.990425232328922</text:p>
              </table:table-cell>
              <table:table-cell office:value-type="float" office:value="1.05167014613779">
                <text:p>1.05167014613779</text:p>
              </table:table-cell>
              <table:table-cell office:value-type="float" office:value="0.982142857142857">
                <text:p>0.982142857142857</text:p>
              </table:table-cell>
              <table:table-cell office:value-type="float" office:value="0.964275362318841">
                <text:p>0.964275362318841</text:p>
              </table:table-cell>
            </table:table-row>
            <table:table-row>
              <table:table-cell office:value-type="string">
                <text:p>2011-02-10</text:p>
              </table:table-cell>
              <table:table-cell office:value-type="float" office:value="0.984511405237961">
                <text:p>0.984511405237961</text:p>
              </table:table-cell>
              <table:table-cell office:value-type="float" office:value="1.06210855949896">
                <text:p>1.06210855949896</text:p>
              </table:table-cell>
              <table:table-cell office:value-type="float" office:value="0.985416666666667">
                <text:p>0.985416666666667</text:p>
              </table:table-cell>
              <table:table-cell office:value-type="float" office:value="0.96268115942029">
                <text:p>0.96268115942029</text:p>
              </table:table-cell>
            </table:table-row>
            <table:table-row>
              <table:table-cell office:value-type="string">
                <text:p>2011-02-11</text:p>
              </table:table-cell>
              <table:table-cell office:value-type="float" office:value="1.00197127569699">
                <text:p>1.00197127569699</text:p>
              </table:table-cell>
              <table:table-cell office:value-type="float" office:value="1.05114822546973">
                <text:p>1.05114822546973</text:p>
              </table:table-cell>
              <table:table-cell office:value-type="float" office:value="0.979613095238095">
                <text:p>0.979613095238095</text:p>
              </table:table-cell>
              <table:table-cell office:value-type="float" office:value="0.958840579710145">
                <text:p>0.958840579710145</text:p>
              </table:table-cell>
            </table:table-row>
            <table:table-row>
              <table:table-cell office:value-type="string">
                <text:p>2011-02-14</text:p>
              </table:table-cell>
              <table:table-cell office:value-type="float" office:value="1.00028161081386">
                <text:p>1.00028161081386</text:p>
              </table:table-cell>
              <table:table-cell office:value-type="float" office:value="1.05845511482255">
                <text:p>1.05845511482255</text:p>
              </table:table-cell>
              <table:table-cell office:value-type="float" office:value="1.00104166666667">
                <text:p>1.00104166666667</text:p>
              </table:table-cell>
              <table:table-cell office:value-type="float" office:value="0.963405797101449">
                <text:p>0.963405797101449</text:p>
              </table:table-cell>
            </table:table-row>
            <table:table-row>
              <table:table-cell office:value-type="string">
                <text:p>2011-02-15</text:p>
              </table:table-cell>
              <table:table-cell office:value-type="float" office:value="1.00478738383554">
                <text:p>1.00478738383554</text:p>
              </table:table-cell>
              <table:table-cell office:value-type="float" office:value="1.04488517745303">
                <text:p>1.04488517745303</text:p>
              </table:table-cell>
              <table:table-cell office:value-type="float" office:value="0.998363095238095">
                <text:p>0.998363095238095</text:p>
              </table:table-cell>
              <table:table-cell office:value-type="float" office:value="0.970797101449275">
                <text:p>0.970797101449275</text:p>
              </table:table-cell>
            </table:table-row>
            <table:table-row>
              <table:table-cell office:value-type="string">
                <text:p>2011-02-16</text:p>
              </table:table-cell>
              <table:table-cell office:value-type="float" office:value="0.998028724303013">
                <text:p>0.998028724303013</text:p>
              </table:table-cell>
              <table:table-cell office:value-type="float" office:value="1.06837160751566">
                <text:p>1.06837160751566</text:p>
              </table:table-cell>
              <table:table-cell office:value-type="float" office:value="1.00238095238095">
                <text:p>1.00238095238095</text:p>
              </table:table-cell>
              <table:table-cell office:value-type="float" office:value="0.971739130434782">
                <text:p>0.971739130434782</text:p>
              </table:table-cell>
            </table:table-row>
            <table:table-row>
              <table:table-cell office:value-type="string">
                <text:p>2011-02-17</text:p>
              </table:table-cell>
              <table:table-cell office:value-type="float" office:value="0.996339059419882">
                <text:p>0.996339059419882</text:p>
              </table:table-cell>
              <table:table-cell office:value-type="float" office:value="1.06106471816284">
                <text:p>1.06106471816284</text:p>
              </table:table-cell>
              <table:table-cell office:value-type="float" office:value="1.00669642857143">
                <text:p>1.00669642857143</text:p>
              </table:table-cell>
              <table:table-cell office:value-type="float" office:value="0.978550724637681">
                <text:p>0.978550724637681</text:p>
              </table:table-cell>
            </table:table-row>
            <table:table-row>
              <table:table-cell office:value-type="string">
                <text:p>2011-02-18</text:p>
              </table:table-cell>
              <table:table-cell office:value-type="float" office:value="0.997747113489158">
                <text:p>0.997747113489158</text:p>
              </table:table-cell>
              <table:table-cell office:value-type="float" office:value="1.06315240083507">
                <text:p>1.06315240083507</text:p>
              </table:table-cell>
              <table:table-cell office:value-type="float" office:value="1.00654761904762">
                <text:p>1.00654761904762</text:p>
              </table:table-cell>
              <table:table-cell office:value-type="float" office:value="0.981231884057971">
                <text:p>0.981231884057971</text:p>
              </table:table-cell>
            </table:table-row>
            <table:table-row>
              <table:table-cell office:value-type="string">
                <text:p>2011-02-22</text:p>
              </table:table-cell>
              <table:table-cell office:value-type="float" office:value="0.998310335116869">
                <text:p>0.998310335116869</text:p>
              </table:table-cell>
              <table:table-cell office:value-type="float" office:value="1.03653444676409">
                <text:p>1.03653444676409</text:p>
              </table:table-cell>
              <table:table-cell office:value-type="float" office:value="0.998363095238095">
                <text:p>0.998363095238095</text:p>
              </table:table-cell>
              <table:table-cell office:value-type="float" office:value="0.987608695652174">
                <text:p>0.987608695652174</text:p>
              </table:table-cell>
            </table:table-row>
            <table:table-row>
              <table:table-cell office:value-type="string">
                <text:p>2011-02-23</text:p>
              </table:table-cell>
              <table:table-cell office:value-type="float" office:value="0.996057448606026">
                <text:p>0.996057448606026</text:p>
              </table:table-cell>
              <table:table-cell office:value-type="float" office:value="1.16492693110647">
                <text:p>1.16492693110647</text:p>
              </table:table-cell>
              <table:table-cell office:value-type="float" office:value="0.993452380952381">
                <text:p>0.993452380952381</text:p>
              </table:table-cell>
              <table:table-cell office:value-type="float" office:value="0.996449275362319">
                <text:p>0.996449275362319</text:p>
              </table:table-cell>
            </table:table-row>
            <table:table-row>
              <table:table-cell office:value-type="string">
                <text:p>2011-02-24</text:p>
              </table:table-cell>
              <table:table-cell office:value-type="float" office:value="0.99464939453675">
                <text:p>0.99464939453675</text:p>
              </table:table-cell>
              <table:table-cell office:value-type="float" office:value="1.16544885177453">
                <text:p>1.16544885177453</text:p>
              </table:table-cell>
              <table:table-cell office:value-type="float" office:value="1.00089285714286">
                <text:p>1.00089285714286</text:p>
              </table:table-cell>
              <table:table-cell office:value-type="float" office:value="0.988985507246377">
                <text:p>0.988985507246377</text:p>
              </table:table-cell>
            </table:table-row>
            <table:table-row>
              <table:table-cell office:value-type="string">
                <text:p>2011-02-25</text:p>
              </table:table-cell>
              <table:table-cell office:value-type="float" office:value="1.00281610813855">
                <text:p>1.00281610813855</text:p>
              </table:table-cell>
              <table:table-cell office:value-type="float" office:value="1.19154488517745">
                <text:p>1.19154488517745</text:p>
              </table:table-cell>
              <table:table-cell office:value-type="float" office:value="1.00863095238095">
                <text:p>1.00863095238095</text:p>
              </table:table-cell>
              <table:table-cell office:value-type="float" office:value="0.995507246376812">
                <text:p>0.995507246376812</text:p>
              </table:table-cell>
            </table:table-row>
            <table:table-row>
              <table:table-cell office:value-type="string">
                <text:p>2011-02-28</text:p>
              </table:table-cell>
              <table:table-cell office:value-type="float" office:value="1.00422416220783">
                <text:p>1.00422416220783</text:p>
              </table:table-cell>
              <table:table-cell office:value-type="float" office:value="1.18789144050104">
                <text:p>1.18789144050104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0.997536231884058">
                <text:p>0.997536231884058</text:p>
              </table:table-cell>
            </table:table-row>
            <table:table-row>
              <table:table-cell office:value-type="string">
                <text:p>2011-03-01</text:p>
              </table:table-cell>
              <table:table-cell office:value-type="float" office:value="0.993522951281329">
                <text:p>0.993522951281329</text:p>
              </table:table-cell>
              <table:table-cell office:value-type="float" office:value="1.15657620041754">
                <text:p>1.15657620041754</text:p>
              </table:table-cell>
              <table:table-cell office:value-type="float" office:value="1.04434523809524">
                <text:p>1.04434523809524</text:p>
              </table:table-cell>
              <table:table-cell office:value-type="float" office:value="1.01471014492754">
                <text:p>1.01471014492754</text:p>
              </table:table-cell>
            </table:table-row>
            <table:table-row>
              <table:table-cell office:value-type="string">
                <text:p>2011-03-02</text:p>
              </table:table-cell>
              <table:table-cell office:value-type="float" office:value="0.996620670233737">
                <text:p>0.996620670233737</text:p>
              </table:table-cell>
              <table:table-cell office:value-type="float" office:value="1.16858037578288">
                <text:p>1.16858037578288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1391304347826">
                <text:p>1.01391304347826</text:p>
              </table:table-cell>
            </table:table-row>
            <table:table-row>
              <table:table-cell office:value-type="string">
                <text:p>2011-03-03</text:p>
              </table:table-cell>
              <table:table-cell office:value-type="float" office:value="1.00675865953253">
                <text:p>1.00675865953253</text:p>
              </table:table-cell>
              <table:table-cell office:value-type="float" office:value="1.19206680584551">
                <text:p>1.19206680584551</text:p>
              </table:table-cell>
              <table:table-cell office:value-type="float" office:value="1.06279761904762">
                <text:p>1.06279761904762</text:p>
              </table:table-cell>
              <table:table-cell office:value-type="float" office:value="1.00065217391304">
                <text:p>1.00065217391304</text:p>
              </table:table-cell>
            </table:table-row>
            <table:table-row>
              <table:table-cell office:value-type="string">
                <text:p>2011-03-04</text:p>
              </table:table-cell>
              <table:table-cell office:value-type="float" office:value="1.00028161081386">
                <text:p>1.00028161081386</text:p>
              </table:table-cell>
              <table:table-cell office:value-type="float" office:value="1.20459290187891">
                <text:p>1.20459290187891</text:p>
              </table:table-cell>
              <table:table-cell office:value-type="float" office:value="1.05877976190476">
                <text:p>1.05877976190476</text:p>
              </table:table-cell>
              <table:table-cell office:value-type="float" office:value="1.00978260869565">
                <text:p>1.00978260869565</text:p>
              </table:table-cell>
            </table:table-row>
            <table:table-row>
              <table:table-cell office:value-type="string">
                <text:p>2011-03-07</text:p>
              </table:table-cell>
              <table:table-cell office:value-type="float" office:value="1.00309771895241">
                <text:p>1.00309771895241</text:p>
              </table:table-cell>
              <table:table-cell office:value-type="float" office:value="1.17901878914405">
                <text:p>1.17901878914405</text:p>
              </table:table-cell>
              <table:table-cell office:value-type="float" office:value="1.06011904761905">
                <text:p>1.06011904761905</text:p>
              </table:table-cell>
              <table:table-cell office:value-type="float" office:value="1.01246376811594">
                <text:p>1.01246376811594</text:p>
              </table:table-cell>
            </table:table-row>
            <table:table-row>
              <table:table-cell office:value-type="string">
                <text:p>2011-03-08</text:p>
              </table:table-cell>
              <table:table-cell office:value-type="float" office:value="1.01154604336807">
                <text:p>1.01154604336807</text:p>
              </table:table-cell>
              <table:table-cell office:value-type="float" office:value="1.15866388308977">
                <text:p>1.15866388308977</text:p>
              </table:table-cell>
              <table:table-cell office:value-type="float" office:value="1.06547619047619">
                <text:p>1.06547619047619</text:p>
              </table:table-cell>
              <table:table-cell office:value-type="float" office:value="1.00985507246377">
                <text:p>1.00985507246377</text:p>
              </table:table-cell>
            </table:table-row>
            <table:table-row>
              <table:table-cell office:value-type="string">
                <text:p>2011-03-09</text:p>
              </table:table-cell>
              <table:table-cell office:value-type="float" office:value="1.01464376232047">
                <text:p>1.01464376232047</text:p>
              </table:table-cell>
              <table:table-cell office:value-type="float" office:value="1.15344467640919">
                <text:p>1.15344467640919</text:p>
              </table:table-cell>
              <table:table-cell office:value-type="float" office:value="1.06755952380952">
                <text:p>1.06755952380952</text:p>
              </table:table-cell>
              <table:table-cell office:value-type="float" office:value="1.01021739130435">
                <text:p>1.01021739130435</text:p>
              </table:table-cell>
            </table:table-row>
            <table:table-row>
              <table:table-cell office:value-type="string">
                <text:p>2011-03-10</text:p>
              </table:table-cell>
              <table:table-cell office:value-type="float" office:value="1.01210926499578">
                <text:p>1.01210926499578</text:p>
              </table:table-cell>
              <table:table-cell office:value-type="float" office:value="1.11951983298539">
                <text:p>1.11951983298539</text:p>
              </table:table-cell>
              <table:table-cell office:value-type="float" office:value="1.05059523809524">
                <text:p>1.05059523809524</text:p>
              </table:table-cell>
              <table:table-cell office:value-type="float" office:value="0.998333333333333">
                <text:p>0.998333333333333</text:p>
              </table:table-cell>
            </table:table-row>
            <table:table-row>
              <table:table-cell office:value-type="string">
                <text:p>2011-03-11</text:p>
              </table:table-cell>
              <table:table-cell office:value-type="float" office:value="1.00844832441566">
                <text:p>1.00844832441566</text:p>
              </table:table-cell>
              <table:table-cell office:value-type="float" office:value="1.14509394572025">
                <text:p>1.14509394572025</text:p>
              </table:table-cell>
              <table:table-cell office:value-type="float" office:value="1.05654761904762">
                <text:p>1.05654761904762</text:p>
              </table:table-cell>
              <table:table-cell office:value-type="float" office:value="1.00159420289855">
                <text:p>1.00159420289855</text:p>
              </table:table-cell>
            </table:table-row>
            <table:table-row>
              <table:table-cell office:value-type="string">
                <text:p>2011-03-14</text:p>
              </table:table-cell>
              <table:table-cell office:value-type="float" office:value="0.992114897212053">
                <text:p>0.992114897212053</text:p>
              </table:table-cell>
              <table:table-cell office:value-type="float" office:value="1.20250521920668">
                <text:p>1.20250521920668</text:p>
              </table:table-cell>
              <table:table-cell office:value-type="float" office:value="1.05133928571429">
                <text:p>1.05133928571429</text:p>
              </table:table-cell>
              <table:table-cell office:value-type="float" office:value="1.00623188405797">
                <text:p>1.00623188405797</text:p>
              </table:table-cell>
            </table:table-row>
            <table:table-row>
              <table:table-cell office:value-type="string">
                <text:p>2011-03-15</text:p>
              </table:table-cell>
              <table:table-cell office:value-type="float" office:value="0.975218248380738">
                <text:p>0.975218248380738</text:p>
              </table:table-cell>
              <table:table-cell office:value-type="float" office:value="1.21450939457203">
                <text:p>1.21450939457203</text:p>
              </table:table-cell>
              <table:table-cell office:value-type="float" office:value="1.03511904761905">
                <text:p>1.03511904761905</text:p>
              </table:table-cell>
              <table:table-cell office:value-type="float" office:value="0.987463768115942">
                <text:p>0.987463768115942</text:p>
              </table:table-cell>
            </table:table-row>
            <table:table-row>
              <table:table-cell office:value-type="string">
                <text:p>2011-03-16</text:p>
              </table:table-cell>
              <table:table-cell office:value-type="float" office:value="0.969586032103633">
                <text:p>0.969586032103633</text:p>
              </table:table-cell>
              <table:table-cell office:value-type="float" office:value="1.2223382045929">
                <text:p>1.2223382045929</text:p>
              </table:table-cell>
              <table:table-cell office:value-type="float" office:value="1.02232142857143">
                <text:p>1.02232142857143</text:p>
              </table:table-cell>
              <table:table-cell office:value-type="float" office:value="0.987246376811594">
                <text:p>0.987246376811594</text:p>
              </table:table-cell>
            </table:table-row>
            <table:table-row>
              <table:table-cell office:value-type="string">
                <text:p>2011-03-17</text:p>
              </table:table-cell>
              <table:table-cell office:value-type="float" office:value="0.971557307800619">
                <text:p>0.971557307800619</text:p>
              </table:table-cell>
              <table:table-cell office:value-type="float" office:value="1.25313152400835">
                <text:p>1.25313152400835</text:p>
              </table:table-cell>
              <table:table-cell office:value-type="float" office:value="1.03050595238095">
                <text:p>1.03050595238095</text:p>
              </table:table-cell>
              <table:table-cell office:value-type="float" office:value="0.992536231884058">
                <text:p>0.992536231884058</text:p>
              </table:table-cell>
            </table:table-row>
            <table:table-row>
              <table:table-cell office:value-type="string">
                <text:p>2011-03-18</text:p>
              </table:table-cell>
              <table:table-cell office:value-type="float" office:value="0.974936637566882">
                <text:p>0.974936637566882</text:p>
              </table:table-cell>
              <table:table-cell office:value-type="float" office:value="1.26096033402923">
                <text:p>1.26096033402923</text:p>
              </table:table-cell>
              <table:table-cell office:value-type="float" office:value="1.03467261904762">
                <text:p>1.03467261904762</text:p>
              </table:table-cell>
              <table:table-cell office:value-type="float" office:value="1.00268115942029">
                <text:p>1.00268115942029</text:p>
              </table:table-cell>
            </table:table-row>
            <table:table-row>
              <table:table-cell office:value-type="string">
                <text:p>2011-03-21</text:p>
              </table:table-cell>
              <table:table-cell office:value-type="float" office:value="0.985919459307237">
                <text:p>0.985919459307237</text:p>
              </table:table-cell>
              <table:table-cell office:value-type="float" office:value="1.28601252609603">
                <text:p>1.28601252609603</text:p>
              </table:table-cell>
              <table:table-cell office:value-type="float" office:value="1.0358630952381">
                <text:p>1.0358630952381</text:p>
              </table:table-cell>
              <table:table-cell office:value-type="float" office:value="1.00826086956522">
                <text:p>1.00826086956522</text:p>
              </table:table-cell>
            </table:table-row>
            <table:table-row>
              <table:table-cell office:value-type="string">
                <text:p>2011-03-22</text:p>
              </table:table-cell>
              <table:table-cell office:value-type="float" office:value="0.985074626865672">
                <text:p>0.985074626865672</text:p>
              </table:table-cell>
              <table:table-cell office:value-type="float" office:value="1.28235908141962">
                <text:p>1.28235908141962</text:p>
              </table:table-cell>
              <table:table-cell office:value-type="float" office:value="1.03809523809524">
                <text:p>1.03809523809524</text:p>
              </table:table-cell>
              <table:table-cell office:value-type="float" office:value="1.00760869565217">
                <text:p>1.00760869565217</text:p>
              </table:table-cell>
            </table:table-row>
            <table:table-row>
              <table:table-cell office:value-type="string">
                <text:p>2011-03-23</text:p>
              </table:table-cell>
              <table:table-cell office:value-type="float" office:value="0.987890735004224">
                <text:p>0.987890735004224</text:p>
              </table:table-cell>
              <table:table-cell office:value-type="float" office:value="1.28862212943633">
                <text:p>1.28862212943633</text:p>
              </table:table-cell>
              <table:table-cell office:value-type="float" office:value="1.04270833333333">
                <text:p>1.04270833333333</text:p>
              </table:table-cell>
              <table:table-cell office:value-type="float" office:value="1.01695652173913">
                <text:p>1.01695652173913</text:p>
              </table:table-cell>
            </table:table-row>
            <table:table-row>
              <table:table-cell office:value-type="string">
                <text:p>2011-03-24</text:p>
              </table:table-cell>
              <table:table-cell office:value-type="float" office:value="0.989017178259645">
                <text:p>0.989017178259645</text:p>
              </table:table-cell>
              <table:table-cell office:value-type="float" office:value="1.30323590814196">
                <text:p>1.30323590814196</text:p>
              </table:table-cell>
              <table:table-cell office:value-type="float" office:value="1.06056547619048">
                <text:p>1.06056547619048</text:p>
              </table:table-cell>
              <table:table-cell office:value-type="float" office:value="1.00884057971015">
                <text:p>1.00884057971015</text:p>
              </table:table-cell>
            </table:table-row>
            <table:table-row>
              <table:table-cell office:value-type="string">
                <text:p>2011-03-25</text:p>
              </table:table-cell>
              <table:table-cell office:value-type="float" office:value="0.990143621515066">
                <text:p>0.990143621515066</text:p>
              </table:table-cell>
              <table:table-cell office:value-type="float" office:value="1.33768267223382">
                <text:p>1.33768267223382</text:p>
              </table:table-cell>
              <table:table-cell office:value-type="float" office:value="1.05952380952381">
                <text:p>1.05952380952381</text:p>
              </table:table-cell>
              <table:table-cell office:value-type="float" office:value="1.00913043478261">
                <text:p>1.00913043478261</text:p>
              </table:table-cell>
            </table:table-row>
            <table:table-row>
              <table:table-cell office:value-type="string">
                <text:p>2011-03-28</text:p>
              </table:table-cell>
              <table:table-cell office:value-type="float" office:value="0.989298789073501">
                <text:p>0.989298789073501</text:p>
              </table:table-cell>
              <table:table-cell office:value-type="float" office:value="1.30114822546973">
                <text:p>1.30114822546973</text:p>
              </table:table-cell>
              <table:table-cell office:value-type="float" office:value="1.04970238095238">
                <text:p>1.04970238095238</text:p>
              </table:table-cell>
              <table:table-cell office:value-type="float" office:value="1.00391304347826">
                <text:p>1.00391304347826</text:p>
              </table:table-cell>
            </table:table-row>
            <table:table-row>
              <table:table-cell office:value-type="string">
                <text:p>2011-03-29</text:p>
              </table:table-cell>
              <table:table-cell office:value-type="float" office:value="0.993241340467474">
                <text:p>0.993241340467474</text:p>
              </table:table-cell>
              <table:table-cell office:value-type="float" office:value="1.31941544885177">
                <text:p>1.31941544885177</text:p>
              </table:table-cell>
              <table:table-cell office:value-type="float" office:value="1.05803571428571">
                <text:p>1.05803571428571</text:p>
              </table:table-cell>
              <table:table-cell office:value-type="float" office:value="1.00152173913043">
                <text:p>1.00152173913043</text:p>
              </table:table-cell>
            </table:table-row>
            <table:table-row>
              <table:table-cell office:value-type="string">
                <text:p>2011-03-30</text:p>
              </table:table-cell>
              <table:table-cell office:value-type="float" office:value="1.00450577302168">
                <text:p>1.00450577302168</text:p>
              </table:table-cell>
              <table:table-cell office:value-type="float" office:value="1.38935281837161">
                <text:p>1.38935281837161</text:p>
              </table:table-cell>
              <table:table-cell office:value-type="float" office:value="1.06994047619048">
                <text:p>1.06994047619048</text:p>
              </table:table-cell>
              <table:table-cell office:value-type="float" office:value="1.00485507246377">
                <text:p>1.00485507246377</text:p>
              </table:table-cell>
            </table:table-row>
            <table:table-row>
              <table:table-cell office:value-type="string">
                <text:p>2011-03-31</text:p>
              </table:table-cell>
              <table:table-cell office:value-type="float" office:value="1.00422416220783">
                <text:p>1.00422416220783</text:p>
              </table:table-cell>
              <table:table-cell office:value-type="float" office:value="1.37839248434238">
                <text:p>1.37839248434238</text:p>
              </table:table-cell>
              <table:table-cell office:value-type="float" office:value="1.09330357142857">
                <text:p>1.09330357142857</text:p>
              </table:table-cell>
              <table:table-cell office:value-type="float" office:value="1.01347826086957">
                <text:p>1.01347826086957</text:p>
              </table:table-cell>
            </table:table-row>
            <table:table-row>
              <table:table-cell office:value-type="string">
                <text:p>2011-04-01</text:p>
              </table:table-cell>
              <table:table-cell office:value-type="float" office:value="1.00929315685722">
                <text:p>1.00929315685722</text:p>
              </table:table-cell>
              <table:table-cell office:value-type="float" office:value="1.40553235908142">
                <text:p>1.40553235908142</text:p>
              </table:table-cell>
              <table:table-cell office:value-type="float" office:value="1.08571428571429">
                <text:p>1.08571428571429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2011-04-04</text:p>
              </table:table-cell>
              <table:table-cell office:value-type="float" office:value="1.00929315685722">
                <text:p>1.00929315685722</text:p>
              </table:table-cell>
              <table:table-cell office:value-type="float" office:value="1.40135699373695">
                <text:p>1.40135699373695</text:p>
              </table:table-cell>
              <table:table-cell office:value-type="float" office:value="1.09032738095238">
                <text:p>1.09032738095238</text:p>
              </table:table-cell>
              <table:table-cell office:value-type="float" office:value="1.01333333333333">
                <text:p>1.01333333333333</text:p>
              </table:table-cell>
            </table:table-row>
            <table:table-row>
              <table:table-cell office:value-type="string">
                <text:p>2011-04-05</text:p>
              </table:table-cell>
              <table:table-cell office:value-type="float" office:value="1.0081667136018">
                <text:p>1.0081667136018</text:p>
              </table:table-cell>
              <table:table-cell office:value-type="float" office:value="1.39979123173278">
                <text:p>1.39979123173278</text:p>
              </table:table-cell>
              <table:table-cell office:value-type="float" office:value="1.09002976190476">
                <text:p>1.09002976190476</text:p>
              </table:table-cell>
              <table:table-cell office:value-type="float" office:value="1.02934782608696">
                <text:p>1.02934782608696</text:p>
              </table:table-cell>
            </table:table-row>
            <table:table-row>
              <table:table-cell office:value-type="string">
                <text:p>2011-04-06</text:p>
              </table:table-cell>
              <table:table-cell office:value-type="float" office:value="1.0188679245283">
                <text:p>1.0188679245283</text:p>
              </table:table-cell>
              <table:table-cell office:value-type="float" office:value="1.38465553235908">
                <text:p>1.38465553235908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173913043478">
                <text:p>1.03173913043478</text:p>
              </table:table-cell>
            </table:table-row>
            <table:table-row>
              <table:table-cell office:value-type="string">
                <text:p>2011-04-07</text:p>
              </table:table-cell>
              <table:table-cell office:value-type="float" office:value="1.01999436778372">
                <text:p>1.01999436778372</text:p>
              </table:table-cell>
              <table:table-cell office:value-type="float" office:value="1.38830897703549">
                <text:p>1.38830897703549</text:p>
              </table:table-cell>
              <table:table-cell office:value-type="float" office:value="1.08675595238095">
                <text:p>1.08675595238095</text:p>
              </table:table-cell>
              <table:table-cell office:value-type="float" office:value="1.03268115942029">
                <text:p>1.03268115942029</text:p>
              </table:table-cell>
            </table:table-row>
            <table:table-row>
              <table:table-cell office:value-type="string">
                <text:p>2011-04-08</text:p>
              </table:table-cell>
              <table:table-cell office:value-type="float" office:value="1.01182765418192">
                <text:p>1.01182765418192</text:p>
              </table:table-cell>
              <table:table-cell office:value-type="float" office:value="1.38256784968685">
                <text:p>1.38256784968685</text:p>
              </table:table-cell>
              <table:table-cell office:value-type="float" office:value="1.090625">
                <text:p>1.090625</text:p>
              </table:table-cell>
              <table:table-cell office:value-type="float" office:value="1.04101449275362">
                <text:p>1.04101449275362</text:p>
              </table:table-cell>
            </table:table-row>
            <table:table-row>
              <table:table-cell office:value-type="string">
                <text:p>2011-04-11</text:p>
              </table:table-cell>
              <table:table-cell office:value-type="float" office:value="0.995494226978316">
                <text:p>0.995494226978316</text:p>
              </table:table-cell>
              <table:table-cell office:value-type="float" office:value="1.36273486430063">
                <text:p>1.36273486430063</text:p>
              </table:table-cell>
              <table:table-cell office:value-type="float" office:value="1.16889880952381">
                <text:p>1.16889880952381</text:p>
              </table:table-cell>
              <table:table-cell office:value-type="float" office:value="1.0336231884058">
                <text:p>1.0336231884058</text:p>
              </table:table-cell>
            </table:table-row>
            <table:table-row>
              <table:table-cell office:value-type="string">
                <text:p>2011-04-12</text:p>
              </table:table-cell>
              <table:table-cell office:value-type="float" office:value="0.987609124190369">
                <text:p>0.987609124190369</text:p>
              </table:table-cell>
              <table:table-cell office:value-type="float" office:value="1.32515657620042">
                <text:p>1.32515657620042</text:p>
              </table:table-cell>
              <table:table-cell office:value-type="float" office:value="1.16354166666667">
                <text:p>1.16354166666667</text:p>
              </table:table-cell>
              <table:table-cell office:value-type="float" office:value="1.02615942028986">
                <text:p>1.02615942028986</text:p>
              </table:table-cell>
            </table:table-row>
            <table:table-row>
              <table:table-cell office:value-type="string">
                <text:p>2011-04-13</text:p>
              </table:table-cell>
              <table:table-cell office:value-type="float" office:value="0.990143621515066">
                <text:p>0.990143621515066</text:p>
              </table:table-cell>
              <table:table-cell office:value-type="float" office:value="1.34968684759916">
                <text:p>1.34968684759916</text:p>
              </table:table-cell>
              <table:table-cell office:value-type="float" office:value="1.2047619047619">
                <text:p>1.2047619047619</text:p>
              </table:table-cell>
              <table:table-cell office:value-type="float" office:value="1.02826086956522">
                <text:p>1.02826086956522</text:p>
              </table:table-cell>
            </table:table-row>
            <table:table-row>
              <table:table-cell office:value-type="string">
                <text:p>2011-04-14</text:p>
              </table:table-cell>
              <table:table-cell office:value-type="float" office:value="0.996902281047592">
                <text:p>0.996902281047592</text:p>
              </table:table-cell>
              <table:table-cell office:value-type="float" office:value="1.36743215031315">
                <text:p>1.36743215031315</text:p>
              </table:table-cell>
              <table:table-cell office:value-type="float" office:value="1.22306547619048">
                <text:p>1.22306547619048</text:p>
              </table:table-cell>
              <table:table-cell office:value-type="float" office:value="1.04210144927536">
                <text:p>1.04210144927536</text:p>
              </table:table-cell>
            </table:table-row>
            <table:table-row>
              <table:table-cell office:value-type="string">
                <text:p>2011-04-15</text:p>
              </table:table-cell>
              <table:table-cell office:value-type="float" office:value="1.00985637848493">
                <text:p>1.00985637848493</text:p>
              </table:table-cell>
              <table:table-cell office:value-type="float" office:value="1.3919624217119">
                <text:p>1.3919624217119</text:p>
              </table:table-cell>
              <table:table-cell office:value-type="float" office:value="1.23452380952381">
                <text:p>1.23452380952381</text:p>
              </table:table-cell>
              <table:table-cell office:value-type="float" office:value="1.05108695652174">
                <text:p>1.05108695652174</text:p>
              </table:table-cell>
            </table:table-row>
            <table:table-row>
              <table:table-cell office:value-type="string">
                <text:p>2011-04-18</text:p>
              </table:table-cell>
              <table:table-cell office:value-type="float" office:value="1.00844832441566">
                <text:p>1.00844832441566</text:p>
              </table:table-cell>
              <table:table-cell office:value-type="float" office:value="1.35960334029228">
                <text:p>1.35960334029228</text:p>
              </table:table-cell>
              <table:table-cell office:value-type="float" office:value="1.22931547619048">
                <text:p>1.22931547619048</text:p>
              </table:table-cell>
              <table:table-cell office:value-type="float" office:value="1.05746376811594">
                <text:p>1.05746376811594</text:p>
              </table:table-cell>
            </table:table-row>
            <table:table-row>
              <table:table-cell office:value-type="string">
                <text:p>2011-04-19</text:p>
              </table:table-cell>
              <table:table-cell office:value-type="float" office:value="1.00619543790482">
                <text:p>1.00619543790482</text:p>
              </table:table-cell>
              <table:table-cell office:value-type="float" office:value="1.34759916492693">
                <text:p>1.34759916492693</text:p>
              </table:table-cell>
              <table:table-cell office:value-type="float" office:value="1.24985119047619">
                <text:p>1.24985119047619</text:p>
              </table:table-cell>
              <table:table-cell office:value-type="float" office:value="1.05746376811594">
                <text:p>1.05746376811594</text:p>
              </table:table-cell>
            </table:table-row>
            <table:table-row>
              <table:table-cell office:value-type="string">
                <text:p>2011-04-20</text:p>
              </table:table-cell>
              <table:table-cell office:value-type="float" office:value="1.01408054069276">
                <text:p>1.01408054069276</text:p>
              </table:table-cell>
              <table:table-cell office:value-type="float" office:value="1.3856993736952">
                <text:p>1.3856993736952</text:p>
              </table:table-cell>
              <table:table-cell office:value-type="float" office:value="1.28824404761905">
                <text:p>1.28824404761905</text:p>
              </table:table-cell>
              <table:table-cell office:value-type="float" office:value="1.06159420289855">
                <text:p>1.06159420289855</text:p>
              </table:table-cell>
            </table:table-row>
            <table:table-row>
              <table:table-cell office:value-type="string">
                <text:p>2011-04-21</text:p>
              </table:table-cell>
              <table:table-cell office:value-type="float" office:value="1.01605181638975">
                <text:p>1.01605181638975</text:p>
              </table:table-cell>
              <table:table-cell office:value-type="float" office:value="1.42223382045929">
                <text:p>1.42223382045929</text:p>
              </table:table-cell>
              <table:table-cell office:value-type="float" office:value="1.48363095238095">
                <text:p>1.48363095238095</text:p>
              </table:table-cell>
              <table:table-cell office:value-type="float" office:value="1.06333333333333">
                <text:p>1.06333333333333</text:p>
              </table:table-cell>
            </table:table-row>
            <table:table-row>
              <table:table-cell office:value-type="string">
                <text:p>2011-04-25</text:p>
              </table:table-cell>
              <table:table-cell office:value-type="float" office:value="1.01520698394818">
                <text:p>1.01520698394818</text:p>
              </table:table-cell>
              <table:table-cell office:value-type="float" office:value="1.42014613778706">
                <text:p>1.42014613778706</text:p>
              </table:table-cell>
              <table:table-cell office:value-type="float" office:value="1.4922619047619">
                <text:p>1.4922619047619</text:p>
              </table:table-cell>
              <table:table-cell office:value-type="float" office:value="1.06427536231884">
                <text:p>1.06427536231884</text:p>
              </table:table-cell>
            </table:table-row>
            <table:table-row>
              <table:table-cell office:value-type="string">
                <text:p>2011-04-26</text:p>
              </table:table-cell>
              <table:table-cell office:value-type="float" office:value="1.01745987045903">
                <text:p>1.01745987045903</text:p>
              </table:table-cell>
              <table:table-cell office:value-type="float" office:value="1.44519832985386">
                <text:p>1.44519832985386</text:p>
              </table:table-cell>
              <table:table-cell office:value-type="float" office:value="1.51488095238095">
                <text:p>1.51488095238095</text:p>
              </table:table-cell>
              <table:table-cell office:value-type="float" office:value="1.06072463768116">
                <text:p>1.06072463768116</text:p>
              </table:table-cell>
            </table:table-row>
            <table:table-row>
              <table:table-cell office:value-type="string">
                <text:p>2011-04-27</text:p>
              </table:table-cell>
              <table:table-cell office:value-type="float" office:value="1.02506336243312">
                <text:p>1.02506336243312</text:p>
              </table:table-cell>
              <table:table-cell office:value-type="float" office:value="1.44885177453027">
                <text:p>1.44885177453027</text:p>
              </table:table-cell>
              <table:table-cell office:value-type="float" office:value="1.48050595238095">
                <text:p>1.48050595238095</text:p>
              </table:table-cell>
              <table:table-cell office:value-type="float" office:value="1.08115942028986">
                <text:p>1.08115942028986</text:p>
              </table:table-cell>
            </table:table-row>
            <table:table-row>
              <table:table-cell office:value-type="string">
                <text:p>2011-04-28</text:p>
              </table:table-cell>
              <table:table-cell office:value-type="float" office:value="1.03632779498733">
                <text:p>1.03632779498733</text:p>
              </table:table-cell>
              <table:table-cell office:value-type="float" office:value="1.44832985386221">
                <text:p>1.44832985386221</text:p>
              </table:table-cell>
              <table:table-cell office:value-type="float" office:value="1.47276785714286">
                <text:p>1.47276785714286</text:p>
              </table:table-cell>
              <table:table-cell office:value-type="float" office:value="1.08565217391304">
                <text:p>1.08565217391304</text:p>
              </table:table-cell>
            </table:table-row>
            <table:table-row>
              <table:table-cell office:value-type="string">
                <text:p>2011-04-29</text:p>
              </table:table-cell>
              <table:table-cell office:value-type="float" office:value="1.04139678963672">
                <text:p>1.04139678963672</text:p>
              </table:table-cell>
              <table:table-cell office:value-type="float" office:value="1.46450939457202">
                <text:p>1.46450939457202</text:p>
              </table:table-cell>
              <table:table-cell office:value-type="float" office:value="1.453125">
                <text:p>1.453125</text:p>
              </table:table-cell>
              <table:table-cell office:value-type="float" office:value="1.10413043478261">
                <text:p>1.10413043478261</text:p>
              </table:table-cell>
            </table:table-row>
            <table:table-row>
              <table:table-cell office:value-type="string">
                <text:p>2011-05-02</text:p>
              </table:table-cell>
              <table:table-cell office:value-type="float" office:value="1.04139678963672">
                <text:p>1.04139678963672</text:p>
              </table:table-cell>
              <table:table-cell office:value-type="float" office:value="1.46189979123173">
                <text:p>1.46189979123173</text:p>
              </table:table-cell>
              <table:table-cell office:value-type="float" office:value="1.46830357142857">
                <text:p>1.46830357142857</text:p>
              </table:table-cell>
              <table:table-cell office:value-type="float" office:value="1.08992753623188">
                <text:p>1.08992753623188</text:p>
              </table:table-cell>
            </table:table-row>
            <table:table-row>
              <table:table-cell office:value-type="string">
                <text:p>2011-05-03</text:p>
              </table:table-cell>
              <table:table-cell office:value-type="float" office:value="1.04787383835539">
                <text:p>1.04787383835539</text:p>
              </table:table-cell>
              <table:table-cell office:value-type="float" office:value="1.41544885177453">
                <text:p>1.41544885177453</text:p>
              </table:table-cell>
              <table:table-cell office:value-type="float" office:value="1.45818452380952">
                <text:p>1.45818452380952</text:p>
              </table:table-cell>
              <table:table-cell office:value-type="float" office:value="1.08608695652174">
                <text:p>1.08608695652174</text:p>
              </table:table-cell>
            </table:table-row>
            <table:table-row>
              <table:table-cell office:value-type="string">
                <text:p>2011-05-04</text:p>
              </table:table-cell>
              <table:table-cell office:value-type="float" office:value="1.05406927626021">
                <text:p>1.05406927626021</text:p>
              </table:table-cell>
              <table:table-cell office:value-type="float" office:value="1.37004175365344">
                <text:p>1.37004175365344</text:p>
              </table:table-cell>
              <table:table-cell office:value-type="float" office:value="1.43571428571429">
                <text:p>1.43571428571429</text:p>
              </table:table-cell>
              <table:table-cell office:value-type="float" office:value="1.07050724637681">
                <text:p>1.07050724637681</text:p>
              </table:table-cell>
            </table:table-row>
            <table:table-row>
              <table:table-cell office:value-type="string">
                <text:p>2011-05-05</text:p>
              </table:table-cell>
              <table:table-cell office:value-type="float" office:value="1.04787383835539">
                <text:p>1.04787383835539</text:p>
              </table:table-cell>
              <table:table-cell office:value-type="float" office:value="1.35334029227557">
                <text:p>1.35334029227557</text:p>
              </table:table-cell>
              <table:table-cell office:value-type="float" office:value="1.42068452380952">
                <text:p>1.42068452380952</text:p>
              </table:table-cell>
              <table:table-cell office:value-type="float" office:value="1.03963768115942">
                <text:p>1.03963768115942</text:p>
              </table:table-cell>
            </table:table-row>
            <table:table-row>
              <table:table-cell office:value-type="string">
                <text:p>2011-05-06</text:p>
              </table:table-cell>
              <table:table-cell office:value-type="float" office:value="1.0535060546325">
                <text:p>1.0535060546325</text:p>
              </table:table-cell>
              <table:table-cell office:value-type="float" office:value="1.36064718162839">
                <text:p>1.36064718162839</text:p>
              </table:table-cell>
              <table:table-cell office:value-type="float" office:value="1.43035714285714">
                <text:p>1.43035714285714</text:p>
              </table:table-cell>
              <table:table-cell office:value-type="float" office:value="1.05289855072464">
                <text:p>1.05289855072464</text:p>
              </table:table-cell>
            </table:table-row>
            <table:table-row>
              <table:table-cell office:value-type="string">
                <text:p>2011-05-09</text:p>
              </table:table-cell>
              <table:table-cell office:value-type="float" office:value="1.05941988172346">
                <text:p>1.05941988172346</text:p>
              </table:table-cell>
              <table:table-cell office:value-type="float" office:value="1.43580375782881">
                <text:p>1.43580375782881</text:p>
              </table:table-cell>
              <table:table-cell office:value-type="float" office:value="1.45982142857143">
                <text:p>1.45982142857143</text:p>
              </table:table-cell>
              <table:table-cell office:value-type="float" office:value="1.06797101449275">
                <text:p>1.06797101449275</text:p>
              </table:table-cell>
            </table:table-row>
            <table:table-row>
              <table:table-cell office:value-type="string">
                <text:p>2011-05-10</text:p>
              </table:table-cell>
              <table:table-cell office:value-type="float" office:value="1.06448887637285">
                <text:p>1.06448887637285</text:p>
              </table:table-cell>
              <table:table-cell office:value-type="float" office:value="1.46033402922756">
                <text:p>1.46033402922756</text:p>
              </table:table-cell>
              <table:table-cell office:value-type="float" office:value="1.4485119047619">
                <text:p>1.4485119047619</text:p>
              </table:table-cell>
              <table:table-cell office:value-type="float" office:value="1.07173913043478">
                <text:p>1.07173913043478</text:p>
              </table:table-cell>
            </table:table-row>
            <table:table-row>
              <table:table-cell office:value-type="string">
                <text:p>2011-05-11</text:p>
              </table:table-cell>
              <table:table-cell office:value-type="float" office:value="1.06674176288369">
                <text:p>1.06674176288369</text:p>
              </table:table-cell>
              <table:table-cell office:value-type="float" office:value="1.3768267223382">
                <text:p>1.3768267223382</text:p>
              </table:table-cell>
              <table:table-cell office:value-type="float" office:value="1.43735119047619">
                <text:p>1.43735119047619</text:p>
              </table:table-cell>
              <table:table-cell office:value-type="float" office:value="1.06188405797101">
                <text:p>1.06188405797101</text:p>
              </table:table-cell>
            </table:table-row>
            <table:table-row>
              <table:table-cell office:value-type="string">
                <text:p>2011-05-12</text:p>
              </table:table-cell>
              <table:table-cell office:value-type="float" office:value="1.07800619543791">
                <text:p>1.07800619543791</text:p>
              </table:table-cell>
              <table:table-cell office:value-type="float" office:value="1.38517745302714">
                <text:p>1.38517745302714</text:p>
              </table:table-cell>
              <table:table-cell office:value-type="float" office:value="1.46190476190476">
                <text:p>1.46190476190476</text:p>
              </table:table-cell>
              <table:table-cell office:value-type="float" office:value="1.06224637681159">
                <text:p>1.06224637681159</text:p>
              </table:table-cell>
            </table:table-row>
            <table:table-row>
              <table:table-cell office:value-type="string">
                <text:p>2011-05-13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37839248434238">
                <text:p>1.37839248434238</text:p>
              </table:table-cell>
              <table:table-cell office:value-type="float" office:value="1.43764880952381">
                <text:p>1.43764880952381</text:p>
              </table:table-cell>
              <table:table-cell office:value-type="float" office:value="1.05528985507246">
                <text:p>1.05528985507246</text:p>
              </table:table-cell>
            </table:table-row>
            <table:table-row>
              <table:table-cell office:value-type="string">
                <text:p>2011-05-16</text:p>
              </table:table-cell>
              <table:table-cell office:value-type="float" office:value="1.07378203323008">
                <text:p>1.07378203323008</text:p>
              </table:table-cell>
              <table:table-cell office:value-type="float" office:value="1.37473903966597">
                <text:p>1.37473903966597</text:p>
              </table:table-cell>
              <table:table-cell office:value-type="float" office:value="1.43065476190476">
                <text:p>1.43065476190476</text:p>
              </table:table-cell>
              <table:table-cell office:value-type="float" office:value="1.05340579710145">
                <text:p>1.05340579710145</text:p>
              </table:table-cell>
            </table:table-row>
            <table:table-row>
              <table:table-cell office:value-type="string">
                <text:p>2011-05-17</text:p>
              </table:table-cell>
              <table:table-cell office:value-type="float" office:value="1.08279357927344">
                <text:p>1.08279357927344</text:p>
              </table:table-cell>
              <table:table-cell office:value-type="float" office:value="1.39248434237996">
                <text:p>1.39248434237996</text:p>
              </table:table-cell>
              <table:table-cell office:value-type="float" office:value="1.45193452380952">
                <text:p>1.45193452380952</text:p>
              </table:table-cell>
              <table:table-cell office:value-type="float" office:value="1.04884057971015">
                <text:p>1.04884057971015</text:p>
              </table:table-cell>
            </table:table-row>
            <table:table-row>
              <table:table-cell office:value-type="string">
                <text:p>2011-05-18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4384133611691">
                <text:p>1.4384133611691</text:p>
              </table:table-cell>
              <table:table-cell office:value-type="float" office:value="1.4547619047619">
                <text:p>1.4547619047619</text:p>
              </table:table-cell>
              <table:table-cell office:value-type="float" office:value="1.05507246376812">
                <text:p>1.05507246376812</text:p>
              </table:table-cell>
            </table:table-row>
            <table:table-row>
              <table:table-cell office:value-type="string">
                <text:p>2011-05-19</text:p>
              </table:table-cell>
              <table:table-cell office:value-type="float" office:value="1.0887074063644">
                <text:p>1.0887074063644</text:p>
              </table:table-cell>
              <table:table-cell office:value-type="float" office:value="1.40762004175365">
                <text:p>1.40762004175365</text:p>
              </table:table-cell>
              <table:table-cell office:value-type="float" office:value="1.43928571428571">
                <text:p>1.43928571428571</text:p>
              </table:table-cell>
              <table:table-cell office:value-type="float" office:value="1.0554347826087">
                <text:p>1.0554347826087</text:p>
              </table:table-cell>
            </table:table-row>
            <table:table-row>
              <table:table-cell office:value-type="string">
                <text:p>2011-05-20</text:p>
              </table:table-cell>
              <table:table-cell office:value-type="float" office:value="1.07941424950718">
                <text:p>1.07941424950718</text:p>
              </table:table-cell>
              <table:table-cell office:value-type="float" office:value="1.42275574112735">
                <text:p>1.42275574112735</text:p>
              </table:table-cell>
              <table:table-cell office:value-type="float" office:value="1.44508928571429">
                <text:p>1.44508928571429</text:p>
              </table:table-cell>
              <table:table-cell office:value-type="float" office:value="1.06876811594203">
                <text:p>1.06876811594203</text:p>
              </table:table-cell>
            </table:table-row>
            <table:table-row>
              <table:table-cell office:value-type="string">
                <text:p>2011-05-23</text:p>
              </table:table-cell>
              <table:table-cell office:value-type="float" office:value="1.07012109264996">
                <text:p>1.07012109264996</text:p>
              </table:table-cell>
              <table:table-cell office:value-type="float" office:value="1.38100208768267">
                <text:p>1.38100208768267</text:p>
              </table:table-cell>
              <table:table-cell office:value-type="float" office:value="1.41830357142857">
                <text:p>1.41830357142857</text:p>
              </table:table-cell>
              <table:table-cell office:value-type="float" office:value="1.07123188405797">
                <text:p>1.07123188405797</text:p>
              </table:table-cell>
            </table:table-row>
            <table:table-row>
              <table:table-cell office:value-type="string">
                <text:p>2011-05-24</text:p>
              </table:table-cell>
              <table:table-cell office:value-type="float" office:value="1.0698394818361">
                <text:p>1.0698394818361</text:p>
              </table:table-cell>
              <table:table-cell office:value-type="float" office:value="1.3919624217119">
                <text:p>1.3919624217119</text:p>
              </table:table-cell>
              <table:table-cell office:value-type="float" office:value="1.41145833333333">
                <text:p>1.41145833333333</text:p>
              </table:table-cell>
              <table:table-cell office:value-type="float" office:value="1.07673913043478">
                <text:p>1.07673913043478</text:p>
              </table:table-cell>
            </table:table-row>
            <table:table-row>
              <table:table-cell office:value-type="string">
                <text:p>2011-05-25</text:p>
              </table:table-cell>
              <table:table-cell office:value-type="float" office:value="1.06533370881442">
                <text:p>1.06533370881442</text:p>
              </table:table-cell>
              <table:table-cell office:value-type="float" office:value="1.49060542797495">
                <text:p>1.49060542797495</text:p>
              </table:table-cell>
              <table:table-cell office:value-type="float" office:value="1.39389880952381">
                <text:p>1.39389880952381</text:p>
              </table:table-cell>
              <table:table-cell office:value-type="float" office:value="1.07666666666667">
                <text:p>1.07666666666667</text:p>
              </table:table-cell>
            </table:table-row>
            <table:table-row>
              <table:table-cell office:value-type="string">
                <text:p>2011-05-26</text:p>
              </table:table-cell>
              <table:table-cell office:value-type="float" office:value="1.06392565474514">
                <text:p>1.06392565474514</text:p>
              </table:table-cell>
              <table:table-cell office:value-type="float" office:value="1.51200417536534">
                <text:p>1.51200417536534</text:p>
              </table:table-cell>
              <table:table-cell office:value-type="float" office:value="1.38809523809524">
                <text:p>1.38809523809524</text:p>
              </table:table-cell>
              <table:table-cell office:value-type="float" office:value="1.07405797101449">
                <text:p>1.07405797101449</text:p>
              </table:table-cell>
            </table:table-row>
            <table:table-row>
              <table:table-cell office:value-type="string">
                <text:p>2011-05-27</text:p>
              </table:table-cell>
              <table:table-cell office:value-type="float" office:value="1.0616727682343">
                <text:p>1.0616727682343</text:p>
              </table:table-cell>
              <table:table-cell office:value-type="float" office:value="1.51304801670146">
                <text:p>1.51304801670146</text:p>
              </table:table-cell>
              <table:table-cell office:value-type="float" office:value="1.38705357142857">
                <text:p>1.38705357142857</text:p>
              </table:table-cell>
              <table:table-cell office:value-type="float" office:value="1.08478260869565">
                <text:p>1.08478260869565</text:p>
              </table:table-cell>
            </table:table-row>
            <table:table-row>
              <table:table-cell office:value-type="string">
                <text:p>2011-05-31</text:p>
              </table:table-cell>
              <table:table-cell office:value-type="float" office:value="1.06899464939454">
                <text:p>1.06899464939454</text:p>
              </table:table-cell>
              <table:table-cell office:value-type="float" office:value="1.52922755741127">
                <text:p>1.52922755741127</text:p>
              </table:table-cell>
              <table:table-cell office:value-type="float" office:value="1.40967261904762">
                <text:p>1.40967261904762</text:p>
              </table:table-cell>
              <table:table-cell office:value-type="float" office:value="1.08434782608696">
                <text:p>1.08434782608696</text:p>
              </table:table-cell>
            </table:table-row>
            <table:table-row>
              <table:table-cell office:value-type="string">
                <text:p>2011-06-01</text:p>
              </table:table-cell>
              <table:table-cell office:value-type="float" office:value="1.05829343846804">
                <text:p>1.05829343846804</text:p>
              </table:table-cell>
              <table:table-cell office:value-type="float" office:value="1.46033402922756">
                <text:p>1.46033402922756</text:p>
              </table:table-cell>
              <table:table-cell office:value-type="float" office:value="1.38660714285714">
                <text:p>1.38660714285714</text:p>
              </table:table-cell>
              <table:table-cell office:value-type="float" office:value="1.08630434782609">
                <text:p>1.08630434782609</text:p>
              </table:table-cell>
            </table:table-row>
            <table:table-row>
              <table:table-cell office:value-type="string">
                <text:p>2011-06-02</text:p>
              </table:table-cell>
              <table:table-cell office:value-type="float" office:value="1.05801182765418">
                <text:p>1.05801182765418</text:p>
              </table:table-cell>
              <table:table-cell office:value-type="float" office:value="1.46450939457202">
                <text:p>1.46450939457202</text:p>
              </table:table-cell>
              <table:table-cell office:value-type="float" office:value="1.41622023809524">
                <text:p>1.41622023809524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2011-06-03</text:p>
              </table:table-cell>
              <table:table-cell office:value-type="float" office:value="1.05012672486624">
                <text:p>1.05012672486624</text:p>
              </table:table-cell>
              <table:table-cell office:value-type="float" office:value="1.4723382045929">
                <text:p>1.4723382045929</text:p>
              </table:table-cell>
              <table:table-cell office:value-type="float" office:value="1.4047619047619">
                <text:p>1.4047619047619</text:p>
              </table:table-cell>
              <table:table-cell office:value-type="float" office:value="1.08855072463768">
                <text:p>1.08855072463768</text:p>
              </table:table-cell>
            </table:table-row>
            <table:table-row>
              <table:table-cell office:value-type="string">
                <text:p>2011-06-06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4321503131524">
                <text:p>1.4321503131524</text:p>
              </table:table-cell>
              <table:table-cell office:value-type="float" office:value="1.38630952380952">
                <text:p>1.38630952380952</text:p>
              </table:table-cell>
              <table:table-cell office:value-type="float" office:value="1.0904347826087">
                <text:p>1.0904347826087</text:p>
              </table:table-cell>
            </table:table-row>
            <table:table-row>
              <table:table-cell office:value-type="string">
                <text:p>2011-06-07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45563674321503">
                <text:p>1.45563674321503</text:p>
              </table:table-cell>
              <table:table-cell office:value-type="float" office:value="1.38839285714286">
                <text:p>1.3883928571428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11-06-08</text:p>
              </table:table-cell>
              <table:table-cell office:value-type="float" office:value="1.05575894114334">
                <text:p>1.05575894114334</text:p>
              </table:table-cell>
              <table:table-cell office:value-type="float" office:value="1.51774530271399">
                <text:p>1.51774530271399</text:p>
              </table:table-cell>
              <table:table-cell office:value-type="float" office:value="1.38095238095238">
                <text:p>1.38095238095238</text:p>
              </table:table-cell>
              <table:table-cell office:value-type="float" office:value="1.08557971014493">
                <text:p>1.08557971014493</text:p>
              </table:table-cell>
            </table:table-row>
            <table:table-row>
              <table:table-cell office:value-type="string">
                <text:p>2011-06-09</text:p>
              </table:table-cell>
              <table:table-cell office:value-type="float" office:value="1.05435088707406">
                <text:p>1.05435088707406</text:p>
              </table:table-cell>
              <table:table-cell office:value-type="float" office:value="1.54436325678497">
                <text:p>1.54436325678497</text:p>
              </table:table-cell>
              <table:table-cell office:value-type="float" office:value="1.39464285714286">
                <text:p>1.39464285714286</text:p>
              </table:table-cell>
              <table:table-cell office:value-type="float" office:value="1.09101449275362">
                <text:p>1.09101449275362</text:p>
              </table:table-cell>
            </table:table-row>
            <table:table-row>
              <table:table-cell office:value-type="string">
                <text:p>2011-06-10</text:p>
              </table:table-cell>
              <table:table-cell office:value-type="float" office:value="1.04900028161081">
                <text:p>1.04900028161081</text:p>
              </table:table-cell>
              <table:table-cell office:value-type="float" office:value="1.50574112734864">
                <text:p>1.50574112734864</text:p>
              </table:table-cell>
              <table:table-cell office:value-type="float" office:value="1.35729166666667">
                <text:p>1.35729166666667</text:p>
              </table:table-cell>
              <table:table-cell office:value-type="float" office:value="1.08144927536232">
                <text:p>1.08144927536232</text:p>
              </table:table-cell>
            </table:table-row>
            <table:table-row>
              <table:table-cell office:value-type="string">
                <text:p>2011-06-13</text:p>
              </table:table-cell>
              <table:table-cell office:value-type="float" office:value="1.05744860602647">
                <text:p>1.05744860602647</text:p>
              </table:table-cell>
              <table:table-cell office:value-type="float" office:value="1.45302713987474">
                <text:p>1.45302713987474</text:p>
              </table:table-cell>
              <table:table-cell office:value-type="float" office:value="1.36577380952381">
                <text:p>1.36577380952381</text:p>
              </table:table-cell>
              <table:table-cell office:value-type="float" office:value="1.07079710144928">
                <text:p>1.07079710144928</text:p>
              </table:table-cell>
            </table:table-row>
            <table:table-row>
              <table:table-cell office:value-type="string">
                <text:p>2011-06-14</text:p>
              </table:table-cell>
              <table:table-cell office:value-type="float" office:value="1.05773021684033">
                <text:p>1.05773021684033</text:p>
              </table:table-cell>
              <table:table-cell office:value-type="float" office:value="1.53444676409186">
                <text:p>1.53444676409186</text:p>
              </table:table-cell>
              <table:table-cell office:value-type="float" office:value="1.41190476190476">
                <text:p>1.41190476190476</text:p>
              </table:table-cell>
              <table:table-cell office:value-type="float" office:value="1.07731884057971">
                <text:p>1.07731884057971</text:p>
              </table:table-cell>
            </table:table-row>
            <table:table-row>
              <table:table-cell office:value-type="string">
                <text:p>2011-06-15</text:p>
              </table:table-cell>
              <table:table-cell office:value-type="float" office:value="1.04900028161081">
                <text:p>1.04900028161081</text:p>
              </table:table-cell>
              <table:table-cell office:value-type="float" office:value="1.51565762004175">
                <text:p>1.51565762004175</text:p>
              </table:table-cell>
              <table:table-cell office:value-type="float" office:value="1.3952380952381">
                <text:p>1.3952380952381</text:p>
              </table:table-cell>
              <table:table-cell office:value-type="float" office:value="1.08057971014493">
                <text:p>1.08057971014493</text:p>
              </table:table-cell>
            </table:table-row>
            <table:table-row>
              <table:table-cell office:value-type="string">
                <text:p>2011-06-16</text:p>
              </table:table-cell>
              <table:table-cell office:value-type="float" office:value="1.05773021684033">
                <text:p>1.05773021684033</text:p>
              </table:table-cell>
              <table:table-cell office:value-type="float" office:value="1.57306889352818">
                <text:p>1.57306889352818</text:p>
              </table:table-cell>
              <table:table-cell office:value-type="float" office:value="1.39181547619048">
                <text:p>1.39181547619048</text:p>
              </table:table-cell>
              <table:table-cell office:value-type="float" office:value="1.07949275362319">
                <text:p>1.07949275362319</text:p>
              </table:table-cell>
            </table:table-row>
            <table:table-row>
              <table:table-cell office:value-type="string">
                <text:p>2011-06-17</text:p>
              </table:table-cell>
              <table:table-cell office:value-type="float" office:value="1.0616727682343">
                <text:p>1.0616727682343</text:p>
              </table:table-cell>
              <table:table-cell office:value-type="float" office:value="1.57098121085595">
                <text:p>1.57098121085595</text:p>
              </table:table-cell>
              <table:table-cell office:value-type="float" office:value="1.40997023809524">
                <text:p>1.40997023809524</text:p>
              </table:table-cell>
              <table:table-cell office:value-type="float" office:value="1.08652173913043">
                <text:p>1.08652173913043</text:p>
              </table:table-cell>
            </table:table-row>
            <table:table-row>
              <table:table-cell office:value-type="string">
                <text:p>2011-06-20</text:p>
              </table:table-cell>
              <table:table-cell office:value-type="float" office:value="1.06674176288369">
                <text:p>1.06674176288369</text:p>
              </table:table-cell>
              <table:table-cell office:value-type="float" office:value="1.5741127348643">
                <text:p>1.5741127348643</text:p>
              </table:table-cell>
              <table:table-cell office:value-type="float" office:value="1.4672619047619">
                <text:p>1.4672619047619</text:p>
              </table:table-cell>
              <table:table-cell office:value-type="float" office:value="1.08717391304348">
                <text:p>1.08717391304348</text:p>
              </table:table-cell>
            </table:table-row>
            <table:table-row>
              <table:table-cell office:value-type="string">
                <text:p>2011-06-21</text:p>
              </table:table-cell>
              <table:table-cell office:value-type="float" office:value="1.06308082230358">
                <text:p>1.06308082230358</text:p>
              </table:table-cell>
              <table:table-cell office:value-type="float" office:value="1.61064718162839">
                <text:p>1.61064718162839</text:p>
              </table:table-cell>
              <table:table-cell office:value-type="float" office:value="1.46800595238095">
                <text:p>1.46800595238095</text:p>
              </table:table-cell>
              <table:table-cell office:value-type="float" office:value="1.09246376811594">
                <text:p>1.09246376811594</text:p>
              </table:table-cell>
            </table:table-row>
            <table:table-row>
              <table:table-cell office:value-type="string">
                <text:p>2011-06-22</text:p>
              </table:table-cell>
              <table:table-cell office:value-type="float" office:value="1.05519571951563">
                <text:p>1.05519571951563</text:p>
              </table:table-cell>
              <table:table-cell office:value-type="float" office:value="1.62212943632568">
                <text:p>1.62212943632568</text:p>
              </table:table-cell>
              <table:table-cell office:value-type="float" office:value="1.48020833333333">
                <text:p>1.48020833333333</text:p>
              </table:table-cell>
              <table:table-cell office:value-type="float" office:value="1.09413043478261">
                <text:p>1.09413043478261</text:p>
              </table:table-cell>
            </table:table-row>
            <table:table-row>
              <table:table-cell office:value-type="string">
                <text:p>2011-06-23</text:p>
              </table:table-cell>
              <table:table-cell office:value-type="float" office:value="1.04928189242467">
                <text:p>1.04928189242467</text:p>
              </table:table-cell>
              <table:table-cell office:value-type="float" office:value="1.60073068893528">
                <text:p>1.60073068893528</text:p>
              </table:table-cell>
              <table:table-cell office:value-type="float" office:value="1.49806547619048">
                <text:p>1.49806547619048</text:p>
              </table:table-cell>
              <table:table-cell office:value-type="float" office:value="1.07492753623188">
                <text:p>1.07492753623188</text:p>
              </table:table-cell>
            </table:table-row>
            <table:table-row>
              <table:table-cell office:value-type="string">
                <text:p>2011-06-24</text:p>
              </table:table-cell>
              <table:table-cell office:value-type="float" office:value="1.05153477893551">
                <text:p>1.05153477893551</text:p>
              </table:table-cell>
              <table:table-cell office:value-type="float" office:value="1.59968684759916">
                <text:p>1.59968684759916</text:p>
              </table:table-cell>
              <table:table-cell office:value-type="float" office:value="1.5389880952381">
                <text:p>1.5389880952381</text:p>
              </table:table-cell>
              <table:table-cell office:value-type="float" office:value="1.05985507246377">
                <text:p>1.05985507246377</text:p>
              </table:table-cell>
            </table:table-row>
            <table:table-row>
              <table:table-cell office:value-type="string">
                <text:p>2011-06-27</text:p>
              </table:table-cell>
              <table:table-cell office:value-type="float" office:value="1.06139115742044">
                <text:p>1.06139115742044</text:p>
              </table:table-cell>
              <table:table-cell office:value-type="float" office:value="1.62995824634656">
                <text:p>1.62995824634656</text:p>
              </table:table-cell>
              <table:table-cell office:value-type="float" office:value="1.55729166666667">
                <text:p>1.55729166666667</text:p>
              </table:table-cell>
              <table:table-cell office:value-type="float" office:value="1.05601449275362">
                <text:p>1.05601449275362</text:p>
              </table:table-cell>
            </table:table-row>
            <table:table-row>
              <table:table-cell office:value-type="string">
                <text:p>2011-06-28</text:p>
              </table:table-cell>
              <table:table-cell office:value-type="float" office:value="1.0723739791608">
                <text:p>1.0723739791608</text:p>
              </table:table-cell>
              <table:table-cell office:value-type="float" office:value="1.71189979123173">
                <text:p>1.71189979123173</text:p>
              </table:table-cell>
              <table:table-cell office:value-type="float" office:value="1.61294642857143">
                <text:p>1.61294642857143</text:p>
              </table:table-cell>
              <table:table-cell office:value-type="float" office:value="1.05971014492754">
                <text:p>1.05971014492754</text:p>
              </table:table-cell>
            </table:table-row>
            <table:table-row>
              <table:table-cell office:value-type="string">
                <text:p>2011-06-29</text:p>
              </table:table-cell>
              <table:table-cell office:value-type="float" office:value="1.07321881160237">
                <text:p>1.07321881160237</text:p>
              </table:table-cell>
              <table:table-cell office:value-type="float" office:value="1.7160751565762">
                <text:p>1.7160751565762</text:p>
              </table:table-cell>
              <table:table-cell office:value-type="float" office:value="1.62172619047619">
                <text:p>1.62172619047619</text:p>
              </table:table-cell>
              <table:table-cell office:value-type="float" office:value="1.06652173913044">
                <text:p>1.06652173913044</text:p>
              </table:table-cell>
            </table:table-row>
            <table:table-row>
              <table:table-cell office:value-type="string">
                <text:p>2011-06-30</text:p>
              </table:table-cell>
              <table:table-cell office:value-type="float" office:value="1.07687975218248">
                <text:p>1.07687975218248</text:p>
              </table:table-cell>
              <table:table-cell office:value-type="float" office:value="1.72651356993737">
                <text:p>1.72651356993737</text:p>
              </table:table-cell>
              <table:table-cell office:value-type="float" office:value="1.59107142857143">
                <text:p>1.59107142857143</text:p>
              </table:table-cell>
              <table:table-cell office:value-type="float" office:value="1.05797101449275">
                <text:p>1.05797101449275</text:p>
              </table:table-cell>
            </table:table-row>
            <table:table-row>
              <table:table-cell office:value-type="string">
                <text:p>2011-07-01</text:p>
              </table:table-cell>
              <table:table-cell office:value-type="float" office:value="1.08617290903971">
                <text:p>1.08617290903971</text:p>
              </table:table-cell>
              <table:table-cell office:value-type="float" office:value="1.74947807933194">
                <text:p>1.74947807933194</text:p>
              </table:table-cell>
              <table:table-cell office:value-type="float" office:value="1.61458333333333">
                <text:p>1.61458333333333</text:p>
              </table:table-cell>
              <table:table-cell office:value-type="float" office:value="1.05021739130435">
                <text:p>1.05021739130435</text:p>
              </table:table-cell>
            </table:table-row>
            <table:table-row>
              <table:table-cell office:value-type="string">
                <text:p>2011-07-05</text:p>
              </table:table-cell>
              <table:table-cell office:value-type="float" office:value="1.08251196845959">
                <text:p>1.08251196845959</text:p>
              </table:table-cell>
              <table:table-cell office:value-type="float" office:value="1.74843423799582">
                <text:p>1.74843423799582</text:p>
              </table:table-cell>
              <table:table-cell office:value-type="float" office:value="1.60580357142857">
                <text:p>1.60580357142857</text:p>
              </table:table-cell>
              <table:table-cell office:value-type="float" office:value="1.06978260869565">
                <text:p>1.06978260869565</text:p>
              </table:table-cell>
            </table:table-row>
            <table:table-row>
              <table:table-cell office:value-type="string">
                <text:p>2011-07-06</text:p>
              </table:table-cell>
              <table:table-cell office:value-type="float" office:value="1.08392002252887">
                <text:p>1.08392002252887</text:p>
              </table:table-cell>
              <table:table-cell office:value-type="float" office:value="1.73068893528184">
                <text:p>1.73068893528184</text:p>
              </table:table-cell>
              <table:table-cell office:value-type="float" office:value="1.60550595238095">
                <text:p>1.60550595238095</text:p>
              </table:table-cell>
              <table:table-cell office:value-type="float" office:value="1.07905797101449">
                <text:p>1.07905797101449</text:p>
              </table:table-cell>
            </table:table-row>
            <table:table-row>
              <table:table-cell office:value-type="string">
                <text:p>2011-07-07</text:p>
              </table:table-cell>
              <table:table-cell office:value-type="float" office:value="1.07969586032104">
                <text:p>1.07969586032104</text:p>
              </table:table-cell>
              <table:table-cell office:value-type="float" office:value="1.73329853862213">
                <text:p>1.73329853862213</text:p>
              </table:table-cell>
              <table:table-cell office:value-type="float" office:value="1.58511904761905">
                <text:p>1.58511904761905</text:p>
              </table:table-cell>
              <table:table-cell office:value-type="float" office:value="1.08079710144928">
                <text:p>1.08079710144928</text:p>
              </table:table-cell>
            </table:table-row>
            <table:table-row>
              <table:table-cell office:value-type="string">
                <text:p>2011-07-08</text:p>
              </table:table-cell>
              <table:table-cell office:value-type="float" office:value="1.07519008729935">
                <text:p>1.07519008729935</text:p>
              </table:table-cell>
              <table:table-cell office:value-type="float" office:value="1.73068893528184">
                <text:p>1.73068893528184</text:p>
              </table:table-cell>
              <table:table-cell office:value-type="float" office:value="1.59806547619048">
                <text:p>1.59806547619048</text:p>
              </table:table-cell>
              <table:table-cell office:value-type="float" office:value="1.08876811594203">
                <text:p>1.08876811594203</text:p>
              </table:table-cell>
            </table:table-row>
            <table:table-row>
              <table:table-cell office:value-type="string">
                <text:p>2011-07-11</text:p>
              </table:table-cell>
              <table:table-cell office:value-type="float" office:value="1.07068431427767">
                <text:p>1.07068431427767</text:p>
              </table:table-cell>
              <table:table-cell office:value-type="float" office:value="1.65031315240084">
                <text:p>1.65031315240084</text:p>
              </table:table-cell>
              <table:table-cell office:value-type="float" office:value="1.56889880952381">
                <text:p>1.56889880952381</text:p>
              </table:table-cell>
              <table:table-cell office:value-type="float" office:value="1.09847826086957">
                <text:p>1.09847826086957</text:p>
              </table:table-cell>
            </table:table-row>
            <table:table-row>
              <table:table-cell office:value-type="string">
                <text:p>2011-07-12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6482254697286">
                <text:p>1.6482254697286</text:p>
              </table:table-cell>
              <table:table-cell office:value-type="float" office:value="1.5483630952381">
                <text:p>1.5483630952381</text:p>
              </table:table-cell>
              <table:table-cell office:value-type="float" office:value="1.10702898550725">
                <text:p>1.10702898550725</text:p>
              </table:table-cell>
            </table:table-row>
            <table:table-row>
              <table:table-cell office:value-type="string">
                <text:p>2011-07-13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67745302713987">
                <text:p>1.67745302713987</text:p>
              </table:table-cell>
              <table:table-cell office:value-type="float" office:value="1.5671130952381">
                <text:p>1.5671130952381</text:p>
              </table:table-cell>
              <table:table-cell office:value-type="float" office:value="1.11695652173913">
                <text:p>1.11695652173913</text:p>
              </table:table-cell>
            </table:table-row>
            <table:table-row>
              <table:table-cell office:value-type="string">
                <text:p>2011-07-14</text:p>
              </table:table-cell>
              <table:table-cell office:value-type="float" office:value="1.06955787102225">
                <text:p>1.06955787102225</text:p>
              </table:table-cell>
              <table:table-cell office:value-type="float" office:value="1.6294363256785">
                <text:p>1.6294363256785</text:p>
              </table:table-cell>
              <table:table-cell office:value-type="float" office:value="1.53556547619048">
                <text:p>1.53556547619048</text:p>
              </table:table-cell>
              <table:table-cell office:value-type="float" office:value="1.11985507246377">
                <text:p>1.11985507246377</text:p>
              </table:table-cell>
            </table:table-row>
            <table:table-row>
              <table:table-cell office:value-type="string">
                <text:p>2011-07-15</text:p>
              </table:table-cell>
              <table:table-cell office:value-type="float" office:value="1.07265558997466">
                <text:p>1.07265558997466</text:p>
              </table:table-cell>
              <table:table-cell office:value-type="float" office:value="1.78131524008351">
                <text:p>1.78131524008351</text:p>
              </table:table-cell>
              <table:table-cell office:value-type="float" office:value="1.54761904761905">
                <text:p>1.54761904761905</text:p>
              </table:table-cell>
              <table:table-cell office:value-type="float" office:value="1.12463768115942">
                <text:p>1.12463768115942</text:p>
              </table:table-cell>
            </table:table-row>
            <table:table-row>
              <table:table-cell office:value-type="string">
                <text:p>2011-07-18</text:p>
              </table:table-cell>
              <table:table-cell office:value-type="float" office:value="1.06674176288369">
                <text:p>1.06674176288369</text:p>
              </table:table-cell>
              <table:table-cell office:value-type="float" office:value="1.78549060542797">
                <text:p>1.78549060542797</text:p>
              </table:table-cell>
              <table:table-cell office:value-type="float" office:value="1.54389880952381">
                <text:p>1.54389880952381</text:p>
              </table:table-cell>
              <table:table-cell office:value-type="float" office:value="1.1345652173913">
                <text:p>1.1345652173913</text:p>
              </table:table-cell>
            </table:table-row>
            <table:table-row>
              <table:table-cell office:value-type="string">
                <text:p>2011-07-19</text:p>
              </table:table-cell>
              <table:table-cell office:value-type="float" office:value="1.07378203323008">
                <text:p>1.07378203323008</text:p>
              </table:table-cell>
              <table:table-cell office:value-type="float" office:value="1.85020876826722">
                <text:p>1.85020876826722</text:p>
              </table:table-cell>
              <table:table-cell office:value-type="float" office:value="1.5953869047619">
                <text:p>1.5953869047619</text:p>
              </table:table-cell>
              <table:table-cell office:value-type="float" office:value="1.12072463768116">
                <text:p>1.12072463768116</text:p>
              </table:table-cell>
            </table:table-row>
            <table:table-row>
              <table:table-cell office:value-type="string">
                <text:p>2011-07-20</text:p>
              </table:table-cell>
              <table:table-cell office:value-type="float" office:value="1.07547169811321">
                <text:p>1.07547169811321</text:p>
              </table:table-cell>
              <table:table-cell office:value-type="float" office:value="1.82933194154489">
                <text:p>1.82933194154489</text:p>
              </table:table-cell>
              <table:table-cell office:value-type="float" office:value="1.553125">
                <text:p>1.553125</text:p>
              </table:table-cell>
              <table:table-cell office:value-type="float" office:value="1.13057971014493">
                <text:p>1.13057971014493</text:p>
              </table:table-cell>
            </table:table-row>
            <table:table-row>
              <table:table-cell office:value-type="string">
                <text:p>2011-07-21</text:p>
              </table:table-cell>
              <table:table-cell office:value-type="float" office:value="1.08814418473669">
                <text:p>1.08814418473669</text:p>
              </table:table-cell>
              <table:table-cell office:value-type="float" office:value="1.85751565762004">
                <text:p>1.85751565762004</text:p>
              </table:table-cell>
              <table:table-cell office:value-type="float" office:value="1.57172619047619">
                <text:p>1.57172619047619</text:p>
              </table:table-cell>
              <table:table-cell office:value-type="float" office:value="1.12195652173913">
                <text:p>1.12195652173913</text:p>
              </table:table-cell>
            </table:table-row>
            <table:table-row>
              <table:table-cell office:value-type="string">
                <text:p>2011-07-22</text:p>
              </table:table-cell>
              <table:table-cell office:value-type="float" office:value="1.08223035764573">
                <text:p>1.08223035764573</text:p>
              </table:table-cell>
              <table:table-cell office:value-type="float" office:value="1.87265135699374">
                <text:p>1.87265135699374</text:p>
              </table:table-cell>
              <table:table-cell office:value-type="float" office:value="1.57083333333333">
                <text:p>1.57083333333333</text:p>
              </table:table-cell>
              <table:table-cell office:value-type="float" office:value="1.13130434782609">
                <text:p>1.13130434782609</text:p>
              </table:table-cell>
            </table:table-row>
            <table:table-row>
              <table:table-cell office:value-type="string">
                <text:p>2011-07-25</text:p>
              </table:table-cell>
              <table:table-cell office:value-type="float" office:value="1.07519008729935">
                <text:p>1.07519008729935</text:p>
              </table:table-cell>
              <table:table-cell office:value-type="float" office:value="1.88256784968685">
                <text:p>1.88256784968685</text:p>
              </table:table-cell>
              <table:table-cell office:value-type="float" office:value="1.54747023809524">
                <text:p>1.54747023809524</text:p>
              </table:table-cell>
              <table:table-cell office:value-type="float" office:value="1.14014492753623">
                <text:p>1.14014492753623</text:p>
              </table:table-cell>
            </table:table-row>
            <table:table-row>
              <table:table-cell office:value-type="string">
                <text:p>2011-07-26</text:p>
              </table:table-cell>
              <table:table-cell office:value-type="float" office:value="1.07378203323008">
                <text:p>1.07378203323008</text:p>
              </table:table-cell>
              <table:table-cell office:value-type="float" office:value="1.90135699373695">
                <text:p>1.90135699373695</text:p>
              </table:table-cell>
              <table:table-cell office:value-type="float" office:value="1.5625">
                <text:p>1.5625</text:p>
              </table:table-cell>
              <table:table-cell office:value-type="float" office:value="1.14326086956522">
                <text:p>1.14326086956522</text:p>
              </table:table-cell>
            </table:table-row>
            <table:table-row>
              <table:table-cell office:value-type="string">
                <text:p>2011-07-27</text:p>
              </table:table-cell>
              <table:table-cell office:value-type="float" office:value="1.07209236834694">
                <text:p>1.07209236834694</text:p>
              </table:table-cell>
              <table:table-cell office:value-type="float" office:value="1.84707724425887">
                <text:p>1.84707724425887</text:p>
              </table:table-cell>
              <table:table-cell office:value-type="float" office:value="1.51502976190476">
                <text:p>1.51502976190476</text:p>
              </table:table-cell>
              <table:table-cell office:value-type="float" office:value="1.13905797101449">
                <text:p>1.13905797101449</text:p>
              </table:table-cell>
            </table:table-row>
            <table:table-row>
              <table:table-cell office:value-type="string">
                <text:p>2011-07-28</text:p>
              </table:table-cell>
              <table:table-cell office:value-type="float" office:value="1.07321881160237">
                <text:p>1.07321881160237</text:p>
              </table:table-cell>
              <table:table-cell office:value-type="float" office:value="1.97390396659708">
                <text:p>1.97390396659708</text:p>
              </table:table-cell>
              <table:table-cell office:value-type="float" office:value="1.52008928571429">
                <text:p>1.5200892857142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11-07-29</text:p>
              </table:table-cell>
              <table:table-cell office:value-type="float" office:value="1.06702337369755">
                <text:p>1.06702337369755</text:p>
              </table:table-cell>
              <table:table-cell office:value-type="float" office:value="1.92849686847599">
                <text:p>1.92849686847599</text:p>
              </table:table-cell>
              <table:table-cell office:value-type="float" office:value="1.51592261904762">
                <text:p>1.51592261904762</text:p>
              </table:table-cell>
              <table:table-cell office:value-type="float" office:value="1.14702898550725">
                <text:p>1.14702898550725</text:p>
              </table:table-cell>
            </table:table-row>
            <table:table-row>
              <table:table-cell office:value-type="string">
                <text:p>2011-08-01</text:p>
              </table:table-cell>
              <table:table-cell office:value-type="float" office:value="1.07040270346381">
                <text:p>1.07040270346381</text:p>
              </table:table-cell>
              <table:table-cell office:value-type="float" office:value="1.95929018789144">
                <text:p>1.95929018789144</text:p>
              </table:table-cell>
              <table:table-cell office:value-type="float" office:value="1.53125">
                <text:p>1.53125</text:p>
              </table:table-cell>
              <table:table-cell office:value-type="float" office:value="1.14289855072464">
                <text:p>1.14289855072464</text:p>
              </table:table-cell>
            </table:table-row>
            <table:table-row>
              <table:table-cell office:value-type="string">
                <text:p>2011-08-02</text:p>
              </table:table-cell>
              <table:table-cell office:value-type="float" office:value="1.06533370881442">
                <text:p>1.06533370881442</text:p>
              </table:table-cell>
              <table:table-cell office:value-type="float" office:value="1.9133611691023">
                <text:p>1.9133611691023</text:p>
              </table:table-cell>
              <table:table-cell office:value-type="float" office:value="1.48318452380952">
                <text:p>1.48318452380952</text:p>
              </table:table-cell>
              <table:table-cell office:value-type="float" office:value="1.1704347826087">
                <text:p>1.1704347826087</text:p>
              </table:table-cell>
            </table:table-row>
            <table:table-row>
              <table:table-cell office:value-type="string">
                <text:p>2011-08-03</text:p>
              </table:table-cell>
              <table:table-cell office:value-type="float" office:value="1.06786820613912">
                <text:p>1.06786820613912</text:p>
              </table:table-cell>
              <table:table-cell office:value-type="float" office:value="1.90396659707724">
                <text:p>1.90396659707724</text:p>
              </table:table-cell>
              <table:table-cell office:value-type="float" office:value="1.46994047619048">
                <text:p>1.46994047619048</text:p>
              </table:table-cell>
              <table:table-cell office:value-type="float" office:value="1.17021739130435">
                <text:p>1.17021739130435</text:p>
              </table:table-cell>
            </table:table-row>
            <table:table-row>
              <table:table-cell office:value-type="string">
                <text:p>2011-08-04</text:p>
              </table:table-cell>
              <table:table-cell office:value-type="float" office:value="1.06026471416502">
                <text:p>1.06026471416502</text:p>
              </table:table-cell>
              <table:table-cell office:value-type="float" office:value="1.75730688935282">
                <text:p>1.75730688935282</text:p>
              </table:table-cell>
              <table:table-cell office:value-type="float" office:value="1.37723214285714">
                <text:p>1.37723214285714</text:p>
              </table:table-cell>
              <table:table-cell office:value-type="float" office:value="1.16405797101449">
                <text:p>1.16405797101449</text:p>
              </table:table-cell>
            </table:table-row>
            <table:table-row>
              <table:table-cell office:value-type="string">
                <text:p>2011-08-05</text:p>
              </table:table-cell>
              <table:table-cell office:value-type="float" office:value="1.07603491974092">
                <text:p>1.07603491974092</text:p>
              </table:table-cell>
              <table:table-cell office:value-type="float" office:value="1.74060542797495">
                <text:p>1.74060542797495</text:p>
              </table:table-cell>
              <table:table-cell office:value-type="float" office:value="1.38660714285714">
                <text:p>1.38660714285714</text:p>
              </table:table-cell>
              <table:table-cell office:value-type="float" office:value="1.17210144927536">
                <text:p>1.17210144927536</text:p>
              </table:table-cell>
            </table:table-row>
            <table:table-row>
              <table:table-cell office:value-type="string">
                <text:p>2011-08-08</text:p>
              </table:table-cell>
              <table:table-cell office:value-type="float" office:value="1.0346381301042">
                <text:p>1.0346381301042</text:p>
              </table:table-cell>
              <table:table-cell office:value-type="float" office:value="1.54384133611691">
                <text:p>1.54384133611691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1101449275362">
                <text:p>1.21101449275362</text:p>
              </table:table-cell>
            </table:table-row>
            <table:table-row>
              <table:table-cell office:value-type="string">
                <text:p>2011-08-09</text:p>
              </table:table-cell>
              <table:table-cell office:value-type="float" office:value="1.03407490847649">
                <text:p>1.03407490847649</text:p>
              </table:table-cell>
              <table:table-cell office:value-type="float" office:value="1.70876826722338">
                <text:p>1.70876826722338</text:p>
              </table:table-cell>
              <table:table-cell office:value-type="float" office:value="1.33080357142857">
                <text:p>1.33080357142857</text:p>
              </table:table-cell>
              <table:table-cell office:value-type="float" office:value="1.2218115942029">
                <text:p>1.2218115942029</text:p>
              </table:table-cell>
            </table:table-row>
            <table:table-row>
              <table:table-cell office:value-type="string">
                <text:p>2011-08-10</text:p>
              </table:table-cell>
              <table:table-cell office:value-type="float" office:value="1.02647141650239">
                <text:p>1.02647141650239</text:p>
              </table:table-cell>
              <table:table-cell office:value-type="float" office:value="1.73695198329854">
                <text:p>1.73695198329854</text:p>
              </table:table-cell>
              <table:table-cell office:value-type="float" office:value="1.26532738095238">
                <text:p>1.26532738095238</text:p>
              </table:table-cell>
              <table:table-cell office:value-type="float" office:value="1.26507246376812">
                <text:p>1.26507246376812</text:p>
              </table:table-cell>
            </table:table-row>
            <table:table-row>
              <table:table-cell office:value-type="string">
                <text:p>2011-08-11</text:p>
              </table:table-cell>
              <table:table-cell office:value-type="float" office:value="1.06364404393129">
                <text:p>1.06364404393129</text:p>
              </table:table-cell>
              <table:table-cell office:value-type="float" office:value="1.85438413361169">
                <text:p>1.85438413361169</text:p>
              </table:table-cell>
              <table:table-cell office:value-type="float" office:value="1.315625">
                <text:p>1.315625</text:p>
              </table:table-cell>
              <table:table-cell office:value-type="float" office:value="1.23731884057971">
                <text:p>1.23731884057971</text:p>
              </table:table-cell>
            </table:table-row>
            <table:table-row>
              <table:table-cell office:value-type="string">
                <text:p>2011-08-12</text:p>
              </table:table-cell>
              <table:table-cell office:value-type="float" office:value="1.05829343846804">
                <text:p>1.05829343846804</text:p>
              </table:table-cell>
              <table:table-cell office:value-type="float" office:value="1.88100208768267">
                <text:p>1.88100208768267</text:p>
              </table:table-cell>
              <table:table-cell office:value-type="float" office:value="1.35386904761905">
                <text:p>1.35386904761905</text:p>
              </table:table-cell>
              <table:table-cell office:value-type="float" office:value="1.23166666666667">
                <text:p>1.23166666666667</text:p>
              </table:table-cell>
            </table:table-row>
            <table:table-row>
              <table:table-cell office:value-type="string">
                <text:p>2011-08-15</text:p>
              </table:table-cell>
              <table:table-cell office:value-type="float" office:value="1.09067868206139">
                <text:p>1.09067868206139</text:p>
              </table:table-cell>
              <table:table-cell office:value-type="float" office:value="1.92745302713987">
                <text:p>1.92745302713987</text:p>
              </table:table-cell>
              <table:table-cell office:value-type="float" office:value="1.3641369047619">
                <text:p>1.3641369047619</text:p>
              </table:table-cell>
              <table:table-cell office:value-type="float" office:value="1.24492753623188">
                <text:p>1.24492753623188</text:p>
              </table:table-cell>
            </table:table-row>
            <table:table-row>
              <table:table-cell office:value-type="string">
                <text:p>2011-08-16</text:p>
              </table:table-cell>
              <table:table-cell office:value-type="float" office:value="1.08645451985356">
                <text:p>1.08645451985356</text:p>
              </table:table-cell>
              <table:table-cell office:value-type="float" office:value="1.87212943632568">
                <text:p>1.87212943632568</text:p>
              </table:table-cell>
              <table:table-cell office:value-type="float" office:value="1.35565476190476">
                <text:p>1.35565476190476</text:p>
              </table:table-cell>
              <table:table-cell office:value-type="float" office:value="1.26028985507246">
                <text:p>1.26028985507246</text:p>
              </table:table-cell>
            </table:table-row>
            <table:table-row>
              <table:table-cell office:value-type="string">
                <text:p>2011-08-17</text:p>
              </table:table-cell>
              <table:table-cell office:value-type="float" office:value="1.09602928752464">
                <text:p>1.09602928752464</text:p>
              </table:table-cell>
              <table:table-cell office:value-type="float" office:value="1.87787056367432">
                <text:p>1.87787056367432</text:p>
              </table:table-cell>
              <table:table-cell office:value-type="float" office:value="1.33973214285714">
                <text:p>1.33973214285714</text:p>
              </table:table-cell>
              <table:table-cell office:value-type="float" office:value="1.26391304347826">
                <text:p>1.26391304347826</text:p>
              </table:table-cell>
            </table:table-row>
            <table:table-row>
              <table:table-cell office:value-type="string">
                <text:p>2011-08-18</text:p>
              </table:table-cell>
              <table:table-cell office:value-type="float" office:value="1.08532807659814">
                <text:p>1.08532807659814</text:p>
              </table:table-cell>
              <table:table-cell office:value-type="float" office:value="1.77035490605428">
                <text:p>1.77035490605428</text:p>
              </table:table-cell>
              <table:table-cell office:value-type="float" office:value="1.31636904761905">
                <text:p>1.31636904761905</text:p>
              </table:table-cell>
              <table:table-cell office:value-type="float" office:value="1.28782608695652">
                <text:p>1.28782608695652</text:p>
              </table:table-cell>
            </table:table-row>
            <table:table-row>
              <table:table-cell office:value-type="string">
                <text:p>2011-08-19</text:p>
              </table:table-cell>
              <table:table-cell office:value-type="float" office:value="1.07885102787947">
                <text:p>1.07885102787947</text:p>
              </table:table-cell>
              <table:table-cell office:value-type="float" office:value="1.73434237995825">
                <text:p>1.73434237995825</text:p>
              </table:table-cell>
              <table:table-cell office:value-type="float" office:value="1.34002976190476">
                <text:p>1.34002976190476</text:p>
              </table:table-cell>
              <table:table-cell office:value-type="float" office:value="1.30398550724638">
                <text:p>1.30398550724638</text:p>
              </table:table-cell>
            </table:table-row>
            <table:table-row>
              <table:table-cell office:value-type="string">
                <text:p>2011-08-22</text:p>
              </table:table-cell>
              <table:table-cell office:value-type="float" office:value="1.07997747113489">
                <text:p>1.07997747113489</text:p>
              </table:table-cell>
              <table:table-cell office:value-type="float" office:value="1.72181628392484">
                <text:p>1.72181628392484</text:p>
              </table:table-cell>
              <table:table-cell office:value-type="float" office:value="1.33050595238095">
                <text:p>1.33050595238095</text:p>
              </table:table-cell>
              <table:table-cell office:value-type="float" office:value="1.33760869565217">
                <text:p>1.33760869565217</text:p>
              </table:table-cell>
            </table:table-row>
            <table:table-row>
              <table:table-cell office:value-type="string">
                <text:p>2011-08-23</text:p>
              </table:table-cell>
              <table:table-cell office:value-type="float" office:value="1.0963108983385">
                <text:p>1.0963108983385</text:p>
              </table:table-cell>
              <table:table-cell office:value-type="float" office:value="1.82881002087683">
                <text:p>1.82881002087683</text:p>
              </table:table-cell>
              <table:table-cell office:value-type="float" office:value="1.3577380952381">
                <text:p>1.3577380952381</text:p>
              </table:table-cell>
              <table:table-cell office:value-type="float" office:value="1.28746376811594">
                <text:p>1.28746376811594</text:p>
              </table:table-cell>
            </table:table-row>
            <table:table-row>
              <table:table-cell office:value-type="string">
                <text:p>2011-08-24</text:p>
              </table:table-cell>
              <table:table-cell office:value-type="float" office:value="1.1126443255421">
                <text:p>1.1126443255421</text:p>
              </table:table-cell>
              <table:table-cell office:value-type="float" office:value="1.82985386221294">
                <text:p>1.82985386221294</text:p>
              </table:table-cell>
              <table:table-cell office:value-type="float" office:value="1.36979166666667">
                <text:p>1.36979166666667</text:p>
              </table:table-cell>
              <table:table-cell office:value-type="float" office:value="1.24384057971015">
                <text:p>1.24384057971015</text:p>
              </table:table-cell>
            </table:table-row>
            <table:table-row>
              <table:table-cell office:value-type="string">
                <text:p>2011-08-25</text:p>
              </table:table-cell>
              <table:table-cell office:value-type="float" office:value="1.10363277949873">
                <text:p>1.10363277949873</text:p>
              </table:table-cell>
              <table:table-cell office:value-type="float" office:value="1.81002087682672">
                <text:p>1.81002087682672</text:p>
              </table:table-cell>
              <table:table-cell office:value-type="float" office:value="1.34925595238095">
                <text:p>1.34925595238095</text:p>
              </table:table-cell>
              <table:table-cell office:value-type="float" office:value="1.24898550724638">
                <text:p>1.24898550724638</text:p>
              </table:table-cell>
            </table:table-row>
            <table:table-row>
              <table:table-cell office:value-type="string">
                <text:p>2011-08-26</text:p>
              </table:table-cell>
              <table:table-cell office:value-type="float" office:value="1.1019431146156">
                <text:p>1.1019431146156</text:p>
              </table:table-cell>
              <table:table-cell office:value-type="float" office:value="1.87369519832985">
                <text:p>1.87369519832985</text:p>
              </table:table-cell>
              <table:table-cell office:value-type="float" office:value="1.3733630952381">
                <text:p>1.3733630952381</text:p>
              </table:table-cell>
              <table:table-cell office:value-type="float" office:value="1.28601449275362">
                <text:p>1.28601449275362</text:p>
              </table:table-cell>
            </table:table-row>
            <table:table-row>
              <table:table-cell office:value-type="string">
                <text:p>2011-08-29</text:p>
              </table:table-cell>
              <table:table-cell office:value-type="float" office:value="1.10926499577584">
                <text:p>1.10926499577584</text:p>
              </table:table-cell>
              <table:table-cell office:value-type="float" office:value="1.92693110647182">
                <text:p>1.92693110647182</text:p>
              </table:table-cell>
              <table:table-cell office:value-type="float" office:value="1.39717261904762">
                <text:p>1.39717261904762</text:p>
              </table:table-cell>
              <table:table-cell office:value-type="float" office:value="1.26007246376812">
                <text:p>1.26007246376812</text:p>
              </table:table-cell>
            </table:table-row>
            <table:table-row>
              <table:table-cell office:value-type="string">
                <text:p>2011-08-30</text:p>
              </table:table-cell>
              <table:table-cell office:value-type="float" office:value="1.11151788228668">
                <text:p>1.11151788228668</text:p>
              </table:table-cell>
              <table:table-cell office:value-type="float" office:value="1.99686847599165">
                <text:p>1.99686847599165</text:p>
              </table:table-cell>
              <table:table-cell office:value-type="float" office:value="1.39285714285714">
                <text:p>1.39285714285714</text:p>
              </table:table-cell>
              <table:table-cell office:value-type="float" office:value="1.29782608695652">
                <text:p>1.29782608695652</text:p>
              </table:table-cell>
            </table:table-row>
            <table:table-row>
              <table:table-cell office:value-type="string">
                <text:p>2011-08-31</text:p>
              </table:table-cell>
              <table:table-cell office:value-type="float" office:value="1.11630526612222">
                <text:p>1.11630526612222</text:p>
              </table:table-cell>
              <table:table-cell office:value-type="float" office:value="1.97599164926931">
                <text:p>1.97599164926931</text:p>
              </table:table-cell>
              <table:table-cell office:value-type="float" office:value="1.40178571428571">
                <text:p>1.40178571428571</text:p>
              </table:table-cell>
              <table:table-cell office:value-type="float" office:value="1.28782608695652">
                <text:p>1.28782608695652</text:p>
              </table:table-cell>
            </table:table-row>
            <table:table-row>
              <table:table-cell office:value-type="string">
                <text:p>2011-09-01</text:p>
              </table:table-cell>
              <table:table-cell office:value-type="float" office:value="1.10982821740355">
                <text:p>1.10982821740355</text:p>
              </table:table-cell>
              <table:table-cell office:value-type="float" office:value="1.96137787056367">
                <text:p>1.96137787056367</text:p>
              </table:table-cell>
              <table:table-cell office:value-type="float" office:value="1.39300595238095">
                <text:p>1.39300595238095</text:p>
              </table:table-cell>
              <table:table-cell office:value-type="float" office:value="1.28891304347826">
                <text:p>1.28891304347826</text:p>
              </table:table-cell>
            </table:table-row>
            <table:table-row>
              <table:table-cell office:value-type="string">
                <text:p>2011-09-02</text:p>
              </table:table-cell>
              <table:table-cell office:value-type="float" office:value="1.11095466065897">
                <text:p>1.11095466065897</text:p>
              </table:table-cell>
              <table:table-cell office:value-type="float" office:value="1.93371607515658">
                <text:p>1.93371607515658</text:p>
              </table:table-cell>
              <table:table-cell office:value-type="float" office:value="1.36279761904762">
                <text:p>1.36279761904762</text:p>
              </table:table-cell>
              <table:table-cell office:value-type="float" office:value="1.32782608695652">
                <text:p>1.32782608695652</text:p>
              </table:table-cell>
            </table:table-row>
            <table:table-row>
              <table:table-cell office:value-type="string">
                <text:p>2011-09-06</text:p>
              </table:table-cell>
              <table:table-cell office:value-type="float" office:value="1.11292593635596">
                <text:p>1.11292593635596</text:p>
              </table:table-cell>
              <table:table-cell office:value-type="float" office:value="1.95615866388309">
                <text:p>1.95615866388309</text:p>
              </table:table-cell>
              <table:table-cell office:value-type="float" office:value="1.36770833333333">
                <text:p>1.36770833333333</text:p>
              </table:table-cell>
              <table:table-cell office:value-type="float" office:value="1.32536231884058">
                <text:p>1.32536231884058</text:p>
              </table:table-cell>
            </table:table-row>
            <table:table-row>
              <table:table-cell office:value-type="string">
                <text:p>2011-09-07</text:p>
              </table:table-cell>
              <table:table-cell office:value-type="float" office:value="1.1151788228668">
                <text:p>1.1151788228668</text:p>
              </table:table-cell>
              <table:table-cell office:value-type="float" office:value="2.00835073068894">
                <text:p>2.00835073068894</text:p>
              </table:table-cell>
              <table:table-cell office:value-type="float" office:value="1.38392857142857">
                <text:p>1.38392857142857</text:p>
              </table:table-cell>
              <table:table-cell office:value-type="float" office:value="1.2831884057971">
                <text:p>1.2831884057971</text:p>
              </table:table-cell>
            </table:table-row>
            <table:table-row>
              <table:table-cell office:value-type="string">
                <text:p>2011-09-08</text:p>
              </table:table-cell>
              <table:table-cell office:value-type="float" office:value="1.11630526612222">
                <text:p>1.11630526612222</text:p>
              </table:table-cell>
              <table:table-cell office:value-type="float" office:value="1.93528183716075">
                <text:p>1.93528183716075</text:p>
              </table:table-cell>
              <table:table-cell office:value-type="float" office:value="1.36235119047619">
                <text:p>1.36235119047619</text:p>
              </table:table-cell>
              <table:table-cell office:value-type="float" office:value="1.31746376811594">
                <text:p>1.31746376811594</text:p>
              </table:table-cell>
            </table:table-row>
            <table:table-row>
              <table:table-cell office:value-type="string">
                <text:p>2011-09-09</text:p>
              </table:table-cell>
              <table:table-cell office:value-type="float" office:value="1.0994086172909">
                <text:p>1.0994086172909</text:p>
              </table:table-cell>
              <table:table-cell office:value-type="float" office:value="1.82828810020877">
                <text:p>1.82828810020877</text:p>
              </table:table-cell>
              <table:table-cell office:value-type="float" office:value="1.34285714285714">
                <text:p>1.34285714285714</text:p>
              </table:table-cell>
              <table:table-cell office:value-type="float" office:value="1.30942028985507">
                <text:p>1.30942028985507</text:p>
              </table:table-cell>
            </table:table-row>
            <table:table-row>
              <table:table-cell office:value-type="string">
                <text:p>2011-09-12</text:p>
              </table:table-cell>
              <table:table-cell office:value-type="float" office:value="1.11658687693607">
                <text:p>1.11658687693607</text:p>
              </table:table-cell>
              <table:table-cell office:value-type="float" office:value="1.81628392484342">
                <text:p>1.81628392484342</text:p>
              </table:table-cell>
              <table:table-cell office:value-type="float" office:value="1.36889880952381">
                <text:p>1.36889880952381</text:p>
              </table:table-cell>
              <table:table-cell office:value-type="float" office:value="1.28021739130435">
                <text:p>1.28021739130435</text:p>
              </table:table-cell>
            </table:table-row>
            <table:table-row>
              <table:table-cell office:value-type="string">
                <text:p>2011-09-13</text:p>
              </table:table-cell>
              <table:table-cell office:value-type="float" office:value="1.12137426077161">
                <text:p>1.12137426077161</text:p>
              </table:table-cell>
              <table:table-cell office:value-type="float" office:value="1.8178496868476">
                <text:p>1.8178496868476</text:p>
              </table:table-cell>
              <table:table-cell office:value-type="float" office:value="1.40654761904762">
                <text:p>1.40654761904762</text:p>
              </table:table-cell>
              <table:table-cell office:value-type="float" office:value="1.29376811594203">
                <text:p>1.29376811594203</text:p>
              </table:table-cell>
            </table:table-row>
            <table:table-row>
              <table:table-cell office:value-type="string">
                <text:p>2011-09-14</text:p>
              </table:table-cell>
              <table:table-cell office:value-type="float" office:value="1.12644325542101">
                <text:p>1.12644325542101</text:p>
              </table:table-cell>
              <table:table-cell office:value-type="float" office:value="1.82620041753653">
                <text:p>1.82620041753653</text:p>
              </table:table-cell>
              <table:table-cell office:value-type="float" office:value="1.45595238095238">
                <text:p>1.45595238095238</text:p>
              </table:table-cell>
              <table:table-cell office:value-type="float" office:value="1.28413043478261">
                <text:p>1.28413043478261</text:p>
              </table:table-cell>
            </table:table-row>
            <table:table-row>
              <table:table-cell office:value-type="string">
                <text:p>2011-09-15</text:p>
              </table:table-cell>
              <table:table-cell office:value-type="float" office:value="1.13545480146438">
                <text:p>1.13545480146438</text:p>
              </table:table-cell>
              <table:table-cell office:value-type="float" office:value="1.81054279749478">
                <text:p>1.81054279749478</text:p>
              </table:table-cell>
              <table:table-cell office:value-type="float" office:value="1.47916666666667">
                <text:p>1.47916666666667</text:p>
              </table:table-cell>
              <table:table-cell office:value-type="float" office:value="1.26376811594203">
                <text:p>1.26376811594203</text:p>
              </table:table-cell>
            </table:table-row>
            <table:table-row>
              <table:table-cell office:value-type="string">
                <text:p>2011-09-16</text:p>
              </table:table-cell>
              <table:table-cell office:value-type="float" office:value="1.14953534215714">
                <text:p>1.14953534215714</text:p>
              </table:table-cell>
              <table:table-cell office:value-type="float" office:value="1.83768267223382">
                <text:p>1.83768267223382</text:p>
              </table:table-cell>
              <table:table-cell office:value-type="float" office:value="1.50133928571429">
                <text:p>1.50133928571429</text:p>
              </table:table-cell>
              <table:table-cell office:value-type="float" office:value="1.27557971014493">
                <text:p>1.27557971014493</text:p>
              </table:table-cell>
            </table:table-row>
            <table:table-row>
              <table:table-cell office:value-type="string">
                <text:p>2011-09-19</text:p>
              </table:table-cell>
              <table:table-cell office:value-type="float" office:value="1.14333990425232">
                <text:p>1.14333990425232</text:p>
              </table:table-cell>
              <table:table-cell office:value-type="float" office:value="1.89509394572025">
                <text:p>1.89509394572025</text:p>
              </table:table-cell>
              <table:table-cell office:value-type="float" office:value="1.48035714285714">
                <text:p>1.48035714285714</text:p>
              </table:table-cell>
              <table:table-cell office:value-type="float" office:value="1.25586956521739">
                <text:p>1.25586956521739</text:p>
              </table:table-cell>
            </table:table-row>
            <table:table-row>
              <table:table-cell office:value-type="string">
                <text:p>2011-09-20</text:p>
              </table:table-cell>
              <table:table-cell office:value-type="float" office:value="1.1554491692481">
                <text:p>1.1554491692481</text:p>
              </table:table-cell>
              <table:table-cell office:value-type="float" office:value="1.85960334029228">
                <text:p>1.85960334029228</text:p>
              </table:table-cell>
              <table:table-cell office:value-type="float" office:value="1.49196428571429">
                <text:p>1.49196428571429</text:p>
              </table:table-cell>
              <table:table-cell office:value-type="float" office:value="1.27376811594203">
                <text:p>1.27376811594203</text:p>
              </table:table-cell>
            </table:table-row>
            <table:table-row>
              <table:table-cell office:value-type="string">
                <text:p>2011-09-21</text:p>
              </table:table-cell>
              <table:table-cell office:value-type="float" office:value="1.14756406646015">
                <text:p>1.14756406646015</text:p>
              </table:table-cell>
              <table:table-cell office:value-type="float" office:value="1.8241127348643">
                <text:p>1.8241127348643</text:p>
              </table:table-cell>
              <table:table-cell office:value-type="float" office:value="1.44285714285714">
                <text:p>1.44285714285714</text:p>
              </table:table-cell>
              <table:table-cell office:value-type="float" office:value="1.25789855072464">
                <text:p>1.25789855072464</text:p>
              </table:table-cell>
            </table:table-row>
            <table:table-row>
              <table:table-cell office:value-type="string">
                <text:p>2011-09-22</text:p>
              </table:table-cell>
              <table:table-cell office:value-type="float" office:value="1.1365812447198">
                <text:p>1.1365812447198</text:p>
              </table:table-cell>
              <table:table-cell office:value-type="float" office:value="1.68580375782881">
                <text:p>1.68580375782881</text:p>
              </table:table-cell>
              <table:table-cell office:value-type="float" office:value="1.40684523809524">
                <text:p>1.4068452380952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2011-09-23</text:p>
              </table:table-cell>
              <table:table-cell office:value-type="float" office:value="1.14502956913545">
                <text:p>1.14502956913545</text:p>
              </table:table-cell>
              <table:table-cell office:value-type="float" office:value="1.59185803757829">
                <text:p>1.59185803757829</text:p>
              </table:table-cell>
              <table:table-cell office:value-type="float" office:value="1.39732142857143">
                <text:p>1.39732142857143</text:p>
              </table:table-cell>
              <table:table-cell office:value-type="float" office:value="1.15797101449275">
                <text:p>1.15797101449275</text:p>
              </table:table-cell>
            </table:table-row>
            <table:table-row>
              <table:table-cell office:value-type="string">
                <text:p>2011-09-26</text:p>
              </table:table-cell>
              <table:table-cell office:value-type="float" office:value="1.14502956913545">
                <text:p>1.14502956913545</text:p>
              </table:table-cell>
              <table:table-cell office:value-type="float" office:value="1.69050104384134">
                <text:p>1.69050104384134</text:p>
              </table:table-cell>
              <table:table-cell office:value-type="float" office:value="1.42455357142857">
                <text:p>1.42455357142857</text:p>
              </table:table-cell>
              <table:table-cell office:value-type="float" office:value="1.14188405797101">
                <text:p>1.14188405797101</text:p>
              </table:table-cell>
            </table:table-row>
            <table:table-row>
              <table:table-cell office:value-type="string">
                <text:p>2011-09-27</text:p>
              </table:table-cell>
              <table:table-cell office:value-type="float" office:value="1.14165023936919">
                <text:p>1.14165023936919</text:p>
              </table:table-cell>
              <table:table-cell office:value-type="float" office:value="1.72651356993737">
                <text:p>1.72651356993737</text:p>
              </table:table-cell>
              <table:table-cell office:value-type="float" office:value="1.43854166666667">
                <text:p>1.43854166666667</text:p>
              </table:table-cell>
              <table:table-cell office:value-type="float" office:value="1.16398550724638">
                <text:p>1.16398550724638</text:p>
              </table:table-cell>
            </table:table-row>
            <table:table-row>
              <table:table-cell office:value-type="string">
                <text:p>2011-09-28</text:p>
              </table:table-cell>
              <table:table-cell office:value-type="float" office:value="1.14080540692763">
                <text:p>1.14080540692763</text:p>
              </table:table-cell>
              <table:table-cell office:value-type="float" office:value="1.65762004175365">
                <text:p>1.65762004175365</text:p>
              </table:table-cell>
              <table:table-cell office:value-type="float" office:value="1.41428571428571">
                <text:p>1.41428571428571</text:p>
              </table:table-cell>
              <table:table-cell office:value-type="float" office:value="1.13202898550725">
                <text:p>1.13202898550725</text:p>
              </table:table-cell>
            </table:table-row>
            <table:table-row>
              <table:table-cell office:value-type="string">
                <text:p>2011-09-29</text:p>
              </table:table-cell>
              <table:table-cell office:value-type="float" office:value="1.15713883413123">
                <text:p>1.15713883413123</text:p>
              </table:table-cell>
              <table:table-cell office:value-type="float" office:value="1.67014613778706">
                <text:p>1.67014613778706</text:p>
              </table:table-cell>
              <table:table-cell office:value-type="float" office:value="1.40565476190476">
                <text:p>1.40565476190476</text:p>
              </table:table-cell>
              <table:table-cell office:value-type="float" office:value="1.14275362318841">
                <text:p>1.14275362318841</text:p>
              </table:table-cell>
            </table:table-row>
            <table:table-row>
              <table:table-cell office:value-type="string">
                <text:p>2011-09-30</text:p>
              </table:table-cell>
              <table:table-cell office:value-type="float" office:value="1.14362151506618">
                <text:p>1.14362151506618</text:p>
              </table:table-cell>
              <table:table-cell office:value-type="float" office:value="1.61221294363257">
                <text:p>1.61221294363257</text:p>
              </table:table-cell>
              <table:table-cell office:value-type="float" office:value="1.38616071428571">
                <text:p>1.38616071428571</text:p>
              </table:table-cell>
              <table:table-cell office:value-type="float" office:value="1.14536231884058">
                <text:p>1.14536231884058</text:p>
              </table:table-cell>
            </table:table-row>
            <table:table-row>
              <table:table-cell office:value-type="string">
                <text:p>2011-10-03</text:p>
              </table:table-cell>
              <table:table-cell office:value-type="float" office:value="1.13376513658124">
                <text:p>1.13376513658124</text:p>
              </table:table-cell>
              <table:table-cell office:value-type="float" office:value="1.52557411273486">
                <text:p>1.52557411273486</text:p>
              </table:table-cell>
              <table:table-cell office:value-type="float" office:value="1.32380952380952">
                <text:p>1.32380952380952</text:p>
              </table:table-cell>
              <table:table-cell office:value-type="float" office:value="1.1663768115942">
                <text:p>1.1663768115942</text:p>
              </table:table-cell>
            </table:table-row>
            <table:table-row>
              <table:table-cell office:value-type="string">
                <text:p>2011-10-04</text:p>
              </table:table-cell>
              <table:table-cell office:value-type="float" office:value="1.128414531118">
                <text:p>1.128414531118</text:p>
              </table:table-cell>
              <table:table-cell office:value-type="float" office:value="1.59342379958246">
                <text:p>1.59342379958246</text:p>
              </table:table-cell>
              <table:table-cell office:value-type="float" office:value="1.3639880952381">
                <text:p>1.3639880952381</text:p>
              </table:table-cell>
              <table:table-cell office:value-type="float" office:value="1.14231884057971">
                <text:p>1.14231884057971</text:p>
              </table:table-cell>
            </table:table-row>
            <table:table-row>
              <table:table-cell office:value-type="string">
                <text:p>2011-10-05</text:p>
              </table:table-cell>
              <table:table-cell office:value-type="float" office:value="1.11546043368065">
                <text:p>1.11546043368065</text:p>
              </table:table-cell>
              <table:table-cell office:value-type="float" office:value="1.67484342379958">
                <text:p>1.67484342379958</text:p>
              </table:table-cell>
              <table:table-cell office:value-type="float" office:value="1.46889880952381">
                <text:p>1.46889880952381</text:p>
              </table:table-cell>
              <table:table-cell office:value-type="float" office:value="1.15550724637681">
                <text:p>1.15550724637681</text:p>
              </table:table-cell>
            </table:table-row>
            <table:table-row>
              <table:table-cell office:value-type="string">
                <text:p>2011-10-06</text:p>
              </table:table-cell>
              <table:table-cell office:value-type="float" office:value="1.13489157983667">
                <text:p>1.13489157983667</text:p>
              </table:table-cell>
              <table:table-cell office:value-type="float" office:value="1.70668058455115">
                <text:p>1.70668058455115</text:p>
              </table:table-cell>
              <table:table-cell office:value-type="float" office:value="1.47931547619048">
                <text:p>1.47931547619048</text:p>
              </table:table-cell>
              <table:table-cell office:value-type="float" office:value="1.16297101449275">
                <text:p>1.16297101449275</text:p>
              </table:table-cell>
            </table:table-row>
            <table:table-row>
              <table:table-cell office:value-type="string">
                <text:p>2011-10-07</text:p>
              </table:table-cell>
              <table:table-cell office:value-type="float" office:value="1.14362151506618">
                <text:p>1.14362151506618</text:p>
              </table:table-cell>
              <table:table-cell office:value-type="float" office:value="1.6570981210856">
                <text:p>1.6570981210856</text:p>
              </table:table-cell>
              <table:table-cell office:value-type="float" office:value="1.48824404761905">
                <text:p>1.48824404761905</text:p>
              </table:table-cell>
              <table:table-cell office:value-type="float" office:value="1.15347826086957">
                <text:p>1.15347826086957</text:p>
              </table:table-cell>
            </table:table-row>
            <table:table-row>
              <table:table-cell office:value-type="string">
                <text:p>2011-10-10</text:p>
              </table:table-cell>
              <table:table-cell office:value-type="float" office:value="1.15911010982822">
                <text:p>1.15911010982822</text:p>
              </table:table-cell>
              <table:table-cell office:value-type="float" office:value="1.74947807933194">
                <text:p>1.74947807933194</text:p>
              </table:table-cell>
              <table:table-cell office:value-type="float" office:value="1.49821428571429">
                <text:p>1.49821428571429</text:p>
              </table:table-cell>
              <table:table-cell office:value-type="float" office:value="1.18311594202899">
                <text:p>1.18311594202899</text:p>
              </table:table-cell>
            </table:table-row>
            <table:table-row>
              <table:table-cell office:value-type="string">
                <text:p>2011-10-11</text:p>
              </table:table-cell>
              <table:table-cell office:value-type="float" office:value="1.15178822866798">
                <text:p>1.15178822866798</text:p>
              </table:table-cell>
              <table:table-cell office:value-type="float" office:value="1.71398747390397">
                <text:p>1.71398747390397</text:p>
              </table:table-cell>
              <table:table-cell office:value-type="float" office:value="1.47202380952381">
                <text:p>1.47202380952381</text:p>
              </table:table-cell>
              <table:table-cell office:value-type="float" office:value="1.17463768115942">
                <text:p>1.17463768115942</text:p>
              </table:table-cell>
            </table:table-row>
            <table:table-row>
              <table:table-cell office:value-type="string">
                <text:p>2011-10-12</text:p>
              </table:table-cell>
              <table:table-cell office:value-type="float" office:value="1.15263306110955">
                <text:p>1.15263306110955</text:p>
              </table:table-cell>
              <table:table-cell office:value-type="float" office:value="1.67745302713987">
                <text:p>1.67745302713987</text:p>
              </table:table-cell>
              <table:table-cell office:value-type="float" office:value="1.46964285714286">
                <text:p>1.46964285714286</text:p>
              </table:table-cell>
              <table:table-cell office:value-type="float" office:value="1.18304347826087">
                <text:p>1.18304347826087</text:p>
              </table:table-cell>
            </table:table-row>
            <table:table-row>
              <table:table-cell office:value-type="string">
                <text:p>2011-10-13</text:p>
              </table:table-cell>
              <table:table-cell office:value-type="float" office:value="1.14671923401859">
                <text:p>1.14671923401859</text:p>
              </table:table-cell>
              <table:table-cell office:value-type="float" office:value="1.69154488517745">
                <text:p>1.69154488517745</text:p>
              </table:table-cell>
              <table:table-cell office:value-type="float" office:value="1.5077380952381">
                <text:p>1.5077380952381</text:p>
              </table:table-cell>
              <table:table-cell office:value-type="float" office:value="1.17608695652174">
                <text:p>1.17608695652174</text:p>
              </table:table-cell>
            </table:table-row>
            <table:table-row>
              <table:table-cell office:value-type="string">
                <text:p>2011-10-14</text:p>
              </table:table-cell>
              <table:table-cell office:value-type="float" office:value="1.15150661785413">
                <text:p>1.15150661785413</text:p>
              </table:table-cell>
              <table:table-cell office:value-type="float" office:value="1.77922755741127">
                <text:p>1.77922755741127</text:p>
              </table:table-cell>
              <table:table-cell office:value-type="float" office:value="1.53392857142857">
                <text:p>1.53392857142857</text:p>
              </table:table-cell>
              <table:table-cell office:value-type="float" office:value="1.18405797101449">
                <text:p>1.18405797101449</text:p>
              </table:table-cell>
            </table:table-row>
            <table:table-row>
              <table:table-cell office:value-type="string">
                <text:p>2011-10-17</text:p>
              </table:table-cell>
              <table:table-cell office:value-type="float" office:value="1.1579836665728">
                <text:p>1.1579836665728</text:p>
              </table:table-cell>
              <table:table-cell office:value-type="float" office:value="1.79488517745303">
                <text:p>1.79488517745303</text:p>
              </table:table-cell>
              <table:table-cell office:value-type="float" office:value="1.509375">
                <text:p>1.509375</text:p>
              </table:table-cell>
              <table:table-cell office:value-type="float" office:value="1.17840579710145">
                <text:p>1.17840579710145</text:p>
              </table:table-cell>
            </table:table-row>
            <table:table-row>
              <table:table-cell office:value-type="string">
                <text:p>2011-10-18</text:p>
              </table:table-cell>
              <table:table-cell office:value-type="float" office:value="1.15770205575894">
                <text:p>1.15770205575894</text:p>
              </table:table-cell>
              <table:table-cell office:value-type="float" office:value="1.81315240083507">
                <text:p>1.81315240083507</text:p>
              </table:table-cell>
              <table:table-cell office:value-type="float" office:value="1.52738095238095">
                <text:p>1.52738095238095</text:p>
              </table:table-cell>
              <table:table-cell office:value-type="float" office:value="1.17275362318841">
                <text:p>1.17275362318841</text:p>
              </table:table-cell>
            </table:table-row>
            <table:table-row>
              <table:table-cell office:value-type="string">
                <text:p>2011-10-19</text:p>
              </table:table-cell>
              <table:table-cell office:value-type="float" office:value="1.15995494226978">
                <text:p>1.15995494226978</text:p>
              </table:table-cell>
              <table:table-cell office:value-type="float" office:value="1.77713987473904">
                <text:p>1.77713987473904</text:p>
              </table:table-cell>
              <table:table-cell office:value-type="float" office:value="1.51904761904762">
                <text:p>1.51904761904762</text:p>
              </table:table-cell>
              <table:table-cell office:value-type="float" office:value="1.15847826086957">
                <text:p>1.15847826086957</text:p>
              </table:table-cell>
            </table:table-row>
            <table:table-row>
              <table:table-cell office:value-type="string">
                <text:p>2011-10-20</text:p>
              </table:table-cell>
              <table:table-cell office:value-type="float" office:value="1.16784004505773">
                <text:p>1.16784004505773</text:p>
              </table:table-cell>
              <table:table-cell office:value-type="float" office:value="1.79384133611691">
                <text:p>1.79384133611691</text:p>
              </table:table-cell>
              <table:table-cell office:value-type="float" office:value="1.51294642857143">
                <text:p>1.51294642857143</text:p>
              </table:table-cell>
              <table:table-cell office:value-type="float" office:value="1.14326086956522">
                <text:p>1.14326086956522</text:p>
              </table:table-cell>
            </table:table-row>
            <table:table-row>
              <table:table-cell office:value-type="string">
                <text:p>2011-10-21</text:p>
              </table:table-cell>
              <table:table-cell office:value-type="float" office:value="1.18586313714447">
                <text:p>1.18586313714447</text:p>
              </table:table-cell>
              <table:table-cell office:value-type="float" office:value="1.83089770354906">
                <text:p>1.83089770354906</text:p>
              </table:table-cell>
              <table:table-cell office:value-type="float" office:value="1.61964285714286">
                <text:p>1.61964285714286</text:p>
              </table:table-cell>
              <table:table-cell office:value-type="float" office:value="1.15594202898551">
                <text:p>1.15594202898551</text:p>
              </table:table-cell>
            </table:table-row>
            <table:table-row>
              <table:table-cell office:value-type="string">
                <text:p>2011-10-24</text:p>
              </table:table-cell>
              <table:table-cell office:value-type="float" office:value="1.17093776401014">
                <text:p>1.17093776401014</text:p>
              </table:table-cell>
              <table:table-cell office:value-type="float" office:value="1.839248434238">
                <text:p>1.839248434238</text:p>
              </table:table-cell>
              <table:table-cell office:value-type="float" office:value="1.6297619047619">
                <text:p>1.6297619047619</text:p>
              </table:table-cell>
              <table:table-cell office:value-type="float" office:value="1.1668115942029">
                <text:p>1.1668115942029</text:p>
              </table:table-cell>
            </table:table-row>
            <table:table-row>
              <table:table-cell office:value-type="string">
                <text:p>2011-10-25</text:p>
              </table:table-cell>
              <table:table-cell office:value-type="float" office:value="1.16389749366376">
                <text:p>1.16389749366376</text:p>
              </table:table-cell>
              <table:table-cell office:value-type="float" office:value="1.7223382045929">
                <text:p>1.7223382045929</text:p>
              </table:table-cell>
              <table:table-cell office:value-type="float" office:value="1.59032738095238">
                <text:p>1.59032738095238</text:p>
              </table:table-cell>
              <table:table-cell office:value-type="float" office:value="1.19992753623188">
                <text:p>1.19992753623188</text:p>
              </table:table-cell>
            </table:table-row>
            <table:table-row>
              <table:table-cell office:value-type="string">
                <text:p>2011-10-26</text:p>
              </table:table-cell>
              <table:table-cell office:value-type="float" office:value="1.16389749366376">
                <text:p>1.16389749366376</text:p>
              </table:table-cell>
              <table:table-cell office:value-type="float" office:value="1.74060542797495">
                <text:p>1.74060542797495</text:p>
              </table:table-cell>
              <table:table-cell office:value-type="float" office:value="1.73988095238095">
                <text:p>1.73988095238095</text:p>
              </table:table-cell>
              <table:table-cell office:value-type="float" office:value="1.21304347826087">
                <text:p>1.21304347826087</text:p>
              </table:table-cell>
            </table:table-row>
            <table:table-row>
              <table:table-cell office:value-type="string">
                <text:p>2011-10-27</text:p>
              </table:table-cell>
              <table:table-cell office:value-type="float" office:value="1.17769642354266">
                <text:p>1.17769642354266</text:p>
              </table:table-cell>
              <table:table-cell office:value-type="float" office:value="2.01670146137787">
                <text:p>2.01670146137787</text:p>
              </table:table-cell>
              <table:table-cell office:value-type="float" office:value="1.75208333333333">
                <text:p>1.75208333333333</text:p>
              </table:table-cell>
              <table:table-cell office:value-type="float" office:value="1.2286231884058">
                <text:p>1.2286231884058</text:p>
              </table:table-cell>
            </table:table-row>
            <table:table-row>
              <table:table-cell office:value-type="string">
                <text:p>2011-10-28</text:p>
              </table:table-cell>
              <table:table-cell office:value-type="float" office:value="1.16896648831315">
                <text:p>1.16896648831315</text:p>
              </table:table-cell>
              <table:table-cell office:value-type="float" office:value="2.08872651356994">
                <text:p>2.08872651356994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22913043478261">
                <text:p>1.22913043478261</text:p>
              </table:table-cell>
            </table:table-row>
            <table:table-row>
              <table:table-cell office:value-type="string">
                <text:p>2011-10-31</text:p>
              </table:table-cell>
              <table:table-cell office:value-type="float" office:value="1.16586876936074">
                <text:p>1.16586876936074</text:p>
              </table:table-cell>
              <table:table-cell office:value-type="float" office:value="2.02400835073069">
                <text:p>2.02400835073069</text:p>
              </table:table-cell>
              <table:table-cell office:value-type="float" office:value="1.73154761904762">
                <text:p>1.73154761904762</text:p>
              </table:table-cell>
              <table:table-cell office:value-type="float" office:value="1.21260869565217">
                <text:p>1.21260869565217</text:p>
              </table:table-cell>
            </table:table-row>
            <table:table-row>
              <table:table-cell office:value-type="string">
                <text:p>2011-11-01</text:p>
              </table:table-cell>
              <table:table-cell office:value-type="float" office:value="1.15150661785413">
                <text:p>1.15150661785413</text:p>
              </table:table-cell>
              <table:table-cell office:value-type="float" office:value="2.02244258872651">
                <text:p>2.02244258872651</text:p>
              </table:table-cell>
              <table:table-cell office:value-type="float" office:value="1.69583333333333">
                <text:p>1.69583333333333</text:p>
              </table:table-cell>
              <table:table-cell office:value-type="float" office:value="1.21289855072464">
                <text:p>1.21289855072464</text:p>
              </table:table-cell>
            </table:table-row>
            <table:table-row>
              <table:table-cell office:value-type="string">
                <text:p>2011-11-02</text:p>
              </table:table-cell>
              <table:table-cell office:value-type="float" office:value="1.16671360180231">
                <text:p>1.16671360180231</text:p>
              </table:table-cell>
              <table:table-cell office:value-type="float" office:value="2.09446764091858">
                <text:p>2.09446764091858</text:p>
              </table:table-cell>
              <table:table-cell office:value-type="float" office:value="1.68794642857143">
                <text:p>1.68794642857143</text:p>
              </table:table-cell>
              <table:table-cell office:value-type="float" office:value="1.22507246376812">
                <text:p>1.22507246376812</text:p>
              </table:table-cell>
            </table:table-row>
            <table:table-row>
              <table:table-cell office:value-type="string">
                <text:p>2011-11-03</text:p>
              </table:table-cell>
              <table:table-cell office:value-type="float" office:value="1.18220219656435">
                <text:p>1.18220219656435</text:p>
              </table:table-cell>
              <table:table-cell office:value-type="float" office:value="2.13778705636743">
                <text:p>2.13778705636743</text:p>
              </table:table-cell>
              <table:table-cell office:value-type="float" office:value="1.69717261904762">
                <text:p>1.69717261904762</text:p>
              </table:table-cell>
              <table:table-cell office:value-type="float" office:value="1.24434782608696">
                <text:p>1.24434782608696</text:p>
              </table:table-cell>
            </table:table-row>
            <table:table-row>
              <table:table-cell office:value-type="string">
                <text:p>2011-11-04</text:p>
              </table:table-cell>
              <table:table-cell office:value-type="float" office:value="1.17882286679809">
                <text:p>1.17882286679809</text:p>
              </table:table-cell>
              <table:table-cell office:value-type="float" office:value="2.17849686847599">
                <text:p>2.17849686847599</text:p>
              </table:table-cell>
              <table:table-cell office:value-type="float" office:value="1.68883928571429">
                <text:p>1.68883928571429</text:p>
              </table:table-cell>
              <table:table-cell office:value-type="float" office:value="1.23804347826087">
                <text:p>1.23804347826087</text:p>
              </table:table-cell>
            </table:table-row>
            <table:table-row>
              <table:table-cell office:value-type="string">
                <text:p>2011-11-07</text:p>
              </table:table-cell>
              <table:table-cell office:value-type="float" office:value="1.19121374260772">
                <text:p>1.19121374260772</text:p>
              </table:table-cell>
              <table:table-cell office:value-type="float" office:value="2.17901878914405">
                <text:p>2.17901878914405</text:p>
              </table:table-cell>
              <table:table-cell office:value-type="float" office:value="1.69657738095238">
                <text:p>1.69657738095238</text:p>
              </table:table-cell>
              <table:table-cell office:value-type="float" office:value="1.26797101449275">
                <text:p>1.26797101449275</text:p>
              </table:table-cell>
            </table:table-row>
            <table:table-row>
              <table:table-cell office:value-type="string">
                <text:p>2011-11-08</text:p>
              </table:table-cell>
              <table:table-cell office:value-type="float" office:value="1.19966206702337">
                <text:p>1.19966206702337</text:p>
              </table:table-cell>
              <table:table-cell office:value-type="float" office:value="2.16179540709812">
                <text:p>2.16179540709812</text:p>
              </table:table-cell>
              <table:table-cell office:value-type="float" office:value="1.6952380952381">
                <text:p>1.6952380952381</text:p>
              </table:table-cell>
              <table:table-cell office:value-type="float" office:value="1.25746376811594">
                <text:p>1.25746376811594</text:p>
              </table:table-cell>
            </table:table-row>
            <table:table-row>
              <table:table-cell office:value-type="string">
                <text:p>2011-11-09</text:p>
              </table:table-cell>
              <table:table-cell office:value-type="float" office:value="1.17854125598423">
                <text:p>1.17854125598423</text:p>
              </table:table-cell>
              <table:table-cell office:value-type="float" office:value="2.09342379958246">
                <text:p>2.09342379958246</text:p>
              </table:table-cell>
              <table:table-cell office:value-type="float" office:value="1.65535714285714">
                <text:p>1.65535714285714</text:p>
              </table:table-cell>
              <table:table-cell office:value-type="float" office:value="1.24688405797101">
                <text:p>1.24688405797101</text:p>
              </table:table-cell>
            </table:table-row>
            <table:table-row>
              <table:table-cell office:value-type="string">
                <text:p>2011-11-10</text:p>
              </table:table-cell>
              <table:table-cell office:value-type="float" office:value="1.18980568853844">
                <text:p>1.18980568853844</text:p>
              </table:table-cell>
              <table:table-cell office:value-type="float" office:value="2.25521920668058">
                <text:p>2.25521920668058</text:p>
              </table:table-cell>
              <table:table-cell office:value-type="float" office:value="1.66785714285714">
                <text:p>1.66785714285714</text:p>
              </table:table-cell>
              <table:table-cell office:value-type="float" office:value="1.24014492753623">
                <text:p>1.24014492753623</text:p>
              </table:table-cell>
            </table:table-row>
            <table:table-row>
              <table:table-cell office:value-type="string">
                <text:p>2011-11-11</text:p>
              </table:table-cell>
              <table:table-cell office:value-type="float" office:value="1.19909884539566">
                <text:p>1.19909884539566</text:p>
              </table:table-cell>
              <table:table-cell office:value-type="float" office:value="2.29436325678497">
                <text:p>2.29436325678497</text:p>
              </table:table-cell>
              <table:table-cell office:value-type="float" office:value="1.68720238095238">
                <text:p>1.68720238095238</text:p>
              </table:table-cell>
              <table:table-cell office:value-type="float" office:value="1.26057971014493">
                <text:p>1.26057971014493</text:p>
              </table:table-cell>
            </table:table-row>
            <table:table-row>
              <table:table-cell office:value-type="string">
                <text:p>2011-11-14</text:p>
              </table:table-cell>
              <table:table-cell office:value-type="float" office:value="1.18839763446916">
                <text:p>1.18839763446916</text:p>
              </table:table-cell>
              <table:table-cell office:value-type="float" office:value="2.24895615866388">
                <text:p>2.24895615866388</text:p>
              </table:table-cell>
              <table:table-cell office:value-type="float" office:value="1.69553571428571">
                <text:p>1.69553571428571</text:p>
              </table:table-cell>
              <table:table-cell office:value-type="float" office:value="1.25507246376812">
                <text:p>1.25507246376812</text:p>
              </table:table-cell>
            </table:table-row>
            <table:table-row>
              <table:table-cell office:value-type="string">
                <text:p>2011-11-15</text:p>
              </table:table-cell>
              <table:table-cell office:value-type="float" office:value="1.18558152633061">
                <text:p>1.18558152633061</text:p>
              </table:table-cell>
              <table:table-cell office:value-type="float" office:value="2.23538622129436">
                <text:p>2.23538622129436</text:p>
              </table:table-cell>
              <table:table-cell office:value-type="float" office:value="1.68258928571429">
                <text:p>1.68258928571429</text:p>
              </table:table-cell>
              <table:table-cell office:value-type="float" office:value="1.25623188405797">
                <text:p>1.25623188405797</text:p>
              </table:table-cell>
            </table:table-row>
            <table:table-row>
              <table:table-cell office:value-type="string">
                <text:p>2011-11-16</text:p>
              </table:table-cell>
              <table:table-cell office:value-type="float" office:value="1.1768515911011">
                <text:p>1.1768515911011</text:p>
              </table:table-cell>
              <table:table-cell office:value-type="float" office:value="2.21972860125261">
                <text:p>2.21972860125261</text:p>
              </table:table-cell>
              <table:table-cell office:value-type="float" office:value="1.64122023809524">
                <text:p>1.64122023809524</text:p>
              </table:table-cell>
              <table:table-cell office:value-type="float" office:value="1.24282608695652">
                <text:p>1.24282608695652</text:p>
              </table:table-cell>
            </table:table-row>
            <table:table-row>
              <table:table-cell office:value-type="string">
                <text:p>2011-11-17</text:p>
              </table:table-cell>
              <table:table-cell office:value-type="float" office:value="1.17459870459026">
                <text:p>1.17459870459026</text:p>
              </table:table-cell>
              <table:table-cell office:value-type="float" office:value="2.1080375782881">
                <text:p>2.1080375782881</text:p>
              </table:table-cell>
              <table:table-cell office:value-type="float" office:value="1.63139880952381">
                <text:p>1.63139880952381</text:p>
              </table:table-cell>
              <table:table-cell office:value-type="float" office:value="1.21086956521739">
                <text:p>1.21086956521739</text:p>
              </table:table-cell>
            </table:table-row>
            <table:table-row>
              <table:table-cell office:value-type="string">
                <text:p>2011-11-18</text:p>
              </table:table-cell>
              <table:table-cell office:value-type="float" office:value="1.17882286679809">
                <text:p>1.17882286679809</text:p>
              </table:table-cell>
              <table:table-cell office:value-type="float" office:value="2.13987473903967">
                <text:p>2.13987473903967</text:p>
              </table:table-cell>
              <table:table-cell office:value-type="float" office:value="1.60193452380952">
                <text:p>1.60193452380952</text:p>
              </table:table-cell>
              <table:table-cell office:value-type="float" office:value="1.21463768115942">
                <text:p>1.21463768115942</text:p>
              </table:table-cell>
            </table:table-row>
            <table:table-row>
              <table:table-cell office:value-type="string">
                <text:p>2011-11-21</text:p>
              </table:table-cell>
              <table:table-cell office:value-type="float" office:value="1.17375387214869">
                <text:p>1.17375387214869</text:p>
              </table:table-cell>
              <table:table-cell office:value-type="float" office:value="2.09081419624217">
                <text:p>2.09081419624217</text:p>
              </table:table-cell>
              <table:table-cell office:value-type="float" office:value="1.60550595238095">
                <text:p>1.60550595238095</text:p>
              </table:table-cell>
              <table:table-cell office:value-type="float" office:value="1.18478260869565">
                <text:p>1.18478260869565</text:p>
              </table:table-cell>
            </table:table-row>
            <table:table-row>
              <table:table-cell office:value-type="string">
                <text:p>2011-11-22</text:p>
              </table:table-cell>
              <table:table-cell office:value-type="float" office:value="1.16305266122219">
                <text:p>1.16305266122219</text:p>
              </table:table-cell>
              <table:table-cell office:value-type="float" office:value="2.0866388308977">
                <text:p>2.0866388308977</text:p>
              </table:table-cell>
              <table:table-cell office:value-type="float" office:value="1.6889880952381">
                <text:p>1.6889880952381</text:p>
              </table:table-cell>
              <table:table-cell office:value-type="float" office:value="1.19789855072464">
                <text:p>1.19789855072464</text:p>
              </table:table-cell>
            </table:table-row>
            <table:table-row>
              <table:table-cell office:value-type="string">
                <text:p>2011-11-23</text:p>
              </table:table-cell>
              <table:table-cell office:value-type="float" office:value="1.15150661785413">
                <text:p>1.15150661785413</text:p>
              </table:table-cell>
              <table:table-cell office:value-type="float" office:value="1.96137787056367">
                <text:p>1.96137787056367</text:p>
              </table:table-cell>
              <table:table-cell office:value-type="float" office:value="1.6358630952381">
                <text:p>1.6358630952381</text:p>
              </table:table-cell>
              <table:table-cell office:value-type="float" office:value="1.19442028985507">
                <text:p>1.19442028985507</text:p>
              </table:table-cell>
            </table:table-row>
            <table:table-row>
              <table:table-cell office:value-type="string">
                <text:p>2011-11-25</text:p>
              </table:table-cell>
              <table:table-cell office:value-type="float" office:value="1.15882849901436">
                <text:p>1.15882849901436</text:p>
              </table:table-cell>
              <table:table-cell office:value-type="float" office:value="1.99791231732777">
                <text:p>1.99791231732777</text:p>
              </table:table-cell>
              <table:table-cell office:value-type="float" office:value="1.625">
                <text:p>1.625</text:p>
              </table:table-cell>
              <table:table-cell office:value-type="float" office:value="1.18405797101449">
                <text:p>1.18405797101449</text:p>
              </table:table-cell>
            </table:table-row>
            <table:table-row>
              <table:table-cell office:value-type="string">
                <text:p>2011-11-28</text:p>
              </table:table-cell>
              <table:table-cell office:value-type="float" office:value="1.16586876936074">
                <text:p>1.16586876936074</text:p>
              </table:table-cell>
              <table:table-cell office:value-type="float" office:value="2.08507306889353">
                <text:p>2.08507306889353</text:p>
              </table:table-cell>
              <table:table-cell office:value-type="float" office:value="1.65252976190476">
                <text:p>1.65252976190476</text:p>
              </table:table-cell>
              <table:table-cell office:value-type="float" office:value="1.20746376811594">
                <text:p>1.20746376811594</text:p>
              </table:table-cell>
            </table:table-row>
            <table:table-row>
              <table:table-cell office:value-type="string">
                <text:p>2011-11-29</text:p>
              </table:table-cell>
              <table:table-cell office:value-type="float" office:value="1.18051253168122">
                <text:p>1.18051253168122</text:p>
              </table:table-cell>
              <table:table-cell office:value-type="float" office:value="2.16492693110647">
                <text:p>2.16492693110647</text:p>
              </table:table-cell>
              <table:table-cell office:value-type="float" office:value="1.64300595238095">
                <text:p>1.64300595238095</text:p>
              </table:table-cell>
              <table:table-cell office:value-type="float" office:value="1.20927536231884">
                <text:p>1.20927536231884</text:p>
              </table:table-cell>
            </table:table-row>
            <table:table-row>
              <table:table-cell office:value-type="string">
                <text:p>2011-11-30</text:p>
              </table:table-cell>
              <table:table-cell office:value-type="float" office:value="1.1982540129541">
                <text:p>1.1982540129541</text:p>
              </table:table-cell>
              <table:table-cell office:value-type="float" office:value="2.30793319415449">
                <text:p>2.30793319415449</text:p>
              </table:table-cell>
              <table:table-cell office:value-type="float" office:value="1.71056547619048">
                <text:p>1.71056547619048</text:p>
              </table:table-cell>
              <table:table-cell office:value-type="float" office:value="1.23282608695652">
                <text:p>1.23282608695652</text:p>
              </table:table-cell>
            </table:table-row>
            <table:table-row>
              <table:table-cell office:value-type="string">
                <text:p>2011-12-01</text:p>
              </table:table-cell>
              <table:table-cell office:value-type="float" office:value="1.20219656434807">
                <text:p>1.20219656434807</text:p>
              </table:table-cell>
              <table:table-cell office:value-type="float" office:value="2.2348643006263">
                <text:p>2.234864300626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22920289855072">
                <text:p>1.22920289855072</text:p>
              </table:table-cell>
            </table:table-row>
            <table:table-row>
              <table:table-cell office:value-type="string">
                <text:p>2011-12-02</text:p>
              </table:table-cell>
              <table:table-cell office:value-type="float" office:value="1.19402985074627">
                <text:p>1.19402985074627</text:p>
              </table:table-cell>
              <table:table-cell office:value-type="float" office:value="2.25156576200418">
                <text:p>2.25156576200418</text:p>
              </table:table-cell>
              <table:table-cell office:value-type="float" office:value="1.68511904761905">
                <text:p>1.68511904761905</text:p>
              </table:table-cell>
              <table:table-cell office:value-type="float" office:value="1.23057971014493">
                <text:p>1.23057971014493</text:p>
              </table:table-cell>
            </table:table-row>
            <table:table-row>
              <table:table-cell office:value-type="string">
                <text:p>2011-12-05</text:p>
              </table:table-cell>
              <table:table-cell office:value-type="float" office:value="1.20839200225289">
                <text:p>1.20839200225289</text:p>
              </table:table-cell>
              <table:table-cell office:value-type="float" office:value="2.23799582463466">
                <text:p>2.23799582463466</text:p>
              </table:table-cell>
              <table:table-cell office:value-type="float" office:value="1.66354166666667">
                <text:p>1.66354166666667</text:p>
              </table:table-cell>
              <table:table-cell office:value-type="float" office:value="1.21246376811594">
                <text:p>1.21246376811594</text:p>
              </table:table-cell>
            </table:table-row>
            <table:table-row>
              <table:table-cell office:value-type="string">
                <text:p>2011-12-06</text:p>
              </table:table-cell>
              <table:table-cell office:value-type="float" office:value="1.22021965643481">
                <text:p>1.22021965643481</text:p>
              </table:table-cell>
              <table:table-cell office:value-type="float" office:value="2.23538622129436">
                <text:p>2.23538622129436</text:p>
              </table:table-cell>
              <table:table-cell office:value-type="float" office:value="1.66875">
                <text:p>1.66875</text:p>
              </table:table-cell>
              <table:table-cell office:value-type="float" office:value="1.21869565217391">
                <text:p>1.21869565217391</text:p>
              </table:table-cell>
            </table:table-row>
            <table:table-row>
              <table:table-cell office:value-type="string">
                <text:p>2011-12-07</text:p>
              </table:table-cell>
              <table:table-cell office:value-type="float" office:value="1.21092649957758">
                <text:p>1.21092649957758</text:p>
              </table:table-cell>
              <table:table-cell office:value-type="float" office:value="2.1231732776618">
                <text:p>2.1231732776618</text:p>
              </table:table-cell>
              <table:table-cell office:value-type="float" office:value="1.66309523809524">
                <text:p>1.66309523809524</text:p>
              </table:table-cell>
              <table:table-cell office:value-type="float" office:value="1.22753623188406">
                <text:p>1.22753623188406</text:p>
              </table:table-cell>
            </table:table-row>
            <table:table-row>
              <table:table-cell office:value-type="string">
                <text:p>2011-12-08</text:p>
              </table:table-cell>
              <table:table-cell office:value-type="float" office:value="1.20078851027879">
                <text:p>1.20078851027879</text:p>
              </table:table-cell>
              <table:table-cell office:value-type="float" office:value="2.10073068893528">
                <text:p>2.10073068893528</text:p>
              </table:table-cell>
              <table:table-cell office:value-type="float" office:value="1.63258928571429">
                <text:p>1.63258928571429</text:p>
              </table:table-cell>
              <table:table-cell office:value-type="float" office:value="1.20275362318841">
                <text:p>1.20275362318841</text:p>
              </table:table-cell>
            </table:table-row>
            <table:table-row>
              <table:table-cell office:value-type="string">
                <text:p>2011-12-09</text:p>
              </table:table-cell>
              <table:table-cell office:value-type="float" office:value="1.21599549422698">
                <text:p>1.21599549422698</text:p>
              </table:table-cell>
              <table:table-cell office:value-type="float" office:value="2.11534446764092">
                <text:p>2.11534446764092</text:p>
              </table:table-cell>
              <table:table-cell office:value-type="float" office:value="1.68080357142857">
                <text:p>1.68080357142857</text:p>
              </table:table-cell>
              <table:table-cell office:value-type="float" office:value="1.20579710144928">
                <text:p>1.20579710144928</text:p>
              </table:table-cell>
            </table:table-row>
            <table:table-row>
              <table:table-cell office:value-type="string">
                <text:p>2011-12-12</text:p>
              </table:table-cell>
              <table:table-cell office:value-type="float" office:value="1.2064207265559">
                <text:p>1.2064207265559</text:p>
              </table:table-cell>
              <table:table-cell office:value-type="float" office:value="2.02244258872651">
                <text:p>2.02244258872651</text:p>
              </table:table-cell>
              <table:table-cell office:value-type="float" office:value="1.64270833333333">
                <text:p>1.64270833333333</text:p>
              </table:table-cell>
              <table:table-cell office:value-type="float" office:value="1.17384057971015">
                <text:p>1.17384057971015</text:p>
              </table:table-cell>
            </table:table-row>
            <table:table-row>
              <table:table-cell office:value-type="string">
                <text:p>2011-12-13</text:p>
              </table:table-cell>
              <table:table-cell office:value-type="float" office:value="1.20951844550831">
                <text:p>1.20951844550831</text:p>
              </table:table-cell>
              <table:table-cell office:value-type="float" office:value="1.98277661795407">
                <text:p>1.98277661795407</text:p>
              </table:table-cell>
              <table:table-cell office:value-type="float" office:value="1.63824404761905">
                <text:p>1.63824404761905</text:p>
              </table:table-cell>
              <table:table-cell office:value-type="float" office:value="1.1481884057971">
                <text:p>1.1481884057971</text:p>
              </table:table-cell>
            </table:table-row>
            <table:table-row>
              <table:table-cell office:value-type="string">
                <text:p>2011-12-14</text:p>
              </table:table-cell>
              <table:table-cell office:value-type="float" office:value="1.20444945085891">
                <text:p>1.20444945085891</text:p>
              </table:table-cell>
              <table:table-cell office:value-type="float" office:value="1.90918580375783">
                <text:p>1.90918580375783</text:p>
              </table:table-cell>
              <table:table-cell office:value-type="float" office:value="1.63139880952381">
                <text:p>1.63139880952381</text:p>
              </table:table-cell>
              <table:table-cell office:value-type="float" office:value="1.10789855072464">
                <text:p>1.10789855072464</text:p>
              </table:table-cell>
            </table:table-row>
            <table:table-row>
              <table:table-cell office:value-type="string">
                <text:p>2011-12-15</text:p>
              </table:table-cell>
              <table:table-cell office:value-type="float" office:value="1.22021965643481">
                <text:p>1.22021965643481</text:p>
              </table:table-cell>
              <table:table-cell office:value-type="float" office:value="1.87839248434238">
                <text:p>1.87839248434238</text:p>
              </table:table-cell>
              <table:table-cell office:value-type="float" office:value="1.6328869047619">
                <text:p>1.6328869047619</text:p>
              </table:table-cell>
              <table:table-cell office:value-type="float" office:value="1.10384057971015">
                <text:p>1.10384057971015</text:p>
              </table:table-cell>
            </table:table-row>
            <table:table-row>
              <table:table-cell office:value-type="string">
                <text:p>2011-12-16</text:p>
              </table:table-cell>
              <table:table-cell office:value-type="float" office:value="1.21571388341312">
                <text:p>1.21571388341312</text:p>
              </table:table-cell>
              <table:table-cell office:value-type="float" office:value="1.93267223382046">
                <text:p>1.93267223382046</text:p>
              </table:table-cell>
              <table:table-cell office:value-type="float" office:value="1.64122023809524">
                <text:p>1.64122023809524</text:p>
              </table:table-cell>
              <table:table-cell office:value-type="float" office:value="1.12485507246377">
                <text:p>1.12485507246377</text:p>
              </table:table-cell>
            </table:table-row>
            <table:table-row>
              <table:table-cell office:value-type="string">
                <text:p>2011-12-19</text:p>
              </table:table-cell>
              <table:table-cell office:value-type="float" office:value="1.21599549422698">
                <text:p>1.21599549422698</text:p>
              </table:table-cell>
              <table:table-cell office:value-type="float" office:value="1.87734864300626">
                <text:p>1.87734864300626</text:p>
              </table:table-cell>
              <table:table-cell office:value-type="float" office:value="1.63675595238095">
                <text:p>1.63675595238095</text:p>
              </table:table-cell>
              <table:table-cell office:value-type="float" office:value="1.12224637681159">
                <text:p>1.12224637681159</text:p>
              </table:table-cell>
            </table:table-row>
            <table:table-row>
              <table:table-cell office:value-type="string">
                <text:p>2011-12-20</text:p>
              </table:table-cell>
              <table:table-cell office:value-type="float" office:value="1.23936919177696">
                <text:p>1.23936919177696</text:p>
              </table:table-cell>
              <table:table-cell office:value-type="float" office:value="2.00939457202505">
                <text:p>2.00939457202505</text:p>
              </table:table-cell>
              <table:table-cell office:value-type="float" office:value="1.64776785714286">
                <text:p>1.64776785714286</text:p>
              </table:table-cell>
              <table:table-cell office:value-type="float" office:value="1.13753623188406">
                <text:p>1.13753623188406</text:p>
              </table:table-cell>
            </table:table-row>
            <table:table-row>
              <table:table-cell office:value-type="string">
                <text:p>2011-12-21</text:p>
              </table:table-cell>
              <table:table-cell office:value-type="float" office:value="1.25147845677274">
                <text:p>1.25147845677274</text:p>
              </table:table-cell>
              <table:table-cell office:value-type="float" office:value="2.0151356993737">
                <text:p>2.0151356993737</text:p>
              </table:table-cell>
              <table:table-cell office:value-type="float" office:value="1.65907738095238">
                <text:p>1.65907738095238</text:p>
              </table:table-cell>
              <table:table-cell office:value-type="float" office:value="1.13884057971014">
                <text:p>1.13884057971014</text:p>
              </table:table-cell>
            </table:table-row>
            <table:table-row>
              <table:table-cell office:value-type="string">
                <text:p>2011-12-22</text:p>
              </table:table-cell>
              <table:table-cell office:value-type="float" office:value="1.24838073782033">
                <text:p>1.24838073782033</text:p>
              </table:table-cell>
              <table:table-cell office:value-type="float" office:value="2.02922755741127">
                <text:p>2.02922755741127</text:p>
              </table:table-cell>
              <table:table-cell office:value-type="float" office:value="1.64717261904762">
                <text:p>1.64717261904762</text:p>
              </table:table-cell>
              <table:table-cell office:value-type="float" office:value="1.13072463768116">
                <text:p>1.13072463768116</text:p>
              </table:table-cell>
            </table:table-row>
            <table:table-row>
              <table:table-cell office:value-type="string">
                <text:p>2011-12-23</text:p>
              </table:table-cell>
              <table:table-cell office:value-type="float" office:value="1.25260490002816">
                <text:p>1.25260490002816</text:p>
              </table:table-cell>
              <table:table-cell office:value-type="float" office:value="2.03183716075157">
                <text:p>2.03183716075157</text:p>
              </table:table-cell>
              <table:table-cell office:value-type="float" office:value="1.64866071428571">
                <text:p>1.64866071428571</text:p>
              </table:table-cell>
              <table:table-cell office:value-type="float" office:value="1.13268115942029">
                <text:p>1.13268115942029</text:p>
              </table:table-cell>
            </table:table-row>
            <table:table-row>
              <table:table-cell office:value-type="string">
                <text:p>2011-12-27</text:p>
              </table:table-cell>
              <table:table-cell office:value-type="float" office:value="1.27006477048719">
                <text:p>1.27006477048719</text:p>
              </table:table-cell>
              <table:table-cell office:value-type="float" office:value="2.03027139874739">
                <text:p>2.03027139874739</text:p>
              </table:table-cell>
              <table:table-cell office:value-type="float" office:value="1.65654761904762">
                <text:p>1.65654761904762</text:p>
              </table:table-cell>
              <table:table-cell office:value-type="float" office:value="1.12253623188406">
                <text:p>1.12253623188406</text:p>
              </table:table-cell>
            </table:table-row>
            <table:table-row>
              <table:table-cell office:value-type="string">
                <text:p>2011-12-28</text:p>
              </table:table-cell>
              <table:table-cell office:value-type="float" office:value="1.26471416502394">
                <text:p>1.26471416502394</text:p>
              </table:table-cell>
              <table:table-cell office:value-type="float" office:value="1.98538622129436">
                <text:p>1.98538622129436</text:p>
              </table:table-cell>
              <table:table-cell office:value-type="float" office:value="1.63988095238095">
                <text:p>1.63988095238095</text:p>
              </table:table-cell>
              <table:table-cell office:value-type="float" office:value="1.09442028985507">
                <text:p>1.09442028985507</text:p>
              </table:table-cell>
            </table:table-row>
            <table:table-row>
              <table:table-cell office:value-type="string">
                <text:p>2011-12-29</text:p>
              </table:table-cell>
              <table:table-cell office:value-type="float" office:value="1.27147282455646">
                <text:p>1.27147282455646</text:p>
              </table:table-cell>
              <table:table-cell office:value-type="float" office:value="2.00469728601253">
                <text:p>2.00469728601253</text:p>
              </table:table-cell>
              <table:table-cell office:value-type="float" office:value="1.64642857142857">
                <text:p>1.64642857142857</text:p>
              </table:table-cell>
              <table:table-cell office:value-type="float" office:value="1.08942028985507">
                <text:p>1.08942028985507</text:p>
              </table:table-cell>
            </table:table-row>
            <table:table-row>
              <table:table-cell office:value-type="string">
                <text:p>2011-12-30</text:p>
              </table:table-cell>
              <table:table-cell office:value-type="float" office:value="1.26302450014081">
                <text:p>1.26302450014081</text:p>
              </table:table-cell>
              <table:table-cell office:value-type="float" office:value="1.97755741127349">
                <text:p>1.97755741127349</text:p>
              </table:table-cell>
              <table:table-cell office:value-type="float" office:value="1.63764880952381">
                <text:p>1.63764880952381</text:p>
              </table:table-cell>
              <table:table-cell office:value-type="float" office:value="1.1013768115942">
                <text:p>1.1013768115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